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472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1.3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/>
    <style:style style:name="ce2" style:family="table-cell" style:parent-style-name="Default" style:data-style-name="N52">
      <style:table-cell-properties fo:background-color="#81d41a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asure_power" table:style-name="ta1">
        <office:forms form:automatic-focus="false" form:apply-design-mode="false"/>
        <table:shapes>
          <draw:frame draw:z-index="0" draw:style-name="gr1" draw:text-style-name="P1" svg:width="12.0657in" svg:height="4.6118in" svg:x="10.5634in" svg:y="0.6067in">
            <draw:object draw:notify-on-update-of-ranges="measure_power.A1:measure_power.A1 measure_power.A2:measure_power.A1119 measure_power.C1:measure_power.C1 measure_power.C2:measure_power.C1119 measure_power.E1:measure_power.E1 measure_power.E2:measure_power.E11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 table:style-name="Default" office:value-type="string" calcext:value-type="string">
            <text:p>Zulu dateTime</text:p>
          </table:table-cell>
          <table:table-cell office:value-type="string" calcext:value-type="string">
            <text:p>measure_power</text:p>
          </table:table-cell>
          <table:table-cell office:value-type="string" calcext:value-type="string">
            <text:p>measure_temperature</text:p>
          </table:table-cell>
          <table:table-cell office:value-type="string" calcext:value-type="string">
            <text:p>meter_power.accumulated</text:p>
          </table:table-cell>
          <table:table-cell office:value-type="string" calcext:value-type="string">
            <text:p>measure_temperature.internal</text:p>
          </table:table-cell>
          <table:table-cell office:value-type="string" calcext:value-type="string">
            <text:p>meter_water</text:p>
          </table:table-cell>
          <table:table-cell/>
          <table:table-cell office:value-type="string" calcext:value-type="string">
            <text:p>Leakage</text:p>
          </table:table-cell>
          <table:table-cell office:value-type="string" calcext:value-type="string">
            <text:p>Akkum leakage</text:p>
          </table:table-cell>
          <table:table-cell table:number-columns-repeated="3"/>
        </table:table-row>
        <table:table-row table:style-name="ro1">
          <table:table-cell office:value-type="date" office:date-value="2022-06-23T23:15:00" calcext:value-type="date">
            <text:p>2022-06-23 23:15:00</text:p>
          </table:table-cell>
          <table:table-cell office:value-type="float" office:value="0" calcext:value-type="float">
            <text:p>0</text:p>
          </table:table-cell>
          <table:table-cell office:value-type="float" office:value="54.2" calcext:value-type="float">
            <text:p>54.2</text:p>
          </table:table-cell>
          <table:table-cell office:value-type="float" office:value="491.4" calcext:value-type="float">
            <text:p>491.4</text:p>
          </table:table-cell>
          <table:table-cell table:style-name="ce4" table:formula="of:=[.E11]" office:value-type="float" office:value="24.7718055555556" calcext:value-type="float">
            <text:p>24.7718055555556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2]-[.E2])*[$Sheet2.$D$14]/12" office:value-type="float" office:value="3.99765804139305" calcext:value-type="float">
            <text:p>3.99765804139305</text:p>
          </table:table-cell>
          <table:table-cell table:formula="of:=[.H2]" office:value-type="float" office:value="3.99765804139305" calcext:value-type="float">
            <text:p>3.99765804139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3 23:20:00</text:p>
          </table:table-cell>
          <table:table-cell office:value-type="float" office:value="0" calcext:value-type="float">
            <text:p>0</text:p>
          </table:table-cell>
          <table:table-cell office:value-type="float" office:value="54.145" calcext:value-type="float">
            <text:p>54.145</text:p>
          </table:table-cell>
          <table:table-cell office:value-type="float" office:value="491.4" calcext:value-type="float">
            <text:p>491.4</text:p>
          </table:table-cell>
          <table:table-cell table:style-name="ce4" table:formula="of:=[.E2]" office:value-type="float" office:value="24.7718055555556" calcext:value-type="float">
            <text:p>24.7718055555556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3]-[.E3])*[$Sheet2.$D$14]/12" office:value-type="float" office:value="3.9901865944889" calcext:value-type="float">
            <text:p>3.9901865944889</text:p>
          </table:table-cell>
          <table:table-cell table:formula="of:=[.H3]+[.I2]" office:value-type="float" office:value="7.98784463588195" calcext:value-type="float">
            <text:p>7.98784463588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3 23:25:00</text:p>
          </table:table-cell>
          <table:table-cell office:value-type="float" office:value="0" calcext:value-type="float">
            <text:p>0</text:p>
          </table:table-cell>
          <table:table-cell office:value-type="float" office:value="54.045" calcext:value-type="float">
            <text:p>54.045</text:p>
          </table:table-cell>
          <table:table-cell office:value-type="float" office:value="491.4" calcext:value-type="float">
            <text:p>491.4</text:p>
          </table:table-cell>
          <table:table-cell table:style-name="ce4" table:formula="of:=[.E3]" office:value-type="float" office:value="24.7718055555556" calcext:value-type="float">
            <text:p>24.7718055555556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4]-[.E4])*[$Sheet2.$D$14]/12" office:value-type="float" office:value="3.97660214557227" calcext:value-type="float">
            <text:p>3.97660214557227</text:p>
          </table:table-cell>
          <table:table-cell table:formula="of:=[.H4]+[.I3]" office:value-type="float" office:value="11.9644467814542" calcext:value-type="float">
            <text:p>11.9644467814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3 23:30:00</text:p>
          </table:table-cell>
          <table:table-cell office:value-type="float" office:value="0" calcext:value-type="float">
            <text:p>0</text:p>
          </table:table-cell>
          <table:table-cell office:value-type="float" office:value="53.945" calcext:value-type="float">
            <text:p>53.945</text:p>
          </table:table-cell>
          <table:table-cell office:value-type="float" office:value="491.4" calcext:value-type="float">
            <text:p>491.4</text:p>
          </table:table-cell>
          <table:table-cell table:style-name="ce4" table:formula="of:=[.E4]" office:value-type="float" office:value="24.7718055555556" calcext:value-type="float">
            <text:p>24.7718055555556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5]-[.E5])*[$Sheet2.$D$14]/12" office:value-type="float" office:value="3.96301769665564" calcext:value-type="float">
            <text:p>3.96301769665564</text:p>
          </table:table-cell>
          <table:table-cell table:formula="of:=[.H5]+[.I4]" office:value-type="float" office:value="15.9274644781099" calcext:value-type="float">
            <text:p>15.9274644781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3 23:35:00</text:p>
          </table:table-cell>
          <table:table-cell office:value-type="float" office:value="0" calcext:value-type="float">
            <text:p>0</text:p>
          </table:table-cell>
          <table:table-cell office:value-type="float" office:value="53.845" calcext:value-type="float">
            <text:p>53.845</text:p>
          </table:table-cell>
          <table:table-cell office:value-type="float" office:value="491.4" calcext:value-type="float">
            <text:p>491.4</text:p>
          </table:table-cell>
          <table:table-cell table:style-name="ce4" table:formula="of:=[.E5]" office:value-type="float" office:value="24.7718055555556" calcext:value-type="float">
            <text:p>24.7718055555556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6]-[.E6])*[$Sheet2.$D$14]/12" office:value-type="float" office:value="3.949433247739" calcext:value-type="float">
            <text:p>3.949433247739</text:p>
          </table:table-cell>
          <table:table-cell table:formula="of:=[.H6]+[.I5]" office:value-type="float" office:value="19.8768977258489" calcext:value-type="float">
            <text:p>19.87689772584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3 23:40:00</text:p>
          </table:table-cell>
          <table:table-cell office:value-type="float" office:value="0" calcext:value-type="float">
            <text:p>0</text:p>
          </table:table-cell>
          <table:table-cell office:value-type="float" office:value="53.8" calcext:value-type="float">
            <text:p>53.8</text:p>
          </table:table-cell>
          <table:table-cell office:value-type="float" office:value="491.4" calcext:value-type="float">
            <text:p>491.4</text:p>
          </table:table-cell>
          <table:table-cell table:style-name="ce4" table:formula="of:=[.E6]" office:value-type="float" office:value="24.7718055555556" calcext:value-type="float">
            <text:p>24.7718055555556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7]-[.E7])*[$Sheet2.$D$14]/12" office:value-type="float" office:value="3.94332024572652" calcext:value-type="float">
            <text:p>3.94332024572652</text:p>
          </table:table-cell>
          <table:table-cell table:formula="of:=[.H7]+[.I6]" office:value-type="float" office:value="23.8202179715754" calcext:value-type="float">
            <text:p>23.8202179715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3 23:45:00</text:p>
          </table:table-cell>
          <table:table-cell office:value-type="float" office:value="0" calcext:value-type="float">
            <text:p>0</text:p>
          </table:table-cell>
          <table:table-cell office:value-type="float" office:value="53.745" calcext:value-type="float">
            <text:p>53.745</text:p>
          </table:table-cell>
          <table:table-cell office:value-type="float" office:value="491.4" calcext:value-type="float">
            <text:p>491.4</text:p>
          </table:table-cell>
          <table:table-cell table:style-name="ce4" table:formula="of:=[.E7]" office:value-type="float" office:value="24.7718055555556" calcext:value-type="float">
            <text:p>24.7718055555556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8]-[.E8])*[$Sheet2.$D$14]/12" office:value-type="float" office:value="3.93584879882237" calcext:value-type="float">
            <text:p>3.93584879882237</text:p>
          </table:table-cell>
          <table:table-cell table:formula="of:=[.H8]+[.I7]" office:value-type="float" office:value="27.7560667703978" calcext:value-type="float">
            <text:p>27.75606677039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3 23:50:00</text:p>
          </table:table-cell>
          <table:table-cell office:value-type="float" office:value="0" calcext:value-type="float">
            <text:p>0</text:p>
          </table:table-cell>
          <table:table-cell office:value-type="float" office:value="53.645" calcext:value-type="float">
            <text:p>53.645</text:p>
          </table:table-cell>
          <table:table-cell office:value-type="float" office:value="491.4" calcext:value-type="float">
            <text:p>491.4</text:p>
          </table:table-cell>
          <table:table-cell table:style-name="ce4" table:formula="of:=[.E8]" office:value-type="float" office:value="24.7718055555556" calcext:value-type="float">
            <text:p>24.7718055555556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9]-[.E9])*[$Sheet2.$D$14]/12" office:value-type="float" office:value="3.92226434990574" calcext:value-type="float">
            <text:p>3.92226434990574</text:p>
          </table:table-cell>
          <table:table-cell table:formula="of:=[.H9]+[.I8]" office:value-type="float" office:value="31.6783311203035" calcext:value-type="float">
            <text:p>31.6783311203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3 23:55:00</text:p>
          </table:table-cell>
          <table:table-cell office:value-type="float" office:value="0" calcext:value-type="float">
            <text:p>0</text:p>
          </table:table-cell>
          <table:table-cell office:value-type="float" office:value="53.545" calcext:value-type="float">
            <text:p>53.545</text:p>
          </table:table-cell>
          <table:table-cell office:value-type="float" office:value="491.4" calcext:value-type="float">
            <text:p>491.4</text:p>
          </table:table-cell>
          <table:table-cell table:style-name="ce4" table:formula="of:=[.E9]" office:value-type="float" office:value="24.7718055555556" calcext:value-type="float">
            <text:p>24.7718055555556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10]-[.E10])*[$Sheet2.$D$14]/12" office:value-type="float" office:value="3.9086799009891" calcext:value-type="float">
            <text:p>3.9086799009891</text:p>
          </table:table-cell>
          <table:table-cell table:formula="of:=[.H10]+[.I9]" office:value-type="float" office:value="35.5870110212926" calcext:value-type="float">
            <text:p>35.58701102129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0:00:00</text:p>
          </table:table-cell>
          <table:table-cell office:value-type="float" office:value="0" calcext:value-type="float">
            <text:p>0</text:p>
          </table:table-cell>
          <table:table-cell office:value-type="float" office:value="53.445" calcext:value-type="float">
            <text:p>53.445</text:p>
          </table:table-cell>
          <table:table-cell office:value-type="float" office:value="491.4" calcext:value-type="float">
            <text:p>491.4</text:p>
          </table:table-cell>
          <table:table-cell office:value-type="float" office:value="24.7718055555556" calcext:value-type="float">
            <text:p>24.7718055555556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11]-[.E11])*[$Sheet2.$D$14]/12" office:value-type="float" office:value="3.89509545207247" calcext:value-type="float">
            <text:p>3.89509545207247</text:p>
          </table:table-cell>
          <table:table-cell table:formula="of:=[.H11]+[.I10]" office:value-type="float" office:value="39.4821064733651" calcext:value-type="float">
            <text:p>39.4821064733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0:05:00</text:p>
          </table:table-cell>
          <table:table-cell office:value-type="float" office:value="0" calcext:value-type="float">
            <text:p>0</text:p>
          </table:table-cell>
          <table:table-cell office:value-type="float" office:value="53.345" calcext:value-type="float">
            <text:p>53.345</text:p>
          </table:table-cell>
          <table:table-cell office:value-type="float" office:value="491.4" calcext:value-type="float">
            <text:p>491.4</text:p>
          </table:table-cell>
          <table:table-cell table:style-name="ce4" table:formula="of:=[.E11]" office:value-type="float" office:value="24.7718055555556" calcext:value-type="float">
            <text:p>24.7718055555556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12]-[.E12])*[$Sheet2.$D$14]/12" office:value-type="float" office:value="3.88151100315584" calcext:value-type="float">
            <text:p>3.88151100315584</text:p>
          </table:table-cell>
          <table:table-cell table:formula="of:=[.H12]+[.I11]" office:value-type="float" office:value="43.3636174765209" calcext:value-type="float">
            <text:p>43.3636174765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0:10:00</text:p>
          </table:table-cell>
          <table:table-cell office:value-type="float" office:value="0" calcext:value-type="float">
            <text:p>0</text:p>
          </table:table-cell>
          <table:table-cell office:value-type="float" office:value="53.245" calcext:value-type="float">
            <text:p>53.245</text:p>
          </table:table-cell>
          <table:table-cell office:value-type="float" office:value="491.4" calcext:value-type="float">
            <text:p>491.4</text:p>
          </table:table-cell>
          <table:table-cell table:style-name="ce4" table:formula="of:=[.E12]" office:value-type="float" office:value="24.7718055555556" calcext:value-type="float">
            <text:p>24.7718055555556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13]-[.E13])*[$Sheet2.$D$14]/12" office:value-type="float" office:value="3.8679265542392" calcext:value-type="float">
            <text:p>3.8679265542392</text:p>
          </table:table-cell>
          <table:table-cell table:formula="of:=[.H13]+[.I12]" office:value-type="float" office:value="47.2315440307601" calcext:value-type="float">
            <text:p>47.2315440307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0:15:00</text:p>
          </table:table-cell>
          <table:table-cell office:value-type="float" office:value="0" calcext:value-type="float">
            <text:p>0</text:p>
          </table:table-cell>
          <table:table-cell office:value-type="float" office:value="53.2" calcext:value-type="float">
            <text:p>53.2</text:p>
          </table:table-cell>
          <table:table-cell office:value-type="float" office:value="491.4" calcext:value-type="float">
            <text:p>491.4</text:p>
          </table:table-cell>
          <table:table-cell table:style-name="ce4" table:formula="of:=[.E13]" office:value-type="float" office:value="24.7718055555556" calcext:value-type="float">
            <text:p>24.7718055555556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14]-[.E14])*[$Sheet2.$D$14]/12" office:value-type="float" office:value="3.86181355222672" calcext:value-type="float">
            <text:p>3.86181355222672</text:p>
          </table:table-cell>
          <table:table-cell table:formula="of:=[.H14]+[.I13]" office:value-type="float" office:value="51.0933575829868" calcext:value-type="float">
            <text:p>51.09335758298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0:20:00</text:p>
          </table:table-cell>
          <table:table-cell office:value-type="float" office:value="0" calcext:value-type="float">
            <text:p>0</text:p>
          </table:table-cell>
          <table:table-cell office:value-type="float" office:value="53.09" calcext:value-type="float">
            <text:p>53.09</text:p>
          </table:table-cell>
          <table:table-cell office:value-type="float" office:value="491.4" calcext:value-type="float">
            <text:p>491.4</text:p>
          </table:table-cell>
          <table:table-cell table:style-name="ce4" table:formula="of:=[.E14]" office:value-type="float" office:value="24.7718055555556" calcext:value-type="float">
            <text:p>24.7718055555556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15]-[.E15])*[$Sheet2.$D$14]/12" office:value-type="float" office:value="3.84687065841842" calcext:value-type="float">
            <text:p>3.84687065841842</text:p>
          </table:table-cell>
          <table:table-cell table:formula="of:=[.H15]+[.I14]" office:value-type="float" office:value="54.9402282414053" calcext:value-type="float">
            <text:p>54.94022824140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0:25:0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91.4" calcext:value-type="float">
            <text:p>491.4</text:p>
          </table:table-cell>
          <table:table-cell table:style-name="ce4" table:formula="of:=[.E15]" office:value-type="float" office:value="24.7718055555556" calcext:value-type="float">
            <text:p>24.7718055555556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16]-[.E16])*[$Sheet2.$D$14]/12" office:value-type="float" office:value="3.83464465439345" calcext:value-type="float">
            <text:p>3.83464465439345</text:p>
          </table:table-cell>
          <table:table-cell table:formula="of:=[.H16]+[.I15]" office:value-type="float" office:value="58.7748728957987" calcext:value-type="float">
            <text:p>58.7748728957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0:30:00</text:p>
          </table:table-cell>
          <table:table-cell office:value-type="float" office:value="0" calcext:value-type="float">
            <text:p>0</text:p>
          </table:table-cell>
          <table:table-cell office:value-type="float" office:value="52.945" calcext:value-type="float">
            <text:p>52.945</text:p>
          </table:table-cell>
          <table:table-cell office:value-type="float" office:value="491.4" calcext:value-type="float">
            <text:p>491.4</text:p>
          </table:table-cell>
          <table:table-cell table:style-name="ce4" table:formula="of:=[.E16]" office:value-type="float" office:value="24.7718055555556" calcext:value-type="float">
            <text:p>24.7718055555556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17]-[.E17])*[$Sheet2.$D$14]/12" office:value-type="float" office:value="3.8271732074893" calcext:value-type="float">
            <text:p>3.8271732074893</text:p>
          </table:table-cell>
          <table:table-cell table:formula="of:=[.H17]+[.I16]" office:value-type="float" office:value="62.602046103288" calcext:value-type="float">
            <text:p>62.602046103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0:35:00</text:p>
          </table:table-cell>
          <table:table-cell office:value-type="float" office:value="0" calcext:value-type="float">
            <text:p>0</text:p>
          </table:table-cell>
          <table:table-cell office:value-type="float" office:value="52.845" calcext:value-type="float">
            <text:p>52.845</text:p>
          </table:table-cell>
          <table:table-cell office:value-type="float" office:value="491.4" calcext:value-type="float">
            <text:p>491.4</text:p>
          </table:table-cell>
          <table:table-cell table:style-name="ce4" table:formula="of:=[.E17]" office:value-type="float" office:value="24.7718055555556" calcext:value-type="float">
            <text:p>24.7718055555556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18]-[.E18])*[$Sheet2.$D$14]/12" office:value-type="float" office:value="3.81358875857267" calcext:value-type="float">
            <text:p>3.81358875857267</text:p>
          </table:table-cell>
          <table:table-cell table:formula="of:=[.H18]+[.I17]" office:value-type="float" office:value="66.4156348618607" calcext:value-type="float">
            <text:p>66.4156348618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0:40:00</text:p>
          </table:table-cell>
          <table:table-cell office:value-type="float" office:value="0" calcext:value-type="float">
            <text:p>0</text:p>
          </table:table-cell>
          <table:table-cell office:value-type="float" office:value="52.8" calcext:value-type="float">
            <text:p>52.8</text:p>
          </table:table-cell>
          <table:table-cell office:value-type="float" office:value="491.4" calcext:value-type="float">
            <text:p>491.4</text:p>
          </table:table-cell>
          <table:table-cell table:style-name="ce4" table:formula="of:=[.E18]" office:value-type="float" office:value="24.7718055555556" calcext:value-type="float">
            <text:p>24.7718055555556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19]-[.E19])*[$Sheet2.$D$14]/12" office:value-type="float" office:value="3.80747575656019" calcext:value-type="float">
            <text:p>3.80747575656019</text:p>
          </table:table-cell>
          <table:table-cell table:formula="of:=[.H19]+[.I18]" office:value-type="float" office:value="70.2231106184208" calcext:value-type="float">
            <text:p>70.2231106184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0:45:00</text:p>
          </table:table-cell>
          <table:table-cell office:value-type="float" office:value="0" calcext:value-type="float">
            <text:p>0</text:p>
          </table:table-cell>
          <table:table-cell office:value-type="float" office:value="52.69" calcext:value-type="float">
            <text:p>52.69</text:p>
          </table:table-cell>
          <table:table-cell office:value-type="float" office:value="491.4" calcext:value-type="float">
            <text:p>491.4</text:p>
          </table:table-cell>
          <table:table-cell table:style-name="ce4" table:formula="of:=[.E19]" office:value-type="float" office:value="24.7718055555556" calcext:value-type="float">
            <text:p>24.7718055555556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20]-[.E20])*[$Sheet2.$D$14]/12" office:value-type="float" office:value="3.79253286275189" calcext:value-type="float">
            <text:p>3.79253286275189</text:p>
          </table:table-cell>
          <table:table-cell table:formula="of:=[.H20]+[.I19]" office:value-type="float" office:value="74.0156434811727" calcext:value-type="float">
            <text:p>74.0156434811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0:50:00</text:p>
          </table:table-cell>
          <table:table-cell office:value-type="float" office:value="0" calcext:value-type="float">
            <text:p>0</text:p>
          </table:table-cell>
          <table:table-cell office:value-type="float" office:value="52.6" calcext:value-type="float">
            <text:p>52.6</text:p>
          </table:table-cell>
          <table:table-cell office:value-type="float" office:value="491.4" calcext:value-type="float">
            <text:p>491.4</text:p>
          </table:table-cell>
          <table:table-cell table:style-name="ce4" table:formula="of:=[.E20]" office:value-type="float" office:value="24.7718055555556" calcext:value-type="float">
            <text:p>24.7718055555556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21]-[.E21])*[$Sheet2.$D$14]/12" office:value-type="float" office:value="3.78030685872692" calcext:value-type="float">
            <text:p>3.78030685872692</text:p>
          </table:table-cell>
          <table:table-cell table:formula="of:=[.H21]+[.I20]" office:value-type="float" office:value="77.7959503398997" calcext:value-type="float">
            <text:p>77.7959503398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0:55:00</text:p>
          </table:table-cell>
          <table:table-cell office:value-type="float" office:value="0" calcext:value-type="float">
            <text:p>0</text:p>
          </table:table-cell>
          <table:table-cell office:value-type="float" office:value="52.545" calcext:value-type="float">
            <text:p>52.545</text:p>
          </table:table-cell>
          <table:table-cell office:value-type="float" office:value="491.4" calcext:value-type="float">
            <text:p>491.4</text:p>
          </table:table-cell>
          <table:table-cell table:style-name="ce4" table:formula="of:=[.E21]" office:value-type="float" office:value="24.7718055555556" calcext:value-type="float">
            <text:p>24.7718055555556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22]-[.E22])*[$Sheet2.$D$14]/12" office:value-type="float" office:value="3.77283541182277" calcext:value-type="float">
            <text:p>3.77283541182277</text:p>
          </table:table-cell>
          <table:table-cell table:formula="of:=[.H22]+[.I21]" office:value-type="float" office:value="81.5687857517224" calcext:value-type="float">
            <text:p>81.5687857517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1:00:00</text:p>
          </table:table-cell>
          <table:table-cell office:value-type="float" office:value="0" calcext:value-type="float">
            <text:p>0</text:p>
          </table:table-cell>
          <table:table-cell office:value-type="float" office:value="52.445" calcext:value-type="float">
            <text:p>52.445</text:p>
          </table:table-cell>
          <table:table-cell office:value-type="float" office:value="491.4" calcext:value-type="float">
            <text:p>491.4</text:p>
          </table:table-cell>
          <table:table-cell office:value-type="float" office:value="24.8679166666667" calcext:value-type="float">
            <text:p>24.8679166666667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23]-[.E23])*[$Sheet2.$D$14]/12" office:value-type="float" office:value="3.74619479811404" calcext:value-type="float">
            <text:p>3.74619479811404</text:p>
          </table:table-cell>
          <table:table-cell table:formula="of:=[.H23]+[.I22]" office:value-type="float" office:value="85.3149805498365" calcext:value-type="float">
            <text:p>85.3149805498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1:05:00</text:p>
          </table:table-cell>
          <table:table-cell office:value-type="float" office:value="0" calcext:value-type="float">
            <text:p>0</text:p>
          </table:table-cell>
          <table:table-cell office:value-type="float" office:value="52.345" calcext:value-type="float">
            <text:p>52.345</text:p>
          </table:table-cell>
          <table:table-cell office:value-type="float" office:value="491.4" calcext:value-type="float">
            <text:p>491.4</text:p>
          </table:table-cell>
          <table:table-cell table:style-name="ce4" table:formula="of:=[.E23]" office:value-type="float" office:value="24.8679166666667" calcext:value-type="float">
            <text:p>24.8679166666667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24]-[.E24])*[$Sheet2.$D$14]/12" office:value-type="float" office:value="3.73261034919741" calcext:value-type="float">
            <text:p>3.73261034919741</text:p>
          </table:table-cell>
          <table:table-cell table:formula="of:=[.H24]+[.I23]" office:value-type="float" office:value="89.0475908990339" calcext:value-type="float">
            <text:p>89.0475908990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1:10:00</text:p>
          </table:table-cell>
          <table:table-cell office:value-type="float" office:value="0" calcext:value-type="float">
            <text:p>0</text:p>
          </table:table-cell>
          <table:table-cell office:value-type="float" office:value="52.2433333333333" calcext:value-type="float">
            <text:p>52.2433333333333</text:p>
          </table:table-cell>
          <table:table-cell office:value-type="float" office:value="491.4" calcext:value-type="float">
            <text:p>491.4</text:p>
          </table:table-cell>
          <table:table-cell table:style-name="ce4" table:formula="of:=[.E24]" office:value-type="float" office:value="24.8679166666667" calcext:value-type="float">
            <text:p>24.8679166666667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25]-[.E25])*[$Sheet2.$D$14]/12" office:value-type="float" office:value="3.71879949279883" calcext:value-type="float">
            <text:p>3.71879949279883</text:p>
          </table:table-cell>
          <table:table-cell table:formula="of:=[.H25]+[.I24]" office:value-type="float" office:value="92.7663903918327" calcext:value-type="float">
            <text:p>92.76639039183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1:15:00</text:p>
          </table:table-cell>
          <table:table-cell office:value-type="float" office:value="0" calcext:value-type="float">
            <text:p>0</text:p>
          </table:table-cell>
          <table:table-cell office:value-type="float" office:value="52.2" calcext:value-type="float">
            <text:p>52.2</text:p>
          </table:table-cell>
          <table:table-cell office:value-type="float" office:value="491.4" calcext:value-type="float">
            <text:p>491.4</text:p>
          </table:table-cell>
          <table:table-cell table:style-name="ce4" table:formula="of:=[.E25]" office:value-type="float" office:value="24.8679166666667" calcext:value-type="float">
            <text:p>24.8679166666667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26]-[.E26])*[$Sheet2.$D$14]/12" office:value-type="float" office:value="3.71291289826829" calcext:value-type="float">
            <text:p>3.71291289826829</text:p>
          </table:table-cell>
          <table:table-cell table:formula="of:=[.H26]+[.I25]" office:value-type="float" office:value="96.479303290101" calcext:value-type="float">
            <text:p>96.479303290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1:20:00</text:p>
          </table:table-cell>
          <table:table-cell office:value-type="float" office:value="0" calcext:value-type="float">
            <text:p>0</text:p>
          </table:table-cell>
          <table:table-cell office:value-type="float" office:value="52.1433333333333" calcext:value-type="float">
            <text:p>52.1433333333333</text:p>
          </table:table-cell>
          <table:table-cell office:value-type="float" office:value="491.4" calcext:value-type="float">
            <text:p>491.4</text:p>
          </table:table-cell>
          <table:table-cell table:style-name="ce4" table:formula="of:=[.E26]" office:value-type="float" office:value="24.8679166666667" calcext:value-type="float">
            <text:p>24.8679166666667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27]-[.E27])*[$Sheet2.$D$14]/12" office:value-type="float" office:value="3.7052150438822" calcext:value-type="float">
            <text:p>3.7052150438822</text:p>
          </table:table-cell>
          <table:table-cell table:formula="of:=[.H27]+[.I26]" office:value-type="float" office:value="100.184518333983" calcext:value-type="float">
            <text:p>100.184518333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1:25:00</text:p>
          </table:table-cell>
          <table:table-cell office:value-type="float" office:value="0" calcext:value-type="float">
            <text:p>0</text:p>
          </table:table-cell>
          <table:table-cell office:value-type="float" office:value="52.045" calcext:value-type="float">
            <text:p>52.045</text:p>
          </table:table-cell>
          <table:table-cell office:value-type="float" office:value="491.4" calcext:value-type="float">
            <text:p>491.4</text:p>
          </table:table-cell>
          <table:table-cell table:style-name="ce4" table:formula="of:=[.E27]" office:value-type="float" office:value="24.8679166666667" calcext:value-type="float">
            <text:p>24.8679166666667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28]-[.E28])*[$Sheet2.$D$14]/12" office:value-type="float" office:value="3.69185700244751" calcext:value-type="float">
            <text:p>3.69185700244751</text:p>
          </table:table-cell>
          <table:table-cell table:formula="of:=[.H28]+[.I27]" office:value-type="float" office:value="103.876375336431" calcext:value-type="float">
            <text:p>103.8763753364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1:30:00</text:p>
          </table:table-cell>
          <table:table-cell office:value-type="float" office:value="1082.33333333333" calcext:value-type="float">
            <text:p>1082.33333333333</text:p>
          </table:table-cell>
          <table:table-cell office:value-type="float" office:value="52.51" calcext:value-type="float">
            <text:p>52.51</text:p>
          </table:table-cell>
          <table:table-cell office:value-type="float" office:value="491.4" calcext:value-type="float">
            <text:p>491.4</text:p>
          </table:table-cell>
          <table:table-cell table:style-name="ce4" table:formula="of:=[.E28]" office:value-type="float" office:value="24.8679166666667" calcext:value-type="float">
            <text:p>24.8679166666667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29]-[.E29])*[$Sheet2.$D$14]/12" office:value-type="float" office:value="3.75502468990985" calcext:value-type="float">
            <text:p>3.75502468990985</text:p>
          </table:table-cell>
          <table:table-cell table:formula="of:=[.H29]+[.I28]" office:value-type="float" office:value="107.631400026341" calcext:value-type="float">
            <text:p>107.631400026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1:35:00</text:p>
          </table:table-cell>
          <table:table-cell office:value-type="float" office:value="827.666666666667" calcext:value-type="float">
            <text:p>827.666666666667</text:p>
          </table:table-cell>
          <table:table-cell office:value-type="float" office:value="54.1466666666667" calcext:value-type="float">
            <text:p>54.1466666666667</text:p>
          </table:table-cell>
          <table:table-cell office:value-type="float" office:value="491.513333333333" calcext:value-type="float">
            <text:p>491.513333333333</text:p>
          </table:table-cell>
          <table:table-cell table:style-name="ce4" table:formula="of:=[.E29]" office:value-type="float" office:value="24.8679166666667" calcext:value-type="float">
            <text:p>24.8679166666667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30]-[.E30])*[$Sheet2.$D$14]/12" office:value-type="float" office:value="3.97735683717875" calcext:value-type="float">
            <text:p>3.97735683717875</text:p>
          </table:table-cell>
          <table:table-cell table:formula="of:=[.H30]+[.I29]" office:value-type="float" office:value="111.608756863519" calcext:value-type="float">
            <text:p>111.608756863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1:40:00</text:p>
          </table:table-cell>
          <table:table-cell office:value-type="float" office:value="0" calcext:value-type="float">
            <text:p>0</text:p>
          </table:table-cell>
          <table:table-cell office:value-type="float" office:value="55.1566666666667" calcext:value-type="float">
            <text:p>55.1566666666667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30]" office:value-type="float" office:value="24.8679166666667" calcext:value-type="float">
            <text:p>24.8679166666667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31]-[.E31])*[$Sheet2.$D$14]/12" office:value-type="float" office:value="4.11455977123674" calcext:value-type="float">
            <text:p>4.11455977123674</text:p>
          </table:table-cell>
          <table:table-cell table:formula="of:=[.H31]+[.I30]" office:value-type="float" office:value="115.723316634756" calcext:value-type="float">
            <text:p>115.7233166347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1:45:00</text:p>
          </table:table-cell>
          <table:table-cell office:value-type="float" office:value="0" calcext:value-type="float">
            <text:p>0</text:p>
          </table:table-cell>
          <table:table-cell office:value-type="float" office:value="55.0866666666667" calcext:value-type="float">
            <text:p>55.0866666666667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31]" office:value-type="float" office:value="24.8679166666667" calcext:value-type="float">
            <text:p>24.8679166666667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32]-[.E32])*[$Sheet2.$D$14]/12" office:value-type="float" office:value="4.1050506569951" calcext:value-type="float">
            <text:p>4.1050506569951</text:p>
          </table:table-cell>
          <table:table-cell table:formula="of:=[.H32]+[.I31]" office:value-type="float" office:value="119.828367291751" calcext:value-type="float">
            <text:p>119.8283672917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1:50:00</text:p>
          </table:table-cell>
          <table:table-cell office:value-type="float" office:value="0" calcext:value-type="float">
            <text:p>0</text:p>
          </table:table-cell>
          <table:table-cell office:value-type="float" office:value="54.8866666666667" calcext:value-type="float">
            <text:p>54.8866666666667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32]" office:value-type="float" office:value="24.8679166666667" calcext:value-type="float">
            <text:p>24.8679166666667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33]-[.E33])*[$Sheet2.$D$14]/12" office:value-type="float" office:value="4.07788175916183" calcext:value-type="float">
            <text:p>4.07788175916183</text:p>
          </table:table-cell>
          <table:table-cell table:formula="of:=[.H33]+[.I32]" office:value-type="float" office:value="123.906249050913" calcext:value-type="float">
            <text:p>123.906249050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1:55:00</text:p>
          </table:table-cell>
          <table:table-cell office:value-type="float" office:value="0" calcext:value-type="float">
            <text:p>0</text:p>
          </table:table-cell>
          <table:table-cell office:value-type="float" office:value="54.7433333333333" calcext:value-type="float">
            <text:p>54.7433333333333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33]" office:value-type="float" office:value="24.8679166666667" calcext:value-type="float">
            <text:p>24.8679166666667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34]-[.E34])*[$Sheet2.$D$14]/12" office:value-type="float" office:value="4.05841071571466" calcext:value-type="float">
            <text:p>4.05841071571466</text:p>
          </table:table-cell>
          <table:table-cell table:formula="of:=[.H34]+[.I33]" office:value-type="float" office:value="127.964659766628" calcext:value-type="float">
            <text:p>127.9646597666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2:00:00</text:p>
          </table:table-cell>
          <table:table-cell office:value-type="float" office:value="0" calcext:value-type="float">
            <text:p>0</text:p>
          </table:table-cell>
          <table:table-cell office:value-type="float" office:value="54.7" calcext:value-type="float">
            <text:p>54.7</text:p>
          </table:table-cell>
          <table:table-cell office:value-type="float" office:value="491.6" calcext:value-type="float">
            <text:p>491.6</text:p>
          </table:table-cell>
          <table:table-cell office:value-type="float" office:value="25.1806944444444" calcext:value-type="float">
            <text:p>25.1806944444444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35]-[.E35])*[$Sheet2.$D$14]/12" office:value-type="float" office:value="4.01003498373932" calcext:value-type="float">
            <text:p>4.01003498373932</text:p>
          </table:table-cell>
          <table:table-cell table:formula="of:=[.H35]+[.I34]" office:value-type="float" office:value="131.974694750367" calcext:value-type="float">
            <text:p>131.974694750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2:05:00</text:p>
          </table:table-cell>
          <table:table-cell office:value-type="float" office:value="0" calcext:value-type="float">
            <text:p>0</text:p>
          </table:table-cell>
          <table:table-cell office:value-type="float" office:value="54.6433333333333" calcext:value-type="float">
            <text:p>54.6433333333333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35]" office:value-type="float" office:value="25.1806944444444" calcext:value-type="float">
            <text:p>25.1806944444444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36]-[.E36])*[$Sheet2.$D$14]/12" office:value-type="float" office:value="4.00233712935322" calcext:value-type="float">
            <text:p>4.00233712935322</text:p>
          </table:table-cell>
          <table:table-cell table:formula="of:=[.H36]+[.I35]" office:value-type="float" office:value="135.97703187972" calcext:value-type="float">
            <text:p>135.97703187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2:10:00</text:p>
          </table:table-cell>
          <table:table-cell office:value-type="float" office:value="0" calcext:value-type="float">
            <text:p>0</text:p>
          </table:table-cell>
          <table:table-cell office:value-type="float" office:value="54.5433333333333" calcext:value-type="float">
            <text:p>54.5433333333333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36]" office:value-type="float" office:value="25.1806944444444" calcext:value-type="float">
            <text:p>25.1806944444444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37]-[.E37])*[$Sheet2.$D$14]/12" office:value-type="float" office:value="3.98875268043659" calcext:value-type="float">
            <text:p>3.98875268043659</text:p>
          </table:table-cell>
          <table:table-cell table:formula="of:=[.H37]+[.I36]" office:value-type="float" office:value="139.965784560157" calcext:value-type="float">
            <text:p>139.965784560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2:15:00</text:p>
          </table:table-cell>
          <table:table-cell office:value-type="float" office:value="0" calcext:value-type="float">
            <text:p>0</text:p>
          </table:table-cell>
          <table:table-cell office:value-type="float" office:value="54.4433333333333" calcext:value-type="float">
            <text:p>54.4433333333333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37]" office:value-type="float" office:value="25.1806944444444" calcext:value-type="float">
            <text:p>25.1806944444444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38]-[.E38])*[$Sheet2.$D$14]/12" office:value-type="float" office:value="3.97516823151996" calcext:value-type="float">
            <text:p>3.97516823151996</text:p>
          </table:table-cell>
          <table:table-cell table:formula="of:=[.H38]+[.I37]" office:value-type="float" office:value="143.940952791677" calcext:value-type="float">
            <text:p>143.9409527916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2:20:00</text:p>
          </table:table-cell>
          <table:table-cell office:value-type="float" office:value="0" calcext:value-type="float">
            <text:p>0</text:p>
          </table:table-cell>
          <table:table-cell office:value-type="float" office:value="54.3733333333333" calcext:value-type="float">
            <text:p>54.3733333333333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38]" office:value-type="float" office:value="25.1806944444444" calcext:value-type="float">
            <text:p>25.1806944444444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39]-[.E39])*[$Sheet2.$D$14]/12" office:value-type="float" office:value="3.96565911727831" calcext:value-type="float">
            <text:p>3.96565911727831</text:p>
          </table:table-cell>
          <table:table-cell table:formula="of:=[.H39]+[.I38]" office:value-type="float" office:value="147.906611908955" calcext:value-type="float">
            <text:p>147.906611908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2:25:00</text:p>
          </table:table-cell>
          <table:table-cell office:value-type="float" office:value="0" calcext:value-type="float">
            <text:p>0</text:p>
          </table:table-cell>
          <table:table-cell office:value-type="float" office:value="54.275" calcext:value-type="float">
            <text:p>54.275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39]" office:value-type="float" office:value="25.1806944444444" calcext:value-type="float">
            <text:p>25.1806944444444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40]-[.E40])*[$Sheet2.$D$14]/12" office:value-type="float" office:value="3.95230107584362" calcext:value-type="float">
            <text:p>3.95230107584362</text:p>
          </table:table-cell>
          <table:table-cell table:formula="of:=[.H40]+[.I39]" office:value-type="float" office:value="151.858912984799" calcext:value-type="float">
            <text:p>151.8589129847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2:30:00</text:p>
          </table:table-cell>
          <table:table-cell office:value-type="float" office:value="0" calcext:value-type="float">
            <text:p>0</text:p>
          </table:table-cell>
          <table:table-cell office:value-type="float" office:value="54.175" calcext:value-type="float">
            <text:p>54.175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40]" office:value-type="float" office:value="25.1806944444444" calcext:value-type="float">
            <text:p>25.1806944444444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41]-[.E41])*[$Sheet2.$D$14]/12" office:value-type="float" office:value="3.93871662692699" calcext:value-type="float">
            <text:p>3.93871662692699</text:p>
          </table:table-cell>
          <table:table-cell table:formula="of:=[.H41]+[.I40]" office:value-type="float" office:value="155.797629611726" calcext:value-type="float">
            <text:p>155.7976296117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2:35:00</text:p>
          </table:table-cell>
          <table:table-cell office:value-type="float" office:value="0" calcext:value-type="float">
            <text:p>0</text:p>
          </table:table-cell>
          <table:table-cell office:value-type="float" office:value="54.1" calcext:value-type="float">
            <text:p>54.1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41]" office:value-type="float" office:value="25.1806944444444" calcext:value-type="float">
            <text:p>25.1806944444444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42]-[.E42])*[$Sheet2.$D$14]/12" office:value-type="float" office:value="3.92852829023952" calcext:value-type="float">
            <text:p>3.92852829023952</text:p>
          </table:table-cell>
          <table:table-cell table:formula="of:=[.H42]+[.I41]" office:value-type="float" office:value="159.726157901965" calcext:value-type="float">
            <text:p>159.726157901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2:40:00</text:p>
          </table:table-cell>
          <table:table-cell office:value-type="float" office:value="0" calcext:value-type="float">
            <text:p>0</text:p>
          </table:table-cell>
          <table:table-cell office:value-type="float" office:value="54.0733333333333" calcext:value-type="float">
            <text:p>54.0733333333333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42]" office:value-type="float" office:value="25.1806944444444" calcext:value-type="float">
            <text:p>25.1806944444444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43]-[.E43])*[$Sheet2.$D$14]/12" office:value-type="float" office:value="3.92490577052841" calcext:value-type="float">
            <text:p>3.92490577052841</text:p>
          </table:table-cell>
          <table:table-cell table:formula="of:=[.H43]+[.I42]" office:value-type="float" office:value="163.651063672494" calcext:value-type="float">
            <text:p>163.651063672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2:45:0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43]" office:value-type="float" office:value="25.1806944444444" calcext:value-type="float">
            <text:p>25.1806944444444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44]-[.E44])*[$Sheet2.$D$14]/12" office:value-type="float" office:value="3.91494384132288" calcext:value-type="float">
            <text:p>3.91494384132288</text:p>
          </table:table-cell>
          <table:table-cell table:formula="of:=[.H44]+[.I43]" office:value-type="float" office:value="167.566007513816" calcext:value-type="float">
            <text:p>167.566007513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2:50:00</text:p>
          </table:table-cell>
          <table:table-cell office:value-type="float" office:value="0" calcext:value-type="float">
            <text:p>0</text:p>
          </table:table-cell>
          <table:table-cell office:value-type="float" office:value="53.9733333333333" calcext:value-type="float">
            <text:p>53.9733333333333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44]" office:value-type="float" office:value="25.1806944444444" calcext:value-type="float">
            <text:p>25.1806944444444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45]-[.E45])*[$Sheet2.$D$14]/12" office:value-type="float" office:value="3.91132132161178" calcext:value-type="float">
            <text:p>3.91132132161178</text:p>
          </table:table-cell>
          <table:table-cell table:formula="of:=[.H45]+[.I44]" office:value-type="float" office:value="171.477328835428" calcext:value-type="float">
            <text:p>171.477328835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2:55:00</text:p>
          </table:table-cell>
          <table:table-cell office:value-type="float" office:value="0" calcext:value-type="float">
            <text:p>0</text:p>
          </table:table-cell>
          <table:table-cell office:value-type="float" office:value="53.875" calcext:value-type="float">
            <text:p>53.875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45]" office:value-type="float" office:value="25.1806944444444" calcext:value-type="float">
            <text:p>25.1806944444444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46]-[.E46])*[$Sheet2.$D$14]/12" office:value-type="float" office:value="3.89796328017709" calcext:value-type="float">
            <text:p>3.89796328017709</text:p>
          </table:table-cell>
          <table:table-cell table:formula="of:=[.H46]+[.I45]" office:value-type="float" office:value="175.375292115605" calcext:value-type="float">
            <text:p>175.375292115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3:00:00</text:p>
          </table:table-cell>
          <table:table-cell office:value-type="float" office:value="0" calcext:value-type="float">
            <text:p>0</text:p>
          </table:table-cell>
          <table:table-cell office:value-type="float" office:value="53.7733333333333" calcext:value-type="float">
            <text:p>53.7733333333333</text:p>
          </table:table-cell>
          <table:table-cell office:value-type="float" office:value="491.6" calcext:value-type="float">
            <text:p>491.6</text:p>
          </table:table-cell>
          <table:table-cell office:value-type="float" office:value="25.2691666666667" calcext:value-type="float">
            <text:p>25.2691666666667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47]-[.E47])*[$Sheet2.$D$14]/12" office:value-type="float" office:value="3.87213395994533" calcext:value-type="float">
            <text:p>3.87213395994533</text:p>
          </table:table-cell>
          <table:table-cell table:formula="of:=[.H47]+[.I46]" office:value-type="float" office:value="179.247426075551" calcext:value-type="float">
            <text:p>179.2474260755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3:05:00</text:p>
          </table:table-cell>
          <table:table-cell office:value-type="float" office:value="0" calcext:value-type="float">
            <text:p>0</text:p>
          </table:table-cell>
          <table:table-cell office:value-type="float" office:value="53.6733333333333" calcext:value-type="float">
            <text:p>53.6733333333333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47]" office:value-type="float" office:value="25.2691666666667" calcext:value-type="float">
            <text:p>25.2691666666667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48]-[.E48])*[$Sheet2.$D$14]/12" office:value-type="float" office:value="3.85854951102869" calcext:value-type="float">
            <text:p>3.85854951102869</text:p>
          </table:table-cell>
          <table:table-cell table:formula="of:=[.H48]+[.I47]" office:value-type="float" office:value="183.105975586579" calcext:value-type="float">
            <text:p>183.105975586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3:10:00</text:p>
          </table:table-cell>
          <table:table-cell office:value-type="float" office:value="0" calcext:value-type="float">
            <text:p>0</text:p>
          </table:table-cell>
          <table:table-cell office:value-type="float" office:value="53.6" calcext:value-type="float">
            <text:p>53.6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48]" office:value-type="float" office:value="25.2691666666667" calcext:value-type="float">
            <text:p>25.2691666666667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49]-[.E49])*[$Sheet2.$D$14]/12" office:value-type="float" office:value="3.84858758182316" calcext:value-type="float">
            <text:p>3.84858758182316</text:p>
          </table:table-cell>
          <table:table-cell table:formula="of:=[.H49]+[.I48]" office:value-type="float" office:value="186.954563168403" calcext:value-type="float">
            <text:p>186.9545631684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3:15:00</text:p>
          </table:table-cell>
          <table:table-cell office:value-type="float" office:value="0" calcext:value-type="float">
            <text:p>0</text:p>
          </table:table-cell>
          <table:table-cell office:value-type="float" office:value="53.5733333333333" calcext:value-type="float">
            <text:p>53.5733333333333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49]" office:value-type="float" office:value="25.2691666666667" calcext:value-type="float">
            <text:p>25.2691666666667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50]-[.E50])*[$Sheet2.$D$14]/12" office:value-type="float" office:value="3.84496506211206" calcext:value-type="float">
            <text:p>3.84496506211206</text:p>
          </table:table-cell>
          <table:table-cell table:formula="of:=[.H50]+[.I49]" office:value-type="float" office:value="190.799528230515" calcext:value-type="float">
            <text:p>190.799528230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3:20:00</text:p>
          </table:table-cell>
          <table:table-cell office:value-type="float" office:value="0" calcext:value-type="float">
            <text:p>0</text:p>
          </table:table-cell>
          <table:table-cell office:value-type="float" office:value="53.4733333333333" calcext:value-type="float">
            <text:p>53.4733333333333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50]" office:value-type="float" office:value="25.2691666666667" calcext:value-type="float">
            <text:p>25.2691666666667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51]-[.E51])*[$Sheet2.$D$14]/12" office:value-type="float" office:value="3.83138061319543" calcext:value-type="float">
            <text:p>3.83138061319543</text:p>
          </table:table-cell>
          <table:table-cell table:formula="of:=[.H51]+[.I50]" office:value-type="float" office:value="194.63090884371" calcext:value-type="float">
            <text:p>194.63090884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3:25:00</text:p>
          </table:table-cell>
          <table:table-cell office:value-type="float" office:value="0" calcext:value-type="float">
            <text:p>0</text:p>
          </table:table-cell>
          <table:table-cell office:value-type="float" office:value="53.3733333333333" calcext:value-type="float">
            <text:p>53.3733333333333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51]" office:value-type="float" office:value="25.2691666666667" calcext:value-type="float">
            <text:p>25.2691666666667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52]-[.E52])*[$Sheet2.$D$14]/12" office:value-type="float" office:value="3.81779616427879" calcext:value-type="float">
            <text:p>3.81779616427879</text:p>
          </table:table-cell>
          <table:table-cell table:formula="of:=[.H52]+[.I51]" office:value-type="float" office:value="198.448705007989" calcext:value-type="float">
            <text:p>198.448705007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3:30:00</text:p>
          </table:table-cell>
          <table:table-cell office:value-type="float" office:value="0" calcext:value-type="float">
            <text:p>0</text:p>
          </table:table-cell>
          <table:table-cell office:value-type="float" office:value="53.3" calcext:value-type="float">
            <text:p>53.3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52]" office:value-type="float" office:value="25.2691666666667" calcext:value-type="float">
            <text:p>25.2691666666667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53]-[.E53])*[$Sheet2.$D$14]/12" office:value-type="float" office:value="3.80783423507326" calcext:value-type="float">
            <text:p>3.80783423507326</text:p>
          </table:table-cell>
          <table:table-cell table:formula="of:=[.H53]+[.I52]" office:value-type="float" office:value="202.256539243062" calcext:value-type="float">
            <text:p>202.2565392430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3:35:00</text:p>
          </table:table-cell>
          <table:table-cell office:value-type="float" office:value="0" calcext:value-type="float">
            <text:p>0</text:p>
          </table:table-cell>
          <table:table-cell office:value-type="float" office:value="53.275" calcext:value-type="float">
            <text:p>53.275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53]" office:value-type="float" office:value="25.2691666666667" calcext:value-type="float">
            <text:p>25.2691666666667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54]-[.E54])*[$Sheet2.$D$14]/12" office:value-type="float" office:value="3.8044381228441" calcext:value-type="float">
            <text:p>3.8044381228441</text:p>
          </table:table-cell>
          <table:table-cell table:formula="of:=[.H54]+[.I53]" office:value-type="float" office:value="206.060977365906" calcext:value-type="float">
            <text:p>206.060977365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3:40:00</text:p>
          </table:table-cell>
          <table:table-cell office:value-type="float" office:value="0" calcext:value-type="float">
            <text:p>0</text:p>
          </table:table-cell>
          <table:table-cell office:value-type="float" office:value="53.1733333333333" calcext:value-type="float">
            <text:p>53.1733333333333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54]" office:value-type="float" office:value="25.2691666666667" calcext:value-type="float">
            <text:p>25.2691666666667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55]-[.E55])*[$Sheet2.$D$14]/12" office:value-type="float" office:value="3.79062726644553" calcext:value-type="float">
            <text:p>3.79062726644553</text:p>
          </table:table-cell>
          <table:table-cell table:formula="of:=[.H55]+[.I54]" office:value-type="float" office:value="209.851604632352" calcext:value-type="float">
            <text:p>209.851604632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3:45:00</text:p>
          </table:table-cell>
          <table:table-cell office:value-type="float" office:value="0" calcext:value-type="float">
            <text:p>0</text:p>
          </table:table-cell>
          <table:table-cell office:value-type="float" office:value="53.0733333333333" calcext:value-type="float">
            <text:p>53.0733333333333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55]" office:value-type="float" office:value="25.2691666666667" calcext:value-type="float">
            <text:p>25.2691666666667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56]-[.E56])*[$Sheet2.$D$14]/12" office:value-type="float" office:value="3.77704281752889" calcext:value-type="float">
            <text:p>3.77704281752889</text:p>
          </table:table-cell>
          <table:table-cell table:formula="of:=[.H56]+[.I55]" office:value-type="float" office:value="213.628647449881" calcext:value-type="float">
            <text:p>213.6286474498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3:50:0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56]" office:value-type="float" office:value="25.2691666666667" calcext:value-type="float">
            <text:p>25.2691666666667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57]-[.E57])*[$Sheet2.$D$14]/12" office:value-type="float" office:value="3.76708088832336" calcext:value-type="float">
            <text:p>3.76708088832336</text:p>
          </table:table-cell>
          <table:table-cell table:formula="of:=[.H57]+[.I56]" office:value-type="float" office:value="217.395728338204" calcext:value-type="float">
            <text:p>217.395728338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3:55:00</text:p>
          </table:table-cell>
          <table:table-cell office:value-type="float" office:value="0" calcext:value-type="float">
            <text:p>0</text:p>
          </table:table-cell>
          <table:table-cell office:value-type="float" office:value="52.9733333333333" calcext:value-type="float">
            <text:p>52.9733333333333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57]" office:value-type="float" office:value="25.2691666666667" calcext:value-type="float">
            <text:p>25.2691666666667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58]-[.E58])*[$Sheet2.$D$14]/12" office:value-type="float" office:value="3.76345836861226" calcext:value-type="float">
            <text:p>3.76345836861226</text:p>
          </table:table-cell>
          <table:table-cell table:formula="of:=[.H58]+[.I57]" office:value-type="float" office:value="221.159186706816" calcext:value-type="float">
            <text:p>221.159186706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4:00:00</text:p>
          </table:table-cell>
          <table:table-cell office:value-type="float" office:value="0" calcext:value-type="float">
            <text:p>0</text:p>
          </table:table-cell>
          <table:table-cell office:value-type="float" office:value="52.8733333333333" calcext:value-type="float">
            <text:p>52.8733333333333</text:p>
          </table:table-cell>
          <table:table-cell office:value-type="float" office:value="491.6" calcext:value-type="float">
            <text:p>491.6</text:p>
          </table:table-cell>
          <table:table-cell office:value-type="float" office:value="25.105" calcext:value-type="float">
            <text:p>25.10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59]-[.E59])*[$Sheet2.$D$14]/12" office:value-type="float" office:value="3.7721750566671" calcext:value-type="float">
            <text:p>3.7721750566671</text:p>
          </table:table-cell>
          <table:table-cell table:formula="of:=[.H59]+[.I58]" office:value-type="float" office:value="224.931361763483" calcext:value-type="float">
            <text:p>224.931361763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4:05:00</text:p>
          </table:table-cell>
          <table:table-cell office:value-type="float" office:value="0" calcext:value-type="float">
            <text:p>0</text:p>
          </table:table-cell>
          <table:table-cell office:value-type="float" office:value="52.8" calcext:value-type="float">
            <text:p>52.8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59]" office:value-type="float" office:value="25.105" calcext:value-type="float">
            <text:p>25.10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60]-[.E60])*[$Sheet2.$D$14]/12" office:value-type="float" office:value="3.76221312746157" calcext:value-type="float">
            <text:p>3.76221312746157</text:p>
          </table:table-cell>
          <table:table-cell table:formula="of:=[.H60]+[.I59]" office:value-type="float" office:value="228.693574890945" calcext:value-type="float">
            <text:p>228.693574890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4:10:00</text:p>
          </table:table-cell>
          <table:table-cell office:value-type="float" office:value="0" calcext:value-type="float">
            <text:p>0</text:p>
          </table:table-cell>
          <table:table-cell office:value-type="float" office:value="52.7733333333333" calcext:value-type="float">
            <text:p>52.7733333333333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60]" office:value-type="float" office:value="25.105" calcext:value-type="float">
            <text:p>25.10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61]-[.E61])*[$Sheet2.$D$14]/12" office:value-type="float" office:value="3.75859060775047" calcext:value-type="float">
            <text:p>3.75859060775047</text:p>
          </table:table-cell>
          <table:table-cell table:formula="of:=[.H61]+[.I60]" office:value-type="float" office:value="232.452165498695" calcext:value-type="float">
            <text:p>232.452165498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4:15:00</text:p>
          </table:table-cell>
          <table:table-cell office:value-type="float" office:value="0" calcext:value-type="float">
            <text:p>0</text:p>
          </table:table-cell>
          <table:table-cell office:value-type="float" office:value="52.6733333333333" calcext:value-type="float">
            <text:p>52.6733333333333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61]" office:value-type="float" office:value="25.105" calcext:value-type="float">
            <text:p>25.10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62]-[.E62])*[$Sheet2.$D$14]/12" office:value-type="float" office:value="3.74500615883383" calcext:value-type="float">
            <text:p>3.74500615883383</text:p>
          </table:table-cell>
          <table:table-cell table:formula="of:=[.H62]+[.I61]" office:value-type="float" office:value="236.197171657529" calcext:value-type="float">
            <text:p>236.197171657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4:20:00</text:p>
          </table:table-cell>
          <table:table-cell office:value-type="float" office:value="0" calcext:value-type="float">
            <text:p>0</text:p>
          </table:table-cell>
          <table:table-cell office:value-type="float" office:value="52.6" calcext:value-type="float">
            <text:p>52.6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62]" office:value-type="float" office:value="25.105" calcext:value-type="float">
            <text:p>25.10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63]-[.E63])*[$Sheet2.$D$14]/12" office:value-type="float" office:value="3.7350442296283" calcext:value-type="float">
            <text:p>3.7350442296283</text:p>
          </table:table-cell>
          <table:table-cell table:formula="of:=[.H63]+[.I62]" office:value-type="float" office:value="239.932215887158" calcext:value-type="float">
            <text:p>239.932215887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4:25:00</text:p>
          </table:table-cell>
          <table:table-cell office:value-type="float" office:value="0" calcext:value-type="float">
            <text:p>0</text:p>
          </table:table-cell>
          <table:table-cell office:value-type="float" office:value="52.5733333333333" calcext:value-type="float">
            <text:p>52.5733333333333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63]" office:value-type="float" office:value="25.105" calcext:value-type="float">
            <text:p>25.10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64]-[.E64])*[$Sheet2.$D$14]/12" office:value-type="float" office:value="3.7314217099172" calcext:value-type="float">
            <text:p>3.7314217099172</text:p>
          </table:table-cell>
          <table:table-cell table:formula="of:=[.H64]+[.I63]" office:value-type="float" office:value="243.663637597075" calcext:value-type="float">
            <text:p>243.663637597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4:30:00</text:p>
          </table:table-cell>
          <table:table-cell office:value-type="float" office:value="0" calcext:value-type="float">
            <text:p>0</text:p>
          </table:table-cell>
          <table:table-cell office:value-type="float" office:value="52.4733333333333" calcext:value-type="float">
            <text:p>52.4733333333333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64]" office:value-type="float" office:value="25.105" calcext:value-type="float">
            <text:p>25.10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65]-[.E65])*[$Sheet2.$D$14]/12" office:value-type="float" office:value="3.71783726100057" calcext:value-type="float">
            <text:p>3.71783726100057</text:p>
          </table:table-cell>
          <table:table-cell table:formula="of:=[.H65]+[.I64]" office:value-type="float" office:value="247.381474858075" calcext:value-type="float">
            <text:p>247.381474858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4:35:00</text:p>
          </table:table-cell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.4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65]" office:value-type="float" office:value="25.105" calcext:value-type="float">
            <text:p>25.10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66]-[.E66])*[$Sheet2.$D$14]/12" office:value-type="float" office:value="3.70787533179504" calcext:value-type="float">
            <text:p>3.70787533179504</text:p>
          </table:table-cell>
          <table:table-cell table:formula="of:=[.H66]+[.I65]" office:value-type="float" office:value="251.08935018987" calcext:value-type="float">
            <text:p>251.08935018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4:40:00</text:p>
          </table:table-cell>
          <table:table-cell office:value-type="float" office:value="0" calcext:value-type="float">
            <text:p>0</text:p>
          </table:table-cell>
          <table:table-cell office:value-type="float" office:value="52.3733333333333" calcext:value-type="float">
            <text:p>52.3733333333333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66]" office:value-type="float" office:value="25.105" calcext:value-type="float">
            <text:p>25.10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67]-[.E67])*[$Sheet2.$D$14]/12" office:value-type="float" office:value="3.70425281208393" calcext:value-type="float">
            <text:p>3.70425281208393</text:p>
          </table:table-cell>
          <table:table-cell table:formula="of:=[.H67]+[.I66]" office:value-type="float" office:value="254.793603001954" calcext:value-type="float">
            <text:p>254.793603001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4:45:00</text:p>
          </table:table-cell>
          <table:table-cell office:value-type="float" office:value="0" calcext:value-type="float">
            <text:p>0</text:p>
          </table:table-cell>
          <table:table-cell office:value-type="float" office:value="52.2733333333333" calcext:value-type="float">
            <text:p>52.2733333333333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67]" office:value-type="float" office:value="25.105" calcext:value-type="float">
            <text:p>25.10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68]-[.E68])*[$Sheet2.$D$14]/12" office:value-type="float" office:value="3.6906683631673" calcext:value-type="float">
            <text:p>3.6906683631673</text:p>
          </table:table-cell>
          <table:table-cell table:formula="of:=[.H68]+[.I67]" office:value-type="float" office:value="258.484271365121" calcext:value-type="float">
            <text:p>258.484271365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4:50:00</text:p>
          </table:table-cell>
          <table:table-cell office:value-type="float" office:value="0" calcext:value-type="float">
            <text:p>0</text:p>
          </table:table-cell>
          <table:table-cell office:value-type="float" office:value="52.2" calcext:value-type="float">
            <text:p>52.2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68]" office:value-type="float" office:value="25.105" calcext:value-type="float">
            <text:p>25.10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69]-[.E69])*[$Sheet2.$D$14]/12" office:value-type="float" office:value="3.68070643396177" calcext:value-type="float">
            <text:p>3.68070643396177</text:p>
          </table:table-cell>
          <table:table-cell table:formula="of:=[.H69]+[.I68]" office:value-type="float" office:value="262.164977799083" calcext:value-type="float">
            <text:p>262.164977799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4:55:00</text:p>
          </table:table-cell>
          <table:table-cell office:value-type="float" office:value="0" calcext:value-type="float">
            <text:p>0</text:p>
          </table:table-cell>
          <table:table-cell office:value-type="float" office:value="52.1733333333333" calcext:value-type="float">
            <text:p>52.1733333333333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69]" office:value-type="float" office:value="25.105" calcext:value-type="float">
            <text:p>25.10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70]-[.E70])*[$Sheet2.$D$14]/12" office:value-type="float" office:value="3.67708391425067" calcext:value-type="float">
            <text:p>3.67708391425067</text:p>
          </table:table-cell>
          <table:table-cell table:formula="of:=[.H70]+[.I69]" office:value-type="float" office:value="265.842061713334" calcext:value-type="float">
            <text:p>265.842061713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5:00:00</text:p>
          </table:table-cell>
          <table:table-cell office:value-type="float" office:value="0" calcext:value-type="float">
            <text:p>0</text:p>
          </table:table-cell>
          <table:table-cell office:value-type="float" office:value="52.1" calcext:value-type="float">
            <text:p>52.1</text:p>
          </table:table-cell>
          <table:table-cell office:value-type="float" office:value="491.6" calcext:value-type="float">
            <text:p>491.6</text:p>
          </table:table-cell>
          <table:table-cell office:value-type="float" office:value="24.8275" calcext:value-type="float">
            <text:p>24.827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71]-[.E71])*[$Sheet2.$D$14]/12" office:value-type="float" office:value="3.70481883078879" calcext:value-type="float">
            <text:p>3.70481883078879</text:p>
          </table:table-cell>
          <table:table-cell table:formula="of:=[.H71]+[.I70]" office:value-type="float" office:value="269.546880544123" calcext:value-type="float">
            <text:p>269.546880544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5:05:00</text:p>
          </table:table-cell>
          <table:table-cell office:value-type="float" office:value="0" calcext:value-type="float">
            <text:p>0</text:p>
          </table:table-cell>
          <table:table-cell office:value-type="float" office:value="52.0733333333333" calcext:value-type="float">
            <text:p>52.0733333333333</text:p>
          </table:table-cell>
          <table:table-cell office:value-type="float" office:value="491.6" calcext:value-type="float">
            <text:p>491.6</text:p>
          </table:table-cell>
          <table:table-cell table:style-name="ce4" table:formula="of:=[.E71]" office:value-type="float" office:value="24.8275" calcext:value-type="float">
            <text:p>24.827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72]-[.E72])*[$Sheet2.$D$14]/12" office:value-type="float" office:value="3.70119631107769" calcext:value-type="float">
            <text:p>3.70119631107769</text:p>
          </table:table-cell>
          <table:table-cell table:formula="of:=[.H72]+[.I71]" office:value-type="float" office:value="273.2480768552" calcext:value-type="float">
            <text:p>273.2480768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5:10:00</text:p>
          </table:table-cell>
          <table:table-cell office:value-type="float" office:value="509.333333333333" calcext:value-type="float">
            <text:p>509.333333333333</text:p>
          </table:table-cell>
          <table:table-cell office:value-type="float" office:value="52.48" calcext:value-type="float">
            <text:p>52.48</text:p>
          </table:table-cell>
          <table:table-cell office:value-type="float" office:value="491.626666666667" calcext:value-type="float">
            <text:p>491.626666666667</text:p>
          </table:table-cell>
          <table:table-cell table:style-name="ce4" table:formula="of:=[.E72]" office:value-type="float" office:value="24.8275" calcext:value-type="float">
            <text:p>24.827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73]-[.E73])*[$Sheet2.$D$14]/12" office:value-type="float" office:value="3.756439736672" calcext:value-type="float">
            <text:p>3.756439736672</text:p>
          </table:table-cell>
          <table:table-cell table:formula="of:=[.H73]+[.I72]" office:value-type="float" office:value="277.004516591872" calcext:value-type="float">
            <text:p>277.0045165918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5:15:00</text:p>
          </table:table-cell>
          <table:table-cell office:value-type="float" office:value="1400.66666666667" calcext:value-type="float">
            <text:p>1400.66666666667</text:p>
          </table:table-cell>
          <table:table-cell office:value-type="float" office:value="54.1733333333333" calcext:value-type="float">
            <text:p>54.1733333333333</text:p>
          </table:table-cell>
          <table:table-cell office:value-type="float" office:value="491.726666666667" calcext:value-type="float">
            <text:p>491.726666666667</text:p>
          </table:table-cell>
          <table:table-cell table:style-name="ce4" table:formula="of:=[.E73]" office:value-type="float" office:value="24.8275" calcext:value-type="float">
            <text:p>24.827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74]-[.E74])*[$Sheet2.$D$14]/12" office:value-type="float" office:value="3.98646973832699" calcext:value-type="float">
            <text:p>3.98646973832699</text:p>
          </table:table-cell>
          <table:table-cell table:formula="of:=[.H74]+[.I73]" office:value-type="float" office:value="280.990986330199" calcext:value-type="float">
            <text:p>280.990986330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5:20:00</text:p>
          </table:table-cell>
          <table:table-cell office:value-type="float" office:value="0" calcext:value-type="float">
            <text:p>0</text:p>
          </table:table-cell>
          <table:table-cell office:value-type="float" office:value="55.1466666666667" calcext:value-type="float">
            <text:p>55.1466666666667</text:p>
          </table:table-cell>
          <table:table-cell office:value-type="float" office:value="491.8" calcext:value-type="float">
            <text:p>491.8</text:p>
          </table:table-cell>
          <table:table-cell table:style-name="ce4" table:formula="of:=[.E74]" office:value-type="float" office:value="24.8275" calcext:value-type="float">
            <text:p>24.827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75]-[.E75])*[$Sheet2.$D$14]/12" office:value-type="float" office:value="4.11869170778222" calcext:value-type="float">
            <text:p>4.11869170778222</text:p>
          </table:table-cell>
          <table:table-cell table:formula="of:=[.H75]+[.I74]" office:value-type="float" office:value="285.109678037982" calcext:value-type="float">
            <text:p>285.109678037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5:25:00</text:p>
          </table:table-cell>
          <table:table-cell office:value-type="float" office:value="0" calcext:value-type="float">
            <text:p>0</text:p>
          </table:table-cell>
          <table:table-cell office:value-type="float" office:value="54.9733333333333" calcext:value-type="float">
            <text:p>54.9733333333333</text:p>
          </table:table-cell>
          <table:table-cell office:value-type="float" office:value="491.8" calcext:value-type="float">
            <text:p>491.8</text:p>
          </table:table-cell>
          <table:table-cell table:style-name="ce4" table:formula="of:=[.E75]" office:value-type="float" office:value="24.8275" calcext:value-type="float">
            <text:p>24.827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76]-[.E76])*[$Sheet2.$D$14]/12" office:value-type="float" office:value="4.09514532966006" calcext:value-type="float">
            <text:p>4.09514532966006</text:p>
          </table:table-cell>
          <table:table-cell table:formula="of:=[.H76]+[.I75]" office:value-type="float" office:value="289.204823367642" calcext:value-type="float">
            <text:p>289.2048233676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5:30:00</text:p>
          </table:table-cell>
          <table:table-cell office:value-type="float" office:value="0" calcext:value-type="float">
            <text:p>0</text:p>
          </table:table-cell>
          <table:table-cell office:value-type="float" office:value="54.8733333333333" calcext:value-type="float">
            <text:p>54.8733333333333</text:p>
          </table:table-cell>
          <table:table-cell office:value-type="float" office:value="491.8" calcext:value-type="float">
            <text:p>491.8</text:p>
          </table:table-cell>
          <table:table-cell table:style-name="ce4" table:formula="of:=[.E76]" office:value-type="float" office:value="24.8275" calcext:value-type="float">
            <text:p>24.827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77]-[.E77])*[$Sheet2.$D$14]/12" office:value-type="float" office:value="4.08156088074342" calcext:value-type="float">
            <text:p>4.08156088074342</text:p>
          </table:table-cell>
          <table:table-cell table:formula="of:=[.H77]+[.I76]" office:value-type="float" office:value="293.286384248385" calcext:value-type="float">
            <text:p>293.286384248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5:35:00</text:p>
          </table:table-cell>
          <table:table-cell office:value-type="float" office:value="0" calcext:value-type="float">
            <text:p>0</text:p>
          </table:table-cell>
          <table:table-cell office:value-type="float" office:value="54.7733333333333" calcext:value-type="float">
            <text:p>54.7733333333333</text:p>
          </table:table-cell>
          <table:table-cell office:value-type="float" office:value="491.8" calcext:value-type="float">
            <text:p>491.8</text:p>
          </table:table-cell>
          <table:table-cell table:style-name="ce4" table:formula="of:=[.E77]" office:value-type="float" office:value="24.8275" calcext:value-type="float">
            <text:p>24.827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78]-[.E78])*[$Sheet2.$D$14]/12" office:value-type="float" office:value="4.06797643182679" calcext:value-type="float">
            <text:p>4.06797643182679</text:p>
          </table:table-cell>
          <table:table-cell table:formula="of:=[.H78]+[.I77]" office:value-type="float" office:value="297.354360680212" calcext:value-type="float">
            <text:p>297.354360680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5:40:00</text:p>
          </table:table-cell>
          <table:table-cell office:value-type="float" office:value="0" calcext:value-type="float">
            <text:p>0</text:p>
          </table:table-cell>
          <table:table-cell office:value-type="float" office:value="54.6733333333333" calcext:value-type="float">
            <text:p>54.6733333333333</text:p>
          </table:table-cell>
          <table:table-cell office:value-type="float" office:value="491.8" calcext:value-type="float">
            <text:p>491.8</text:p>
          </table:table-cell>
          <table:table-cell table:style-name="ce4" table:formula="of:=[.E78]" office:value-type="float" office:value="24.8275" calcext:value-type="float">
            <text:p>24.827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79]-[.E79])*[$Sheet2.$D$14]/12" office:value-type="float" office:value="4.05439198291016" calcext:value-type="float">
            <text:p>4.05439198291016</text:p>
          </table:table-cell>
          <table:table-cell table:formula="of:=[.H79]+[.I78]" office:value-type="float" office:value="301.408752663122" calcext:value-type="float">
            <text:p>301.408752663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5:45:00</text:p>
          </table:table-cell>
          <table:table-cell office:value-type="float" office:value="0" calcext:value-type="float">
            <text:p>0</text:p>
          </table:table-cell>
          <table:table-cell office:value-type="float" office:value="54.6" calcext:value-type="float">
            <text:p>54.6</text:p>
          </table:table-cell>
          <table:table-cell office:value-type="float" office:value="491.8" calcext:value-type="float">
            <text:p>491.8</text:p>
          </table:table-cell>
          <table:table-cell table:style-name="ce4" table:formula="of:=[.E79]" office:value-type="float" office:value="24.8275" calcext:value-type="float">
            <text:p>24.827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80]-[.E80])*[$Sheet2.$D$14]/12" office:value-type="float" office:value="4.04443005370463" calcext:value-type="float">
            <text:p>4.04443005370463</text:p>
          </table:table-cell>
          <table:table-cell table:formula="of:=[.H80]+[.I79]" office:value-type="float" office:value="305.453182716827" calcext:value-type="float">
            <text:p>305.4531827168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5:50:00</text:p>
          </table:table-cell>
          <table:table-cell office:value-type="float" office:value="0" calcext:value-type="float">
            <text:p>0</text:p>
          </table:table-cell>
          <table:table-cell office:value-type="float" office:value="54.5733333333333" calcext:value-type="float">
            <text:p>54.5733333333333</text:p>
          </table:table-cell>
          <table:table-cell office:value-type="float" office:value="491.8" calcext:value-type="float">
            <text:p>491.8</text:p>
          </table:table-cell>
          <table:table-cell table:style-name="ce4" table:formula="of:=[.E80]" office:value-type="float" office:value="24.8275" calcext:value-type="float">
            <text:p>24.827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81]-[.E81])*[$Sheet2.$D$14]/12" office:value-type="float" office:value="4.04080753399352" calcext:value-type="float">
            <text:p>4.04080753399352</text:p>
          </table:table-cell>
          <table:table-cell table:formula="of:=[.H81]+[.I80]" office:value-type="float" office:value="309.49399025082" calcext:value-type="float">
            <text:p>309.49399025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5:55:00</text:p>
          </table:table-cell>
          <table:table-cell office:value-type="float" office:value="0" calcext:value-type="float">
            <text:p>0</text:p>
          </table:table-cell>
          <table:table-cell office:value-type="float" office:value="54.4733333333333" calcext:value-type="float">
            <text:p>54.4733333333333</text:p>
          </table:table-cell>
          <table:table-cell office:value-type="float" office:value="491.8" calcext:value-type="float">
            <text:p>491.8</text:p>
          </table:table-cell>
          <table:table-cell table:style-name="ce4" table:formula="of:=[.E81]" office:value-type="float" office:value="24.8275" calcext:value-type="float">
            <text:p>24.827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82]-[.E82])*[$Sheet2.$D$14]/12" office:value-type="float" office:value="4.02722308507689" calcext:value-type="float">
            <text:p>4.02722308507689</text:p>
          </table:table-cell>
          <table:table-cell table:formula="of:=[.H82]+[.I81]" office:value-type="float" office:value="313.521213335897" calcext:value-type="float">
            <text:p>313.5212133358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6:00:00</text:p>
          </table:table-cell>
          <table:table-cell office:value-type="float" office:value="0" calcext:value-type="float">
            <text:p>0</text:p>
          </table:table-cell>
          <table:table-cell office:value-type="float" office:value="54.4" calcext:value-type="float">
            <text:p>54.4</text:p>
          </table:table-cell>
          <table:table-cell office:value-type="float" office:value="491.8" calcext:value-type="float">
            <text:p>491.8</text:p>
          </table:table-cell>
          <table:table-cell office:value-type="float" office:value="24.635" calcext:value-type="float">
            <text:p>24.63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83]-[.E83])*[$Sheet2.$D$14]/12" office:value-type="float" office:value="4.04341122003588" calcext:value-type="float">
            <text:p>4.04341122003588</text:p>
          </table:table-cell>
          <table:table-cell table:formula="of:=[.H83]+[.I82]" office:value-type="float" office:value="317.564624555933" calcext:value-type="float">
            <text:p>317.564624555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6:05:00</text:p>
          </table:table-cell>
          <table:table-cell office:value-type="float" office:value="0" calcext:value-type="float">
            <text:p>0</text:p>
          </table:table-cell>
          <table:table-cell office:value-type="float" office:value="54.3733333333333" calcext:value-type="float">
            <text:p>54.3733333333333</text:p>
          </table:table-cell>
          <table:table-cell office:value-type="float" office:value="491.8" calcext:value-type="float">
            <text:p>491.8</text:p>
          </table:table-cell>
          <table:table-cell table:style-name="ce4" table:formula="of:=[.E83]" office:value-type="float" office:value="24.635" calcext:value-type="float">
            <text:p>24.63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84]-[.E84])*[$Sheet2.$D$14]/12" office:value-type="float" office:value="4.03978870032478" calcext:value-type="float">
            <text:p>4.03978870032478</text:p>
          </table:table-cell>
          <table:table-cell table:formula="of:=[.H84]+[.I83]" office:value-type="float" office:value="321.604413256258" calcext:value-type="float">
            <text:p>321.604413256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6:10:00</text:p>
          </table:table-cell>
          <table:table-cell office:value-type="float" office:value="0" calcext:value-type="float">
            <text:p>0</text:p>
          </table:table-cell>
          <table:table-cell office:value-type="float" office:value="54.2733333333333" calcext:value-type="float">
            <text:p>54.2733333333333</text:p>
          </table:table-cell>
          <table:table-cell office:value-type="float" office:value="491.8" calcext:value-type="float">
            <text:p>491.8</text:p>
          </table:table-cell>
          <table:table-cell table:style-name="ce4" table:formula="of:=[.E84]" office:value-type="float" office:value="24.635" calcext:value-type="float">
            <text:p>24.63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85]-[.E85])*[$Sheet2.$D$14]/12" office:value-type="float" office:value="4.02620425140814" calcext:value-type="float">
            <text:p>4.02620425140814</text:p>
          </table:table-cell>
          <table:table-cell table:formula="of:=[.H85]+[.I84]" office:value-type="float" office:value="325.630617507666" calcext:value-type="float">
            <text:p>325.630617507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6:15:00</text:p>
          </table:table-cell>
          <table:table-cell office:value-type="float" office:value="0" calcext:value-type="float">
            <text:p>0</text:p>
          </table:table-cell>
          <table:table-cell office:value-type="float" office:value="54.2" calcext:value-type="float">
            <text:p>54.2</text:p>
          </table:table-cell>
          <table:table-cell office:value-type="float" office:value="491.8" calcext:value-type="float">
            <text:p>491.8</text:p>
          </table:table-cell>
          <table:table-cell table:style-name="ce4" table:formula="of:=[.E85]" office:value-type="float" office:value="24.635" calcext:value-type="float">
            <text:p>24.63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86]-[.E86])*[$Sheet2.$D$14]/12" office:value-type="float" office:value="4.01624232220261" calcext:value-type="float">
            <text:p>4.01624232220261</text:p>
          </table:table-cell>
          <table:table-cell table:formula="of:=[.H86]+[.I85]" office:value-type="float" office:value="329.646859829869" calcext:value-type="float">
            <text:p>329.6468598298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6:20:00</text:p>
          </table:table-cell>
          <table:table-cell office:value-type="float" office:value="0" calcext:value-type="float">
            <text:p>0</text:p>
          </table:table-cell>
          <table:table-cell office:value-type="float" office:value="54.1733333333333" calcext:value-type="float">
            <text:p>54.1733333333333</text:p>
          </table:table-cell>
          <table:table-cell office:value-type="float" office:value="491.8" calcext:value-type="float">
            <text:p>491.8</text:p>
          </table:table-cell>
          <table:table-cell table:style-name="ce4" table:formula="of:=[.E86]" office:value-type="float" office:value="24.635" calcext:value-type="float">
            <text:p>24.63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87]-[.E87])*[$Sheet2.$D$14]/12" office:value-type="float" office:value="4.01261980249151" calcext:value-type="float">
            <text:p>4.01261980249151</text:p>
          </table:table-cell>
          <table:table-cell table:formula="of:=[.H87]+[.I86]" office:value-type="float" office:value="333.65947963236" calcext:value-type="float">
            <text:p>333.65947963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6:25:00</text:p>
          </table:table-cell>
          <table:table-cell office:value-type="float" office:value="0" calcext:value-type="float">
            <text:p>0</text:p>
          </table:table-cell>
          <table:table-cell office:value-type="float" office:value="54.1" calcext:value-type="float">
            <text:p>54.1</text:p>
          </table:table-cell>
          <table:table-cell office:value-type="float" office:value="491.8" calcext:value-type="float">
            <text:p>491.8</text:p>
          </table:table-cell>
          <table:table-cell table:style-name="ce4" table:formula="of:=[.E87]" office:value-type="float" office:value="24.635" calcext:value-type="float">
            <text:p>24.63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88]-[.E88])*[$Sheet2.$D$14]/12" office:value-type="float" office:value="4.00265787328598" calcext:value-type="float">
            <text:p>4.00265787328598</text:p>
          </table:table-cell>
          <table:table-cell table:formula="of:=[.H88]+[.I87]" office:value-type="float" office:value="337.662137505646" calcext:value-type="float">
            <text:p>337.662137505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6:30:00</text:p>
          </table:table-cell>
          <table:table-cell office:value-type="float" office:value="0" calcext:value-type="float">
            <text:p>0</text:p>
          </table:table-cell>
          <table:table-cell office:value-type="float" office:value="54.0733333333333" calcext:value-type="float">
            <text:p>54.0733333333333</text:p>
          </table:table-cell>
          <table:table-cell office:value-type="float" office:value="491.8" calcext:value-type="float">
            <text:p>491.8</text:p>
          </table:table-cell>
          <table:table-cell table:style-name="ce4" table:formula="of:=[.E88]" office:value-type="float" office:value="24.635" calcext:value-type="float">
            <text:p>24.63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89]-[.E89])*[$Sheet2.$D$14]/12" office:value-type="float" office:value="3.99903535357487" calcext:value-type="float">
            <text:p>3.99903535357487</text:p>
          </table:table-cell>
          <table:table-cell table:formula="of:=[.H89]+[.I88]" office:value-type="float" office:value="341.661172859221" calcext:value-type="float">
            <text:p>341.661172859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6:35:0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91.8" calcext:value-type="float">
            <text:p>491.8</text:p>
          </table:table-cell>
          <table:table-cell table:style-name="ce4" table:formula="of:=[.E89]" office:value-type="float" office:value="24.635" calcext:value-type="float">
            <text:p>24.63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90]-[.E90])*[$Sheet2.$D$14]/12" office:value-type="float" office:value="3.98907342436934" calcext:value-type="float">
            <text:p>3.98907342436934</text:p>
          </table:table-cell>
          <table:table-cell table:formula="of:=[.H90]+[.I89]" office:value-type="float" office:value="345.65024628359" calcext:value-type="float">
            <text:p>345.65024628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6:40:00</text:p>
          </table:table-cell>
          <table:table-cell office:value-type="float" office:value="0" calcext:value-type="float">
            <text:p>0</text:p>
          </table:table-cell>
          <table:table-cell office:value-type="float" office:value="53.9733333333333" calcext:value-type="float">
            <text:p>53.9733333333333</text:p>
          </table:table-cell>
          <table:table-cell office:value-type="float" office:value="491.8" calcext:value-type="float">
            <text:p>491.8</text:p>
          </table:table-cell>
          <table:table-cell table:style-name="ce4" table:formula="of:=[.E90]" office:value-type="float" office:value="24.635" calcext:value-type="float">
            <text:p>24.63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91]-[.E91])*[$Sheet2.$D$14]/12" office:value-type="float" office:value="3.98545090465824" calcext:value-type="float">
            <text:p>3.98545090465824</text:p>
          </table:table-cell>
          <table:table-cell table:formula="of:=[.H91]+[.I90]" office:value-type="float" office:value="349.635697188248" calcext:value-type="float">
            <text:p>349.635697188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6:45:00</text:p>
          </table:table-cell>
          <table:table-cell office:value-type="float" office:value="0" calcext:value-type="float">
            <text:p>0</text:p>
          </table:table-cell>
          <table:table-cell office:value-type="float" office:value="53.8733333333333" calcext:value-type="float">
            <text:p>53.8733333333333</text:p>
          </table:table-cell>
          <table:table-cell office:value-type="float" office:value="491.8" calcext:value-type="float">
            <text:p>491.8</text:p>
          </table:table-cell>
          <table:table-cell table:style-name="ce4" table:formula="of:=[.E91]" office:value-type="float" office:value="24.635" calcext:value-type="float">
            <text:p>24.63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92]-[.E92])*[$Sheet2.$D$14]/12" office:value-type="float" office:value="3.97186645574161" calcext:value-type="float">
            <text:p>3.97186645574161</text:p>
          </table:table-cell>
          <table:table-cell table:formula="of:=[.H92]+[.I91]" office:value-type="float" office:value="353.60756364399" calcext:value-type="float">
            <text:p>353.60756364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6:50:00</text:p>
          </table:table-cell>
          <table:table-cell office:value-type="float" office:value="0" calcext:value-type="float">
            <text:p>0</text:p>
          </table:table-cell>
          <table:table-cell office:value-type="float" office:value="53.8" calcext:value-type="float">
            <text:p>53.8</text:p>
          </table:table-cell>
          <table:table-cell office:value-type="float" office:value="491.8" calcext:value-type="float">
            <text:p>491.8</text:p>
          </table:table-cell>
          <table:table-cell table:style-name="ce4" table:formula="of:=[.E92]" office:value-type="float" office:value="24.635" calcext:value-type="float">
            <text:p>24.63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93]-[.E93])*[$Sheet2.$D$14]/12" office:value-type="float" office:value="3.96190452653608" calcext:value-type="float">
            <text:p>3.96190452653608</text:p>
          </table:table-cell>
          <table:table-cell table:formula="of:=[.H93]+[.I92]" office:value-type="float" office:value="357.569468170526" calcext:value-type="float">
            <text:p>357.5694681705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6:55:00</text:p>
          </table:table-cell>
          <table:table-cell office:value-type="float" office:value="0" calcext:value-type="float">
            <text:p>0</text:p>
          </table:table-cell>
          <table:table-cell office:value-type="float" office:value="53.7733333333333" calcext:value-type="float">
            <text:p>53.7733333333333</text:p>
          </table:table-cell>
          <table:table-cell office:value-type="float" office:value="491.8" calcext:value-type="float">
            <text:p>491.8</text:p>
          </table:table-cell>
          <table:table-cell table:style-name="ce4" table:formula="of:=[.E93]" office:value-type="float" office:value="24.635" calcext:value-type="float">
            <text:p>24.635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94]-[.E94])*[$Sheet2.$D$14]/12" office:value-type="float" office:value="3.95828200682498" calcext:value-type="float">
            <text:p>3.95828200682498</text:p>
          </table:table-cell>
          <table:table-cell table:formula="of:=[.H94]+[.I93]" office:value-type="float" office:value="361.527750177351" calcext:value-type="float">
            <text:p>361.527750177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7:00:00</text:p>
          </table:table-cell>
          <table:table-cell office:value-type="float" office:value="0" calcext:value-type="float">
            <text:p>0</text:p>
          </table:table-cell>
          <table:table-cell office:value-type="float" office:value="53.6733333333333" calcext:value-type="float">
            <text:p>53.6733333333333</text:p>
          </table:table-cell>
          <table:table-cell office:value-type="float" office:value="491.8" calcext:value-type="float">
            <text:p>491.8</text:p>
          </table:table-cell>
          <table:table-cell office:value-type="float" office:value="24.6033333333333" calcext:value-type="float">
            <text:p>24.6033333333333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95]-[.E95])*[$Sheet2.$D$14]/12" office:value-type="float" office:value="3.94899930006528" calcext:value-type="float">
            <text:p>3.94899930006528</text:p>
          </table:table-cell>
          <table:table-cell table:formula="of:=[.H95]+[.I94]" office:value-type="float" office:value="365.476749477416" calcext:value-type="float">
            <text:p>365.476749477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7:05:00</text:p>
          </table:table-cell>
          <table:table-cell office:value-type="float" office:value="0" calcext:value-type="float">
            <text:p>0</text:p>
          </table:table-cell>
          <table:table-cell office:value-type="float" office:value="53.5733333333333" calcext:value-type="float">
            <text:p>53.5733333333333</text:p>
          </table:table-cell>
          <table:table-cell office:value-type="float" office:value="491.8" calcext:value-type="float">
            <text:p>491.8</text:p>
          </table:table-cell>
          <table:table-cell table:style-name="ce4" table:formula="of:=[.E95]" office:value-type="float" office:value="24.6033333333333" calcext:value-type="float">
            <text:p>24.6033333333333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96]-[.E96])*[$Sheet2.$D$14]/12" office:value-type="float" office:value="3.93541485114864" calcext:value-type="float">
            <text:p>3.93541485114864</text:p>
          </table:table-cell>
          <table:table-cell table:formula="of:=[.H96]+[.I95]" office:value-type="float" office:value="369.412164328565" calcext:value-type="float">
            <text:p>369.412164328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7:10:00</text:p>
          </table:table-cell>
          <table:table-cell office:value-type="float" office:value="0" calcext:value-type="float">
            <text:p>0</text:p>
          </table:table-cell>
          <table:table-cell office:value-type="float" office:value="53.5" calcext:value-type="float">
            <text:p>53.5</text:p>
          </table:table-cell>
          <table:table-cell office:value-type="float" office:value="491.8" calcext:value-type="float">
            <text:p>491.8</text:p>
          </table:table-cell>
          <table:table-cell table:style-name="ce4" table:formula="of:=[.E96]" office:value-type="float" office:value="24.6033333333333" calcext:value-type="float">
            <text:p>24.6033333333333</text:p>
          </table:table-cell>
          <table:table-cell office:value-type="float" office:value="1933.505" calcext:value-type="float">
            <text:p>1933.505</text:p>
          </table:table-cell>
          <table:table-cell/>
          <table:table-cell table:formula="of:=([.C97]-[.E97])*[$Sheet2.$D$14]/12" office:value-type="float" office:value="3.92545292194311" calcext:value-type="float">
            <text:p>3.92545292194311</text:p>
          </table:table-cell>
          <table:table-cell table:formula="of:=[.H97]+[.I96]" office:value-type="float" office:value="373.337617250508" calcext:value-type="float">
            <text:p>373.337617250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7:15:00</text:p>
          </table:table-cell>
          <table:table-cell office:value-type="float" office:value="0" calcext:value-type="float">
            <text:p>0</text:p>
          </table:table-cell>
          <table:table-cell office:value-type="float" office:value="53.2066666666667" calcext:value-type="float">
            <text:p>53.2066666666667</text:p>
          </table:table-cell>
          <table:table-cell office:value-type="float" office:value="491.8" calcext:value-type="float">
            <text:p>491.8</text:p>
          </table:table-cell>
          <table:table-cell table:style-name="ce4" table:formula="of:=[.E97]" office:value-type="float" office:value="24.6033333333333" calcext:value-type="float">
            <text:p>24.6033333333333</text:p>
          </table:table-cell>
          <table:table-cell office:value-type="float" office:value="1933.5153" calcext:value-type="float">
            <text:p>1933.5153</text:p>
          </table:table-cell>
          <table:table-cell/>
          <table:table-cell table:formula="of:=([.C98]-[.E98])*[$Sheet2.$D$14]/12" office:value-type="float" office:value="3.88560520512099" calcext:value-type="float">
            <text:p>3.88560520512099</text:p>
          </table:table-cell>
          <table:table-cell table:formula="of:=[.H98]+[.I97]" office:value-type="float" office:value="377.223222455629" calcext:value-type="float">
            <text:p>377.2232224556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7:20:00</text:p>
          </table:table-cell>
          <table:table-cell office:value-type="float" office:value="0" calcext:value-type="float">
            <text:p>0</text:p>
          </table:table-cell>
          <table:table-cell office:value-type="float" office:value="52.2933333333333" calcext:value-type="float">
            <text:p>52.2933333333333</text:p>
          </table:table-cell>
          <table:table-cell office:value-type="float" office:value="491.8" calcext:value-type="float">
            <text:p>491.8</text:p>
          </table:table-cell>
          <table:table-cell table:style-name="ce4" table:formula="of:=[.E98]" office:value-type="float" office:value="24.6033333333333" calcext:value-type="float">
            <text:p>24.6033333333333</text:p>
          </table:table-cell>
          <table:table-cell office:value-type="float" office:value="1933.5236" calcext:value-type="float">
            <text:p>1933.5236</text:p>
          </table:table-cell>
          <table:table-cell/>
          <table:table-cell table:formula="of:=([.C99]-[.E99])*[$Sheet2.$D$14]/12" office:value-type="float" office:value="3.76153390501574" calcext:value-type="float">
            <text:p>3.76153390501574</text:p>
          </table:table-cell>
          <table:table-cell table:formula="of:=[.H99]+[.I98]" office:value-type="float" office:value="380.984756360645" calcext:value-type="float">
            <text:p>380.984756360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7:25:00</text:p>
          </table:table-cell>
          <table:table-cell office:value-type="float" office:value="509.333333333333" calcext:value-type="float">
            <text:p>509.333333333333</text:p>
          </table:table-cell>
          <table:table-cell office:value-type="float" office:value="52.16" calcext:value-type="float">
            <text:p>52.16</text:p>
          </table:table-cell>
          <table:table-cell office:value-type="float" office:value="491.8" calcext:value-type="float">
            <text:p>491.8</text:p>
          </table:table-cell>
          <table:table-cell table:style-name="ce4" table:formula="of:=[.E99]" office:value-type="float" office:value="24.6033333333333" calcext:value-type="float">
            <text:p>24.6033333333333</text:p>
          </table:table-cell>
          <table:table-cell office:value-type="float" office:value="1933.524" calcext:value-type="float">
            <text:p>1933.524</text:p>
          </table:table-cell>
          <table:table-cell/>
          <table:table-cell table:formula="of:=([.C100]-[.E100])*[$Sheet2.$D$14]/12" office:value-type="float" office:value="3.74342130646023" calcext:value-type="float">
            <text:p>3.74342130646023</text:p>
          </table:table-cell>
          <table:table-cell table:formula="of:=[.H100]+[.I99]" office:value-type="float" office:value="384.728177667105" calcext:value-type="float">
            <text:p>384.728177667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7:30:00</text:p>
          </table:table-cell>
          <table:table-cell office:value-type="float" office:value="1910" calcext:value-type="float">
            <text:p>1910</text:p>
          </table:table-cell>
          <table:table-cell office:value-type="float" office:value="53.16" calcext:value-type="float">
            <text:p>53.16</text:p>
          </table:table-cell>
          <table:table-cell office:value-type="float" office:value="491.853333333333" calcext:value-type="float">
            <text:p>491.853333333333</text:p>
          </table:table-cell>
          <table:table-cell table:style-name="ce4" table:formula="of:=[.E100]" office:value-type="float" office:value="24.6033333333333" calcext:value-type="float">
            <text:p>24.6033333333333</text:p>
          </table:table-cell>
          <table:table-cell office:value-type="float" office:value="1933.5246" calcext:value-type="float">
            <text:p>1933.5246</text:p>
          </table:table-cell>
          <table:table-cell/>
          <table:table-cell table:formula="of:=([.C101]-[.E101])*[$Sheet2.$D$14]/12" office:value-type="float" office:value="3.87926579562656" calcext:value-type="float">
            <text:p>3.87926579562656</text:p>
          </table:table-cell>
          <table:table-cell table:formula="of:=[.H101]+[.I100]" office:value-type="float" office:value="388.607443462732" calcext:value-type="float">
            <text:p>388.60744346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7:35:00</text:p>
          </table:table-cell>
          <table:table-cell office:value-type="float" office:value="1400.66666666667" calcext:value-type="float">
            <text:p>1400.66666666667</text:p>
          </table:table-cell>
          <table:table-cell office:value-type="float" office:value="54.8333333333333" calcext:value-type="float">
            <text:p>54.8333333333333</text:p>
          </table:table-cell>
          <table:table-cell office:value-type="float" office:value="492.026666666667" calcext:value-type="float">
            <text:p>492.026666666667</text:p>
          </table:table-cell>
          <table:table-cell table:style-name="ce4" table:formula="of:=[.E101]" office:value-type="float" office:value="24.6033333333333" calcext:value-type="float">
            <text:p>24.6033333333333</text:p>
          </table:table-cell>
          <table:table-cell office:value-type="float" office:value="1933.526" calcext:value-type="float">
            <text:p>1933.526</text:p>
          </table:table-cell>
          <table:table-cell/>
          <table:table-cell table:formula="of:=([.C102]-[.E102])*[$Sheet2.$D$14]/12" office:value-type="float" office:value="4.10657890749822" calcext:value-type="float">
            <text:p>4.10657890749822</text:p>
          </table:table-cell>
          <table:table-cell table:formula="of:=[.H102]+[.I101]" office:value-type="float" office:value="392.71402237023" calcext:value-type="float">
            <text:p>392.71402237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7:40:00</text:p>
          </table:table-cell>
          <table:table-cell office:value-type="float" office:value="0" calcext:value-type="float">
            <text:p>0</text:p>
          </table:table-cell>
          <table:table-cell office:value-type="float" office:value="55.1466666666667" calcext:value-type="float">
            <text:p>55.1466666666667</text:p>
          </table:table-cell>
          <table:table-cell office:value-type="float" office:value="492.1" calcext:value-type="float">
            <text:p>492.1</text:p>
          </table:table-cell>
          <table:table-cell table:style-name="ce4" table:formula="of:=[.E102]" office:value-type="float" office:value="24.6033333333333" calcext:value-type="float">
            <text:p>24.6033333333333</text:p>
          </table:table-cell>
          <table:table-cell office:value-type="float" office:value="1933.526" calcext:value-type="float">
            <text:p>1933.526</text:p>
          </table:table-cell>
          <table:table-cell/>
          <table:table-cell table:formula="of:=([.C103]-[.E103])*[$Sheet2.$D$14]/12" office:value-type="float" office:value="4.14914351410367" calcext:value-type="float">
            <text:p>4.14914351410367</text:p>
          </table:table-cell>
          <table:table-cell table:formula="of:=[.H103]+[.I102]" office:value-type="float" office:value="396.863165884334" calcext:value-type="float">
            <text:p>396.863165884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7:45:00</text:p>
          </table:table-cell>
          <table:table-cell office:value-type="float" office:value="0" calcext:value-type="float">
            <text:p>0</text:p>
          </table:table-cell>
          <table:table-cell office:value-type="float" office:value="54.9466666666667" calcext:value-type="float">
            <text:p>54.9466666666667</text:p>
          </table:table-cell>
          <table:table-cell office:value-type="float" office:value="492.1" calcext:value-type="float">
            <text:p>492.1</text:p>
          </table:table-cell>
          <table:table-cell table:style-name="ce4" table:formula="of:=[.E103]" office:value-type="float" office:value="24.6033333333333" calcext:value-type="float">
            <text:p>24.6033333333333</text:p>
          </table:table-cell>
          <table:table-cell office:value-type="float" office:value="1933.5273" calcext:value-type="float">
            <text:p>1933.5273</text:p>
          </table:table-cell>
          <table:table-cell/>
          <table:table-cell table:formula="of:=([.C104]-[.E104])*[$Sheet2.$D$14]/12" office:value-type="float" office:value="4.12197461627041" calcext:value-type="float">
            <text:p>4.12197461627041</text:p>
          </table:table-cell>
          <table:table-cell table:formula="of:=[.H104]+[.I103]" office:value-type="float" office:value="400.985140500604" calcext:value-type="float">
            <text:p>400.985140500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7:50:00</text:p>
          </table:table-cell>
          <table:table-cell office:value-type="float" office:value="0" calcext:value-type="float">
            <text:p>0</text:p>
          </table:table-cell>
          <table:table-cell office:value-type="float" office:value="54.7733333333333" calcext:value-type="float">
            <text:p>54.7733333333333</text:p>
          </table:table-cell>
          <table:table-cell office:value-type="float" office:value="492.1" calcext:value-type="float">
            <text:p>492.1</text:p>
          </table:table-cell>
          <table:table-cell table:style-name="ce4" table:formula="of:=[.E104]" office:value-type="float" office:value="24.6033333333333" calcext:value-type="float">
            <text:p>24.6033333333333</text:p>
          </table:table-cell>
          <table:table-cell office:value-type="float" office:value="1933.528" calcext:value-type="float">
            <text:p>1933.528</text:p>
          </table:table-cell>
          <table:table-cell/>
          <table:table-cell table:formula="of:=([.C105]-[.E105])*[$Sheet2.$D$14]/12" office:value-type="float" office:value="4.09842823814824" calcext:value-type="float">
            <text:p>4.09842823814824</text:p>
          </table:table-cell>
          <table:table-cell table:formula="of:=[.H105]+[.I104]" office:value-type="float" office:value="405.083568738752" calcext:value-type="float">
            <text:p>405.083568738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7:55:00</text:p>
          </table:table-cell>
          <table:table-cell office:value-type="float" office:value="0" calcext:value-type="float">
            <text:p>0</text:p>
          </table:table-cell>
          <table:table-cell office:value-type="float" office:value="54.6733333333333" calcext:value-type="float">
            <text:p>54.6733333333333</text:p>
          </table:table-cell>
          <table:table-cell office:value-type="float" office:value="492.1" calcext:value-type="float">
            <text:p>492.1</text:p>
          </table:table-cell>
          <table:table-cell table:style-name="ce4" table:formula="of:=[.E105]" office:value-type="float" office:value="24.6033333333333" calcext:value-type="float">
            <text:p>24.6033333333333</text:p>
          </table:table-cell>
          <table:table-cell office:value-type="float" office:value="1933.52858333334" calcext:value-type="float">
            <text:p>1933.52858333334</text:p>
          </table:table-cell>
          <table:table-cell/>
          <table:table-cell table:formula="of:=([.C106]-[.E106])*[$Sheet2.$D$14]/12" office:value-type="float" office:value="4.08484378923161" calcext:value-type="float">
            <text:p>4.08484378923161</text:p>
          </table:table-cell>
          <table:table-cell table:formula="of:=[.H106]+[.I105]" office:value-type="float" office:value="409.168412527984" calcext:value-type="float">
            <text:p>409.168412527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8:00:00</text:p>
          </table:table-cell>
          <table:table-cell office:value-type="float" office:value="0" calcext:value-type="float">
            <text:p>0</text:p>
          </table:table-cell>
          <table:table-cell office:value-type="float" office:value="54.5733333333333" calcext:value-type="float">
            <text:p>54.5733333333333</text:p>
          </table:table-cell>
          <table:table-cell office:value-type="float" office:value="492.1" calcext:value-type="float">
            <text:p>492.1</text:p>
          </table:table-cell>
          <table:table-cell office:value-type="float" office:value="24.6955555555556" calcext:value-type="float">
            <text:p>24.6955555555556</text:p>
          </table:table-cell>
          <table:table-cell office:value-type="float" office:value="1933.529" calcext:value-type="float">
            <text:p>1933.529</text:p>
          </table:table-cell>
          <table:table-cell/>
          <table:table-cell table:formula="of:=([.C107]-[.E107])*[$Sheet2.$D$14]/12" office:value-type="float" office:value="4.05873145964741" calcext:value-type="float">
            <text:p>4.05873145964741</text:p>
          </table:table-cell>
          <table:table-cell table:formula="of:=[.H107]+[.I106]" office:value-type="float" office:value="413.227143987631" calcext:value-type="float">
            <text:p>413.2271439876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8:05:00</text:p>
          </table:table-cell>
          <table:table-cell office:value-type="float" office:value="0" calcext:value-type="float">
            <text:p>0</text:p>
          </table:table-cell>
          <table:table-cell office:value-type="float" office:value="54.3666666666667" calcext:value-type="float">
            <text:p>54.3666666666667</text:p>
          </table:table-cell>
          <table:table-cell office:value-type="float" office:value="492.1" calcext:value-type="float">
            <text:p>492.1</text:p>
          </table:table-cell>
          <table:table-cell table:style-name="ce4" table:formula="of:=[.E107]" office:value-type="float" office:value="24.6955555555556" calcext:value-type="float">
            <text:p>24.6955555555556</text:p>
          </table:table-cell>
          <table:table-cell office:value-type="float" office:value="1933.5308" calcext:value-type="float">
            <text:p>1933.5308</text:p>
          </table:table-cell>
          <table:table-cell/>
          <table:table-cell table:formula="of:=([.C108]-[.E108])*[$Sheet2.$D$14]/12" office:value-type="float" office:value="4.03065693188637" calcext:value-type="float">
            <text:p>4.03065693188637</text:p>
          </table:table-cell>
          <table:table-cell table:formula="of:=[.H108]+[.I107]" office:value-type="float" office:value="417.257800919518" calcext:value-type="float">
            <text:p>417.2578009195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8:10:00</text:p>
          </table:table-cell>
          <table:table-cell office:value-type="float" office:value="0" calcext:value-type="float">
            <text:p>0</text:p>
          </table:table-cell>
          <table:table-cell office:value-type="float" office:value="53.8133333333333" calcext:value-type="float">
            <text:p>53.8133333333333</text:p>
          </table:table-cell>
          <table:table-cell office:value-type="float" office:value="492.1" calcext:value-type="float">
            <text:p>492.1</text:p>
          </table:table-cell>
          <table:table-cell table:style-name="ce4" table:formula="of:=[.E108]" office:value-type="float" office:value="24.6955555555556" calcext:value-type="float">
            <text:p>24.6955555555556</text:p>
          </table:table-cell>
          <table:table-cell office:value-type="float" office:value="1933.535" calcext:value-type="float">
            <text:p>1933.535</text:p>
          </table:table-cell>
          <table:table-cell/>
          <table:table-cell table:formula="of:=([.C109]-[.E109])*[$Sheet2.$D$14]/12" office:value-type="float" office:value="3.955489647881" calcext:value-type="float">
            <text:p>3.955489647881</text:p>
          </table:table-cell>
          <table:table-cell table:formula="of:=[.H109]+[.I108]" office:value-type="float" office:value="421.213290567399" calcext:value-type="float">
            <text:p>421.213290567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8:15:00</text:p>
          </table:table-cell>
          <table:table-cell office:value-type="float" office:value="0" calcext:value-type="float">
            <text:p>0</text:p>
          </table:table-cell>
          <table:table-cell office:value-type="float" office:value="53.2466666666667" calcext:value-type="float">
            <text:p>53.2466666666667</text:p>
          </table:table-cell>
          <table:table-cell office:value-type="float" office:value="492.1" calcext:value-type="float">
            <text:p>492.1</text:p>
          </table:table-cell>
          <table:table-cell table:style-name="ce4" table:formula="of:=[.E109]" office:value-type="float" office:value="24.6955555555556" calcext:value-type="float">
            <text:p>24.6955555555556</text:p>
          </table:table-cell>
          <table:table-cell office:value-type="float" office:value="1933.53635" calcext:value-type="float">
            <text:p>1933.53635</text:p>
          </table:table-cell>
          <table:table-cell/>
          <table:table-cell table:formula="of:=([.C110]-[.E110])*[$Sheet2.$D$14]/12" office:value-type="float" office:value="3.87851110402008" calcext:value-type="float">
            <text:p>3.87851110402008</text:p>
          </table:table-cell>
          <table:table-cell table:formula="of:=[.H110]+[.I109]" office:value-type="float" office:value="425.091801671419" calcext:value-type="float">
            <text:p>425.091801671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8:20:00</text:p>
          </table:table-cell>
          <table:table-cell office:value-type="float" office:value="0" calcext:value-type="float">
            <text:p>0</text:p>
          </table:table-cell>
          <table:table-cell office:value-type="float" office:value="52.9133333333333" calcext:value-type="float">
            <text:p>52.9133333333333</text:p>
          </table:table-cell>
          <table:table-cell office:value-type="float" office:value="492.1" calcext:value-type="float">
            <text:p>492.1</text:p>
          </table:table-cell>
          <table:table-cell table:style-name="ce4" table:formula="of:=[.E110]" office:value-type="float" office:value="24.6955555555556" calcext:value-type="float">
            <text:p>24.6955555555556</text:p>
          </table:table-cell>
          <table:table-cell office:value-type="float" office:value="1933.55066666667" calcext:value-type="float">
            <text:p>1933.55066666667</text:p>
          </table:table-cell>
          <table:table-cell/>
          <table:table-cell table:formula="of:=([.C111]-[.E111])*[$Sheet2.$D$14]/12" office:value-type="float" office:value="3.8332296076313" calcext:value-type="float">
            <text:p>3.8332296076313</text:p>
          </table:table-cell>
          <table:table-cell table:formula="of:=[.H111]+[.I110]" office:value-type="float" office:value="428.92503127905" calcext:value-type="float">
            <text:p>428.925031279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8:25:00</text:p>
          </table:table-cell>
          <table:table-cell office:value-type="float" office:value="509.333333333333" calcext:value-type="float">
            <text:p>509.333333333333</text:p>
          </table:table-cell>
          <table:table-cell office:value-type="float" office:value="52.6133333333333" calcext:value-type="float">
            <text:p>52.6133333333333</text:p>
          </table:table-cell>
          <table:table-cell office:value-type="float" office:value="492.1" calcext:value-type="float">
            <text:p>492.1</text:p>
          </table:table-cell>
          <table:table-cell table:style-name="ce4" table:formula="of:=[.E111]" office:value-type="float" office:value="24.6955555555556" calcext:value-type="float">
            <text:p>24.6955555555556</text:p>
          </table:table-cell>
          <table:table-cell office:value-type="float" office:value="1933.56675" calcext:value-type="float">
            <text:p>1933.56675</text:p>
          </table:table-cell>
          <table:table-cell/>
          <table:table-cell table:formula="of:=([.C112]-[.E112])*[$Sheet2.$D$14]/12" office:value-type="float" office:value="3.7924762608814" calcext:value-type="float">
            <text:p>3.7924762608814</text:p>
          </table:table-cell>
          <table:table-cell table:formula="of:=[.H112]+[.I111]" office:value-type="float" office:value="432.717507539932" calcext:value-type="float">
            <text:p>432.7175075399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8:30:00</text:p>
          </table:table-cell>
          <table:table-cell office:value-type="float" office:value="1910" calcext:value-type="float">
            <text:p>1910</text:p>
          </table:table-cell>
          <table:table-cell office:value-type="float" office:value="53.6" calcext:value-type="float">
            <text:p>53.6</text:p>
          </table:table-cell>
          <table:table-cell office:value-type="float" office:value="492.153333333333" calcext:value-type="float">
            <text:p>492.153333333333</text:p>
          </table:table-cell>
          <table:table-cell table:style-name="ce4" table:formula="of:=[.E112]" office:value-type="float" office:value="24.6955555555556" calcext:value-type="float">
            <text:p>24.6955555555556</text:p>
          </table:table-cell>
          <table:table-cell office:value-type="float" office:value="1933.57548333333" calcext:value-type="float">
            <text:p>1933.57548333333</text:p>
          </table:table-cell>
          <table:table-cell/>
          <table:table-cell table:formula="of:=([.C113]-[.E113])*[$Sheet2.$D$14]/12" office:value-type="float" office:value="3.92650949019218" calcext:value-type="float">
            <text:p>3.92650949019218</text:p>
          </table:table-cell>
          <table:table-cell table:formula="of:=[.H113]+[.I112]" office:value-type="float" office:value="436.644017030124" calcext:value-type="float">
            <text:p>436.644017030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8:35:00</text:p>
          </table:table-cell>
          <table:table-cell office:value-type="float" office:value="1910" calcext:value-type="float">
            <text:p>1910</text:p>
          </table:table-cell>
          <table:table-cell office:value-type="float" office:value="54.8866666666667" calcext:value-type="float">
            <text:p>54.8866666666667</text:p>
          </table:table-cell>
          <table:table-cell office:value-type="float" office:value="492.353333333333" calcext:value-type="float">
            <text:p>492.353333333333</text:p>
          </table:table-cell>
          <table:table-cell table:style-name="ce4" table:formula="of:=[.E113]" office:value-type="float" office:value="24.6955555555556" calcext:value-type="float">
            <text:p>24.6955555555556</text:p>
          </table:table-cell>
          <table:table-cell office:value-type="float" office:value="1933.586" calcext:value-type="float">
            <text:p>1933.586</text:p>
          </table:table-cell>
          <table:table-cell/>
          <table:table-cell table:formula="of:=([.C114]-[.E114])*[$Sheet2.$D$14]/12" office:value-type="float" office:value="4.10129606625286" calcext:value-type="float">
            <text:p>4.10129606625286</text:p>
          </table:table-cell>
          <table:table-cell table:formula="of:=[.H114]+[.I113]" office:value-type="float" office:value="440.745313096377" calcext:value-type="float">
            <text:p>440.745313096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8:40:00</text:p>
          </table:table-cell>
          <table:table-cell office:value-type="float" office:value="1910" calcext:value-type="float">
            <text:p>1910</text:p>
          </table:table-cell>
          <table:table-cell office:value-type="float" office:value="55.535" calcext:value-type="float">
            <text:p>55.535</text:p>
          </table:table-cell>
          <table:table-cell office:value-type="float" office:value="492.515" calcext:value-type="float">
            <text:p>492.515</text:p>
          </table:table-cell>
          <table:table-cell table:style-name="ce4" table:formula="of:=[.E114]" office:value-type="float" office:value="24.6955555555556" calcext:value-type="float">
            <text:p>24.6955555555556</text:p>
          </table:table-cell>
          <table:table-cell office:value-type="float" office:value="1933.586" calcext:value-type="float">
            <text:p>1933.586</text:p>
          </table:table-cell>
          <table:table-cell/>
          <table:table-cell table:formula="of:=([.C115]-[.E115])*[$Sheet2.$D$14]/12" office:value-type="float" office:value="4.18936857672904" calcext:value-type="float">
            <text:p>4.18936857672904</text:p>
          </table:table-cell>
          <table:table-cell table:formula="of:=[.H115]+[.I114]" office:value-type="float" office:value="444.934681673106" calcext:value-type="float">
            <text:p>444.934681673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8:45:00</text:p>
          </table:table-cell>
          <table:table-cell office:value-type="float" office:value="1910" calcext:value-type="float">
            <text:p>1910</text:p>
          </table:table-cell>
          <table:table-cell office:value-type="float" office:value="56.3" calcext:value-type="float">
            <text:p>56.3</text:p>
          </table:table-cell>
          <table:table-cell office:value-type="float" office:value="492.6" calcext:value-type="float">
            <text:p>492.6</text:p>
          </table:table-cell>
          <table:table-cell table:style-name="ce4" table:formula="of:=[.E115]" office:value-type="float" office:value="24.6955555555556" calcext:value-type="float">
            <text:p>24.6955555555556</text:p>
          </table:table-cell>
          <table:table-cell office:value-type="float" office:value="1933.586" calcext:value-type="float">
            <text:p>1933.586</text:p>
          </table:table-cell>
          <table:table-cell/>
          <table:table-cell table:formula="of:=([.C116]-[.E116])*[$Sheet2.$D$14]/12" office:value-type="float" office:value="4.29328961094128" calcext:value-type="float">
            <text:p>4.29328961094128</text:p>
          </table:table-cell>
          <table:table-cell table:formula="of:=[.H116]+[.I115]" office:value-type="float" office:value="449.227971284047" calcext:value-type="float">
            <text:p>449.2279712840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8:50:00</text:p>
          </table:table-cell>
          <table:table-cell office:value-type="float" office:value="1910" calcext:value-type="float">
            <text:p>1910</text:p>
          </table:table-cell>
          <table:table-cell office:value-type="float" office:value="56.82" calcext:value-type="float">
            <text:p>56.82</text:p>
          </table:table-cell>
          <table:table-cell office:value-type="float" office:value="492.72" calcext:value-type="float">
            <text:p>492.72</text:p>
          </table:table-cell>
          <table:table-cell table:style-name="ce4" table:formula="of:=[.E116]" office:value-type="float" office:value="24.6955555555556" calcext:value-type="float">
            <text:p>24.6955555555556</text:p>
          </table:table-cell>
          <table:table-cell office:value-type="float" office:value="1933.5893" calcext:value-type="float">
            <text:p>1933.5893</text:p>
          </table:table-cell>
          <table:table-cell/>
          <table:table-cell table:formula="of:=([.C117]-[.E117])*[$Sheet2.$D$14]/12" office:value-type="float" office:value="4.36392874530778" calcext:value-type="float">
            <text:p>4.36392874530778</text:p>
          </table:table-cell>
          <table:table-cell table:formula="of:=[.H117]+[.I116]" office:value-type="float" office:value="453.591900029355" calcext:value-type="float">
            <text:p>453.591900029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8:55:00</text:p>
          </table:table-cell>
          <table:table-cell office:value-type="float" office:value="1910" calcext:value-type="float">
            <text:p>1910</text:p>
          </table:table-cell>
          <table:table-cell office:value-type="float" office:value="57.84" calcext:value-type="float">
            <text:p>57.84</text:p>
          </table:table-cell>
          <table:table-cell office:value-type="float" office:value="492.98" calcext:value-type="float">
            <text:p>492.98</text:p>
          </table:table-cell>
          <table:table-cell table:style-name="ce4" table:formula="of:=[.E117]" office:value-type="float" office:value="24.6955555555556" calcext:value-type="float">
            <text:p>24.6955555555556</text:p>
          </table:table-cell>
          <table:table-cell office:value-type="float" office:value="1933.595" calcext:value-type="float">
            <text:p>1933.595</text:p>
          </table:table-cell>
          <table:table-cell/>
          <table:table-cell table:formula="of:=([.C118]-[.E118])*[$Sheet2.$D$14]/12" office:value-type="float" office:value="4.50249012425743" calcext:value-type="float">
            <text:p>4.50249012425743</text:p>
          </table:table-cell>
          <table:table-cell table:formula="of:=[.H118]+[.I117]" office:value-type="float" office:value="458.094390153612" calcext:value-type="float">
            <text:p>458.0943901536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9:00:00</text:p>
          </table:table-cell>
          <table:table-cell office:value-type="float" office:value="1910" calcext:value-type="float">
            <text:p>1910</text:p>
          </table:table-cell>
          <table:table-cell office:value-type="float" office:value="58.56" calcext:value-type="float">
            <text:p>58.56</text:p>
          </table:table-cell>
          <table:table-cell office:value-type="float" office:value="493.18" calcext:value-type="float">
            <text:p>493.18</text:p>
          </table:table-cell>
          <table:table-cell office:value-type="float" office:value="25.0808333333333" calcext:value-type="float">
            <text:p>25.0808333333333</text:p>
          </table:table-cell>
          <table:table-cell office:value-type="float" office:value="1933.595" calcext:value-type="float">
            <text:p>1933.595</text:p>
          </table:table-cell>
          <table:table-cell/>
          <table:table-cell table:formula="of:=([.C119]-[.E119])*[$Sheet2.$D$14]/12" office:value-type="float" office:value="4.54796029354783" calcext:value-type="float">
            <text:p>4.54796029354783</text:p>
          </table:table-cell>
          <table:table-cell table:formula="of:=[.H119]+[.I118]" office:value-type="float" office:value="462.64235044716" calcext:value-type="float">
            <text:p>462.64235044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9:05:00</text:p>
          </table:table-cell>
          <table:table-cell office:value-type="float" office:value="1910" calcext:value-type="float">
            <text:p>1910</text:p>
          </table:table-cell>
          <table:table-cell office:value-type="float" office:value="59.34" calcext:value-type="float">
            <text:p>59.34</text:p>
          </table:table-cell>
          <table:table-cell office:value-type="float" office:value="493.34" calcext:value-type="float">
            <text:p>493.34</text:p>
          </table:table-cell>
          <table:table-cell table:style-name="ce4" table:formula="of:=[.E119]" office:value-type="float" office:value="25.0808333333333" calcext:value-type="float">
            <text:p>25.0808333333333</text:p>
          </table:table-cell>
          <table:table-cell office:value-type="float" office:value="1933.595" calcext:value-type="float">
            <text:p>1933.595</text:p>
          </table:table-cell>
          <table:table-cell/>
          <table:table-cell table:formula="of:=([.C120]-[.E120])*[$Sheet2.$D$14]/12" office:value-type="float" office:value="4.65391899509757" calcext:value-type="float">
            <text:p>4.65391899509757</text:p>
          </table:table-cell>
          <table:table-cell table:formula="of:=[.H120]+[.I119]" office:value-type="float" office:value="467.296269442257" calcext:value-type="float">
            <text:p>467.296269442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9:10:00</text:p>
          </table:table-cell>
          <table:table-cell office:value-type="float" office:value="1910" calcext:value-type="float">
            <text:p>1910</text:p>
          </table:table-cell>
          <table:table-cell office:value-type="float" office:value="59.98" calcext:value-type="float">
            <text:p>59.98</text:p>
          </table:table-cell>
          <table:table-cell office:value-type="float" office:value="493.48" calcext:value-type="float">
            <text:p>493.48</text:p>
          </table:table-cell>
          <table:table-cell table:style-name="ce4" table:formula="of:=[.E120]" office:value-type="float" office:value="25.0808333333333" calcext:value-type="float">
            <text:p>25.0808333333333</text:p>
          </table:table-cell>
          <table:table-cell office:value-type="float" office:value="1933.5976" calcext:value-type="float">
            <text:p>1933.5976</text:p>
          </table:table-cell>
          <table:table-cell/>
          <table:table-cell table:formula="of:=([.C121]-[.E121])*[$Sheet2.$D$14]/12" office:value-type="float" office:value="4.74085946816402" calcext:value-type="float">
            <text:p>4.74085946816402</text:p>
          </table:table-cell>
          <table:table-cell table:formula="of:=[.H121]+[.I120]" office:value-type="float" office:value="472.037128910421" calcext:value-type="float">
            <text:p>472.037128910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9:15:00</text:p>
          </table:table-cell>
          <table:table-cell office:value-type="float" office:value="1910" calcext:value-type="float">
            <text:p>1910</text:p>
          </table:table-cell>
          <table:table-cell office:value-type="float" office:value="60.68" calcext:value-type="float">
            <text:p>60.68</text:p>
          </table:table-cell>
          <table:table-cell office:value-type="float" office:value="493.64" calcext:value-type="float">
            <text:p>493.64</text:p>
          </table:table-cell>
          <table:table-cell table:style-name="ce4" table:formula="of:=[.E121]" office:value-type="float" office:value="25.0808333333333" calcext:value-type="float">
            <text:p>25.0808333333333</text:p>
          </table:table-cell>
          <table:table-cell office:value-type="float" office:value="1933.59953333333" calcext:value-type="float">
            <text:p>1933.59953333333</text:p>
          </table:table-cell>
          <table:table-cell/>
          <table:table-cell table:formula="of:=([.C122]-[.E122])*[$Sheet2.$D$14]/12" office:value-type="float" office:value="4.83595061058046" calcext:value-type="float">
            <text:p>4.83595061058046</text:p>
          </table:table-cell>
          <table:table-cell table:formula="of:=[.H122]+[.I121]" office:value-type="float" office:value="476.873079521002" calcext:value-type="float">
            <text:p>476.873079521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9:20:00</text:p>
          </table:table-cell>
          <table:table-cell office:value-type="float" office:value="1910" calcext:value-type="float">
            <text:p>1910</text:p>
          </table:table-cell>
          <table:table-cell office:value-type="float" office:value="61.46" calcext:value-type="float">
            <text:p>61.46</text:p>
          </table:table-cell>
          <table:table-cell office:value-type="float" office:value="493.78" calcext:value-type="float">
            <text:p>493.78</text:p>
          </table:table-cell>
          <table:table-cell table:style-name="ce4" table:formula="of:=[.E122]" office:value-type="float" office:value="25.0808333333333" calcext:value-type="float">
            <text:p>25.0808333333333</text:p>
          </table:table-cell>
          <table:table-cell office:value-type="float" office:value="1933.6" calcext:value-type="float">
            <text:p>1933.6</text:p>
          </table:table-cell>
          <table:table-cell/>
          <table:table-cell table:formula="of:=([.C123]-[.E123])*[$Sheet2.$D$14]/12" office:value-type="float" office:value="4.94190931213019" calcext:value-type="float">
            <text:p>4.94190931213019</text:p>
          </table:table-cell>
          <table:table-cell table:formula="of:=[.H123]+[.I122]" office:value-type="float" office:value="481.814988833132" calcext:value-type="float">
            <text:p>481.814988833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9:25:00</text:p>
          </table:table-cell>
          <table:table-cell office:value-type="float" office:value="1910" calcext:value-type="float">
            <text:p>1910</text:p>
          </table:table-cell>
          <table:table-cell office:value-type="float" office:value="62.28" calcext:value-type="float">
            <text:p>62.28</text:p>
          </table:table-cell>
          <table:table-cell office:value-type="float" office:value="493.94" calcext:value-type="float">
            <text:p>493.94</text:p>
          </table:table-cell>
          <table:table-cell table:style-name="ce4" table:formula="of:=[.E123]" office:value-type="float" office:value="25.0808333333333" calcext:value-type="float">
            <text:p>25.0808333333333</text:p>
          </table:table-cell>
          <table:table-cell office:value-type="float" office:value="1933.6" calcext:value-type="float">
            <text:p>1933.6</text:p>
          </table:table-cell>
          <table:table-cell/>
          <table:table-cell table:formula="of:=([.C124]-[.E124])*[$Sheet2.$D$14]/12" office:value-type="float" office:value="5.05330179324659" calcext:value-type="float">
            <text:p>5.05330179324659</text:p>
          </table:table-cell>
          <table:table-cell table:formula="of:=[.H124]+[.I123]" office:value-type="float" office:value="486.868290626379" calcext:value-type="float">
            <text:p>486.868290626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9:30:00</text:p>
          </table:table-cell>
          <table:table-cell office:value-type="float" office:value="1910" calcext:value-type="float">
            <text:p>1910</text:p>
          </table:table-cell>
          <table:table-cell office:value-type="float" office:value="62.98" calcext:value-type="float">
            <text:p>62.98</text:p>
          </table:table-cell>
          <table:table-cell office:value-type="float" office:value="494.08" calcext:value-type="float">
            <text:p>494.08</text:p>
          </table:table-cell>
          <table:table-cell table:style-name="ce4" table:formula="of:=[.E124]" office:value-type="float" office:value="25.0808333333333" calcext:value-type="float">
            <text:p>25.0808333333333</text:p>
          </table:table-cell>
          <table:table-cell office:value-type="float" office:value="1933.6024" calcext:value-type="float">
            <text:p>1933.6024</text:p>
          </table:table-cell>
          <table:table-cell/>
          <table:table-cell table:formula="of:=([.C125]-[.E125])*[$Sheet2.$D$14]/12" office:value-type="float" office:value="5.14839293566302" calcext:value-type="float">
            <text:p>5.14839293566302</text:p>
          </table:table-cell>
          <table:table-cell table:formula="of:=[.H125]+[.I124]" office:value-type="float" office:value="492.016683562042" calcext:value-type="float">
            <text:p>492.016683562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9:35:00</text:p>
          </table:table-cell>
          <table:table-cell office:value-type="float" office:value="1910" calcext:value-type="float">
            <text:p>1910</text:p>
          </table:table-cell>
          <table:table-cell office:value-type="float" office:value="63.64" calcext:value-type="float">
            <text:p>63.64</text:p>
          </table:table-cell>
          <table:table-cell office:value-type="float" office:value="494.28" calcext:value-type="float">
            <text:p>494.28</text:p>
          </table:table-cell>
          <table:table-cell table:style-name="ce4" table:formula="of:=[.E125]" office:value-type="float" office:value="25.0808333333333" calcext:value-type="float">
            <text:p>25.0808333333333</text:p>
          </table:table-cell>
          <table:table-cell office:value-type="float" office:value="1933.60535" calcext:value-type="float">
            <text:p>1933.60535</text:p>
          </table:table-cell>
          <table:table-cell/>
          <table:table-cell table:formula="of:=([.C126]-[.E126])*[$Sheet2.$D$14]/12" office:value-type="float" office:value="5.2380502985128" calcext:value-type="float">
            <text:p>5.2380502985128</text:p>
          </table:table-cell>
          <table:table-cell table:formula="of:=[.H126]+[.I125]" office:value-type="float" office:value="497.254733860555" calcext:value-type="float">
            <text:p>497.254733860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9:40:00</text:p>
          </table:table-cell>
          <table:table-cell office:value-type="float" office:value="1910" calcext:value-type="float">
            <text:p>1910</text:p>
          </table:table-cell>
          <table:table-cell office:value-type="float" office:value="64.32" calcext:value-type="float">
            <text:p>64.32</text:p>
          </table:table-cell>
          <table:table-cell office:value-type="float" office:value="494.44" calcext:value-type="float">
            <text:p>494.44</text:p>
          </table:table-cell>
          <table:table-cell table:style-name="ce4" table:formula="of:=[.E126]" office:value-type="float" office:value="25.0808333333333" calcext:value-type="float">
            <text:p>25.0808333333333</text:p>
          </table:table-cell>
          <table:table-cell office:value-type="float" office:value="1933.607" calcext:value-type="float">
            <text:p>1933.607</text:p>
          </table:table-cell>
          <table:table-cell/>
          <table:table-cell table:formula="of:=([.C127]-[.E127])*[$Sheet2.$D$14]/12" office:value-type="float" office:value="5.3304245511459" calcext:value-type="float">
            <text:p>5.3304245511459</text:p>
          </table:table-cell>
          <table:table-cell table:formula="of:=[.H127]+[.I126]" office:value-type="float" office:value="502.5851584117" calcext:value-type="float">
            <text:p>502.5851584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9:45:00</text:p>
          </table:table-cell>
          <table:table-cell office:value-type="float" office:value="1910" calcext:value-type="float">
            <text:p>1910</text:p>
          </table:table-cell>
          <table:table-cell office:value-type="float" office:value="65.05" calcext:value-type="float">
            <text:p>65.05</text:p>
          </table:table-cell>
          <table:table-cell office:value-type="float" office:value="494.583333333333" calcext:value-type="float">
            <text:p>494.583333333333</text:p>
          </table:table-cell>
          <table:table-cell table:style-name="ce4" table:formula="of:=[.E127]" office:value-type="float" office:value="25.0808333333333" calcext:value-type="float">
            <text:p>25.0808333333333</text:p>
          </table:table-cell>
          <table:table-cell office:value-type="float" office:value="1933.60795" calcext:value-type="float">
            <text:p>1933.60795</text:p>
          </table:table-cell>
          <table:table-cell/>
          <table:table-cell table:formula="of:=([.C128]-[.E128])*[$Sheet2.$D$14]/12" office:value-type="float" office:value="5.42959102823733" calcext:value-type="float">
            <text:p>5.42959102823733</text:p>
          </table:table-cell>
          <table:table-cell table:formula="of:=[.H128]+[.I127]" office:value-type="float" office:value="508.014749439938" calcext:value-type="float">
            <text:p>508.014749439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9:50:00</text:p>
          </table:table-cell>
          <table:table-cell office:value-type="float" office:value="1910" calcext:value-type="float">
            <text:p>1910</text:p>
          </table:table-cell>
          <table:table-cell office:value-type="float" office:value="65.65" calcext:value-type="float">
            <text:p>65.65</text:p>
          </table:table-cell>
          <table:table-cell office:value-type="float" office:value="494.741666666667" calcext:value-type="float">
            <text:p>494.741666666667</text:p>
          </table:table-cell>
          <table:table-cell table:style-name="ce4" table:formula="of:=[.E128]" office:value-type="float" office:value="25.0808333333333" calcext:value-type="float">
            <text:p>25.0808333333333</text:p>
          </table:table-cell>
          <table:table-cell office:value-type="float" office:value="1933.62075" calcext:value-type="float">
            <text:p>1933.62075</text:p>
          </table:table-cell>
          <table:table-cell/>
          <table:table-cell table:formula="of:=([.C129]-[.E129])*[$Sheet2.$D$14]/12" office:value-type="float" office:value="5.51109772173713" calcext:value-type="float">
            <text:p>5.51109772173713</text:p>
          </table:table-cell>
          <table:table-cell table:formula="of:=[.H129]+[.I128]" office:value-type="float" office:value="513.525847161675" calcext:value-type="float">
            <text:p>513.525847161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09:55:00</text:p>
          </table:table-cell>
          <table:table-cell office:value-type="float" office:value="1910" calcext:value-type="float">
            <text:p>1910</text:p>
          </table:table-cell>
          <table:table-cell office:value-type="float" office:value="61.25" calcext:value-type="float">
            <text:p>61.25</text:p>
          </table:table-cell>
          <table:table-cell office:value-type="float" office:value="494.883333333333" calcext:value-type="float">
            <text:p>494.883333333333</text:p>
          </table:table-cell>
          <table:table-cell table:style-name="ce4" table:formula="of:=[.E129]" office:value-type="float" office:value="25.0808333333333" calcext:value-type="float">
            <text:p>25.0808333333333</text:p>
          </table:table-cell>
          <table:table-cell office:value-type="float" office:value="1933.65085" calcext:value-type="float">
            <text:p>1933.65085</text:p>
          </table:table-cell>
          <table:table-cell/>
          <table:table-cell table:formula="of:=([.C130]-[.E130])*[$Sheet2.$D$14]/12" office:value-type="float" office:value="4.91338196940526" calcext:value-type="float">
            <text:p>4.91338196940526</text:p>
          </table:table-cell>
          <table:table-cell table:formula="of:=[.H130]+[.I129]" office:value-type="float" office:value="518.43922913108" calcext:value-type="float">
            <text:p>518.43922913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0:00:00</text:p>
          </table:table-cell>
          <table:table-cell office:value-type="float" office:value="1114.16666666667" calcext:value-type="float">
            <text:p>1114.16666666667</text:p>
          </table:table-cell>
          <table:table-cell office:value-type="float" office:value="43.7666666666667" calcext:value-type="float">
            <text:p>43.7666666666667</text:p>
          </table:table-cell>
          <table:table-cell office:value-type="float" office:value="495.041666666667" calcext:value-type="float">
            <text:p>495.041666666667</text:p>
          </table:table-cell>
          <table:table-cell office:value-type="float" office:value="23.4586111111111" calcext:value-type="float">
            <text:p>23.4586111111111</text:p>
          </table:table-cell>
          <table:table-cell office:value-type="float" office:value="1933.67936666667" calcext:value-type="float">
            <text:p>1933.67936666667</text:p>
          </table:table-cell>
          <table:table-cell/>
          <table:table-cell table:formula="of:=([.C131]-[.E131])*[$Sheet2.$D$14]/12" office:value-type="float" office:value="2.75873743290594" calcext:value-type="float">
            <text:p>2.75873743290594</text:p>
          </table:table-cell>
          <table:table-cell table:formula="of:=[.H131]+[.I130]" office:value-type="float" office:value="521.197966563986" calcext:value-type="float">
            <text:p>521.197966563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0:05:00</text:p>
          </table:table-cell>
          <table:table-cell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495.1" calcext:value-type="float">
            <text:p>495.1</text:p>
          </table:table-cell>
          <table:table-cell table:style-name="ce4" table:formula="of:=[.E131]" office:value-type="float" office:value="23.4586111111111" calcext:value-type="float">
            <text:p>23.4586111111111</text:p>
          </table:table-cell>
          <table:table-cell office:value-type="float" office:value="1933.70736666667" calcext:value-type="float">
            <text:p>1933.70736666667</text:p>
          </table:table-cell>
          <table:table-cell/>
          <table:table-cell table:formula="of:=([.C132]-[.E132])*[$Sheet2.$D$14]/12" office:value-type="float" office:value="0.290895879717571" calcext:value-type="float">
            <text:p>0.290895879717571</text:p>
          </table:table-cell>
          <table:table-cell table:formula="of:=[.H132]+[.I131]" office:value-type="float" office:value="521.488862443704" calcext:value-type="float">
            <text:p>521.488862443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0:10:00</text:p>
          </table:table-cell>
          <table:table-cell office:value-type="float" office:value="0" calcext:value-type="float">
            <text:p>0</text:p>
          </table:table-cell>
          <table:table-cell office:value-type="float" office:value="20.6916666666667" calcext:value-type="float">
            <text:p>20.6916666666667</text:p>
          </table:table-cell>
          <table:table-cell office:value-type="float" office:value="495.1" calcext:value-type="float">
            <text:p>495.1</text:p>
          </table:table-cell>
          <table:table-cell table:style-name="ce4" table:formula="of:=[.E132]" office:value-type="float" office:value="23.4586111111111" calcext:value-type="float">
            <text:p>23.4586111111111</text:p>
          </table:table-cell>
          <table:table-cell office:value-type="float" office:value="1933.7275" calcext:value-type="float">
            <text:p>1933.7275</text:p>
          </table:table-cell>
          <table:table-cell/>
          <table:table-cell table:formula="of:=([.C133]-[.E133])*[$Sheet2.$D$14]/12" office:value-type="float" office:value="-0.375874154607177" calcext:value-type="float">
            <text:p>-0.375874154607177</text:p>
          </table:table-cell>
          <table:table-cell table:formula="of:=[.H133]+[.I132]" office:value-type="float" office:value="521.112988289096" calcext:value-type="float">
            <text:p>521.112988289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0:15:00</text:p>
          </table:table-cell>
          <table:table-cell office:value-type="float" office:value="0" calcext:value-type="float">
            <text:p>0</text:p>
          </table:table-cell>
          <table:table-cell office:value-type="float" office:value="19.45" calcext:value-type="float">
            <text:p>19.45</text:p>
          </table:table-cell>
          <table:table-cell office:value-type="float" office:value="495.1" calcext:value-type="float">
            <text:p>495.1</text:p>
          </table:table-cell>
          <table:table-cell table:style-name="ce4" table:formula="of:=[.E133]" office:value-type="float" office:value="23.4586111111111" calcext:value-type="float">
            <text:p>23.4586111111111</text:p>
          </table:table-cell>
          <table:table-cell office:value-type="float" office:value="1933.728" calcext:value-type="float">
            <text:p>1933.728</text:p>
          </table:table-cell>
          <table:table-cell/>
          <table:table-cell table:formula="of:=([.C134]-[.E134])*[$Sheet2.$D$14]/12" office:value-type="float" office:value="-0.544547728655372" calcext:value-type="float">
            <text:p>-0.544547728655372</text:p>
          </table:table-cell>
          <table:table-cell table:formula="of:=[.H134]+[.I133]" office:value-type="float" office:value="520.568440560441" calcext:value-type="float">
            <text:p>520.568440560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0:20:00</text:p>
          </table:table-cell>
          <table:table-cell office:value-type="float" office:value="0" calcext:value-type="float">
            <text:p>0</text:p>
          </table:table-cell>
          <table:table-cell office:value-type="float" office:value="18.9333333333333" calcext:value-type="float">
            <text:p>18.9333333333333</text:p>
          </table:table-cell>
          <table:table-cell office:value-type="float" office:value="495.1" calcext:value-type="float">
            <text:p>495.1</text:p>
          </table:table-cell>
          <table:table-cell table:style-name="ce4" table:formula="of:=[.E134]" office:value-type="float" office:value="23.4586111111111" calcext:value-type="float">
            <text:p>23.4586111111111</text:p>
          </table:table-cell>
          <table:table-cell office:value-type="float" office:value="1933.72921666667" calcext:value-type="float">
            <text:p>1933.72921666667</text:p>
          </table:table-cell>
          <table:table-cell/>
          <table:table-cell table:formula="of:=([.C135]-[.E135])*[$Sheet2.$D$14]/12" office:value-type="float" office:value="-0.614734048057978" calcext:value-type="float">
            <text:p>-0.614734048057978</text:p>
          </table:table-cell>
          <table:table-cell table:formula="of:=[.H135]+[.I134]" office:value-type="float" office:value="519.953706512383" calcext:value-type="float">
            <text:p>519.953706512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0:25:00</text:p>
          </table:table-cell>
          <table:table-cell office:value-type="float" office:value="0" calcext:value-type="float">
            <text:p>0</text:p>
          </table:table-cell>
          <table:table-cell office:value-type="float" office:value="18.66" calcext:value-type="float">
            <text:p>18.66</text:p>
          </table:table-cell>
          <table:table-cell office:value-type="float" office:value="495.1" calcext:value-type="float">
            <text:p>495.1</text:p>
          </table:table-cell>
          <table:table-cell table:style-name="ce4" table:formula="of:=[.E135]" office:value-type="float" office:value="23.4586111111111" calcext:value-type="float">
            <text:p>23.4586111111111</text:p>
          </table:table-cell>
          <table:table-cell office:value-type="float" office:value="1933.732" calcext:value-type="float">
            <text:p>1933.732</text:p>
          </table:table-cell>
          <table:table-cell/>
          <table:table-cell table:formula="of:=([.C136]-[.E136])*[$Sheet2.$D$14]/12" office:value-type="float" office:value="-0.651864875096775" calcext:value-type="float">
            <text:p>-0.651864875096775</text:p>
          </table:table-cell>
          <table:table-cell table:formula="of:=[.H136]+[.I135]" office:value-type="float" office:value="519.301841637286" calcext:value-type="float">
            <text:p>519.301841637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0:30:00</text:p>
          </table:table-cell>
          <table:table-cell office:value-type="float" office:value="0" calcext:value-type="float">
            <text:p>0</text:p>
          </table:table-cell>
          <table:table-cell office:value-type="float" office:value="18.48" calcext:value-type="float">
            <text:p>18.48</text:p>
          </table:table-cell>
          <table:table-cell office:value-type="float" office:value="495.1" calcext:value-type="float">
            <text:p>495.1</text:p>
          </table:table-cell>
          <table:table-cell table:style-name="ce4" table:formula="of:=[.E136]" office:value-type="float" office:value="23.4586111111111" calcext:value-type="float">
            <text:p>23.4586111111111</text:p>
          </table:table-cell>
          <table:table-cell office:value-type="float" office:value="1933.732" calcext:value-type="float">
            <text:p>1933.732</text:p>
          </table:table-cell>
          <table:table-cell/>
          <table:table-cell table:formula="of:=([.C137]-[.E137])*[$Sheet2.$D$14]/12" office:value-type="float" office:value="-0.676316883146714" calcext:value-type="float">
            <text:p>-0.676316883146714</text:p>
          </table:table-cell>
          <table:table-cell table:formula="of:=[.H137]+[.I136]" office:value-type="float" office:value="518.62552475414" calcext:value-type="float">
            <text:p>518.62552475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0:35:00</text:p>
          </table:table-cell>
          <table:table-cell office:value-type="float" office:value="0" calcext:value-type="float">
            <text:p>0</text:p>
          </table:table-cell>
          <table:table-cell office:value-type="float" office:value="18.22" calcext:value-type="float">
            <text:p>18.22</text:p>
          </table:table-cell>
          <table:table-cell office:value-type="float" office:value="495.1" calcext:value-type="float">
            <text:p>495.1</text:p>
          </table:table-cell>
          <table:table-cell table:style-name="ce4" table:formula="of:=[.E137]" office:value-type="float" office:value="23.4586111111111" calcext:value-type="float">
            <text:p>23.4586111111111</text:p>
          </table:table-cell>
          <table:table-cell office:value-type="float" office:value="1933.732" calcext:value-type="float">
            <text:p>1933.732</text:p>
          </table:table-cell>
          <table:table-cell/>
          <table:table-cell table:formula="of:=([.C138]-[.E138])*[$Sheet2.$D$14]/12" office:value-type="float" office:value="-0.711636450329961" calcext:value-type="float">
            <text:p>-0.711636450329961</text:p>
          </table:table-cell>
          <table:table-cell table:formula="of:=[.H138]+[.I137]" office:value-type="float" office:value="517.91388830381" calcext:value-type="float">
            <text:p>517.91388830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0:40:00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495.1" calcext:value-type="float">
            <text:p>495.1</text:p>
          </table:table-cell>
          <table:table-cell table:style-name="ce4" table:formula="of:=[.E138]" office:value-type="float" office:value="23.4586111111111" calcext:value-type="float">
            <text:p>23.4586111111111</text:p>
          </table:table-cell>
          <table:table-cell office:value-type="float" office:value="1933.73898333333" calcext:value-type="float">
            <text:p>1933.73898333333</text:p>
          </table:table-cell>
          <table:table-cell/>
          <table:table-cell table:formula="of:=([.C139]-[.E139])*[$Sheet2.$D$14]/12" office:value-type="float" office:value="-0.72793778902992" calcext:value-type="float">
            <text:p>-0.72793778902992</text:p>
          </table:table-cell>
          <table:table-cell table:formula="of:=[.H139]+[.I138]" office:value-type="float" office:value="517.18595051478" calcext:value-type="float">
            <text:p>517.18595051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0:45:00</text:p>
          </table:table-cell>
          <table:table-cell office:value-type="float" office:value="0" calcext:value-type="float">
            <text:p>0</text:p>
          </table:table-cell>
          <table:table-cell office:value-type="float" office:value="18.06" calcext:value-type="float">
            <text:p>18.06</text:p>
          </table:table-cell>
          <table:table-cell office:value-type="float" office:value="495.1" calcext:value-type="float">
            <text:p>495.1</text:p>
          </table:table-cell>
          <table:table-cell table:style-name="ce4" table:formula="of:=[.E139]" office:value-type="float" office:value="23.4586111111111" calcext:value-type="float">
            <text:p>23.4586111111111</text:p>
          </table:table-cell>
          <table:table-cell office:value-type="float" office:value="1933.74425" calcext:value-type="float">
            <text:p>1933.74425</text:p>
          </table:table-cell>
          <table:table-cell/>
          <table:table-cell table:formula="of:=([.C140]-[.E140])*[$Sheet2.$D$14]/12" office:value-type="float" office:value="-0.733371568596574" calcext:value-type="float">
            <text:p>-0.733371568596574</text:p>
          </table:table-cell>
          <table:table-cell table:formula="of:=[.H140]+[.I139]" office:value-type="float" office:value="516.452578946183" calcext:value-type="float">
            <text:p>516.452578946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0:50: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95.1" calcext:value-type="float">
            <text:p>495.1</text:p>
          </table:table-cell>
          <table:table-cell table:style-name="ce4" table:formula="of:=[.E140]" office:value-type="float" office:value="23.4586111111111" calcext:value-type="float">
            <text:p>23.4586111111111</text:p>
          </table:table-cell>
          <table:table-cell office:value-type="float" office:value="1933.74621666667" calcext:value-type="float">
            <text:p>1933.74621666667</text:p>
          </table:table-cell>
          <table:table-cell/>
          <table:table-cell table:formula="of:=([.C141]-[.E141])*[$Sheet2.$D$14]/12" office:value-type="float" office:value="-0.741522237946554" calcext:value-type="float">
            <text:p>-0.741522237946554</text:p>
          </table:table-cell>
          <table:table-cell table:formula="of:=[.H141]+[.I140]" office:value-type="float" office:value="515.711056708237" calcext:value-type="float">
            <text:p>515.711056708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0:55:00</text:p>
          </table:table-cell>
          <table:table-cell office:value-type="float" office:value="0" calcext:value-type="float">
            <text:p>0</text:p>
          </table:table-cell>
          <table:table-cell office:value-type="float" office:value="17.96" calcext:value-type="float">
            <text:p>17.96</text:p>
          </table:table-cell>
          <table:table-cell office:value-type="float" office:value="495.1" calcext:value-type="float">
            <text:p>495.1</text:p>
          </table:table-cell>
          <table:table-cell table:style-name="ce4" table:formula="of:=[.E141]" office:value-type="float" office:value="23.4586111111111" calcext:value-type="float">
            <text:p>23.4586111111111</text:p>
          </table:table-cell>
          <table:table-cell office:value-type="float" office:value="1933.747" calcext:value-type="float">
            <text:p>1933.747</text:p>
          </table:table-cell>
          <table:table-cell/>
          <table:table-cell table:formula="of:=([.C142]-[.E142])*[$Sheet2.$D$14]/12" office:value-type="float" office:value="-0.746956017513207" calcext:value-type="float">
            <text:p>-0.746956017513207</text:p>
          </table:table-cell>
          <table:table-cell table:formula="of:=[.H142]+[.I141]" office:value-type="float" office:value="514.964100690723" calcext:value-type="float">
            <text:p>514.9641006907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1:00:00</text:p>
          </table:table-cell>
          <table:table-cell office:value-type="float" office:value="764" calcext:value-type="float">
            <text:p>764</text:p>
          </table:table-cell>
          <table:table-cell office:value-type="float" office:value="17.94" calcext:value-type="float">
            <text:p>17.94</text:p>
          </table:table-cell>
          <table:table-cell office:value-type="float" office:value="495.14" calcext:value-type="float">
            <text:p>495.14</text:p>
          </table:table-cell>
          <table:table-cell office:value-type="float" office:value="24.39875" calcext:value-type="float">
            <text:p>24.39875</text:p>
          </table:table-cell>
          <table:table-cell office:value-type="float" office:value="1933.747" calcext:value-type="float">
            <text:p>1933.747</text:p>
          </table:table-cell>
          <table:table-cell/>
          <table:table-cell table:formula="of:=([.C143]-[.E143])*[$Sheet2.$D$14]/12" office:value-type="float" office:value="-0.877385594403048" calcext:value-type="float">
            <text:p>-0.877385594403048</text:p>
          </table:table-cell>
          <table:table-cell table:formula="of:=[.H143]+[.I142]" office:value-type="float" office:value="514.08671509632" calcext:value-type="float">
            <text:p>514.08671509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1:05:00</text:p>
          </table:table-cell>
          <table:table-cell office:value-type="float" office:value="1910" calcext:value-type="float">
            <text:p>1910</text:p>
          </table:table-cell>
          <table:table-cell office:value-type="float" office:value="19.68" calcext:value-type="float">
            <text:p>19.68</text:p>
          </table:table-cell>
          <table:table-cell office:value-type="float" office:value="495.24" calcext:value-type="float">
            <text:p>495.24</text:p>
          </table:table-cell>
          <table:table-cell table:style-name="ce4" table:formula="of:=[.E143]" office:value-type="float" office:value="24.39875" calcext:value-type="float">
            <text:p>24.39875</text:p>
          </table:table-cell>
          <table:table-cell office:value-type="float" office:value="1933.747" calcext:value-type="float">
            <text:p>1933.747</text:p>
          </table:table-cell>
          <table:table-cell/>
          <table:table-cell table:formula="of:=([.C144]-[.E144])*[$Sheet2.$D$14]/12" office:value-type="float" office:value="-0.64101618325363" calcext:value-type="float">
            <text:p>-0.64101618325363</text:p>
          </table:table-cell>
          <table:table-cell table:formula="of:=[.H144]+[.I143]" office:value-type="float" office:value="513.445698913067" calcext:value-type="float">
            <text:p>513.4456989130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1:10:00</text:p>
          </table:table-cell>
          <table:table-cell office:value-type="float" office:value="1910" calcext:value-type="float">
            <text:p>1910</text:p>
          </table:table-cell>
          <table:table-cell office:value-type="float" office:value="23.48" calcext:value-type="float">
            <text:p>23.48</text:p>
          </table:table-cell>
          <table:table-cell office:value-type="float" office:value="495.38" calcext:value-type="float">
            <text:p>495.38</text:p>
          </table:table-cell>
          <table:table-cell table:style-name="ce4" table:formula="of:=[.E144]" office:value-type="float" office:value="24.39875" calcext:value-type="float">
            <text:p>24.39875</text:p>
          </table:table-cell>
          <table:table-cell office:value-type="float" office:value="1933.747" calcext:value-type="float">
            <text:p>1933.747</text:p>
          </table:table-cell>
          <table:table-cell/>
          <table:table-cell table:formula="of:=([.C145]-[.E145])*[$Sheet2.$D$14]/12" office:value-type="float" office:value="-0.124807124421568" calcext:value-type="float">
            <text:p>-0.124807124421568</text:p>
          </table:table-cell>
          <table:table-cell table:formula="of:=[.H145]+[.I144]" office:value-type="float" office:value="513.320891788645" calcext:value-type="float">
            <text:p>513.320891788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1:15:00</text:p>
          </table:table-cell>
          <table:table-cell office:value-type="float" office:value="1910" calcext:value-type="float">
            <text:p>1910</text:p>
          </table:table-cell>
          <table:table-cell office:value-type="float" office:value="26.56" calcext:value-type="float">
            <text:p>26.56</text:p>
          </table:table-cell>
          <table:table-cell office:value-type="float" office:value="495.54" calcext:value-type="float">
            <text:p>495.54</text:p>
          </table:table-cell>
          <table:table-cell table:style-name="ce4" table:formula="of:=[.E145]" office:value-type="float" office:value="24.39875" calcext:value-type="float">
            <text:p>24.39875</text:p>
          </table:table-cell>
          <table:table-cell office:value-type="float" office:value="1933.747" calcext:value-type="float">
            <text:p>1933.747</text:p>
          </table:table-cell>
          <table:table-cell/>
          <table:table-cell table:formula="of:=([.C146]-[.E146])*[$Sheet2.$D$14]/12" office:value-type="float" office:value="0.293593902210735" calcext:value-type="float">
            <text:p>0.293593902210735</text:p>
          </table:table-cell>
          <table:table-cell table:formula="of:=[.H146]+[.I145]" office:value-type="float" office:value="513.614485690856" calcext:value-type="float">
            <text:p>513.614485690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1:20:00</text:p>
          </table:table-cell>
          <table:table-cell office:value-type="float" office:value="1910" calcext:value-type="float">
            <text:p>1910</text:p>
          </table:table-cell>
          <table:table-cell office:value-type="float" office:value="29.42" calcext:value-type="float">
            <text:p>29.42</text:p>
          </table:table-cell>
          <table:table-cell office:value-type="float" office:value="495.68" calcext:value-type="float">
            <text:p>495.68</text:p>
          </table:table-cell>
          <table:table-cell table:style-name="ce4" table:formula="of:=[.E146]" office:value-type="float" office:value="24.39875" calcext:value-type="float">
            <text:p>24.39875</text:p>
          </table:table-cell>
          <table:table-cell office:value-type="float" office:value="1933.747" calcext:value-type="float">
            <text:p>1933.747</text:p>
          </table:table-cell>
          <table:table-cell/>
          <table:table-cell table:formula="of:=([.C147]-[.E147])*[$Sheet2.$D$14]/12" office:value-type="float" office:value="0.682109141226446" calcext:value-type="float">
            <text:p>0.682109141226446</text:p>
          </table:table-cell>
          <table:table-cell table:formula="of:=[.H147]+[.I146]" office:value-type="float" office:value="514.296594832082" calcext:value-type="float">
            <text:p>514.296594832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1:25:00</text:p>
          </table:table-cell>
          <table:table-cell office:value-type="float" office:value="1910" calcext:value-type="float">
            <text:p>1910</text:p>
          </table:table-cell>
          <table:table-cell office:value-type="float" office:value="32.14" calcext:value-type="float">
            <text:p>32.14</text:p>
          </table:table-cell>
          <table:table-cell office:value-type="float" office:value="495.84" calcext:value-type="float">
            <text:p>495.84</text:p>
          </table:table-cell>
          <table:table-cell table:style-name="ce4" table:formula="of:=[.E147]" office:value-type="float" office:value="24.39875" calcext:value-type="float">
            <text:p>24.39875</text:p>
          </table:table-cell>
          <table:table-cell office:value-type="float" office:value="1933.747" calcext:value-type="float">
            <text:p>1933.747</text:p>
          </table:table-cell>
          <table:table-cell/>
          <table:table-cell table:formula="of:=([.C148]-[.E148])*[$Sheet2.$D$14]/12" office:value-type="float" office:value="1.05160615175887" calcext:value-type="float">
            <text:p>1.05160615175887</text:p>
          </table:table-cell>
          <table:table-cell table:formula="of:=[.H148]+[.I147]" office:value-type="float" office:value="515.348200983841" calcext:value-type="float">
            <text:p>515.348200983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1:30:00</text:p>
          </table:table-cell>
          <table:table-cell office:value-type="float" office:value="1910" calcext:value-type="float">
            <text:p>1910</text:p>
          </table:table-cell>
          <table:table-cell office:value-type="float" office:value="34.78" calcext:value-type="float">
            <text:p>34.78</text:p>
          </table:table-cell>
          <table:table-cell office:value-type="float" office:value="495.98" calcext:value-type="float">
            <text:p>495.98</text:p>
          </table:table-cell>
          <table:table-cell table:style-name="ce4" table:formula="of:=[.E148]" office:value-type="float" office:value="24.39875" calcext:value-type="float">
            <text:p>24.39875</text:p>
          </table:table-cell>
          <table:table-cell office:value-type="float" office:value="1933.747" calcext:value-type="float">
            <text:p>1933.747</text:p>
          </table:table-cell>
          <table:table-cell/>
          <table:table-cell table:formula="of:=([.C149]-[.E149])*[$Sheet2.$D$14]/12" office:value-type="float" office:value="1.41023560315799" calcext:value-type="float">
            <text:p>1.41023560315799</text:p>
          </table:table-cell>
          <table:table-cell table:formula="of:=[.H149]+[.I148]" office:value-type="float" office:value="516.758436586999" calcext:value-type="float">
            <text:p>516.758436586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1:35:00</text:p>
          </table:table-cell>
          <table:table-cell office:value-type="float" office:value="1910" calcext:value-type="float">
            <text:p>1910</text:p>
          </table:table-cell>
          <table:table-cell office:value-type="float" office:value="37.36" calcext:value-type="float">
            <text:p>37.36</text:p>
          </table:table-cell>
          <table:table-cell office:value-type="float" office:value="496.18" calcext:value-type="float">
            <text:p>496.18</text:p>
          </table:table-cell>
          <table:table-cell table:style-name="ce4" table:formula="of:=[.E149]" office:value-type="float" office:value="24.39875" calcext:value-type="float">
            <text:p>24.39875</text:p>
          </table:table-cell>
          <table:table-cell office:value-type="float" office:value="1933.747" calcext:value-type="float">
            <text:p>1933.747</text:p>
          </table:table-cell>
          <table:table-cell/>
          <table:table-cell table:formula="of:=([.C150]-[.E150])*[$Sheet2.$D$14]/12" office:value-type="float" office:value="1.76071438520712" calcext:value-type="float">
            <text:p>1.76071438520712</text:p>
          </table:table-cell>
          <table:table-cell table:formula="of:=[.H150]+[.I149]" office:value-type="float" office:value="518.519150972206" calcext:value-type="float">
            <text:p>518.519150972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1:40:00</text:p>
          </table:table-cell>
          <table:table-cell office:value-type="float" office:value="1910" calcext:value-type="float">
            <text:p>1910</text:p>
          </table:table-cell>
          <table:table-cell office:value-type="float" office:value="39.72" calcext:value-type="float">
            <text:p>39.72</text:p>
          </table:table-cell>
          <table:table-cell office:value-type="float" office:value="496.34" calcext:value-type="float">
            <text:p>496.34</text:p>
          </table:table-cell>
          <table:table-cell table:style-name="ce4" table:formula="of:=[.E150]" office:value-type="float" office:value="24.39875" calcext:value-type="float">
            <text:p>24.39875</text:p>
          </table:table-cell>
          <table:table-cell office:value-type="float" office:value="1933.747" calcext:value-type="float">
            <text:p>1933.747</text:p>
          </table:table-cell>
          <table:table-cell/>
          <table:table-cell table:formula="of:=([.C151]-[.E151])*[$Sheet2.$D$14]/12" office:value-type="float" office:value="2.08130737963967" calcext:value-type="float">
            <text:p>2.08130737963967</text:p>
          </table:table-cell>
          <table:table-cell table:formula="of:=[.H151]+[.I150]" office:value-type="float" office:value="520.600458351846" calcext:value-type="float">
            <text:p>520.600458351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1:45:00</text:p>
          </table:table-cell>
          <table:table-cell office:value-type="float" office:value="1910" calcext:value-type="float">
            <text:p>1910</text:p>
          </table:table-cell>
          <table:table-cell office:value-type="float" office:value="42.02" calcext:value-type="float">
            <text:p>42.02</text:p>
          </table:table-cell>
          <table:table-cell office:value-type="float" office:value="496.48" calcext:value-type="float">
            <text:p>496.48</text:p>
          </table:table-cell>
          <table:table-cell table:style-name="ce4" table:formula="of:=[.E151]" office:value-type="float" office:value="24.39875" calcext:value-type="float">
            <text:p>24.39875</text:p>
          </table:table-cell>
          <table:table-cell office:value-type="float" office:value="1933.74765" calcext:value-type="float">
            <text:p>1933.74765</text:p>
          </table:table-cell>
          <table:table-cell/>
          <table:table-cell table:formula="of:=([.C152]-[.E152])*[$Sheet2.$D$14]/12" office:value-type="float" office:value="2.39374970472223" calcext:value-type="float">
            <text:p>2.39374970472223</text:p>
          </table:table-cell>
          <table:table-cell table:formula="of:=[.H152]+[.I151]" office:value-type="float" office:value="522.994208056568" calcext:value-type="float">
            <text:p>522.994208056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1:50:00</text:p>
          </table:table-cell>
          <table:table-cell office:value-type="float" office:value="1910" calcext:value-type="float">
            <text:p>1910</text:p>
          </table:table-cell>
          <table:table-cell office:value-type="float" office:value="44.16" calcext:value-type="float">
            <text:p>44.16</text:p>
          </table:table-cell>
          <table:table-cell office:value-type="float" office:value="496.64" calcext:value-type="float">
            <text:p>496.64</text:p>
          </table:table-cell>
          <table:table-cell table:style-name="ce4" table:formula="of:=[.E152]" office:value-type="float" office:value="24.39875" calcext:value-type="float">
            <text:p>24.39875</text:p>
          </table:table-cell>
          <table:table-cell office:value-type="float" office:value="1933.75" calcext:value-type="float">
            <text:p>1933.75</text:p>
          </table:table-cell>
          <table:table-cell/>
          <table:table-cell table:formula="of:=([.C153]-[.E153])*[$Sheet2.$D$14]/12" office:value-type="float" office:value="2.68445691153818" calcext:value-type="float">
            <text:p>2.68445691153818</text:p>
          </table:table-cell>
          <table:table-cell table:formula="of:=[.H153]+[.I152]" office:value-type="float" office:value="525.678664968106" calcext:value-type="float">
            <text:p>525.678664968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1:55:00</text:p>
          </table:table-cell>
          <table:table-cell office:value-type="float" office:value="1910" calcext:value-type="float">
            <text:p>1910</text:p>
          </table:table-cell>
          <table:table-cell office:value-type="float" office:value="46.1" calcext:value-type="float">
            <text:p>46.1</text:p>
          </table:table-cell>
          <table:table-cell office:value-type="float" office:value="496.78" calcext:value-type="float">
            <text:p>496.78</text:p>
          </table:table-cell>
          <table:table-cell table:style-name="ce4" table:formula="of:=[.E153]" office:value-type="float" office:value="24.39875" calcext:value-type="float">
            <text:p>24.39875</text:p>
          </table:table-cell>
          <table:table-cell office:value-type="float" office:value="1933.75" calcext:value-type="float">
            <text:p>1933.75</text:p>
          </table:table-cell>
          <table:table-cell/>
          <table:table-cell table:formula="of:=([.C154]-[.E154])*[$Sheet2.$D$14]/12" office:value-type="float" office:value="2.94799522052087" calcext:value-type="float">
            <text:p>2.94799522052087</text:p>
          </table:table-cell>
          <table:table-cell table:formula="of:=[.H154]+[.I153]" office:value-type="float" office:value="528.626660188627" calcext:value-type="float">
            <text:p>528.6266601886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2:00:00</text:p>
          </table:table-cell>
          <table:table-cell office:value-type="float" office:value="1910" calcext:value-type="float">
            <text:p>1910</text:p>
          </table:table-cell>
          <table:table-cell office:value-type="float" office:value="48.0916666666667" calcext:value-type="float">
            <text:p>48.0916666666667</text:p>
          </table:table-cell>
          <table:table-cell office:value-type="float" office:value="496.983333333333" calcext:value-type="float">
            <text:p>496.983333333333</text:p>
          </table:table-cell>
          <table:table-cell office:value-type="float" office:value="24.7983333333333" calcext:value-type="float">
            <text:p>24.7983333333333</text:p>
          </table:table-cell>
          <table:table-cell office:value-type="float" office:value="1933.75" calcext:value-type="float">
            <text:p>1933.75</text:p>
          </table:table-cell>
          <table:table-cell/>
          <table:table-cell table:formula="of:=([.C155]-[.E155])*[$Sheet2.$D$14]/12" office:value-type="float" office:value="3.16427096764776" calcext:value-type="float">
            <text:p>3.16427096764776</text:p>
          </table:table-cell>
          <table:table-cell table:formula="of:=[.H155]+[.I154]" office:value-type="float" office:value="531.790931156275" calcext:value-type="float">
            <text:p>531.790931156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2:05:00</text:p>
          </table:table-cell>
          <table:table-cell office:value-type="float" office:value="1910" calcext:value-type="float">
            <text:p>1910</text:p>
          </table:table-cell>
          <table:table-cell office:value-type="float" office:value="49.95" calcext:value-type="float">
            <text:p>49.95</text:p>
          </table:table-cell>
          <table:table-cell office:value-type="float" office:value="497.141666666667" calcext:value-type="float">
            <text:p>497.141666666667</text:p>
          </table:table-cell>
          <table:table-cell table:style-name="ce4" table:formula="of:=[.E155]" office:value-type="float" office:value="24.7983333333333" calcext:value-type="float">
            <text:p>24.7983333333333</text:p>
          </table:table-cell>
          <table:table-cell office:value-type="float" office:value="1933.75" calcext:value-type="float">
            <text:p>1933.75</text:p>
          </table:table-cell>
          <table:table-cell/>
          <table:table-cell table:formula="of:=([.C156]-[.E156])*[$Sheet2.$D$14]/12" office:value-type="float" office:value="3.4167153100152" calcext:value-type="float">
            <text:p>3.4167153100152</text:p>
          </table:table-cell>
          <table:table-cell table:formula="of:=[.H156]+[.I155]" office:value-type="float" office:value="535.20764646629" calcext:value-type="float">
            <text:p>535.207646466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2:10:00</text:p>
          </table:table-cell>
          <table:table-cell office:value-type="float" office:value="1910" calcext:value-type="float">
            <text:p>1910</text:p>
          </table:table-cell>
          <table:table-cell office:value-type="float" office:value="51.7083333333333" calcext:value-type="float">
            <text:p>51.7083333333333</text:p>
          </table:table-cell>
          <table:table-cell office:value-type="float" office:value="497.283333333333" calcext:value-type="float">
            <text:p>497.283333333333</text:p>
          </table:table-cell>
          <table:table-cell table:style-name="ce4" table:formula="of:=[.E156]" office:value-type="float" office:value="24.7983333333333" calcext:value-type="float">
            <text:p>24.7983333333333</text:p>
          </table:table-cell>
          <table:table-cell office:value-type="float" office:value="1933.75175" calcext:value-type="float">
            <text:p>1933.75175</text:p>
          </table:table-cell>
          <table:table-cell/>
          <table:table-cell table:formula="of:=([.C157]-[.E157])*[$Sheet2.$D$14]/12" office:value-type="float" office:value="3.655575203466" calcext:value-type="float">
            <text:p>3.655575203466</text:p>
          </table:table-cell>
          <table:table-cell table:formula="of:=[.H157]+[.I156]" office:value-type="float" office:value="538.863221669756" calcext:value-type="float">
            <text:p>538.8632216697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2:15:00</text:p>
          </table:table-cell>
          <table:table-cell office:value-type="float" office:value="1910" calcext:value-type="float">
            <text:p>1910</text:p>
          </table:table-cell>
          <table:table-cell office:value-type="float" office:value="53.325" calcext:value-type="float">
            <text:p>53.325</text:p>
          </table:table-cell>
          <table:table-cell office:value-type="float" office:value="497.441666666667" calcext:value-type="float">
            <text:p>497.441666666667</text:p>
          </table:table-cell>
          <table:table-cell table:style-name="ce4" table:formula="of:=[.E157]" office:value-type="float" office:value="24.7983333333333" calcext:value-type="float">
            <text:p>24.7983333333333</text:p>
          </table:table-cell>
          <table:table-cell office:value-type="float" office:value="1933.753" calcext:value-type="float">
            <text:p>1933.753</text:p>
          </table:table-cell>
          <table:table-cell/>
          <table:table-cell table:formula="of:=([.C158]-[.E158])*[$Sheet2.$D$14]/12" office:value-type="float" office:value="3.87519046095157" calcext:value-type="float">
            <text:p>3.87519046095157</text:p>
          </table:table-cell>
          <table:table-cell table:formula="of:=[.H158]+[.I157]" office:value-type="float" office:value="542.738412130708" calcext:value-type="float">
            <text:p>542.738412130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2:20:00</text:p>
          </table:table-cell>
          <table:table-cell office:value-type="float" office:value="1910" calcext:value-type="float">
            <text:p>1910</text:p>
          </table:table-cell>
          <table:table-cell office:value-type="float" office:value="54.825" calcext:value-type="float">
            <text:p>54.825</text:p>
          </table:table-cell>
          <table:table-cell office:value-type="float" office:value="497.583333333333" calcext:value-type="float">
            <text:p>497.583333333333</text:p>
          </table:table-cell>
          <table:table-cell table:style-name="ce4" table:formula="of:=[.E158]" office:value-type="float" office:value="24.7983333333333" calcext:value-type="float">
            <text:p>24.7983333333333</text:p>
          </table:table-cell>
          <table:table-cell office:value-type="float" office:value="1933.753" calcext:value-type="float">
            <text:p>1933.753</text:p>
          </table:table-cell>
          <table:table-cell/>
          <table:table-cell table:formula="of:=([.C159]-[.E159])*[$Sheet2.$D$14]/12" office:value-type="float" office:value="4.07895719470107" calcext:value-type="float">
            <text:p>4.07895719470107</text:p>
          </table:table-cell>
          <table:table-cell table:formula="of:=[.H159]+[.I158]" office:value-type="float" office:value="546.817369325409" calcext:value-type="float">
            <text:p>546.8173693254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2:25:00</text:p>
          </table:table-cell>
          <table:table-cell office:value-type="float" office:value="1910" calcext:value-type="float">
            <text:p>1910</text:p>
          </table:table-cell>
          <table:table-cell office:value-type="float" office:value="56.325" calcext:value-type="float">
            <text:p>56.325</text:p>
          </table:table-cell>
          <table:table-cell office:value-type="float" office:value="497.783333333333" calcext:value-type="float">
            <text:p>497.783333333333</text:p>
          </table:table-cell>
          <table:table-cell table:style-name="ce4" table:formula="of:=[.E159]" office:value-type="float" office:value="24.7983333333333" calcext:value-type="float">
            <text:p>24.7983333333333</text:p>
          </table:table-cell>
          <table:table-cell office:value-type="float" office:value="1933.753" calcext:value-type="float">
            <text:p>1933.753</text:p>
          </table:table-cell>
          <table:table-cell/>
          <table:table-cell table:formula="of:=([.C160]-[.E160])*[$Sheet2.$D$14]/12" office:value-type="float" office:value="4.28272392845057" calcext:value-type="float">
            <text:p>4.28272392845057</text:p>
          </table:table-cell>
          <table:table-cell table:formula="of:=[.H160]+[.I159]" office:value-type="float" office:value="551.100093253859" calcext:value-type="float">
            <text:p>551.1000932538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2:30:00</text:p>
          </table:table-cell>
          <table:table-cell office:value-type="float" office:value="1910" calcext:value-type="float">
            <text:p>1910</text:p>
          </table:table-cell>
          <table:table-cell office:value-type="float" office:value="57.7833333333333" calcext:value-type="float">
            <text:p>57.7833333333333</text:p>
          </table:table-cell>
          <table:table-cell office:value-type="float" office:value="497.941666666667" calcext:value-type="float">
            <text:p>497.941666666667</text:p>
          </table:table-cell>
          <table:table-cell table:style-name="ce4" table:formula="of:=[.E160]" office:value-type="float" office:value="24.7983333333333" calcext:value-type="float">
            <text:p>24.7983333333333</text:p>
          </table:table-cell>
          <table:table-cell office:value-type="float" office:value="1933.753" calcext:value-type="float">
            <text:p>1933.753</text:p>
          </table:table-cell>
          <table:table-cell/>
          <table:table-cell table:formula="of:=([.C161]-[.E161])*[$Sheet2.$D$14]/12" office:value-type="float" office:value="4.48083047515147" calcext:value-type="float">
            <text:p>4.48083047515147</text:p>
          </table:table-cell>
          <table:table-cell table:formula="of:=[.H161]+[.I160]" office:value-type="float" office:value="555.580923729011" calcext:value-type="float">
            <text:p>555.580923729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2:35:00</text:p>
          </table:table-cell>
          <table:table-cell office:value-type="float" office:value="1910" calcext:value-type="float">
            <text:p>1910</text:p>
          </table:table-cell>
          <table:table-cell office:value-type="float" office:value="59.1416666666667" calcext:value-type="float">
            <text:p>59.1416666666667</text:p>
          </table:table-cell>
          <table:table-cell office:value-type="float" office:value="498.083333333333" calcext:value-type="float">
            <text:p>498.083333333333</text:p>
          </table:table-cell>
          <table:table-cell table:style-name="ce4" table:formula="of:=[.E161]" office:value-type="float" office:value="24.7983333333333" calcext:value-type="float">
            <text:p>24.7983333333333</text:p>
          </table:table-cell>
          <table:table-cell office:value-type="float" office:value="1933.753" calcext:value-type="float">
            <text:p>1933.753</text:p>
          </table:table-cell>
          <table:table-cell/>
          <table:table-cell table:formula="of:=([.C162]-[.E162])*[$Sheet2.$D$14]/12" office:value-type="float" office:value="4.66535257293574" calcext:value-type="float">
            <text:p>4.66535257293574</text:p>
          </table:table-cell>
          <table:table-cell table:formula="of:=[.H162]+[.I161]" office:value-type="float" office:value="560.246276301947" calcext:value-type="float">
            <text:p>560.246276301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2:40:00</text:p>
          </table:table-cell>
          <table:table-cell office:value-type="float" office:value="1910" calcext:value-type="float">
            <text:p>1910</text:p>
          </table:table-cell>
          <table:table-cell office:value-type="float" office:value="60.3166666666667" calcext:value-type="float">
            <text:p>60.3166666666667</text:p>
          </table:table-cell>
          <table:table-cell office:value-type="float" office:value="498.241666666667" calcext:value-type="float">
            <text:p>498.241666666667</text:p>
          </table:table-cell>
          <table:table-cell table:style-name="ce4" table:formula="of:=[.E162]" office:value-type="float" office:value="24.7983333333333" calcext:value-type="float">
            <text:p>24.7983333333333</text:p>
          </table:table-cell>
          <table:table-cell office:value-type="float" office:value="1933.753" calcext:value-type="float">
            <text:p>1933.753</text:p>
          </table:table-cell>
          <table:table-cell/>
          <table:table-cell table:formula="of:=([.C163]-[.E163])*[$Sheet2.$D$14]/12" office:value-type="float" office:value="4.82496984770618" calcext:value-type="float">
            <text:p>4.82496984770618</text:p>
          </table:table-cell>
          <table:table-cell table:formula="of:=[.H163]+[.I162]" office:value-type="float" office:value="565.071246149653" calcext:value-type="float">
            <text:p>565.0712461496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2:45:00</text:p>
          </table:table-cell>
          <table:table-cell office:value-type="float" office:value="1910" calcext:value-type="float">
            <text:p>1910</text:p>
          </table:table-cell>
          <table:table-cell office:value-type="float" office:value="61.3583333333333" calcext:value-type="float">
            <text:p>61.3583333333333</text:p>
          </table:table-cell>
          <table:table-cell office:value-type="float" office:value="498.383333333333" calcext:value-type="float">
            <text:p>498.383333333333</text:p>
          </table:table-cell>
          <table:table-cell table:style-name="ce4" table:formula="of:=[.E163]" office:value-type="float" office:value="24.7983333333333" calcext:value-type="float">
            <text:p>24.7983333333333</text:p>
          </table:table-cell>
          <table:table-cell office:value-type="float" office:value="1933.753" calcext:value-type="float">
            <text:p>1933.753</text:p>
          </table:table-cell>
          <table:table-cell/>
          <table:table-cell table:formula="of:=([.C164]-[.E164])*[$Sheet2.$D$14]/12" office:value-type="float" office:value="4.96647452392111" calcext:value-type="float">
            <text:p>4.96647452392111</text:p>
          </table:table-cell>
          <table:table-cell table:formula="of:=[.H164]+[.I163]" office:value-type="float" office:value="570.037720673574" calcext:value-type="float">
            <text:p>570.037720673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2:50:00</text:p>
          </table:table-cell>
          <table:table-cell office:value-type="float" office:value="1910" calcext:value-type="float">
            <text:p>1910</text:p>
          </table:table-cell>
          <table:table-cell office:value-type="float" office:value="62.4166666666667" calcext:value-type="float">
            <text:p>62.4166666666667</text:p>
          </table:table-cell>
          <table:table-cell office:value-type="float" office:value="498.583333333333" calcext:value-type="float">
            <text:p>498.583333333333</text:p>
          </table:table-cell>
          <table:table-cell table:style-name="ce4" table:formula="of:=[.E164]" office:value-type="float" office:value="24.7983333333333" calcext:value-type="float">
            <text:p>24.7983333333333</text:p>
          </table:table-cell>
          <table:table-cell office:value-type="float" office:value="1933.753" calcext:value-type="float">
            <text:p>1933.753</text:p>
          </table:table-cell>
          <table:table-cell/>
          <table:table-cell table:formula="of:=([.C165]-[.E165])*[$Sheet2.$D$14]/12" office:value-type="float" office:value="5.11024327495547" calcext:value-type="float">
            <text:p>5.11024327495547</text:p>
          </table:table-cell>
          <table:table-cell table:formula="of:=[.H165]+[.I164]" office:value-type="float" office:value="575.147963948529" calcext:value-type="float">
            <text:p>575.147963948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2:55:00</text:p>
          </table:table-cell>
          <table:table-cell office:value-type="float" office:value="1910" calcext:value-type="float">
            <text:p>1910</text:p>
          </table:table-cell>
          <table:table-cell office:value-type="float" office:value="63.3333333333333" calcext:value-type="float">
            <text:p>63.3333333333333</text:p>
          </table:table-cell>
          <table:table-cell office:value-type="float" office:value="498.741666666667" calcext:value-type="float">
            <text:p>498.741666666667</text:p>
          </table:table-cell>
          <table:table-cell table:style-name="ce4" table:formula="of:=[.E165]" office:value-type="float" office:value="24.7983333333333" calcext:value-type="float">
            <text:p>24.7983333333333</text:p>
          </table:table-cell>
          <table:table-cell office:value-type="float" office:value="1933.753" calcext:value-type="float">
            <text:p>1933.753</text:p>
          </table:table-cell>
          <table:table-cell/>
          <table:table-cell table:formula="of:=([.C166]-[.E166])*[$Sheet2.$D$14]/12" office:value-type="float" office:value="5.23476739002461" calcext:value-type="float">
            <text:p>5.23476739002461</text:p>
          </table:table-cell>
          <table:table-cell table:formula="of:=[.H166]+[.I165]" office:value-type="float" office:value="580.382731338554" calcext:value-type="float">
            <text:p>580.3827313385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3:00:00</text:p>
          </table:table-cell>
          <table:table-cell office:value-type="float" office:value="1114.16666666667" calcext:value-type="float">
            <text:p>1114.16666666667</text:p>
          </table:table-cell>
          <table:table-cell office:value-type="float" office:value="64.0916666666667" calcext:value-type="float">
            <text:p>64.0916666666667</text:p>
          </table:table-cell>
          <table:table-cell office:value-type="float" office:value="498.841666666667" calcext:value-type="float">
            <text:p>498.841666666667</text:p>
          </table:table-cell>
          <table:table-cell office:value-type="float" office:value="24.0323611111111" calcext:value-type="float">
            <text:p>24.0323611111111</text:p>
          </table:table-cell>
          <table:table-cell office:value-type="float" office:value="1933.753" calcext:value-type="float">
            <text:p>1933.753</text:p>
          </table:table-cell>
          <table:table-cell/>
          <table:table-cell table:formula="of:=([.C167]-[.E167])*[$Sheet2.$D$14]/12" office:value-type="float" office:value="5.44183589955246" calcext:value-type="float">
            <text:p>5.44183589955246</text:p>
          </table:table-cell>
          <table:table-cell table:formula="of:=[.H167]+[.I166]" office:value-type="float" office:value="585.824567238106" calcext:value-type="float">
            <text:p>585.824567238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3:05:00</text:p>
          </table:table-cell>
          <table:table-cell office:value-type="float" office:value="0" calcext:value-type="float">
            <text:p>0</text:p>
          </table:table-cell>
          <table:table-cell office:value-type="float" office:value="64.2916666666667" calcext:value-type="float">
            <text:p>64.2916666666667</text:p>
          </table:table-cell>
          <table:table-cell office:value-type="float" office:value="498.9" calcext:value-type="float">
            <text:p>498.9</text:p>
          </table:table-cell>
          <table:table-cell table:style-name="ce4" table:formula="of:=[.E167]" office:value-type="float" office:value="24.0323611111111" calcext:value-type="float">
            <text:p>24.0323611111111</text:p>
          </table:table-cell>
          <table:table-cell office:value-type="float" office:value="1933.753" calcext:value-type="float">
            <text:p>1933.753</text:p>
          </table:table-cell>
          <table:table-cell/>
          <table:table-cell table:formula="of:=([.C168]-[.E168])*[$Sheet2.$D$14]/12" office:value-type="float" office:value="5.46900479738572" calcext:value-type="float">
            <text:p>5.46900479738572</text:p>
          </table:table-cell>
          <table:table-cell table:formula="of:=[.H168]+[.I167]" office:value-type="float" office:value="591.293572035492" calcext:value-type="float">
            <text:p>591.293572035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3:10:00</text:p>
          </table:table-cell>
          <table:table-cell office:value-type="float" office:value="0" calcext:value-type="float">
            <text:p>0</text:p>
          </table:table-cell>
          <table:table-cell office:value-type="float" office:value="63.8333333333333" calcext:value-type="float">
            <text:p>63.8333333333333</text:p>
          </table:table-cell>
          <table:table-cell office:value-type="float" office:value="498.9" calcext:value-type="float">
            <text:p>498.9</text:p>
          </table:table-cell>
          <table:table-cell table:style-name="ce4" table:formula="of:=[.E168]" office:value-type="float" office:value="24.0323611111111" calcext:value-type="float">
            <text:p>24.0323611111111</text:p>
          </table:table-cell>
          <table:table-cell office:value-type="float" office:value="1933.753" calcext:value-type="float">
            <text:p>1933.753</text:p>
          </table:table-cell>
          <table:table-cell/>
          <table:table-cell table:formula="of:=([.C169]-[.E169])*[$Sheet2.$D$14]/12" office:value-type="float" office:value="5.40674273985116" calcext:value-type="float">
            <text:p>5.40674273985116</text:p>
          </table:table-cell>
          <table:table-cell table:formula="of:=[.H169]+[.I168]" office:value-type="float" office:value="596.700314775343" calcext:value-type="float">
            <text:p>596.700314775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3:15:00</text:p>
          </table:table-cell>
          <table:table-cell office:value-type="float" office:value="0" calcext:value-type="float">
            <text:p>0</text:p>
          </table:table-cell>
          <table:table-cell office:value-type="float" office:value="63.5166666666667" calcext:value-type="float">
            <text:p>63.5166666666667</text:p>
          </table:table-cell>
          <table:table-cell office:value-type="float" office:value="498.9" calcext:value-type="float">
            <text:p>498.9</text:p>
          </table:table-cell>
          <table:table-cell table:style-name="ce4" table:formula="of:=[.E169]" office:value-type="float" office:value="24.0323611111111" calcext:value-type="float">
            <text:p>24.0323611111111</text:p>
          </table:table-cell>
          <table:table-cell office:value-type="float" office:value="1933.753" calcext:value-type="float">
            <text:p>1933.753</text:p>
          </table:table-cell>
          <table:table-cell/>
          <table:table-cell table:formula="of:=([.C170]-[.E170])*[$Sheet2.$D$14]/12" office:value-type="float" office:value="5.36372531828182" calcext:value-type="float">
            <text:p>5.36372531828182</text:p>
          </table:table-cell>
          <table:table-cell table:formula="of:=[.H170]+[.I169]" office:value-type="float" office:value="602.064040093625" calcext:value-type="float">
            <text:p>602.064040093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3:20:00</text:p>
          </table:table-cell>
          <table:table-cell office:value-type="float" office:value="0" calcext:value-type="float">
            <text:p>0</text:p>
          </table:table-cell>
          <table:table-cell office:value-type="float" office:value="63.275" calcext:value-type="float">
            <text:p>63.275</text:p>
          </table:table-cell>
          <table:table-cell office:value-type="float" office:value="498.9" calcext:value-type="float">
            <text:p>498.9</text:p>
          </table:table-cell>
          <table:table-cell table:style-name="ce4" table:formula="of:=[.E170]" office:value-type="float" office:value="24.0323611111111" calcext:value-type="float">
            <text:p>24.0323611111111</text:p>
          </table:table-cell>
          <table:table-cell office:value-type="float" office:value="1933.75405" calcext:value-type="float">
            <text:p>1933.75405</text:p>
          </table:table-cell>
          <table:table-cell/>
          <table:table-cell table:formula="of:=([.C171]-[.E171])*[$Sheet2.$D$14]/12" office:value-type="float" office:value="5.33089623339995" calcext:value-type="float">
            <text:p>5.33089623339995</text:p>
          </table:table-cell>
          <table:table-cell table:formula="of:=[.H171]+[.I170]" office:value-type="float" office:value="607.394936327025" calcext:value-type="float">
            <text:p>607.394936327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3:25:00</text:p>
          </table:table-cell>
          <table:table-cell office:value-type="float" office:value="0" calcext:value-type="float">
            <text:p>0</text:p>
          </table:table-cell>
          <table:table-cell office:value-type="float" office:value="63.0166666666667" calcext:value-type="float">
            <text:p>63.0166666666667</text:p>
          </table:table-cell>
          <table:table-cell office:value-type="float" office:value="498.9" calcext:value-type="float">
            <text:p>498.9</text:p>
          </table:table-cell>
          <table:table-cell table:style-name="ce4" table:formula="of:=[.E171]" office:value-type="float" office:value="24.0323611111111" calcext:value-type="float">
            <text:p>24.0323611111111</text:p>
          </table:table-cell>
          <table:table-cell office:value-type="float" office:value="1933.756" calcext:value-type="float">
            <text:p>1933.756</text:p>
          </table:table-cell>
          <table:table-cell/>
          <table:table-cell table:formula="of:=([.C172]-[.E172])*[$Sheet2.$D$14]/12" office:value-type="float" office:value="5.29580307369865" calcext:value-type="float">
            <text:p>5.29580307369865</text:p>
          </table:table-cell>
          <table:table-cell table:formula="of:=[.H172]+[.I171]" office:value-type="float" office:value="612.690739400724" calcext:value-type="float">
            <text:p>612.690739400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3:30:00</text:p>
          </table:table-cell>
          <table:table-cell office:value-type="float" office:value="0" calcext:value-type="float">
            <text:p>0</text:p>
          </table:table-cell>
          <table:table-cell office:value-type="float" office:value="62.8166666666667" calcext:value-type="float">
            <text:p>62.8166666666667</text:p>
          </table:table-cell>
          <table:table-cell office:value-type="float" office:value="498.9" calcext:value-type="float">
            <text:p>498.9</text:p>
          </table:table-cell>
          <table:table-cell table:style-name="ce4" table:formula="of:=[.E172]" office:value-type="float" office:value="24.0323611111111" calcext:value-type="float">
            <text:p>24.0323611111111</text:p>
          </table:table-cell>
          <table:table-cell office:value-type="float" office:value="1933.75835" calcext:value-type="float">
            <text:p>1933.75835</text:p>
          </table:table-cell>
          <table:table-cell/>
          <table:table-cell table:formula="of:=([.C173]-[.E173])*[$Sheet2.$D$14]/12" office:value-type="float" office:value="5.26863417586539" calcext:value-type="float">
            <text:p>5.26863417586539</text:p>
          </table:table-cell>
          <table:table-cell table:formula="of:=[.H173]+[.I172]" office:value-type="float" office:value="617.959373576589" calcext:value-type="float">
            <text:p>617.9593735765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3:35:00</text:p>
          </table:table-cell>
          <table:table-cell office:value-type="float" office:value="0" calcext:value-type="float">
            <text:p>0</text:p>
          </table:table-cell>
          <table:table-cell office:value-type="float" office:value="62.4083333333333" calcext:value-type="float">
            <text:p>62.4083333333333</text:p>
          </table:table-cell>
          <table:table-cell office:value-type="float" office:value="498.9" calcext:value-type="float">
            <text:p>498.9</text:p>
          </table:table-cell>
          <table:table-cell table:style-name="ce4" table:formula="of:=[.E173]" office:value-type="float" office:value="24.0323611111111" calcext:value-type="float">
            <text:p>24.0323611111111</text:p>
          </table:table-cell>
          <table:table-cell office:value-type="float" office:value="1933.76308333333" calcext:value-type="float">
            <text:p>1933.76308333333</text:p>
          </table:table-cell>
          <table:table-cell/>
          <table:table-cell table:formula="of:=([.C174]-[.E174])*[$Sheet2.$D$14]/12" office:value-type="float" office:value="5.21316434278913" calcext:value-type="float">
            <text:p>5.21316434278913</text:p>
          </table:table-cell>
          <table:table-cell table:formula="of:=[.H174]+[.I173]" office:value-type="float" office:value="623.172537919378" calcext:value-type="float">
            <text:p>623.172537919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3:40:00</text:p>
          </table:table-cell>
          <table:table-cell office:value-type="float" office:value="0" calcext:value-type="float">
            <text:p>0</text:p>
          </table:table-cell>
          <table:table-cell office:value-type="float" office:value="61.875" calcext:value-type="float">
            <text:p>61.875</text:p>
          </table:table-cell>
          <table:table-cell office:value-type="float" office:value="498.9" calcext:value-type="float">
            <text:p>498.9</text:p>
          </table:table-cell>
          <table:table-cell table:style-name="ce4" table:formula="of:=[.E174]" office:value-type="float" office:value="24.0323611111111" calcext:value-type="float">
            <text:p>24.0323611111111</text:p>
          </table:table-cell>
          <table:table-cell office:value-type="float" office:value="1933.765" calcext:value-type="float">
            <text:p>1933.765</text:p>
          </table:table-cell>
          <table:table-cell/>
          <table:table-cell table:formula="of:=([.C175]-[.E175])*[$Sheet2.$D$14]/12" office:value-type="float" office:value="5.14071394856709" calcext:value-type="float">
            <text:p>5.14071394856709</text:p>
          </table:table-cell>
          <table:table-cell table:formula="of:=[.H175]+[.I174]" office:value-type="float" office:value="628.313251867945" calcext:value-type="float">
            <text:p>628.313251867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3:45:00</text:p>
          </table:table-cell>
          <table:table-cell office:value-type="float" office:value="0" calcext:value-type="float">
            <text:p>0</text:p>
          </table:table-cell>
          <table:table-cell office:value-type="float" office:value="61.6583333333333" calcext:value-type="float">
            <text:p>61.6583333333333</text:p>
          </table:table-cell>
          <table:table-cell office:value-type="float" office:value="498.9" calcext:value-type="float">
            <text:p>498.9</text:p>
          </table:table-cell>
          <table:table-cell table:style-name="ce4" table:formula="of:=[.E175]" office:value-type="float" office:value="24.0323611111111" calcext:value-type="float">
            <text:p>24.0323611111111</text:p>
          </table:table-cell>
          <table:table-cell office:value-type="float" office:value="1933.7686" calcext:value-type="float">
            <text:p>1933.7686</text:p>
          </table:table-cell>
          <table:table-cell/>
          <table:table-cell table:formula="of:=([.C176]-[.E176])*[$Sheet2.$D$14]/12" office:value-type="float" office:value="5.11128097591438" calcext:value-type="float">
            <text:p>5.11128097591438</text:p>
          </table:table-cell>
          <table:table-cell table:formula="of:=[.H176]+[.I175]" office:value-type="float" office:value="633.42453284386" calcext:value-type="float">
            <text:p>633.424532843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3:50:00</text:p>
          </table:table-cell>
          <table:table-cell office:value-type="float" office:value="0" calcext:value-type="float">
            <text:p>0</text:p>
          </table:table-cell>
          <table:table-cell office:value-type="float" office:value="61.5166666666667" calcext:value-type="float">
            <text:p>61.5166666666667</text:p>
          </table:table-cell>
          <table:table-cell office:value-type="float" office:value="498.9" calcext:value-type="float">
            <text:p>498.9</text:p>
          </table:table-cell>
          <table:table-cell table:style-name="ce4" table:formula="of:=[.E176]" office:value-type="float" office:value="24.0323611111111" calcext:value-type="float">
            <text:p>24.0323611111111</text:p>
          </table:table-cell>
          <table:table-cell office:value-type="float" office:value="1933.774" calcext:value-type="float">
            <text:p>1933.774</text:p>
          </table:table-cell>
          <table:table-cell/>
          <table:table-cell table:formula="of:=([.C177]-[.E177])*[$Sheet2.$D$14]/12" office:value-type="float" office:value="5.09203633994915" calcext:value-type="float">
            <text:p>5.09203633994915</text:p>
          </table:table-cell>
          <table:table-cell table:formula="of:=[.H177]+[.I176]" office:value-type="float" office:value="638.516569183809" calcext:value-type="float">
            <text:p>638.5165691838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3:55:00</text:p>
          </table:table-cell>
          <table:table-cell office:value-type="float" office:value="0" calcext:value-type="float">
            <text:p>0</text:p>
          </table:table-cell>
          <table:table-cell office:value-type="float" office:value="61.3583333333333" calcext:value-type="float">
            <text:p>61.3583333333333</text:p>
          </table:table-cell>
          <table:table-cell office:value-type="float" office:value="498.9" calcext:value-type="float">
            <text:p>498.9</text:p>
          </table:table-cell>
          <table:table-cell table:style-name="ce4" table:formula="of:=[.E177]" office:value-type="float" office:value="24.0323611111111" calcext:value-type="float">
            <text:p>24.0323611111111</text:p>
          </table:table-cell>
          <table:table-cell office:value-type="float" office:value="1933.774" calcext:value-type="float">
            <text:p>1933.774</text:p>
          </table:table-cell>
          <table:table-cell/>
          <table:table-cell table:formula="of:=([.C178]-[.E178])*[$Sheet2.$D$14]/12" office:value-type="float" office:value="5.07052762916448" calcext:value-type="float">
            <text:p>5.07052762916448</text:p>
          </table:table-cell>
          <table:table-cell table:formula="of:=[.H178]+[.I177]" office:value-type="float" office:value="643.587096812973" calcext:value-type="float">
            <text:p>643.587096812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4:00:00</text:p>
          </table:table-cell>
          <table:table-cell office:value-type="float" office:value="795.833333333333" calcext:value-type="float">
            <text:p>795.833333333333</text:p>
          </table:table-cell>
          <table:table-cell office:value-type="float" office:value="61.5083333333333" calcext:value-type="float">
            <text:p>61.5083333333333</text:p>
          </table:table-cell>
          <table:table-cell office:value-type="float" office:value="498.941666666667" calcext:value-type="float">
            <text:p>498.941666666667</text:p>
          </table:table-cell>
          <table:table-cell office:value-type="float" office:value="25.6959722222222" calcext:value-type="float">
            <text:p>25.6959722222222</text:p>
          </table:table-cell>
          <table:table-cell office:value-type="float" office:value="1933.774" calcext:value-type="float">
            <text:p>1933.774</text:p>
          </table:table-cell>
          <table:table-cell/>
          <table:table-cell table:formula="of:=([.C179]-[.E179])*[$Sheet2.$D$14]/12" office:value-type="float" office:value="4.86491190097911" calcext:value-type="float">
            <text:p>4.86491190097911</text:p>
          </table:table-cell>
          <table:table-cell table:formula="of:=[.H179]+[.I178]" office:value-type="float" office:value="648.452008713952" calcext:value-type="float">
            <text:p>648.452008713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4:05:00</text:p>
          </table:table-cell>
          <table:table-cell office:value-type="float" office:value="1910" calcext:value-type="float">
            <text:p>1910</text:p>
          </table:table-cell>
          <table:table-cell office:value-type="float" office:value="62.425" calcext:value-type="float">
            <text:p>62.425</text:p>
          </table:table-cell>
          <table:table-cell office:value-type="float" office:value="499.083333333333" calcext:value-type="float">
            <text:p>499.083333333333</text:p>
          </table:table-cell>
          <table:table-cell table:style-name="ce4" table:formula="of:=[.E179]" office:value-type="float" office:value="25.6959722222222" calcext:value-type="float">
            <text:p>25.6959722222222</text:p>
          </table:table-cell>
          <table:table-cell office:value-type="float" office:value="1933.77716666667" calcext:value-type="float">
            <text:p>1933.77716666667</text:p>
          </table:table-cell>
          <table:table-cell/>
          <table:table-cell table:formula="of:=([.C180]-[.E180])*[$Sheet2.$D$14]/12" office:value-type="float" office:value="4.98943601604825" calcext:value-type="float">
            <text:p>4.98943601604825</text:p>
          </table:table-cell>
          <table:table-cell table:formula="of:=[.H180]+[.I179]" office:value-type="float" office:value="653.441444730001" calcext:value-type="float">
            <text:p>653.44144473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4:10:00</text:p>
          </table:table-cell>
          <table:table-cell office:value-type="float" office:value="1910" calcext:value-type="float">
            <text:p>1910</text:p>
          </table:table-cell>
          <table:table-cell office:value-type="float" office:value="63.7166666666667" calcext:value-type="float">
            <text:p>63.7166666666667</text:p>
          </table:table-cell>
          <table:table-cell office:value-type="float" office:value="499.241666666667" calcext:value-type="float">
            <text:p>499.241666666667</text:p>
          </table:table-cell>
          <table:table-cell table:style-name="ce4" table:formula="of:=[.E180]" office:value-type="float" office:value="25.6959722222222" calcext:value-type="float">
            <text:p>25.6959722222222</text:p>
          </table:table-cell>
          <table:table-cell office:value-type="float" office:value="1933.779" calcext:value-type="float">
            <text:p>1933.779</text:p>
          </table:table-cell>
          <table:table-cell/>
          <table:table-cell table:formula="of:=([.C181]-[.E181])*[$Sheet2.$D$14]/12" office:value-type="float" office:value="5.16490181455476" calcext:value-type="float">
            <text:p>5.16490181455476</text:p>
          </table:table-cell>
          <table:table-cell table:formula="of:=[.H181]+[.I180]" office:value-type="float" office:value="658.606346544555" calcext:value-type="float">
            <text:p>658.606346544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4:15:00</text:p>
          </table:table-cell>
          <table:table-cell office:value-type="float" office:value="1910" calcext:value-type="float">
            <text:p>1910</text:p>
          </table:table-cell>
          <table:table-cell office:value-type="float" office:value="64.675" calcext:value-type="float">
            <text:p>64.675</text:p>
          </table:table-cell>
          <table:table-cell office:value-type="float" office:value="499.383333333333" calcext:value-type="float">
            <text:p>499.383333333333</text:p>
          </table:table-cell>
          <table:table-cell table:style-name="ce4" table:formula="of:=[.E181]" office:value-type="float" office:value="25.6959722222222" calcext:value-type="float">
            <text:p>25.6959722222222</text:p>
          </table:table-cell>
          <table:table-cell office:value-type="float" office:value="1933.77906666667" calcext:value-type="float">
            <text:p>1933.77906666667</text:p>
          </table:table-cell>
          <table:table-cell/>
          <table:table-cell table:formula="of:=([.C182]-[.E182])*[$Sheet2.$D$14]/12" office:value-type="float" office:value="5.29508611667249" calcext:value-type="float">
            <text:p>5.29508611667249</text:p>
          </table:table-cell>
          <table:table-cell table:formula="of:=[.H182]+[.I181]" office:value-type="float" office:value="663.901432661228" calcext:value-type="float">
            <text:p>663.901432661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4:20:00</text:p>
          </table:table-cell>
          <table:table-cell office:value-type="float" office:value="1910" calcext:value-type="float">
            <text:p>1910</text:p>
          </table:table-cell>
          <table:table-cell office:value-type="float" office:value="65.5333333333333" calcext:value-type="float">
            <text:p>65.5333333333333</text:p>
          </table:table-cell>
          <table:table-cell office:value-type="float" office:value="499.541666666667" calcext:value-type="float">
            <text:p>499.541666666667</text:p>
          </table:table-cell>
          <table:table-cell table:style-name="ce4" table:formula="of:=[.E182]" office:value-type="float" office:value="25.6959722222222" calcext:value-type="float">
            <text:p>25.6959722222222</text:p>
          </table:table-cell>
          <table:table-cell office:value-type="float" office:value="1933.781" calcext:value-type="float">
            <text:p>1933.781</text:p>
          </table:table-cell>
          <table:table-cell/>
          <table:table-cell table:formula="of:=([.C183]-[.E183])*[$Sheet2.$D$14]/12" office:value-type="float" office:value="5.4116859698736" calcext:value-type="float">
            <text:p>5.4116859698736</text:p>
          </table:table-cell>
          <table:table-cell table:formula="of:=[.H183]+[.I182]" office:value-type="float" office:value="669.313118631101" calcext:value-type="float">
            <text:p>669.313118631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4:25:00</text:p>
          </table:table-cell>
          <table:table-cell office:value-type="float" office:value="1910" calcext:value-type="float">
            <text:p>1910</text:p>
          </table:table-cell>
          <table:table-cell office:value-type="float" office:value="66.32" calcext:value-type="float">
            <text:p>66.32</text:p>
          </table:table-cell>
          <table:table-cell office:value-type="float" office:value="499.68" calcext:value-type="float">
            <text:p>499.68</text:p>
          </table:table-cell>
          <table:table-cell table:style-name="ce4" table:formula="of:=[.E183]" office:value-type="float" office:value="25.6959722222222" calcext:value-type="float">
            <text:p>25.6959722222222</text:p>
          </table:table-cell>
          <table:table-cell office:value-type="float" office:value="1933.781" calcext:value-type="float">
            <text:p>1933.781</text:p>
          </table:table-cell>
          <table:table-cell/>
          <table:table-cell table:formula="of:=([.C184]-[.E184])*[$Sheet2.$D$14]/12" office:value-type="float" office:value="5.51855030135111" calcext:value-type="float">
            <text:p>5.51855030135111</text:p>
          </table:table-cell>
          <table:table-cell table:formula="of:=[.H184]+[.I183]" office:value-type="float" office:value="674.831668932452" calcext:value-type="float">
            <text:p>674.831668932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4:30:00</text:p>
          </table:table-cell>
          <table:table-cell office:value-type="float" office:value="1910" calcext:value-type="float">
            <text:p>1910</text:p>
          </table:table-cell>
          <table:table-cell office:value-type="float" office:value="67.12" calcext:value-type="float">
            <text:p>67.12</text:p>
          </table:table-cell>
          <table:table-cell office:value-type="float" office:value="499.88" calcext:value-type="float">
            <text:p>499.88</text:p>
          </table:table-cell>
          <table:table-cell table:style-name="ce4" table:formula="of:=[.E184]" office:value-type="float" office:value="25.6959722222222" calcext:value-type="float">
            <text:p>25.6959722222222</text:p>
          </table:table-cell>
          <table:table-cell office:value-type="float" office:value="1933.781" calcext:value-type="float">
            <text:p>1933.781</text:p>
          </table:table-cell>
          <table:table-cell/>
          <table:table-cell table:formula="of:=([.C185]-[.E185])*[$Sheet2.$D$14]/12" office:value-type="float" office:value="5.62722589268418" calcext:value-type="float">
            <text:p>5.62722589268418</text:p>
          </table:table-cell>
          <table:table-cell table:formula="of:=[.H185]+[.I184]" office:value-type="float" office:value="680.458894825137" calcext:value-type="float">
            <text:p>680.458894825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4:35:00</text:p>
          </table:table-cell>
          <table:table-cell office:value-type="float" office:value="1910" calcext:value-type="float">
            <text:p>1910</text:p>
          </table:table-cell>
          <table:table-cell office:value-type="float" office:value="67.92" calcext:value-type="float">
            <text:p>67.92</text:p>
          </table:table-cell>
          <table:table-cell office:value-type="float" office:value="500.04" calcext:value-type="float">
            <text:p>500.04</text:p>
          </table:table-cell>
          <table:table-cell table:style-name="ce4" table:formula="of:=[.E185]" office:value-type="float" office:value="25.6959722222222" calcext:value-type="float">
            <text:p>25.6959722222222</text:p>
          </table:table-cell>
          <table:table-cell office:value-type="float" office:value="1933.781" calcext:value-type="float">
            <text:p>1933.781</text:p>
          </table:table-cell>
          <table:table-cell/>
          <table:table-cell table:formula="of:=([.C186]-[.E186])*[$Sheet2.$D$14]/12" office:value-type="float" office:value="5.73590148401724" calcext:value-type="float">
            <text:p>5.73590148401724</text:p>
          </table:table-cell>
          <table:table-cell table:formula="of:=[.H186]+[.I185]" office:value-type="float" office:value="686.194796309154" calcext:value-type="float">
            <text:p>686.194796309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4:40:00</text:p>
          </table:table-cell>
          <table:table-cell office:value-type="float" office:value="1910" calcext:value-type="float">
            <text:p>1910</text:p>
          </table:table-cell>
          <table:table-cell office:value-type="float" office:value="68.72" calcext:value-type="float">
            <text:p>68.72</text:p>
          </table:table-cell>
          <table:table-cell office:value-type="float" office:value="500.18" calcext:value-type="float">
            <text:p>500.18</text:p>
          </table:table-cell>
          <table:table-cell table:style-name="ce4" table:formula="of:=[.E186]" office:value-type="float" office:value="25.6959722222222" calcext:value-type="float">
            <text:p>25.6959722222222</text:p>
          </table:table-cell>
          <table:table-cell office:value-type="float" office:value="1933.781" calcext:value-type="float">
            <text:p>1933.781</text:p>
          </table:table-cell>
          <table:table-cell/>
          <table:table-cell table:formula="of:=([.C187]-[.E187])*[$Sheet2.$D$14]/12" office:value-type="float" office:value="5.84457707535031" calcext:value-type="float">
            <text:p>5.84457707535031</text:p>
          </table:table-cell>
          <table:table-cell table:formula="of:=[.H187]+[.I186]" office:value-type="float" office:value="692.039373384504" calcext:value-type="float">
            <text:p>692.039373384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4:45:00</text:p>
          </table:table-cell>
          <table:table-cell office:value-type="float" office:value="1910" calcext:value-type="float">
            <text:p>1910</text:p>
          </table:table-cell>
          <table:table-cell office:value-type="float" office:value="69.52" calcext:value-type="float">
            <text:p>69.52</text:p>
          </table:table-cell>
          <table:table-cell office:value-type="float" office:value="500.34" calcext:value-type="float">
            <text:p>500.34</text:p>
          </table:table-cell>
          <table:table-cell table:style-name="ce4" table:formula="of:=[.E187]" office:value-type="float" office:value="25.6959722222222" calcext:value-type="float">
            <text:p>25.6959722222222</text:p>
          </table:table-cell>
          <table:table-cell office:value-type="float" office:value="1933.781" calcext:value-type="float">
            <text:p>1933.781</text:p>
          </table:table-cell>
          <table:table-cell/>
          <table:table-cell table:formula="of:=([.C188]-[.E188])*[$Sheet2.$D$14]/12" office:value-type="float" office:value="5.95325266668337" calcext:value-type="float">
            <text:p>5.95325266668337</text:p>
          </table:table-cell>
          <table:table-cell table:formula="of:=[.H188]+[.I187]" office:value-type="float" office:value="697.992626051188" calcext:value-type="float">
            <text:p>697.992626051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4:50:00</text:p>
          </table:table-cell>
          <table:table-cell office:value-type="float" office:value="1910" calcext:value-type="float">
            <text:p>1910</text:p>
          </table:table-cell>
          <table:table-cell office:value-type="float" office:value="70.24" calcext:value-type="float">
            <text:p>70.24</text:p>
          </table:table-cell>
          <table:table-cell office:value-type="float" office:value="500.48" calcext:value-type="float">
            <text:p>500.48</text:p>
          </table:table-cell>
          <table:table-cell table:style-name="ce4" table:formula="of:=[.E188]" office:value-type="float" office:value="25.6959722222222" calcext:value-type="float">
            <text:p>25.6959722222222</text:p>
          </table:table-cell>
          <table:table-cell office:value-type="float" office:value="1933.7823" calcext:value-type="float">
            <text:p>1933.7823</text:p>
          </table:table-cell>
          <table:table-cell/>
          <table:table-cell table:formula="of:=([.C189]-[.E189])*[$Sheet2.$D$14]/12" office:value-type="float" office:value="6.05106069888313" calcext:value-type="float">
            <text:p>6.05106069888313</text:p>
          </table:table-cell>
          <table:table-cell table:formula="of:=[.H189]+[.I188]" office:value-type="float" office:value="704.043686750071" calcext:value-type="float">
            <text:p>704.0436867500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4:55:00</text:p>
          </table:table-cell>
          <table:table-cell office:value-type="float" office:value="1910" calcext:value-type="float">
            <text:p>1910</text:p>
          </table:table-cell>
          <table:table-cell office:value-type="float" office:value="70.96" calcext:value-type="float">
            <text:p>70.96</text:p>
          </table:table-cell>
          <table:table-cell office:value-type="float" office:value="500.68" calcext:value-type="float">
            <text:p>500.68</text:p>
          </table:table-cell>
          <table:table-cell table:style-name="ce4" table:formula="of:=[.E189]" office:value-type="float" office:value="25.6959722222222" calcext:value-type="float">
            <text:p>25.6959722222222</text:p>
          </table:table-cell>
          <table:table-cell office:value-type="float" office:value="1933.78708333333" calcext:value-type="float">
            <text:p>1933.78708333333</text:p>
          </table:table-cell>
          <table:table-cell/>
          <table:table-cell table:formula="of:=([.C190]-[.E190])*[$Sheet2.$D$14]/12" office:value-type="float" office:value="6.14886873108289" calcext:value-type="float">
            <text:p>6.14886873108289</text:p>
          </table:table-cell>
          <table:table-cell table:formula="of:=[.H190]+[.I189]" office:value-type="float" office:value="710.192555481154" calcext:value-type="float">
            <text:p>710.192555481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5:00:00</text:p>
          </table:table-cell>
          <table:table-cell office:value-type="float" office:value="1910" calcext:value-type="float">
            <text:p>1910</text:p>
          </table:table-cell>
          <table:table-cell office:value-type="float" office:value="71.74" calcext:value-type="float">
            <text:p>71.74</text:p>
          </table:table-cell>
          <table:table-cell office:value-type="float" office:value="500.84" calcext:value-type="float">
            <text:p>500.84</text:p>
          </table:table-cell>
          <table:table-cell office:value-type="float" office:value="26.8622222222222" calcext:value-type="float">
            <text:p>26.8622222222222</text:p>
          </table:table-cell>
          <table:table-cell office:value-type="float" office:value="1933.788" calcext:value-type="float">
            <text:p>1933.788</text:p>
          </table:table-cell>
          <table:table-cell/>
          <table:table-cell table:formula="of:=([.C191]-[.E191])*[$Sheet2.$D$14]/12" office:value-type="float" office:value="6.0963987971424" calcext:value-type="float">
            <text:p>6.0963987971424</text:p>
          </table:table-cell>
          <table:table-cell table:formula="of:=[.H191]+[.I190]" office:value-type="float" office:value="716.288954278296" calcext:value-type="float">
            <text:p>716.288954278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5:05:00</text:p>
          </table:table-cell>
          <table:table-cell office:value-type="float" office:value="1910" calcext:value-type="float">
            <text:p>1910</text:p>
          </table:table-cell>
          <table:table-cell office:value-type="float" office:value="72.42" calcext:value-type="float">
            <text:p>72.42</text:p>
          </table:table-cell>
          <table:table-cell office:value-type="float" office:value="500.98" calcext:value-type="float">
            <text:p>500.98</text:p>
          </table:table-cell>
          <table:table-cell table:style-name="ce4" table:formula="of:=[.E191]" office:value-type="float" office:value="26.8622222222222" calcext:value-type="float">
            <text:p>26.8622222222222</text:p>
          </table:table-cell>
          <table:table-cell office:value-type="float" office:value="1933.78828333333" calcext:value-type="float">
            <text:p>1933.78828333333</text:p>
          </table:table-cell>
          <table:table-cell/>
          <table:table-cell table:formula="of:=([.C192]-[.E192])*[$Sheet2.$D$14]/12" office:value-type="float" office:value="6.1887730497755" calcext:value-type="float">
            <text:p>6.1887730497755</text:p>
          </table:table-cell>
          <table:table-cell table:formula="of:=[.H192]+[.I191]" office:value-type="float" office:value="722.477727328071" calcext:value-type="float">
            <text:p>722.4777273280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5:10:00</text:p>
          </table:table-cell>
          <table:table-cell office:value-type="float" office:value="1910" calcext:value-type="float">
            <text:p>1910</text:p>
          </table:table-cell>
          <table:table-cell office:value-type="float" office:value="73.14" calcext:value-type="float">
            <text:p>73.14</text:p>
          </table:table-cell>
          <table:table-cell office:value-type="float" office:value="501.14" calcext:value-type="float">
            <text:p>501.14</text:p>
          </table:table-cell>
          <table:table-cell table:style-name="ce4" table:formula="of:=[.E192]" office:value-type="float" office:value="26.8622222222222" calcext:value-type="float">
            <text:p>26.8622222222222</text:p>
          </table:table-cell>
          <table:table-cell office:value-type="float" office:value="1933.789" calcext:value-type="float">
            <text:p>1933.789</text:p>
          </table:table-cell>
          <table:table-cell/>
          <table:table-cell table:formula="of:=([.C193]-[.E193])*[$Sheet2.$D$14]/12" office:value-type="float" office:value="6.28658108197526" calcext:value-type="float">
            <text:p>6.28658108197526</text:p>
          </table:table-cell>
          <table:table-cell table:formula="of:=[.H193]+[.I192]" office:value-type="float" office:value="728.764308410047" calcext:value-type="float">
            <text:p>728.7643084100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5:15:00</text:p>
          </table:table-cell>
          <table:table-cell office:value-type="float" office:value="1910" calcext:value-type="float">
            <text:p>1910</text:p>
          </table:table-cell>
          <table:table-cell office:value-type="float" office:value="73.82" calcext:value-type="float">
            <text:p>73.82</text:p>
          </table:table-cell>
          <table:table-cell office:value-type="float" office:value="501.28" calcext:value-type="float">
            <text:p>501.28</text:p>
          </table:table-cell>
          <table:table-cell table:style-name="ce4" table:formula="of:=[.E193]" office:value-type="float" office:value="26.8622222222222" calcext:value-type="float">
            <text:p>26.8622222222222</text:p>
          </table:table-cell>
          <table:table-cell office:value-type="float" office:value="1933.789" calcext:value-type="float">
            <text:p>1933.789</text:p>
          </table:table-cell>
          <table:table-cell/>
          <table:table-cell table:formula="of:=([.C194]-[.E194])*[$Sheet2.$D$14]/12" office:value-type="float" office:value="6.37895533460837" calcext:value-type="float">
            <text:p>6.37895533460837</text:p>
          </table:table-cell>
          <table:table-cell table:formula="of:=[.H194]+[.I193]" office:value-type="float" office:value="735.143263744655" calcext:value-type="float">
            <text:p>735.143263744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5:20:00</text:p>
          </table:table-cell>
          <table:table-cell office:value-type="float" office:value="1910" calcext:value-type="float">
            <text:p>1910</text:p>
          </table:table-cell>
          <table:table-cell office:value-type="float" office:value="74.62" calcext:value-type="float">
            <text:p>74.62</text:p>
          </table:table-cell>
          <table:table-cell office:value-type="float" office:value="501.48" calcext:value-type="float">
            <text:p>501.48</text:p>
          </table:table-cell>
          <table:table-cell table:style-name="ce4" table:formula="of:=[.E194]" office:value-type="float" office:value="26.8622222222222" calcext:value-type="float">
            <text:p>26.8622222222222</text:p>
          </table:table-cell>
          <table:table-cell office:value-type="float" office:value="1933.789" calcext:value-type="float">
            <text:p>1933.789</text:p>
          </table:table-cell>
          <table:table-cell/>
          <table:table-cell table:formula="of:=([.C195]-[.E195])*[$Sheet2.$D$14]/12" office:value-type="float" office:value="6.48763092594143" calcext:value-type="float">
            <text:p>6.48763092594143</text:p>
          </table:table-cell>
          <table:table-cell table:formula="of:=[.H195]+[.I194]" office:value-type="float" office:value="741.630894670596" calcext:value-type="float">
            <text:p>741.6308946705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5:25:00</text:p>
          </table:table-cell>
          <table:table-cell office:value-type="float" office:value="1910" calcext:value-type="float">
            <text:p>1910</text:p>
          </table:table-cell>
          <table:table-cell office:value-type="float" office:value="75.38" calcext:value-type="float">
            <text:p>75.38</text:p>
          </table:table-cell>
          <table:table-cell office:value-type="float" office:value="501.64" calcext:value-type="float">
            <text:p>501.64</text:p>
          </table:table-cell>
          <table:table-cell table:style-name="ce4" table:formula="of:=[.E195]" office:value-type="float" office:value="26.8622222222222" calcext:value-type="float">
            <text:p>26.8622222222222</text:p>
          </table:table-cell>
          <table:table-cell office:value-type="float" office:value="1933.789" calcext:value-type="float">
            <text:p>1933.789</text:p>
          </table:table-cell>
          <table:table-cell/>
          <table:table-cell table:formula="of:=([.C196]-[.E196])*[$Sheet2.$D$14]/12" office:value-type="float" office:value="6.59087273770784" calcext:value-type="float">
            <text:p>6.59087273770784</text:p>
          </table:table-cell>
          <table:table-cell table:formula="of:=[.H196]+[.I195]" office:value-type="float" office:value="748.221767408304" calcext:value-type="float">
            <text:p>748.221767408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5:30:00</text:p>
          </table:table-cell>
          <table:table-cell office:value-type="float" office:value="1910" calcext:value-type="float">
            <text:p>1910</text:p>
          </table:table-cell>
          <table:table-cell office:value-type="float" office:value="76.04" calcext:value-type="float">
            <text:p>76.04</text:p>
          </table:table-cell>
          <table:table-cell office:value-type="float" office:value="501.78" calcext:value-type="float">
            <text:p>501.78</text:p>
          </table:table-cell>
          <table:table-cell table:style-name="ce4" table:formula="of:=[.E196]" office:value-type="float" office:value="26.8622222222222" calcext:value-type="float">
            <text:p>26.8622222222222</text:p>
          </table:table-cell>
          <table:table-cell office:value-type="float" office:value="1933.789" calcext:value-type="float">
            <text:p>1933.789</text:p>
          </table:table-cell>
          <table:table-cell/>
          <table:table-cell table:formula="of:=([.C197]-[.E197])*[$Sheet2.$D$14]/12" office:value-type="float" office:value="6.68053010055763" calcext:value-type="float">
            <text:p>6.68053010055763</text:p>
          </table:table-cell>
          <table:table-cell table:formula="of:=[.H197]+[.I196]" office:value-type="float" office:value="754.902297508862" calcext:value-type="float">
            <text:p>754.902297508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5:35:00</text:p>
          </table:table-cell>
          <table:table-cell office:value-type="float" office:value="1910" calcext:value-type="float">
            <text:p>1910</text:p>
          </table:table-cell>
          <table:table-cell office:value-type="float" office:value="76.72" calcext:value-type="float">
            <text:p>76.72</text:p>
          </table:table-cell>
          <table:table-cell office:value-type="float" office:value="501.94" calcext:value-type="float">
            <text:p>501.94</text:p>
          </table:table-cell>
          <table:table-cell table:style-name="ce4" table:formula="of:=[.E197]" office:value-type="float" office:value="26.8622222222222" calcext:value-type="float">
            <text:p>26.8622222222222</text:p>
          </table:table-cell>
          <table:table-cell office:value-type="float" office:value="1933.789" calcext:value-type="float">
            <text:p>1933.789</text:p>
          </table:table-cell>
          <table:table-cell/>
          <table:table-cell table:formula="of:=([.C198]-[.E198])*[$Sheet2.$D$14]/12" office:value-type="float" office:value="6.77290435319073" calcext:value-type="float">
            <text:p>6.77290435319073</text:p>
          </table:table-cell>
          <table:table-cell table:formula="of:=[.H198]+[.I197]" office:value-type="float" office:value="761.675201862053" calcext:value-type="float">
            <text:p>761.6752018620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5:40:00</text:p>
          </table:table-cell>
          <table:table-cell office:value-type="float" office:value="1910" calcext:value-type="float">
            <text:p>1910</text:p>
          </table:table-cell>
          <table:table-cell office:value-type="float" office:value="77.52" calcext:value-type="float">
            <text:p>77.52</text:p>
          </table:table-cell>
          <table:table-cell office:value-type="float" office:value="502.08" calcext:value-type="float">
            <text:p>502.08</text:p>
          </table:table-cell>
          <table:table-cell table:style-name="ce4" table:formula="of:=[.E198]" office:value-type="float" office:value="26.8622222222222" calcext:value-type="float">
            <text:p>26.8622222222222</text:p>
          </table:table-cell>
          <table:table-cell office:value-type="float" office:value="1933.789" calcext:value-type="float">
            <text:p>1933.789</text:p>
          </table:table-cell>
          <table:table-cell/>
          <table:table-cell table:formula="of:=([.C199]-[.E199])*[$Sheet2.$D$14]/12" office:value-type="float" office:value="6.88157994452379" calcext:value-type="float">
            <text:p>6.88157994452379</text:p>
          </table:table-cell>
          <table:table-cell table:formula="of:=[.H199]+[.I198]" office:value-type="float" office:value="768.556781806576" calcext:value-type="float">
            <text:p>768.556781806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5:45:00</text:p>
          </table:table-cell>
          <table:table-cell office:value-type="float" office:value="1910" calcext:value-type="float">
            <text:p>1910</text:p>
          </table:table-cell>
          <table:table-cell office:value-type="float" office:value="78.24" calcext:value-type="float">
            <text:p>78.24</text:p>
          </table:table-cell>
          <table:table-cell office:value-type="float" office:value="502.28" calcext:value-type="float">
            <text:p>502.28</text:p>
          </table:table-cell>
          <table:table-cell table:style-name="ce4" table:formula="of:=[.E199]" office:value-type="float" office:value="26.8622222222222" calcext:value-type="float">
            <text:p>26.8622222222222</text:p>
          </table:table-cell>
          <table:table-cell office:value-type="float" office:value="1933.789" calcext:value-type="float">
            <text:p>1933.789</text:p>
          </table:table-cell>
          <table:table-cell/>
          <table:table-cell table:formula="of:=([.C200]-[.E200])*[$Sheet2.$D$14]/12" office:value-type="float" office:value="6.97938797672355" calcext:value-type="float">
            <text:p>6.97938797672355</text:p>
          </table:table-cell>
          <table:table-cell table:formula="of:=[.H200]+[.I199]" office:value-type="float" office:value="775.5361697833" calcext:value-type="float">
            <text:p>775.5361697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5:50:00</text:p>
          </table:table-cell>
          <table:table-cell office:value-type="float" office:value="1910" calcext:value-type="float">
            <text:p>1910</text:p>
          </table:table-cell>
          <table:table-cell office:value-type="float" office:value="78.88" calcext:value-type="float">
            <text:p>78.88</text:p>
          </table:table-cell>
          <table:table-cell office:value-type="float" office:value="502.44" calcext:value-type="float">
            <text:p>502.44</text:p>
          </table:table-cell>
          <table:table-cell table:style-name="ce4" table:formula="of:=[.E200]" office:value-type="float" office:value="26.8622222222222" calcext:value-type="float">
            <text:p>26.8622222222222</text:p>
          </table:table-cell>
          <table:table-cell office:value-type="float" office:value="1933.78966666667" calcext:value-type="float">
            <text:p>1933.78966666667</text:p>
          </table:table-cell>
          <table:table-cell/>
          <table:table-cell table:formula="of:=([.C201]-[.E201])*[$Sheet2.$D$14]/12" office:value-type="float" office:value="7.06632844979001" calcext:value-type="float">
            <text:p>7.06632844979001</text:p>
          </table:table-cell>
          <table:table-cell table:formula="of:=[.H201]+[.I200]" office:value-type="float" office:value="782.60249823309" calcext:value-type="float">
            <text:p>782.60249823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5:55:00</text:p>
          </table:table-cell>
          <table:table-cell office:value-type="float" office:value="1910" calcext:value-type="float">
            <text:p>1910</text:p>
          </table:table-cell>
          <table:table-cell office:value-type="float" office:value="79.66" calcext:value-type="float">
            <text:p>79.66</text:p>
          </table:table-cell>
          <table:table-cell office:value-type="float" office:value="502.58" calcext:value-type="float">
            <text:p>502.58</text:p>
          </table:table-cell>
          <table:table-cell table:style-name="ce4" table:formula="of:=[.E201]" office:value-type="float" office:value="26.8622222222222" calcext:value-type="float">
            <text:p>26.8622222222222</text:p>
          </table:table-cell>
          <table:table-cell office:value-type="float" office:value="1933.79163333333" calcext:value-type="float">
            <text:p>1933.79163333333</text:p>
          </table:table-cell>
          <table:table-cell/>
          <table:table-cell table:formula="of:=([.C202]-[.E202])*[$Sheet2.$D$14]/12" office:value-type="float" office:value="7.17228715133975" calcext:value-type="float">
            <text:p>7.17228715133975</text:p>
          </table:table-cell>
          <table:table-cell table:formula="of:=[.H202]+[.I201]" office:value-type="float" office:value="789.77478538443" calcext:value-type="float">
            <text:p>789.77478538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6:00:00</text:p>
          </table:table-cell>
          <table:table-cell office:value-type="float" office:value="1146" calcext:value-type="float">
            <text:p>1146</text:p>
          </table:table-cell>
          <table:table-cell office:value-type="float" office:value="80.28" calcext:value-type="float">
            <text:p>80.28</text:p>
          </table:table-cell>
          <table:table-cell office:value-type="float" office:value="502.74" calcext:value-type="float">
            <text:p>502.74</text:p>
          </table:table-cell>
          <table:table-cell office:value-type="float" office:value="25.6806944444444" calcext:value-type="float">
            <text:p>25.6806944444444</text:p>
          </table:table-cell>
          <table:table-cell office:value-type="float" office:value="1933.79813333333" calcext:value-type="float">
            <text:p>1933.79813333333</text:p>
          </table:table-cell>
          <table:table-cell/>
          <table:table-cell table:formula="of:=([.C203]-[.E203])*[$Sheet2.$D$14]/12" office:value-type="float" office:value="7.41701477203093" calcext:value-type="float">
            <text:p>7.41701477203093</text:p>
          </table:table-cell>
          <table:table-cell table:formula="of:=[.H203]+[.I202]" office:value-type="float" office:value="797.191800156461" calcext:value-type="float">
            <text:p>797.191800156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6:05:00</text:p>
          </table:table-cell>
          <table:table-cell office:value-type="float" office:value="0" calcext:value-type="float">
            <text:p>0</text:p>
          </table:table-cell>
          <table:table-cell office:value-type="float" office:value="80.2" calcext:value-type="float">
            <text:p>80.2</text:p>
          </table:table-cell>
          <table:table-cell office:value-type="float" office:value="502.8" calcext:value-type="float">
            <text:p>502.8</text:p>
          </table:table-cell>
          <table:table-cell table:style-name="ce4" table:formula="of:=[.E203]" office:value-type="float" office:value="25.6806944444444" calcext:value-type="float">
            <text:p>25.6806944444444</text:p>
          </table:table-cell>
          <table:table-cell office:value-type="float" office:value="1933.816" calcext:value-type="float">
            <text:p>1933.816</text:p>
          </table:table-cell>
          <table:table-cell/>
          <table:table-cell table:formula="of:=([.C204]-[.E204])*[$Sheet2.$D$14]/12" office:value-type="float" office:value="7.40614721289762" calcext:value-type="float">
            <text:p>7.40614721289762</text:p>
          </table:table-cell>
          <table:table-cell table:formula="of:=[.H204]+[.I203]" office:value-type="float" office:value="804.597947369358" calcext:value-type="float">
            <text:p>804.597947369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6:10:00</text:p>
          </table:table-cell>
          <table:table-cell office:value-type="float" office:value="0" calcext:value-type="float">
            <text:p>0</text:p>
          </table:table-cell>
          <table:table-cell office:value-type="float" office:value="79.7" calcext:value-type="float">
            <text:p>79.7</text:p>
          </table:table-cell>
          <table:table-cell office:value-type="float" office:value="502.8" calcext:value-type="float">
            <text:p>502.8</text:p>
          </table:table-cell>
          <table:table-cell table:style-name="ce4" table:formula="of:=[.E204]" office:value-type="float" office:value="25.6806944444444" calcext:value-type="float">
            <text:p>25.6806944444444</text:p>
          </table:table-cell>
          <table:table-cell office:value-type="float" office:value="1933.82731666667" calcext:value-type="float">
            <text:p>1933.82731666667</text:p>
          </table:table-cell>
          <table:table-cell/>
          <table:table-cell table:formula="of:=([.C205]-[.E205])*[$Sheet2.$D$14]/12" office:value-type="float" office:value="7.33822496831446" calcext:value-type="float">
            <text:p>7.33822496831446</text:p>
          </table:table-cell>
          <table:table-cell table:formula="of:=[.H205]+[.I204]" office:value-type="float" office:value="811.936172337673" calcext:value-type="float">
            <text:p>811.936172337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6:15:00</text:p>
          </table:table-cell>
          <table:table-cell office:value-type="float" office:value="0" calcext:value-type="float">
            <text:p>0</text:p>
          </table:table-cell>
          <table:table-cell office:value-type="float" office:value="79.28" calcext:value-type="float">
            <text:p>79.28</text:p>
          </table:table-cell>
          <table:table-cell office:value-type="float" office:value="502.8" calcext:value-type="float">
            <text:p>502.8</text:p>
          </table:table-cell>
          <table:table-cell table:style-name="ce4" table:formula="of:=[.E205]" office:value-type="float" office:value="25.6806944444444" calcext:value-type="float">
            <text:p>25.6806944444444</text:p>
          </table:table-cell>
          <table:table-cell office:value-type="float" office:value="1933.83106666667" calcext:value-type="float">
            <text:p>1933.83106666667</text:p>
          </table:table-cell>
          <table:table-cell/>
          <table:table-cell table:formula="of:=([.C206]-[.E206])*[$Sheet2.$D$14]/12" office:value-type="float" office:value="7.2811702828646" calcext:value-type="float">
            <text:p>7.2811702828646</text:p>
          </table:table-cell>
          <table:table-cell table:formula="of:=[.H206]+[.I205]" office:value-type="float" office:value="819.217342620537" calcext:value-type="float">
            <text:p>819.217342620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6:20:00</text:p>
          </table:table-cell>
          <table:table-cell office:value-type="float" office:value="0" calcext:value-type="float">
            <text:p>0</text:p>
          </table:table-cell>
          <table:table-cell office:value-type="float" office:value="78.82" calcext:value-type="float">
            <text:p>78.82</text:p>
          </table:table-cell>
          <table:table-cell office:value-type="float" office:value="502.8" calcext:value-type="float">
            <text:p>502.8</text:p>
          </table:table-cell>
          <table:table-cell table:style-name="ce4" table:formula="of:=[.E206]" office:value-type="float" office:value="25.6806944444444" calcext:value-type="float">
            <text:p>25.6806944444444</text:p>
          </table:table-cell>
          <table:table-cell office:value-type="float" office:value="1933.83435" calcext:value-type="float">
            <text:p>1933.83435</text:p>
          </table:table-cell>
          <table:table-cell/>
          <table:table-cell table:formula="of:=([.C207]-[.E207])*[$Sheet2.$D$14]/12" office:value-type="float" office:value="7.21868181784808" calcext:value-type="float">
            <text:p>7.21868181784808</text:p>
          </table:table-cell>
          <table:table-cell table:formula="of:=[.H207]+[.I206]" office:value-type="float" office:value="826.436024438385" calcext:value-type="float">
            <text:p>826.436024438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6:25:00</text:p>
          </table:table-cell>
          <table:table-cell office:value-type="float" office:value="0" calcext:value-type="float">
            <text:p>0</text:p>
          </table:table-cell>
          <table:table-cell office:value-type="float" office:value="78.28" calcext:value-type="float">
            <text:p>78.28</text:p>
          </table:table-cell>
          <table:table-cell office:value-type="float" office:value="502.8" calcext:value-type="float">
            <text:p>502.8</text:p>
          </table:table-cell>
          <table:table-cell table:style-name="ce4" table:formula="of:=[.E207]" office:value-type="float" office:value="25.6806944444444" calcext:value-type="float">
            <text:p>25.6806944444444</text:p>
          </table:table-cell>
          <table:table-cell office:value-type="float" office:value="1933.835" calcext:value-type="float">
            <text:p>1933.835</text:p>
          </table:table-cell>
          <table:table-cell/>
          <table:table-cell table:formula="of:=([.C208]-[.E208])*[$Sheet2.$D$14]/12" office:value-type="float" office:value="7.14532579369827" calcext:value-type="float">
            <text:p>7.14532579369827</text:p>
          </table:table-cell>
          <table:table-cell table:formula="of:=[.H208]+[.I207]" office:value-type="float" office:value="833.581350232084" calcext:value-type="float">
            <text:p>833.581350232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6:30:00</text:p>
          </table:table-cell>
          <table:table-cell office:value-type="float" office:value="0" calcext:value-type="float">
            <text:p>0</text:p>
          </table:table-cell>
          <table:table-cell office:value-type="float" office:value="78.02" calcext:value-type="float">
            <text:p>78.02</text:p>
          </table:table-cell>
          <table:table-cell office:value-type="float" office:value="502.8" calcext:value-type="float">
            <text:p>502.8</text:p>
          </table:table-cell>
          <table:table-cell table:style-name="ce4" table:formula="of:=[.E208]" office:value-type="float" office:value="25.6806944444444" calcext:value-type="float">
            <text:p>25.6806944444444</text:p>
          </table:table-cell>
          <table:table-cell office:value-type="float" office:value="1933.8395" calcext:value-type="float">
            <text:p>1933.8395</text:p>
          </table:table-cell>
          <table:table-cell/>
          <table:table-cell table:formula="of:=([.C209]-[.E209])*[$Sheet2.$D$14]/12" office:value-type="float" office:value="7.11000622651502" calcext:value-type="float">
            <text:p>7.11000622651502</text:p>
          </table:table-cell>
          <table:table-cell table:formula="of:=[.H209]+[.I208]" office:value-type="float" office:value="840.691356458598" calcext:value-type="float">
            <text:p>840.691356458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6:35:00</text:p>
          </table:table-cell>
          <table:table-cell office:value-type="float" office:value="764" calcext:value-type="float">
            <text:p>764</text:p>
          </table:table-cell>
          <table:table-cell office:value-type="float" office:value="77.78" calcext:value-type="float">
            <text:p>77.78</text:p>
          </table:table-cell>
          <table:table-cell office:value-type="float" office:value="502.8" calcext:value-type="float">
            <text:p>502.8</text:p>
          </table:table-cell>
          <table:table-cell table:style-name="ce4" table:formula="of:=[.E209]" office:value-type="float" office:value="25.6806944444444" calcext:value-type="float">
            <text:p>25.6806944444444</text:p>
          </table:table-cell>
          <table:table-cell office:value-type="float" office:value="1933.84945" calcext:value-type="float">
            <text:p>1933.84945</text:p>
          </table:table-cell>
          <table:table-cell/>
          <table:table-cell table:formula="of:=([.C210]-[.E210])*[$Sheet2.$D$14]/12" office:value-type="float" office:value="7.0774035491151" calcext:value-type="float">
            <text:p>7.0774035491151</text:p>
          </table:table-cell>
          <table:table-cell table:formula="of:=[.H210]+[.I209]" office:value-type="float" office:value="847.768760007714" calcext:value-type="float">
            <text:p>847.768760007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6:40:00</text:p>
          </table:table-cell>
          <table:table-cell office:value-type="float" office:value="1910" calcext:value-type="float">
            <text:p>1910</text:p>
          </table:table-cell>
          <table:table-cell office:value-type="float" office:value="78.28" calcext:value-type="float">
            <text:p>78.28</text:p>
          </table:table-cell>
          <table:table-cell office:value-type="float" office:value="502.84" calcext:value-type="float">
            <text:p>502.84</text:p>
          </table:table-cell>
          <table:table-cell table:style-name="ce4" table:formula="of:=[.E210]" office:value-type="float" office:value="25.6806944444444" calcext:value-type="float">
            <text:p>25.6806944444444</text:p>
          </table:table-cell>
          <table:table-cell office:value-type="float" office:value="1933.85" calcext:value-type="float">
            <text:p>1933.85</text:p>
          </table:table-cell>
          <table:table-cell/>
          <table:table-cell table:formula="of:=([.C211]-[.E211])*[$Sheet2.$D$14]/12" office:value-type="float" office:value="7.14532579369827" calcext:value-type="float">
            <text:p>7.14532579369827</text:p>
          </table:table-cell>
          <table:table-cell table:formula="of:=[.H211]+[.I210]" office:value-type="float" office:value="854.914085801412" calcext:value-type="float">
            <text:p>854.914085801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6:45:00</text:p>
          </table:table-cell>
          <table:table-cell office:value-type="float" office:value="1910" calcext:value-type="float">
            <text:p>1910</text:p>
          </table:table-cell>
          <table:table-cell office:value-type="float" office:value="79.7" calcext:value-type="float">
            <text:p>79.7</text:p>
          </table:table-cell>
          <table:table-cell office:value-type="float" office:value="502.98" calcext:value-type="float">
            <text:p>502.98</text:p>
          </table:table-cell>
          <table:table-cell table:style-name="ce4" table:formula="of:=[.E211]" office:value-type="float" office:value="25.6806944444444" calcext:value-type="float">
            <text:p>25.6806944444444</text:p>
          </table:table-cell>
          <table:table-cell office:value-type="float" office:value="1933.85255" calcext:value-type="float">
            <text:p>1933.85255</text:p>
          </table:table-cell>
          <table:table-cell/>
          <table:table-cell table:formula="of:=([.C212]-[.E212])*[$Sheet2.$D$14]/12" office:value-type="float" office:value="7.33822496831446" calcext:value-type="float">
            <text:p>7.33822496831446</text:p>
          </table:table-cell>
          <table:table-cell table:formula="of:=[.H212]+[.I211]" office:value-type="float" office:value="862.252310769726" calcext:value-type="float">
            <text:p>862.2523107697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6:50:00</text:p>
          </table:table-cell>
          <table:table-cell office:value-type="float" office:value="1910" calcext:value-type="float">
            <text:p>1910</text:p>
          </table:table-cell>
          <table:table-cell office:value-type="float" office:value="80.66" calcext:value-type="float">
            <text:p>80.66</text:p>
          </table:table-cell>
          <table:table-cell office:value-type="float" office:value="503.18" calcext:value-type="float">
            <text:p>503.18</text:p>
          </table:table-cell>
          <table:table-cell table:style-name="ce4" table:formula="of:=[.E212]" office:value-type="float" office:value="25.6806944444444" calcext:value-type="float">
            <text:p>25.6806944444444</text:p>
          </table:table-cell>
          <table:table-cell office:value-type="float" office:value="1933.87105" calcext:value-type="float">
            <text:p>1933.87105</text:p>
          </table:table-cell>
          <table:table-cell/>
          <table:table-cell table:formula="of:=([.C213]-[.E213])*[$Sheet2.$D$14]/12" office:value-type="float" office:value="7.46863567791413" calcext:value-type="float">
            <text:p>7.46863567791413</text:p>
          </table:table-cell>
          <table:table-cell table:formula="of:=[.H213]+[.I212]" office:value-type="float" office:value="869.72094644764" calcext:value-type="float">
            <text:p>869.720946447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6:55:00</text:p>
          </table:table-cell>
          <table:table-cell office:value-type="float" office:value="1910" calcext:value-type="float">
            <text:p>1910</text:p>
          </table:table-cell>
          <table:table-cell office:value-type="float" office:value="81.56" calcext:value-type="float">
            <text:p>81.56</text:p>
          </table:table-cell>
          <table:table-cell office:value-type="float" office:value="503.34" calcext:value-type="float">
            <text:p>503.34</text:p>
          </table:table-cell>
          <table:table-cell table:style-name="ce4" table:formula="of:=[.E213]" office:value-type="float" office:value="25.6806944444444" calcext:value-type="float">
            <text:p>25.6806944444444</text:p>
          </table:table-cell>
          <table:table-cell office:value-type="float" office:value="1933.89098333334" calcext:value-type="float">
            <text:p>1933.89098333334</text:p>
          </table:table-cell>
          <table:table-cell/>
          <table:table-cell table:formula="of:=([.C214]-[.E214])*[$Sheet2.$D$14]/12" office:value-type="float" office:value="7.59089571816384" calcext:value-type="float">
            <text:p>7.59089571816384</text:p>
          </table:table-cell>
          <table:table-cell table:formula="of:=[.H214]+[.I213]" office:value-type="float" office:value="877.311842165804" calcext:value-type="float">
            <text:p>877.311842165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7:00:00</text:p>
          </table:table-cell>
          <table:table-cell office:value-type="float" office:value="1910" calcext:value-type="float">
            <text:p>1910</text:p>
          </table:table-cell>
          <table:table-cell office:value-type="float" office:value="82.38" calcext:value-type="float">
            <text:p>82.38</text:p>
          </table:table-cell>
          <table:table-cell office:value-type="float" office:value="503.48" calcext:value-type="float">
            <text:p>503.48</text:p>
          </table:table-cell>
          <table:table-cell office:value-type="float" office:value="27.0248611111111" calcext:value-type="float">
            <text:p>27.0248611111111</text:p>
          </table:table-cell>
          <table:table-cell office:value-type="float" office:value="1933.893" calcext:value-type="float">
            <text:p>1933.893</text:p>
          </table:table-cell>
          <table:table-cell/>
          <table:table-cell table:formula="of:=([.C215]-[.E215])*[$Sheet2.$D$14]/12" office:value-type="float" office:value="7.51969056509248" calcext:value-type="float">
            <text:p>7.51969056509248</text:p>
          </table:table-cell>
          <table:table-cell table:formula="of:=[.H215]+[.I214]" office:value-type="float" office:value="884.831532730897" calcext:value-type="float">
            <text:p>884.8315327308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7:05:00</text:p>
          </table:table-cell>
          <table:table-cell office:value-type="float" office:value="1910" calcext:value-type="float">
            <text:p>1910</text:p>
          </table:table-cell>
          <table:table-cell office:value-type="float" office:value="83.2" calcext:value-type="float">
            <text:p>83.2</text:p>
          </table:table-cell>
          <table:table-cell office:value-type="float" office:value="503.64" calcext:value-type="float">
            <text:p>503.64</text:p>
          </table:table-cell>
          <table:table-cell table:style-name="ce4" table:formula="of:=[.E215]" office:value-type="float" office:value="27.0248611111111" calcext:value-type="float">
            <text:p>27.0248611111111</text:p>
          </table:table-cell>
          <table:table-cell office:value-type="float" office:value="1933.893" calcext:value-type="float">
            <text:p>1933.893</text:p>
          </table:table-cell>
          <table:table-cell/>
          <table:table-cell table:formula="of:=([.C216]-[.E216])*[$Sheet2.$D$14]/12" office:value-type="float" office:value="7.63108304620887" calcext:value-type="float">
            <text:p>7.63108304620887</text:p>
          </table:table-cell>
          <table:table-cell table:formula="of:=[.H216]+[.I215]" office:value-type="float" office:value="892.462615777106" calcext:value-type="float">
            <text:p>892.462615777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7:10:00</text:p>
          </table:table-cell>
          <table:table-cell office:value-type="float" office:value="1910" calcext:value-type="float">
            <text:p>1910</text:p>
          </table:table-cell>
          <table:table-cell office:value-type="float" office:value="84.08" calcext:value-type="float">
            <text:p>84.08</text:p>
          </table:table-cell>
          <table:table-cell office:value-type="float" office:value="503.78" calcext:value-type="float">
            <text:p>503.78</text:p>
          </table:table-cell>
          <table:table-cell table:style-name="ce4" table:formula="of:=[.E216]" office:value-type="float" office:value="27.0248611111111" calcext:value-type="float">
            <text:p>27.0248611111111</text:p>
          </table:table-cell>
          <table:table-cell office:value-type="float" office:value="1933.893" calcext:value-type="float">
            <text:p>1933.893</text:p>
          </table:table-cell>
          <table:table-cell/>
          <table:table-cell table:formula="of:=([.C217]-[.E217])*[$Sheet2.$D$14]/12" office:value-type="float" office:value="7.75062619667525" calcext:value-type="float">
            <text:p>7.75062619667525</text:p>
          </table:table-cell>
          <table:table-cell table:formula="of:=[.H217]+[.I216]" office:value-type="float" office:value="900.213241973781" calcext:value-type="float">
            <text:p>900.2132419737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7:15:00</text:p>
          </table:table-cell>
          <table:table-cell office:value-type="float" office:value="1146" calcext:value-type="float">
            <text:p>1146</text:p>
          </table:table-cell>
          <table:table-cell office:value-type="float" office:value="84.7" calcext:value-type="float">
            <text:p>84.7</text:p>
          </table:table-cell>
          <table:table-cell office:value-type="float" office:value="503.94" calcext:value-type="float">
            <text:p>503.94</text:p>
          </table:table-cell>
          <table:table-cell table:style-name="ce4" table:formula="of:=[.E217]" office:value-type="float" office:value="27.0248611111111" calcext:value-type="float">
            <text:p>27.0248611111111</text:p>
          </table:table-cell>
          <table:table-cell office:value-type="float" office:value="1933.893" calcext:value-type="float">
            <text:p>1933.893</text:p>
          </table:table-cell>
          <table:table-cell/>
          <table:table-cell table:formula="of:=([.C218]-[.E218])*[$Sheet2.$D$14]/12" office:value-type="float" office:value="7.83484977995837" calcext:value-type="float">
            <text:p>7.83484977995837</text:p>
          </table:table-cell>
          <table:table-cell table:formula="of:=[.H218]+[.I217]" office:value-type="float" office:value="908.048091753739" calcext:value-type="float">
            <text:p>908.048091753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7:20:00</text:p>
          </table:table-cell>
          <table:table-cell office:value-type="float" office:value="0" calcext:value-type="float">
            <text:p>0</text:p>
          </table:table-cell>
          <table:table-cell office:value-type="float" office:value="84.84" calcext:value-type="float">
            <text:p>84.84</text:p>
          </table:table-cell>
          <table:table-cell office:value-type="float" office:value="504" calcext:value-type="float">
            <text:p>504</text:p>
          </table:table-cell>
          <table:table-cell table:style-name="ce4" table:formula="of:=[.E218]" office:value-type="float" office:value="27.0248611111111" calcext:value-type="float">
            <text:p>27.0248611111111</text:p>
          </table:table-cell>
          <table:table-cell office:value-type="float" office:value="1933.893" calcext:value-type="float">
            <text:p>1933.893</text:p>
          </table:table-cell>
          <table:table-cell/>
          <table:table-cell table:formula="of:=([.C219]-[.E219])*[$Sheet2.$D$14]/12" office:value-type="float" office:value="7.85386800844166" calcext:value-type="float">
            <text:p>7.85386800844166</text:p>
          </table:table-cell>
          <table:table-cell table:formula="of:=[.H219]+[.I218]" office:value-type="float" office:value="915.901959762181" calcext:value-type="float">
            <text:p>915.901959762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7:25:00</text:p>
          </table:table-cell>
          <table:table-cell office:value-type="float" office:value="0" calcext:value-type="float">
            <text:p>0</text:p>
          </table:table-cell>
          <table:table-cell office:value-type="float" office:value="84.48" calcext:value-type="float">
            <text:p>84.48</text:p>
          </table:table-cell>
          <table:table-cell office:value-type="float" office:value="504" calcext:value-type="float">
            <text:p>504</text:p>
          </table:table-cell>
          <table:table-cell table:style-name="ce4" table:formula="of:=[.E219]" office:value-type="float" office:value="27.0248611111111" calcext:value-type="float">
            <text:p>27.0248611111111</text:p>
          </table:table-cell>
          <table:table-cell office:value-type="float" office:value="1933.893" calcext:value-type="float">
            <text:p>1933.893</text:p>
          </table:table-cell>
          <table:table-cell/>
          <table:table-cell table:formula="of:=([.C220]-[.E220])*[$Sheet2.$D$14]/12" office:value-type="float" office:value="7.80496399234178" calcext:value-type="float">
            <text:p>7.80496399234178</text:p>
          </table:table-cell>
          <table:table-cell table:formula="of:=[.H220]+[.I219]" office:value-type="float" office:value="923.706923754523" calcext:value-type="float">
            <text:p>923.7069237545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7:30:00</text:p>
          </table:table-cell>
          <table:table-cell office:value-type="float" office:value="0" calcext:value-type="float">
            <text:p>0</text:p>
          </table:table-cell>
          <table:table-cell office:value-type="float" office:value="84.22" calcext:value-type="float">
            <text:p>84.22</text:p>
          </table:table-cell>
          <table:table-cell office:value-type="float" office:value="504" calcext:value-type="float">
            <text:p>504</text:p>
          </table:table-cell>
          <table:table-cell table:style-name="ce4" table:formula="of:=[.E220]" office:value-type="float" office:value="27.0248611111111" calcext:value-type="float">
            <text:p>27.0248611111111</text:p>
          </table:table-cell>
          <table:table-cell office:value-type="float" office:value="1933.893" calcext:value-type="float">
            <text:p>1933.893</text:p>
          </table:table-cell>
          <table:table-cell/>
          <table:table-cell table:formula="of:=([.C221]-[.E221])*[$Sheet2.$D$14]/12" office:value-type="float" office:value="7.76964442515853" calcext:value-type="float">
            <text:p>7.76964442515853</text:p>
          </table:table-cell>
          <table:table-cell table:formula="of:=[.H221]+[.I220]" office:value-type="float" office:value="931.476568179681" calcext:value-type="float">
            <text:p>931.4765681796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7:35:00</text:p>
          </table:table-cell>
          <table:table-cell office:value-type="float" office:value="0" calcext:value-type="float">
            <text:p>0</text:p>
          </table:table-cell>
          <table:table-cell office:value-type="float" office:value="84.02" calcext:value-type="float">
            <text:p>84.02</text:p>
          </table:table-cell>
          <table:table-cell office:value-type="float" office:value="504" calcext:value-type="float">
            <text:p>504</text:p>
          </table:table-cell>
          <table:table-cell table:style-name="ce4" table:formula="of:=[.E221]" office:value-type="float" office:value="27.0248611111111" calcext:value-type="float">
            <text:p>27.0248611111111</text:p>
          </table:table-cell>
          <table:table-cell office:value-type="float" office:value="1933.893" calcext:value-type="float">
            <text:p>1933.893</text:p>
          </table:table-cell>
          <table:table-cell/>
          <table:table-cell table:formula="of:=([.C222]-[.E222])*[$Sheet2.$D$14]/12" office:value-type="float" office:value="7.74247552732526" calcext:value-type="float">
            <text:p>7.74247552732526</text:p>
          </table:table-cell>
          <table:table-cell table:formula="of:=[.H222]+[.I221]" office:value-type="float" office:value="939.219043707006" calcext:value-type="float">
            <text:p>939.219043707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7:40:00</text:p>
          </table:table-cell>
          <table:table-cell office:value-type="float" office:value="0" calcext:value-type="float">
            <text:p>0</text:p>
          </table:table-cell>
          <table:table-cell office:value-type="float" office:value="83.86" calcext:value-type="float">
            <text:p>83.86</text:p>
          </table:table-cell>
          <table:table-cell office:value-type="float" office:value="504" calcext:value-type="float">
            <text:p>504</text:p>
          </table:table-cell>
          <table:table-cell table:style-name="ce4" table:formula="of:=[.E222]" office:value-type="float" office:value="27.0248611111111" calcext:value-type="float">
            <text:p>27.0248611111111</text:p>
          </table:table-cell>
          <table:table-cell office:value-type="float" office:value="1933.893" calcext:value-type="float">
            <text:p>1933.893</text:p>
          </table:table-cell>
          <table:table-cell/>
          <table:table-cell table:formula="of:=([.C223]-[.E223])*[$Sheet2.$D$14]/12" office:value-type="float" office:value="7.72074040905865" calcext:value-type="float">
            <text:p>7.72074040905865</text:p>
          </table:table-cell>
          <table:table-cell table:formula="of:=[.H223]+[.I222]" office:value-type="float" office:value="946.939784116065" calcext:value-type="float">
            <text:p>946.939784116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7:45:00</text:p>
          </table:table-cell>
          <table:table-cell office:value-type="float" office:value="0" calcext:value-type="float">
            <text:p>0</text:p>
          </table:table-cell>
          <table:table-cell office:value-type="float" office:value="83.68" calcext:value-type="float">
            <text:p>83.68</text:p>
          </table:table-cell>
          <table:table-cell office:value-type="float" office:value="504" calcext:value-type="float">
            <text:p>504</text:p>
          </table:table-cell>
          <table:table-cell table:style-name="ce4" table:formula="of:=[.E223]" office:value-type="float" office:value="27.0248611111111" calcext:value-type="float">
            <text:p>27.0248611111111</text:p>
          </table:table-cell>
          <table:table-cell office:value-type="float" office:value="1933.893" calcext:value-type="float">
            <text:p>1933.893</text:p>
          </table:table-cell>
          <table:table-cell/>
          <table:table-cell table:formula="of:=([.C224]-[.E224])*[$Sheet2.$D$14]/12" office:value-type="float" office:value="7.69628840100871" calcext:value-type="float">
            <text:p>7.69628840100871</text:p>
          </table:table-cell>
          <table:table-cell table:formula="of:=[.H224]+[.I223]" office:value-type="float" office:value="954.636072517074" calcext:value-type="float">
            <text:p>954.6360725170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7:50:00</text:p>
          </table:table-cell>
          <table:table-cell office:value-type="float" office:value="0" calcext:value-type="float">
            <text:p>0</text:p>
          </table:table-cell>
          <table:table-cell office:value-type="float" office:value="83.46" calcext:value-type="float">
            <text:p>83.46</text:p>
          </table:table-cell>
          <table:table-cell office:value-type="float" office:value="504" calcext:value-type="float">
            <text:p>504</text:p>
          </table:table-cell>
          <table:table-cell table:style-name="ce4" table:formula="of:=[.E224]" office:value-type="float" office:value="27.0248611111111" calcext:value-type="float">
            <text:p>27.0248611111111</text:p>
          </table:table-cell>
          <table:table-cell office:value-type="float" office:value="1933.893" calcext:value-type="float">
            <text:p>1933.893</text:p>
          </table:table-cell>
          <table:table-cell/>
          <table:table-cell table:formula="of:=([.C225]-[.E225])*[$Sheet2.$D$14]/12" office:value-type="float" office:value="7.66640261339212" calcext:value-type="float">
            <text:p>7.66640261339212</text:p>
          </table:table-cell>
          <table:table-cell table:formula="of:=[.H225]+[.I224]" office:value-type="float" office:value="962.302475130466" calcext:value-type="float">
            <text:p>962.3024751304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7:55:00</text:p>
          </table:table-cell>
          <table:table-cell office:value-type="float" office:value="0" calcext:value-type="float">
            <text:p>0</text:p>
          </table:table-cell>
          <table:table-cell office:value-type="float" office:value="83.32" calcext:value-type="float">
            <text:p>83.32</text:p>
          </table:table-cell>
          <table:table-cell office:value-type="float" office:value="504" calcext:value-type="float">
            <text:p>504</text:p>
          </table:table-cell>
          <table:table-cell table:style-name="ce4" table:formula="of:=[.E225]" office:value-type="float" office:value="27.0248611111111" calcext:value-type="float">
            <text:p>27.0248611111111</text:p>
          </table:table-cell>
          <table:table-cell office:value-type="float" office:value="1933.893" calcext:value-type="float">
            <text:p>1933.893</text:p>
          </table:table-cell>
          <table:table-cell/>
          <table:table-cell table:formula="of:=([.C226]-[.E226])*[$Sheet2.$D$14]/12" office:value-type="float" office:value="7.64738438490883" calcext:value-type="float">
            <text:p>7.64738438490883</text:p>
          </table:table-cell>
          <table:table-cell table:formula="of:=[.H226]+[.I225]" office:value-type="float" office:value="969.949859515375" calcext:value-type="float">
            <text:p>969.949859515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8:00:00</text:p>
          </table:table-cell>
          <table:table-cell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  <table:table-cell office:value-type="float" office:value="504" calcext:value-type="float">
            <text:p>504</text:p>
          </table:table-cell>
          <table:table-cell office:value-type="float" office:value="27.2802777777778" calcext:value-type="float">
            <text:p>27.2802777777778</text:p>
          </table:table-cell>
          <table:table-cell office:value-type="float" office:value="1933.893" calcext:value-type="float">
            <text:p>1933.893</text:p>
          </table:table-cell>
          <table:table-cell/>
          <table:table-cell table:formula="of:=([.C227]-[.E227])*[$Sheet2.$D$14]/12" office:value-type="float" office:value="7.59638609960097" calcext:value-type="float">
            <text:p>7.59638609960097</text:p>
          </table:table-cell>
          <table:table-cell table:formula="of:=[.H227]+[.I226]" office:value-type="float" office:value="977.546245614976" calcext:value-type="float">
            <text:p>977.546245614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8:05:00</text:p>
          </table:table-cell>
          <table:table-cell office:value-type="float" office:value="0" calcext:value-type="float">
            <text:p>0</text:p>
          </table:table-cell>
          <table:table-cell office:value-type="float" office:value="83.12" calcext:value-type="float">
            <text:p>83.12</text:p>
          </table:table-cell>
          <table:table-cell office:value-type="float" office:value="504" calcext:value-type="float">
            <text:p>504</text:p>
          </table:table-cell>
          <table:table-cell table:style-name="ce4" table:formula="of:=[.E227]" office:value-type="float" office:value="27.2802777777778" calcext:value-type="float">
            <text:p>27.2802777777778</text:p>
          </table:table-cell>
          <table:table-cell office:value-type="float" office:value="1933.893" calcext:value-type="float">
            <text:p>1933.893</text:p>
          </table:table-cell>
          <table:table-cell/>
          <table:table-cell table:formula="of:=([.C228]-[.E228])*[$Sheet2.$D$14]/12" office:value-type="float" office:value="7.58551854046767" calcext:value-type="float">
            <text:p>7.58551854046767</text:p>
          </table:table-cell>
          <table:table-cell table:formula="of:=[.H228]+[.I227]" office:value-type="float" office:value="985.131764155443" calcext:value-type="float">
            <text:p>985.131764155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8:10:00</text:p>
          </table:table-cell>
          <table:table-cell office:value-type="float" office:value="0" calcext:value-type="float">
            <text:p>0</text:p>
          </table:table-cell>
          <table:table-cell office:value-type="float" office:value="82.96" calcext:value-type="float">
            <text:p>82.96</text:p>
          </table:table-cell>
          <table:table-cell office:value-type="float" office:value="504" calcext:value-type="float">
            <text:p>504</text:p>
          </table:table-cell>
          <table:table-cell table:style-name="ce4" table:formula="of:=[.E228]" office:value-type="float" office:value="27.2802777777778" calcext:value-type="float">
            <text:p>27.2802777777778</text:p>
          </table:table-cell>
          <table:table-cell office:value-type="float" office:value="1933.893" calcext:value-type="float">
            <text:p>1933.893</text:p>
          </table:table-cell>
          <table:table-cell/>
          <table:table-cell table:formula="of:=([.C229]-[.E229])*[$Sheet2.$D$14]/12" office:value-type="float" office:value="7.56378342220105" calcext:value-type="float">
            <text:p>7.56378342220105</text:p>
          </table:table-cell>
          <table:table-cell table:formula="of:=[.H229]+[.I228]" office:value-type="float" office:value="992.695547577644" calcext:value-type="float">
            <text:p>992.6955475776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8:15:00</text:p>
          </table:table-cell>
          <table:table-cell office:value-type="float" office:value="0" calcext:value-type="float">
            <text:p>0</text:p>
          </table:table-cell>
          <table:table-cell office:value-type="float" office:value="82.86" calcext:value-type="float">
            <text:p>82.86</text:p>
          </table:table-cell>
          <table:table-cell office:value-type="float" office:value="504" calcext:value-type="float">
            <text:p>504</text:p>
          </table:table-cell>
          <table:table-cell table:style-name="ce4" table:formula="of:=[.E229]" office:value-type="float" office:value="27.2802777777778" calcext:value-type="float">
            <text:p>27.2802777777778</text:p>
          </table:table-cell>
          <table:table-cell office:value-type="float" office:value="1933.893" calcext:value-type="float">
            <text:p>1933.893</text:p>
          </table:table-cell>
          <table:table-cell/>
          <table:table-cell table:formula="of:=([.C230]-[.E230])*[$Sheet2.$D$14]/12" office:value-type="float" office:value="7.55019897328442" calcext:value-type="float">
            <text:p>7.55019897328442</text:p>
          </table:table-cell>
          <table:table-cell table:formula="of:=[.H230]+[.I229]" office:value-type="float" office:value="1000.24574655093" calcext:value-type="float">
            <text:p>1000.245746550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8:20:00</text:p>
          </table:table-cell>
          <table:table-cell office:value-type="float" office:value="0" calcext:value-type="float">
            <text:p>0</text:p>
          </table:table-cell>
          <table:table-cell office:value-type="float" office:value="82.8" calcext:value-type="float">
            <text:p>82.8</text:p>
          </table:table-cell>
          <table:table-cell office:value-type="float" office:value="504" calcext:value-type="float">
            <text:p>504</text:p>
          </table:table-cell>
          <table:table-cell table:style-name="ce4" table:formula="of:=[.E230]" office:value-type="float" office:value="27.2802777777778" calcext:value-type="float">
            <text:p>27.2802777777778</text:p>
          </table:table-cell>
          <table:table-cell office:value-type="float" office:value="1933.893" calcext:value-type="float">
            <text:p>1933.893</text:p>
          </table:table-cell>
          <table:table-cell/>
          <table:table-cell table:formula="of:=([.C231]-[.E231])*[$Sheet2.$D$14]/12" office:value-type="float" office:value="7.54204830393444" calcext:value-type="float">
            <text:p>7.54204830393444</text:p>
          </table:table-cell>
          <table:table-cell table:formula="of:=[.H231]+[.I230]" office:value-type="float" office:value="1007.78779485486" calcext:value-type="float">
            <text:p>1007.78779485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8:25:00</text:p>
          </table:table-cell>
          <table:table-cell office:value-type="float" office:value="0" calcext:value-type="float">
            <text:p>0</text:p>
          </table:table-cell>
          <table:table-cell office:value-type="float" office:value="82.76" calcext:value-type="float">
            <text:p>82.76</text:p>
          </table:table-cell>
          <table:table-cell office:value-type="float" office:value="504" calcext:value-type="float">
            <text:p>504</text:p>
          </table:table-cell>
          <table:table-cell office:value-type="float" office:value="27.3" calcext:value-type="float">
            <text:p>27.3</text:p>
          </table:table-cell>
          <table:table-cell office:value-type="float" office:value="1933.893" calcext:value-type="float">
            <text:p>1933.893</text:p>
          </table:table-cell>
          <table:table-cell/>
          <table:table-cell table:formula="of:=([.C232]-[.E232])*[$Sheet2.$D$14]/12" office:value-type="float" office:value="7.53393536916478" calcext:value-type="float">
            <text:p>7.53393536916478</text:p>
          </table:table-cell>
          <table:table-cell table:formula="of:=[.H232]+[.I231]" office:value-type="float" office:value="1015.32173022403" calcext:value-type="float">
            <text:p>1015.321730224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8:30:00</text:p>
          </table:table-cell>
          <table:table-cell office:value-type="float" office:value="0" calcext:value-type="float">
            <text:p>0</text:p>
          </table:table-cell>
          <table:table-cell office:value-type="float" office:value="82.66" calcext:value-type="float">
            <text:p>82.66</text:p>
          </table:table-cell>
          <table:table-cell office:value-type="float" office:value="504" calcext:value-type="float">
            <text:p>504</text:p>
          </table:table-cell>
          <table:table-cell office:value-type="float" office:value="27.3" calcext:value-type="float">
            <text:p>27.3</text:p>
          </table:table-cell>
          <table:table-cell office:value-type="float" office:value="1933.893" calcext:value-type="float">
            <text:p>1933.893</text:p>
          </table:table-cell>
          <table:table-cell/>
          <table:table-cell table:formula="of:=([.C233]-[.E233])*[$Sheet2.$D$14]/12" office:value-type="float" office:value="7.52035092024815" calcext:value-type="float">
            <text:p>7.52035092024815</text:p>
          </table:table-cell>
          <table:table-cell table:formula="of:=[.H233]+[.I232]" office:value-type="float" office:value="1022.84208114428" calcext:value-type="float">
            <text:p>1022.84208114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8:35:00</text:p>
          </table:table-cell>
          <table:table-cell office:value-type="float" office:value="0" calcext:value-type="float">
            <text:p>0</text:p>
          </table:table-cell>
          <table:table-cell office:value-type="float" office:value="82.56" calcext:value-type="float">
            <text:p>82.56</text:p>
          </table:table-cell>
          <table:table-cell office:value-type="float" office:value="504" calcext:value-type="float">
            <text:p>504</text:p>
          </table:table-cell>
          <table:table-cell office:value-type="float" office:value="27.3" calcext:value-type="float">
            <text:p>27.3</text:p>
          </table:table-cell>
          <table:table-cell office:value-type="float" office:value="1933.8933" calcext:value-type="float">
            <text:p>1933.8933</text:p>
          </table:table-cell>
          <table:table-cell/>
          <table:table-cell table:formula="of:=([.C234]-[.E234])*[$Sheet2.$D$14]/12" office:value-type="float" office:value="7.50676647133152" calcext:value-type="float">
            <text:p>7.50676647133152</text:p>
          </table:table-cell>
          <table:table-cell table:formula="of:=[.H234]+[.I233]" office:value-type="float" office:value="1030.34884761561" calcext:value-type="float">
            <text:p>1030.348847615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8:40:00</text:p>
          </table:table-cell>
          <table:table-cell office:value-type="float" office:value="0" calcext:value-type="float">
            <text:p>0</text:p>
          </table:table-cell>
          <table:table-cell office:value-type="float" office:value="82.42" calcext:value-type="float">
            <text:p>82.42</text:p>
          </table:table-cell>
          <table:table-cell office:value-type="float" office:value="504" calcext:value-type="float">
            <text:p>504</text:p>
          </table:table-cell>
          <table:table-cell office:value-type="float" office:value="27.3" calcext:value-type="float">
            <text:p>27.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35]-[.E235])*[$Sheet2.$D$14]/12" office:value-type="float" office:value="7.48774824284823" calcext:value-type="float">
            <text:p>7.48774824284823</text:p>
          </table:table-cell>
          <table:table-cell table:formula="of:=[.H235]+[.I234]" office:value-type="float" office:value="1037.83659585846" calcext:value-type="float">
            <text:p>1037.83659585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8:45:00</text:p>
          </table:table-cell>
          <table:table-cell office:value-type="float" office:value="0" calcext:value-type="float">
            <text:p>0</text:p>
          </table:table-cell>
          <table:table-cell office:value-type="float" office:value="82.26" calcext:value-type="float">
            <text:p>82.26</text:p>
          </table:table-cell>
          <table:table-cell office:value-type="float" office:value="504" calcext:value-type="float">
            <text:p>504</text:p>
          </table:table-cell>
          <table:table-cell office:value-type="float" office:value="27.1633333333333" calcext:value-type="float">
            <text:p>27.16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36]-[.E236])*[$Sheet2.$D$14]/12" office:value-type="float" office:value="7.48457853810102" calcext:value-type="float">
            <text:p>7.48457853810102</text:p>
          </table:table-cell>
          <table:table-cell table:formula="of:=[.H236]+[.I235]" office:value-type="float" office:value="1045.32117439656" calcext:value-type="float">
            <text:p>1045.32117439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8:50:00</text:p>
          </table:table-cell>
          <table:table-cell office:value-type="float" office:value="0" calcext:value-type="float">
            <text:p>0</text:p>
          </table:table-cell>
          <table:table-cell office:value-type="float" office:value="82.16" calcext:value-type="float">
            <text:p>82.16</text:p>
          </table:table-cell>
          <table:table-cell office:value-type="float" office:value="504" calcext:value-type="float">
            <text:p>504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37]-[.E237])*[$Sheet2.$D$14]/12" office:value-type="float" office:value="7.47959757349825" calcext:value-type="float">
            <text:p>7.47959757349825</text:p>
          </table:table-cell>
          <table:table-cell table:formula="of:=[.H237]+[.I236]" office:value-type="float" office:value="1052.80077197006" calcext:value-type="float">
            <text:p>1052.80077197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8:55:00</text:p>
          </table:table-cell>
          <table:table-cell office:value-type="float" office:value="0" calcext:value-type="float">
            <text:p>0</text:p>
          </table:table-cell>
          <table:table-cell office:value-type="float" office:value="82.06" calcext:value-type="float">
            <text:p>82.06</text:p>
          </table:table-cell>
          <table:table-cell office:value-type="float" office:value="504" calcext:value-type="float">
            <text:p>504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38]-[.E238])*[$Sheet2.$D$14]/12" office:value-type="float" office:value="7.46601312458162" calcext:value-type="float">
            <text:p>7.46601312458162</text:p>
          </table:table-cell>
          <table:table-cell table:formula="of:=[.H238]+[.I237]" office:value-type="float" office:value="1060.26678509464" calcext:value-type="float">
            <text:p>1060.266785094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9:00:00</text:p>
          </table:table-cell>
          <table:table-cell office:value-type="float" office:value="764" calcext:value-type="float">
            <text:p>764</text:p>
          </table:table-cell>
          <table:table-cell office:value-type="float" office:value="82.4" calcext:value-type="float">
            <text:p>82.4</text:p>
          </table:table-cell>
          <table:table-cell office:value-type="float" office:value="504.04" calcext:value-type="float">
            <text:p>504.04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39]-[.E239])*[$Sheet2.$D$14]/12" office:value-type="float" office:value="7.51220025089817" calcext:value-type="float">
            <text:p>7.51220025089817</text:p>
          </table:table-cell>
          <table:table-cell table:formula="of:=[.H239]+[.I238]" office:value-type="float" office:value="1067.77898534553" calcext:value-type="float">
            <text:p>1067.778985345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9:05:00</text:p>
          </table:table-cell>
          <table:table-cell office:value-type="float" office:value="1910" calcext:value-type="float">
            <text:p>1910</text:p>
          </table:table-cell>
          <table:table-cell office:value-type="float" office:value="83.6" calcext:value-type="float">
            <text:p>83.6</text:p>
          </table:table-cell>
          <table:table-cell office:value-type="float" office:value="504.18" calcext:value-type="float">
            <text:p>504.18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40]-[.E240])*[$Sheet2.$D$14]/12" office:value-type="float" office:value="7.67521363789777" calcext:value-type="float">
            <text:p>7.67521363789777</text:p>
          </table:table-cell>
          <table:table-cell table:formula="of:=[.H240]+[.I239]" office:value-type="float" office:value="1075.45419898343" calcext:value-type="float">
            <text:p>1075.45419898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4 19:10:00</text:p>
          </table:table-cell>
          <table:table-cell office:value-type="float" office:value="1146" calcext:value-type="float">
            <text:p>1146</text:p>
          </table:table-cell>
          <table:table-cell office:value-type="float" office:value="84.74" calcext:value-type="float">
            <text:p>84.74</text:p>
          </table:table-cell>
          <table:table-cell office:value-type="float" office:value="504.34" calcext:value-type="float">
            <text:p>504.34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41]-[.E241])*[$Sheet2.$D$14]/12" office:value-type="float" office:value="7.83007635554738" calcext:value-type="float">
            <text:p>7.83007635554738</text:p>
          </table:table-cell>
          <table:table-cell table:formula="of:=[.H241]+[.I240]" office:value-type="float" office:value="1083.28427533898" calcext:value-type="float">
            <text:p>1083.2842753389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2-06-24 19:15: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.98" calcext:value-type="float">
            <text:p>84.98</text:p>
          </table:table-cell>
          <table:table-cell table:style-name="ce3" office:value-type="float" office:value="504.4" calcext:value-type="float">
            <text:p>504.4</text:p>
          </table:table-cell>
          <table:table-cell table:style-name="ce3" office:value-type="float" office:value="27.1" calcext:value-type="float">
            <text:p>27.1</text:p>
          </table:table-cell>
          <table:table-cell table:style-name="ce3" office:value-type="float" office:value="1933.894" calcext:value-type="float">
            <text:p>1933.894</text:p>
          </table:table-cell>
          <table:table-cell table:style-name="ce3"/>
          <table:table-cell table:formula="of:=([.C242]-[.E242])*[$Sheet2.$D$14]/12" office:value-type="float" office:value="7.86267903294731" calcext:value-type="float">
            <text:p>7.862679032947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19:20:00</text:p>
          </table:table-cell>
          <table:table-cell office:value-type="float" office:value="0" calcext:value-type="float">
            <text:p>0</text:p>
          </table:table-cell>
          <table:table-cell office:value-type="float" office:value="84.72" calcext:value-type="float">
            <text:p>84.72</text:p>
          </table:table-cell>
          <table:table-cell office:value-type="float" office:value="504.4" calcext:value-type="float">
            <text:p>504.4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43]-[.E243])*[$Sheet2.$D$14]/12" office:value-type="float" office:value="7.82735946576406" calcext:value-type="float">
            <text:p>7.82735946576406</text:p>
          </table:table-cell>
          <table:table-cell table:formula="of:=[.H243]+[.I242]" office:value-type="float" office:value="7.82735946576406" calcext:value-type="float">
            <text:p>7.827359465764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19:25:00</text:p>
          </table:table-cell>
          <table:table-cell office:value-type="float" office:value="0" calcext:value-type="float">
            <text:p>0</text:p>
          </table:table-cell>
          <table:table-cell office:value-type="float" office:value="84.56" calcext:value-type="float">
            <text:p>84.56</text:p>
          </table:table-cell>
          <table:table-cell office:value-type="float" office:value="504.4" calcext:value-type="float">
            <text:p>504.4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44]-[.E244])*[$Sheet2.$D$14]/12" office:value-type="float" office:value="7.80562434749745" calcext:value-type="float">
            <text:p>7.80562434749745</text:p>
          </table:table-cell>
          <table:table-cell table:formula="of:=[.H244]+[.I243]" office:value-type="float" office:value="15.6329838132615" calcext:value-type="float">
            <text:p>15.63298381326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19:30:00</text:p>
          </table:table-cell>
          <table:table-cell office:value-type="float" office:value="0" calcext:value-type="float">
            <text:p>0</text:p>
          </table:table-cell>
          <table:table-cell office:value-type="float" office:value="84.42" calcext:value-type="float">
            <text:p>84.42</text:p>
          </table:table-cell>
          <table:table-cell office:value-type="float" office:value="504.4" calcext:value-type="float">
            <text:p>504.4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45]-[.E245])*[$Sheet2.$D$14]/12" office:value-type="float" office:value="7.78660611901416" calcext:value-type="float">
            <text:p>7.78660611901416</text:p>
          </table:table-cell>
          <table:table-cell table:formula="of:=[.H245]+[.I244]" office:value-type="float" office:value="23.4195899322757" calcext:value-type="float">
            <text:p>23.419589932275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19:35:00</text:p>
          </table:table-cell>
          <table:table-cell office:value-type="float" office:value="0" calcext:value-type="float">
            <text:p>0</text:p>
          </table:table-cell>
          <table:table-cell office:value-type="float" office:value="84.26" calcext:value-type="float">
            <text:p>84.26</text:p>
          </table:table-cell>
          <table:table-cell office:value-type="float" office:value="504.4" calcext:value-type="float">
            <text:p>504.4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46]-[.E246])*[$Sheet2.$D$14]/12" office:value-type="float" office:value="7.76487100074755" calcext:value-type="float">
            <text:p>7.76487100074755</text:p>
          </table:table-cell>
          <table:table-cell table:formula="of:=[.H246]+[.I245]" office:value-type="float" office:value="31.1844609330232" calcext:value-type="float">
            <text:p>31.18446093302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19:40:00</text:p>
          </table:table-cell>
          <table:table-cell office:value-type="float" office:value="0" calcext:value-type="float">
            <text:p>0</text:p>
          </table:table-cell>
          <table:table-cell office:value-type="float" office:value="84.16" calcext:value-type="float">
            <text:p>84.16</text:p>
          </table:table-cell>
          <table:table-cell office:value-type="float" office:value="504.4" calcext:value-type="float">
            <text:p>504.4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47]-[.E247])*[$Sheet2.$D$14]/12" office:value-type="float" office:value="7.75128655183091" calcext:value-type="float">
            <text:p>7.75128655183091</text:p>
          </table:table-cell>
          <table:table-cell table:formula="of:=[.H247]+[.I246]" office:value-type="float" office:value="38.9357474848541" calcext:value-type="float">
            <text:p>38.935747484854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19:45:00</text:p>
          </table:table-cell>
          <table:table-cell office:value-type="float" office:value="0" calcext:value-type="float">
            <text:p>0</text:p>
          </table:table-cell>
          <table:table-cell office:value-type="float" office:value="84.06" calcext:value-type="float">
            <text:p>84.06</text:p>
          </table:table-cell>
          <table:table-cell office:value-type="float" office:value="504.4" calcext:value-type="float">
            <text:p>504.4</text:p>
          </table:table-cell>
          <table:table-cell office:value-type="float" office:value="27.03" calcext:value-type="float">
            <text:p>27.0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48]-[.E248])*[$Sheet2.$D$14]/12" office:value-type="float" office:value="7.74721121715593" calcext:value-type="float">
            <text:p>7.74721121715593</text:p>
          </table:table-cell>
          <table:table-cell table:formula="of:=[.H248]+[.I247]" office:value-type="float" office:value="46.6829587020101" calcext:value-type="float">
            <text:p>46.682958702010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19:50:00</text:p>
          </table:table-cell>
          <table:table-cell office:value-type="float" office:value="0" calcext:value-type="float">
            <text:p>0</text:p>
          </table:table-cell>
          <table:table-cell office:value-type="float" office:value="83.96" calcext:value-type="float">
            <text:p>83.96</text:p>
          </table:table-cell>
          <table:table-cell office:value-type="float" office:value="504.4" calcext:value-type="float">
            <text:p>504.4</text:p>
          </table:table-cell>
          <table:table-cell office:value-type="float" office:value="27" calcext:value-type="float">
            <text:p>2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49]-[.E249])*[$Sheet2.$D$14]/12" office:value-type="float" office:value="7.73770210291428" calcext:value-type="float">
            <text:p>7.73770210291428</text:p>
          </table:table-cell>
          <table:table-cell table:formula="of:=[.H249]+[.I248]" office:value-type="float" office:value="54.4206608049244" calcext:value-type="float">
            <text:p>54.42066080492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19:55:00</text:p>
          </table:table-cell>
          <table:table-cell office:value-type="float" office:value="0" calcext:value-type="float">
            <text:p>0</text:p>
          </table:table-cell>
          <table:table-cell office:value-type="float" office:value="83.86" calcext:value-type="float">
            <text:p>83.86</text:p>
          </table:table-cell>
          <table:table-cell office:value-type="float" office:value="504.4" calcext:value-type="float">
            <text:p>504.4</text:p>
          </table:table-cell>
          <table:table-cell office:value-type="float" office:value="27" calcext:value-type="float">
            <text:p>2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50]-[.E250])*[$Sheet2.$D$14]/12" office:value-type="float" office:value="7.72411765399765" calcext:value-type="float">
            <text:p>7.72411765399765</text:p>
          </table:table-cell>
          <table:table-cell table:formula="of:=[.H250]+[.I249]" office:value-type="float" office:value="62.144778458922" calcext:value-type="float">
            <text:p>62.14477845892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0:00:00</text:p>
          </table:table-cell>
          <table:table-cell office:value-type="float" office:value="0" calcext:value-type="float">
            <text:p>0</text:p>
          </table:table-cell>
          <table:table-cell office:value-type="float" office:value="83.76" calcext:value-type="float">
            <text:p>83.76</text:p>
          </table:table-cell>
          <table:table-cell office:value-type="float" office:value="504.4" calcext:value-type="float">
            <text:p>504.4</text:p>
          </table:table-cell>
          <table:table-cell office:value-type="float" office:value="27" calcext:value-type="float">
            <text:p>2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51]-[.E251])*[$Sheet2.$D$14]/12" office:value-type="float" office:value="7.71053320508102" calcext:value-type="float">
            <text:p>7.71053320508102</text:p>
          </table:table-cell>
          <table:table-cell table:formula="of:=[.H251]+[.I250]" office:value-type="float" office:value="69.855311664003" calcext:value-type="float">
            <text:p>69.85531166400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0:05:00</text:p>
          </table:table-cell>
          <table:table-cell office:value-type="float" office:value="0" calcext:value-type="float">
            <text:p>0</text:p>
          </table:table-cell>
          <table:table-cell office:value-type="float" office:value="83.62" calcext:value-type="float">
            <text:p>83.62</text:p>
          </table:table-cell>
          <table:table-cell office:value-type="float" office:value="504.4" calcext:value-type="float">
            <text:p>504.4</text:p>
          </table:table-cell>
          <table:table-cell office:value-type="float" office:value="27" calcext:value-type="float">
            <text:p>2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52]-[.E252])*[$Sheet2.$D$14]/12" office:value-type="float" office:value="7.69151497659773" calcext:value-type="float">
            <text:p>7.69151497659773</text:p>
          </table:table-cell>
          <table:table-cell table:formula="of:=[.H252]+[.I251]" office:value-type="float" office:value="77.5468266406008" calcext:value-type="float">
            <text:p>77.546826640600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0:10:00</text:p>
          </table:table-cell>
          <table:table-cell office:value-type="float" office:value="0" calcext:value-type="float">
            <text:p>0</text:p>
          </table:table-cell>
          <table:table-cell office:value-type="float" office:value="83.46" calcext:value-type="float">
            <text:p>83.46</text:p>
          </table:table-cell>
          <table:table-cell office:value-type="float" office:value="504.4" calcext:value-type="float">
            <text:p>504.4</text:p>
          </table:table-cell>
          <table:table-cell office:value-type="float" office:value="27" calcext:value-type="float">
            <text:p>2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53]-[.E253])*[$Sheet2.$D$14]/12" office:value-type="float" office:value="7.66977985833112" calcext:value-type="float">
            <text:p>7.66977985833112</text:p>
          </table:table-cell>
          <table:table-cell table:formula="of:=[.H253]+[.I252]" office:value-type="float" office:value="85.2166064989319" calcext:value-type="float">
            <text:p>85.216606498931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0:15:00</text:p>
          </table:table-cell>
          <table:table-cell office:value-type="float" office:value="0" calcext:value-type="float">
            <text:p>0</text:p>
          </table:table-cell>
          <table:table-cell office:value-type="float" office:value="83.36" calcext:value-type="float">
            <text:p>83.36</text:p>
          </table:table-cell>
          <table:table-cell office:value-type="float" office:value="504.4" calcext:value-type="float">
            <text:p>504.4</text:p>
          </table:table-cell>
          <table:table-cell office:value-type="float" office:value="27" calcext:value-type="float">
            <text:p>2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54]-[.E254])*[$Sheet2.$D$14]/12" office:value-type="float" office:value="7.65619540941448" calcext:value-type="float">
            <text:p>7.65619540941448</text:p>
          </table:table-cell>
          <table:table-cell table:formula="of:=[.H254]+[.I253]" office:value-type="float" office:value="92.8728019083463" calcext:value-type="float">
            <text:p>92.872801908346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0:20:00</text:p>
          </table:table-cell>
          <table:table-cell office:value-type="float" office:value="0" calcext:value-type="float">
            <text:p>0</text:p>
          </table:table-cell>
          <table:table-cell office:value-type="float" office:value="83.26" calcext:value-type="float">
            <text:p>83.26</text:p>
          </table:table-cell>
          <table:table-cell office:value-type="float" office:value="504.4" calcext:value-type="float">
            <text:p>504.4</text:p>
          </table:table-cell>
          <table:table-cell office:value-type="float" office:value="27" calcext:value-type="float">
            <text:p>2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55]-[.E255])*[$Sheet2.$D$14]/12" office:value-type="float" office:value="7.64261096049785" calcext:value-type="float">
            <text:p>7.64261096049785</text:p>
          </table:table-cell>
          <table:table-cell table:formula="of:=[.H255]+[.I254]" office:value-type="float" office:value="100.515412868844" calcext:value-type="float">
            <text:p>100.51541286884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0:25:00</text:p>
          </table:table-cell>
          <table:table-cell office:value-type="float" office:value="0" calcext:value-type="float">
            <text:p>0</text:p>
          </table:table-cell>
          <table:table-cell office:value-type="float" office:value="83.16" calcext:value-type="float">
            <text:p>83.16</text:p>
          </table:table-cell>
          <table:table-cell office:value-type="float" office:value="504.4" calcext:value-type="float">
            <text:p>504.4</text:p>
          </table:table-cell>
          <table:table-cell office:value-type="float" office:value="27" calcext:value-type="float">
            <text:p>2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56]-[.E256])*[$Sheet2.$D$14]/12" office:value-type="float" office:value="7.62902651158121" calcext:value-type="float">
            <text:p>7.62902651158121</text:p>
          </table:table-cell>
          <table:table-cell table:formula="of:=[.H256]+[.I255]" office:value-type="float" office:value="108.144439380425" calcext:value-type="float">
            <text:p>108.14443938042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0:30:00</text:p>
          </table:table-cell>
          <table:table-cell office:value-type="float" office:value="0" calcext:value-type="float">
            <text:p>0</text:p>
          </table:table-cell>
          <table:table-cell office:value-type="float" office:value="83.02" calcext:value-type="float">
            <text:p>83.02</text:p>
          </table:table-cell>
          <table:table-cell office:value-type="float" office:value="504.4" calcext:value-type="float">
            <text:p>504.4</text:p>
          </table:table-cell>
          <table:table-cell office:value-type="float" office:value="26.93" calcext:value-type="float">
            <text:p>26.9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57]-[.E257])*[$Sheet2.$D$14]/12" office:value-type="float" office:value="7.61951739733957" calcext:value-type="float">
            <text:p>7.61951739733957</text:p>
          </table:table-cell>
          <table:table-cell table:formula="of:=[.H257]+[.I256]" office:value-type="float" office:value="115.763956777765" calcext:value-type="float">
            <text:p>115.76395677776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0:35:00</text:p>
          </table:table-cell>
          <table:table-cell office:value-type="float" office:value="0" calcext:value-type="float">
            <text:p>0</text:p>
          </table:table-cell>
          <table:table-cell office:value-type="float" office:value="82.86" calcext:value-type="float">
            <text:p>82.86</text:p>
          </table:table-cell>
          <table:table-cell office:value-type="float" office:value="504.4" calcext:value-type="float">
            <text:p>504.4</text:p>
          </table:table-cell>
          <table:table-cell office:value-type="float" office:value="26.83" calcext:value-type="float">
            <text:p>26.8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58]-[.E258])*[$Sheet2.$D$14]/12" office:value-type="float" office:value="7.61136672798959" calcext:value-type="float">
            <text:p>7.61136672798959</text:p>
          </table:table-cell>
          <table:table-cell table:formula="of:=[.H258]+[.I257]" office:value-type="float" office:value="123.375323505755" calcext:value-type="float">
            <text:p>123.37532350575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0:40:00</text:p>
          </table:table-cell>
          <table:table-cell office:value-type="float" office:value="0" calcext:value-type="float">
            <text:p>0</text:p>
          </table:table-cell>
          <table:table-cell office:value-type="float" office:value="82.8" calcext:value-type="float">
            <text:p>82.8</text:p>
          </table:table-cell>
          <table:table-cell office:value-type="float" office:value="504.4" calcext:value-type="float">
            <text:p>504.4</text:p>
          </table:table-cell>
          <table:table-cell office:value-type="float" office:value="26.87" calcext:value-type="float">
            <text:p>26.8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59]-[.E259])*[$Sheet2.$D$14]/12" office:value-type="float" office:value="7.59778227907296" calcext:value-type="float">
            <text:p>7.59778227907296</text:p>
          </table:table-cell>
          <table:table-cell table:formula="of:=[.H259]+[.I258]" office:value-type="float" office:value="130.973105784828" calcext:value-type="float">
            <text:p>130.973105784828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0:45:00</text:p>
          </table:table-cell>
          <table:table-cell office:value-type="float" office:value="0" calcext:value-type="float">
            <text:p>0</text:p>
          </table:table-cell>
          <table:table-cell office:value-type="float" office:value="82.76" calcext:value-type="float">
            <text:p>82.76</text:p>
          </table:table-cell>
          <table:table-cell office:value-type="float" office:value="504.4" calcext:value-type="float">
            <text:p>504.4</text:p>
          </table:table-cell>
          <table:table-cell office:value-type="float" office:value="27.04" calcext:value-type="float">
            <text:p>27.04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60]-[.E260])*[$Sheet2.$D$14]/12" office:value-type="float" office:value="7.56925493634803" calcext:value-type="float">
            <text:p>7.56925493634803</text:p>
          </table:table-cell>
          <table:table-cell table:formula="of:=[.H260]+[.I259]" office:value-type="float" office:value="138.542360721176" calcext:value-type="float">
            <text:p>138.54236072117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0:50:00</text:p>
          </table:table-cell>
          <table:table-cell office:value-type="float" office:value="0" calcext:value-type="float">
            <text:p>0</text:p>
          </table:table-cell>
          <table:table-cell office:value-type="float" office:value="82.66" calcext:value-type="float">
            <text:p>82.66</text:p>
          </table:table-cell>
          <table:table-cell office:value-type="float" office:value="504.4" calcext:value-type="float">
            <text:p>504.4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61]-[.E261])*[$Sheet2.$D$14]/12" office:value-type="float" office:value="7.54751981808141" calcext:value-type="float">
            <text:p>7.54751981808141</text:p>
          </table:table-cell>
          <table:table-cell table:formula="of:=[.H261]+[.I260]" office:value-type="float" office:value="146.089880539257" calcext:value-type="float">
            <text:p>146.08988053925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0:55:00</text:p>
          </table:table-cell>
          <table:table-cell office:value-type="float" office:value="0" calcext:value-type="float">
            <text:p>0</text:p>
          </table:table-cell>
          <table:table-cell office:value-type="float" office:value="82.56" calcext:value-type="float">
            <text:p>82.56</text:p>
          </table:table-cell>
          <table:table-cell office:value-type="float" office:value="504.4" calcext:value-type="float">
            <text:p>504.4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62]-[.E262])*[$Sheet2.$D$14]/12" office:value-type="float" office:value="7.53393536916478" calcext:value-type="float">
            <text:p>7.53393536916478</text:p>
          </table:table-cell>
          <table:table-cell table:formula="of:=[.H262]+[.I261]" office:value-type="float" office:value="153.623815908422" calcext:value-type="float">
            <text:p>153.62381590842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1:00:00</text:p>
          </table:table-cell>
          <table:table-cell office:value-type="float" office:value="0" calcext:value-type="float">
            <text:p>0</text:p>
          </table:table-cell>
          <table:table-cell office:value-type="float" office:value="82.42" calcext:value-type="float">
            <text:p>82.42</text:p>
          </table:table-cell>
          <table:table-cell office:value-type="float" office:value="504.4" calcext:value-type="float">
            <text:p>504.4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63]-[.E263])*[$Sheet2.$D$14]/12" office:value-type="float" office:value="7.5149171406815" calcext:value-type="float">
            <text:p>7.5149171406815</text:p>
          </table:table-cell>
          <table:table-cell table:formula="of:=[.H263]+[.I262]" office:value-type="float" office:value="161.138733049103" calcext:value-type="float">
            <text:p>161.13873304910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1:05:00</text:p>
          </table:table-cell>
          <table:table-cell office:value-type="float" office:value="0" calcext:value-type="float">
            <text:p>0</text:p>
          </table:table-cell>
          <table:table-cell office:value-type="float" office:value="82.26" calcext:value-type="float">
            <text:p>82.26</text:p>
          </table:table-cell>
          <table:table-cell office:value-type="float" office:value="504.4" calcext:value-type="float">
            <text:p>504.4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64]-[.E264])*[$Sheet2.$D$14]/12" office:value-type="float" office:value="7.49318202241489" calcext:value-type="float">
            <text:p>7.49318202241489</text:p>
          </table:table-cell>
          <table:table-cell table:formula="of:=[.H264]+[.I263]" office:value-type="float" office:value="168.631915071518" calcext:value-type="float">
            <text:p>168.63191507151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1:10:00</text:p>
          </table:table-cell>
          <table:table-cell office:value-type="float" office:value="0" calcext:value-type="float">
            <text:p>0</text:p>
          </table:table-cell>
          <table:table-cell office:value-type="float" office:value="82.16" calcext:value-type="float">
            <text:p>82.16</text:p>
          </table:table-cell>
          <table:table-cell office:value-type="float" office:value="504.4" calcext:value-type="float">
            <text:p>504.4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65]-[.E265])*[$Sheet2.$D$14]/12" office:value-type="float" office:value="7.47959757349825" calcext:value-type="float">
            <text:p>7.47959757349825</text:p>
          </table:table-cell>
          <table:table-cell table:formula="of:=[.H265]+[.I264]" office:value-type="float" office:value="176.111512645016" calcext:value-type="float">
            <text:p>176.111512645016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1:15:00</text:p>
          </table:table-cell>
          <table:table-cell office:value-type="float" office:value="764" calcext:value-type="float">
            <text:p>764</text:p>
          </table:table-cell>
          <table:table-cell office:value-type="float" office:value="82.06" calcext:value-type="float">
            <text:p>82.06</text:p>
          </table:table-cell>
          <table:table-cell office:value-type="float" office:value="504.4" calcext:value-type="float">
            <text:p>504.4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66]-[.E266])*[$Sheet2.$D$14]/12" office:value-type="float" office:value="7.46601312458162" calcext:value-type="float">
            <text:p>7.46601312458162</text:p>
          </table:table-cell>
          <table:table-cell table:formula="of:=[.H266]+[.I265]" office:value-type="float" office:value="183.577525769598" calcext:value-type="float">
            <text:p>183.57752576959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1:20:00</text:p>
          </table:table-cell>
          <table:table-cell office:value-type="float" office:value="1910" calcext:value-type="float">
            <text:p>1910</text:p>
          </table:table-cell>
          <table:table-cell office:value-type="float" office:value="82.8" calcext:value-type="float">
            <text:p>82.8</text:p>
          </table:table-cell>
          <table:table-cell office:value-type="float" office:value="504.44" calcext:value-type="float">
            <text:p>504.44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67]-[.E267])*[$Sheet2.$D$14]/12" office:value-type="float" office:value="7.5665380465647" calcext:value-type="float">
            <text:p>7.5665380465647</text:p>
          </table:table-cell>
          <table:table-cell table:formula="of:=[.H267]+[.I266]" office:value-type="float" office:value="191.144063816163" calcext:value-type="float">
            <text:p>191.14406381616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1:25:00</text:p>
          </table:table-cell>
          <table:table-cell office:value-type="float" office:value="1146" calcext:value-type="float">
            <text:p>1146</text:p>
          </table:table-cell>
          <table:table-cell office:value-type="float" office:value="84.52" calcext:value-type="float">
            <text:p>84.52</text:p>
          </table:table-cell>
          <table:table-cell office:value-type="float" office:value="504.58" calcext:value-type="float">
            <text:p>504.58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68]-[.E268])*[$Sheet2.$D$14]/12" office:value-type="float" office:value="7.80019056793079" calcext:value-type="float">
            <text:p>7.80019056793079</text:p>
          </table:table-cell>
          <table:table-cell table:formula="of:=[.H268]+[.I267]" office:value-type="float" office:value="198.944254384093" calcext:value-type="float">
            <text:p>198.944254384093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1:30:00</text:p>
          </table:table-cell>
          <table:table-cell office:value-type="float" office:value="0" calcext:value-type="float">
            <text:p>0</text:p>
          </table:table-cell>
          <table:table-cell office:value-type="float" office:value="85.18" calcext:value-type="float">
            <text:p>85.18</text:p>
          </table:table-cell>
          <table:table-cell office:value-type="float" office:value="504.7" calcext:value-type="float">
            <text:p>504.7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69]-[.E269])*[$Sheet2.$D$14]/12" office:value-type="float" office:value="7.88984793078058" calcext:value-type="float">
            <text:p>7.88984793078058</text:p>
          </table:table-cell>
          <table:table-cell table:formula="of:=[.H269]+[.I268]" office:value-type="float" office:value="206.834102314874" calcext:value-type="float">
            <text:p>206.83410231487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J269]-[.J242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22-06-24 21:35:00</text:p>
          </table:table-cell>
          <table:table-cell office:value-type="float" office:value="0" calcext:value-type="float">
            <text:p>0</text:p>
          </table:table-cell>
          <table:table-cell office:value-type="float" office:value="84.92" calcext:value-type="float">
            <text:p>84.92</text:p>
          </table:table-cell>
          <table:table-cell office:value-type="float" office:value="504.7" calcext:value-type="float">
            <text:p>504.7</text:p>
          </table:table-cell>
          <table:table-cell office:value-type="float" office:value="26.96" calcext:value-type="float">
            <text:p>26.9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70]-[.E270])*[$Sheet2.$D$14]/12" office:value-type="float" office:value="7.87354659208062" calcext:value-type="float">
            <text:p>7.87354659208062</text:p>
          </table:table-cell>
          <table:table-cell table:formula="of:=[.H270]+[.I269]" office:value-type="float" office:value="214.707648906955" calcext:value-type="float">
            <text:p>214.70764890695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1:40:00</text:p>
          </table:table-cell>
          <table:table-cell office:value-type="float" office:value="0" calcext:value-type="float">
            <text:p>0</text:p>
          </table:table-cell>
          <table:table-cell office:value-type="float" office:value="84.72" calcext:value-type="float">
            <text:p>84.72</text:p>
          </table:table-cell>
          <table:table-cell office:value-type="float" office:value="504.7" calcext:value-type="float">
            <text:p>504.7</text:p>
          </table:table-cell>
          <table:table-cell office:value-type="float" office:value="26.9" calcext:value-type="float">
            <text:p>26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71]-[.E271])*[$Sheet2.$D$14]/12" office:value-type="float" office:value="7.85452836359733" calcext:value-type="float">
            <text:p>7.85452836359733</text:p>
          </table:table-cell>
          <table:table-cell table:formula="of:=[.H271]+[.I270]" office:value-type="float" office:value="222.562177270552" calcext:value-type="float">
            <text:p>222.56217727055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1:45:00</text:p>
          </table:table-cell>
          <table:table-cell office:value-type="float" office:value="0" calcext:value-type="float">
            <text:p>0</text:p>
          </table:table-cell>
          <table:table-cell office:value-type="float" office:value="84.56" calcext:value-type="float">
            <text:p>84.56</text:p>
          </table:table-cell>
          <table:table-cell office:value-type="float" office:value="504.7" calcext:value-type="float">
            <text:p>504.7</text:p>
          </table:table-cell>
          <table:table-cell office:value-type="float" office:value="26.9" calcext:value-type="float">
            <text:p>26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72]-[.E272])*[$Sheet2.$D$14]/12" office:value-type="float" office:value="7.83279324533072" calcext:value-type="float">
            <text:p>7.83279324533072</text:p>
          </table:table-cell>
          <table:table-cell table:formula="of:=[.H272]+[.I271]" office:value-type="float" office:value="230.394970515883" calcext:value-type="float">
            <text:p>230.39497051588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1:50:00</text:p>
          </table:table-cell>
          <table:table-cell office:value-type="float" office:value="0" calcext:value-type="float">
            <text:p>0</text:p>
          </table:table-cell>
          <table:table-cell office:value-type="float" office:value="84.46" calcext:value-type="float">
            <text:p>84.46</text:p>
          </table:table-cell>
          <table:table-cell office:value-type="float" office:value="504.7" calcext:value-type="float">
            <text:p>504.7</text:p>
          </table:table-cell>
          <table:table-cell office:value-type="float" office:value="26.97" calcext:value-type="float">
            <text:p>26.9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73]-[.E273])*[$Sheet2.$D$14]/12" office:value-type="float" office:value="7.80969968217244" calcext:value-type="float">
            <text:p>7.80969968217244</text:p>
          </table:table-cell>
          <table:table-cell table:formula="of:=[.H273]+[.I272]" office:value-type="float" office:value="238.204670198055" calcext:value-type="float">
            <text:p>238.204670198055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1:55:00</text:p>
          </table:table-cell>
          <table:table-cell office:value-type="float" office:value="0" calcext:value-type="float">
            <text:p>0</text:p>
          </table:table-cell>
          <table:table-cell office:value-type="float" office:value="84.32" calcext:value-type="float">
            <text:p>84.32</text:p>
          </table:table-cell>
          <table:table-cell office:value-type="float" office:value="504.7" calcext:value-type="float">
            <text:p>504.7</text:p>
          </table:table-cell>
          <table:table-cell office:value-type="float" office:value="26.93" calcext:value-type="float">
            <text:p>26.9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74]-[.E274])*[$Sheet2.$D$14]/12" office:value-type="float" office:value="7.7961152332558" calcext:value-type="float">
            <text:p>7.7961152332558</text:p>
          </table:table-cell>
          <table:table-cell table:formula="of:=[.H274]+[.I273]" office:value-type="float" office:value="246.000785431311" calcext:value-type="float">
            <text:p>246.00078543131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2:00:00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504.7" calcext:value-type="float">
            <text:p>504.7</text:p>
          </table:table-cell>
          <table:table-cell office:value-type="float" office:value="26.83" calcext:value-type="float">
            <text:p>26.8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75]-[.E275])*[$Sheet2.$D$14]/12" office:value-type="float" office:value="7.79339834347248" calcext:value-type="float">
            <text:p>7.79339834347248</text:p>
          </table:table-cell>
          <table:table-cell table:formula="of:=[.H275]+[.I274]" office:value-type="float" office:value="253.794183774783" calcext:value-type="float">
            <text:p>253.794183774783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2:05:00</text:p>
          </table:table-cell>
          <table:table-cell office:value-type="float" office:value="0" calcext:value-type="float">
            <text:p>0</text:p>
          </table:table-cell>
          <table:table-cell office:value-type="float" office:value="84.16" calcext:value-type="float">
            <text:p>84.16</text:p>
          </table:table-cell>
          <table:table-cell office:value-type="float" office:value="504.7" calcext:value-type="float">
            <text:p>504.7</text:p>
          </table:table-cell>
          <table:table-cell office:value-type="float" office:value="26.8" calcext:value-type="float">
            <text:p>26.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76]-[.E276])*[$Sheet2.$D$14]/12" office:value-type="float" office:value="7.79203989858081" calcext:value-type="float">
            <text:p>7.79203989858081</text:p>
          </table:table-cell>
          <table:table-cell table:formula="of:=[.H276]+[.I275]" office:value-type="float" office:value="261.586223673364" calcext:value-type="float">
            <text:p>261.58622367336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2:10:00</text:p>
          </table:table-cell>
          <table:table-cell office:value-type="float" office:value="0" calcext:value-type="float">
            <text:p>0</text:p>
          </table:table-cell>
          <table:table-cell office:value-type="float" office:value="84.06" calcext:value-type="float">
            <text:p>84.06</text:p>
          </table:table-cell>
          <table:table-cell office:value-type="float" office:value="504.7" calcext:value-type="float">
            <text:p>504.7</text:p>
          </table:table-cell>
          <table:table-cell office:value-type="float" office:value="26.8" calcext:value-type="float">
            <text:p>26.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77]-[.E277])*[$Sheet2.$D$14]/12" office:value-type="float" office:value="7.77845544966418" calcext:value-type="float">
            <text:p>7.77845544966418</text:p>
          </table:table-cell>
          <table:table-cell table:formula="of:=[.H277]+[.I276]" office:value-type="float" office:value="269.364679123028" calcext:value-type="float">
            <text:p>269.364679123028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2:15:00</text:p>
          </table:table-cell>
          <table:table-cell office:value-type="float" office:value="0" calcext:value-type="float">
            <text:p>0</text:p>
          </table:table-cell>
          <table:table-cell office:value-type="float" office:value="83.96" calcext:value-type="float">
            <text:p>83.96</text:p>
          </table:table-cell>
          <table:table-cell office:value-type="float" office:value="504.7" calcext:value-type="float">
            <text:p>504.7</text:p>
          </table:table-cell>
          <table:table-cell office:value-type="float" office:value="26.8" calcext:value-type="float">
            <text:p>26.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78]-[.E278])*[$Sheet2.$D$14]/12" office:value-type="float" office:value="7.76487100074755" calcext:value-type="float">
            <text:p>7.76487100074755</text:p>
          </table:table-cell>
          <table:table-cell table:formula="of:=[.H278]+[.I277]" office:value-type="float" office:value="277.129550123776" calcext:value-type="float">
            <text:p>277.129550123776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2:20:00</text:p>
          </table:table-cell>
          <table:table-cell office:value-type="float" office:value="0" calcext:value-type="float">
            <text:p>0</text:p>
          </table:table-cell>
          <table:table-cell office:value-type="float" office:value="83.86" calcext:value-type="float">
            <text:p>83.86</text:p>
          </table:table-cell>
          <table:table-cell office:value-type="float" office:value="504.7" calcext:value-type="float">
            <text:p>504.7</text:p>
          </table:table-cell>
          <table:table-cell office:value-type="float" office:value="26.8" calcext:value-type="float">
            <text:p>26.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79]-[.E279])*[$Sheet2.$D$14]/12" office:value-type="float" office:value="7.75128655183092" calcext:value-type="float">
            <text:p>7.75128655183092</text:p>
          </table:table-cell>
          <table:table-cell table:formula="of:=[.H279]+[.I278]" office:value-type="float" office:value="284.880836675607" calcext:value-type="float">
            <text:p>284.880836675607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2:25:00</text:p>
          </table:table-cell>
          <table:table-cell office:value-type="float" office:value="0" calcext:value-type="float">
            <text:p>0</text:p>
          </table:table-cell>
          <table:table-cell office:value-type="float" office:value="83.76" calcext:value-type="float">
            <text:p>83.76</text:p>
          </table:table-cell>
          <table:table-cell office:value-type="float" office:value="504.7" calcext:value-type="float">
            <text:p>504.7</text:p>
          </table:table-cell>
          <table:table-cell office:value-type="float" office:value="26.8" calcext:value-type="float">
            <text:p>26.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80]-[.E280])*[$Sheet2.$D$14]/12" office:value-type="float" office:value="7.73770210291428" calcext:value-type="float">
            <text:p>7.73770210291428</text:p>
          </table:table-cell>
          <table:table-cell table:formula="of:=[.H280]+[.I279]" office:value-type="float" office:value="292.618538778521" calcext:value-type="float">
            <text:p>292.618538778521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2:30:00</text:p>
          </table:table-cell>
          <table:table-cell office:value-type="float" office:value="0" calcext:value-type="float">
            <text:p>0</text:p>
          </table:table-cell>
          <table:table-cell office:value-type="float" office:value="83.66" calcext:value-type="float">
            <text:p>83.66</text:p>
          </table:table-cell>
          <table:table-cell office:value-type="float" office:value="504.7" calcext:value-type="float">
            <text:p>504.7</text:p>
          </table:table-cell>
          <table:table-cell office:value-type="float" office:value="26.8" calcext:value-type="float">
            <text:p>26.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81]-[.E281])*[$Sheet2.$D$14]/12" office:value-type="float" office:value="7.72411765399765" calcext:value-type="float">
            <text:p>7.72411765399765</text:p>
          </table:table-cell>
          <table:table-cell table:formula="of:=[.H281]+[.I280]" office:value-type="float" office:value="300.342656432519" calcext:value-type="float">
            <text:p>300.342656432519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2:35:00</text:p>
          </table:table-cell>
          <table:table-cell office:value-type="float" office:value="0" calcext:value-type="float">
            <text:p>0</text:p>
          </table:table-cell>
          <table:table-cell office:value-type="float" office:value="83.56" calcext:value-type="float">
            <text:p>83.56</text:p>
          </table:table-cell>
          <table:table-cell office:value-type="float" office:value="504.7" calcext:value-type="float">
            <text:p>504.7</text:p>
          </table:table-cell>
          <table:table-cell office:value-type="float" office:value="26.87" calcext:value-type="float">
            <text:p>26.8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82]-[.E282])*[$Sheet2.$D$14]/12" office:value-type="float" office:value="7.70102409083937" calcext:value-type="float">
            <text:p>7.70102409083937</text:p>
          </table:table-cell>
          <table:table-cell table:formula="of:=[.H282]+[.I281]" office:value-type="float" office:value="308.043680523358" calcext:value-type="float">
            <text:p>308.043680523358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2:40:00</text:p>
          </table:table-cell>
          <table:table-cell office:value-type="float" office:value="0" calcext:value-type="float">
            <text:p>0</text:p>
          </table:table-cell>
          <table:table-cell office:value-type="float" office:value="83.42" calcext:value-type="float">
            <text:p>83.42</text:p>
          </table:table-cell>
          <table:table-cell office:value-type="float" office:value="504.7" calcext:value-type="float">
            <text:p>504.7</text:p>
          </table:table-cell>
          <table:table-cell office:value-type="float" office:value="26.76" calcext:value-type="float">
            <text:p>26.7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83]-[.E283])*[$Sheet2.$D$14]/12" office:value-type="float" office:value="7.69694875616438" calcext:value-type="float">
            <text:p>7.69694875616438</text:p>
          </table:table-cell>
          <table:table-cell table:formula="of:=[.H283]+[.I282]" office:value-type="float" office:value="315.740629279523" calcext:value-type="float">
            <text:p>315.740629279523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2:45:00</text:p>
          </table:table-cell>
          <table:table-cell office:value-type="float" office:value="0" calcext:value-type="float">
            <text:p>0</text:p>
          </table:table-cell>
          <table:table-cell office:value-type="float" office:value="83.3" calcext:value-type="float">
            <text:p>83.3</text:p>
          </table:table-cell>
          <table:table-cell office:value-type="float" office:value="504.7" calcext:value-type="float">
            <text:p>504.7</text:p>
          </table:table-cell>
          <table:table-cell office:value-type="float" office:value="26.7" calcext:value-type="float">
            <text:p>26.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84]-[.E284])*[$Sheet2.$D$14]/12" office:value-type="float" office:value="7.6887980868144" calcext:value-type="float">
            <text:p>7.6887980868144</text:p>
          </table:table-cell>
          <table:table-cell table:formula="of:=[.H284]+[.I283]" office:value-type="float" office:value="323.429427366337" calcext:value-type="float">
            <text:p>323.429427366337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2:50:00</text:p>
          </table:table-cell>
          <table:table-cell office:value-type="float" office:value="0" calcext:value-type="float">
            <text:p>0</text:p>
          </table:table-cell>
          <table:table-cell office:value-type="float" office:value="83.26" calcext:value-type="float">
            <text:p>83.26</text:p>
          </table:table-cell>
          <table:table-cell office:value-type="float" office:value="504.7" calcext:value-type="float">
            <text:p>504.7</text:p>
          </table:table-cell>
          <table:table-cell office:value-type="float" office:value="26.63" calcext:value-type="float">
            <text:p>26.6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85]-[.E285])*[$Sheet2.$D$14]/12" office:value-type="float" office:value="7.69287342148939" calcext:value-type="float">
            <text:p>7.69287342148939</text:p>
          </table:table-cell>
          <table:table-cell table:formula="of:=[.H285]+[.I284]" office:value-type="float" office:value="331.122300787826" calcext:value-type="float">
            <text:p>331.122300787826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2:55:00</text:p>
          </table:table-cell>
          <table:table-cell office:value-type="float" office:value="0" calcext:value-type="float">
            <text:p>0</text:p>
          </table:table-cell>
          <table:table-cell office:value-type="float" office:value="83.12" calcext:value-type="float">
            <text:p>83.12</text:p>
          </table:table-cell>
          <table:table-cell office:value-type="float" office:value="504.7" calcext:value-type="float">
            <text:p>504.7</text:p>
          </table:table-cell>
          <table:table-cell office:value-type="float" office:value="26.53" calcext:value-type="float">
            <text:p>26.5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86]-[.E286])*[$Sheet2.$D$14]/12" office:value-type="float" office:value="7.68743964192274" calcext:value-type="float">
            <text:p>7.68743964192274</text:p>
          </table:table-cell>
          <table:table-cell table:formula="of:=[.H286]+[.I285]" office:value-type="float" office:value="338.809740429749" calcext:value-type="float">
            <text:p>338.809740429749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3:00:00</text:p>
          </table:table-cell>
          <table:table-cell office:value-type="float" office:value="0" calcext:value-type="float">
            <text:p>0</text:p>
          </table:table-cell>
          <table:table-cell office:value-type="float" office:value="82.96" calcext:value-type="float">
            <text:p>82.96</text:p>
          </table:table-cell>
          <table:table-cell office:value-type="float" office:value="504.7" calcext:value-type="float">
            <text:p>504.7</text:p>
          </table:table-cell>
          <table:table-cell office:value-type="float" office:value="26.36" calcext:value-type="float">
            <text:p>26.3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87]-[.E287])*[$Sheet2.$D$14]/12" office:value-type="float" office:value="7.6887980868144" calcext:value-type="float">
            <text:p>7.6887980868144</text:p>
          </table:table-cell>
          <table:table-cell table:formula="of:=[.H287]+[.I286]" office:value-type="float" office:value="346.498538516564" calcext:value-type="float">
            <text:p>346.49853851656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3:05:00</text:p>
          </table:table-cell>
          <table:table-cell office:value-type="float" office:value="0" calcext:value-type="float">
            <text:p>0</text:p>
          </table:table-cell>
          <table:table-cell office:value-type="float" office:value="82.86" calcext:value-type="float">
            <text:p>82.86</text:p>
          </table:table-cell>
          <table:table-cell office:value-type="float" office:value="504.7" calcext:value-type="float">
            <text:p>504.7</text:p>
          </table:table-cell>
          <table:table-cell office:value-type="float" office:value="26.3" calcext:value-type="float">
            <text:p>26.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88]-[.E288])*[$Sheet2.$D$14]/12" office:value-type="float" office:value="7.68336430724775" calcext:value-type="float">
            <text:p>7.68336430724775</text:p>
          </table:table-cell>
          <table:table-cell table:formula="of:=[.H288]+[.I287]" office:value-type="float" office:value="354.181902823811" calcext:value-type="float">
            <text:p>354.181902823811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3:10:00</text:p>
          </table:table-cell>
          <table:table-cell office:value-type="float" office:value="0" calcext:value-type="float">
            <text:p>0</text:p>
          </table:table-cell>
          <table:table-cell office:value-type="float" office:value="82.8" calcext:value-type="float">
            <text:p>82.8</text:p>
          </table:table-cell>
          <table:table-cell office:value-type="float" office:value="504.7" calcext:value-type="float">
            <text:p>504.7</text:p>
          </table:table-cell>
          <table:table-cell office:value-type="float" office:value="26.3" calcext:value-type="float">
            <text:p>26.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89]-[.E289])*[$Sheet2.$D$14]/12" office:value-type="float" office:value="7.67521363789777" calcext:value-type="float">
            <text:p>7.67521363789777</text:p>
          </table:table-cell>
          <table:table-cell table:formula="of:=[.H289]+[.I288]" office:value-type="float" office:value="361.857116461709" calcext:value-type="float">
            <text:p>361.857116461709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3:15:00</text:p>
          </table:table-cell>
          <table:table-cell office:value-type="float" office:value="0" calcext:value-type="float">
            <text:p>0</text:p>
          </table:table-cell>
          <table:table-cell office:value-type="float" office:value="82.76" calcext:value-type="float">
            <text:p>82.76</text:p>
          </table:table-cell>
          <table:table-cell office:value-type="float" office:value="504.7" calcext:value-type="float">
            <text:p>504.7</text:p>
          </table:table-cell>
          <table:table-cell office:value-type="float" office:value="26.2466666666667" calcext:value-type="float">
            <text:p>26.24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90]-[.E290])*[$Sheet2.$D$14]/12" office:value-type="float" office:value="7.67702489775332" calcext:value-type="float">
            <text:p>7.67702489775332</text:p>
          </table:table-cell>
          <table:table-cell table:formula="of:=[.H290]+[.I289]" office:value-type="float" office:value="369.534141359462" calcext:value-type="float">
            <text:p>369.534141359462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3:20:00</text:p>
          </table:table-cell>
          <table:table-cell office:value-type="float" office:value="0" calcext:value-type="float">
            <text:p>0</text:p>
          </table:table-cell>
          <table:table-cell office:value-type="float" office:value="82.6583333333333" calcext:value-type="float">
            <text:p>82.6583333333333</text:p>
          </table:table-cell>
          <table:table-cell office:value-type="float" office:value="504.7" calcext:value-type="float">
            <text:p>504.7</text:p>
          </table:table-cell>
          <table:table-cell office:value-type="float" office:value="26.1" calcext:value-type="float">
            <text:p>26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91]-[.E291])*[$Sheet2.$D$14]/12" office:value-type="float" office:value="7.6831378997658" calcext:value-type="float">
            <text:p>7.6831378997658</text:p>
          </table:table-cell>
          <table:table-cell table:formula="of:=[.H291]+[.I290]" office:value-type="float" office:value="377.217279259228" calcext:value-type="float">
            <text:p>377.217279259228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3:25:00</text:p>
          </table:table-cell>
          <table:table-cell office:value-type="float" office:value="0" calcext:value-type="float">
            <text:p>0</text:p>
          </table:table-cell>
          <table:table-cell office:value-type="float" office:value="82.5583333333333" calcext:value-type="float">
            <text:p>82.5583333333333</text:p>
          </table:table-cell>
          <table:table-cell office:value-type="float" office:value="504.7" calcext:value-type="float">
            <text:p>504.7</text:p>
          </table:table-cell>
          <table:table-cell office:value-type="float" office:value="26.17" calcext:value-type="float">
            <text:p>26.1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92]-[.E292])*[$Sheet2.$D$14]/12" office:value-type="float" office:value="7.66004433660753" calcext:value-type="float">
            <text:p>7.66004433660753</text:p>
          </table:table-cell>
          <table:table-cell table:formula="of:=[.H292]+[.I291]" office:value-type="float" office:value="384.877323595836" calcext:value-type="float">
            <text:p>384.877323595836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3:30:00</text:p>
          </table:table-cell>
          <table:table-cell office:value-type="float" office:value="0" calcext:value-type="float">
            <text:p>0</text:p>
          </table:table-cell>
          <table:table-cell office:value-type="float" office:value="82.4166666666667" calcext:value-type="float">
            <text:p>82.4166666666667</text:p>
          </table:table-cell>
          <table:table-cell office:value-type="float" office:value="504.7" calcext:value-type="float">
            <text:p>504.7</text:p>
          </table:table-cell>
          <table:table-cell office:value-type="float" office:value="26.2" calcext:value-type="float">
            <text:p>26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93]-[.E293])*[$Sheet2.$D$14]/12" office:value-type="float" office:value="7.63672436596731" calcext:value-type="float">
            <text:p>7.63672436596731</text:p>
          </table:table-cell>
          <table:table-cell table:formula="of:=[.H293]+[.I292]" office:value-type="float" office:value="392.514047961803" calcext:value-type="float">
            <text:p>392.514047961803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3:35:00</text:p>
          </table:table-cell>
          <table:table-cell office:value-type="float" office:value="0" calcext:value-type="float">
            <text:p>0</text:p>
          </table:table-cell>
          <table:table-cell office:value-type="float" office:value="82.2583333333334" calcext:value-type="float">
            <text:p>82.2583333333334</text:p>
          </table:table-cell>
          <table:table-cell office:value-type="float" office:value="504.7" calcext:value-type="float">
            <text:p>504.7</text:p>
          </table:table-cell>
          <table:table-cell office:value-type="float" office:value="26.2" calcext:value-type="float">
            <text:p>26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94]-[.E294])*[$Sheet2.$D$14]/12" office:value-type="float" office:value="7.61521565518264" calcext:value-type="float">
            <text:p>7.61521565518264</text:p>
          </table:table-cell>
          <table:table-cell table:formula="of:=[.H294]+[.I293]" office:value-type="float" office:value="400.129263616986" calcext:value-type="float">
            <text:p>400.12926361698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3:40:00</text:p>
          </table:table-cell>
          <table:table-cell office:value-type="float" office:value="0" calcext:value-type="float">
            <text:p>0</text:p>
          </table:table-cell>
          <table:table-cell office:value-type="float" office:value="82.1583333333333" calcext:value-type="float">
            <text:p>82.1583333333333</text:p>
          </table:table-cell>
          <table:table-cell office:value-type="float" office:value="504.7" calcext:value-type="float">
            <text:p>504.7</text:p>
          </table:table-cell>
          <table:table-cell office:value-type="float" office:value="26.2" calcext:value-type="float">
            <text:p>26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95]-[.E295])*[$Sheet2.$D$14]/12" office:value-type="float" office:value="7.60163120626601" calcext:value-type="float">
            <text:p>7.60163120626601</text:p>
          </table:table-cell>
          <table:table-cell table:formula="of:=[.H295]+[.I294]" office:value-type="float" office:value="407.730894823252" calcext:value-type="float">
            <text:p>407.730894823252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3:45:00</text:p>
          </table:table-cell>
          <table:table-cell office:value-type="float" office:value="0" calcext:value-type="float">
            <text:p>0</text:p>
          </table:table-cell>
          <table:table-cell office:value-type="float" office:value="82.0583333333333" calcext:value-type="float">
            <text:p>82.0583333333333</text:p>
          </table:table-cell>
          <table:table-cell office:value-type="float" office:value="504.7" calcext:value-type="float">
            <text:p>504.7</text:p>
          </table:table-cell>
          <table:table-cell office:value-type="float" office:value="26.27" calcext:value-type="float">
            <text:p>26.2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96]-[.E296])*[$Sheet2.$D$14]/12" office:value-type="float" office:value="7.57853764310773" calcext:value-type="float">
            <text:p>7.57853764310773</text:p>
          </table:table-cell>
          <table:table-cell table:formula="of:=[.H296]+[.I295]" office:value-type="float" office:value="415.30943246636" calcext:value-type="float">
            <text:p>415.309432466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3:50:00</text:p>
          </table:table-cell>
          <table:table-cell office:value-type="float" office:value="795.833333333333" calcext:value-type="float">
            <text:p>795.833333333333</text:p>
          </table:table-cell>
          <table:table-cell office:value-type="float" office:value="82.5416666666667" calcext:value-type="float">
            <text:p>82.5416666666667</text:p>
          </table:table-cell>
          <table:table-cell office:value-type="float" office:value="504.741666666667" calcext:value-type="float">
            <text:p>504.741666666667</text:p>
          </table:table-cell>
          <table:table-cell office:value-type="float" office:value="26.23" calcext:value-type="float">
            <text:p>26.2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97]-[.E297])*[$Sheet2.$D$14]/12" office:value-type="float" office:value="7.64962959243811" calcext:value-type="float">
            <text:p>7.64962959243811</text:p>
          </table:table-cell>
          <table:table-cell table:formula="of:=[.H297]+[.I296]" office:value-type="float" office:value="422.959062058798" calcext:value-type="float">
            <text:p>422.959062058798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4 23:55:00</text:p>
          </table:table-cell>
          <table:table-cell office:value-type="float" office:value="1910" calcext:value-type="float">
            <text:p>1910</text:p>
          </table:table-cell>
          <table:table-cell office:value-type="float" office:value="83.925" calcext:value-type="float">
            <text:p>83.925</text:p>
          </table:table-cell>
          <table:table-cell office:value-type="float" office:value="504.841666666667" calcext:value-type="float">
            <text:p>504.841666666667</text:p>
          </table:table-cell>
          <table:table-cell office:value-type="float" office:value="26.13" calcext:value-type="float">
            <text:p>26.1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98]-[.E298])*[$Sheet2.$D$14]/12" office:value-type="float" office:value="7.85113225136817" calcext:value-type="float">
            <text:p>7.85113225136817</text:p>
          </table:table-cell>
          <table:table-cell table:formula="of:=[.H298]+[.I297]" office:value-type="float" office:value="430.810194310166" calcext:value-type="float">
            <text:p>430.810194310166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0:00:00</text:p>
          </table:table-cell>
          <table:table-cell office:value-type="float" office:value="1114.16666666667" calcext:value-type="float">
            <text:p>1114.16666666667</text:p>
          </table:table-cell>
          <table:table-cell office:value-type="float" office:value="84.8833333333334" calcext:value-type="float">
            <text:p>84.8833333333334</text:p>
          </table:table-cell>
          <table:table-cell office:value-type="float" office:value="504.941666666667" calcext:value-type="float">
            <text:p>504.941666666667</text:p>
          </table:table-cell>
          <table:table-cell office:value-type="float" office:value="26.24" calcext:value-type="float">
            <text:p>26.24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299]-[.E299])*[$Sheet2.$D$14]/12" office:value-type="float" office:value="7.96637365967761" calcext:value-type="float">
            <text:p>7.96637365967761</text:p>
          </table:table-cell>
          <table:table-cell table:formula="of:=[.H299]+[.I298]" office:value-type="float" office:value="438.776567969843" calcext:value-type="float">
            <text:p>438.776567969843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0:05:00</text:p>
          </table:table-cell>
          <table:table-cell office:value-type="float" office:value="0" calcext:value-type="float">
            <text:p>0</text:p>
          </table:table-cell>
          <table:table-cell office:value-type="float" office:value="84.92" calcext:value-type="float">
            <text:p>84.92</text:p>
          </table:table-cell>
          <table:table-cell office:value-type="float" office:value="505" calcext:value-type="float">
            <text:p>505</text:p>
          </table:table-cell>
          <table:table-cell office:value-type="float" office:value="26.3" calcext:value-type="float">
            <text:p>26.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00]-[.E300])*[$Sheet2.$D$14]/12" office:value-type="float" office:value="7.96320395493039" calcext:value-type="float">
            <text:p>7.96320395493039</text:p>
          </table:table-cell>
          <table:table-cell table:formula="of:=[.H300]+[.I299]" office:value-type="float" office:value="446.739771924774" calcext:value-type="float">
            <text:p>446.739771924774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J300]-[.J269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22-06-25 00:10:00</text:p>
          </table:table-cell>
          <table:table-cell office:value-type="float" office:value="0" calcext:value-type="float">
            <text:p>0</text:p>
          </table:table-cell>
          <table:table-cell office:value-type="float" office:value="84.72" calcext:value-type="float">
            <text:p>84.72</text:p>
          </table:table-cell>
          <table:table-cell office:value-type="float" office:value="505" calcext:value-type="float">
            <text:p>505</text:p>
          </table:table-cell>
          <table:table-cell office:value-type="float" office:value="26.3" calcext:value-type="float">
            <text:p>26.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01]-[.E301])*[$Sheet2.$D$14]/12" office:value-type="float" office:value="7.93603505709713" calcext:value-type="float">
            <text:p>7.93603505709713</text:p>
          </table:table-cell>
          <table:table-cell table:formula="of:=[.H301]+[.I300]" office:value-type="float" office:value="454.675806981871" calcext:value-type="float">
            <text:p>454.675806981871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0:15:00</text:p>
          </table:table-cell>
          <table:table-cell office:value-type="float" office:value="0" calcext:value-type="float">
            <text:p>0</text:p>
          </table:table-cell>
          <table:table-cell office:value-type="float" office:value="84.56" calcext:value-type="float">
            <text:p>84.56</text:p>
          </table:table-cell>
          <table:table-cell office:value-type="float" office:value="505" calcext:value-type="float">
            <text:p>505</text:p>
          </table:table-cell>
          <table:table-cell office:value-type="float" office:value="26.3" calcext:value-type="float">
            <text:p>26.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02]-[.E302])*[$Sheet2.$D$14]/12" office:value-type="float" office:value="7.91429993883051" calcext:value-type="float">
            <text:p>7.91429993883051</text:p>
          </table:table-cell>
          <table:table-cell table:formula="of:=[.H302]+[.I301]" office:value-type="float" office:value="462.590106920701" calcext:value-type="float">
            <text:p>462.590106920701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0:20:00</text:p>
          </table:table-cell>
          <table:table-cell office:value-type="float" office:value="0" calcext:value-type="float">
            <text:p>0</text:p>
          </table:table-cell>
          <table:table-cell office:value-type="float" office:value="84.42" calcext:value-type="float">
            <text:p>84.42</text:p>
          </table:table-cell>
          <table:table-cell office:value-type="float" office:value="505" calcext:value-type="float">
            <text:p>505</text:p>
          </table:table-cell>
          <table:table-cell office:value-type="float" office:value="26.3" calcext:value-type="float">
            <text:p>26.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03]-[.E303])*[$Sheet2.$D$14]/12" office:value-type="float" office:value="7.89528171034723" calcext:value-type="float">
            <text:p>7.89528171034723</text:p>
          </table:table-cell>
          <table:table-cell table:formula="of:=[.H303]+[.I302]" office:value-type="float" office:value="470.485388631049" calcext:value-type="float">
            <text:p>470.485388631049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0:25:00</text:p>
          </table:table-cell>
          <table:table-cell office:value-type="float" office:value="0" calcext:value-type="float">
            <text:p>0</text:p>
          </table:table-cell>
          <table:table-cell office:value-type="float" office:value="84.26" calcext:value-type="float">
            <text:p>84.26</text:p>
          </table:table-cell>
          <table:table-cell office:value-type="float" office:value="505" calcext:value-type="float">
            <text:p>505</text:p>
          </table:table-cell>
          <table:table-cell office:value-type="float" office:value="26.1633333333333" calcext:value-type="float">
            <text:p>26.16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04]-[.E304])*[$Sheet2.$D$14]/12" office:value-type="float" office:value="7.89211200560002" calcext:value-type="float">
            <text:p>7.89211200560002</text:p>
          </table:table-cell>
          <table:table-cell table:formula="of:=[.H304]+[.I303]" office:value-type="float" office:value="478.377500636649" calcext:value-type="float">
            <text:p>478.377500636649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0:30:00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505" calcext:value-type="float">
            <text:p>505</text:p>
          </table:table-cell>
          <table:table-cell office:value-type="float" office:value="26.1683333333333" calcext:value-type="float">
            <text:p>26.168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05]-[.E305])*[$Sheet2.$D$14]/12" office:value-type="float" office:value="7.8832821138042" calcext:value-type="float">
            <text:p>7.8832821138042</text:p>
          </table:table-cell>
          <table:table-cell table:formula="of:=[.H305]+[.I304]" office:value-type="float" office:value="486.260782750453" calcext:value-type="float">
            <text:p>486.260782750453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0:35:00</text:p>
          </table:table-cell>
          <table:table-cell office:value-type="float" office:value="0" calcext:value-type="float">
            <text:p>0</text:p>
          </table:table-cell>
          <table:table-cell office:value-type="float" office:value="84.16" calcext:value-type="float">
            <text:p>84.16</text:p>
          </table:table-cell>
          <table:table-cell office:value-type="float" office:value="505" calcext:value-type="float">
            <text:p>505</text:p>
          </table:table-cell>
          <table:table-cell office:value-type="float" office:value="26.1316666666667" calcext:value-type="float">
            <text:p>26.131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06]-[.E306])*[$Sheet2.$D$14]/12" office:value-type="float" office:value="7.88282929884031" calcext:value-type="float">
            <text:p>7.88282929884031</text:p>
          </table:table-cell>
          <table:table-cell table:formula="of:=[.H306]+[.I305]" office:value-type="float" office:value="494.143612049293" calcext:value-type="float">
            <text:p>494.143612049293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0:40:00</text:p>
          </table:table-cell>
          <table:table-cell office:value-type="float" office:value="0" calcext:value-type="float">
            <text:p>0</text:p>
          </table:table-cell>
          <table:table-cell office:value-type="float" office:value="84.06" calcext:value-type="float">
            <text:p>84.06</text:p>
          </table:table-cell>
          <table:table-cell office:value-type="float" office:value="505" calcext:value-type="float">
            <text:p>505</text:p>
          </table:table-cell>
          <table:table-cell office:value-type="float" office:value="26.1683333333333" calcext:value-type="float">
            <text:p>26.168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07]-[.E307])*[$Sheet2.$D$14]/12" office:value-type="float" office:value="7.86426388532092" calcext:value-type="float">
            <text:p>7.86426388532092</text:p>
          </table:table-cell>
          <table:table-cell table:formula="of:=[.H307]+[.I306]" office:value-type="float" office:value="502.007875934614" calcext:value-type="float">
            <text:p>502.007875934614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0:45:00</text:p>
          </table:table-cell>
          <table:table-cell office:value-type="float" office:value="0" calcext:value-type="float">
            <text:p>0</text:p>
          </table:table-cell>
          <table:table-cell office:value-type="float" office:value="83.96" calcext:value-type="float">
            <text:p>83.96</text:p>
          </table:table-cell>
          <table:table-cell office:value-type="float" office:value="505" calcext:value-type="float">
            <text:p>505</text:p>
          </table:table-cell>
          <table:table-cell office:value-type="float" office:value="26.1316666666667" calcext:value-type="float">
            <text:p>26.131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08]-[.E308])*[$Sheet2.$D$14]/12" office:value-type="float" office:value="7.85566040100705" calcext:value-type="float">
            <text:p>7.85566040100705</text:p>
          </table:table-cell>
          <table:table-cell table:formula="of:=[.H308]+[.I307]" office:value-type="float" office:value="509.863536335621" calcext:value-type="float">
            <text:p>509.863536335621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0:50:00</text:p>
          </table:table-cell>
          <table:table-cell office:value-type="float" office:value="0" calcext:value-type="float">
            <text:p>0</text:p>
          </table:table-cell>
          <table:table-cell office:value-type="float" office:value="83.86" calcext:value-type="float">
            <text:p>83.86</text:p>
          </table:table-cell>
          <table:table-cell office:value-type="float" office:value="505" calcext:value-type="float">
            <text:p>505</text:p>
          </table:table-cell>
          <table:table-cell office:value-type="float" office:value="26.2366666666667" calcext:value-type="float">
            <text:p>26.23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09]-[.E309])*[$Sheet2.$D$14]/12" office:value-type="float" office:value="7.82781228072795" calcext:value-type="float">
            <text:p>7.82781228072795</text:p>
          </table:table-cell>
          <table:table-cell table:formula="of:=[.H309]+[.I308]" office:value-type="float" office:value="517.691348616349" calcext:value-type="float">
            <text:p>517.691348616349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0:55:00</text:p>
          </table:table-cell>
          <table:table-cell office:value-type="float" office:value="0" calcext:value-type="float">
            <text:p>0</text:p>
          </table:table-cell>
          <table:table-cell office:value-type="float" office:value="83.76" calcext:value-type="float">
            <text:p>83.76</text:p>
          </table:table-cell>
          <table:table-cell office:value-type="float" office:value="505" calcext:value-type="float">
            <text:p>505</text:p>
          </table:table-cell>
          <table:table-cell office:value-type="float" office:value="26.3" calcext:value-type="float">
            <text:p>26.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10]-[.E310])*[$Sheet2.$D$14]/12" office:value-type="float" office:value="7.80562434749745" calcext:value-type="float">
            <text:p>7.80562434749745</text:p>
          </table:table-cell>
          <table:table-cell table:formula="of:=[.H310]+[.I309]" office:value-type="float" office:value="525.496972963846" calcext:value-type="float">
            <text:p>525.496972963846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1:00:00</text:p>
          </table:table-cell>
          <table:table-cell office:value-type="float" office:value="0" calcext:value-type="float">
            <text:p>0</text:p>
          </table:table-cell>
          <table:table-cell office:value-type="float" office:value="83.66" calcext:value-type="float">
            <text:p>83.66</text:p>
          </table:table-cell>
          <table:table-cell office:value-type="float" office:value="505" calcext:value-type="float">
            <text:p>505</text:p>
          </table:table-cell>
          <table:table-cell office:value-type="float" office:value="26.3" calcext:value-type="float">
            <text:p>26.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11]-[.E311])*[$Sheet2.$D$14]/12" office:value-type="float" office:value="7.79203989858081" calcext:value-type="float">
            <text:p>7.79203989858081</text:p>
          </table:table-cell>
          <table:table-cell table:formula="of:=[.H311]+[.I310]" office:value-type="float" office:value="533.289012862427" calcext:value-type="float">
            <text:p>533.289012862427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1:05:00</text:p>
          </table:table-cell>
          <table:table-cell office:value-type="float" office:value="0" calcext:value-type="float">
            <text:p>0</text:p>
          </table:table-cell>
          <table:table-cell office:value-type="float" office:value="83.56" calcext:value-type="float">
            <text:p>83.56</text:p>
          </table:table-cell>
          <table:table-cell office:value-type="float" office:value="505" calcext:value-type="float">
            <text:p>505</text:p>
          </table:table-cell>
          <table:table-cell office:value-type="float" office:value="26.3" calcext:value-type="float">
            <text:p>26.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12]-[.E312])*[$Sheet2.$D$14]/12" office:value-type="float" office:value="7.77845544966418" calcext:value-type="float">
            <text:p>7.77845544966418</text:p>
          </table:table-cell>
          <table:table-cell table:formula="of:=[.H312]+[.I311]" office:value-type="float" office:value="541.067468312092" calcext:value-type="float">
            <text:p>541.067468312092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1:10:00</text:p>
          </table:table-cell>
          <table:table-cell office:value-type="float" office:value="0" calcext:value-type="float">
            <text:p>0</text:p>
          </table:table-cell>
          <table:table-cell office:value-type="float" office:value="83.42" calcext:value-type="float">
            <text:p>83.42</text:p>
          </table:table-cell>
          <table:table-cell office:value-type="float" office:value="505" calcext:value-type="float">
            <text:p>505</text:p>
          </table:table-cell>
          <table:table-cell office:value-type="float" office:value="26.2316666666667" calcext:value-type="float">
            <text:p>26.231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13]-[.E313])*[$Sheet2.$D$14]/12" office:value-type="float" office:value="7.7687199279406" calcext:value-type="float">
            <text:p>7.7687199279406</text:p>
          </table:table-cell>
          <table:table-cell table:formula="of:=[.H313]+[.I312]" office:value-type="float" office:value="548.836188240032" calcext:value-type="float">
            <text:p>548.836188240032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1:15:00</text:p>
          </table:table-cell>
          <table:table-cell office:value-type="float" office:value="0" calcext:value-type="float">
            <text:p>0</text:p>
          </table:table-cell>
          <table:table-cell office:value-type="float" office:value="83.26" calcext:value-type="float">
            <text:p>83.26</text:p>
          </table:table-cell>
          <table:table-cell office:value-type="float" office:value="505" calcext:value-type="float">
            <text:p>505</text:p>
          </table:table-cell>
          <table:table-cell office:value-type="float" office:value="26.2" calcext:value-type="float">
            <text:p>26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14]-[.E314])*[$Sheet2.$D$14]/12" office:value-type="float" office:value="7.75128655183092" calcext:value-type="float">
            <text:p>7.75128655183092</text:p>
          </table:table-cell>
          <table:table-cell table:formula="of:=[.H314]+[.I313]" office:value-type="float" office:value="556.587474791863" calcext:value-type="float">
            <text:p>556.587474791863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1:20:00</text:p>
          </table:table-cell>
          <table:table-cell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  <table:table-cell office:value-type="float" office:value="505" calcext:value-type="float">
            <text:p>505</text:p>
          </table:table-cell>
          <table:table-cell office:value-type="float" office:value="26.2" calcext:value-type="float">
            <text:p>26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15]-[.E315])*[$Sheet2.$D$14]/12" office:value-type="float" office:value="7.74313588248094" calcext:value-type="float">
            <text:p>7.74313588248094</text:p>
          </table:table-cell>
          <table:table-cell table:formula="of:=[.H315]+[.I314]" office:value-type="float" office:value="564.330610674344" calcext:value-type="float">
            <text:p>564.330610674344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1:25:00</text:p>
          </table:table-cell>
          <table:table-cell office:value-type="float" office:value="0" calcext:value-type="float">
            <text:p>0</text:p>
          </table:table-cell>
          <table:table-cell office:value-type="float" office:value="83.16" calcext:value-type="float">
            <text:p>83.16</text:p>
          </table:table-cell>
          <table:table-cell office:value-type="float" office:value="505" calcext:value-type="float">
            <text:p>505</text:p>
          </table:table-cell>
          <table:table-cell office:value-type="float" office:value="26.2" calcext:value-type="float">
            <text:p>26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16]-[.E316])*[$Sheet2.$D$14]/12" office:value-type="float" office:value="7.73770210291428" calcext:value-type="float">
            <text:p>7.73770210291428</text:p>
          </table:table-cell>
          <table:table-cell table:formula="of:=[.H316]+[.I315]" office:value-type="float" office:value="572.068312777258" calcext:value-type="float">
            <text:p>572.068312777258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1:30:00</text:p>
          </table:table-cell>
          <table:table-cell office:value-type="float" office:value="0" calcext:value-type="float">
            <text:p>0</text:p>
          </table:table-cell>
          <table:table-cell office:value-type="float" office:value="83.06" calcext:value-type="float">
            <text:p>83.06</text:p>
          </table:table-cell>
          <table:table-cell office:value-type="float" office:value="505" calcext:value-type="float">
            <text:p>505</text:p>
          </table:table-cell>
          <table:table-cell office:value-type="float" office:value="26.2" calcext:value-type="float">
            <text:p>26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17]-[.E317])*[$Sheet2.$D$14]/12" office:value-type="float" office:value="7.72411765399765" calcext:value-type="float">
            <text:p>7.72411765399765</text:p>
          </table:table-cell>
          <table:table-cell table:formula="of:=[.H317]+[.I316]" office:value-type="float" office:value="579.792430431256" calcext:value-type="float">
            <text:p>579.792430431256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1:35:00</text:p>
          </table:table-cell>
          <table:table-cell office:value-type="float" office:value="0" calcext:value-type="float">
            <text:p>0</text:p>
          </table:table-cell>
          <table:table-cell office:value-type="float" office:value="82.92" calcext:value-type="float">
            <text:p>82.92</text:p>
          </table:table-cell>
          <table:table-cell office:value-type="float" office:value="505" calcext:value-type="float">
            <text:p>505</text:p>
          </table:table-cell>
          <table:table-cell office:value-type="float" office:value="26.2" calcext:value-type="float">
            <text:p>26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18]-[.E318])*[$Sheet2.$D$14]/12" office:value-type="float" office:value="7.70509942551436" calcext:value-type="float">
            <text:p>7.70509942551436</text:p>
          </table:table-cell>
          <table:table-cell table:formula="of:=[.H318]+[.I317]" office:value-type="float" office:value="587.49752985677" calcext:value-type="float">
            <text:p>587.49752985677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1:40:00</text:p>
          </table:table-cell>
          <table:table-cell office:value-type="float" office:value="0" calcext:value-type="float">
            <text:p>0</text:p>
          </table:table-cell>
          <table:table-cell office:value-type="float" office:value="82.8" calcext:value-type="float">
            <text:p>82.8</text:p>
          </table:table-cell>
          <table:table-cell office:value-type="float" office:value="505" calcext:value-type="float">
            <text:p>505</text:p>
          </table:table-cell>
          <table:table-cell office:value-type="float" office:value="26.1316666666667" calcext:value-type="float">
            <text:p>26.131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19]-[.E319])*[$Sheet2.$D$14]/12" office:value-type="float" office:value="7.6980807935741" calcext:value-type="float">
            <text:p>7.6980807935741</text:p>
          </table:table-cell>
          <table:table-cell table:formula="of:=[.H319]+[.I318]" office:value-type="float" office:value="595.195610650344" calcext:value-type="float">
            <text:p>595.195610650344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1:45:00</text:p>
          </table:table-cell>
          <table:table-cell office:value-type="float" office:value="0" calcext:value-type="float">
            <text:p>0</text:p>
          </table:table-cell>
          <table:table-cell office:value-type="float" office:value="82.76" calcext:value-type="float">
            <text:p>82.76</text:p>
          </table:table-cell>
          <table:table-cell office:value-type="float" office:value="505" calcext:value-type="float">
            <text:p>505</text:p>
          </table:table-cell>
          <table:table-cell office:value-type="float" office:value="26.0316666666667" calcext:value-type="float">
            <text:p>26.031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20]-[.E320])*[$Sheet2.$D$14]/12" office:value-type="float" office:value="7.70623146292408" calcext:value-type="float">
            <text:p>7.70623146292408</text:p>
          </table:table-cell>
          <table:table-cell table:formula="of:=[.H320]+[.I319]" office:value-type="float" office:value="602.901842113269" calcext:value-type="float">
            <text:p>602.901842113269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1:50:00</text:p>
          </table:table-cell>
          <table:table-cell office:value-type="float" office:value="0" calcext:value-type="float">
            <text:p>0</text:p>
          </table:table-cell>
          <table:table-cell office:value-type="float" office:value="82.66" calcext:value-type="float">
            <text:p>82.66</text:p>
          </table:table-cell>
          <table:table-cell office:value-type="float" office:value="505" calcext:value-type="float">
            <text:p>505</text:p>
          </table:table-cell>
          <table:table-cell office:value-type="float" office:value="25.9316666666667" calcext:value-type="float">
            <text:p>25.931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21]-[.E321])*[$Sheet2.$D$14]/12" office:value-type="float" office:value="7.70623146292408" calcext:value-type="float">
            <text:p>7.70623146292408</text:p>
          </table:table-cell>
          <table:table-cell table:formula="of:=[.H321]+[.I320]" office:value-type="float" office:value="610.608073576193" calcext:value-type="float">
            <text:p>610.608073576193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1:55:00</text:p>
          </table:table-cell>
          <table:table-cell office:value-type="float" office:value="0" calcext:value-type="float">
            <text:p>0</text:p>
          </table:table-cell>
          <table:table-cell office:value-type="float" office:value="82.6" calcext:value-type="float">
            <text:p>82.6</text:p>
          </table:table-cell>
          <table:table-cell office:value-type="float" office:value="505" calcext:value-type="float">
            <text:p>505</text:p>
          </table:table-cell>
          <table:table-cell office:value-type="float" office:value="25.7633333333333" calcext:value-type="float">
            <text:p>25.76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22]-[.E322])*[$Sheet2.$D$14]/12" office:value-type="float" office:value="7.72094794925043" calcext:value-type="float">
            <text:p>7.72094794925043</text:p>
          </table:table-cell>
          <table:table-cell table:formula="of:=[.H322]+[.I321]" office:value-type="float" office:value="618.329021525443" calcext:value-type="float">
            <text:p>618.329021525443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2:00:00</text:p>
          </table:table-cell>
          <table:table-cell office:value-type="float" office:value="0" calcext:value-type="float">
            <text:p>0</text:p>
          </table:table-cell>
          <table:table-cell office:value-type="float" office:value="82.56" calcext:value-type="float">
            <text:p>82.56</text:p>
          </table:table-cell>
          <table:table-cell office:value-type="float" office:value="505" calcext:value-type="float">
            <text:p>505</text:p>
          </table:table-cell>
          <table:table-cell office:value-type="float" office:value="25.7" calcext:value-type="float">
            <text:p>25.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23]-[.E323])*[$Sheet2.$D$14]/12" office:value-type="float" office:value="7.72411765399765" calcext:value-type="float">
            <text:p>7.72411765399765</text:p>
          </table:table-cell>
          <table:table-cell table:formula="of:=[.H323]+[.I322]" office:value-type="float" office:value="626.053139179441" calcext:value-type="float">
            <text:p>626.053139179441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2:05:00</text:p>
          </table:table-cell>
          <table:table-cell office:value-type="float" office:value="0" calcext:value-type="float">
            <text:p>0</text:p>
          </table:table-cell>
          <table:table-cell office:value-type="float" office:value="82.42" calcext:value-type="float">
            <text:p>82.42</text:p>
          </table:table-cell>
          <table:table-cell office:value-type="float" office:value="505" calcext:value-type="float">
            <text:p>505</text:p>
          </table:table-cell>
          <table:table-cell office:value-type="float" office:value="25.7" calcext:value-type="float">
            <text:p>25.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24]-[.E324])*[$Sheet2.$D$14]/12" office:value-type="float" office:value="7.70509942551436" calcext:value-type="float">
            <text:p>7.70509942551436</text:p>
          </table:table-cell>
          <table:table-cell table:formula="of:=[.H324]+[.I323]" office:value-type="float" office:value="633.758238604955" calcext:value-type="float">
            <text:p>633.758238604955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2:10:00</text:p>
          </table:table-cell>
          <table:table-cell office:value-type="float" office:value="0" calcext:value-type="float">
            <text:p>0</text:p>
          </table:table-cell>
          <table:table-cell office:value-type="float" office:value="82.26" calcext:value-type="float">
            <text:p>82.26</text:p>
          </table:table-cell>
          <table:table-cell office:value-type="float" office:value="505" calcext:value-type="float">
            <text:p>505</text:p>
          </table:table-cell>
          <table:table-cell office:value-type="float" office:value="25.7" calcext:value-type="float">
            <text:p>25.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25]-[.E325])*[$Sheet2.$D$14]/12" office:value-type="float" office:value="7.68336430724775" calcext:value-type="float">
            <text:p>7.68336430724775</text:p>
          </table:table-cell>
          <table:table-cell table:formula="of:=[.H325]+[.I324]" office:value-type="float" office:value="641.441602912203" calcext:value-type="float">
            <text:p>641.441602912203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2:15:00</text:p>
          </table:table-cell>
          <table:table-cell office:value-type="float" office:value="0" calcext:value-type="float">
            <text:p>0</text:p>
          </table:table-cell>
          <table:table-cell office:value-type="float" office:value="82.16" calcext:value-type="float">
            <text:p>82.16</text:p>
          </table:table-cell>
          <table:table-cell office:value-type="float" office:value="505" calcext:value-type="float">
            <text:p>505</text:p>
          </table:table-cell>
          <table:table-cell office:value-type="float" office:value="25.6316666666667" calcext:value-type="float">
            <text:p>25.631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26]-[.E326])*[$Sheet2.$D$14]/12" office:value-type="float" office:value="7.67906256509081" calcext:value-type="float">
            <text:p>7.67906256509081</text:p>
          </table:table-cell>
          <table:table-cell table:formula="of:=[.H326]+[.I325]" office:value-type="float" office:value="649.120665477294" calcext:value-type="float">
            <text:p>649.120665477294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2:20:00</text:p>
          </table:table-cell>
          <table:table-cell office:value-type="float" office:value="0" calcext:value-type="float">
            <text:p>0</text:p>
          </table:table-cell>
          <table:table-cell office:value-type="float" office:value="82.06" calcext:value-type="float">
            <text:p>82.06</text:p>
          </table:table-cell>
          <table:table-cell office:value-type="float" office:value="505" calcext:value-type="float">
            <text:p>505</text:p>
          </table:table-cell>
          <table:table-cell office:value-type="float" office:value="25.6683333333333" calcext:value-type="float">
            <text:p>25.668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27]-[.E327])*[$Sheet2.$D$14]/12" office:value-type="float" office:value="7.66049715157142" calcext:value-type="float">
            <text:p>7.66049715157142</text:p>
          </table:table-cell>
          <table:table-cell table:formula="of:=[.H327]+[.I326]" office:value-type="float" office:value="656.781162628865" calcext:value-type="float">
            <text:p>656.781162628865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2:25:00</text:p>
          </table:table-cell>
          <table:table-cell office:value-type="float" office:value="764" calcext:value-type="float">
            <text:p>764</text:p>
          </table:table-cell>
          <table:table-cell office:value-type="float" office:value="82.28" calcext:value-type="float">
            <text:p>82.28</text:p>
          </table:table-cell>
          <table:table-cell office:value-type="float" office:value="505" calcext:value-type="float">
            <text:p>505</text:p>
          </table:table-cell>
          <table:table-cell office:value-type="float" office:value="25.6316666666667" calcext:value-type="float">
            <text:p>25.631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28]-[.E328])*[$Sheet2.$D$14]/12" office:value-type="float" office:value="7.69536390379078" calcext:value-type="float">
            <text:p>7.69536390379078</text:p>
          </table:table-cell>
          <table:table-cell table:formula="of:=[.H328]+[.I327]" office:value-type="float" office:value="664.476526532656" calcext:value-type="float">
            <text:p>664.476526532656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2:30:00</text:p>
          </table:table-cell>
          <table:table-cell office:value-type="float" office:value="1910" calcext:value-type="float">
            <text:p>1910</text:p>
          </table:table-cell>
          <table:table-cell office:value-type="float" office:value="83.42" calcext:value-type="float">
            <text:p>83.42</text:p>
          </table:table-cell>
          <table:table-cell office:value-type="float" office:value="505.04" calcext:value-type="float">
            <text:p>505.04</text:p>
          </table:table-cell>
          <table:table-cell office:value-type="float" office:value="25.6" calcext:value-type="float">
            <text:p>25.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29]-[.E329])*[$Sheet2.$D$14]/12" office:value-type="float" office:value="7.85452836359733" calcext:value-type="float">
            <text:p>7.85452836359733</text:p>
          </table:table-cell>
          <table:table-cell table:formula="of:=[.H329]+[.I328]" office:value-type="float" office:value="672.331054896253" calcext:value-type="float">
            <text:p>672.331054896253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2:35:00</text:p>
          </table:table-cell>
          <table:table-cell office:value-type="float" office:value="1146" calcext:value-type="float">
            <text:p>1146</text:p>
          </table:table-cell>
          <table:table-cell office:value-type="float" office:value="84.78" calcext:value-type="float">
            <text:p>84.78</text:p>
          </table:table-cell>
          <table:table-cell office:value-type="float" office:value="505.14" calcext:value-type="float">
            <text:p>505.14</text:p>
          </table:table-cell>
          <table:table-cell office:value-type="float" office:value="25.6" calcext:value-type="float">
            <text:p>25.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30]-[.E330])*[$Sheet2.$D$14]/12" office:value-type="float" office:value="8.03927686886354" calcext:value-type="float">
            <text:p>8.03927686886354</text:p>
          </table:table-cell>
          <table:table-cell table:formula="of:=[.H330]+[.I329]" office:value-type="float" office:value="680.370331765117" calcext:value-type="float">
            <text:p>680.370331765117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2:40:00</text:p>
          </table:table-cell>
          <table:table-cell office:value-type="float" office:value="0" calcext:value-type="float">
            <text:p>0</text:p>
          </table:table-cell>
          <table:table-cell office:value-type="float" office:value="85.08" calcext:value-type="float">
            <text:p>85.08</text:p>
          </table:table-cell>
          <table:table-cell office:value-type="float" office:value="505.2" calcext:value-type="float">
            <text:p>505.2</text:p>
          </table:table-cell>
          <table:table-cell office:value-type="float" office:value="25.6" calcext:value-type="float">
            <text:p>25.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31]-[.E331])*[$Sheet2.$D$14]/12" office:value-type="float" office:value="8.08003021561344" calcext:value-type="float">
            <text:p>8.08003021561344</text:p>
          </table:table-cell>
          <table:table-cell table:formula="of:=[.H331]+[.I330]" office:value-type="float" office:value="688.45036198073" calcext:value-type="float">
            <text:p>688.45036198073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J331]-[.J300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22-06-25 02:45:00</text:p>
          </table:table-cell>
          <table:table-cell office:value-type="float" office:value="0" calcext:value-type="float">
            <text:p>0</text:p>
          </table:table-cell>
          <table:table-cell office:value-type="float" office:value="84.86" calcext:value-type="float">
            <text:p>84.86</text:p>
          </table:table-cell>
          <table:table-cell office:value-type="float" office:value="505.2" calcext:value-type="float">
            <text:p>505.2</text:p>
          </table:table-cell>
          <table:table-cell office:value-type="float" office:value="25.6" calcext:value-type="float">
            <text:p>25.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32]-[.E332])*[$Sheet2.$D$14]/12" office:value-type="float" office:value="8.05014442799685" calcext:value-type="float">
            <text:p>8.05014442799685</text:p>
          </table:table-cell>
          <table:table-cell table:formula="of:=[.H332]+[.I331]" office:value-type="float" office:value="696.500506408727" calcext:value-type="float">
            <text:p>696.500506408727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2:50:00</text:p>
          </table:table-cell>
          <table:table-cell office:value-type="float" office:value="0" calcext:value-type="float">
            <text:p>0</text:p>
          </table:table-cell>
          <table:table-cell office:value-type="float" office:value="84.72" calcext:value-type="float">
            <text:p>84.72</text:p>
          </table:table-cell>
          <table:table-cell office:value-type="float" office:value="505.2" calcext:value-type="float">
            <text:p>505.2</text:p>
          </table:table-cell>
          <table:table-cell office:value-type="float" office:value="25.6" calcext:value-type="float">
            <text:p>25.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33]-[.E333])*[$Sheet2.$D$14]/12" office:value-type="float" office:value="8.03112619951356" calcext:value-type="float">
            <text:p>8.03112619951356</text:p>
          </table:table-cell>
          <table:table-cell table:formula="of:=[.H333]+[.I332]" office:value-type="float" office:value="704.53163260824" calcext:value-type="float">
            <text:p>704.53163260824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2:55:00</text:p>
          </table:table-cell>
          <table:table-cell office:value-type="float" office:value="0" calcext:value-type="float">
            <text:p>0</text:p>
          </table:table-cell>
          <table:table-cell office:value-type="float" office:value="84.56" calcext:value-type="float">
            <text:p>84.56</text:p>
          </table:table-cell>
          <table:table-cell office:value-type="float" office:value="505.2" calcext:value-type="float">
            <text:p>505.2</text:p>
          </table:table-cell>
          <table:table-cell office:value-type="float" office:value="25.6683333333333" calcext:value-type="float">
            <text:p>25.668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34]-[.E334])*[$Sheet2.$D$14]/12" office:value-type="float" office:value="8.00010837448725" calcext:value-type="float">
            <text:p>8.00010837448725</text:p>
          </table:table-cell>
          <table:table-cell table:formula="of:=[.H334]+[.I333]" office:value-type="float" office:value="712.531740982728" calcext:value-type="float">
            <text:p>712.531740982728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3:00:00</text:p>
          </table:table-cell>
          <table:table-cell office:value-type="float" office:value="0" calcext:value-type="float">
            <text:p>0</text:p>
          </table:table-cell>
          <table:table-cell office:value-type="float" office:value="84.46" calcext:value-type="float">
            <text:p>84.46</text:p>
          </table:table-cell>
          <table:table-cell office:value-type="float" office:value="505.2" calcext:value-type="float">
            <text:p>505.2</text:p>
          </table:table-cell>
          <table:table-cell office:value-type="float" office:value="25.7" calcext:value-type="float">
            <text:p>25.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35]-[.E335])*[$Sheet2.$D$14]/12" office:value-type="float" office:value="7.98222218341368" calcext:value-type="float">
            <text:p>7.98222218341368</text:p>
          </table:table-cell>
          <table:table-cell table:formula="of:=[.H335]+[.I334]" office:value-type="float" office:value="720.513963166141" calcext:value-type="float">
            <text:p>720.513963166141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3:05:00</text:p>
          </table:table-cell>
          <table:table-cell office:value-type="float" office:value="0" calcext:value-type="float">
            <text:p>0</text:p>
          </table:table-cell>
          <table:table-cell office:value-type="float" office:value="84.32" calcext:value-type="float">
            <text:p>84.32</text:p>
          </table:table-cell>
          <table:table-cell office:value-type="float" office:value="505.2" calcext:value-type="float">
            <text:p>505.2</text:p>
          </table:table-cell>
          <table:table-cell office:value-type="float" office:value="25.7" calcext:value-type="float">
            <text:p>25.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36]-[.E336])*[$Sheet2.$D$14]/12" office:value-type="float" office:value="7.96320395493039" calcext:value-type="float">
            <text:p>7.96320395493039</text:p>
          </table:table-cell>
          <table:table-cell table:formula="of:=[.H336]+[.I335]" office:value-type="float" office:value="728.477167121072" calcext:value-type="float">
            <text:p>728.477167121072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3:10:00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505.2" calcext:value-type="float">
            <text:p>505.2</text:p>
          </table:table-cell>
          <table:table-cell office:value-type="float" office:value="25.5633333333333" calcext:value-type="float">
            <text:p>25.56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37]-[.E337])*[$Sheet2.$D$14]/12" office:value-type="float" office:value="7.96546802974983" calcext:value-type="float">
            <text:p>7.96546802974983</text:p>
          </table:table-cell>
          <table:table-cell table:formula="of:=[.H337]+[.I336]" office:value-type="float" office:value="736.442635150822" calcext:value-type="float">
            <text:p>736.442635150822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3:15:00</text:p>
          </table:table-cell>
          <table:table-cell office:value-type="float" office:value="0" calcext:value-type="float">
            <text:p>0</text:p>
          </table:table-cell>
          <table:table-cell office:value-type="float" office:value="84.16" calcext:value-type="float">
            <text:p>84.16</text:p>
          </table:table-cell>
          <table:table-cell office:value-type="float" office:value="505.2" calcext:value-type="float">
            <text:p>505.2</text:p>
          </table:table-cell>
          <table:table-cell office:value-type="float" office:value="25.5" calcext:value-type="float">
            <text:p>25.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38]-[.E338])*[$Sheet2.$D$14]/12" office:value-type="float" office:value="7.96863773449705" calcext:value-type="float">
            <text:p>7.96863773449705</text:p>
          </table:table-cell>
          <table:table-cell table:formula="of:=[.H338]+[.I337]" office:value-type="float" office:value="744.411272885319" calcext:value-type="float">
            <text:p>744.411272885319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3:20:00</text:p>
          </table:table-cell>
          <table:table-cell office:value-type="float" office:value="0" calcext:value-type="float">
            <text:p>0</text:p>
          </table:table-cell>
          <table:table-cell office:value-type="float" office:value="84.06" calcext:value-type="float">
            <text:p>84.06</text:p>
          </table:table-cell>
          <table:table-cell office:value-type="float" office:value="505.2" calcext:value-type="float">
            <text:p>505.2</text:p>
          </table:table-cell>
          <table:table-cell office:value-type="float" office:value="25.5" calcext:value-type="float">
            <text:p>25.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39]-[.E339])*[$Sheet2.$D$14]/12" office:value-type="float" office:value="7.95505328558042" calcext:value-type="float">
            <text:p>7.95505328558042</text:p>
          </table:table-cell>
          <table:table-cell table:formula="of:=[.H339]+[.I338]" office:value-type="float" office:value="752.366326170899" calcext:value-type="float">
            <text:p>752.366326170899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3:25:00</text:p>
          </table:table-cell>
          <table:table-cell office:value-type="float" office:value="0" calcext:value-type="float">
            <text:p>0</text:p>
          </table:table-cell>
          <table:table-cell office:value-type="float" office:value="83.96" calcext:value-type="float">
            <text:p>83.96</text:p>
          </table:table-cell>
          <table:table-cell office:value-type="float" office:value="505.2" calcext:value-type="float">
            <text:p>505.2</text:p>
          </table:table-cell>
          <table:table-cell office:value-type="float" office:value="25.5683333333333" calcext:value-type="float">
            <text:p>25.568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40]-[.E340])*[$Sheet2.$D$14]/12" office:value-type="float" office:value="7.93218612990408" calcext:value-type="float">
            <text:p>7.93218612990408</text:p>
          </table:table-cell>
          <table:table-cell table:formula="of:=[.H340]+[.I339]" office:value-type="float" office:value="760.298512300803" calcext:value-type="float">
            <text:p>760.298512300803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3:30:00</text:p>
          </table:table-cell>
          <table:table-cell office:value-type="float" office:value="0" calcext:value-type="float">
            <text:p>0</text:p>
          </table:table-cell>
          <table:table-cell office:value-type="float" office:value="83.9" calcext:value-type="float">
            <text:p>83.9</text:p>
          </table:table-cell>
          <table:table-cell office:value-type="float" office:value="505.2" calcext:value-type="float">
            <text:p>505.2</text:p>
          </table:table-cell>
          <table:table-cell office:value-type="float" office:value="25.6" calcext:value-type="float">
            <text:p>25.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41]-[.E341])*[$Sheet2.$D$14]/12" office:value-type="float" office:value="7.91973371839717" calcext:value-type="float">
            <text:p>7.91973371839717</text:p>
          </table:table-cell>
          <table:table-cell table:formula="of:=[.H341]+[.I340]" office:value-type="float" office:value="768.2182460192" calcext:value-type="float">
            <text:p>768.2182460192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3:35:00</text:p>
          </table:table-cell>
          <table:table-cell office:value-type="float" office:value="0" calcext:value-type="float">
            <text:p>0</text:p>
          </table:table-cell>
          <table:table-cell office:value-type="float" office:value="83.86" calcext:value-type="float">
            <text:p>83.86</text:p>
          </table:table-cell>
          <table:table-cell office:value-type="float" office:value="505.2" calcext:value-type="float">
            <text:p>505.2</text:p>
          </table:table-cell>
          <table:table-cell office:value-type="float" office:value="25.6" calcext:value-type="float">
            <text:p>25.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42]-[.E342])*[$Sheet2.$D$14]/12" office:value-type="float" office:value="7.91429993883051" calcext:value-type="float">
            <text:p>7.91429993883051</text:p>
          </table:table-cell>
          <table:table-cell table:formula="of:=[.H342]+[.I341]" office:value-type="float" office:value="776.132545958031" calcext:value-type="float">
            <text:p>776.13254595803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3:40:00</text:p>
          </table:table-cell>
          <table:table-cell office:value-type="float" office:value="0" calcext:value-type="float">
            <text:p>0</text:p>
          </table:table-cell>
          <table:table-cell office:value-type="float" office:value="83.76" calcext:value-type="float">
            <text:p>83.76</text:p>
          </table:table-cell>
          <table:table-cell office:value-type="float" office:value="505.2" calcext:value-type="float">
            <text:p>505.2</text:p>
          </table:table-cell>
          <table:table-cell office:value-type="float" office:value="25.6" calcext:value-type="float">
            <text:p>25.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43]-[.E343])*[$Sheet2.$D$14]/12" office:value-type="float" office:value="7.90071548991388" calcext:value-type="float">
            <text:p>7.90071548991388</text:p>
          </table:table-cell>
          <table:table-cell table:formula="of:=[.H343]+[.I342]" office:value-type="float" office:value="784.033261447945" calcext:value-type="float">
            <text:p>784.033261447945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3:45:00</text:p>
          </table:table-cell>
          <table:table-cell office:value-type="float" office:value="0" calcext:value-type="float">
            <text:p>0</text:p>
          </table:table-cell>
          <table:table-cell office:value-type="float" office:value="83.66" calcext:value-type="float">
            <text:p>83.66</text:p>
          </table:table-cell>
          <table:table-cell office:value-type="float" office:value="505.2" calcext:value-type="float">
            <text:p>505.2</text:p>
          </table:table-cell>
          <table:table-cell office:value-type="float" office:value="25.6" calcext:value-type="float">
            <text:p>25.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44]-[.E344])*[$Sheet2.$D$14]/12" office:value-type="float" office:value="7.88713104099725" calcext:value-type="float">
            <text:p>7.88713104099725</text:p>
          </table:table-cell>
          <table:table-cell table:formula="of:=[.H344]+[.I343]" office:value-type="float" office:value="791.920392488942" calcext:value-type="float">
            <text:p>791.920392488942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3:50:00</text:p>
          </table:table-cell>
          <table:table-cell office:value-type="float" office:value="0" calcext:value-type="float">
            <text:p>0</text:p>
          </table:table-cell>
          <table:table-cell office:value-type="float" office:value="83.56" calcext:value-type="float">
            <text:p>83.56</text:p>
          </table:table-cell>
          <table:table-cell office:value-type="float" office:value="505.2" calcext:value-type="float">
            <text:p>505.2</text:p>
          </table:table-cell>
          <table:table-cell office:value-type="float" office:value="25.6" calcext:value-type="float">
            <text:p>25.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45]-[.E345])*[$Sheet2.$D$14]/12" office:value-type="float" office:value="7.87354659208062" calcext:value-type="float">
            <text:p>7.87354659208062</text:p>
          </table:table-cell>
          <table:table-cell table:formula="of:=[.H345]+[.I344]" office:value-type="float" office:value="799.793939081023" calcext:value-type="float">
            <text:p>799.793939081023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3:55:00</text:p>
          </table:table-cell>
          <table:table-cell office:value-type="float" office:value="0" calcext:value-type="float">
            <text:p>0</text:p>
          </table:table-cell>
          <table:table-cell office:value-type="float" office:value="83.46" calcext:value-type="float">
            <text:p>83.46</text:p>
          </table:table-cell>
          <table:table-cell office:value-type="float" office:value="505.2" calcext:value-type="float">
            <text:p>505.2</text:p>
          </table:table-cell>
          <table:table-cell office:value-type="float" office:value="25.6" calcext:value-type="float">
            <text:p>25.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46]-[.E346])*[$Sheet2.$D$14]/12" office:value-type="float" office:value="7.85996214316398" calcext:value-type="float">
            <text:p>7.85996214316398</text:p>
          </table:table-cell>
          <table:table-cell table:formula="of:=[.H346]+[.I345]" office:value-type="float" office:value="807.653901224187" calcext:value-type="float">
            <text:p>807.653901224187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4:00:00</text:p>
          </table:table-cell>
          <table:table-cell office:value-type="float" office:value="0" calcext:value-type="float">
            <text:p>0</text:p>
          </table:table-cell>
          <table:table-cell office:value-type="float" office:value="83.36" calcext:value-type="float">
            <text:p>83.36</text:p>
          </table:table-cell>
          <table:table-cell office:value-type="float" office:value="505.2" calcext:value-type="float">
            <text:p>505.2</text:p>
          </table:table-cell>
          <table:table-cell office:value-type="float" office:value="25.6683333333333" calcext:value-type="float">
            <text:p>25.668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47]-[.E347])*[$Sheet2.$D$14]/12" office:value-type="float" office:value="7.83709498748765" calcext:value-type="float">
            <text:p>7.83709498748765</text:p>
          </table:table-cell>
          <table:table-cell table:formula="of:=[.H347]+[.I346]" office:value-type="float" office:value="815.490996211674" calcext:value-type="float">
            <text:p>815.490996211674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4:05:00</text:p>
          </table:table-cell>
          <table:table-cell office:value-type="float" office:value="0" calcext:value-type="float">
            <text:p>0</text:p>
          </table:table-cell>
          <table:table-cell office:value-type="float" office:value="83.26" calcext:value-type="float">
            <text:p>83.26</text:p>
          </table:table-cell>
          <table:table-cell office:value-type="float" office:value="505.2" calcext:value-type="float">
            <text:p>505.2</text:p>
          </table:table-cell>
          <table:table-cell office:value-type="float" office:value="25.7" calcext:value-type="float">
            <text:p>25.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48]-[.E348])*[$Sheet2.$D$14]/12" office:value-type="float" office:value="7.81920879641408" calcext:value-type="float">
            <text:p>7.81920879641408</text:p>
          </table:table-cell>
          <table:table-cell table:formula="of:=[.H348]+[.I347]" office:value-type="float" office:value="823.310205008088" calcext:value-type="float">
            <text:p>823.310205008088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4:10:00</text:p>
          </table:table-cell>
          <table:table-cell office:value-type="float" office:value="0" calcext:value-type="float">
            <text:p>0</text:p>
          </table:table-cell>
          <table:table-cell office:value-type="float" office:value="83.16" calcext:value-type="float">
            <text:p>83.16</text:p>
          </table:table-cell>
          <table:table-cell office:value-type="float" office:value="505.2" calcext:value-type="float">
            <text:p>505.2</text:p>
          </table:table-cell>
          <table:table-cell office:value-type="float" office:value="25.7" calcext:value-type="float">
            <text:p>25.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49]-[.E349])*[$Sheet2.$D$14]/12" office:value-type="float" office:value="7.80562434749745" calcext:value-type="float">
            <text:p>7.80562434749745</text:p>
          </table:table-cell>
          <table:table-cell table:formula="of:=[.H349]+[.I348]" office:value-type="float" office:value="831.115829355586" calcext:value-type="float">
            <text:p>831.115829355586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4:15:00</text:p>
          </table:table-cell>
          <table:table-cell office:value-type="float" office:value="0" calcext:value-type="float">
            <text:p>0</text:p>
          </table:table-cell>
          <table:table-cell office:value-type="float" office:value="83.06" calcext:value-type="float">
            <text:p>83.06</text:p>
          </table:table-cell>
          <table:table-cell office:value-type="float" office:value="505.2" calcext:value-type="float">
            <text:p>505.2</text:p>
          </table:table-cell>
          <table:table-cell office:value-type="float" office:value="25.7" calcext:value-type="float">
            <text:p>25.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50]-[.E350])*[$Sheet2.$D$14]/12" office:value-type="float" office:value="7.79203989858082" calcext:value-type="float">
            <text:p>7.79203989858082</text:p>
          </table:table-cell>
          <table:table-cell table:formula="of:=[.H350]+[.I349]" office:value-type="float" office:value="838.907869254166" calcext:value-type="float">
            <text:p>838.907869254166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4:20:00</text:p>
          </table:table-cell>
          <table:table-cell office:value-type="float" office:value="0" calcext:value-type="float">
            <text:p>0</text:p>
          </table:table-cell>
          <table:table-cell office:value-type="float" office:value="82.96" calcext:value-type="float">
            <text:p>82.96</text:p>
          </table:table-cell>
          <table:table-cell office:value-type="float" office:value="505.2" calcext:value-type="float">
            <text:p>505.2</text:p>
          </table:table-cell>
          <table:table-cell office:value-type="float" office:value="25.5633333333333" calcext:value-type="float">
            <text:p>25.56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51]-[.E351])*[$Sheet2.$D$14]/12" office:value-type="float" office:value="7.79702086318358" calcext:value-type="float">
            <text:p>7.79702086318358</text:p>
          </table:table-cell>
          <table:table-cell table:formula="of:=[.H351]+[.I350]" office:value-type="float" office:value="846.70489011735" calcext:value-type="float">
            <text:p>846.70489011735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4:25:00</text:p>
          </table:table-cell>
          <table:table-cell office:value-type="float" office:value="0" calcext:value-type="float">
            <text:p>0</text:p>
          </table:table-cell>
          <table:table-cell office:value-type="float" office:value="82.86" calcext:value-type="float">
            <text:p>82.86</text:p>
          </table:table-cell>
          <table:table-cell office:value-type="float" office:value="505.2" calcext:value-type="float">
            <text:p>505.2</text:p>
          </table:table-cell>
          <table:table-cell office:value-type="float" office:value="25.5683333333333" calcext:value-type="float">
            <text:p>25.568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52]-[.E352])*[$Sheet2.$D$14]/12" office:value-type="float" office:value="7.78275719182112" calcext:value-type="float">
            <text:p>7.78275719182112</text:p>
          </table:table-cell>
          <table:table-cell table:formula="of:=[.H352]+[.I351]" office:value-type="float" office:value="854.487647309171" calcext:value-type="float">
            <text:p>854.487647309171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4:30:00</text:p>
          </table:table-cell>
          <table:table-cell office:value-type="float" office:value="0" calcext:value-type="float">
            <text:p>0</text:p>
          </table:table-cell>
          <table:table-cell office:value-type="float" office:value="82.8" calcext:value-type="float">
            <text:p>82.8</text:p>
          </table:table-cell>
          <table:table-cell office:value-type="float" office:value="505.2" calcext:value-type="float">
            <text:p>505.2</text:p>
          </table:table-cell>
          <table:table-cell office:value-type="float" office:value="25.6" calcext:value-type="float">
            <text:p>25.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53]-[.E353])*[$Sheet2.$D$14]/12" office:value-type="float" office:value="7.7703047803142" calcext:value-type="float">
            <text:p>7.7703047803142</text:p>
          </table:table-cell>
          <table:table-cell table:formula="of:=[.H353]+[.I352]" office:value-type="float" office:value="862.257952089485" calcext:value-type="float">
            <text:p>862.257952089485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4:35:00</text:p>
          </table:table-cell>
          <table:table-cell office:value-type="float" office:value="0" calcext:value-type="float">
            <text:p>0</text:p>
          </table:table-cell>
          <table:table-cell office:value-type="float" office:value="82.76" calcext:value-type="float">
            <text:p>82.76</text:p>
          </table:table-cell>
          <table:table-cell office:value-type="float" office:value="505.2" calcext:value-type="float">
            <text:p>505.2</text:p>
          </table:table-cell>
          <table:table-cell office:value-type="float" office:value="25.6" calcext:value-type="float">
            <text:p>25.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54]-[.E354])*[$Sheet2.$D$14]/12" office:value-type="float" office:value="7.76487100074755" calcext:value-type="float">
            <text:p>7.76487100074755</text:p>
          </table:table-cell>
          <table:table-cell table:formula="of:=[.H354]+[.I353]" office:value-type="float" office:value="870.022823090233" calcext:value-type="float">
            <text:p>870.022823090233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4:40:00</text:p>
          </table:table-cell>
          <table:table-cell office:value-type="float" office:value="0" calcext:value-type="float">
            <text:p>0</text:p>
          </table:table-cell>
          <table:table-cell office:value-type="float" office:value="82.66" calcext:value-type="float">
            <text:p>82.66</text:p>
          </table:table-cell>
          <table:table-cell office:value-type="float" office:value="505.2" calcext:value-type="float">
            <text:p>505.2</text:p>
          </table:table-cell>
          <table:table-cell office:value-type="float" office:value="25.6" calcext:value-type="float">
            <text:p>25.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55]-[.E355])*[$Sheet2.$D$14]/12" office:value-type="float" office:value="7.75128655183091" calcext:value-type="float">
            <text:p>7.75128655183091</text:p>
          </table:table-cell>
          <table:table-cell table:formula="of:=[.H355]+[.I354]" office:value-type="float" office:value="877.774109642064" calcext:value-type="float">
            <text:p>877.774109642064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4:45:00</text:p>
          </table:table-cell>
          <table:table-cell office:value-type="float" office:value="0" calcext:value-type="float">
            <text:p>0</text:p>
          </table:table-cell>
          <table:table-cell office:value-type="float" office:value="82.6" calcext:value-type="float">
            <text:p>82.6</text:p>
          </table:table-cell>
          <table:table-cell office:value-type="float" office:value="505.2" calcext:value-type="float">
            <text:p>505.2</text:p>
          </table:table-cell>
          <table:table-cell office:value-type="float" office:value="25.6" calcext:value-type="float">
            <text:p>25.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56]-[.E356])*[$Sheet2.$D$14]/12" office:value-type="float" office:value="7.74313588248093" calcext:value-type="float">
            <text:p>7.74313588248093</text:p>
          </table:table-cell>
          <table:table-cell table:formula="of:=[.H356]+[.I355]" office:value-type="float" office:value="885.517245524545" calcext:value-type="float">
            <text:p>885.517245524545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4:50:00</text:p>
          </table:table-cell>
          <table:table-cell office:value-type="float" office:value="0" calcext:value-type="float">
            <text:p>0</text:p>
          </table:table-cell>
          <table:table-cell office:value-type="float" office:value="82.56" calcext:value-type="float">
            <text:p>82.56</text:p>
          </table:table-cell>
          <table:table-cell office:value-type="float" office:value="505.2" calcext:value-type="float">
            <text:p>505.2</text:p>
          </table:table-cell>
          <table:table-cell office:value-type="float" office:value="25.6" calcext:value-type="float">
            <text:p>25.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57]-[.E357])*[$Sheet2.$D$14]/12" office:value-type="float" office:value="7.73770210291428" calcext:value-type="float">
            <text:p>7.73770210291428</text:p>
          </table:table-cell>
          <table:table-cell table:formula="of:=[.H357]+[.I356]" office:value-type="float" office:value="893.254947627459" calcext:value-type="float">
            <text:p>893.254947627459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4:55:00</text:p>
          </table:table-cell>
          <table:table-cell office:value-type="float" office:value="0" calcext:value-type="float">
            <text:p>0</text:p>
          </table:table-cell>
          <table:table-cell office:value-type="float" office:value="82.42" calcext:value-type="float">
            <text:p>82.42</text:p>
          </table:table-cell>
          <table:table-cell office:value-type="float" office:value="505.2" calcext:value-type="float">
            <text:p>505.2</text:p>
          </table:table-cell>
          <table:table-cell office:value-type="float" office:value="25.6683333333333" calcext:value-type="float">
            <text:p>25.668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58]-[.E358])*[$Sheet2.$D$14]/12" office:value-type="float" office:value="7.7094011676713" calcext:value-type="float">
            <text:p>7.7094011676713</text:p>
          </table:table-cell>
          <table:table-cell table:formula="of:=[.H358]+[.I357]" office:value-type="float" office:value="900.96434879513" calcext:value-type="float">
            <text:p>900.96434879513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5:00:00</text:p>
          </table:table-cell>
          <table:table-cell office:value-type="float" office:value="0" calcext:value-type="float">
            <text:p>0</text:p>
          </table:table-cell>
          <table:table-cell office:value-type="float" office:value="82.26" calcext:value-type="float">
            <text:p>82.26</text:p>
          </table:table-cell>
          <table:table-cell office:value-type="float" office:value="505.2" calcext:value-type="float">
            <text:p>505.2</text:p>
          </table:table-cell>
          <table:table-cell office:value-type="float" office:value="25.7" calcext:value-type="float">
            <text:p>25.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59]-[.E359])*[$Sheet2.$D$14]/12" office:value-type="float" office:value="7.68336430724775" calcext:value-type="float">
            <text:p>7.68336430724775</text:p>
          </table:table-cell>
          <table:table-cell table:formula="of:=[.H359]+[.I358]" office:value-type="float" office:value="908.647713102378" calcext:value-type="float">
            <text:p>908.647713102378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5:05:00</text:p>
          </table:table-cell>
          <table:table-cell office:value-type="float" office:value="0" calcext:value-type="float">
            <text:p>0</text:p>
          </table:table-cell>
          <table:table-cell office:value-type="float" office:value="82.2" calcext:value-type="float">
            <text:p>82.2</text:p>
          </table:table-cell>
          <table:table-cell office:value-type="float" office:value="505.2" calcext:value-type="float">
            <text:p>505.2</text:p>
          </table:table-cell>
          <table:table-cell office:value-type="float" office:value="25.7" calcext:value-type="float">
            <text:p>25.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60]-[.E360])*[$Sheet2.$D$14]/12" office:value-type="float" office:value="7.67521363789777" calcext:value-type="float">
            <text:p>7.67521363789777</text:p>
          </table:table-cell>
          <table:table-cell table:formula="of:=[.H360]+[.I359]" office:value-type="float" office:value="916.322926740276" calcext:value-type="float">
            <text:p>916.322926740276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5:10:00</text:p>
          </table:table-cell>
          <table:table-cell office:value-type="float" office:value="0" calcext:value-type="float">
            <text:p>0</text:p>
          </table:table-cell>
          <table:table-cell office:value-type="float" office:value="82.16" calcext:value-type="float">
            <text:p>82.16</text:p>
          </table:table-cell>
          <table:table-cell office:value-type="float" office:value="505.2" calcext:value-type="float">
            <text:p>505.2</text:p>
          </table:table-cell>
          <table:table-cell office:value-type="float" office:value="25.7" calcext:value-type="float">
            <text:p>25.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61]-[.E361])*[$Sheet2.$D$14]/12" office:value-type="float" office:value="7.66977985833111" calcext:value-type="float">
            <text:p>7.66977985833111</text:p>
          </table:table-cell>
          <table:table-cell table:formula="of:=[.H361]+[.I360]" office:value-type="float" office:value="923.992706598607" calcext:value-type="float">
            <text:p>923.992706598607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5:15:00</text:p>
          </table:table-cell>
          <table:table-cell office:value-type="float" office:value="0" calcext:value-type="float">
            <text:p>0</text:p>
          </table:table-cell>
          <table:table-cell office:value-type="float" office:value="82.06" calcext:value-type="float">
            <text:p>82.06</text:p>
          </table:table-cell>
          <table:table-cell office:value-type="float" office:value="505.2" calcext:value-type="float">
            <text:p>505.2</text:p>
          </table:table-cell>
          <table:table-cell office:value-type="float" office:value="25.7" calcext:value-type="float">
            <text:p>25.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62]-[.E362])*[$Sheet2.$D$14]/12" office:value-type="float" office:value="7.65619540941448" calcext:value-type="float">
            <text:p>7.65619540941448</text:p>
          </table:table-cell>
          <table:table-cell table:formula="of:=[.H362]+[.I361]" office:value-type="float" office:value="931.648902008021" calcext:value-type="float">
            <text:p>931.648902008021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5:20:00</text:p>
          </table:table-cell>
          <table:table-cell office:value-type="float" office:value="764" calcext:value-type="float">
            <text:p>764</text:p>
          </table:table-cell>
          <table:table-cell office:value-type="float" office:value="82.56" calcext:value-type="float">
            <text:p>82.56</text:p>
          </table:table-cell>
          <table:table-cell office:value-type="float" office:value="505.24" calcext:value-type="float">
            <text:p>505.24</text:p>
          </table:table-cell>
          <table:table-cell office:value-type="float" office:value="25.7" calcext:value-type="float">
            <text:p>25.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63]-[.E363])*[$Sheet2.$D$14]/12" office:value-type="float" office:value="7.72411765399765" calcext:value-type="float">
            <text:p>7.72411765399765</text:p>
          </table:table-cell>
          <table:table-cell table:formula="of:=[.H363]+[.I362]" office:value-type="float" office:value="939.373019662019" calcext:value-type="float">
            <text:p>939.373019662019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5:25:00</text:p>
          </table:table-cell>
          <table:table-cell office:value-type="float" office:value="1910" calcext:value-type="float">
            <text:p>1910</text:p>
          </table:table-cell>
          <table:table-cell office:value-type="float" office:value="83.96" calcext:value-type="float">
            <text:p>83.96</text:p>
          </table:table-cell>
          <table:table-cell office:value-type="float" office:value="505.38" calcext:value-type="float">
            <text:p>505.38</text:p>
          </table:table-cell>
          <table:table-cell office:value-type="float" office:value="25.8366666666667" calcext:value-type="float">
            <text:p>25.83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64]-[.E364])*[$Sheet2.$D$14]/12" office:value-type="float" office:value="7.89573452531112" calcext:value-type="float">
            <text:p>7.89573452531112</text:p>
          </table:table-cell>
          <table:table-cell table:formula="of:=[.H364]+[.I363]" office:value-type="float" office:value="947.26875418733" calcext:value-type="float">
            <text:p>947.26875418733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5:30:00</text:p>
          </table:table-cell>
          <table:table-cell office:value-type="float" office:value="1146" calcext:value-type="float">
            <text:p>1146</text:p>
          </table:table-cell>
          <table:table-cell office:value-type="float" office:value="84.88" calcext:value-type="float">
            <text:p>84.88</text:p>
          </table:table-cell>
          <table:table-cell office:value-type="float" office:value="505.5" calcext:value-type="float">
            <text:p>505.5</text:p>
          </table:table-cell>
          <table:table-cell office:value-type="float" office:value="26.0366666666667" calcext:value-type="float">
            <text:p>26.03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65]-[.E365])*[$Sheet2.$D$14]/12" office:value-type="float" office:value="7.99354255751087" calcext:value-type="float">
            <text:p>7.99354255751087</text:p>
          </table:table-cell>
          <table:table-cell table:formula="of:=[.H365]+[.I364]" office:value-type="float" office:value="955.262296744841" calcext:value-type="float">
            <text:p>955.262296744841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5:35:00</text:p>
          </table:table-cell>
          <table:table-cell office:value-type="float" office:value="0" calcext:value-type="float">
            <text:p>0</text:p>
          </table:table-cell>
          <table:table-cell office:value-type="float" office:value="84.92" calcext:value-type="float">
            <text:p>84.92</text:p>
          </table:table-cell>
          <table:table-cell office:value-type="float" office:value="505.5" calcext:value-type="float">
            <text:p>505.5</text:p>
          </table:table-cell>
          <table:table-cell office:value-type="float" office:value="26.0316666666667" calcext:value-type="float">
            <text:p>26.031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66]-[.E366])*[$Sheet2.$D$14]/12" office:value-type="float" office:value="7.99965555952336" calcext:value-type="float">
            <text:p>7.99965555952336</text:p>
          </table:table-cell>
          <table:table-cell table:formula="of:=[.H366]+[.I365]" office:value-type="float" office:value="963.261952304364" calcext:value-type="float">
            <text:p>963.261952304364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[.J366]-[.J331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22-06-25 05:40:00</text:p>
          </table:table-cell>
          <table:table-cell office:value-type="float" office:value="0" calcext:value-type="float">
            <text:p>0</text:p>
          </table:table-cell>
          <table:table-cell office:value-type="float" office:value="84.76" calcext:value-type="float">
            <text:p>84.76</text:p>
          </table:table-cell>
          <table:table-cell office:value-type="float" office:value="505.5" calcext:value-type="float">
            <text:p>505.5</text:p>
          </table:table-cell>
          <table:table-cell office:value-type="float" office:value="26.0683333333333" calcext:value-type="float">
            <text:p>26.068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67]-[.E367])*[$Sheet2.$D$14]/12" office:value-type="float" office:value="7.97293947665398" calcext:value-type="float">
            <text:p>7.97293947665398</text:p>
          </table:table-cell>
          <table:table-cell table:formula="of:=[.H367]+[.I366]" office:value-type="float" office:value="971.234891781018" calcext:value-type="float">
            <text:p>971.234891781018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5:45:00</text:p>
          </table:table-cell>
          <table:table-cell office:value-type="float" office:value="0" calcext:value-type="float">
            <text:p>0</text:p>
          </table:table-cell>
          <table:table-cell office:value-type="float" office:value="84.66" calcext:value-type="float">
            <text:p>84.66</text:p>
          </table:table-cell>
          <table:table-cell office:value-type="float" office:value="505.5" calcext:value-type="float">
            <text:p>505.5</text:p>
          </table:table-cell>
          <table:table-cell office:value-type="float" office:value="26.1" calcext:value-type="float">
            <text:p>26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68]-[.E368])*[$Sheet2.$D$14]/12" office:value-type="float" office:value="7.95505328558041" calcext:value-type="float">
            <text:p>7.95505328558041</text:p>
          </table:table-cell>
          <table:table-cell table:formula="of:=[.H368]+[.I367]" office:value-type="float" office:value="979.189945066599" calcext:value-type="float">
            <text:p>979.189945066599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5:50:00</text:p>
          </table:table-cell>
          <table:table-cell office:value-type="float" office:value="0" calcext:value-type="float">
            <text:p>0</text:p>
          </table:table-cell>
          <table:table-cell office:value-type="float" office:value="84.56" calcext:value-type="float">
            <text:p>84.56</text:p>
          </table:table-cell>
          <table:table-cell office:value-type="float" office:value="505.5" calcext:value-type="float">
            <text:p>505.5</text:p>
          </table:table-cell>
          <table:table-cell office:value-type="float" office:value="26.1683333333333" calcext:value-type="float">
            <text:p>26.168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69]-[.E369])*[$Sheet2.$D$14]/12" office:value-type="float" office:value="7.93218612990408" calcext:value-type="float">
            <text:p>7.93218612990408</text:p>
          </table:table-cell>
          <table:table-cell table:formula="of:=[.H369]+[.I368]" office:value-type="float" office:value="987.122131196503" calcext:value-type="float">
            <text:p>987.122131196503</text:p>
          </table:table-cell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5:55:00</text:p>
          </table:table-cell>
          <table:table-cell office:value-type="float" office:value="0" calcext:value-type="float">
            <text:p>0</text:p>
          </table:table-cell>
          <table:table-cell office:value-type="float" office:value="84.46" calcext:value-type="float">
            <text:p>84.46</text:p>
          </table:table-cell>
          <table:table-cell office:value-type="float" office:value="505.5" calcext:value-type="float">
            <text:p>505.5</text:p>
          </table:table-cell>
          <table:table-cell office:value-type="float" office:value="26.2" calcext:value-type="float">
            <text:p>26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70]-[.E370])*[$Sheet2.$D$14]/12" office:value-type="float" office:value="7.91429993883051" calcext:value-type="float">
            <text:p>7.91429993883051</text:p>
          </table:table-cell>
          <table:table-cell table:formula="of:=[.H370]+[.I369]" office:value-type="float" office:value="995.036431135333" calcext:value-type="float">
            <text:p>995.036431135333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6:00:00</text:p>
          </table:table-cell>
          <table:table-cell office:value-type="float" office:value="0" calcext:value-type="float">
            <text:p>0</text:p>
          </table:table-cell>
          <table:table-cell office:value-type="float" office:value="84.32" calcext:value-type="float">
            <text:p>84.32</text:p>
          </table:table-cell>
          <table:table-cell office:value-type="float" office:value="505.5" calcext:value-type="float">
            <text:p>505.5</text:p>
          </table:table-cell>
          <table:table-cell office:value-type="float" office:value="26.3366666666667" calcext:value-type="float">
            <text:p>26.33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71]-[.E371])*[$Sheet2.$D$14]/12" office:value-type="float" office:value="7.87671629682783" calcext:value-type="float">
            <text:p>7.87671629682783</text:p>
          </table:table-cell>
          <table:table-cell table:formula="of:=[.H371]+[.I370]" office:value-type="float" office:value="1002.91314743216" calcext:value-type="float">
            <text:p>1002.91314743216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6:05:00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505.5" calcext:value-type="float">
            <text:p>505.5</text:p>
          </table:table-cell>
          <table:table-cell office:value-type="float" office:value="26.4" calcext:value-type="float">
            <text:p>26.4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72]-[.E372])*[$Sheet2.$D$14]/12" office:value-type="float" office:value="7.851811473814" calcext:value-type="float">
            <text:p>7.851811473814</text:p>
          </table:table-cell>
          <table:table-cell table:formula="of:=[.H372]+[.I371]" office:value-type="float" office:value="1010.76495890598" calcext:value-type="float">
            <text:p>1010.76495890598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6:10:00</text:p>
          </table:table-cell>
          <table:table-cell office:value-type="float" office:value="0" calcext:value-type="float">
            <text:p>0</text:p>
          </table:table-cell>
          <table:table-cell office:value-type="float" office:value="84.16" calcext:value-type="float">
            <text:p>84.16</text:p>
          </table:table-cell>
          <table:table-cell office:value-type="float" office:value="505.5" calcext:value-type="float">
            <text:p>505.5</text:p>
          </table:table-cell>
          <table:table-cell office:value-type="float" office:value="26.4" calcext:value-type="float">
            <text:p>26.4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73]-[.E373])*[$Sheet2.$D$14]/12" office:value-type="float" office:value="7.84637769424735" calcext:value-type="float">
            <text:p>7.84637769424735</text:p>
          </table:table-cell>
          <table:table-cell table:formula="of:=[.H373]+[.I372]" office:value-type="float" office:value="1018.61133660022" calcext:value-type="float">
            <text:p>1018.61133660022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6:15:00</text:p>
          </table:table-cell>
          <table:table-cell office:value-type="float" office:value="0" calcext:value-type="float">
            <text:p>0</text:p>
          </table:table-cell>
          <table:table-cell office:value-type="float" office:value="84.06" calcext:value-type="float">
            <text:p>84.06</text:p>
          </table:table-cell>
          <table:table-cell office:value-type="float" office:value="505.5" calcext:value-type="float">
            <text:p>505.5</text:p>
          </table:table-cell>
          <table:table-cell office:value-type="float" office:value="26.5366666666667" calcext:value-type="float">
            <text:p>26.53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74]-[.E374])*[$Sheet2.$D$14]/12" office:value-type="float" office:value="7.81422783181132" calcext:value-type="float">
            <text:p>7.81422783181132</text:p>
          </table:table-cell>
          <table:table-cell table:formula="of:=[.H374]+[.I373]" office:value-type="float" office:value="1026.42556443203" calcext:value-type="float">
            <text:p>1026.42556443203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6:20:00</text:p>
          </table:table-cell>
          <table:table-cell office:value-type="float" office:value="0" calcext:value-type="float">
            <text:p>0</text:p>
          </table:table-cell>
          <table:table-cell office:value-type="float" office:value="83.96" calcext:value-type="float">
            <text:p>83.96</text:p>
          </table:table-cell>
          <table:table-cell office:value-type="float" office:value="505.5" calcext:value-type="float">
            <text:p>505.5</text:p>
          </table:table-cell>
          <table:table-cell office:value-type="float" office:value="26.6683333333333" calcext:value-type="float">
            <text:p>26.668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75]-[.E375])*[$Sheet2.$D$14]/12" office:value-type="float" office:value="7.78275719182112" calcext:value-type="float">
            <text:p>7.78275719182112</text:p>
          </table:table-cell>
          <table:table-cell table:formula="of:=[.H375]+[.I374]" office:value-type="float" office:value="1034.20832162386" calcext:value-type="float">
            <text:p>1034.20832162386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6:25:00</text:p>
          </table:table-cell>
          <table:table-cell office:value-type="float" office:value="0" calcext:value-type="float">
            <text:p>0</text:p>
          </table:table-cell>
          <table:table-cell office:value-type="float" office:value="83.9" calcext:value-type="float">
            <text:p>83.9</text:p>
          </table:table-cell>
          <table:table-cell office:value-type="float" office:value="505.5" calcext:value-type="float">
            <text:p>505.5</text:p>
          </table:table-cell>
          <table:table-cell office:value-type="float" office:value="26.7683333333333" calcext:value-type="float">
            <text:p>26.768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76]-[.E376])*[$Sheet2.$D$14]/12" office:value-type="float" office:value="7.7610220735545" calcext:value-type="float">
            <text:p>7.7610220735545</text:p>
          </table:table-cell>
          <table:table-cell table:formula="of:=[.H376]+[.I375]" office:value-type="float" office:value="1041.96934369741" calcext:value-type="float">
            <text:p>1041.96934369741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6:30:00</text:p>
          </table:table-cell>
          <table:table-cell office:value-type="float" office:value="0" calcext:value-type="float">
            <text:p>0</text:p>
          </table:table-cell>
          <table:table-cell office:value-type="float" office:value="83.86" calcext:value-type="float">
            <text:p>83.86</text:p>
          </table:table-cell>
          <table:table-cell office:value-type="float" office:value="505.5" calcext:value-type="float">
            <text:p>505.5</text:p>
          </table:table-cell>
          <table:table-cell office:value-type="float" office:value="26.8" calcext:value-type="float">
            <text:p>26.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77]-[.E377])*[$Sheet2.$D$14]/12" office:value-type="float" office:value="7.75128655183092" calcext:value-type="float">
            <text:p>7.75128655183092</text:p>
          </table:table-cell>
          <table:table-cell table:formula="of:=[.H377]+[.I376]" office:value-type="float" office:value="1049.72063024924" calcext:value-type="float">
            <text:p>1049.72063024924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6:35:00</text:p>
          </table:table-cell>
          <table:table-cell office:value-type="float" office:value="0" calcext:value-type="float">
            <text:p>0</text:p>
          </table:table-cell>
          <table:table-cell office:value-type="float" office:value="83.76" calcext:value-type="float">
            <text:p>83.76</text:p>
          </table:table-cell>
          <table:table-cell office:value-type="float" office:value="505.5" calcext:value-type="float">
            <text:p>505.5</text:p>
          </table:table-cell>
          <table:table-cell office:value-type="float" office:value="26.7316666666667" calcext:value-type="float">
            <text:p>26.731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78]-[.E378])*[$Sheet2.$D$14]/12" office:value-type="float" office:value="7.74698480967398" calcext:value-type="float">
            <text:p>7.74698480967398</text:p>
          </table:table-cell>
          <table:table-cell table:formula="of:=[.H378]+[.I377]" office:value-type="float" office:value="1057.46761505891" calcext:value-type="float">
            <text:p>1057.46761505891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6:40:00</text:p>
          </table:table-cell>
          <table:table-cell office:value-type="float" office:value="0" calcext:value-type="float">
            <text:p>0</text:p>
          </table:table-cell>
          <table:table-cell office:value-type="float" office:value="83.66" calcext:value-type="float">
            <text:p>83.66</text:p>
          </table:table-cell>
          <table:table-cell office:value-type="float" office:value="505.5" calcext:value-type="float">
            <text:p>505.5</text:p>
          </table:table-cell>
          <table:table-cell office:value-type="float" office:value="26.7683333333333" calcext:value-type="float">
            <text:p>26.768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79]-[.E379])*[$Sheet2.$D$14]/12" office:value-type="float" office:value="7.72841939615458" calcext:value-type="float">
            <text:p>7.72841939615458</text:p>
          </table:table-cell>
          <table:table-cell table:formula="of:=[.H379]+[.I378]" office:value-type="float" office:value="1065.19603445507" calcext:value-type="float">
            <text:p>1065.19603445507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6:45:00</text:p>
          </table:table-cell>
          <table:table-cell office:value-type="float" office:value="0" calcext:value-type="float">
            <text:p>0</text:p>
          </table:table-cell>
          <table:table-cell office:value-type="float" office:value="83.56" calcext:value-type="float">
            <text:p>83.56</text:p>
          </table:table-cell>
          <table:table-cell office:value-type="float" office:value="505.5" calcext:value-type="float">
            <text:p>505.5</text:p>
          </table:table-cell>
          <table:table-cell office:value-type="float" office:value="26.7316666666667" calcext:value-type="float">
            <text:p>26.731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80]-[.E380])*[$Sheet2.$D$14]/12" office:value-type="float" office:value="7.71981591184072" calcext:value-type="float">
            <text:p>7.71981591184072</text:p>
          </table:table-cell>
          <table:table-cell table:formula="of:=[.H380]+[.I379]" office:value-type="float" office:value="1072.91585036691" calcext:value-type="float">
            <text:p>1072.91585036691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6:50:00</text:p>
          </table:table-cell>
          <table:table-cell office:value-type="float" office:value="0" calcext:value-type="float">
            <text:p>0</text:p>
          </table:table-cell>
          <table:table-cell office:value-type="float" office:value="83.46" calcext:value-type="float">
            <text:p>83.46</text:p>
          </table:table-cell>
          <table:table-cell office:value-type="float" office:value="505.5" calcext:value-type="float">
            <text:p>505.5</text:p>
          </table:table-cell>
          <table:table-cell office:value-type="float" office:value="26.8366666666667" calcext:value-type="float">
            <text:p>26.83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81]-[.E381])*[$Sheet2.$D$14]/12" office:value-type="float" office:value="7.69196779156162" calcext:value-type="float">
            <text:p>7.69196779156162</text:p>
          </table:table-cell>
          <table:table-cell table:formula="of:=[.H381]+[.I380]" office:value-type="float" office:value="1080.60781815847" calcext:value-type="float">
            <text:p>1080.60781815847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6:55:00</text:p>
          </table:table-cell>
          <table:table-cell office:value-type="float" office:value="0" calcext:value-type="float">
            <text:p>0</text:p>
          </table:table-cell>
          <table:table-cell office:value-type="float" office:value="83.4" calcext:value-type="float">
            <text:p>83.4</text:p>
          </table:table-cell>
          <table:table-cell office:value-type="float" office:value="505.5" calcext:value-type="float">
            <text:p>505.5</text:p>
          </table:table-cell>
          <table:table-cell office:value-type="float" office:value="26.9" calcext:value-type="float">
            <text:p>26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82]-[.E382])*[$Sheet2.$D$14]/12" office:value-type="float" office:value="7.67521363789777" calcext:value-type="float">
            <text:p>7.67521363789777</text:p>
          </table:table-cell>
          <table:table-cell table:formula="of:=[.H382]+[.I381]" office:value-type="float" office:value="1088.28303179637" calcext:value-type="float">
            <text:p>1088.28303179637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7:00:00</text:p>
          </table:table-cell>
          <table:table-cell office:value-type="float" office:value="0" calcext:value-type="float">
            <text:p>0</text:p>
          </table:table-cell>
          <table:table-cell office:value-type="float" office:value="83.32" calcext:value-type="float">
            <text:p>83.32</text:p>
          </table:table-cell>
          <table:table-cell office:value-type="float" office:value="505.5" calcext:value-type="float">
            <text:p>505.5</text:p>
          </table:table-cell>
          <table:table-cell office:value-type="float" office:value="26.9" calcext:value-type="float">
            <text:p>26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83]-[.E383])*[$Sheet2.$D$14]/12" office:value-type="float" office:value="7.66434607876446" calcext:value-type="float">
            <text:p>7.66434607876446</text:p>
          </table:table-cell>
          <table:table-cell table:formula="of:=[.H383]+[.I382]" office:value-type="float" office:value="1095.94737787513" calcext:value-type="float">
            <text:p>1095.94737787513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7:05:00</text:p>
          </table:table-cell>
          <table:table-cell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  <table:table-cell office:value-type="float" office:value="505.5" calcext:value-type="float">
            <text:p>505.5</text:p>
          </table:table-cell>
          <table:table-cell office:value-type="float" office:value="26.9" calcext:value-type="float">
            <text:p>26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84]-[.E384])*[$Sheet2.$D$14]/12" office:value-type="float" office:value="7.6480447400645" calcext:value-type="float">
            <text:p>7.6480447400645</text:p>
          </table:table-cell>
          <table:table-cell table:formula="of:=[.H384]+[.I383]" office:value-type="float" office:value="1103.5954226152" calcext:value-type="float">
            <text:p>1103.5954226152</text:p>
          </table:table-cell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7:10:00</text:p>
          </table:table-cell>
          <table:table-cell office:value-type="float" office:value="0" calcext:value-type="float">
            <text:p>0</text:p>
          </table:table-cell>
          <table:table-cell office:value-type="float" office:value="83.16" calcext:value-type="float">
            <text:p>83.16</text:p>
          </table:table-cell>
          <table:table-cell office:value-type="float" office:value="505.5" calcext:value-type="float">
            <text:p>505.5</text:p>
          </table:table-cell>
          <table:table-cell office:value-type="float" office:value="26.7633333333333" calcext:value-type="float">
            <text:p>26.76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85]-[.E385])*[$Sheet2.$D$14]/12" office:value-type="float" office:value="7.66117637401725" calcext:value-type="float">
            <text:p>7.66117637401725</text:p>
          </table:table-cell>
          <table:table-cell table:formula="of:=[.H385]+[.I384]" office:value-type="float" office:value="1111.25659898922" calcext:value-type="float">
            <text:p>1111.25659898922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7:15:00</text:p>
          </table:table-cell>
          <table:table-cell office:value-type="float" office:value="0" calcext:value-type="float">
            <text:p>0</text:p>
          </table:table-cell>
          <table:table-cell office:value-type="float" office:value="83.06" calcext:value-type="float">
            <text:p>83.06</text:p>
          </table:table-cell>
          <table:table-cell office:value-type="float" office:value="505.5" calcext:value-type="float">
            <text:p>505.5</text:p>
          </table:table-cell>
          <table:table-cell office:value-type="float" office:value="26.8366666666667" calcext:value-type="float">
            <text:p>26.83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86]-[.E386])*[$Sheet2.$D$14]/12" office:value-type="float" office:value="7.63762999589509" calcext:value-type="float">
            <text:p>7.63762999589509</text:p>
          </table:table-cell>
          <table:table-cell table:formula="of:=[.H386]+[.I385]" office:value-type="float" office:value="1118.89422898511" calcext:value-type="float">
            <text:p>1118.89422898511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7:20:00</text:p>
          </table:table-cell>
          <table:table-cell office:value-type="float" office:value="0" calcext:value-type="float">
            <text:p>0</text:p>
          </table:table-cell>
          <table:table-cell office:value-type="float" office:value="82.96" calcext:value-type="float">
            <text:p>82.96</text:p>
          </table:table-cell>
          <table:table-cell office:value-type="float" office:value="505.5" calcext:value-type="float">
            <text:p>505.5</text:p>
          </table:table-cell>
          <table:table-cell office:value-type="float" office:value="26.8316666666667" calcext:value-type="float">
            <text:p>26.831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87]-[.E387])*[$Sheet2.$D$14]/12" office:value-type="float" office:value="7.62472476942428" calcext:value-type="float">
            <text:p>7.62472476942428</text:p>
          </table:table-cell>
          <table:table-cell table:formula="of:=[.H387]+[.I386]" office:value-type="float" office:value="1126.51895375453" calcext:value-type="float">
            <text:p>1126.51895375453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7:25:00</text:p>
          </table:table-cell>
          <table:table-cell office:value-type="float" office:value="0" calcext:value-type="float">
            <text:p>0</text:p>
          </table:table-cell>
          <table:table-cell office:value-type="float" office:value="82.86" calcext:value-type="float">
            <text:p>82.86</text:p>
          </table:table-cell>
          <table:table-cell office:value-type="float" office:value="505.5" calcext:value-type="float">
            <text:p>505.5</text:p>
          </table:table-cell>
          <table:table-cell office:value-type="float" office:value="26.6633333333333" calcext:value-type="float">
            <text:p>26.66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88]-[.E388])*[$Sheet2.$D$14]/12" office:value-type="float" office:value="7.63400747618398" calcext:value-type="float">
            <text:p>7.63400747618398</text:p>
          </table:table-cell>
          <table:table-cell table:formula="of:=[.H388]+[.I387]" office:value-type="float" office:value="1134.15296123072" calcext:value-type="float">
            <text:p>1134.15296123072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7:30:00</text:p>
          </table:table-cell>
          <table:table-cell office:value-type="float" office:value="0" calcext:value-type="float">
            <text:p>0</text:p>
          </table:table-cell>
          <table:table-cell office:value-type="float" office:value="82.8" calcext:value-type="float">
            <text:p>82.8</text:p>
          </table:table-cell>
          <table:table-cell office:value-type="float" office:value="505.5" calcext:value-type="float">
            <text:p>505.5</text:p>
          </table:table-cell>
          <table:table-cell office:value-type="float" office:value="26.6683333333333" calcext:value-type="float">
            <text:p>26.668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89]-[.E389])*[$Sheet2.$D$14]/12" office:value-type="float" office:value="7.62517758438817" calcext:value-type="float">
            <text:p>7.62517758438817</text:p>
          </table:table-cell>
          <table:table-cell table:formula="of:=[.H389]+[.I388]" office:value-type="float" office:value="1141.77813881511" calcext:value-type="float">
            <text:p>1141.77813881511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7:35:00</text:p>
          </table:table-cell>
          <table:table-cell office:value-type="float" office:value="0" calcext:value-type="float">
            <text:p>0</text:p>
          </table:table-cell>
          <table:table-cell office:value-type="float" office:value="82.76" calcext:value-type="float">
            <text:p>82.76</text:p>
          </table:table-cell>
          <table:table-cell office:value-type="float" office:value="505.5" calcext:value-type="float">
            <text:p>505.5</text:p>
          </table:table-cell>
          <table:table-cell office:value-type="float" office:value="26.7683333333333" calcext:value-type="float">
            <text:p>26.768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90]-[.E390])*[$Sheet2.$D$14]/12" office:value-type="float" office:value="7.60615935590489" calcext:value-type="float">
            <text:p>7.60615935590489</text:p>
          </table:table-cell>
          <table:table-cell table:formula="of:=[.H390]+[.I389]" office:value-type="float" office:value="1149.38429817101" calcext:value-type="float">
            <text:p>1149.38429817101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7:40:00</text:p>
          </table:table-cell>
          <table:table-cell office:value-type="float" office:value="0" calcext:value-type="float">
            <text:p>0</text:p>
          </table:table-cell>
          <table:table-cell office:value-type="float" office:value="82.7" calcext:value-type="float">
            <text:p>82.7</text:p>
          </table:table-cell>
          <table:table-cell office:value-type="float" office:value="505.5" calcext:value-type="float">
            <text:p>505.5</text:p>
          </table:table-cell>
          <table:table-cell office:value-type="float" office:value="26.8683333333333" calcext:value-type="float">
            <text:p>26.868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91]-[.E391])*[$Sheet2.$D$14]/12" office:value-type="float" office:value="7.58442423763827" calcext:value-type="float">
            <text:p>7.58442423763827</text:p>
          </table:table-cell>
          <table:table-cell table:formula="of:=[.H391]+[.I390]" office:value-type="float" office:value="1156.96872240865" calcext:value-type="float">
            <text:p>1156.96872240865</text:p>
          </table:table-cell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7:45:00</text:p>
          </table:table-cell>
          <table:table-cell office:value-type="float" office:value="0" calcext:value-type="float">
            <text:p>0</text:p>
          </table:table-cell>
          <table:table-cell office:value-type="float" office:value="82.66" calcext:value-type="float">
            <text:p>82.66</text:p>
          </table:table-cell>
          <table:table-cell office:value-type="float" office:value="505.5" calcext:value-type="float">
            <text:p>505.5</text:p>
          </table:table-cell>
          <table:table-cell office:value-type="float" office:value="26.9683333333333" calcext:value-type="float">
            <text:p>26.968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92]-[.E392])*[$Sheet2.$D$14]/12" office:value-type="float" office:value="7.56540600915498" calcext:value-type="float">
            <text:p>7.56540600915498</text:p>
          </table:table-cell>
          <table:table-cell table:formula="of:=[.H392]+[.I391]" office:value-type="float" office:value="1164.53412841781" calcext:value-type="float">
            <text:p>1164.5341284178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7:50:00</text:p>
          </table:table-cell>
          <table:table-cell office:value-type="float" office:value="0" calcext:value-type="float">
            <text:p>0</text:p>
          </table:table-cell>
          <table:table-cell office:value-type="float" office:value="82.56" calcext:value-type="float">
            <text:p>82.56</text:p>
          </table:table-cell>
          <table:table-cell office:value-type="float" office:value="505.5" calcext:value-type="float">
            <text:p>505.5</text:p>
          </table:table-cell>
          <table:table-cell office:value-type="float" office:value="26.8633333333333" calcext:value-type="float">
            <text:p>26.86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93]-[.E393])*[$Sheet2.$D$14]/12" office:value-type="float" office:value="7.56608523160082" calcext:value-type="float">
            <text:p>7.56608523160082</text:p>
          </table:table-cell>
          <table:table-cell table:formula="of:=[.H393]+[.I392]" office:value-type="float" office:value="1172.10021364941" calcext:value-type="float">
            <text:p>1172.10021364941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7:55:00</text:p>
          </table:table-cell>
          <table:table-cell office:value-type="float" office:value="0" calcext:value-type="float">
            <text:p>0</text:p>
          </table:table-cell>
          <table:table-cell office:value-type="float" office:value="82.46" calcext:value-type="float">
            <text:p>82.46</text:p>
          </table:table-cell>
          <table:table-cell office:value-type="float" office:value="505.5" calcext:value-type="float">
            <text:p>505.5</text:p>
          </table:table-cell>
          <table:table-cell office:value-type="float" office:value="26.9366666666667" calcext:value-type="float">
            <text:p>26.93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94]-[.E394])*[$Sheet2.$D$14]/12" office:value-type="float" office:value="7.54253885347865" calcext:value-type="float">
            <text:p>7.54253885347865</text:p>
          </table:table-cell>
          <table:table-cell table:formula="of:=[.H394]+[.I393]" office:value-type="float" office:value="1179.64275250288" calcext:value-type="float">
            <text:p>1179.64275250288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8:00:00</text:p>
          </table:table-cell>
          <table:table-cell office:value-type="float" office:value="0" calcext:value-type="float">
            <text:p>0</text:p>
          </table:table-cell>
          <table:table-cell office:value-type="float" office:value="82.36" calcext:value-type="float">
            <text:p>82.36</text:p>
          </table:table-cell>
          <table:table-cell office:value-type="float" office:value="505.5" calcext:value-type="float">
            <text:p>505.5</text:p>
          </table:table-cell>
          <table:table-cell office:value-type="float" office:value="27" calcext:value-type="float">
            <text:p>2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95]-[.E395])*[$Sheet2.$D$14]/12" office:value-type="float" office:value="7.52035092024815" calcext:value-type="float">
            <text:p>7.52035092024815</text:p>
          </table:table-cell>
          <table:table-cell table:formula="of:=[.H395]+[.I394]" office:value-type="float" office:value="1187.16310342313" calcext:value-type="float">
            <text:p>1187.16310342313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8:05:00</text:p>
          </table:table-cell>
          <table:table-cell office:value-type="float" office:value="0" calcext:value-type="float">
            <text:p>0</text:p>
          </table:table-cell>
          <table:table-cell office:value-type="float" office:value="82.26" calcext:value-type="float">
            <text:p>82.26</text:p>
          </table:table-cell>
          <table:table-cell office:value-type="float" office:value="505.5" calcext:value-type="float">
            <text:p>505.5</text:p>
          </table:table-cell>
          <table:table-cell office:value-type="float" office:value="27" calcext:value-type="float">
            <text:p>2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96]-[.E396])*[$Sheet2.$D$14]/12" office:value-type="float" office:value="7.50676647133152" calcext:value-type="float">
            <text:p>7.50676647133152</text:p>
          </table:table-cell>
          <table:table-cell table:formula="of:=[.H396]+[.I395]" office:value-type="float" office:value="1194.66986989446" calcext:value-type="float">
            <text:p>1194.66986989446</text:p>
          </table:table-cell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8:10:00</text:p>
          </table:table-cell>
          <table:table-cell office:value-type="float" office:value="0" calcext:value-type="float">
            <text:p>0</text:p>
          </table:table-cell>
          <table:table-cell office:value-type="float" office:value="82.2" calcext:value-type="float">
            <text:p>82.2</text:p>
          </table:table-cell>
          <table:table-cell office:value-type="float" office:value="505.5" calcext:value-type="float">
            <text:p>505.5</text:p>
          </table:table-cell>
          <table:table-cell office:value-type="float" office:value="26.8633333333333" calcext:value-type="float">
            <text:p>26.86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97]-[.E397])*[$Sheet2.$D$14]/12" office:value-type="float" office:value="7.51718121550094" calcext:value-type="float">
            <text:p>7.51718121550094</text:p>
          </table:table-cell>
          <table:table-cell table:formula="of:=[.H397]+[.I396]" office:value-type="float" office:value="1202.18705110997" calcext:value-type="float">
            <text:p>1202.18705110997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8:15:00</text:p>
          </table:table-cell>
          <table:table-cell office:value-type="float" office:value="0" calcext:value-type="float">
            <text:p>0</text:p>
          </table:table-cell>
          <table:table-cell office:value-type="float" office:value="82.16" calcext:value-type="float">
            <text:p>82.16</text:p>
          </table:table-cell>
          <table:table-cell office:value-type="float" office:value="505.5" calcext:value-type="float">
            <text:p>505.5</text:p>
          </table:table-cell>
          <table:table-cell office:value-type="float" office:value="26.8" calcext:value-type="float">
            <text:p>26.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98]-[.E398])*[$Sheet2.$D$14]/12" office:value-type="float" office:value="7.52035092024815" calcext:value-type="float">
            <text:p>7.52035092024815</text:p>
          </table:table-cell>
          <table:table-cell table:formula="of:=[.H398]+[.I397]" office:value-type="float" office:value="1209.70740203021" calcext:value-type="float">
            <text:p>1209.70740203021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8:20:00</text:p>
          </table:table-cell>
          <table:table-cell office:value-type="float" office:value="0" calcext:value-type="float">
            <text:p>0</text:p>
          </table:table-cell>
          <table:table-cell office:value-type="float" office:value="82.06" calcext:value-type="float">
            <text:p>82.06</text:p>
          </table:table-cell>
          <table:table-cell office:value-type="float" office:value="505.5" calcext:value-type="float">
            <text:p>505.5</text:p>
          </table:table-cell>
          <table:table-cell office:value-type="float" office:value="26.8683333333333" calcext:value-type="float">
            <text:p>26.868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399]-[.E399])*[$Sheet2.$D$14]/12" office:value-type="float" office:value="7.49748376457182" calcext:value-type="float">
            <text:p>7.49748376457182</text:p>
          </table:table-cell>
          <table:table-cell table:formula="of:=[.H399]+[.I398]" office:value-type="float" office:value="1217.20488579479" calcext:value-type="float">
            <text:p>1217.20488579479</text:p>
          </table:table-cell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8:25:00</text:p>
          </table:table-cell>
          <table:table-cell office:value-type="float" office:value="764" calcext:value-type="float">
            <text:p>764</text:p>
          </table:table-cell>
          <table:table-cell office:value-type="float" office:value="82.28" calcext:value-type="float">
            <text:p>82.28</text:p>
          </table:table-cell>
          <table:table-cell office:value-type="float" office:value="505.54" calcext:value-type="float">
            <text:p>505.54</text:p>
          </table:table-cell>
          <table:table-cell office:value-type="float" office:value="26.9" calcext:value-type="float">
            <text:p>26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00]-[.E400])*[$Sheet2.$D$14]/12" office:value-type="float" office:value="7.52306781003148" calcext:value-type="float">
            <text:p>7.52306781003148</text:p>
          </table:table-cell>
          <table:table-cell table:formula="of:=[.H400]+[.I399]" office:value-type="float" office:value="1224.72795360482" calcext:value-type="float">
            <text:p>1224.72795360482</text:p>
          </table:table-cell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8:30:00</text:p>
          </table:table-cell>
          <table:table-cell office:value-type="float" office:value="1910" calcext:value-type="float">
            <text:p>1910</text:p>
          </table:table-cell>
          <table:table-cell office:value-type="float" office:value="83.42" calcext:value-type="float">
            <text:p>83.42</text:p>
          </table:table-cell>
          <table:table-cell office:value-type="float" office:value="505.64" calcext:value-type="float">
            <text:p>505.64</text:p>
          </table:table-cell>
          <table:table-cell office:value-type="float" office:value="26.9" calcext:value-type="float">
            <text:p>26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01]-[.E401])*[$Sheet2.$D$14]/12" office:value-type="float" office:value="7.6779305276811" calcext:value-type="float">
            <text:p>7.6779305276811</text:p>
          </table:table-cell>
          <table:table-cell table:formula="of:=[.H401]+[.I400]" office:value-type="float" office:value="1232.4058841325" calcext:value-type="float">
            <text:p>1232.4058841325</text:p>
          </table:table-cell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8:35:00</text:p>
          </table:table-cell>
          <table:table-cell office:value-type="float" office:value="1146" calcext:value-type="float">
            <text:p>1146</text:p>
          </table:table-cell>
          <table:table-cell office:value-type="float" office:value="84.66" calcext:value-type="float">
            <text:p>84.66</text:p>
          </table:table-cell>
          <table:table-cell office:value-type="float" office:value="505.74" calcext:value-type="float">
            <text:p>505.74</text:p>
          </table:table-cell>
          <table:table-cell office:value-type="float" office:value="26.9" calcext:value-type="float">
            <text:p>26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02]-[.E402])*[$Sheet2.$D$14]/12" office:value-type="float" office:value="7.84637769424735" calcext:value-type="float">
            <text:p>7.84637769424735</text:p>
          </table:table-cell>
          <table:table-cell table:formula="of:=[.H402]+[.I401]" office:value-type="float" office:value="1240.25226182675" calcext:value-type="float">
            <text:p>1240.25226182675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8:40:00</text:p>
          </table:table-cell>
          <table:table-cell office:value-type="float" office:value="0" calcext:value-type="float">
            <text:p>0</text:p>
          </table:table-cell>
          <table:table-cell office:value-type="float" office:value="84.86" calcext:value-type="float">
            <text:p>84.86</text:p>
          </table:table-cell>
          <table:table-cell office:value-type="float" office:value="505.8" calcext:value-type="float">
            <text:p>505.8</text:p>
          </table:table-cell>
          <table:table-cell office:value-type="float" office:value="26.9" calcext:value-type="float">
            <text:p>26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03]-[.E403])*[$Sheet2.$D$14]/12" office:value-type="float" office:value="7.87354659208062" calcext:value-type="float">
            <text:p>7.87354659208062</text:p>
          </table:table-cell>
          <table:table-cell table:formula="of:=[.H403]+[.I402]" office:value-type="float" office:value="1248.12580841883" calcext:value-type="float">
            <text:p>1248.12580841883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[.J403]-[.J366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22-06-25 08:45:00</text:p>
          </table:table-cell>
          <table:table-cell office:value-type="float" office:value="0" calcext:value-type="float">
            <text:p>0</text:p>
          </table:table-cell>
          <table:table-cell office:value-type="float" office:value="84.76" calcext:value-type="float">
            <text:p>84.76</text:p>
          </table:table-cell>
          <table:table-cell office:value-type="float" office:value="505.8" calcext:value-type="float">
            <text:p>505.8</text:p>
          </table:table-cell>
          <table:table-cell office:value-type="float" office:value="26.9" calcext:value-type="float">
            <text:p>26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04]-[.E404])*[$Sheet2.$D$14]/12" office:value-type="float" office:value="7.85996214316398" calcext:value-type="float">
            <text:p>7.85996214316398</text:p>
          </table:table-cell>
          <table:table-cell table:formula="of:=[.H404]+[.I403]" office:value-type="float" office:value="1255.98577056199" calcext:value-type="float">
            <text:p>1255.98577056199</text:p>
          </table:table-cell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8:50:00</text:p>
          </table:table-cell>
          <table:table-cell office:value-type="float" office:value="0" calcext:value-type="float">
            <text:p>0</text:p>
          </table:table-cell>
          <table:table-cell office:value-type="float" office:value="84.62" calcext:value-type="float">
            <text:p>84.62</text:p>
          </table:table-cell>
          <table:table-cell office:value-type="float" office:value="505.8" calcext:value-type="float">
            <text:p>505.8</text:p>
          </table:table-cell>
          <table:table-cell office:value-type="float" office:value="27.0333333333333" calcext:value-type="float">
            <text:p>27.0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05]-[.E405])*[$Sheet2.$D$14]/12" office:value-type="float" office:value="7.82283131612518" calcext:value-type="float">
            <text:p>7.82283131612518</text:p>
          </table:table-cell>
          <table:table-cell table:formula="of:=[.H405]+[.I404]" office:value-type="float" office:value="1263.80860187811" calcext:value-type="float">
            <text:p>1263.80860187811</text:p>
          </table:table-cell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8:55:00</text:p>
          </table:table-cell>
          <table:table-cell office:value-type="float" office:value="0" calcext:value-type="float">
            <text:p>0</text:p>
          </table:table-cell>
          <table:table-cell office:value-type="float" office:value="84.5" calcext:value-type="float">
            <text:p>84.5</text:p>
          </table:table-cell>
          <table:table-cell office:value-type="float" office:value="505.8" calcext:value-type="float">
            <text:p>505.8</text:p>
          </table:table-cell>
          <table:table-cell office:value-type="float" office:value="26.9633333333333" calcext:value-type="float">
            <text:p>26.96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06]-[.E406])*[$Sheet2.$D$14]/12" office:value-type="float" office:value="7.81603909166687" calcext:value-type="float">
            <text:p>7.81603909166687</text:p>
          </table:table-cell>
          <table:table-cell table:formula="of:=[.H406]+[.I405]" office:value-type="float" office:value="1271.62464096978" calcext:value-type="float">
            <text:p>1271.62464096978</text:p>
          </table:table-cell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9:00:00</text:p>
          </table:table-cell>
          <table:table-cell office:value-type="float" office:value="0" calcext:value-type="float">
            <text:p>0</text:p>
          </table:table-cell>
          <table:table-cell office:value-type="float" office:value="84.42" calcext:value-type="float">
            <text:p>84.42</text:p>
          </table:table-cell>
          <table:table-cell office:value-type="float" office:value="505.8" calcext:value-type="float">
            <text:p>505.8</text:p>
          </table:table-cell>
          <table:table-cell office:value-type="float" office:value="27.0366666666667" calcext:value-type="float">
            <text:p>27.03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07]-[.E407])*[$Sheet2.$D$14]/12" office:value-type="float" office:value="7.79520960332803" calcext:value-type="float">
            <text:p>7.79520960332803</text:p>
          </table:table-cell>
          <table:table-cell table:formula="of:=[.H407]+[.I406]" office:value-type="float" office:value="1279.41985057311" calcext:value-type="float">
            <text:p>1279.41985057311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9:05:00</text:p>
          </table:table-cell>
          <table:table-cell office:value-type="float" office:value="0" calcext:value-type="float">
            <text:p>0</text:p>
          </table:table-cell>
          <table:table-cell office:value-type="float" office:value="84.2583333333334" calcext:value-type="float">
            <text:p>84.2583333333334</text:p>
          </table:table-cell>
          <table:table-cell office:value-type="float" office:value="505.8" calcext:value-type="float">
            <text:p>505.8</text:p>
          </table:table-cell>
          <table:table-cell office:value-type="float" office:value="27.0316666666667" calcext:value-type="float">
            <text:p>27.031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08]-[.E408])*[$Sheet2.$D$14]/12" office:value-type="float" office:value="7.77392730002531" calcext:value-type="float">
            <text:p>7.77392730002531</text:p>
          </table:table-cell>
          <table:table-cell table:formula="of:=[.H408]+[.I407]" office:value-type="float" office:value="1287.19377787313" calcext:value-type="float">
            <text:p>1287.19377787313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9:10:00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505.8" calcext:value-type="float">
            <text:p>505.8</text:p>
          </table:table-cell>
          <table:table-cell office:value-type="float" office:value="27" calcext:value-type="float">
            <text:p>2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09]-[.E409])*[$Sheet2.$D$14]/12" office:value-type="float" office:value="7.7703047803142" calcext:value-type="float">
            <text:p>7.7703047803142</text:p>
          </table:table-cell>
          <table:table-cell table:formula="of:=[.H409]+[.I408]" office:value-type="float" office:value="1294.96408265345" calcext:value-type="float">
            <text:p>1294.96408265345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9:15:00</text:p>
          </table:table-cell>
          <table:table-cell office:value-type="float" office:value="0" calcext:value-type="float">
            <text:p>0</text:p>
          </table:table-cell>
          <table:table-cell office:value-type="float" office:value="84.1166666666667" calcext:value-type="float">
            <text:p>84.1166666666667</text:p>
          </table:table-cell>
          <table:table-cell office:value-type="float" office:value="505.8" calcext:value-type="float">
            <text:p>505.8</text:p>
          </table:table-cell>
          <table:table-cell office:value-type="float" office:value="27" calcext:value-type="float">
            <text:p>2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10]-[.E410])*[$Sheet2.$D$14]/12" office:value-type="float" office:value="7.758984406217" calcext:value-type="float">
            <text:p>7.758984406217</text:p>
          </table:table-cell>
          <table:table-cell table:formula="of:=[.H410]+[.I409]" office:value-type="float" office:value="1302.72306705967" calcext:value-type="float">
            <text:p>1302.72306705967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9:20:0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05.8" calcext:value-type="float">
            <text:p>505.8</text:p>
          </table:table-cell>
          <table:table-cell office:value-type="float" office:value="27" calcext:value-type="float">
            <text:p>2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11]-[.E411])*[$Sheet2.$D$14]/12" office:value-type="float" office:value="7.74313588248094" calcext:value-type="float">
            <text:p>7.74313588248094</text:p>
          </table:table-cell>
          <table:table-cell table:formula="of:=[.H411]+[.I410]" office:value-type="float" office:value="1310.46620294215" calcext:value-type="float">
            <text:p>1310.46620294215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9:25:00</text:p>
          </table:table-cell>
          <table:table-cell office:value-type="float" office:value="0" calcext:value-type="float">
            <text:p>0</text:p>
          </table:table-cell>
          <table:table-cell office:value-type="float" office:value="83.9583333333333" calcext:value-type="float">
            <text:p>83.9583333333333</text:p>
          </table:table-cell>
          <table:table-cell office:value-type="float" office:value="505.8" calcext:value-type="float">
            <text:p>505.8</text:p>
          </table:table-cell>
          <table:table-cell office:value-type="float" office:value="27" calcext:value-type="float">
            <text:p>2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12]-[.E412])*[$Sheet2.$D$14]/12" office:value-type="float" office:value="7.73747569543234" calcext:value-type="float">
            <text:p>7.73747569543234</text:p>
          </table:table-cell>
          <table:table-cell table:formula="of:=[.H412]+[.I411]" office:value-type="float" office:value="1318.20367863758" calcext:value-type="float">
            <text:p>1318.20367863758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9:30:00</text:p>
          </table:table-cell>
          <table:table-cell office:value-type="float" office:value="0" calcext:value-type="float">
            <text:p>0</text:p>
          </table:table-cell>
          <table:table-cell office:value-type="float" office:value="83.9" calcext:value-type="float">
            <text:p>83.9</text:p>
          </table:table-cell>
          <table:table-cell office:value-type="float" office:value="505.8" calcext:value-type="float">
            <text:p>505.8</text:p>
          </table:table-cell>
          <table:table-cell office:value-type="float" office:value="27" calcext:value-type="float">
            <text:p>2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13]-[.E413])*[$Sheet2.$D$14]/12" office:value-type="float" office:value="7.7295514335643" calcext:value-type="float">
            <text:p>7.7295514335643</text:p>
          </table:table-cell>
          <table:table-cell table:formula="of:=[.H413]+[.I412]" office:value-type="float" office:value="1325.93323007114" calcext:value-type="float">
            <text:p>1325.93323007114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9:35:00</text:p>
          </table:table-cell>
          <table:table-cell office:value-type="float" office:value="0" calcext:value-type="float">
            <text:p>0</text:p>
          </table:table-cell>
          <table:table-cell office:value-type="float" office:value="83.8583333333333" calcext:value-type="float">
            <text:p>83.8583333333333</text:p>
          </table:table-cell>
          <table:table-cell office:value-type="float" office:value="505.8" calcext:value-type="float">
            <text:p>505.8</text:p>
          </table:table-cell>
          <table:table-cell office:value-type="float" office:value="26.9316666666667" calcext:value-type="float">
            <text:p>26.931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14]-[.E414])*[$Sheet2.$D$14]/12" office:value-type="float" office:value="7.7331739532754" calcext:value-type="float">
            <text:p>7.7331739532754</text:p>
          </table:table-cell>
          <table:table-cell table:formula="of:=[.H414]+[.I413]" office:value-type="float" office:value="1333.66640402442" calcext:value-type="float">
            <text:p>1333.66640402442</text:p>
          </table:table-cell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9:40:00</text:p>
          </table:table-cell>
          <table:table-cell office:value-type="float" office:value="0" calcext:value-type="float">
            <text:p>0</text:p>
          </table:table-cell>
          <table:table-cell office:value-type="float" office:value="83.7583333333334" calcext:value-type="float">
            <text:p>83.7583333333334</text:p>
          </table:table-cell>
          <table:table-cell office:value-type="float" office:value="505.8" calcext:value-type="float">
            <text:p>505.8</text:p>
          </table:table-cell>
          <table:table-cell office:value-type="float" office:value="26.9683333333333" calcext:value-type="float">
            <text:p>26.968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15]-[.E415])*[$Sheet2.$D$14]/12" office:value-type="float" office:value="7.71460853975601" calcext:value-type="float">
            <text:p>7.71460853975601</text:p>
          </table:table-cell>
          <table:table-cell table:formula="of:=[.H415]+[.I414]" office:value-type="float" office:value="1341.38101256417" calcext:value-type="float">
            <text:p>1341.38101256417</text:p>
          </table:table-cell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9:45:00</text:p>
          </table:table-cell>
          <table:table-cell office:value-type="float" office:value="0" calcext:value-type="float">
            <text:p>0</text:p>
          </table:table-cell>
          <table:table-cell office:value-type="float" office:value="83.6583333333333" calcext:value-type="float">
            <text:p>83.6583333333333</text:p>
          </table:table-cell>
          <table:table-cell office:value-type="float" office:value="505.8" calcext:value-type="float">
            <text:p>505.8</text:p>
          </table:table-cell>
          <table:table-cell office:value-type="float" office:value="26.8633333333333" calcext:value-type="float">
            <text:p>26.86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16]-[.E416])*[$Sheet2.$D$14]/12" office:value-type="float" office:value="7.71528776220184" calcext:value-type="float">
            <text:p>7.71528776220184</text:p>
          </table:table-cell>
          <table:table-cell table:formula="of:=[.H416]+[.I415]" office:value-type="float" office:value="1349.09630032638" calcext:value-type="float">
            <text:p>1349.09630032638</text:p>
          </table:table-cell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9:50:00</text:p>
          </table:table-cell>
          <table:table-cell office:value-type="float" office:value="0" calcext:value-type="float">
            <text:p>0</text:p>
          </table:table-cell>
          <table:table-cell office:value-type="float" office:value="83.5583333333333" calcext:value-type="float">
            <text:p>83.5583333333333</text:p>
          </table:table-cell>
          <table:table-cell office:value-type="float" office:value="505.8" calcext:value-type="float">
            <text:p>505.8</text:p>
          </table:table-cell>
          <table:table-cell office:value-type="float" office:value="26.9366666666667" calcext:value-type="float">
            <text:p>26.93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17]-[.E417])*[$Sheet2.$D$14]/12" office:value-type="float" office:value="7.69174138407967" calcext:value-type="float">
            <text:p>7.69174138407967</text:p>
          </table:table-cell>
          <table:table-cell table:formula="of:=[.H417]+[.I416]" office:value-type="float" office:value="1356.78804171046" calcext:value-type="float">
            <text:p>1356.78804171046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09:55:00</text:p>
          </table:table-cell>
          <table:table-cell office:value-type="float" office:value="0" calcext:value-type="float">
            <text:p>0</text:p>
          </table:table-cell>
          <table:table-cell office:value-type="float" office:value="83.5" calcext:value-type="float">
            <text:p>83.5</text:p>
          </table:table-cell>
          <table:table-cell office:value-type="float" office:value="505.8" calcext:value-type="float">
            <text:p>505.8</text:p>
          </table:table-cell>
          <table:table-cell office:value-type="float" office:value="27" calcext:value-type="float">
            <text:p>2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18]-[.E418])*[$Sheet2.$D$14]/12" office:value-type="float" office:value="7.67521363789777" calcext:value-type="float">
            <text:p>7.67521363789777</text:p>
          </table:table-cell>
          <table:table-cell table:formula="of:=[.H418]+[.I417]" office:value-type="float" office:value="1364.46325534835" calcext:value-type="float">
            <text:p>1364.46325534835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0:00:00</text:p>
          </table:table-cell>
          <table:table-cell office:value-type="float" office:value="0" calcext:value-type="float">
            <text:p>0</text:p>
          </table:table-cell>
          <table:table-cell office:value-type="float" office:value="83.46" calcext:value-type="float">
            <text:p>83.46</text:p>
          </table:table-cell>
          <table:table-cell office:value-type="float" office:value="505.8" calcext:value-type="float">
            <text:p>505.8</text:p>
          </table:table-cell>
          <table:table-cell office:value-type="float" office:value="27.1366666666667" calcext:value-type="float">
            <text:p>27.13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19]-[.E419])*[$Sheet2.$D$14]/12" office:value-type="float" office:value="7.65121444481172" calcext:value-type="float">
            <text:p>7.65121444481172</text:p>
          </table:table-cell>
          <table:table-cell table:formula="of:=[.H419]+[.I418]" office:value-type="float" office:value="1372.11446979317" calcext:value-type="float">
            <text:p>1372.11446979317</text:p>
          </table:table-cell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0:05:00</text:p>
          </table:table-cell>
          <table:table-cell office:value-type="float" office:value="0" calcext:value-type="float">
            <text:p>0</text:p>
          </table:table-cell>
          <table:table-cell office:value-type="float" office:value="83.3583333333333" calcext:value-type="float">
            <text:p>83.3583333333333</text:p>
          </table:table-cell>
          <table:table-cell office:value-type="float" office:value="505.8" calcext:value-type="float">
            <text:p>505.8</text:p>
          </table:table-cell>
          <table:table-cell office:value-type="float" office:value="27.1316666666667" calcext:value-type="float">
            <text:p>27.131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20]-[.E420])*[$Sheet2.$D$14]/12" office:value-type="float" office:value="7.63808281085897" calcext:value-type="float">
            <text:p>7.63808281085897</text:p>
          </table:table-cell>
          <table:table-cell table:formula="of:=[.H420]+[.I419]" office:value-type="float" office:value="1379.75255260402" calcext:value-type="float">
            <text:p>1379.75255260402</text:p>
          </table:table-cell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0:10:00</text:p>
          </table:table-cell>
          <table:table-cell office:value-type="float" office:value="0" calcext:value-type="float">
            <text:p>0</text:p>
          </table:table-cell>
          <table:table-cell office:value-type="float" office:value="83.2583333333334" calcext:value-type="float">
            <text:p>83.2583333333334</text:p>
          </table:table-cell>
          <table:table-cell office:value-type="float" office:value="505.8" calcext:value-type="float">
            <text:p>505.8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21]-[.E421])*[$Sheet2.$D$14]/12" office:value-type="float" office:value="7.62880010409928" calcext:value-type="float">
            <text:p>7.62880010409928</text:p>
          </table:table-cell>
          <table:table-cell table:formula="of:=[.H421]+[.I420]" office:value-type="float" office:value="1387.38135270812" calcext:value-type="float">
            <text:p>1387.38135270812</text:p>
          </table:table-cell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0:15:00</text:p>
          </table:table-cell>
          <table:table-cell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  <table:table-cell office:value-type="float" office:value="505.8" calcext:value-type="float">
            <text:p>505.8</text:p>
          </table:table-cell>
          <table:table-cell office:value-type="float" office:value="27.305" calcext:value-type="float">
            <text:p>27.30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22]-[.E422])*[$Sheet2.$D$14]/12" office:value-type="float" office:value="7.59302772195214" calcext:value-type="float">
            <text:p>7.59302772195214</text:p>
          </table:table-cell>
          <table:table-cell table:formula="of:=[.H422]+[.I421]" office:value-type="float" office:value="1394.97438043008" calcext:value-type="float">
            <text:p>1394.97438043008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0:20:00</text:p>
          </table:table-cell>
          <table:table-cell office:value-type="float" office:value="0" calcext:value-type="float">
            <text:p>0</text:p>
          </table:table-cell>
          <table:table-cell office:value-type="float" office:value="83.1583333333333" calcext:value-type="float">
            <text:p>83.1583333333333</text:p>
          </table:table-cell>
          <table:table-cell office:value-type="float" office:value="505.8" calcext:value-type="float">
            <text:p>505.8</text:p>
          </table:table-cell>
          <table:table-cell office:value-type="float" office:value="27.2633333333333" calcext:value-type="float">
            <text:p>27.26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23]-[.E423])*[$Sheet2.$D$14]/12" office:value-type="float" office:value="7.59302772195214" calcext:value-type="float">
            <text:p>7.59302772195214</text:p>
          </table:table-cell>
          <table:table-cell table:formula="of:=[.H423]+[.I422]" office:value-type="float" office:value="1402.56740815203" calcext:value-type="float">
            <text:p>1402.56740815203</text:p>
          </table:table-cell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0:25:00</text:p>
          </table:table-cell>
          <table:table-cell office:value-type="float" office:value="0" calcext:value-type="float">
            <text:p>0</text:p>
          </table:table-cell>
          <table:table-cell office:value-type="float" office:value="83.0166666666667" calcext:value-type="float">
            <text:p>83.0166666666667</text:p>
          </table:table-cell>
          <table:table-cell office:value-type="float" office:value="505.8" calcext:value-type="float">
            <text:p>505.8</text:p>
          </table:table-cell>
          <table:table-cell office:value-type="float" office:value="27.405" calcext:value-type="float">
            <text:p>27.40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24]-[.E424])*[$Sheet2.$D$14]/12" office:value-type="float" office:value="7.55453845002168" calcext:value-type="float">
            <text:p>7.55453845002168</text:p>
          </table:table-cell>
          <table:table-cell table:formula="of:=[.H424]+[.I423]" office:value-type="float" office:value="1410.12194660205" calcext:value-type="float">
            <text:p>1410.12194660205</text:p>
          </table:table-cell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0:30:00</text:p>
          </table:table-cell>
          <table:table-cell office:value-type="float" office:value="0" calcext:value-type="float">
            <text:p>0</text:p>
          </table:table-cell>
          <table:table-cell office:value-type="float" office:value="82.86" calcext:value-type="float">
            <text:p>82.86</text:p>
          </table:table-cell>
          <table:table-cell office:value-type="float" office:value="505.8" calcext:value-type="float">
            <text:p>505.8</text:p>
          </table:table-cell>
          <table:table-cell office:value-type="float" office:value="27.5" calcext:value-type="float">
            <text:p>27.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25]-[.E425])*[$Sheet2.$D$14]/12" office:value-type="float" office:value="7.52035092024815" calcext:value-type="float">
            <text:p>7.52035092024815</text:p>
          </table:table-cell>
          <table:table-cell table:formula="of:=[.H425]+[.I424]" office:value-type="float" office:value="1417.6422975223" calcext:value-type="float">
            <text:p>1417.6422975223</text:p>
          </table:table-cell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0:35:00</text:p>
          </table:table-cell>
          <table:table-cell office:value-type="float" office:value="0" calcext:value-type="float">
            <text:p>0</text:p>
          </table:table-cell>
          <table:table-cell office:value-type="float" office:value="82.8" calcext:value-type="float">
            <text:p>82.8</text:p>
          </table:table-cell>
          <table:table-cell office:value-type="float" office:value="505.8" calcext:value-type="float">
            <text:p>505.8</text:p>
          </table:table-cell>
          <table:table-cell office:value-type="float" office:value="27.3" calcext:value-type="float">
            <text:p>27.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26]-[.E426])*[$Sheet2.$D$14]/12" office:value-type="float" office:value="7.53936914873144" calcext:value-type="float">
            <text:p>7.53936914873144</text:p>
          </table:table-cell>
          <table:table-cell table:formula="of:=[.H426]+[.I425]" office:value-type="float" office:value="1425.18166667103" calcext:value-type="float">
            <text:p>1425.18166667103</text:p>
          </table:table-cell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0:40:00</text:p>
          </table:table-cell>
          <table:table-cell office:value-type="float" office:value="0" calcext:value-type="float">
            <text:p>0</text:p>
          </table:table-cell>
          <table:table-cell office:value-type="float" office:value="82.8" calcext:value-type="float">
            <text:p>82.8</text:p>
          </table:table-cell>
          <table:table-cell office:value-type="float" office:value="505.8" calcext:value-type="float">
            <text:p>505.8</text:p>
          </table:table-cell>
          <table:table-cell office:value-type="float" office:value="27.2" calcext:value-type="float">
            <text:p>27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27]-[.E427])*[$Sheet2.$D$14]/12" office:value-type="float" office:value="7.55295359764807" calcext:value-type="float">
            <text:p>7.55295359764807</text:p>
          </table:table-cell>
          <table:table-cell table:formula="of:=[.H427]+[.I426]" office:value-type="float" office:value="1432.73462026868" calcext:value-type="float">
            <text:p>1432.73462026868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0:45:00</text:p>
          </table:table-cell>
          <table:table-cell office:value-type="float" office:value="0" calcext:value-type="float">
            <text:p>0</text:p>
          </table:table-cell>
          <table:table-cell office:value-type="float" office:value="82.76" calcext:value-type="float">
            <text:p>82.76</text:p>
          </table:table-cell>
          <table:table-cell office:value-type="float" office:value="505.8" calcext:value-type="float">
            <text:p>505.8</text:p>
          </table:table-cell>
          <table:table-cell office:value-type="float" office:value="27.2" calcext:value-type="float">
            <text:p>27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28]-[.E428])*[$Sheet2.$D$14]/12" office:value-type="float" office:value="7.54751981808142" calcext:value-type="float">
            <text:p>7.54751981808142</text:p>
          </table:table-cell>
          <table:table-cell table:formula="of:=[.H428]+[.I427]" office:value-type="float" office:value="1440.28214008676" calcext:value-type="float">
            <text:p>1440.28214008676</text:p>
          </table:table-cell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0:50:00</text:p>
          </table:table-cell>
          <table:table-cell office:value-type="float" office:value="0" calcext:value-type="float">
            <text:p>0</text:p>
          </table:table-cell>
          <table:table-cell office:value-type="float" office:value="82.66" calcext:value-type="float">
            <text:p>82.66</text:p>
          </table:table-cell>
          <table:table-cell office:value-type="float" office:value="505.8" calcext:value-type="float">
            <text:p>505.8</text:p>
          </table:table-cell>
          <table:table-cell office:value-type="float" office:value="27.1333333333333" calcext:value-type="float">
            <text:p>27.1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29]-[.E429])*[$Sheet2.$D$14]/12" office:value-type="float" office:value="7.54299166844254" calcext:value-type="float">
            <text:p>7.54299166844254</text:p>
          </table:table-cell>
          <table:table-cell table:formula="of:=[.H429]+[.I428]" office:value-type="float" office:value="1447.8251317552" calcext:value-type="float">
            <text:p>1447.8251317552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0:55:00</text:p>
          </table:table-cell>
          <table:table-cell office:value-type="float" office:value="0" calcext:value-type="float">
            <text:p>0</text:p>
          </table:table-cell>
          <table:table-cell office:value-type="float" office:value="82.6" calcext:value-type="float">
            <text:p>82.6</text:p>
          </table:table-cell>
          <table:table-cell office:value-type="float" office:value="505.8" calcext:value-type="float">
            <text:p>505.8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30]-[.E430])*[$Sheet2.$D$14]/12" office:value-type="float" office:value="7.53936914873143" calcext:value-type="float">
            <text:p>7.53936914873143</text:p>
          </table:table-cell>
          <table:table-cell table:formula="of:=[.H430]+[.I429]" office:value-type="float" office:value="1455.36450090393" calcext:value-type="float">
            <text:p>1455.36450090393</text:p>
          </table:table-cell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1:00:00</text:p>
          </table:table-cell>
          <table:table-cell office:value-type="float" office:value="0" calcext:value-type="float">
            <text:p>0</text:p>
          </table:table-cell>
          <table:table-cell office:value-type="float" office:value="82.56" calcext:value-type="float">
            <text:p>82.56</text:p>
          </table:table-cell>
          <table:table-cell office:value-type="float" office:value="505.8" calcext:value-type="float">
            <text:p>505.8</text:p>
          </table:table-cell>
          <table:table-cell office:value-type="float" office:value="27.1666666666667" calcext:value-type="float">
            <text:p>27.1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31]-[.E431])*[$Sheet2.$D$14]/12" office:value-type="float" office:value="7.52487906988703" calcext:value-type="float">
            <text:p>7.52487906988703</text:p>
          </table:table-cell>
          <table:table-cell table:formula="of:=[.H431]+[.I430]" office:value-type="float" office:value="1462.88937997382" calcext:value-type="float">
            <text:p>1462.88937997382</text:p>
          </table:table-cell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1:05:00</text:p>
          </table:table-cell>
          <table:table-cell office:value-type="float" office:value="0" calcext:value-type="float">
            <text:p>0</text:p>
          </table:table-cell>
          <table:table-cell office:value-type="float" office:value="82.46" calcext:value-type="float">
            <text:p>82.46</text:p>
          </table:table-cell>
          <table:table-cell office:value-type="float" office:value="505.8" calcext:value-type="float">
            <text:p>505.8</text:p>
          </table:table-cell>
          <table:table-cell office:value-type="float" office:value="27" calcext:value-type="float">
            <text:p>2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32]-[.E432])*[$Sheet2.$D$14]/12" office:value-type="float" office:value="7.53393536916478" calcext:value-type="float">
            <text:p>7.53393536916478</text:p>
          </table:table-cell>
          <table:table-cell table:formula="of:=[.H432]+[.I431]" office:value-type="float" office:value="1470.42331534299" calcext:value-type="float">
            <text:p>1470.42331534299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1:10:00</text:p>
          </table:table-cell>
          <table:table-cell office:value-type="float" office:value="0" calcext:value-type="float">
            <text:p>0</text:p>
          </table:table-cell>
          <table:table-cell office:value-type="float" office:value="82.36" calcext:value-type="float">
            <text:p>82.36</text:p>
          </table:table-cell>
          <table:table-cell office:value-type="float" office:value="505.8" calcext:value-type="float">
            <text:p>505.8</text:p>
          </table:table-cell>
          <table:table-cell office:value-type="float" office:value="27.0333333333333" calcext:value-type="float">
            <text:p>27.0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33]-[.E433])*[$Sheet2.$D$14]/12" office:value-type="float" office:value="7.51582277060927" calcext:value-type="float">
            <text:p>7.51582277060927</text:p>
          </table:table-cell>
          <table:table-cell table:formula="of:=[.H433]+[.I432]" office:value-type="float" office:value="1477.93913811359" calcext:value-type="float">
            <text:p>1477.93913811359</text:p>
          </table:table-cell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1:15:00</text:p>
          </table:table-cell>
          <table:table-cell office:value-type="float" office:value="0" calcext:value-type="float">
            <text:p>0</text:p>
          </table:table-cell>
          <table:table-cell office:value-type="float" office:value="82.26" calcext:value-type="float">
            <text:p>82.26</text:p>
          </table:table-cell>
          <table:table-cell office:value-type="float" office:value="505.8" calcext:value-type="float">
            <text:p>505.8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34]-[.E434])*[$Sheet2.$D$14]/12" office:value-type="float" office:value="7.49318202241489" calcext:value-type="float">
            <text:p>7.49318202241489</text:p>
          </table:table-cell>
          <table:table-cell table:formula="of:=[.H434]+[.I433]" office:value-type="float" office:value="1485.43232013601" calcext:value-type="float">
            <text:p>1485.43232013601</text:p>
          </table:table-cell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1:20:00</text:p>
          </table:table-cell>
          <table:table-cell office:value-type="float" office:value="0" calcext:value-type="float">
            <text:p>0</text:p>
          </table:table-cell>
          <table:table-cell office:value-type="float" office:value="82.2" calcext:value-type="float">
            <text:p>82.2</text:p>
          </table:table-cell>
          <table:table-cell office:value-type="float" office:value="505.8" calcext:value-type="float">
            <text:p>505.8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35]-[.E435])*[$Sheet2.$D$14]/12" office:value-type="float" office:value="7.4850313530649" calcext:value-type="float">
            <text:p>7.4850313530649</text:p>
          </table:table-cell>
          <table:table-cell table:formula="of:=[.H435]+[.I434]" office:value-type="float" office:value="1492.91735148907" calcext:value-type="float">
            <text:p>1492.91735148907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1:25:00</text:p>
          </table:table-cell>
          <table:table-cell office:value-type="float" office:value="0" calcext:value-type="float">
            <text:p>0</text:p>
          </table:table-cell>
          <table:table-cell office:value-type="float" office:value="82.16" calcext:value-type="float">
            <text:p>82.16</text:p>
          </table:table-cell>
          <table:table-cell office:value-type="float" office:value="505.8" calcext:value-type="float">
            <text:p>505.8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36]-[.E436])*[$Sheet2.$D$14]/12" office:value-type="float" office:value="7.47959757349825" calcext:value-type="float">
            <text:p>7.47959757349825</text:p>
          </table:table-cell>
          <table:table-cell table:formula="of:=[.H436]+[.I435]" office:value-type="float" office:value="1500.39694906257" calcext:value-type="float">
            <text:p>1500.39694906257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1:30:00</text:p>
          </table:table-cell>
          <table:table-cell office:value-type="float" office:value="0" calcext:value-type="float">
            <text:p>0</text:p>
          </table:table-cell>
          <table:table-cell office:value-type="float" office:value="82.1" calcext:value-type="float">
            <text:p>82.1</text:p>
          </table:table-cell>
          <table:table-cell office:value-type="float" office:value="505.8" calcext:value-type="float">
            <text:p>505.8</text:p>
          </table:table-cell>
          <table:table-cell office:value-type="float" office:value="27.0333333333333" calcext:value-type="float">
            <text:p>27.0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37]-[.E437])*[$Sheet2.$D$14]/12" office:value-type="float" office:value="7.48050320342602" calcext:value-type="float">
            <text:p>7.48050320342602</text:p>
          </table:table-cell>
          <table:table-cell table:formula="of:=[.H437]+[.I436]" office:value-type="float" office:value="1507.877452266" calcext:value-type="float">
            <text:p>1507.877452266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1:35:00</text:p>
          </table:table-cell>
          <table:table-cell office:value-type="float" office:value="0" calcext:value-type="float">
            <text:p>0</text:p>
          </table:table-cell>
          <table:table-cell office:value-type="float" office:value="82.06" calcext:value-type="float">
            <text:p>82.06</text:p>
          </table:table-cell>
          <table:table-cell office:value-type="float" office:value="505.8" calcext:value-type="float">
            <text:p>505.8</text:p>
          </table:table-cell>
          <table:table-cell office:value-type="float" office:value="27.0666666666667" calcext:value-type="float">
            <text:p>27.0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38]-[.E438])*[$Sheet2.$D$14]/12" office:value-type="float" office:value="7.4705412742205" calcext:value-type="float">
            <text:p>7.4705412742205</text:p>
          </table:table-cell>
          <table:table-cell table:formula="of:=[.H438]+[.I437]" office:value-type="float" office:value="1515.34799354022" calcext:value-type="float">
            <text:p>1515.34799354022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1:40:00</text:p>
          </table:table-cell>
          <table:table-cell office:value-type="float" office:value="764" calcext:value-type="float">
            <text:p>764</text:p>
          </table:table-cell>
          <table:table-cell office:value-type="float" office:value="82.6" calcext:value-type="float">
            <text:p>82.6</text:p>
          </table:table-cell>
          <table:table-cell office:value-type="float" office:value="505.84" calcext:value-type="float">
            <text:p>505.84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39]-[.E439])*[$Sheet2.$D$14]/12" office:value-type="float" office:value="7.53936914873143" calcext:value-type="float">
            <text:p>7.53936914873143</text:p>
          </table:table-cell>
          <table:table-cell table:formula="of:=[.H439]+[.I438]" office:value-type="float" office:value="1522.88736268895" calcext:value-type="float">
            <text:p>1522.88736268895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1:45:00</text:p>
          </table:table-cell>
          <table:table-cell office:value-type="float" office:value="1910" calcext:value-type="float">
            <text:p>1910</text:p>
          </table:table-cell>
          <table:table-cell office:value-type="float" office:value="84.02" calcext:value-type="float">
            <text:p>84.02</text:p>
          </table:table-cell>
          <table:table-cell office:value-type="float" office:value="505.98" calcext:value-type="float">
            <text:p>505.98</text:p>
          </table:table-cell>
          <table:table-cell office:value-type="float" office:value="26.9666666666667" calcext:value-type="float">
            <text:p>26.9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40]-[.E440])*[$Sheet2.$D$14]/12" office:value-type="float" office:value="7.75038092190314" calcext:value-type="float">
            <text:p>7.75038092190314</text:p>
          </table:table-cell>
          <table:table-cell table:formula="of:=[.H440]+[.I439]" office:value-type="float" office:value="1530.63774361085" calcext:value-type="float">
            <text:p>1530.63774361085</text:p>
          </table:table-cell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1:50:00</text:p>
          </table:table-cell>
          <table:table-cell office:value-type="float" office:value="1146" calcext:value-type="float">
            <text:p>1146</text:p>
          </table:table-cell>
          <table:table-cell office:value-type="float" office:value="84.88" calcext:value-type="float">
            <text:p>84.88</text:p>
          </table:table-cell>
          <table:table-cell office:value-type="float" office:value="506.1" calcext:value-type="float">
            <text:p>506.1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41]-[.E441])*[$Sheet2.$D$14]/12" office:value-type="float" office:value="7.84909458403067" calcext:value-type="float">
            <text:p>7.84909458403067</text:p>
          </table:table-cell>
          <table:table-cell table:formula="of:=[.H441]+[.I440]" office:value-type="float" office:value="1538.48683819488" calcext:value-type="float">
            <text:p>1538.48683819488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1:55:00</text:p>
          </table:table-cell>
          <table:table-cell office:value-type="float" office:value="0" calcext:value-type="float">
            <text:p>0</text:p>
          </table:table-cell>
          <table:table-cell office:value-type="float" office:value="84.92" calcext:value-type="float">
            <text:p>84.92</text:p>
          </table:table-cell>
          <table:table-cell office:value-type="float" office:value="506.1" calcext:value-type="float">
            <text:p>506.1</text:p>
          </table:table-cell>
          <table:table-cell office:value-type="float" office:value="27.2" calcext:value-type="float">
            <text:p>27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42]-[.E442])*[$Sheet2.$D$14]/12" office:value-type="float" office:value="7.84094391468069" calcext:value-type="float">
            <text:p>7.84094391468069</text:p>
          </table:table-cell>
          <table:table-cell table:formula="of:=[.H442]+[.I441]" office:value-type="float" office:value="1546.32778210956" calcext:value-type="float">
            <text:p>1546.3277821095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J442]-[.J403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22-06-25 12:00:00</text:p>
          </table:table-cell>
          <table:table-cell office:value-type="float" office:value="0" calcext:value-type="float">
            <text:p>0</text:p>
          </table:table-cell>
          <table:table-cell office:value-type="float" office:value="84.72" calcext:value-type="float">
            <text:p>84.72</text:p>
          </table:table-cell>
          <table:table-cell office:value-type="float" office:value="506.1" calcext:value-type="float">
            <text:p>506.1</text:p>
          </table:table-cell>
          <table:table-cell office:value-type="float" office:value="27.0666666666667" calcext:value-type="float">
            <text:p>27.0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43]-[.E443])*[$Sheet2.$D$14]/12" office:value-type="float" office:value="7.83188761540294" calcext:value-type="float">
            <text:p>7.83188761540294</text:p>
          </table:table-cell>
          <table:table-cell table:formula="of:=[.H443]+[.I442]" office:value-type="float" office:value="1554.15966972497" calcext:value-type="float">
            <text:p>1554.15966972497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2:05:00</text:p>
          </table:table-cell>
          <table:table-cell office:value-type="float" office:value="0" calcext:value-type="float">
            <text:p>0</text:p>
          </table:table-cell>
          <table:table-cell office:value-type="float" office:value="84.56" calcext:value-type="float">
            <text:p>84.56</text:p>
          </table:table-cell>
          <table:table-cell office:value-type="float" office:value="506.1" calcext:value-type="float">
            <text:p>506.1</text:p>
          </table:table-cell>
          <table:table-cell office:value-type="float" office:value="26.8666666666667" calcext:value-type="float">
            <text:p>26.8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44]-[.E444])*[$Sheet2.$D$14]/12" office:value-type="float" office:value="7.83732139496959" calcext:value-type="float">
            <text:p>7.83732139496959</text:p>
          </table:table-cell>
          <table:table-cell table:formula="of:=[.H444]+[.I443]" office:value-type="float" office:value="1561.99699111994" calcext:value-type="float">
            <text:p>1561.99699111994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2:10:00</text:p>
          </table:table-cell>
          <table:table-cell office:value-type="float" office:value="0" calcext:value-type="float">
            <text:p>0</text:p>
          </table:table-cell>
          <table:table-cell office:value-type="float" office:value="84.46" calcext:value-type="float">
            <text:p>84.46</text:p>
          </table:table-cell>
          <table:table-cell office:value-type="float" office:value="506.1" calcext:value-type="float">
            <text:p>506.1</text:p>
          </table:table-cell>
          <table:table-cell office:value-type="float" office:value="26.7333333333333" calcext:value-type="float">
            <text:p>26.7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45]-[.E445])*[$Sheet2.$D$14]/12" office:value-type="float" office:value="7.84184954460847" calcext:value-type="float">
            <text:p>7.84184954460847</text:p>
          </table:table-cell>
          <table:table-cell table:formula="of:=[.H445]+[.I444]" office:value-type="float" office:value="1569.83884066455" calcext:value-type="float">
            <text:p>1569.83884066455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2:15:00</text:p>
          </table:table-cell>
          <table:table-cell office:value-type="float" office:value="0" calcext:value-type="float">
            <text:p>0</text:p>
          </table:table-cell>
          <table:table-cell office:value-type="float" office:value="84.36" calcext:value-type="float">
            <text:p>84.36</text:p>
          </table:table-cell>
          <table:table-cell office:value-type="float" office:value="506.1" calcext:value-type="float">
            <text:p>506.1</text:p>
          </table:table-cell>
          <table:table-cell office:value-type="float" office:value="26.7" calcext:value-type="float">
            <text:p>26.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46]-[.E446])*[$Sheet2.$D$14]/12" office:value-type="float" office:value="7.83279324533071" calcext:value-type="float">
            <text:p>7.83279324533071</text:p>
          </table:table-cell>
          <table:table-cell table:formula="of:=[.H446]+[.I445]" office:value-type="float" office:value="1577.67163390988" calcext:value-type="float">
            <text:p>1577.67163390988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2:20:00</text:p>
          </table:table-cell>
          <table:table-cell office:value-type="float" office:value="0" calcext:value-type="float">
            <text:p>0</text:p>
          </table:table-cell>
          <table:table-cell office:value-type="float" office:value="84.26" calcext:value-type="float">
            <text:p>84.26</text:p>
          </table:table-cell>
          <table:table-cell office:value-type="float" office:value="506.1" calcext:value-type="float">
            <text:p>506.1</text:p>
          </table:table-cell>
          <table:table-cell office:value-type="float" office:value="26.6333333333333" calcext:value-type="float">
            <text:p>26.6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47]-[.E447])*[$Sheet2.$D$14]/12" office:value-type="float" office:value="7.82826509569184" calcext:value-type="float">
            <text:p>7.82826509569184</text:p>
          </table:table-cell>
          <table:table-cell table:formula="of:=[.H447]+[.I446]" office:value-type="float" office:value="1585.49989900557" calcext:value-type="float">
            <text:p>1585.49989900557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2:25:00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506.1" calcext:value-type="float">
            <text:p>506.1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48]-[.E448])*[$Sheet2.$D$14]/12" office:value-type="float" office:value="7.81558627670298" calcext:value-type="float">
            <text:p>7.81558627670298</text:p>
          </table:table-cell>
          <table:table-cell table:formula="of:=[.H448]+[.I447]" office:value-type="float" office:value="1593.31548528227" calcext:value-type="float">
            <text:p>1593.31548528227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2:30:00</text:p>
          </table:table-cell>
          <table:table-cell office:value-type="float" office:value="0" calcext:value-type="float">
            <text:p>0</text:p>
          </table:table-cell>
          <table:table-cell office:value-type="float" office:value="84.16" calcext:value-type="float">
            <text:p>84.16</text:p>
          </table:table-cell>
          <table:table-cell office:value-type="float" office:value="506.1" calcext:value-type="float">
            <text:p>506.1</text:p>
          </table:table-cell>
          <table:table-cell office:value-type="float" office:value="26.9" calcext:value-type="float">
            <text:p>26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49]-[.E449])*[$Sheet2.$D$14]/12" office:value-type="float" office:value="7.77845544966418" calcext:value-type="float">
            <text:p>7.77845544966418</text:p>
          </table:table-cell>
          <table:table-cell table:formula="of:=[.H449]+[.I448]" office:value-type="float" office:value="1601.09394073194" calcext:value-type="float">
            <text:p>1601.09394073194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2:35:00</text:p>
          </table:table-cell>
          <table:table-cell office:value-type="float" office:value="0" calcext:value-type="float">
            <text:p>0</text:p>
          </table:table-cell>
          <table:table-cell office:value-type="float" office:value="84.06" calcext:value-type="float">
            <text:p>84.06</text:p>
          </table:table-cell>
          <table:table-cell office:value-type="float" office:value="506.1" calcext:value-type="float">
            <text:p>506.1</text:p>
          </table:table-cell>
          <table:table-cell office:value-type="float" office:value="27" calcext:value-type="float">
            <text:p>2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50]-[.E450])*[$Sheet2.$D$14]/12" office:value-type="float" office:value="7.75128655183092" calcext:value-type="float">
            <text:p>7.75128655183092</text:p>
          </table:table-cell>
          <table:table-cell table:formula="of:=[.H450]+[.I449]" office:value-type="float" office:value="1608.84522728377" calcext:value-type="float">
            <text:p>1608.84522728377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2:40:0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06.1" calcext:value-type="float">
            <text:p>506.1</text:p>
          </table:table-cell>
          <table:table-cell office:value-type="float" office:value="26.9333333333333" calcext:value-type="float">
            <text:p>26.9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51]-[.E451])*[$Sheet2.$D$14]/12" office:value-type="float" office:value="7.75219218175869" calcext:value-type="float">
            <text:p>7.75219218175869</text:p>
          </table:table-cell>
          <table:table-cell table:formula="of:=[.H451]+[.I450]" office:value-type="float" office:value="1616.59741946553" calcext:value-type="float">
            <text:p>1616.59741946553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2:45:00</text:p>
          </table:table-cell>
          <table:table-cell office:value-type="float" office:value="0" calcext:value-type="float">
            <text:p>0</text:p>
          </table:table-cell>
          <table:table-cell office:value-type="float" office:value="83.96" calcext:value-type="float">
            <text:p>83.96</text:p>
          </table:table-cell>
          <table:table-cell office:value-type="float" office:value="506.1" calcext:value-type="float">
            <text:p>506.1</text:p>
          </table:table-cell>
          <table:table-cell office:value-type="float" office:value="26.8333333333333" calcext:value-type="float">
            <text:p>26.8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52]-[.E452])*[$Sheet2.$D$14]/12" office:value-type="float" office:value="7.76034285110867" calcext:value-type="float">
            <text:p>7.76034285110867</text:p>
          </table:table-cell>
          <table:table-cell table:formula="of:=[.H452]+[.I451]" office:value-type="float" office:value="1624.35776231663" calcext:value-type="float">
            <text:p>1624.35776231663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2:50:00</text:p>
          </table:table-cell>
          <table:table-cell office:value-type="float" office:value="0" calcext:value-type="float">
            <text:p>0</text:p>
          </table:table-cell>
          <table:table-cell office:value-type="float" office:value="83.86" calcext:value-type="float">
            <text:p>83.86</text:p>
          </table:table-cell>
          <table:table-cell office:value-type="float" office:value="506.1" calcext:value-type="float">
            <text:p>506.1</text:p>
          </table:table-cell>
          <table:table-cell office:value-type="float" office:value="26.8" calcext:value-type="float">
            <text:p>26.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53]-[.E453])*[$Sheet2.$D$14]/12" office:value-type="float" office:value="7.75128655183092" calcext:value-type="float">
            <text:p>7.75128655183092</text:p>
          </table:table-cell>
          <table:table-cell table:formula="of:=[.H453]+[.I452]" office:value-type="float" office:value="1632.10904886846" calcext:value-type="float">
            <text:p>1632.10904886846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2:55:00</text:p>
          </table:table-cell>
          <table:table-cell office:value-type="float" office:value="0" calcext:value-type="float">
            <text:p>0</text:p>
          </table:table-cell>
          <table:table-cell office:value-type="float" office:value="83.76" calcext:value-type="float">
            <text:p>83.76</text:p>
          </table:table-cell>
          <table:table-cell office:value-type="float" office:value="506.1" calcext:value-type="float">
            <text:p>506.1</text:p>
          </table:table-cell>
          <table:table-cell office:value-type="float" office:value="26.8666666666667" calcext:value-type="float">
            <text:p>26.8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54]-[.E454])*[$Sheet2.$D$14]/12" office:value-type="float" office:value="7.72864580363653" calcext:value-type="float">
            <text:p>7.72864580363653</text:p>
          </table:table-cell>
          <table:table-cell table:formula="of:=[.H454]+[.I453]" office:value-type="float" office:value="1639.8376946721" calcext:value-type="float">
            <text:p>1639.8376946721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3:00:00</text:p>
          </table:table-cell>
          <table:table-cell office:value-type="float" office:value="0" calcext:value-type="float">
            <text:p>0</text:p>
          </table:table-cell>
          <table:table-cell office:value-type="float" office:value="83.7" calcext:value-type="float">
            <text:p>83.7</text:p>
          </table:table-cell>
          <table:table-cell office:value-type="float" office:value="506.1" calcext:value-type="float">
            <text:p>506.1</text:p>
          </table:table-cell>
          <table:table-cell office:value-type="float" office:value="26.9" calcext:value-type="float">
            <text:p>26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55]-[.E455])*[$Sheet2.$D$14]/12" office:value-type="float" office:value="7.71596698464767" calcext:value-type="float">
            <text:p>7.71596698464767</text:p>
          </table:table-cell>
          <table:table-cell table:formula="of:=[.H455]+[.I454]" office:value-type="float" office:value="1647.55366165675" calcext:value-type="float">
            <text:p>1647.55366165675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3:05:00</text:p>
          </table:table-cell>
          <table:table-cell office:value-type="float" office:value="0" calcext:value-type="float">
            <text:p>0</text:p>
          </table:table-cell>
          <table:table-cell office:value-type="float" office:value="83.66" calcext:value-type="float">
            <text:p>83.66</text:p>
          </table:table-cell>
          <table:table-cell office:value-type="float" office:value="506.1" calcext:value-type="float">
            <text:p>506.1</text:p>
          </table:table-cell>
          <table:table-cell office:value-type="float" office:value="26.8333333333333" calcext:value-type="float">
            <text:p>26.8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56]-[.E456])*[$Sheet2.$D$14]/12" office:value-type="float" office:value="7.71958950435877" calcext:value-type="float">
            <text:p>7.71958950435877</text:p>
          </table:table-cell>
          <table:table-cell table:formula="of:=[.H456]+[.I455]" office:value-type="float" office:value="1655.27325116111" calcext:value-type="float">
            <text:p>1655.27325116111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3:10:00</text:p>
          </table:table-cell>
          <table:table-cell office:value-type="float" office:value="0" calcext:value-type="float">
            <text:p>0</text:p>
          </table:table-cell>
          <table:table-cell office:value-type="float" office:value="83.56" calcext:value-type="float">
            <text:p>83.56</text:p>
          </table:table-cell>
          <table:table-cell office:value-type="float" office:value="506.1" calcext:value-type="float">
            <text:p>506.1</text:p>
          </table:table-cell>
          <table:table-cell office:value-type="float" office:value="26.8" calcext:value-type="float">
            <text:p>26.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57]-[.E457])*[$Sheet2.$D$14]/12" office:value-type="float" office:value="7.71053320508102" calcext:value-type="float">
            <text:p>7.71053320508102</text:p>
          </table:table-cell>
          <table:table-cell table:formula="of:=[.H457]+[.I456]" office:value-type="float" office:value="1662.98378436619" calcext:value-type="float">
            <text:p>1662.98378436619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3:15:00</text:p>
          </table:table-cell>
          <table:table-cell office:value-type="float" office:value="0" calcext:value-type="float">
            <text:p>0</text:p>
          </table:table-cell>
          <table:table-cell office:value-type="float" office:value="83.46" calcext:value-type="float">
            <text:p>83.46</text:p>
          </table:table-cell>
          <table:table-cell office:value-type="float" office:value="506.1" calcext:value-type="float">
            <text:p>506.1</text:p>
          </table:table-cell>
          <table:table-cell office:value-type="float" office:value="26.8" calcext:value-type="float">
            <text:p>26.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58]-[.E458])*[$Sheet2.$D$14]/12" office:value-type="float" office:value="7.69694875616438" calcext:value-type="float">
            <text:p>7.69694875616438</text:p>
          </table:table-cell>
          <table:table-cell table:formula="of:=[.H458]+[.I457]" office:value-type="float" office:value="1670.68073312235" calcext:value-type="float">
            <text:p>1670.68073312235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3:20:00</text:p>
          </table:table-cell>
          <table:table-cell office:value-type="float" office:value="0" calcext:value-type="float">
            <text:p>0</text:p>
          </table:table-cell>
          <table:table-cell office:value-type="float" office:value="83.36" calcext:value-type="float">
            <text:p>83.36</text:p>
          </table:table-cell>
          <table:table-cell office:value-type="float" office:value="506.1" calcext:value-type="float">
            <text:p>506.1</text:p>
          </table:table-cell>
          <table:table-cell office:value-type="float" office:value="26.8" calcext:value-type="float">
            <text:p>26.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59]-[.E459])*[$Sheet2.$D$14]/12" office:value-type="float" office:value="7.68336430724775" calcext:value-type="float">
            <text:p>7.68336430724775</text:p>
          </table:table-cell>
          <table:table-cell table:formula="of:=[.H459]+[.I458]" office:value-type="float" office:value="1678.3640974296" calcext:value-type="float">
            <text:p>1678.3640974296</text:p>
          </table:table-cell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3:25:00</text:p>
          </table:table-cell>
          <table:table-cell office:value-type="float" office:value="0" calcext:value-type="float">
            <text:p>0</text:p>
          </table:table-cell>
          <table:table-cell office:value-type="float" office:value="83.3" calcext:value-type="float">
            <text:p>83.3</text:p>
          </table:table-cell>
          <table:table-cell office:value-type="float" office:value="506.1" calcext:value-type="float">
            <text:p>506.1</text:p>
          </table:table-cell>
          <table:table-cell office:value-type="float" office:value="26.8" calcext:value-type="float">
            <text:p>26.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60]-[.E460])*[$Sheet2.$D$14]/12" office:value-type="float" office:value="7.67521363789777" calcext:value-type="float">
            <text:p>7.67521363789777</text:p>
          </table:table-cell>
          <table:table-cell table:formula="of:=[.H460]+[.I459]" office:value-type="float" office:value="1686.0393110675" calcext:value-type="float">
            <text:p>1686.0393110675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3:30:00</text:p>
          </table:table-cell>
          <table:table-cell office:value-type="float" office:value="0" calcext:value-type="float">
            <text:p>0</text:p>
          </table:table-cell>
          <table:table-cell office:value-type="float" office:value="83.26" calcext:value-type="float">
            <text:p>83.26</text:p>
          </table:table-cell>
          <table:table-cell office:value-type="float" office:value="506.1" calcext:value-type="float">
            <text:p>506.1</text:p>
          </table:table-cell>
          <table:table-cell office:value-type="float" office:value="26.8" calcext:value-type="float">
            <text:p>26.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61]-[.E461])*[$Sheet2.$D$14]/12" office:value-type="float" office:value="7.66977985833112" calcext:value-type="float">
            <text:p>7.66977985833112</text:p>
          </table:table-cell>
          <table:table-cell table:formula="of:=[.H461]+[.I460]" office:value-type="float" office:value="1693.70909092583" calcext:value-type="float">
            <text:p>1693.70909092583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3:35:00</text:p>
          </table:table-cell>
          <table:table-cell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  <table:table-cell office:value-type="float" office:value="506.1" calcext:value-type="float">
            <text:p>506.1</text:p>
          </table:table-cell>
          <table:table-cell office:value-type="float" office:value="26.8666666666667" calcext:value-type="float">
            <text:p>26.8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62]-[.E462])*[$Sheet2.$D$14]/12" office:value-type="float" office:value="7.65257288970338" calcext:value-type="float">
            <text:p>7.65257288970338</text:p>
          </table:table-cell>
          <table:table-cell table:formula="of:=[.H462]+[.I461]" office:value-type="float" office:value="1701.36166381553" calcext:value-type="float">
            <text:p>1701.36166381553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3:40:00</text:p>
          </table:table-cell>
          <table:table-cell office:value-type="float" office:value="0" calcext:value-type="float">
            <text:p>0</text:p>
          </table:table-cell>
          <table:table-cell office:value-type="float" office:value="83.16" calcext:value-type="float">
            <text:p>83.16</text:p>
          </table:table-cell>
          <table:table-cell office:value-type="float" office:value="506.1" calcext:value-type="float">
            <text:p>506.1</text:p>
          </table:table-cell>
          <table:table-cell office:value-type="float" office:value="26.9666666666667" calcext:value-type="float">
            <text:p>26.9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63]-[.E463])*[$Sheet2.$D$14]/12" office:value-type="float" office:value="7.63355466122009" calcext:value-type="float">
            <text:p>7.63355466122009</text:p>
          </table:table-cell>
          <table:table-cell table:formula="of:=[.H463]+[.I462]" office:value-type="float" office:value="1708.99521847675" calcext:value-type="float">
            <text:p>1708.99521847675</text:p>
          </table:table-cell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3:45:00</text:p>
          </table:table-cell>
          <table:table-cell office:value-type="float" office:value="0" calcext:value-type="float">
            <text:p>0</text:p>
          </table:table-cell>
          <table:table-cell office:value-type="float" office:value="83.02" calcext:value-type="float">
            <text:p>83.02</text:p>
          </table:table-cell>
          <table:table-cell office:value-type="float" office:value="506.1" calcext:value-type="float">
            <text:p>506.1</text:p>
          </table:table-cell>
          <table:table-cell office:value-type="float" office:value="27" calcext:value-type="float">
            <text:p>2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64]-[.E464])*[$Sheet2.$D$14]/12" office:value-type="float" office:value="7.61000828309793" calcext:value-type="float">
            <text:p>7.61000828309793</text:p>
          </table:table-cell>
          <table:table-cell table:formula="of:=[.H464]+[.I463]" office:value-type="float" office:value="1716.60522675985" calcext:value-type="float">
            <text:p>1716.60522675985</text:p>
          </table:table-cell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3:50:00</text:p>
          </table:table-cell>
          <table:table-cell office:value-type="float" office:value="0" calcext:value-type="float">
            <text:p>0</text:p>
          </table:table-cell>
          <table:table-cell office:value-type="float" office:value="82.9" calcext:value-type="float">
            <text:p>82.9</text:p>
          </table:table-cell>
          <table:table-cell office:value-type="float" office:value="506.1" calcext:value-type="float">
            <text:p>506.1</text:p>
          </table:table-cell>
          <table:table-cell office:value-type="float" office:value="27" calcext:value-type="float">
            <text:p>2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65]-[.E465])*[$Sheet2.$D$14]/12" office:value-type="float" office:value="7.59370694439797" calcext:value-type="float">
            <text:p>7.59370694439797</text:p>
          </table:table-cell>
          <table:table-cell table:formula="of:=[.H465]+[.I464]" office:value-type="float" office:value="1724.19893370425" calcext:value-type="float">
            <text:p>1724.19893370425</text:p>
          </table:table-cell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3:55:00</text:p>
          </table:table-cell>
          <table:table-cell office:value-type="float" office:value="0" calcext:value-type="float">
            <text:p>0</text:p>
          </table:table-cell>
          <table:table-cell office:value-type="float" office:value="82.86" calcext:value-type="float">
            <text:p>82.86</text:p>
          </table:table-cell>
          <table:table-cell office:value-type="float" office:value="506.1" calcext:value-type="float">
            <text:p>506.1</text:p>
          </table:table-cell>
          <table:table-cell office:value-type="float" office:value="27" calcext:value-type="float">
            <text:p>2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66]-[.E466])*[$Sheet2.$D$14]/12" office:value-type="float" office:value="7.58827316483132" calcext:value-type="float">
            <text:p>7.58827316483132</text:p>
          </table:table-cell>
          <table:table-cell table:formula="of:=[.H466]+[.I465]" office:value-type="float" office:value="1731.78720686908" calcext:value-type="float">
            <text:p>1731.78720686908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4:00:00</text:p>
          </table:table-cell>
          <table:table-cell office:value-type="float" office:value="0" calcext:value-type="float">
            <text:p>0</text:p>
          </table:table-cell>
          <table:table-cell office:value-type="float" office:value="82.8" calcext:value-type="float">
            <text:p>82.8</text:p>
          </table:table-cell>
          <table:table-cell office:value-type="float" office:value="506.1" calcext:value-type="float">
            <text:p>506.1</text:p>
          </table:table-cell>
          <table:table-cell office:value-type="float" office:value="27" calcext:value-type="float">
            <text:p>2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67]-[.E467])*[$Sheet2.$D$14]/12" office:value-type="float" office:value="7.58012249548133" calcext:value-type="float">
            <text:p>7.58012249548133</text:p>
          </table:table-cell>
          <table:table-cell table:formula="of:=[.H467]+[.I466]" office:value-type="float" office:value="1739.36732936456" calcext:value-type="float">
            <text:p>1739.36732936456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4:05:00</text:p>
          </table:table-cell>
          <table:table-cell office:value-type="float" office:value="0" calcext:value-type="float">
            <text:p>0</text:p>
          </table:table-cell>
          <table:table-cell office:value-type="float" office:value="82.76" calcext:value-type="float">
            <text:p>82.76</text:p>
          </table:table-cell>
          <table:table-cell office:value-type="float" office:value="506.1" calcext:value-type="float">
            <text:p>506.1</text:p>
          </table:table-cell>
          <table:table-cell office:value-type="float" office:value="26.9333333333333" calcext:value-type="float">
            <text:p>26.9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68]-[.E468])*[$Sheet2.$D$14]/12" office:value-type="float" office:value="7.58374501519244" calcext:value-type="float">
            <text:p>7.58374501519244</text:p>
          </table:table-cell>
          <table:table-cell table:formula="of:=[.H468]+[.I467]" office:value-type="float" office:value="1746.95107437975" calcext:value-type="float">
            <text:p>1746.95107437975</text:p>
          </table:table-cell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4:10:00</text:p>
          </table:table-cell>
          <table:table-cell office:value-type="float" office:value="0" calcext:value-type="float">
            <text:p>0</text:p>
          </table:table-cell>
          <table:table-cell office:value-type="float" office:value="82.7" calcext:value-type="float">
            <text:p>82.7</text:p>
          </table:table-cell>
          <table:table-cell office:value-type="float" office:value="506.1" calcext:value-type="float">
            <text:p>506.1</text:p>
          </table:table-cell>
          <table:table-cell office:value-type="float" office:value="26.9" calcext:value-type="float">
            <text:p>26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69]-[.E469])*[$Sheet2.$D$14]/12" office:value-type="float" office:value="7.58012249548134" calcext:value-type="float">
            <text:p>7.58012249548134</text:p>
          </table:table-cell>
          <table:table-cell table:formula="of:=[.H469]+[.I468]" office:value-type="float" office:value="1754.53119687524" calcext:value-type="float">
            <text:p>1754.53119687524</text:p>
          </table:table-cell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4:15:00</text:p>
          </table:table-cell>
          <table:table-cell office:value-type="float" office:value="0" calcext:value-type="float">
            <text:p>0</text:p>
          </table:table-cell>
          <table:table-cell office:value-type="float" office:value="82.66" calcext:value-type="float">
            <text:p>82.66</text:p>
          </table:table-cell>
          <table:table-cell office:value-type="float" office:value="506.1" calcext:value-type="float">
            <text:p>506.1</text:p>
          </table:table-cell>
          <table:table-cell office:value-type="float" office:value="26.9" calcext:value-type="float">
            <text:p>26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70]-[.E470])*[$Sheet2.$D$14]/12" office:value-type="float" office:value="7.57468871591468" calcext:value-type="float">
            <text:p>7.57468871591468</text:p>
          </table:table-cell>
          <table:table-cell table:formula="of:=[.H470]+[.I469]" office:value-type="float" office:value="1762.10588559115" calcext:value-type="float">
            <text:p>1762.10588559115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4:20:00</text:p>
          </table:table-cell>
          <table:table-cell office:value-type="float" office:value="0" calcext:value-type="float">
            <text:p>0</text:p>
          </table:table-cell>
          <table:table-cell office:value-type="float" office:value="82.6" calcext:value-type="float">
            <text:p>82.6</text:p>
          </table:table-cell>
          <table:table-cell office:value-type="float" office:value="506.1" calcext:value-type="float">
            <text:p>506.1</text:p>
          </table:table-cell>
          <table:table-cell office:value-type="float" office:value="26.9" calcext:value-type="float">
            <text:p>26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71]-[.E471])*[$Sheet2.$D$14]/12" office:value-type="float" office:value="7.5665380465647" calcext:value-type="float">
            <text:p>7.5665380465647</text:p>
          </table:table-cell>
          <table:table-cell table:formula="of:=[.H471]+[.I470]" office:value-type="float" office:value="1769.67242363771" calcext:value-type="float">
            <text:p>1769.67242363771</text:p>
          </table:table-cell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4:25:00</text:p>
          </table:table-cell>
          <table:table-cell office:value-type="float" office:value="0" calcext:value-type="float">
            <text:p>0</text:p>
          </table:table-cell>
          <table:table-cell office:value-type="float" office:value="82.56" calcext:value-type="float">
            <text:p>82.56</text:p>
          </table:table-cell>
          <table:table-cell office:value-type="float" office:value="506.1" calcext:value-type="float">
            <text:p>506.1</text:p>
          </table:table-cell>
          <table:table-cell office:value-type="float" office:value="26.9683333333333" calcext:value-type="float">
            <text:p>26.968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72]-[.E472])*[$Sheet2.$D$14]/12" office:value-type="float" office:value="7.55182156023835" calcext:value-type="float">
            <text:p>7.55182156023835</text:p>
          </table:table-cell>
          <table:table-cell table:formula="of:=[.H472]+[.I471]" office:value-type="float" office:value="1777.22424519795" calcext:value-type="float">
            <text:p>1777.22424519795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4:30:00</text:p>
          </table:table-cell>
          <table:table-cell office:value-type="float" office:value="0" calcext:value-type="float">
            <text:p>0</text:p>
          </table:table-cell>
          <table:table-cell office:value-type="float" office:value="82.46" calcext:value-type="float">
            <text:p>82.46</text:p>
          </table:table-cell>
          <table:table-cell office:value-type="float" office:value="506.1" calcext:value-type="float">
            <text:p>506.1</text:p>
          </table:table-cell>
          <table:table-cell office:value-type="float" office:value="27.0683333333333" calcext:value-type="float">
            <text:p>27.068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73]-[.E473])*[$Sheet2.$D$14]/12" office:value-type="float" office:value="7.52465266240508" calcext:value-type="float">
            <text:p>7.52465266240508</text:p>
          </table:table-cell>
          <table:table-cell table:formula="of:=[.H473]+[.I472]" office:value-type="float" office:value="1784.74889786036" calcext:value-type="float">
            <text:p>1784.74889786036</text:p>
          </table:table-cell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4:35:00</text:p>
          </table:table-cell>
          <table:table-cell office:value-type="float" office:value="0" calcext:value-type="float">
            <text:p>0</text:p>
          </table:table-cell>
          <table:table-cell office:value-type="float" office:value="82.36" calcext:value-type="float">
            <text:p>82.36</text:p>
          </table:table-cell>
          <table:table-cell office:value-type="float" office:value="506.1" calcext:value-type="float">
            <text:p>506.1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74]-[.E474])*[$Sheet2.$D$14]/12" office:value-type="float" office:value="7.50676647133152" calcext:value-type="float">
            <text:p>7.50676647133152</text:p>
          </table:table-cell>
          <table:table-cell table:formula="of:=[.H474]+[.I473]" office:value-type="float" office:value="1792.25566433169" calcext:value-type="float">
            <text:p>1792.25566433169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4:40:00</text:p>
          </table:table-cell>
          <table:table-cell office:value-type="float" office:value="0" calcext:value-type="float">
            <text:p>0</text:p>
          </table:table-cell>
          <table:table-cell office:value-type="float" office:value="82.26" calcext:value-type="float">
            <text:p>82.26</text:p>
          </table:table-cell>
          <table:table-cell office:value-type="float" office:value="506.1" calcext:value-type="float">
            <text:p>506.1</text:p>
          </table:table-cell>
          <table:table-cell office:value-type="float" office:value="27.0316666666667" calcext:value-type="float">
            <text:p>27.031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75]-[.E475])*[$Sheet2.$D$14]/12" office:value-type="float" office:value="7.50246472917458" calcext:value-type="float">
            <text:p>7.50246472917458</text:p>
          </table:table-cell>
          <table:table-cell table:formula="of:=[.H475]+[.I474]" office:value-type="float" office:value="1799.75812906086" calcext:value-type="float">
            <text:p>1799.75812906086</text:p>
          </table:table-cell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4:45:00</text:p>
          </table:table-cell>
          <table:table-cell office:value-type="float" office:value="0" calcext:value-type="float">
            <text:p>0</text:p>
          </table:table-cell>
          <table:table-cell office:value-type="float" office:value="82.2" calcext:value-type="float">
            <text:p>82.2</text:p>
          </table:table-cell>
          <table:table-cell office:value-type="float" office:value="506.1" calcext:value-type="float">
            <text:p>506.1</text:p>
          </table:table-cell>
          <table:table-cell office:value-type="float" office:value="27" calcext:value-type="float">
            <text:p>2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76]-[.E476])*[$Sheet2.$D$14]/12" office:value-type="float" office:value="7.49861580198154" calcext:value-type="float">
            <text:p>7.49861580198154</text:p>
          </table:table-cell>
          <table:table-cell table:formula="of:=[.H476]+[.I475]" office:value-type="float" office:value="1807.25674486285" calcext:value-type="float">
            <text:p>1807.25674486285</text:p>
          </table:table-cell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4:50:00</text:p>
          </table:table-cell>
          <table:table-cell office:value-type="float" office:value="0" calcext:value-type="float">
            <text:p>0</text:p>
          </table:table-cell>
          <table:table-cell office:value-type="float" office:value="82.2" calcext:value-type="float">
            <text:p>82.2</text:p>
          </table:table-cell>
          <table:table-cell office:value-type="float" office:value="506.1" calcext:value-type="float">
            <text:p>506.1</text:p>
          </table:table-cell>
          <table:table-cell office:value-type="float" office:value="27.1366666666667" calcext:value-type="float">
            <text:p>27.13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77]-[.E477])*[$Sheet2.$D$14]/12" office:value-type="float" office:value="7.48005038846214" calcext:value-type="float">
            <text:p>7.48005038846214</text:p>
          </table:table-cell>
          <table:table-cell table:formula="of:=[.H477]+[.I476]" office:value-type="float" office:value="1814.73679525131" calcext:value-type="float">
            <text:p>1814.73679525131</text:p>
          </table:table-cell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4:55:00</text:p>
          </table:table-cell>
          <table:table-cell office:value-type="float" office:value="0" calcext:value-type="float">
            <text:p>0</text:p>
          </table:table-cell>
          <table:table-cell office:value-type="float" office:value="82.16" calcext:value-type="float">
            <text:p>82.16</text:p>
          </table:table-cell>
          <table:table-cell office:value-type="float" office:value="506.1" calcext:value-type="float">
            <text:p>506.1</text:p>
          </table:table-cell>
          <table:table-cell office:value-type="float" office:value="27.2" calcext:value-type="float">
            <text:p>27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78]-[.E478])*[$Sheet2.$D$14]/12" office:value-type="float" office:value="7.46601312458161" calcext:value-type="float">
            <text:p>7.46601312458161</text:p>
          </table:table-cell>
          <table:table-cell table:formula="of:=[.H478]+[.I477]" office:value-type="float" office:value="1822.20280837589" calcext:value-type="float">
            <text:p>1822.20280837589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5:00:00</text:p>
          </table:table-cell>
          <table:table-cell office:value-type="float" office:value="0" calcext:value-type="float">
            <text:p>0</text:p>
          </table:table-cell>
          <table:table-cell office:value-type="float" office:value="82.06" calcext:value-type="float">
            <text:p>82.06</text:p>
          </table:table-cell>
          <table:table-cell office:value-type="float" office:value="506.1" calcext:value-type="float">
            <text:p>506.1</text:p>
          </table:table-cell>
          <table:table-cell office:value-type="float" office:value="27.2" calcext:value-type="float">
            <text:p>27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79]-[.E479])*[$Sheet2.$D$14]/12" office:value-type="float" office:value="7.45242867566498" calcext:value-type="float">
            <text:p>7.45242867566498</text:p>
          </table:table-cell>
          <table:table-cell table:formula="of:=[.H479]+[.I478]" office:value-type="float" office:value="1829.65523705155" calcext:value-type="float">
            <text:p>1829.65523705155</text:p>
          </table:table-cell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5:05:00</text:p>
          </table:table-cell>
          <table:table-cell office:value-type="float" office:value="764" calcext:value-type="float">
            <text:p>764</text:p>
          </table:table-cell>
          <table:table-cell office:value-type="float" office:value="82.36" calcext:value-type="float">
            <text:p>82.36</text:p>
          </table:table-cell>
          <table:table-cell office:value-type="float" office:value="506.14" calcext:value-type="float">
            <text:p>506.14</text:p>
          </table:table-cell>
          <table:table-cell office:value-type="float" office:value="27.2" calcext:value-type="float">
            <text:p>27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80]-[.E480])*[$Sheet2.$D$14]/12" office:value-type="float" office:value="7.49318202241488" calcext:value-type="float">
            <text:p>7.49318202241488</text:p>
          </table:table-cell>
          <table:table-cell table:formula="of:=[.H480]+[.I479]" office:value-type="float" office:value="1837.14841907397" calcext:value-type="float">
            <text:p>1837.14841907397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5:10:00</text:p>
          </table:table-cell>
          <table:table-cell office:value-type="float" office:value="1910" calcext:value-type="float">
            <text:p>1910</text:p>
          </table:table-cell>
          <table:table-cell office:value-type="float" office:value="83.54" calcext:value-type="float">
            <text:p>83.54</text:p>
          </table:table-cell>
          <table:table-cell office:value-type="float" office:value="506.24" calcext:value-type="float">
            <text:p>506.24</text:p>
          </table:table-cell>
          <table:table-cell office:value-type="float" office:value="27.2" calcext:value-type="float">
            <text:p>27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81]-[.E481])*[$Sheet2.$D$14]/12" office:value-type="float" office:value="7.65347851963116" calcext:value-type="float">
            <text:p>7.65347851963116</text:p>
          </table:table-cell>
          <table:table-cell table:formula="of:=[.H481]+[.I480]" office:value-type="float" office:value="1844.8018975936" calcext:value-type="float">
            <text:p>1844.8018975936</text:p>
          </table:table-cell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5:15:00</text:p>
          </table:table-cell>
          <table:table-cell office:value-type="float" office:value="1146" calcext:value-type="float">
            <text:p>1146</text:p>
          </table:table-cell>
          <table:table-cell office:value-type="float" office:value="84.78" calcext:value-type="float">
            <text:p>84.78</text:p>
          </table:table-cell>
          <table:table-cell office:value-type="float" office:value="506.34" calcext:value-type="float">
            <text:p>506.34</text:p>
          </table:table-cell>
          <table:table-cell office:value-type="float" office:value="27.1316666666667" calcext:value-type="float">
            <text:p>27.131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82]-[.E482])*[$Sheet2.$D$14]/12" office:value-type="float" office:value="7.83120839295711" calcext:value-type="float">
            <text:p>7.83120839295711</text:p>
          </table:table-cell>
          <table:table-cell table:formula="of:=[.H482]+[.I481]" office:value-type="float" office:value="1852.63310598656" calcext:value-type="float">
            <text:p>1852.63310598656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5:20:00</text:p>
          </table:table-cell>
          <table:table-cell office:value-type="float" office:value="0" calcext:value-type="float">
            <text:p>0</text:p>
          </table:table-cell>
          <table:table-cell office:value-type="float" office:value="85.04" calcext:value-type="float">
            <text:p>85.04</text:p>
          </table:table-cell>
          <table:table-cell office:value-type="float" office:value="506.4" calcext:value-type="float">
            <text:p>506.4</text:p>
          </table:table-cell>
          <table:table-cell office:value-type="float" office:value="27.1683333333333" calcext:value-type="float">
            <text:p>27.168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83]-[.E483])*[$Sheet2.$D$14]/12" office:value-type="float" office:value="7.86154699553759" calcext:value-type="float">
            <text:p>7.86154699553759</text:p>
          </table:table-cell>
          <table:table-cell table:formula="of:=[.H483]+[.I482]" office:value-type="float" office:value="1860.49465298209" calcext:value-type="float">
            <text:p>1860.49465298209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[.J483]-[.J442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22-06-25 15:25:00</text:p>
          </table:table-cell>
          <table:table-cell office:value-type="float" office:value="0" calcext:value-type="float">
            <text:p>0</text:p>
          </table:table-cell>
          <table:table-cell office:value-type="float" office:value="84.76" calcext:value-type="float">
            <text:p>84.76</text:p>
          </table:table-cell>
          <table:table-cell office:value-type="float" office:value="506.4" calcext:value-type="float">
            <text:p>506.4</text:p>
          </table:table-cell>
          <table:table-cell office:value-type="float" office:value="27.1316666666667" calcext:value-type="float">
            <text:p>27.131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84]-[.E484])*[$Sheet2.$D$14]/12" office:value-type="float" office:value="7.82849150317378" calcext:value-type="float">
            <text:p>7.82849150317378</text:p>
          </table:table-cell>
          <table:table-cell table:formula="of:=[.H484]+[.I483]" office:value-type="float" office:value="1868.32314448527" calcext:value-type="float">
            <text:p>1868.32314448527</text:p>
          </table:table-cell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5:30:00</text:p>
          </table:table-cell>
          <table:table-cell office:value-type="float" office:value="0" calcext:value-type="float">
            <text:p>0</text:p>
          </table:table-cell>
          <table:table-cell office:value-type="float" office:value="84.62" calcext:value-type="float">
            <text:p>84.62</text:p>
          </table:table-cell>
          <table:table-cell office:value-type="float" office:value="506.4" calcext:value-type="float">
            <text:p>506.4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85]-[.E485])*[$Sheet2.$D$14]/12" office:value-type="float" office:value="7.81377501684743" calcext:value-type="float">
            <text:p>7.81377501684743</text:p>
          </table:table-cell>
          <table:table-cell table:formula="of:=[.H485]+[.I484]" office:value-type="float" office:value="1876.13691950212" calcext:value-type="float">
            <text:p>1876.13691950212</text:p>
          </table:table-cell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5:35:00</text:p>
          </table:table-cell>
          <table:table-cell office:value-type="float" office:value="0" calcext:value-type="float">
            <text:p>0</text:p>
          </table:table-cell>
          <table:table-cell office:value-type="float" office:value="84.5" calcext:value-type="float">
            <text:p>84.5</text:p>
          </table:table-cell>
          <table:table-cell office:value-type="float" office:value="506.4" calcext:value-type="float">
            <text:p>506.4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86]-[.E486])*[$Sheet2.$D$14]/12" office:value-type="float" office:value="7.79747367814747" calcext:value-type="float">
            <text:p>7.79747367814747</text:p>
          </table:table-cell>
          <table:table-cell table:formula="of:=[.H486]+[.I485]" office:value-type="float" office:value="1883.93439318026" calcext:value-type="float">
            <text:p>1883.93439318026</text:p>
          </table:table-cell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5:40:00</text:p>
          </table:table-cell>
          <table:table-cell office:value-type="float" office:value="0" calcext:value-type="float">
            <text:p>0</text:p>
          </table:table-cell>
          <table:table-cell office:value-type="float" office:value="84.42" calcext:value-type="float">
            <text:p>84.42</text:p>
          </table:table-cell>
          <table:table-cell office:value-type="float" office:value="506.4" calcext:value-type="float">
            <text:p>506.4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87]-[.E487])*[$Sheet2.$D$14]/12" office:value-type="float" office:value="7.78660611901416" calcext:value-type="float">
            <text:p>7.78660611901416</text:p>
          </table:table-cell>
          <table:table-cell table:formula="of:=[.H487]+[.I486]" office:value-type="float" office:value="1891.72099929928" calcext:value-type="float">
            <text:p>1891.72099929928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5:45:00</text:p>
          </table:table-cell>
          <table:table-cell office:value-type="float" office:value="0" calcext:value-type="float">
            <text:p>0</text:p>
          </table:table-cell>
          <table:table-cell office:value-type="float" office:value="84.26" calcext:value-type="float">
            <text:p>84.26</text:p>
          </table:table-cell>
          <table:table-cell office:value-type="float" office:value="506.4" calcext:value-type="float">
            <text:p>506.4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88]-[.E488])*[$Sheet2.$D$14]/12" office:value-type="float" office:value="7.76487100074755" calcext:value-type="float">
            <text:p>7.76487100074755</text:p>
          </table:table-cell>
          <table:table-cell table:formula="of:=[.H488]+[.I487]" office:value-type="float" office:value="1899.48587030003" calcext:value-type="float">
            <text:p>1899.48587030003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5:50:00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506.4" calcext:value-type="float">
            <text:p>506.4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89]-[.E489])*[$Sheet2.$D$14]/12" office:value-type="float" office:value="7.75672033139757" calcext:value-type="float">
            <text:p>7.75672033139757</text:p>
          </table:table-cell>
          <table:table-cell table:formula="of:=[.H489]+[.I488]" office:value-type="float" office:value="1907.24259063142" calcext:value-type="float">
            <text:p>1907.24259063142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5:55:00</text:p>
          </table:table-cell>
          <table:table-cell office:value-type="float" office:value="0" calcext:value-type="float">
            <text:p>0</text:p>
          </table:table-cell>
          <table:table-cell office:value-type="float" office:value="84.16" calcext:value-type="float">
            <text:p>84.16</text:p>
          </table:table-cell>
          <table:table-cell office:value-type="float" office:value="506.4" calcext:value-type="float">
            <text:p>506.4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90]-[.E490])*[$Sheet2.$D$14]/12" office:value-type="float" office:value="7.75128655183091" calcext:value-type="float">
            <text:p>7.75128655183091</text:p>
          </table:table-cell>
          <table:table-cell table:formula="of:=[.H490]+[.I489]" office:value-type="float" office:value="1914.99387718325" calcext:value-type="float">
            <text:p>1914.99387718325</text:p>
          </table:table-cell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6:00:00</text:p>
          </table:table-cell>
          <table:table-cell office:value-type="float" office:value="0" calcext:value-type="float">
            <text:p>0</text:p>
          </table:table-cell>
          <table:table-cell office:value-type="float" office:value="84.06" calcext:value-type="float">
            <text:p>84.06</text:p>
          </table:table-cell>
          <table:table-cell office:value-type="float" office:value="506.4" calcext:value-type="float">
            <text:p>506.4</text:p>
          </table:table-cell>
          <table:table-cell office:value-type="float" office:value="26.895" calcext:value-type="float">
            <text:p>26.89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91]-[.E491])*[$Sheet2.$D$14]/12" office:value-type="float" office:value="7.76555022319338" calcext:value-type="float">
            <text:p>7.76555022319338</text:p>
          </table:table-cell>
          <table:table-cell table:formula="of:=[.H491]+[.I490]" office:value-type="float" office:value="1922.75942740645" calcext:value-type="float">
            <text:p>1922.75942740645</text:p>
          </table:table-cell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6:05:00</text:p>
          </table:table-cell>
          <table:table-cell office:value-type="float" office:value="0" calcext:value-type="float">
            <text:p>0</text:p>
          </table:table-cell>
          <table:table-cell office:value-type="float" office:value="83.96" calcext:value-type="float">
            <text:p>83.96</text:p>
          </table:table-cell>
          <table:table-cell office:value-type="float" office:value="506.4" calcext:value-type="float">
            <text:p>506.4</text:p>
          </table:table-cell>
          <table:table-cell office:value-type="float" office:value="27.005" calcext:value-type="float">
            <text:p>27.00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92]-[.E492])*[$Sheet2.$D$14]/12" office:value-type="float" office:value="7.73702288046845" calcext:value-type="float">
            <text:p>7.73702288046845</text:p>
          </table:table-cell>
          <table:table-cell table:formula="of:=[.H492]+[.I491]" office:value-type="float" office:value="1930.49645028692" calcext:value-type="float">
            <text:p>1930.49645028692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6:10:00</text:p>
          </table:table-cell>
          <table:table-cell office:value-type="float" office:value="0" calcext:value-type="float">
            <text:p>0</text:p>
          </table:table-cell>
          <table:table-cell office:value-type="float" office:value="83.9" calcext:value-type="float">
            <text:p>83.9</text:p>
          </table:table-cell>
          <table:table-cell office:value-type="float" office:value="506.4" calcext:value-type="float">
            <text:p>506.4</text:p>
          </table:table-cell>
          <table:table-cell office:value-type="float" office:value="27.2366666666667" calcext:value-type="float">
            <text:p>27.23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93]-[.E493])*[$Sheet2.$D$14]/12" office:value-type="float" office:value="7.69740157112827" calcext:value-type="float">
            <text:p>7.69740157112827</text:p>
          </table:table-cell>
          <table:table-cell table:formula="of:=[.H493]+[.I492]" office:value-type="float" office:value="1938.19385185804" calcext:value-type="float">
            <text:p>1938.19385185804</text:p>
          </table:table-cell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6:15:00</text:p>
          </table:table-cell>
          <table:table-cell office:value-type="float" office:value="0" calcext:value-type="float">
            <text:p>0</text:p>
          </table:table-cell>
          <table:table-cell office:value-type="float" office:value="83.86" calcext:value-type="float">
            <text:p>83.86</text:p>
          </table:table-cell>
          <table:table-cell office:value-type="float" office:value="506.4" calcext:value-type="float">
            <text:p>506.4</text:p>
          </table:table-cell>
          <table:table-cell office:value-type="float" office:value="27.1633333333333" calcext:value-type="float">
            <text:p>27.16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94]-[.E494])*[$Sheet2.$D$14]/12" office:value-type="float" office:value="7.70192972076715" calcext:value-type="float">
            <text:p>7.70192972076715</text:p>
          </table:table-cell>
          <table:table-cell table:formula="of:=[.H494]+[.I493]" office:value-type="float" office:value="1945.89578157881" calcext:value-type="float">
            <text:p>1945.89578157881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6:20:00</text:p>
          </table:table-cell>
          <table:table-cell office:value-type="float" office:value="0" calcext:value-type="float">
            <text:p>0</text:p>
          </table:table-cell>
          <table:table-cell office:value-type="float" office:value="83.8" calcext:value-type="float">
            <text:p>83.8</text:p>
          </table:table-cell>
          <table:table-cell office:value-type="float" office:value="506.4" calcext:value-type="float">
            <text:p>506.4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95]-[.E495])*[$Sheet2.$D$14]/12" office:value-type="float" office:value="7.70238253573103" calcext:value-type="float">
            <text:p>7.70238253573103</text:p>
          </table:table-cell>
          <table:table-cell table:formula="of:=[.H495]+[.I494]" office:value-type="float" office:value="1953.59816411454" calcext:value-type="float">
            <text:p>1953.59816411454</text:p>
          </table:table-cell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6:25:00</text:p>
          </table:table-cell>
          <table:table-cell office:value-type="float" office:value="0" calcext:value-type="float">
            <text:p>0</text:p>
          </table:table-cell>
          <table:table-cell office:value-type="float" office:value="83.76" calcext:value-type="float">
            <text:p>83.76</text:p>
          </table:table-cell>
          <table:table-cell office:value-type="float" office:value="506.4" calcext:value-type="float">
            <text:p>506.4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96]-[.E496])*[$Sheet2.$D$14]/12" office:value-type="float" office:value="7.69694875616438" calcext:value-type="float">
            <text:p>7.69694875616438</text:p>
          </table:table-cell>
          <table:table-cell table:formula="of:=[.H496]+[.I495]" office:value-type="float" office:value="1961.29511287071" calcext:value-type="float">
            <text:p>1961.29511287071</text:p>
          </table:table-cell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6:30:00</text:p>
          </table:table-cell>
          <table:table-cell office:value-type="float" office:value="0" calcext:value-type="float">
            <text:p>0</text:p>
          </table:table-cell>
          <table:table-cell office:value-type="float" office:value="83.66" calcext:value-type="float">
            <text:p>83.66</text:p>
          </table:table-cell>
          <table:table-cell office:value-type="float" office:value="506.4" calcext:value-type="float">
            <text:p>506.4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97]-[.E497])*[$Sheet2.$D$14]/12" office:value-type="float" office:value="7.68336430724775" calcext:value-type="float">
            <text:p>7.68336430724775</text:p>
          </table:table-cell>
          <table:table-cell table:formula="of:=[.H497]+[.I496]" office:value-type="float" office:value="1968.97847717795" calcext:value-type="float">
            <text:p>1968.97847717795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6:35:00</text:p>
          </table:table-cell>
          <table:table-cell office:value-type="float" office:value="0" calcext:value-type="float">
            <text:p>0</text:p>
          </table:table-cell>
          <table:table-cell office:value-type="float" office:value="83.56" calcext:value-type="float">
            <text:p>83.56</text:p>
          </table:table-cell>
          <table:table-cell office:value-type="float" office:value="506.4" calcext:value-type="float">
            <text:p>506.4</text:p>
          </table:table-cell>
          <table:table-cell office:value-type="float" office:value="27.3733333333333" calcext:value-type="float">
            <text:p>27.37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98]-[.E498])*[$Sheet2.$D$14]/12" office:value-type="float" office:value="7.63264903129232" calcext:value-type="float">
            <text:p>7.63264903129232</text:p>
          </table:table-cell>
          <table:table-cell table:formula="of:=[.H498]+[.I497]" office:value-type="float" office:value="1976.61112620925" calcext:value-type="float">
            <text:p>1976.61112620925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6:40:00</text:p>
          </table:table-cell>
          <table:table-cell office:value-type="float" office:value="0" calcext:value-type="float">
            <text:p>0</text:p>
          </table:table-cell>
          <table:table-cell office:value-type="float" office:value="83.46" calcext:value-type="float">
            <text:p>83.46</text:p>
          </table:table-cell>
          <table:table-cell office:value-type="float" office:value="506.4" calcext:value-type="float">
            <text:p>506.4</text:p>
          </table:table-cell>
          <table:table-cell office:value-type="float" office:value="27.5" calcext:value-type="float">
            <text:p>27.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499]-[.E499])*[$Sheet2.$D$14]/12" office:value-type="float" office:value="7.60185761374795" calcext:value-type="float">
            <text:p>7.60185761374795</text:p>
          </table:table-cell>
          <table:table-cell table:formula="of:=[.H499]+[.I498]" office:value-type="float" office:value="1984.21298382299" calcext:value-type="float">
            <text:p>1984.21298382299</text:p>
          </table:table-cell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6:45:00</text:p>
          </table:table-cell>
          <table:table-cell office:value-type="float" office:value="0" calcext:value-type="float">
            <text:p>0</text:p>
          </table:table-cell>
          <table:table-cell office:value-type="float" office:value="83.4" calcext:value-type="float">
            <text:p>83.4</text:p>
          </table:table-cell>
          <table:table-cell office:value-type="float" office:value="506.4" calcext:value-type="float">
            <text:p>506.4</text:p>
          </table:table-cell>
          <table:table-cell office:value-type="float" office:value="27.5" calcext:value-type="float">
            <text:p>27.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00]-[.E500])*[$Sheet2.$D$14]/12" office:value-type="float" office:value="7.59370694439797" calcext:value-type="float">
            <text:p>7.59370694439797</text:p>
          </table:table-cell>
          <table:table-cell table:formula="of:=[.H500]+[.I499]" office:value-type="float" office:value="1991.80669076739" calcext:value-type="float">
            <text:p>1991.80669076739</text:p>
          </table:table-cell>
          <table:table-cell office:value-type="float" office:value="258" calcext:value-type="float">
            <text:p>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6:50:00</text:p>
          </table:table-cell>
          <table:table-cell office:value-type="float" office:value="0" calcext:value-type="float">
            <text:p>0</text:p>
          </table:table-cell>
          <table:table-cell office:value-type="float" office:value="83.36" calcext:value-type="float">
            <text:p>83.36</text:p>
          </table:table-cell>
          <table:table-cell office:value-type="float" office:value="506.4" calcext:value-type="float">
            <text:p>506.4</text:p>
          </table:table-cell>
          <table:table-cell office:value-type="float" office:value="27.4316666666667" calcext:value-type="float">
            <text:p>27.431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01]-[.E501])*[$Sheet2.$D$14]/12" office:value-type="float" office:value="7.59755587159102" calcext:value-type="float">
            <text:p>7.59755587159102</text:p>
          </table:table-cell>
          <table:table-cell table:formula="of:=[.H501]+[.I500]" office:value-type="float" office:value="1999.40424663898" calcext:value-type="float">
            <text:p>1999.40424663898</text:p>
          </table:table-cell>
          <table:table-cell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6:55:00</text:p>
          </table:table-cell>
          <table:table-cell office:value-type="float" office:value="0" calcext:value-type="float">
            <text:p>0</text:p>
          </table:table-cell>
          <table:table-cell office:value-type="float" office:value="83.26" calcext:value-type="float">
            <text:p>83.26</text:p>
          </table:table-cell>
          <table:table-cell office:value-type="float" office:value="506.4" calcext:value-type="float">
            <text:p>506.4</text:p>
          </table:table-cell>
          <table:table-cell office:value-type="float" office:value="27.4683333333333" calcext:value-type="float">
            <text:p>27.468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02]-[.E502])*[$Sheet2.$D$14]/12" office:value-type="float" office:value="7.57899045807162" calcext:value-type="float">
            <text:p>7.57899045807162</text:p>
          </table:table-cell>
          <table:table-cell table:formula="of:=[.H502]+[.I501]" office:value-type="float" office:value="2006.98323709705" calcext:value-type="float">
            <text:p>2006.98323709705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7:00:00</text:p>
          </table:table-cell>
          <table:table-cell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  <table:table-cell office:value-type="float" office:value="506.4" calcext:value-type="float">
            <text:p>506.4</text:p>
          </table:table-cell>
          <table:table-cell office:value-type="float" office:value="27.4316666666667" calcext:value-type="float">
            <text:p>27.431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03]-[.E503])*[$Sheet2.$D$14]/12" office:value-type="float" office:value="7.5758207533244" calcext:value-type="float">
            <text:p>7.5758207533244</text:p>
          </table:table-cell>
          <table:table-cell table:formula="of:=[.H503]+[.I502]" office:value-type="float" office:value="2014.55905785038" calcext:value-type="float">
            <text:p>2014.55905785038</text:p>
          </table:table-cell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7:05:00</text:p>
          </table:table-cell>
          <table:table-cell office:value-type="float" office:value="0" calcext:value-type="float">
            <text:p>0</text:p>
          </table:table-cell>
          <table:table-cell office:value-type="float" office:value="83.16" calcext:value-type="float">
            <text:p>83.16</text:p>
          </table:table-cell>
          <table:table-cell office:value-type="float" office:value="506.4" calcext:value-type="float">
            <text:p>506.4</text:p>
          </table:table-cell>
          <table:table-cell office:value-type="float" office:value="27.5366666666667" calcext:value-type="float">
            <text:p>27.53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04]-[.E504])*[$Sheet2.$D$14]/12" office:value-type="float" office:value="7.55612330239528" calcext:value-type="float">
            <text:p>7.55612330239528</text:p>
          </table:table-cell>
          <table:table-cell table:formula="of:=[.H504]+[.I503]" office:value-type="float" office:value="2022.11518115277" calcext:value-type="float">
            <text:p>2022.11518115277</text:p>
          </table:table-cell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7:10:00</text:p>
          </table:table-cell>
          <table:table-cell office:value-type="float" office:value="0" calcext:value-type="float">
            <text:p>0</text:p>
          </table:table-cell>
          <table:table-cell office:value-type="float" office:value="83.06" calcext:value-type="float">
            <text:p>83.06</text:p>
          </table:table-cell>
          <table:table-cell office:value-type="float" office:value="506.4" calcext:value-type="float">
            <text:p>506.4</text:p>
          </table:table-cell>
          <table:table-cell office:value-type="float" office:value="27.6" calcext:value-type="float">
            <text:p>27.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05]-[.E505])*[$Sheet2.$D$14]/12" office:value-type="float" office:value="7.53393536916478" calcext:value-type="float">
            <text:p>7.53393536916478</text:p>
          </table:table-cell>
          <table:table-cell table:formula="of:=[.H505]+[.I504]" office:value-type="float" office:value="2029.64911652194" calcext:value-type="float">
            <text:p>2029.64911652194</text:p>
          </table:table-cell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7:15:00</text:p>
          </table:table-cell>
          <table:table-cell office:value-type="float" office:value="0" calcext:value-type="float">
            <text:p>0</text:p>
          </table:table-cell>
          <table:table-cell office:value-type="float" office:value="82.96" calcext:value-type="float">
            <text:p>82.96</text:p>
          </table:table-cell>
          <table:table-cell office:value-type="float" office:value="506.4" calcext:value-type="float">
            <text:p>506.4</text:p>
          </table:table-cell>
          <table:table-cell office:value-type="float" office:value="27.6" calcext:value-type="float">
            <text:p>27.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06]-[.E506])*[$Sheet2.$D$14]/12" office:value-type="float" office:value="7.52035092024815" calcext:value-type="float">
            <text:p>7.52035092024815</text:p>
          </table:table-cell>
          <table:table-cell table:formula="of:=[.H506]+[.I505]" office:value-type="float" office:value="2037.16946744219" calcext:value-type="float">
            <text:p>2037.16946744219</text:p>
          </table:table-cell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7:20:00</text:p>
          </table:table-cell>
          <table:table-cell office:value-type="float" office:value="0" calcext:value-type="float">
            <text:p>0</text:p>
          </table:table-cell>
          <table:table-cell office:value-type="float" office:value="82.86" calcext:value-type="float">
            <text:p>82.86</text:p>
          </table:table-cell>
          <table:table-cell office:value-type="float" office:value="506.4" calcext:value-type="float">
            <text:p>506.4</text:p>
          </table:table-cell>
          <table:table-cell office:value-type="float" office:value="27.5316666666667" calcext:value-type="float">
            <text:p>27.531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07]-[.E507])*[$Sheet2.$D$14]/12" office:value-type="float" office:value="7.51604917809122" calcext:value-type="float">
            <text:p>7.51604917809122</text:p>
          </table:table-cell>
          <table:table-cell table:formula="of:=[.H507]+[.I506]" office:value-type="float" office:value="2044.68551662028" calcext:value-type="float">
            <text:p>2044.68551662028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7:25:00</text:p>
          </table:table-cell>
          <table:table-cell office:value-type="float" office:value="0" calcext:value-type="float">
            <text:p>0</text:p>
          </table:table-cell>
          <table:table-cell office:value-type="float" office:value="82.8" calcext:value-type="float">
            <text:p>82.8</text:p>
          </table:table-cell>
          <table:table-cell office:value-type="float" office:value="506.4" calcext:value-type="float">
            <text:p>506.4</text:p>
          </table:table-cell>
          <table:table-cell office:value-type="float" office:value="27.5" calcext:value-type="float">
            <text:p>27.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08]-[.E508])*[$Sheet2.$D$14]/12" office:value-type="float" office:value="7.51220025089817" calcext:value-type="float">
            <text:p>7.51220025089817</text:p>
          </table:table-cell>
          <table:table-cell table:formula="of:=[.H508]+[.I507]" office:value-type="float" office:value="2052.19771687118" calcext:value-type="float">
            <text:p>2052.19771687118</text:p>
          </table:table-cell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7:30:00</text:p>
          </table:table-cell>
          <table:table-cell office:value-type="float" office:value="0" calcext:value-type="float">
            <text:p>0</text:p>
          </table:table-cell>
          <table:table-cell office:value-type="float" office:value="82.8" calcext:value-type="float">
            <text:p>82.8</text:p>
          </table:table-cell>
          <table:table-cell office:value-type="float" office:value="506.4" calcext:value-type="float">
            <text:p>506.4</text:p>
          </table:table-cell>
          <table:table-cell office:value-type="float" office:value="27.5" calcext:value-type="float">
            <text:p>27.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09]-[.E509])*[$Sheet2.$D$14]/12" office:value-type="float" office:value="7.51220025089817" calcext:value-type="float">
            <text:p>7.51220025089817</text:p>
          </table:table-cell>
          <table:table-cell table:formula="of:=[.H509]+[.I508]" office:value-type="float" office:value="2059.70991712208" calcext:value-type="float">
            <text:p>2059.70991712208</text:p>
          </table:table-cell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7:35:00</text:p>
          </table:table-cell>
          <table:table-cell office:value-type="float" office:value="0" calcext:value-type="float">
            <text:p>0</text:p>
          </table:table-cell>
          <table:table-cell office:value-type="float" office:value="82.76" calcext:value-type="float">
            <text:p>82.76</text:p>
          </table:table-cell>
          <table:table-cell office:value-type="float" office:value="506.4" calcext:value-type="float">
            <text:p>506.4</text:p>
          </table:table-cell>
          <table:table-cell office:value-type="float" office:value="27.2266666666667" calcext:value-type="float">
            <text:p>27.22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10]-[.E510])*[$Sheet2.$D$14]/12" office:value-type="float" office:value="7.54389729837032" calcext:value-type="float">
            <text:p>7.54389729837032</text:p>
          </table:table-cell>
          <table:table-cell table:formula="of:=[.H510]+[.I509]" office:value-type="float" office:value="2067.25381442045" calcext:value-type="float">
            <text:p>2067.25381442045</text:p>
          </table:table-cell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7:40:00</text:p>
          </table:table-cell>
          <table:table-cell office:value-type="float" office:value="0" calcext:value-type="float">
            <text:p>0</text:p>
          </table:table-cell>
          <table:table-cell office:value-type="float" office:value="82.7" calcext:value-type="float">
            <text:p>82.7</text:p>
          </table:table-cell>
          <table:table-cell office:value-type="float" office:value="506.4" calcext:value-type="float">
            <text:p>506.4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11]-[.E511])*[$Sheet2.$D$14]/12" office:value-type="float" office:value="7.55295359764807" calcext:value-type="float">
            <text:p>7.55295359764807</text:p>
          </table:table-cell>
          <table:table-cell table:formula="of:=[.H511]+[.I510]" office:value-type="float" office:value="2074.80676801809" calcext:value-type="float">
            <text:p>2074.80676801809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7:45:00</text:p>
          </table:table-cell>
          <table:table-cell office:value-type="float" office:value="0" calcext:value-type="float">
            <text:p>0</text:p>
          </table:table-cell>
          <table:table-cell office:value-type="float" office:value="82.66" calcext:value-type="float">
            <text:p>82.66</text:p>
          </table:table-cell>
          <table:table-cell office:value-type="float" office:value="506.4" calcext:value-type="float">
            <text:p>506.4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12]-[.E512])*[$Sheet2.$D$14]/12" office:value-type="float" office:value="7.54751981808141" calcext:value-type="float">
            <text:p>7.54751981808141</text:p>
          </table:table-cell>
          <table:table-cell table:formula="of:=[.H512]+[.I511]" office:value-type="float" office:value="2082.35428783617" calcext:value-type="float">
            <text:p>2082.35428783617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7:50:00</text:p>
          </table:table-cell>
          <table:table-cell office:value-type="float" office:value="0" calcext:value-type="float">
            <text:p>0</text:p>
          </table:table-cell>
          <table:table-cell office:value-type="float" office:value="82.6" calcext:value-type="float">
            <text:p>82.6</text:p>
          </table:table-cell>
          <table:table-cell office:value-type="float" office:value="506.4" calcext:value-type="float">
            <text:p>506.4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13]-[.E513])*[$Sheet2.$D$14]/12" office:value-type="float" office:value="7.53936914873143" calcext:value-type="float">
            <text:p>7.53936914873143</text:p>
          </table:table-cell>
          <table:table-cell table:formula="of:=[.H513]+[.I512]" office:value-type="float" office:value="2089.89365698491" calcext:value-type="float">
            <text:p>2089.89365698491</text:p>
          </table:table-cell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7:55:00</text:p>
          </table:table-cell>
          <table:table-cell office:value-type="float" office:value="0" calcext:value-type="float">
            <text:p>0</text:p>
          </table:table-cell>
          <table:table-cell office:value-type="float" office:value="82.56" calcext:value-type="float">
            <text:p>82.56</text:p>
          </table:table-cell>
          <table:table-cell office:value-type="float" office:value="506.4" calcext:value-type="float">
            <text:p>506.4</text:p>
          </table:table-cell>
          <table:table-cell office:value-type="float" office:value="27.1683333333333" calcext:value-type="float">
            <text:p>27.168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14]-[.E514])*[$Sheet2.$D$14]/12" office:value-type="float" office:value="7.52465266240509" calcext:value-type="float">
            <text:p>7.52465266240509</text:p>
          </table:table-cell>
          <table:table-cell table:formula="of:=[.H514]+[.I513]" office:value-type="float" office:value="2097.41830964731" calcext:value-type="float">
            <text:p>2097.41830964731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8:00:00</text:p>
          </table:table-cell>
          <table:table-cell office:value-type="float" office:value="0" calcext:value-type="float">
            <text:p>0</text:p>
          </table:table-cell>
          <table:table-cell office:value-type="float" office:value="82.46" calcext:value-type="float">
            <text:p>82.46</text:p>
          </table:table-cell>
          <table:table-cell office:value-type="float" office:value="506.4" calcext:value-type="float">
            <text:p>506.4</text:p>
          </table:table-cell>
          <table:table-cell office:value-type="float" office:value="27.2" calcext:value-type="float">
            <text:p>27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15]-[.E515])*[$Sheet2.$D$14]/12" office:value-type="float" office:value="7.50676647133152" calcext:value-type="float">
            <text:p>7.50676647133152</text:p>
          </table:table-cell>
          <table:table-cell table:formula="of:=[.H515]+[.I514]" office:value-type="float" office:value="2104.92507611864" calcext:value-type="float">
            <text:p>2104.92507611864</text:p>
          </table:table-cell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8:05:00</text:p>
          </table:table-cell>
          <table:table-cell office:value-type="float" office:value="0" calcext:value-type="float">
            <text:p>0</text:p>
          </table:table-cell>
          <table:table-cell office:value-type="float" office:value="82.36" calcext:value-type="float">
            <text:p>82.36</text:p>
          </table:table-cell>
          <table:table-cell office:value-type="float" office:value="506.4" calcext:value-type="float">
            <text:p>506.4</text:p>
          </table:table-cell>
          <table:table-cell office:value-type="float" office:value="27.2" calcext:value-type="float">
            <text:p>27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16]-[.E516])*[$Sheet2.$D$14]/12" office:value-type="float" office:value="7.49318202241488" calcext:value-type="float">
            <text:p>7.49318202241488</text:p>
          </table:table-cell>
          <table:table-cell table:formula="of:=[.H516]+[.I515]" office:value-type="float" office:value="2112.41825814106" calcext:value-type="float">
            <text:p>2112.41825814106</text:p>
          </table:table-cell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8:10:00</text:p>
          </table:table-cell>
          <table:table-cell office:value-type="float" office:value="0" calcext:value-type="float">
            <text:p>0</text:p>
          </table:table-cell>
          <table:table-cell office:value-type="float" office:value="82.3" calcext:value-type="float">
            <text:p>82.3</text:p>
          </table:table-cell>
          <table:table-cell office:value-type="float" office:value="506.4" calcext:value-type="float">
            <text:p>506.4</text:p>
          </table:table-cell>
          <table:table-cell office:value-type="float" office:value="27.2" calcext:value-type="float">
            <text:p>27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17]-[.E517])*[$Sheet2.$D$14]/12" office:value-type="float" office:value="7.4850313530649" calcext:value-type="float">
            <text:p>7.4850313530649</text:p>
          </table:table-cell>
          <table:table-cell table:formula="of:=[.H517]+[.I516]" office:value-type="float" office:value="2119.90328949412" calcext:value-type="float">
            <text:p>2119.90328949412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8:15:00</text:p>
          </table:table-cell>
          <table:table-cell office:value-type="float" office:value="0" calcext:value-type="float">
            <text:p>0</text:p>
          </table:table-cell>
          <table:table-cell office:value-type="float" office:value="82.26" calcext:value-type="float">
            <text:p>82.26</text:p>
          </table:table-cell>
          <table:table-cell office:value-type="float" office:value="506.4" calcext:value-type="float">
            <text:p>506.4</text:p>
          </table:table-cell>
          <table:table-cell office:value-type="float" office:value="27.2" calcext:value-type="float">
            <text:p>27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18]-[.E518])*[$Sheet2.$D$14]/12" office:value-type="float" office:value="7.47959757349825" calcext:value-type="float">
            <text:p>7.47959757349825</text:p>
          </table:table-cell>
          <table:table-cell table:formula="of:=[.H518]+[.I517]" office:value-type="float" office:value="2127.38288706762" calcext:value-type="float">
            <text:p>2127.38288706762</text:p>
          </table:table-cell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8:20:00</text:p>
          </table:table-cell>
          <table:table-cell office:value-type="float" office:value="0" calcext:value-type="float">
            <text:p>0</text:p>
          </table:table-cell>
          <table:table-cell office:value-type="float" office:value="82.2" calcext:value-type="float">
            <text:p>82.2</text:p>
          </table:table-cell>
          <table:table-cell office:value-type="float" office:value="506.4" calcext:value-type="float">
            <text:p>506.4</text:p>
          </table:table-cell>
          <table:table-cell office:value-type="float" office:value="27.2" calcext:value-type="float">
            <text:p>27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19]-[.E519])*[$Sheet2.$D$14]/12" office:value-type="float" office:value="7.47144690414827" calcext:value-type="float">
            <text:p>7.47144690414827</text:p>
          </table:table-cell>
          <table:table-cell table:formula="of:=[.H519]+[.I518]" office:value-type="float" office:value="2134.85433397177" calcext:value-type="float">
            <text:p>2134.85433397177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8:25:00</text:p>
          </table:table-cell>
          <table:table-cell office:value-type="float" office:value="0" calcext:value-type="float">
            <text:p>0</text:p>
          </table:table-cell>
          <table:table-cell office:value-type="float" office:value="82.16" calcext:value-type="float">
            <text:p>82.16</text:p>
          </table:table-cell>
          <table:table-cell office:value-type="float" office:value="506.4" calcext:value-type="float">
            <text:p>506.4</text:p>
          </table:table-cell>
          <table:table-cell table:style-name="ce4" table:formula="of:=[.E519]" office:value-type="float" office:value="27.2" calcext:value-type="float">
            <text:p>27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20]-[.E520])*[$Sheet2.$D$14]/12" office:value-type="float" office:value="7.46601312458161" calcext:value-type="float">
            <text:p>7.46601312458161</text:p>
          </table:table-cell>
          <table:table-cell table:formula="of:=[.H520]+[.I519]" office:value-type="float" office:value="2142.32034709635" calcext:value-type="float">
            <text:p>2142.32034709635</text:p>
          </table:table-cell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8:30:00</text:p>
          </table:table-cell>
          <table:table-cell table:style-name="ce4" table:formula="of:=[.B520]" office:value-type="float" office:value="0" calcext:value-type="float">
            <text:p>0</text:p>
          </table:table-cell>
          <table:table-cell table:style-name="ce4" table:formula="of:=[.C520]" office:value-type="float" office:value="82.16" calcext:value-type="float">
            <text:p>82.16</text:p>
          </table:table-cell>
          <table:table-cell table:style-name="ce4" table:formula="of:=[.D520]" office:value-type="float" office:value="506.4" calcext:value-type="float">
            <text:p>506.4</text:p>
          </table:table-cell>
          <table:table-cell table:style-name="ce4" table:formula="of:=[.E520]" office:value-type="float" office:value="27.2" calcext:value-type="float">
            <text:p>27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21]-[.E521])*[$Sheet2.$D$14]/12" office:value-type="float" office:value="7.46601312458161" calcext:value-type="float">
            <text:p>7.46601312458161</text:p>
          </table:table-cell>
          <table:table-cell table:formula="of:=[.H521]+[.I520]" office:value-type="float" office:value="2149.78636022093" calcext:value-type="float">
            <text:p>2149.78636022093</text:p>
          </table:table-cell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8:35:00</text:p>
          </table:table-cell>
          <table:table-cell table:style-name="ce4" table:formula="of:=[.B521]" office:value-type="float" office:value="0" calcext:value-type="float">
            <text:p>0</text:p>
          </table:table-cell>
          <table:table-cell table:style-name="ce4" table:formula="of:=[.C521]" office:value-type="float" office:value="82.16" calcext:value-type="float">
            <text:p>82.16</text:p>
          </table:table-cell>
          <table:table-cell table:style-name="ce4" table:formula="of:=[.D521]" office:value-type="float" office:value="506.4" calcext:value-type="float">
            <text:p>506.4</text:p>
          </table:table-cell>
          <table:table-cell table:style-name="ce4" table:formula="of:=[.E521]" office:value-type="float" office:value="27.2" calcext:value-type="float">
            <text:p>27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22]-[.E522])*[$Sheet2.$D$14]/12" office:value-type="float" office:value="7.46601312458161" calcext:value-type="float">
            <text:p>7.46601312458161</text:p>
          </table:table-cell>
          <table:table-cell table:formula="of:=[.H522]+[.I521]" office:value-type="float" office:value="2157.25237334551" calcext:value-type="float">
            <text:p>2157.25237334551</text:p>
          </table:table-cell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8:40:00</text:p>
          </table:table-cell>
          <table:table-cell table:style-name="ce4" table:formula="of:=[.B522]" office:value-type="float" office:value="0" calcext:value-type="float">
            <text:p>0</text:p>
          </table:table-cell>
          <table:table-cell table:style-name="ce4" table:formula="of:=[.C522]" office:value-type="float" office:value="82.16" calcext:value-type="float">
            <text:p>82.16</text:p>
          </table:table-cell>
          <table:table-cell table:style-name="ce4" table:formula="of:=[.D522]" office:value-type="float" office:value="506.4" calcext:value-type="float">
            <text:p>506.4</text:p>
          </table:table-cell>
          <table:table-cell table:style-name="ce4" table:formula="of:=[.E522]" office:value-type="float" office:value="27.2" calcext:value-type="float">
            <text:p>27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23]-[.E523])*[$Sheet2.$D$14]/12" office:value-type="float" office:value="7.46601312458161" calcext:value-type="float">
            <text:p>7.46601312458161</text:p>
          </table:table-cell>
          <table:table-cell table:formula="of:=[.H523]+[.I522]" office:value-type="float" office:value="2164.7183864701" calcext:value-type="float">
            <text:p>2164.7183864701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8:45:00</text:p>
          </table:table-cell>
          <table:table-cell table:style-name="ce4" table:formula="of:=[.B523]" office:value-type="float" office:value="0" calcext:value-type="float">
            <text:p>0</text:p>
          </table:table-cell>
          <table:table-cell table:style-name="ce4" table:formula="of:=[.C523]" office:value-type="float" office:value="82.16" calcext:value-type="float">
            <text:p>82.16</text:p>
          </table:table-cell>
          <table:table-cell table:style-name="ce4" table:formula="of:=[.D523]" office:value-type="float" office:value="506.4" calcext:value-type="float">
            <text:p>506.4</text:p>
          </table:table-cell>
          <table:table-cell table:style-name="ce4" table:formula="of:=[.E523]" office:value-type="float" office:value="27.2" calcext:value-type="float">
            <text:p>27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24]-[.E524])*[$Sheet2.$D$14]/12" office:value-type="float" office:value="7.46601312458161" calcext:value-type="float">
            <text:p>7.46601312458161</text:p>
          </table:table-cell>
          <table:table-cell table:formula="of:=[.H524]+[.I523]" office:value-type="float" office:value="2172.18439959468" calcext:value-type="float">
            <text:p>2172.18439959468</text:p>
          </table:table-cell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8:50:00</text:p>
          </table:table-cell>
          <table:table-cell table:style-name="ce4" table:formula="of:=[.B524]" office:value-type="float" office:value="0" calcext:value-type="float">
            <text:p>0</text:p>
          </table:table-cell>
          <table:table-cell table:style-name="ce4" table:formula="of:=[.C524]" office:value-type="float" office:value="82.16" calcext:value-type="float">
            <text:p>82.16</text:p>
          </table:table-cell>
          <table:table-cell table:style-name="ce4" table:formula="of:=[.D524]" office:value-type="float" office:value="506.4" calcext:value-type="float">
            <text:p>506.4</text:p>
          </table:table-cell>
          <table:table-cell table:style-name="ce4" table:formula="of:=[.E524]" office:value-type="float" office:value="27.2" calcext:value-type="float">
            <text:p>27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25]-[.E525])*[$Sheet2.$D$14]/12" office:value-type="float" office:value="7.46601312458161" calcext:value-type="float">
            <text:p>7.46601312458161</text:p>
          </table:table-cell>
          <table:table-cell table:formula="of:=[.H525]+[.I524]" office:value-type="float" office:value="2179.65041271926" calcext:value-type="float">
            <text:p>2179.65041271926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8:55:00</text:p>
          </table:table-cell>
          <table:table-cell table:style-name="ce4" table:formula="of:=[.B525]" office:value-type="float" office:value="0" calcext:value-type="float">
            <text:p>0</text:p>
          </table:table-cell>
          <table:table-cell table:style-name="ce4" table:formula="of:=[.C525]" office:value-type="float" office:value="82.16" calcext:value-type="float">
            <text:p>82.16</text:p>
          </table:table-cell>
          <table:table-cell table:style-name="ce4" table:formula="of:=[.D525]" office:value-type="float" office:value="506.4" calcext:value-type="float">
            <text:p>506.4</text:p>
          </table:table-cell>
          <table:table-cell table:style-name="ce4" table:formula="of:=[.E525]" office:value-type="float" office:value="27.2" calcext:value-type="float">
            <text:p>27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26]-[.E526])*[$Sheet2.$D$14]/12" office:value-type="float" office:value="7.46601312458161" calcext:value-type="float">
            <text:p>7.46601312458161</text:p>
          </table:table-cell>
          <table:table-cell table:formula="of:=[.H526]+[.I525]" office:value-type="float" office:value="2187.11642584384" calcext:value-type="float">
            <text:p>2187.11642584384</text:p>
          </table:table-cell>
          <table:table-cell office:value-type="float" office:value="284" calcext:value-type="float">
            <text:p>284</text:p>
          </table:table-cell>
          <table:table-cell/>
          <table:table-cell table:formula="of:=[.J526]-[.J483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22-06-25 19:00:00</text:p>
          </table:table-cell>
          <table:table-cell office:value-type="float" office:value="0" calcext:value-type="float">
            <text:p>0</text:p>
          </table:table-cell>
          <table:table-cell office:value-type="float" office:value="84.2166666666667" calcext:value-type="float">
            <text:p>84.2166666666667</text:p>
          </table:table-cell>
          <table:table-cell office:value-type="float" office:value="506.8" calcext:value-type="float">
            <text:p>506.8</text:p>
          </table:table-cell>
          <table:table-cell office:value-type="float" office:value="27.2995833333333" calcext:value-type="float">
            <text:p>27.29958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27]-[.E527])*[$Sheet2.$D$14]/12" office:value-type="float" office:value="7.73187211025423" calcext:value-type="float">
            <text:p>7.73187211025423</text:p>
          </table:table-cell>
          <table:table-cell table:formula="of:=[.H527]+[.I526]" office:value-type="float" office:value="2194.84829795409" calcext:value-type="float">
            <text:p>2194.84829795409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9:05:00</text:p>
          </table:table-cell>
          <table:table-cell table:style-name="ce4" table:formula="of:=[.B527]" office:value-type="float" office:value="0" calcext:value-type="float">
            <text:p>0</text:p>
          </table:table-cell>
          <table:table-cell table:style-name="ce4" table:formula="of:=[.C527]" office:value-type="float" office:value="84.2166666666667" calcext:value-type="float">
            <text:p>84.2166666666667</text:p>
          </table:table-cell>
          <table:table-cell table:style-name="ce4" table:formula="of:=[.D527]" office:value-type="float" office:value="506.8" calcext:value-type="float">
            <text:p>506.8</text:p>
          </table:table-cell>
          <table:table-cell table:style-name="ce4" table:formula="of:=[.E527]" office:value-type="float" office:value="27.2995833333333" calcext:value-type="float">
            <text:p>27.29958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28]-[.E528])*[$Sheet2.$D$14]/12" office:value-type="float" office:value="7.73187211025423" calcext:value-type="float">
            <text:p>7.73187211025423</text:p>
          </table:table-cell>
          <table:table-cell table:formula="of:=[.H528]+[.I527]" office:value-type="float" office:value="2202.58017006435" calcext:value-type="float">
            <text:p>2202.58017006435</text:p>
          </table:table-cell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9:10:00</text:p>
          </table:table-cell>
          <table:table-cell table:style-name="ce4" table:formula="of:=[.B528]" office:value-type="float" office:value="0" calcext:value-type="float">
            <text:p>0</text:p>
          </table:table-cell>
          <table:table-cell table:style-name="ce4" table:formula="of:=[.C528]" office:value-type="float" office:value="84.2166666666667" calcext:value-type="float">
            <text:p>84.2166666666667</text:p>
          </table:table-cell>
          <table:table-cell table:style-name="ce4" table:formula="of:=[.D528]" office:value-type="float" office:value="506.8" calcext:value-type="float">
            <text:p>506.8</text:p>
          </table:table-cell>
          <table:table-cell table:style-name="ce4" table:formula="of:=[.E528]" office:value-type="float" office:value="27.2995833333333" calcext:value-type="float">
            <text:p>27.29958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29]-[.E529])*[$Sheet2.$D$14]/12" office:value-type="float" office:value="7.73187211025423" calcext:value-type="float">
            <text:p>7.73187211025423</text:p>
          </table:table-cell>
          <table:table-cell table:formula="of:=[.H529]+[.I528]" office:value-type="float" office:value="2210.3120421746" calcext:value-type="float">
            <text:p>2210.3120421746</text:p>
          </table:table-cell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9:15:00</text:p>
          </table:table-cell>
          <table:table-cell table:style-name="ce4" table:formula="of:=[.B529]" office:value-type="float" office:value="0" calcext:value-type="float">
            <text:p>0</text:p>
          </table:table-cell>
          <table:table-cell table:style-name="ce4" table:formula="of:=[.C529]" office:value-type="float" office:value="84.2166666666667" calcext:value-type="float">
            <text:p>84.2166666666667</text:p>
          </table:table-cell>
          <table:table-cell table:style-name="ce4" table:formula="of:=[.D529]" office:value-type="float" office:value="506.8" calcext:value-type="float">
            <text:p>506.8</text:p>
          </table:table-cell>
          <table:table-cell table:style-name="ce4" table:formula="of:=[.E529]" office:value-type="float" office:value="27.2995833333333" calcext:value-type="float">
            <text:p>27.29958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30]-[.E530])*[$Sheet2.$D$14]/12" office:value-type="float" office:value="7.73187211025423" calcext:value-type="float">
            <text:p>7.73187211025423</text:p>
          </table:table-cell>
          <table:table-cell table:formula="of:=[.H530]+[.I529]" office:value-type="float" office:value="2218.04391428486" calcext:value-type="float">
            <text:p>2218.04391428486</text:p>
          </table:table-cell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9:20:00</text:p>
          </table:table-cell>
          <table:table-cell table:style-name="ce4" table:formula="of:=[.B530]" office:value-type="float" office:value="0" calcext:value-type="float">
            <text:p>0</text:p>
          </table:table-cell>
          <table:table-cell table:style-name="ce4" table:formula="of:=[.C530]" office:value-type="float" office:value="84.2166666666667" calcext:value-type="float">
            <text:p>84.2166666666667</text:p>
          </table:table-cell>
          <table:table-cell table:style-name="ce4" table:formula="of:=[.D530]" office:value-type="float" office:value="506.8" calcext:value-type="float">
            <text:p>506.8</text:p>
          </table:table-cell>
          <table:table-cell table:style-name="ce4" table:formula="of:=[.E530]" office:value-type="float" office:value="27.2995833333333" calcext:value-type="float">
            <text:p>27.29958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31]-[.E531])*[$Sheet2.$D$14]/12" office:value-type="float" office:value="7.73187211025423" calcext:value-type="float">
            <text:p>7.73187211025423</text:p>
          </table:table-cell>
          <table:table-cell table:formula="of:=[.H531]+[.I530]" office:value-type="float" office:value="2225.77578639511" calcext:value-type="float">
            <text:p>2225.77578639511</text:p>
          </table:table-cell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9:25:00</text:p>
          </table:table-cell>
          <table:table-cell table:style-name="ce4" table:formula="of:=[.B531]" office:value-type="float" office:value="0" calcext:value-type="float">
            <text:p>0</text:p>
          </table:table-cell>
          <table:table-cell table:style-name="ce4" table:formula="of:=[.C531]" office:value-type="float" office:value="84.2166666666667" calcext:value-type="float">
            <text:p>84.2166666666667</text:p>
          </table:table-cell>
          <table:table-cell table:style-name="ce4" table:formula="of:=[.D531]" office:value-type="float" office:value="506.8" calcext:value-type="float">
            <text:p>506.8</text:p>
          </table:table-cell>
          <table:table-cell table:style-name="ce4" table:formula="of:=[.E531]" office:value-type="float" office:value="27.2995833333333" calcext:value-type="float">
            <text:p>27.29958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32]-[.E532])*[$Sheet2.$D$14]/12" office:value-type="float" office:value="7.73187211025423" calcext:value-type="float">
            <text:p>7.73187211025423</text:p>
          </table:table-cell>
          <table:table-cell table:formula="of:=[.H532]+[.I531]" office:value-type="float" office:value="2233.50765850536" calcext:value-type="float">
            <text:p>2233.50765850536</text:p>
          </table:table-cell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9:30:00</text:p>
          </table:table-cell>
          <table:table-cell table:style-name="ce4" table:formula="of:=[.B532]" office:value-type="float" office:value="0" calcext:value-type="float">
            <text:p>0</text:p>
          </table:table-cell>
          <table:table-cell table:style-name="ce4" table:formula="of:=[.C532]" office:value-type="float" office:value="84.2166666666667" calcext:value-type="float">
            <text:p>84.2166666666667</text:p>
          </table:table-cell>
          <table:table-cell table:style-name="ce4" table:formula="of:=[.D532]" office:value-type="float" office:value="506.8" calcext:value-type="float">
            <text:p>506.8</text:p>
          </table:table-cell>
          <table:table-cell table:style-name="ce4" table:formula="of:=[.E532]" office:value-type="float" office:value="27.2995833333333" calcext:value-type="float">
            <text:p>27.29958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33]-[.E533])*[$Sheet2.$D$14]/12" office:value-type="float" office:value="7.73187211025423" calcext:value-type="float">
            <text:p>7.73187211025423</text:p>
          </table:table-cell>
          <table:table-cell table:formula="of:=[.H533]+[.I532]" office:value-type="float" office:value="2241.23953061562" calcext:value-type="float">
            <text:p>2241.23953061562</text:p>
          </table:table-cell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9:35:00</text:p>
          </table:table-cell>
          <table:table-cell table:style-name="ce4" table:formula="of:=[.B533]" office:value-type="float" office:value="0" calcext:value-type="float">
            <text:p>0</text:p>
          </table:table-cell>
          <table:table-cell table:style-name="ce4" table:formula="of:=[.C533]" office:value-type="float" office:value="84.2166666666667" calcext:value-type="float">
            <text:p>84.2166666666667</text:p>
          </table:table-cell>
          <table:table-cell table:style-name="ce4" table:formula="of:=[.D533]" office:value-type="float" office:value="506.8" calcext:value-type="float">
            <text:p>506.8</text:p>
          </table:table-cell>
          <table:table-cell table:style-name="ce4" table:formula="of:=[.E533]" office:value-type="float" office:value="27.2995833333333" calcext:value-type="float">
            <text:p>27.29958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34]-[.E534])*[$Sheet2.$D$14]/12" office:value-type="float" office:value="7.73187211025423" calcext:value-type="float">
            <text:p>7.73187211025423</text:p>
          </table:table-cell>
          <table:table-cell table:formula="of:=[.H534]+[.I533]" office:value-type="float" office:value="2248.97140272587" calcext:value-type="float">
            <text:p>2248.97140272587</text:p>
          </table:table-cell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9:40:00</text:p>
          </table:table-cell>
          <table:table-cell table:style-name="ce4" table:formula="of:=[.B534]" office:value-type="float" office:value="0" calcext:value-type="float">
            <text:p>0</text:p>
          </table:table-cell>
          <table:table-cell table:style-name="ce4" table:formula="of:=[.C534]" office:value-type="float" office:value="84.2166666666667" calcext:value-type="float">
            <text:p>84.2166666666667</text:p>
          </table:table-cell>
          <table:table-cell table:style-name="ce4" table:formula="of:=[.D534]" office:value-type="float" office:value="506.8" calcext:value-type="float">
            <text:p>506.8</text:p>
          </table:table-cell>
          <table:table-cell table:style-name="ce4" table:formula="of:=[.E534]" office:value-type="float" office:value="27.2995833333333" calcext:value-type="float">
            <text:p>27.29958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35]-[.E535])*[$Sheet2.$D$14]/12" office:value-type="float" office:value="7.73187211025423" calcext:value-type="float">
            <text:p>7.73187211025423</text:p>
          </table:table-cell>
          <table:table-cell table:formula="of:=[.H535]+[.I534]" office:value-type="float" office:value="2256.70327483613" calcext:value-type="float">
            <text:p>2256.70327483613</text:p>
          </table:table-cell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9:45:00</text:p>
          </table:table-cell>
          <table:table-cell table:style-name="ce4" table:formula="of:=[.B535]" office:value-type="float" office:value="0" calcext:value-type="float">
            <text:p>0</text:p>
          </table:table-cell>
          <table:table-cell table:style-name="ce4" table:formula="of:=[.C535]" office:value-type="float" office:value="84.2166666666667" calcext:value-type="float">
            <text:p>84.2166666666667</text:p>
          </table:table-cell>
          <table:table-cell table:style-name="ce4" table:formula="of:=[.D535]" office:value-type="float" office:value="506.8" calcext:value-type="float">
            <text:p>506.8</text:p>
          </table:table-cell>
          <table:table-cell table:style-name="ce4" table:formula="of:=[.E535]" office:value-type="float" office:value="27.2995833333333" calcext:value-type="float">
            <text:p>27.29958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36]-[.E536])*[$Sheet2.$D$14]/12" office:value-type="float" office:value="7.73187211025423" calcext:value-type="float">
            <text:p>7.73187211025423</text:p>
          </table:table-cell>
          <table:table-cell table:formula="of:=[.H536]+[.I535]" office:value-type="float" office:value="2264.43514694638" calcext:value-type="float">
            <text:p>2264.43514694638</text:p>
          </table:table-cell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9:50:00</text:p>
          </table:table-cell>
          <table:table-cell table:style-name="ce4" table:formula="of:=[.B536]" office:value-type="float" office:value="0" calcext:value-type="float">
            <text:p>0</text:p>
          </table:table-cell>
          <table:table-cell table:style-name="ce4" table:formula="of:=[.C536]" office:value-type="float" office:value="84.2166666666667" calcext:value-type="float">
            <text:p>84.2166666666667</text:p>
          </table:table-cell>
          <table:table-cell table:style-name="ce4" table:formula="of:=[.D536]" office:value-type="float" office:value="506.8" calcext:value-type="float">
            <text:p>506.8</text:p>
          </table:table-cell>
          <table:table-cell table:style-name="ce4" table:formula="of:=[.E536]" office:value-type="float" office:value="27.2995833333333" calcext:value-type="float">
            <text:p>27.29958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37]-[.E537])*[$Sheet2.$D$14]/12" office:value-type="float" office:value="7.73187211025423" calcext:value-type="float">
            <text:p>7.73187211025423</text:p>
          </table:table-cell>
          <table:table-cell table:formula="of:=[.H537]+[.I536]" office:value-type="float" office:value="2272.16701905664" calcext:value-type="float">
            <text:p>2272.16701905664</text:p>
          </table:table-cell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19:55:00</text:p>
          </table:table-cell>
          <table:table-cell table:style-name="ce4" table:formula="of:=[.B537]" office:value-type="float" office:value="0" calcext:value-type="float">
            <text:p>0</text:p>
          </table:table-cell>
          <table:table-cell table:style-name="ce4" table:formula="of:=[.C537]" office:value-type="float" office:value="84.2166666666667" calcext:value-type="float">
            <text:p>84.2166666666667</text:p>
          </table:table-cell>
          <table:table-cell table:style-name="ce4" table:formula="of:=[.D537]" office:value-type="float" office:value="506.8" calcext:value-type="float">
            <text:p>506.8</text:p>
          </table:table-cell>
          <table:table-cell table:style-name="ce4" table:formula="of:=[.E537]" office:value-type="float" office:value="27.2995833333333" calcext:value-type="float">
            <text:p>27.29958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38]-[.E538])*[$Sheet2.$D$14]/12" office:value-type="float" office:value="7.73187211025423" calcext:value-type="float">
            <text:p>7.73187211025423</text:p>
          </table:table-cell>
          <table:table-cell table:formula="of:=[.H538]+[.I537]" office:value-type="float" office:value="2279.89889116689" calcext:value-type="float">
            <text:p>2279.89889116689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0:00:00</text:p>
          </table:table-cell>
          <table:table-cell office:value-type="float" office:value="0" calcext:value-type="float">
            <text:p>0</text:p>
          </table:table-cell>
          <table:table-cell office:value-type="float" office:value="83.3533333333333" calcext:value-type="float">
            <text:p>83.3533333333333</text:p>
          </table:table-cell>
          <table:table-cell office:value-type="float" office:value="506.8" calcext:value-type="float">
            <text:p>506.8</text:p>
          </table:table-cell>
          <table:table-cell office:value-type="float" office:value="27.2026388888889" calcext:value-type="float">
            <text:p>27.202638888888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39]-[.E539])*[$Sheet2.$D$14]/12" office:value-type="float" office:value="7.62776240314037" calcext:value-type="float">
            <text:p>7.62776240314037</text:p>
          </table:table-cell>
          <table:table-cell table:formula="of:=[.H539]+[.I538]" office:value-type="float" office:value="2287.52665357003" calcext:value-type="float">
            <text:p>2287.52665357003</text:p>
          </table:table-cell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0:05:00</text:p>
          </table:table-cell>
          <table:table-cell table:style-name="ce4" table:formula="of:=[.B539]" office:value-type="float" office:value="0" calcext:value-type="float">
            <text:p>0</text:p>
          </table:table-cell>
          <table:table-cell table:style-name="ce4" table:formula="of:=[.C539]" office:value-type="float" office:value="83.3533333333333" calcext:value-type="float">
            <text:p>83.3533333333333</text:p>
          </table:table-cell>
          <table:table-cell table:style-name="ce4" table:formula="of:=[.D539]" office:value-type="float" office:value="506.8" calcext:value-type="float">
            <text:p>506.8</text:p>
          </table:table-cell>
          <table:table-cell table:style-name="ce4" table:formula="of:=[.E539]" office:value-type="float" office:value="27.2026388888889" calcext:value-type="float">
            <text:p>27.202638888888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40]-[.E540])*[$Sheet2.$D$14]/12" office:value-type="float" office:value="7.62776240314037" calcext:value-type="float">
            <text:p>7.62776240314037</text:p>
          </table:table-cell>
          <table:table-cell table:formula="of:=[.H540]+[.I539]" office:value-type="float" office:value="2295.15441597317" calcext:value-type="float">
            <text:p>2295.15441597317</text:p>
          </table:table-cell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0:10:00</text:p>
          </table:table-cell>
          <table:table-cell table:style-name="ce4" table:formula="of:=[.B540]" office:value-type="float" office:value="0" calcext:value-type="float">
            <text:p>0</text:p>
          </table:table-cell>
          <table:table-cell table:style-name="ce4" table:formula="of:=[.C540]" office:value-type="float" office:value="83.3533333333333" calcext:value-type="float">
            <text:p>83.3533333333333</text:p>
          </table:table-cell>
          <table:table-cell table:style-name="ce4" table:formula="of:=[.D540]" office:value-type="float" office:value="506.8" calcext:value-type="float">
            <text:p>506.8</text:p>
          </table:table-cell>
          <table:table-cell table:style-name="ce4" table:formula="of:=[.E540]" office:value-type="float" office:value="27.2026388888889" calcext:value-type="float">
            <text:p>27.202638888888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41]-[.E541])*[$Sheet2.$D$14]/12" office:value-type="float" office:value="7.62776240314037" calcext:value-type="float">
            <text:p>7.62776240314037</text:p>
          </table:table-cell>
          <table:table-cell table:formula="of:=[.H541]+[.I540]" office:value-type="float" office:value="2302.78217837631" calcext:value-type="float">
            <text:p>2302.78217837631</text:p>
          </table:table-cell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0:15:00</text:p>
          </table:table-cell>
          <table:table-cell table:style-name="ce4" table:formula="of:=[.B541]" office:value-type="float" office:value="0" calcext:value-type="float">
            <text:p>0</text:p>
          </table:table-cell>
          <table:table-cell table:style-name="ce4" table:formula="of:=[.C541]" office:value-type="float" office:value="83.3533333333333" calcext:value-type="float">
            <text:p>83.3533333333333</text:p>
          </table:table-cell>
          <table:table-cell table:style-name="ce4" table:formula="of:=[.D541]" office:value-type="float" office:value="506.8" calcext:value-type="float">
            <text:p>506.8</text:p>
          </table:table-cell>
          <table:table-cell table:style-name="ce4" table:formula="of:=[.E541]" office:value-type="float" office:value="27.2026388888889" calcext:value-type="float">
            <text:p>27.202638888888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42]-[.E542])*[$Sheet2.$D$14]/12" office:value-type="float" office:value="7.62776240314037" calcext:value-type="float">
            <text:p>7.62776240314037</text:p>
          </table:table-cell>
          <table:table-cell table:formula="of:=[.H542]+[.I541]" office:value-type="float" office:value="2310.40994077945" calcext:value-type="float">
            <text:p>2310.40994077945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0:20:00</text:p>
          </table:table-cell>
          <table:table-cell table:style-name="ce4" table:formula="of:=[.B542]" office:value-type="float" office:value="0" calcext:value-type="float">
            <text:p>0</text:p>
          </table:table-cell>
          <table:table-cell table:style-name="ce4" table:formula="of:=[.C542]" office:value-type="float" office:value="83.3533333333333" calcext:value-type="float">
            <text:p>83.3533333333333</text:p>
          </table:table-cell>
          <table:table-cell table:style-name="ce4" table:formula="of:=[.D542]" office:value-type="float" office:value="506.8" calcext:value-type="float">
            <text:p>506.8</text:p>
          </table:table-cell>
          <table:table-cell table:style-name="ce4" table:formula="of:=[.E542]" office:value-type="float" office:value="27.2026388888889" calcext:value-type="float">
            <text:p>27.202638888888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43]-[.E543])*[$Sheet2.$D$14]/12" office:value-type="float" office:value="7.62776240314037" calcext:value-type="float">
            <text:p>7.62776240314037</text:p>
          </table:table-cell>
          <table:table-cell table:formula="of:=[.H543]+[.I542]" office:value-type="float" office:value="2318.03770318259" calcext:value-type="float">
            <text:p>2318.03770318259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0:25:00</text:p>
          </table:table-cell>
          <table:table-cell table:style-name="ce4" table:formula="of:=[.B543]" office:value-type="float" office:value="0" calcext:value-type="float">
            <text:p>0</text:p>
          </table:table-cell>
          <table:table-cell table:style-name="ce4" table:formula="of:=[.C543]" office:value-type="float" office:value="83.3533333333333" calcext:value-type="float">
            <text:p>83.3533333333333</text:p>
          </table:table-cell>
          <table:table-cell table:style-name="ce4" table:formula="of:=[.D543]" office:value-type="float" office:value="506.8" calcext:value-type="float">
            <text:p>506.8</text:p>
          </table:table-cell>
          <table:table-cell table:style-name="ce4" table:formula="of:=[.E543]" office:value-type="float" office:value="27.2026388888889" calcext:value-type="float">
            <text:p>27.202638888888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44]-[.E544])*[$Sheet2.$D$14]/12" office:value-type="float" office:value="7.62776240314037" calcext:value-type="float">
            <text:p>7.62776240314037</text:p>
          </table:table-cell>
          <table:table-cell table:formula="of:=[.H544]+[.I543]" office:value-type="float" office:value="2325.66546558573" calcext:value-type="float">
            <text:p>2325.66546558573</text:p>
          </table:table-cell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0:30:00</text:p>
          </table:table-cell>
          <table:table-cell table:style-name="ce4" table:formula="of:=[.B544]" office:value-type="float" office:value="0" calcext:value-type="float">
            <text:p>0</text:p>
          </table:table-cell>
          <table:table-cell table:style-name="ce4" table:formula="of:=[.C544]" office:value-type="float" office:value="83.3533333333333" calcext:value-type="float">
            <text:p>83.3533333333333</text:p>
          </table:table-cell>
          <table:table-cell table:style-name="ce4" table:formula="of:=[.D544]" office:value-type="float" office:value="506.8" calcext:value-type="float">
            <text:p>506.8</text:p>
          </table:table-cell>
          <table:table-cell table:style-name="ce4" table:formula="of:=[.E544]" office:value-type="float" office:value="27.2026388888889" calcext:value-type="float">
            <text:p>27.202638888888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45]-[.E545])*[$Sheet2.$D$14]/12" office:value-type="float" office:value="7.62776240314037" calcext:value-type="float">
            <text:p>7.62776240314037</text:p>
          </table:table-cell>
          <table:table-cell table:formula="of:=[.H545]+[.I544]" office:value-type="float" office:value="2333.29322798887" calcext:value-type="float">
            <text:p>2333.29322798887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0:35:00</text:p>
          </table:table-cell>
          <table:table-cell table:style-name="ce4" table:formula="of:=[.B545]" office:value-type="float" office:value="0" calcext:value-type="float">
            <text:p>0</text:p>
          </table:table-cell>
          <table:table-cell table:style-name="ce4" table:formula="of:=[.C545]" office:value-type="float" office:value="83.3533333333333" calcext:value-type="float">
            <text:p>83.3533333333333</text:p>
          </table:table-cell>
          <table:table-cell table:style-name="ce4" table:formula="of:=[.D545]" office:value-type="float" office:value="506.8" calcext:value-type="float">
            <text:p>506.8</text:p>
          </table:table-cell>
          <table:table-cell table:style-name="ce4" table:formula="of:=[.E545]" office:value-type="float" office:value="27.2026388888889" calcext:value-type="float">
            <text:p>27.202638888888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46]-[.E546])*[$Sheet2.$D$14]/12" office:value-type="float" office:value="7.62776240314037" calcext:value-type="float">
            <text:p>7.62776240314037</text:p>
          </table:table-cell>
          <table:table-cell table:formula="of:=[.H546]+[.I545]" office:value-type="float" office:value="2340.92099039201" calcext:value-type="float">
            <text:p>2340.92099039201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0:40:00</text:p>
          </table:table-cell>
          <table:table-cell table:style-name="ce4" table:formula="of:=[.B546]" office:value-type="float" office:value="0" calcext:value-type="float">
            <text:p>0</text:p>
          </table:table-cell>
          <table:table-cell table:style-name="ce4" table:formula="of:=[.C546]" office:value-type="float" office:value="83.3533333333333" calcext:value-type="float">
            <text:p>83.3533333333333</text:p>
          </table:table-cell>
          <table:table-cell table:style-name="ce4" table:formula="of:=[.D546]" office:value-type="float" office:value="506.8" calcext:value-type="float">
            <text:p>506.8</text:p>
          </table:table-cell>
          <table:table-cell table:style-name="ce4" table:formula="of:=[.E546]" office:value-type="float" office:value="27.2026388888889" calcext:value-type="float">
            <text:p>27.202638888888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47]-[.E547])*[$Sheet2.$D$14]/12" office:value-type="float" office:value="7.62776240314037" calcext:value-type="float">
            <text:p>7.62776240314037</text:p>
          </table:table-cell>
          <table:table-cell table:formula="of:=[.H547]+[.I546]" office:value-type="float" office:value="2348.54875279515" calcext:value-type="float">
            <text:p>2348.54875279515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0:45:00</text:p>
          </table:table-cell>
          <table:table-cell table:style-name="ce4" table:formula="of:=[.B547]" office:value-type="float" office:value="0" calcext:value-type="float">
            <text:p>0</text:p>
          </table:table-cell>
          <table:table-cell table:style-name="ce4" table:formula="of:=[.C547]" office:value-type="float" office:value="83.3533333333333" calcext:value-type="float">
            <text:p>83.3533333333333</text:p>
          </table:table-cell>
          <table:table-cell table:style-name="ce4" table:formula="of:=[.D547]" office:value-type="float" office:value="506.8" calcext:value-type="float">
            <text:p>506.8</text:p>
          </table:table-cell>
          <table:table-cell table:style-name="ce4" table:formula="of:=[.E547]" office:value-type="float" office:value="27.2026388888889" calcext:value-type="float">
            <text:p>27.202638888888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48]-[.E548])*[$Sheet2.$D$14]/12" office:value-type="float" office:value="7.62776240314037" calcext:value-type="float">
            <text:p>7.62776240314037</text:p>
          </table:table-cell>
          <table:table-cell table:formula="of:=[.H548]+[.I547]" office:value-type="float" office:value="2356.17651519829" calcext:value-type="float">
            <text:p>2356.17651519829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0:50:00</text:p>
          </table:table-cell>
          <table:table-cell table:style-name="ce4" table:formula="of:=[.B548]" office:value-type="float" office:value="0" calcext:value-type="float">
            <text:p>0</text:p>
          </table:table-cell>
          <table:table-cell table:style-name="ce4" table:formula="of:=[.C548]" office:value-type="float" office:value="83.3533333333333" calcext:value-type="float">
            <text:p>83.3533333333333</text:p>
          </table:table-cell>
          <table:table-cell table:style-name="ce4" table:formula="of:=[.D548]" office:value-type="float" office:value="506.8" calcext:value-type="float">
            <text:p>506.8</text:p>
          </table:table-cell>
          <table:table-cell table:style-name="ce4" table:formula="of:=[.E548]" office:value-type="float" office:value="27.2026388888889" calcext:value-type="float">
            <text:p>27.202638888888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49]-[.E549])*[$Sheet2.$D$14]/12" office:value-type="float" office:value="7.62776240314037" calcext:value-type="float">
            <text:p>7.62776240314037</text:p>
          </table:table-cell>
          <table:table-cell table:formula="of:=[.H549]+[.I548]" office:value-type="float" office:value="2363.80427760143" calcext:value-type="float">
            <text:p>2363.80427760143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0:55:00</text:p>
          </table:table-cell>
          <table:table-cell table:style-name="ce4" table:formula="of:=[.B549]" office:value-type="float" office:value="0" calcext:value-type="float">
            <text:p>0</text:p>
          </table:table-cell>
          <table:table-cell table:style-name="ce4" table:formula="of:=[.C549]" office:value-type="float" office:value="83.3533333333333" calcext:value-type="float">
            <text:p>83.3533333333333</text:p>
          </table:table-cell>
          <table:table-cell table:style-name="ce4" table:formula="of:=[.D549]" office:value-type="float" office:value="506.8" calcext:value-type="float">
            <text:p>506.8</text:p>
          </table:table-cell>
          <table:table-cell table:style-name="ce4" table:formula="of:=[.E549]" office:value-type="float" office:value="27.2026388888889" calcext:value-type="float">
            <text:p>27.202638888888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50]-[.E550])*[$Sheet2.$D$14]/12" office:value-type="float" office:value="7.62776240314037" calcext:value-type="float">
            <text:p>7.62776240314037</text:p>
          </table:table-cell>
          <table:table-cell table:formula="of:=[.H550]+[.I549]" office:value-type="float" office:value="2371.43204000458" calcext:value-type="float">
            <text:p>2371.43204000458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1:00:00</text:p>
          </table:table-cell>
          <table:table-cell office:value-type="float" office:value="0" calcext:value-type="float">
            <text:p>0</text:p>
          </table:table-cell>
          <table:table-cell office:value-type="float" office:value="82.5679166666667" calcext:value-type="float">
            <text:p>82.5679166666667</text:p>
          </table:table-cell>
          <table:table-cell office:value-type="float" office:value="506.8" calcext:value-type="float">
            <text:p>506.8</text:p>
          </table:table-cell>
          <table:table-cell office:value-type="float" office:value="27.1447222222222" calcext:value-type="float">
            <text:p>27.144722222222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51]-[.E551])*[$Sheet2.$D$14]/12" office:value-type="float" office:value="7.52893553727185" calcext:value-type="float">
            <text:p>7.52893553727185</text:p>
          </table:table-cell>
          <table:table-cell table:formula="of:=[.H551]+[.I550]" office:value-type="float" office:value="2378.96097554185" calcext:value-type="float">
            <text:p>2378.96097554185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1:05:00</text:p>
          </table:table-cell>
          <table:table-cell table:style-name="ce4" table:formula="of:=[.B551]" office:value-type="float" office:value="0" calcext:value-type="float">
            <text:p>0</text:p>
          </table:table-cell>
          <table:table-cell table:style-name="ce4" table:formula="of:=[.C551]" office:value-type="float" office:value="82.5679166666667" calcext:value-type="float">
            <text:p>82.5679166666667</text:p>
          </table:table-cell>
          <table:table-cell table:style-name="ce4" table:formula="of:=[.D551]" office:value-type="float" office:value="506.8" calcext:value-type="float">
            <text:p>506.8</text:p>
          </table:table-cell>
          <table:table-cell table:style-name="ce4" table:formula="of:=[.E551]" office:value-type="float" office:value="27.1447222222222" calcext:value-type="float">
            <text:p>27.144722222222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52]-[.E552])*[$Sheet2.$D$14]/12" office:value-type="float" office:value="7.52893553727185" calcext:value-type="float">
            <text:p>7.52893553727185</text:p>
          </table:table-cell>
          <table:table-cell table:formula="of:=[.H552]+[.I551]" office:value-type="float" office:value="2386.48991107912" calcext:value-type="float">
            <text:p>2386.48991107912</text:p>
          </table:table-cell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1:10:00</text:p>
          </table:table-cell>
          <table:table-cell table:style-name="ce4" table:formula="of:=[.B552]" office:value-type="float" office:value="0" calcext:value-type="float">
            <text:p>0</text:p>
          </table:table-cell>
          <table:table-cell table:style-name="ce4" table:formula="of:=[.C552]" office:value-type="float" office:value="82.5679166666667" calcext:value-type="float">
            <text:p>82.5679166666667</text:p>
          </table:table-cell>
          <table:table-cell table:style-name="ce4" table:formula="of:=[.D552]" office:value-type="float" office:value="506.8" calcext:value-type="float">
            <text:p>506.8</text:p>
          </table:table-cell>
          <table:table-cell table:style-name="ce4" table:formula="of:=[.E552]" office:value-type="float" office:value="27.1447222222222" calcext:value-type="float">
            <text:p>27.144722222222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53]-[.E553])*[$Sheet2.$D$14]/12" office:value-type="float" office:value="7.52893553727185" calcext:value-type="float">
            <text:p>7.52893553727185</text:p>
          </table:table-cell>
          <table:table-cell table:formula="of:=[.H553]+[.I552]" office:value-type="float" office:value="2394.01884661639" calcext:value-type="float">
            <text:p>2394.01884661639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1:15:00</text:p>
          </table:table-cell>
          <table:table-cell table:style-name="ce4" table:formula="of:=[.B553]" office:value-type="float" office:value="0" calcext:value-type="float">
            <text:p>0</text:p>
          </table:table-cell>
          <table:table-cell table:style-name="ce4" table:formula="of:=[.C553]" office:value-type="float" office:value="82.5679166666667" calcext:value-type="float">
            <text:p>82.5679166666667</text:p>
          </table:table-cell>
          <table:table-cell table:style-name="ce4" table:formula="of:=[.D553]" office:value-type="float" office:value="506.8" calcext:value-type="float">
            <text:p>506.8</text:p>
          </table:table-cell>
          <table:table-cell table:style-name="ce4" table:formula="of:=[.E553]" office:value-type="float" office:value="27.1447222222222" calcext:value-type="float">
            <text:p>27.144722222222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54]-[.E554])*[$Sheet2.$D$14]/12" office:value-type="float" office:value="7.52893553727185" calcext:value-type="float">
            <text:p>7.52893553727185</text:p>
          </table:table-cell>
          <table:table-cell table:formula="of:=[.H554]+[.I553]" office:value-type="float" office:value="2401.54778215366" calcext:value-type="float">
            <text:p>2401.54778215366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1:20:00</text:p>
          </table:table-cell>
          <table:table-cell table:style-name="ce4" table:formula="of:=[.B554]" office:value-type="float" office:value="0" calcext:value-type="float">
            <text:p>0</text:p>
          </table:table-cell>
          <table:table-cell table:style-name="ce4" table:formula="of:=[.C554]" office:value-type="float" office:value="82.5679166666667" calcext:value-type="float">
            <text:p>82.5679166666667</text:p>
          </table:table-cell>
          <table:table-cell table:style-name="ce4" table:formula="of:=[.D554]" office:value-type="float" office:value="506.8" calcext:value-type="float">
            <text:p>506.8</text:p>
          </table:table-cell>
          <table:table-cell table:style-name="ce4" table:formula="of:=[.E554]" office:value-type="float" office:value="27.1447222222222" calcext:value-type="float">
            <text:p>27.144722222222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55]-[.E555])*[$Sheet2.$D$14]/12" office:value-type="float" office:value="7.52893553727185" calcext:value-type="float">
            <text:p>7.52893553727185</text:p>
          </table:table-cell>
          <table:table-cell table:formula="of:=[.H555]+[.I554]" office:value-type="float" office:value="2409.07671769094" calcext:value-type="float">
            <text:p>2409.07671769094</text:p>
          </table:table-cell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1:25:00</text:p>
          </table:table-cell>
          <table:table-cell table:style-name="ce4" table:formula="of:=[.B555]" office:value-type="float" office:value="0" calcext:value-type="float">
            <text:p>0</text:p>
          </table:table-cell>
          <table:table-cell table:style-name="ce4" table:formula="of:=[.C555]" office:value-type="float" office:value="82.5679166666667" calcext:value-type="float">
            <text:p>82.5679166666667</text:p>
          </table:table-cell>
          <table:table-cell table:style-name="ce4" table:formula="of:=[.D555]" office:value-type="float" office:value="506.8" calcext:value-type="float">
            <text:p>506.8</text:p>
          </table:table-cell>
          <table:table-cell table:style-name="ce4" table:formula="of:=[.E555]" office:value-type="float" office:value="27.1447222222222" calcext:value-type="float">
            <text:p>27.144722222222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56]-[.E556])*[$Sheet2.$D$14]/12" office:value-type="float" office:value="7.52893553727185" calcext:value-type="float">
            <text:p>7.52893553727185</text:p>
          </table:table-cell>
          <table:table-cell table:formula="of:=[.H556]+[.I555]" office:value-type="float" office:value="2416.60565322821" calcext:value-type="float">
            <text:p>2416.60565322821</text:p>
          </table:table-cell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1:30:00</text:p>
          </table:table-cell>
          <table:table-cell table:style-name="ce4" table:formula="of:=[.B556]" office:value-type="float" office:value="0" calcext:value-type="float">
            <text:p>0</text:p>
          </table:table-cell>
          <table:table-cell table:style-name="ce4" table:formula="of:=[.C556]" office:value-type="float" office:value="82.5679166666667" calcext:value-type="float">
            <text:p>82.5679166666667</text:p>
          </table:table-cell>
          <table:table-cell table:style-name="ce4" table:formula="of:=[.D556]" office:value-type="float" office:value="506.8" calcext:value-type="float">
            <text:p>506.8</text:p>
          </table:table-cell>
          <table:table-cell table:style-name="ce4" table:formula="of:=[.E556]" office:value-type="float" office:value="27.1447222222222" calcext:value-type="float">
            <text:p>27.144722222222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57]-[.E557])*[$Sheet2.$D$14]/12" office:value-type="float" office:value="7.52893553727185" calcext:value-type="float">
            <text:p>7.52893553727185</text:p>
          </table:table-cell>
          <table:table-cell table:formula="of:=[.H557]+[.I556]" office:value-type="float" office:value="2424.13458876548" calcext:value-type="float">
            <text:p>2424.13458876548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1:35:00</text:p>
          </table:table-cell>
          <table:table-cell table:style-name="ce4" table:formula="of:=[.B557]" office:value-type="float" office:value="0" calcext:value-type="float">
            <text:p>0</text:p>
          </table:table-cell>
          <table:table-cell table:style-name="ce4" table:formula="of:=[.C557]" office:value-type="float" office:value="82.5679166666667" calcext:value-type="float">
            <text:p>82.5679166666667</text:p>
          </table:table-cell>
          <table:table-cell table:style-name="ce4" table:formula="of:=[.D557]" office:value-type="float" office:value="506.8" calcext:value-type="float">
            <text:p>506.8</text:p>
          </table:table-cell>
          <table:table-cell table:style-name="ce4" table:formula="of:=[.E557]" office:value-type="float" office:value="27.1447222222222" calcext:value-type="float">
            <text:p>27.144722222222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58]-[.E558])*[$Sheet2.$D$14]/12" office:value-type="float" office:value="7.52893553727185" calcext:value-type="float">
            <text:p>7.52893553727185</text:p>
          </table:table-cell>
          <table:table-cell table:formula="of:=[.H558]+[.I557]" office:value-type="float" office:value="2431.66352430275" calcext:value-type="float">
            <text:p>2431.66352430275</text:p>
          </table:table-cell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1:40:00</text:p>
          </table:table-cell>
          <table:table-cell table:style-name="ce4" table:formula="of:=[.B558]" office:value-type="float" office:value="0" calcext:value-type="float">
            <text:p>0</text:p>
          </table:table-cell>
          <table:table-cell table:style-name="ce4" table:formula="of:=[.C558]" office:value-type="float" office:value="82.5679166666667" calcext:value-type="float">
            <text:p>82.5679166666667</text:p>
          </table:table-cell>
          <table:table-cell table:style-name="ce4" table:formula="of:=[.D558]" office:value-type="float" office:value="506.8" calcext:value-type="float">
            <text:p>506.8</text:p>
          </table:table-cell>
          <table:table-cell table:style-name="ce4" table:formula="of:=[.E558]" office:value-type="float" office:value="27.1447222222222" calcext:value-type="float">
            <text:p>27.144722222222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59]-[.E559])*[$Sheet2.$D$14]/12" office:value-type="float" office:value="7.52893553727185" calcext:value-type="float">
            <text:p>7.52893553727185</text:p>
          </table:table-cell>
          <table:table-cell table:formula="of:=[.H559]+[.I558]" office:value-type="float" office:value="2439.19245984002" calcext:value-type="float">
            <text:p>2439.19245984002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1:45:00</text:p>
          </table:table-cell>
          <table:table-cell table:style-name="ce4" table:formula="of:=[.B559]" office:value-type="float" office:value="0" calcext:value-type="float">
            <text:p>0</text:p>
          </table:table-cell>
          <table:table-cell table:style-name="ce4" table:formula="of:=[.C559]" office:value-type="float" office:value="82.5679166666667" calcext:value-type="float">
            <text:p>82.5679166666667</text:p>
          </table:table-cell>
          <table:table-cell table:style-name="ce4" table:formula="of:=[.D559]" office:value-type="float" office:value="506.8" calcext:value-type="float">
            <text:p>506.8</text:p>
          </table:table-cell>
          <table:table-cell table:style-name="ce4" table:formula="of:=[.E559]" office:value-type="float" office:value="27.1447222222222" calcext:value-type="float">
            <text:p>27.144722222222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60]-[.E560])*[$Sheet2.$D$14]/12" office:value-type="float" office:value="7.52893553727185" calcext:value-type="float">
            <text:p>7.52893553727185</text:p>
          </table:table-cell>
          <table:table-cell table:formula="of:=[.H560]+[.I559]" office:value-type="float" office:value="2446.72139537729" calcext:value-type="float">
            <text:p>2446.72139537729</text:p>
          </table:table-cell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1:50:00</text:p>
          </table:table-cell>
          <table:table-cell table:style-name="ce4" table:formula="of:=[.B560]" office:value-type="float" office:value="0" calcext:value-type="float">
            <text:p>0</text:p>
          </table:table-cell>
          <table:table-cell table:style-name="ce4" table:formula="of:=[.C560]" office:value-type="float" office:value="82.5679166666667" calcext:value-type="float">
            <text:p>82.5679166666667</text:p>
          </table:table-cell>
          <table:table-cell table:style-name="ce4" table:formula="of:=[.D560]" office:value-type="float" office:value="506.8" calcext:value-type="float">
            <text:p>506.8</text:p>
          </table:table-cell>
          <table:table-cell table:style-name="ce4" table:formula="of:=[.E560]" office:value-type="float" office:value="27.1447222222222" calcext:value-type="float">
            <text:p>27.144722222222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61]-[.E561])*[$Sheet2.$D$14]/12" office:value-type="float" office:value="7.52893553727185" calcext:value-type="float">
            <text:p>7.52893553727185</text:p>
          </table:table-cell>
          <table:table-cell table:formula="of:=[.H561]+[.I560]" office:value-type="float" office:value="2454.25033091457" calcext:value-type="float">
            <text:p>2454.25033091457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1:55:00</text:p>
          </table:table-cell>
          <table:table-cell table:style-name="ce4" table:formula="of:=[.B561]" office:value-type="float" office:value="0" calcext:value-type="float">
            <text:p>0</text:p>
          </table:table-cell>
          <table:table-cell table:style-name="ce4" table:formula="of:=[.C561]" office:value-type="float" office:value="82.5679166666667" calcext:value-type="float">
            <text:p>82.5679166666667</text:p>
          </table:table-cell>
          <table:table-cell table:style-name="ce4" table:formula="of:=[.D561]" office:value-type="float" office:value="506.8" calcext:value-type="float">
            <text:p>506.8</text:p>
          </table:table-cell>
          <table:table-cell table:style-name="ce4" table:formula="of:=[.E561]" office:value-type="float" office:value="27.1447222222222" calcext:value-type="float">
            <text:p>27.144722222222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62]-[.E562])*[$Sheet2.$D$14]/12" office:value-type="float" office:value="7.52893553727185" calcext:value-type="float">
            <text:p>7.52893553727185</text:p>
          </table:table-cell>
          <table:table-cell table:formula="of:=[.H562]+[.I561]" office:value-type="float" office:value="2461.77926645184" calcext:value-type="float">
            <text:p>2461.77926645184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2:00:00</text:p>
          </table:table-cell>
          <table:table-cell office:value-type="float" office:value="318.333333333333" calcext:value-type="float">
            <text:p>318.333333333333</text:p>
          </table:table-cell>
          <table:table-cell office:value-type="float" office:value="83.675" calcext:value-type="float">
            <text:p>83.675</text:p>
          </table:table-cell>
          <table:table-cell office:value-type="float" office:value="506.976666666667" calcext:value-type="float">
            <text:p>506.976666666667</text:p>
          </table:table-cell>
          <table:table-cell office:value-type="float" office:value="26.9277777777778" calcext:value-type="float">
            <text:p>26.927777777777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63]-[.E563])*[$Sheet2.$D$14]/12" office:value-type="float" office:value="7.70879741438611" calcext:value-type="float">
            <text:p>7.70879741438611</text:p>
          </table:table-cell>
          <table:table-cell table:formula="of:=[.H563]+[.I562]" office:value-type="float" office:value="2469.48806386623" calcext:value-type="float">
            <text:p>2469.48806386623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2:05:00</text:p>
          </table:table-cell>
          <table:table-cell table:style-name="ce4" table:formula="of:=[.B563]" office:value-type="float" office:value="318.333333333333" calcext:value-type="float">
            <text:p>318.333333333333</text:p>
          </table:table-cell>
          <table:table-cell table:style-name="ce4" table:formula="of:=[.C563]" office:value-type="float" office:value="83.675" calcext:value-type="float">
            <text:p>83.675</text:p>
          </table:table-cell>
          <table:table-cell table:style-name="ce4" table:formula="of:=[.D563]" office:value-type="float" office:value="506.976666666667" calcext:value-type="float">
            <text:p>506.976666666667</text:p>
          </table:table-cell>
          <table:table-cell table:style-name="ce4" table:formula="of:=[.E563]" office:value-type="float" office:value="26.9277777777778" calcext:value-type="float">
            <text:p>26.927777777777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64]-[.E564])*[$Sheet2.$D$14]/12" office:value-type="float" office:value="7.70879741438611" calcext:value-type="float">
            <text:p>7.70879741438611</text:p>
          </table:table-cell>
          <table:table-cell table:formula="of:=[.H564]+[.I563]" office:value-type="float" office:value="2477.19686128061" calcext:value-type="float">
            <text:p>2477.19686128061</text:p>
          </table:table-cell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2:10:00</text:p>
          </table:table-cell>
          <table:table-cell table:style-name="ce4" table:formula="of:=[.B564]" office:value-type="float" office:value="318.333333333333" calcext:value-type="float">
            <text:p>318.333333333333</text:p>
          </table:table-cell>
          <table:table-cell table:style-name="ce4" table:formula="of:=[.C564]" office:value-type="float" office:value="83.675" calcext:value-type="float">
            <text:p>83.675</text:p>
          </table:table-cell>
          <table:table-cell table:style-name="ce4" table:formula="of:=[.D564]" office:value-type="float" office:value="506.976666666667" calcext:value-type="float">
            <text:p>506.976666666667</text:p>
          </table:table-cell>
          <table:table-cell table:style-name="ce4" table:formula="of:=[.E564]" office:value-type="float" office:value="26.9277777777778" calcext:value-type="float">
            <text:p>26.927777777777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65]-[.E565])*[$Sheet2.$D$14]/12" office:value-type="float" office:value="7.70879741438611" calcext:value-type="float">
            <text:p>7.70879741438611</text:p>
          </table:table-cell>
          <table:table-cell table:formula="of:=[.H565]+[.I564]" office:value-type="float" office:value="2484.905658695" calcext:value-type="float">
            <text:p>2484.905658695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2:15:00</text:p>
          </table:table-cell>
          <table:table-cell table:style-name="ce4" table:formula="of:=[.B565]" office:value-type="float" office:value="318.333333333333" calcext:value-type="float">
            <text:p>318.333333333333</text:p>
          </table:table-cell>
          <table:table-cell table:style-name="ce4" table:formula="of:=[.C565]" office:value-type="float" office:value="83.675" calcext:value-type="float">
            <text:p>83.675</text:p>
          </table:table-cell>
          <table:table-cell table:style-name="ce4" table:formula="of:=[.D565]" office:value-type="float" office:value="506.976666666667" calcext:value-type="float">
            <text:p>506.976666666667</text:p>
          </table:table-cell>
          <table:table-cell table:style-name="ce4" table:formula="of:=[.E565]" office:value-type="float" office:value="26.9277777777778" calcext:value-type="float">
            <text:p>26.927777777777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66]-[.E566])*[$Sheet2.$D$14]/12" office:value-type="float" office:value="7.70879741438611" calcext:value-type="float">
            <text:p>7.70879741438611</text:p>
          </table:table-cell>
          <table:table-cell table:formula="of:=[.H566]+[.I565]" office:value-type="float" office:value="2492.61445610938" calcext:value-type="float">
            <text:p>2492.61445610938</text:p>
          </table:table-cell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2:20:00</text:p>
          </table:table-cell>
          <table:table-cell table:style-name="ce4" table:formula="of:=[.B566]" office:value-type="float" office:value="318.333333333333" calcext:value-type="float">
            <text:p>318.333333333333</text:p>
          </table:table-cell>
          <table:table-cell table:style-name="ce4" table:formula="of:=[.C566]" office:value-type="float" office:value="83.675" calcext:value-type="float">
            <text:p>83.675</text:p>
          </table:table-cell>
          <table:table-cell table:style-name="ce4" table:formula="of:=[.D566]" office:value-type="float" office:value="506.976666666667" calcext:value-type="float">
            <text:p>506.976666666667</text:p>
          </table:table-cell>
          <table:table-cell table:style-name="ce4" table:formula="of:=[.E566]" office:value-type="float" office:value="26.9277777777778" calcext:value-type="float">
            <text:p>26.927777777777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67]-[.E567])*[$Sheet2.$D$14]/12" office:value-type="float" office:value="7.70879741438611" calcext:value-type="float">
            <text:p>7.70879741438611</text:p>
          </table:table-cell>
          <table:table-cell table:formula="of:=[.H567]+[.I566]" office:value-type="float" office:value="2500.32325352377" calcext:value-type="float">
            <text:p>2500.32325352377</text:p>
          </table:table-cell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2:25:00</text:p>
          </table:table-cell>
          <table:table-cell table:style-name="ce4" table:formula="of:=[.B567]" office:value-type="float" office:value="318.333333333333" calcext:value-type="float">
            <text:p>318.333333333333</text:p>
          </table:table-cell>
          <table:table-cell table:style-name="ce4" table:formula="of:=[.C567]" office:value-type="float" office:value="83.675" calcext:value-type="float">
            <text:p>83.675</text:p>
          </table:table-cell>
          <table:table-cell table:style-name="ce4" table:formula="of:=[.D567]" office:value-type="float" office:value="506.976666666667" calcext:value-type="float">
            <text:p>506.976666666667</text:p>
          </table:table-cell>
          <table:table-cell table:style-name="ce4" table:formula="of:=[.E567]" office:value-type="float" office:value="26.9277777777778" calcext:value-type="float">
            <text:p>26.927777777777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68]-[.E568])*[$Sheet2.$D$14]/12" office:value-type="float" office:value="7.70879741438611" calcext:value-type="float">
            <text:p>7.70879741438611</text:p>
          </table:table-cell>
          <table:table-cell table:formula="of:=[.H568]+[.I567]" office:value-type="float" office:value="2508.03205093816" calcext:value-type="float">
            <text:p>2508.03205093816</text:p>
          </table:table-cell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2:30:00</text:p>
          </table:table-cell>
          <table:table-cell table:style-name="ce4" table:formula="of:=[.B568]" office:value-type="float" office:value="318.333333333333" calcext:value-type="float">
            <text:p>318.333333333333</text:p>
          </table:table-cell>
          <table:table-cell table:style-name="ce4" table:formula="of:=[.C568]" office:value-type="float" office:value="83.675" calcext:value-type="float">
            <text:p>83.675</text:p>
          </table:table-cell>
          <table:table-cell table:style-name="ce4" table:formula="of:=[.D568]" office:value-type="float" office:value="506.976666666667" calcext:value-type="float">
            <text:p>506.976666666667</text:p>
          </table:table-cell>
          <table:table-cell table:style-name="ce4" table:formula="of:=[.E568]" office:value-type="float" office:value="26.9277777777778" calcext:value-type="float">
            <text:p>26.927777777777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69]-[.E569])*[$Sheet2.$D$14]/12" office:value-type="float" office:value="7.70879741438611" calcext:value-type="float">
            <text:p>7.70879741438611</text:p>
          </table:table-cell>
          <table:table-cell table:formula="of:=[.H569]+[.I568]" office:value-type="float" office:value="2515.74084835254" calcext:value-type="float">
            <text:p>2515.74084835254</text:p>
          </table:table-cell>
          <table:table-cell office:value-type="float" office:value="327" calcext:value-type="float">
            <text:p>327</text:p>
          </table:table-cell>
          <table:table-cell/>
          <table:table-cell table:formula="of:=[.J569]-[.J526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22-06-25 22:35:00</text:p>
          </table:table-cell>
          <table:table-cell table:style-name="ce4" table:formula="of:=[.B569]" office:value-type="float" office:value="318.333333333333" calcext:value-type="float">
            <text:p>318.333333333333</text:p>
          </table:table-cell>
          <table:table-cell table:style-name="ce4" table:formula="of:=[.C569]" office:value-type="float" office:value="83.675" calcext:value-type="float">
            <text:p>83.675</text:p>
          </table:table-cell>
          <table:table-cell table:style-name="ce4" table:formula="of:=[.D569]" office:value-type="float" office:value="506.976666666667" calcext:value-type="float">
            <text:p>506.976666666667</text:p>
          </table:table-cell>
          <table:table-cell table:style-name="ce4" table:formula="of:=[.E569]" office:value-type="float" office:value="26.9277777777778" calcext:value-type="float">
            <text:p>26.927777777777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70]-[.E570])*[$Sheet2.$D$14]/12" office:value-type="float" office:value="7.70879741438611" calcext:value-type="float">
            <text:p>7.70879741438611</text:p>
          </table:table-cell>
          <table:table-cell table:formula="of:=[.H570]+[.I569]" office:value-type="float" office:value="2523.44964576693" calcext:value-type="float">
            <text:p>2523.44964576693</text:p>
          </table:table-cell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2:40:00</text:p>
          </table:table-cell>
          <table:table-cell table:style-name="ce4" table:formula="of:=[.B570]" office:value-type="float" office:value="318.333333333333" calcext:value-type="float">
            <text:p>318.333333333333</text:p>
          </table:table-cell>
          <table:table-cell table:style-name="ce4" table:formula="of:=[.C570]" office:value-type="float" office:value="83.675" calcext:value-type="float">
            <text:p>83.675</text:p>
          </table:table-cell>
          <table:table-cell table:style-name="ce4" table:formula="of:=[.D570]" office:value-type="float" office:value="506.976666666667" calcext:value-type="float">
            <text:p>506.976666666667</text:p>
          </table:table-cell>
          <table:table-cell table:style-name="ce4" table:formula="of:=[.E570]" office:value-type="float" office:value="26.9277777777778" calcext:value-type="float">
            <text:p>26.927777777777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71]-[.E571])*[$Sheet2.$D$14]/12" office:value-type="float" office:value="7.70879741438611" calcext:value-type="float">
            <text:p>7.70879741438611</text:p>
          </table:table-cell>
          <table:table-cell table:formula="of:=[.H571]+[.I570]" office:value-type="float" office:value="2531.15844318131" calcext:value-type="float">
            <text:p>2531.15844318131</text:p>
          </table:table-cell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2:45:00</text:p>
          </table:table-cell>
          <table:table-cell table:style-name="ce4" table:formula="of:=[.B571]" office:value-type="float" office:value="318.333333333333" calcext:value-type="float">
            <text:p>318.333333333333</text:p>
          </table:table-cell>
          <table:table-cell table:style-name="ce4" table:formula="of:=[.C571]" office:value-type="float" office:value="83.675" calcext:value-type="float">
            <text:p>83.675</text:p>
          </table:table-cell>
          <table:table-cell table:style-name="ce4" table:formula="of:=[.D571]" office:value-type="float" office:value="506.976666666667" calcext:value-type="float">
            <text:p>506.976666666667</text:p>
          </table:table-cell>
          <table:table-cell table:style-name="ce4" table:formula="of:=[.E571]" office:value-type="float" office:value="26.9277777777778" calcext:value-type="float">
            <text:p>26.927777777777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72]-[.E572])*[$Sheet2.$D$14]/12" office:value-type="float" office:value="7.70879741438611" calcext:value-type="float">
            <text:p>7.70879741438611</text:p>
          </table:table-cell>
          <table:table-cell table:formula="of:=[.H572]+[.I571]" office:value-type="float" office:value="2538.8672405957" calcext:value-type="float">
            <text:p>2538.8672405957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2:50:00</text:p>
          </table:table-cell>
          <table:table-cell table:style-name="ce4" table:formula="of:=[.B572]" office:value-type="float" office:value="318.333333333333" calcext:value-type="float">
            <text:p>318.333333333333</text:p>
          </table:table-cell>
          <table:table-cell table:style-name="ce4" table:formula="of:=[.C572]" office:value-type="float" office:value="83.675" calcext:value-type="float">
            <text:p>83.675</text:p>
          </table:table-cell>
          <table:table-cell table:style-name="ce4" table:formula="of:=[.D572]" office:value-type="float" office:value="506.976666666667" calcext:value-type="float">
            <text:p>506.976666666667</text:p>
          </table:table-cell>
          <table:table-cell table:style-name="ce4" table:formula="of:=[.E572]" office:value-type="float" office:value="26.9277777777778" calcext:value-type="float">
            <text:p>26.927777777777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73]-[.E573])*[$Sheet2.$D$14]/12" office:value-type="float" office:value="7.70879741438611" calcext:value-type="float">
            <text:p>7.70879741438611</text:p>
          </table:table-cell>
          <table:table-cell table:formula="of:=[.H573]+[.I572]" office:value-type="float" office:value="2546.57603801009" calcext:value-type="float">
            <text:p>2546.57603801009</text:p>
          </table:table-cell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2:55:00</text:p>
          </table:table-cell>
          <table:table-cell table:style-name="ce4" table:formula="of:=[.B573]" office:value-type="float" office:value="318.333333333333" calcext:value-type="float">
            <text:p>318.333333333333</text:p>
          </table:table-cell>
          <table:table-cell table:style-name="ce4" table:formula="of:=[.C573]" office:value-type="float" office:value="83.675" calcext:value-type="float">
            <text:p>83.675</text:p>
          </table:table-cell>
          <table:table-cell table:style-name="ce4" table:formula="of:=[.D573]" office:value-type="float" office:value="506.976666666667" calcext:value-type="float">
            <text:p>506.976666666667</text:p>
          </table:table-cell>
          <table:table-cell table:style-name="ce4" table:formula="of:=[.E573]" office:value-type="float" office:value="26.9277777777778" calcext:value-type="float">
            <text:p>26.927777777777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74]-[.E574])*[$Sheet2.$D$14]/12" office:value-type="float" office:value="7.70879741438611" calcext:value-type="float">
            <text:p>7.70879741438611</text:p>
          </table:table-cell>
          <table:table-cell table:formula="of:=[.H574]+[.I573]" office:value-type="float" office:value="2554.28483542447" calcext:value-type="float">
            <text:p>2554.28483542447</text:p>
          </table:table-cell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3:00:00</text:p>
          </table:table-cell>
          <table:table-cell office:value-type="float" office:value="0" calcext:value-type="float">
            <text:p>0</text:p>
          </table:table-cell>
          <table:table-cell office:value-type="float" office:value="83.8483333333333" calcext:value-type="float">
            <text:p>83.8483333333333</text:p>
          </table:table-cell>
          <table:table-cell office:value-type="float" office:value="507.1" calcext:value-type="float">
            <text:p>507.1</text:p>
          </table:table-cell>
          <table:table-cell office:value-type="float" office:value="26.6805555555556" calcext:value-type="float">
            <text:p>26.680555555555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75]-[.E575])*[$Sheet2.$D$14]/12" office:value-type="float" office:value="7.76592756899662" calcext:value-type="float">
            <text:p>7.76592756899662</text:p>
          </table:table-cell>
          <table:table-cell table:formula="of:=[.H575]+[.I574]" office:value-type="float" office:value="2562.05076299347" calcext:value-type="float">
            <text:p>2562.05076299347</text:p>
          </table:table-cell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3:05:00</text:p>
          </table:table-cell>
          <table:table-cell table:style-name="ce4" table:formula="of:=[.B575]" office:value-type="float" office:value="0" calcext:value-type="float">
            <text:p>0</text:p>
          </table:table-cell>
          <table:table-cell table:style-name="ce4" table:formula="of:=[.C575]" office:value-type="float" office:value="83.8483333333333" calcext:value-type="float">
            <text:p>83.8483333333333</text:p>
          </table:table-cell>
          <table:table-cell table:style-name="ce4" table:formula="of:=[.D575]" office:value-type="float" office:value="507.1" calcext:value-type="float">
            <text:p>507.1</text:p>
          </table:table-cell>
          <table:table-cell table:style-name="ce4" table:formula="of:=[.E575]" office:value-type="float" office:value="26.6805555555556" calcext:value-type="float">
            <text:p>26.680555555555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76]-[.E576])*[$Sheet2.$D$14]/12" office:value-type="float" office:value="7.76592756899662" calcext:value-type="float">
            <text:p>7.76592756899662</text:p>
          </table:table-cell>
          <table:table-cell table:formula="of:=[.H576]+[.I575]" office:value-type="float" office:value="2569.81669056246" calcext:value-type="float">
            <text:p>2569.81669056246</text:p>
          </table:table-cell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3:10:00</text:p>
          </table:table-cell>
          <table:table-cell table:style-name="ce4" table:formula="of:=[.B576]" office:value-type="float" office:value="0" calcext:value-type="float">
            <text:p>0</text:p>
          </table:table-cell>
          <table:table-cell table:style-name="ce4" table:formula="of:=[.C576]" office:value-type="float" office:value="83.8483333333333" calcext:value-type="float">
            <text:p>83.8483333333333</text:p>
          </table:table-cell>
          <table:table-cell table:style-name="ce4" table:formula="of:=[.D576]" office:value-type="float" office:value="507.1" calcext:value-type="float">
            <text:p>507.1</text:p>
          </table:table-cell>
          <table:table-cell table:style-name="ce4" table:formula="of:=[.E576]" office:value-type="float" office:value="26.6805555555556" calcext:value-type="float">
            <text:p>26.680555555555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77]-[.E577])*[$Sheet2.$D$14]/12" office:value-type="float" office:value="7.76592756899662" calcext:value-type="float">
            <text:p>7.76592756899662</text:p>
          </table:table-cell>
          <table:table-cell table:formula="of:=[.H577]+[.I576]" office:value-type="float" office:value="2577.58261813146" calcext:value-type="float">
            <text:p>2577.58261813146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3:15:00</text:p>
          </table:table-cell>
          <table:table-cell table:style-name="ce4" table:formula="of:=[.B577]" office:value-type="float" office:value="0" calcext:value-type="float">
            <text:p>0</text:p>
          </table:table-cell>
          <table:table-cell table:style-name="ce4" table:formula="of:=[.C577]" office:value-type="float" office:value="83.8483333333333" calcext:value-type="float">
            <text:p>83.8483333333333</text:p>
          </table:table-cell>
          <table:table-cell table:style-name="ce4" table:formula="of:=[.D577]" office:value-type="float" office:value="507.1" calcext:value-type="float">
            <text:p>507.1</text:p>
          </table:table-cell>
          <table:table-cell table:style-name="ce4" table:formula="of:=[.E577]" office:value-type="float" office:value="26.6805555555556" calcext:value-type="float">
            <text:p>26.680555555555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78]-[.E578])*[$Sheet2.$D$14]/12" office:value-type="float" office:value="7.76592756899662" calcext:value-type="float">
            <text:p>7.76592756899662</text:p>
          </table:table-cell>
          <table:table-cell table:formula="of:=[.H578]+[.I577]" office:value-type="float" office:value="2585.34854570046" calcext:value-type="float">
            <text:p>2585.34854570046</text:p>
          </table:table-cell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3:20:00</text:p>
          </table:table-cell>
          <table:table-cell table:style-name="ce4" table:formula="of:=[.B578]" office:value-type="float" office:value="0" calcext:value-type="float">
            <text:p>0</text:p>
          </table:table-cell>
          <table:table-cell table:style-name="ce4" table:formula="of:=[.C578]" office:value-type="float" office:value="83.8483333333333" calcext:value-type="float">
            <text:p>83.8483333333333</text:p>
          </table:table-cell>
          <table:table-cell table:style-name="ce4" table:formula="of:=[.D578]" office:value-type="float" office:value="507.1" calcext:value-type="float">
            <text:p>507.1</text:p>
          </table:table-cell>
          <table:table-cell table:style-name="ce4" table:formula="of:=[.E578]" office:value-type="float" office:value="26.6805555555556" calcext:value-type="float">
            <text:p>26.680555555555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79]-[.E579])*[$Sheet2.$D$14]/12" office:value-type="float" office:value="7.76592756899662" calcext:value-type="float">
            <text:p>7.76592756899662</text:p>
          </table:table-cell>
          <table:table-cell table:formula="of:=[.H579]+[.I578]" office:value-type="float" office:value="2593.11447326945" calcext:value-type="float">
            <text:p>2593.11447326945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3:25:00</text:p>
          </table:table-cell>
          <table:table-cell table:style-name="ce4" table:formula="of:=[.B579]" office:value-type="float" office:value="0" calcext:value-type="float">
            <text:p>0</text:p>
          </table:table-cell>
          <table:table-cell table:style-name="ce4" table:formula="of:=[.C579]" office:value-type="float" office:value="83.8483333333333" calcext:value-type="float">
            <text:p>83.8483333333333</text:p>
          </table:table-cell>
          <table:table-cell table:style-name="ce4" table:formula="of:=[.D579]" office:value-type="float" office:value="507.1" calcext:value-type="float">
            <text:p>507.1</text:p>
          </table:table-cell>
          <table:table-cell table:style-name="ce4" table:formula="of:=[.E579]" office:value-type="float" office:value="26.6805555555556" calcext:value-type="float">
            <text:p>26.680555555555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80]-[.E580])*[$Sheet2.$D$14]/12" office:value-type="float" office:value="7.76592756899662" calcext:value-type="float">
            <text:p>7.76592756899662</text:p>
          </table:table-cell>
          <table:table-cell table:formula="of:=[.H580]+[.I579]" office:value-type="float" office:value="2600.88040083845" calcext:value-type="float">
            <text:p>2600.88040083845</text:p>
          </table:table-cell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3:30:00</text:p>
          </table:table-cell>
          <table:table-cell table:style-name="ce4" table:formula="of:=[.B580]" office:value-type="float" office:value="0" calcext:value-type="float">
            <text:p>0</text:p>
          </table:table-cell>
          <table:table-cell table:style-name="ce4" table:formula="of:=[.C580]" office:value-type="float" office:value="83.8483333333333" calcext:value-type="float">
            <text:p>83.8483333333333</text:p>
          </table:table-cell>
          <table:table-cell table:style-name="ce4" table:formula="of:=[.D580]" office:value-type="float" office:value="507.1" calcext:value-type="float">
            <text:p>507.1</text:p>
          </table:table-cell>
          <table:table-cell table:style-name="ce4" table:formula="of:=[.E580]" office:value-type="float" office:value="26.6805555555556" calcext:value-type="float">
            <text:p>26.680555555555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81]-[.E581])*[$Sheet2.$D$14]/12" office:value-type="float" office:value="7.76592756899662" calcext:value-type="float">
            <text:p>7.76592756899662</text:p>
          </table:table-cell>
          <table:table-cell table:formula="of:=[.H581]+[.I580]" office:value-type="float" office:value="2608.64632840745" calcext:value-type="float">
            <text:p>2608.64632840745</text:p>
          </table:table-cell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3:35:00</text:p>
          </table:table-cell>
          <table:table-cell table:style-name="ce4" table:formula="of:=[.B581]" office:value-type="float" office:value="0" calcext:value-type="float">
            <text:p>0</text:p>
          </table:table-cell>
          <table:table-cell table:style-name="ce4" table:formula="of:=[.C581]" office:value-type="float" office:value="83.8483333333333" calcext:value-type="float">
            <text:p>83.8483333333333</text:p>
          </table:table-cell>
          <table:table-cell table:style-name="ce4" table:formula="of:=[.D581]" office:value-type="float" office:value="507.1" calcext:value-type="float">
            <text:p>507.1</text:p>
          </table:table-cell>
          <table:table-cell table:style-name="ce4" table:formula="of:=[.E581]" office:value-type="float" office:value="26.6805555555556" calcext:value-type="float">
            <text:p>26.680555555555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82]-[.E582])*[$Sheet2.$D$14]/12" office:value-type="float" office:value="7.76592756899662" calcext:value-type="float">
            <text:p>7.76592756899662</text:p>
          </table:table-cell>
          <table:table-cell table:formula="of:=[.H582]+[.I581]" office:value-type="float" office:value="2616.41225597644" calcext:value-type="float">
            <text:p>2616.41225597644</text:p>
          </table:table-cell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3:40:00</text:p>
          </table:table-cell>
          <table:table-cell table:style-name="ce4" table:formula="of:=[.B582]" office:value-type="float" office:value="0" calcext:value-type="float">
            <text:p>0</text:p>
          </table:table-cell>
          <table:table-cell table:style-name="ce4" table:formula="of:=[.C582]" office:value-type="float" office:value="83.8483333333333" calcext:value-type="float">
            <text:p>83.8483333333333</text:p>
          </table:table-cell>
          <table:table-cell table:style-name="ce4" table:formula="of:=[.D582]" office:value-type="float" office:value="507.1" calcext:value-type="float">
            <text:p>507.1</text:p>
          </table:table-cell>
          <table:table-cell table:style-name="ce4" table:formula="of:=[.E582]" office:value-type="float" office:value="26.6805555555556" calcext:value-type="float">
            <text:p>26.680555555555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83]-[.E583])*[$Sheet2.$D$14]/12" office:value-type="float" office:value="7.76592756899662" calcext:value-type="float">
            <text:p>7.76592756899662</text:p>
          </table:table-cell>
          <table:table-cell table:formula="of:=[.H583]+[.I582]" office:value-type="float" office:value="2624.17818354544" calcext:value-type="float">
            <text:p>2624.17818354544</text:p>
          </table:table-cell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3:45:00</text:p>
          </table:table-cell>
          <table:table-cell table:style-name="ce4" table:formula="of:=[.B583]" office:value-type="float" office:value="0" calcext:value-type="float">
            <text:p>0</text:p>
          </table:table-cell>
          <table:table-cell table:style-name="ce4" table:formula="of:=[.C583]" office:value-type="float" office:value="83.8483333333333" calcext:value-type="float">
            <text:p>83.8483333333333</text:p>
          </table:table-cell>
          <table:table-cell table:style-name="ce4" table:formula="of:=[.D583]" office:value-type="float" office:value="507.1" calcext:value-type="float">
            <text:p>507.1</text:p>
          </table:table-cell>
          <table:table-cell table:style-name="ce4" table:formula="of:=[.E583]" office:value-type="float" office:value="26.6805555555556" calcext:value-type="float">
            <text:p>26.680555555555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84]-[.E584])*[$Sheet2.$D$14]/12" office:value-type="float" office:value="7.76592756899662" calcext:value-type="float">
            <text:p>7.76592756899662</text:p>
          </table:table-cell>
          <table:table-cell table:formula="of:=[.H584]+[.I583]" office:value-type="float" office:value="2631.94411111444" calcext:value-type="float">
            <text:p>2631.94411111444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3:50:00</text:p>
          </table:table-cell>
          <table:table-cell table:style-name="ce4" table:formula="of:=[.B584]" office:value-type="float" office:value="0" calcext:value-type="float">
            <text:p>0</text:p>
          </table:table-cell>
          <table:table-cell table:style-name="ce4" table:formula="of:=[.C584]" office:value-type="float" office:value="83.8483333333333" calcext:value-type="float">
            <text:p>83.8483333333333</text:p>
          </table:table-cell>
          <table:table-cell table:style-name="ce4" table:formula="of:=[.D584]" office:value-type="float" office:value="507.1" calcext:value-type="float">
            <text:p>507.1</text:p>
          </table:table-cell>
          <table:table-cell table:style-name="ce4" table:formula="of:=[.E584]" office:value-type="float" office:value="26.6805555555556" calcext:value-type="float">
            <text:p>26.680555555555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85]-[.E585])*[$Sheet2.$D$14]/12" office:value-type="float" office:value="7.76592756899662" calcext:value-type="float">
            <text:p>7.76592756899662</text:p>
          </table:table-cell>
          <table:table-cell table:formula="of:=[.H585]+[.I584]" office:value-type="float" office:value="2639.71003868343" calcext:value-type="float">
            <text:p>2639.71003868343</text:p>
          </table:table-cell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5 23:55:00</text:p>
          </table:table-cell>
          <table:table-cell table:style-name="ce4" table:formula="of:=[.B585]" office:value-type="float" office:value="0" calcext:value-type="float">
            <text:p>0</text:p>
          </table:table-cell>
          <table:table-cell table:style-name="ce4" table:formula="of:=[.C585]" office:value-type="float" office:value="83.8483333333333" calcext:value-type="float">
            <text:p>83.8483333333333</text:p>
          </table:table-cell>
          <table:table-cell table:style-name="ce4" table:formula="of:=[.D585]" office:value-type="float" office:value="507.1" calcext:value-type="float">
            <text:p>507.1</text:p>
          </table:table-cell>
          <table:table-cell table:style-name="ce4" table:formula="of:=[.E585]" office:value-type="float" office:value="26.6805555555556" calcext:value-type="float">
            <text:p>26.680555555555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86]-[.E586])*[$Sheet2.$D$14]/12" office:value-type="float" office:value="7.76592756899662" calcext:value-type="float">
            <text:p>7.76592756899662</text:p>
          </table:table-cell>
          <table:table-cell table:formula="of:=[.H586]+[.I585]" office:value-type="float" office:value="2647.47596625243" calcext:value-type="float">
            <text:p>2647.47596625243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0:00:00</text:p>
          </table:table-cell>
          <table:table-cell office:value-type="float" office:value="0" calcext:value-type="float">
            <text:p>0</text:p>
          </table:table-cell>
          <table:table-cell office:value-type="float" office:value="83.015" calcext:value-type="float">
            <text:p>83.015</text:p>
          </table:table-cell>
          <table:table-cell office:value-type="float" office:value="507.1" calcext:value-type="float">
            <text:p>507.1</text:p>
          </table:table-cell>
          <table:table-cell office:value-type="float" office:value="26.4111111111111" calcext:value-type="float">
            <text:p>26.411111111111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87]-[.E587])*[$Sheet2.$D$14]/12" office:value-type="float" office:value="7.68932637093894" calcext:value-type="float">
            <text:p>7.68932637093894</text:p>
          </table:table-cell>
          <table:table-cell table:formula="of:=[.H587]+[.I586]" office:value-type="float" office:value="2655.16529262337" calcext:value-type="float">
            <text:p>2655.16529262337</text:p>
          </table:table-cell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0:05:00</text:p>
          </table:table-cell>
          <table:table-cell table:style-name="ce4" table:formula="of:=[.B587]" office:value-type="float" office:value="0" calcext:value-type="float">
            <text:p>0</text:p>
          </table:table-cell>
          <table:table-cell table:style-name="ce4" table:formula="of:=[.C587]" office:value-type="float" office:value="83.015" calcext:value-type="float">
            <text:p>83.015</text:p>
          </table:table-cell>
          <table:table-cell table:style-name="ce4" table:formula="of:=[.D587]" office:value-type="float" office:value="507.1" calcext:value-type="float">
            <text:p>507.1</text:p>
          </table:table-cell>
          <table:table-cell table:style-name="ce4" table:formula="of:=[.E587]" office:value-type="float" office:value="26.4111111111111" calcext:value-type="float">
            <text:p>26.411111111111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88]-[.E588])*[$Sheet2.$D$14]/12" office:value-type="float" office:value="7.68932637093894" calcext:value-type="float">
            <text:p>7.68932637093894</text:p>
          </table:table-cell>
          <table:table-cell table:formula="of:=[.H588]+[.I587]" office:value-type="float" office:value="2662.85461899431" calcext:value-type="float">
            <text:p>2662.85461899431</text:p>
          </table:table-cell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0:10:00</text:p>
          </table:table-cell>
          <table:table-cell table:style-name="ce4" table:formula="of:=[.B588]" office:value-type="float" office:value="0" calcext:value-type="float">
            <text:p>0</text:p>
          </table:table-cell>
          <table:table-cell table:style-name="ce4" table:formula="of:=[.C588]" office:value-type="float" office:value="83.015" calcext:value-type="float">
            <text:p>83.015</text:p>
          </table:table-cell>
          <table:table-cell table:style-name="ce4" table:formula="of:=[.D588]" office:value-type="float" office:value="507.1" calcext:value-type="float">
            <text:p>507.1</text:p>
          </table:table-cell>
          <table:table-cell table:style-name="ce4" table:formula="of:=[.E588]" office:value-type="float" office:value="26.4111111111111" calcext:value-type="float">
            <text:p>26.411111111111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89]-[.E589])*[$Sheet2.$D$14]/12" office:value-type="float" office:value="7.68932637093894" calcext:value-type="float">
            <text:p>7.68932637093894</text:p>
          </table:table-cell>
          <table:table-cell table:formula="of:=[.H589]+[.I588]" office:value-type="float" office:value="2670.54394536525" calcext:value-type="float">
            <text:p>2670.54394536525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0:15:00</text:p>
          </table:table-cell>
          <table:table-cell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  <table:table-cell office:value-type="float" office:value="507.1" calcext:value-type="float">
            <text:p>507.1</text:p>
          </table:table-cell>
          <table:table-cell office:value-type="float" office:value="26.5" calcext:value-type="float">
            <text:p>26.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90]-[.E590])*[$Sheet2.$D$14]/12" office:value-type="float" office:value="7.70238253573104" calcext:value-type="float">
            <text:p>7.70238253573104</text:p>
          </table:table-cell>
          <table:table-cell table:formula="of:=[.H590]+[.I589]" office:value-type="float" office:value="2678.24632790098" calcext:value-type="float">
            <text:p>2678.24632790098</text:p>
          </table:table-cell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0:20:00</text:p>
          </table:table-cell>
          <table:table-cell office:value-type="float" office:value="0" calcext:value-type="float">
            <text:p>0</text:p>
          </table:table-cell>
          <table:table-cell office:value-type="float" office:value="83.16" calcext:value-type="float">
            <text:p>83.16</text:p>
          </table:table-cell>
          <table:table-cell office:value-type="float" office:value="507.1" calcext:value-type="float">
            <text:p>507.1</text:p>
          </table:table-cell>
          <table:table-cell office:value-type="float" office:value="26.5" calcext:value-type="float">
            <text:p>26.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91]-[.E591])*[$Sheet2.$D$14]/12" office:value-type="float" office:value="7.69694875616438" calcext:value-type="float">
            <text:p>7.69694875616438</text:p>
          </table:table-cell>
          <table:table-cell table:formula="of:=[.H591]+[.I590]" office:value-type="float" office:value="2685.94327665714" calcext:value-type="float">
            <text:p>2685.94327665714</text:p>
          </table:table-cell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0:25:00</text:p>
          </table:table-cell>
          <table:table-cell office:value-type="float" office:value="0" calcext:value-type="float">
            <text:p>0</text:p>
          </table:table-cell>
          <table:table-cell office:value-type="float" office:value="83.06" calcext:value-type="float">
            <text:p>83.06</text:p>
          </table:table-cell>
          <table:table-cell office:value-type="float" office:value="507.1" calcext:value-type="float">
            <text:p>507.1</text:p>
          </table:table-cell>
          <table:table-cell office:value-type="float" office:value="26.5" calcext:value-type="float">
            <text:p>26.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92]-[.E592])*[$Sheet2.$D$14]/12" office:value-type="float" office:value="7.68336430724775" calcext:value-type="float">
            <text:p>7.68336430724775</text:p>
          </table:table-cell>
          <table:table-cell table:formula="of:=[.H592]+[.I591]" office:value-type="float" office:value="2693.62664096439" calcext:value-type="float">
            <text:p>2693.62664096439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0:30:00</text:p>
          </table:table-cell>
          <table:table-cell office:value-type="float" office:value="0" calcext:value-type="float">
            <text:p>0</text:p>
          </table:table-cell>
          <table:table-cell office:value-type="float" office:value="82.96" calcext:value-type="float">
            <text:p>82.96</text:p>
          </table:table-cell>
          <table:table-cell office:value-type="float" office:value="507.1" calcext:value-type="float">
            <text:p>507.1</text:p>
          </table:table-cell>
          <table:table-cell office:value-type="float" office:value="26.5" calcext:value-type="float">
            <text:p>26.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93]-[.E593])*[$Sheet2.$D$14]/12" office:value-type="float" office:value="7.66977985833112" calcext:value-type="float">
            <text:p>7.66977985833112</text:p>
          </table:table-cell>
          <table:table-cell table:formula="of:=[.H593]+[.I592]" office:value-type="float" office:value="2701.29642082272" calcext:value-type="float">
            <text:p>2701.29642082272</text:p>
          </table:table-cell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0:35:00</text:p>
          </table:table-cell>
          <table:table-cell office:value-type="float" office:value="0" calcext:value-type="float">
            <text:p>0</text:p>
          </table:table-cell>
          <table:table-cell office:value-type="float" office:value="82.86" calcext:value-type="float">
            <text:p>82.86</text:p>
          </table:table-cell>
          <table:table-cell office:value-type="float" office:value="507.1" calcext:value-type="float">
            <text:p>507.1</text:p>
          </table:table-cell>
          <table:table-cell office:value-type="float" office:value="26.3666666666667" calcext:value-type="float">
            <text:p>26.3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94]-[.E594])*[$Sheet2.$D$14]/12" office:value-type="float" office:value="7.67430800796999" calcext:value-type="float">
            <text:p>7.67430800796999</text:p>
          </table:table-cell>
          <table:table-cell table:formula="of:=[.H594]+[.I593]" office:value-type="float" office:value="2708.97072883069" calcext:value-type="float">
            <text:p>2708.97072883069</text:p>
          </table:table-cell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0:40:00</text:p>
          </table:table-cell>
          <table:table-cell office:value-type="float" office:value="0" calcext:value-type="float">
            <text:p>0</text:p>
          </table:table-cell>
          <table:table-cell office:value-type="float" office:value="82.8" calcext:value-type="float">
            <text:p>82.8</text:p>
          </table:table-cell>
          <table:table-cell office:value-type="float" office:value="507.1" calcext:value-type="float">
            <text:p>507.1</text:p>
          </table:table-cell>
          <table:table-cell office:value-type="float" office:value="26.3" calcext:value-type="float">
            <text:p>26.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95]-[.E595])*[$Sheet2.$D$14]/12" office:value-type="float" office:value="7.67521363789777" calcext:value-type="float">
            <text:p>7.67521363789777</text:p>
          </table:table-cell>
          <table:table-cell table:formula="of:=[.H595]+[.I594]" office:value-type="float" office:value="2716.64594246859" calcext:value-type="float">
            <text:p>2716.64594246859</text:p>
          </table:table-cell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0:45:00</text:p>
          </table:table-cell>
          <table:table-cell office:value-type="float" office:value="0" calcext:value-type="float">
            <text:p>0</text:p>
          </table:table-cell>
          <table:table-cell office:value-type="float" office:value="82.8" calcext:value-type="float">
            <text:p>82.8</text:p>
          </table:table-cell>
          <table:table-cell office:value-type="float" office:value="507.1" calcext:value-type="float">
            <text:p>507.1</text:p>
          </table:table-cell>
          <table:table-cell office:value-type="float" office:value="26.3" calcext:value-type="float">
            <text:p>26.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96]-[.E596])*[$Sheet2.$D$14]/12" office:value-type="float" office:value="7.67521363789777" calcext:value-type="float">
            <text:p>7.67521363789777</text:p>
          </table:table-cell>
          <table:table-cell table:formula="of:=[.H596]+[.I595]" office:value-type="float" office:value="2724.32115610649" calcext:value-type="float">
            <text:p>2724.32115610649</text:p>
          </table:table-cell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0:50:00</text:p>
          </table:table-cell>
          <table:table-cell office:value-type="float" office:value="0" calcext:value-type="float">
            <text:p>0</text:p>
          </table:table-cell>
          <table:table-cell office:value-type="float" office:value="82.76" calcext:value-type="float">
            <text:p>82.76</text:p>
          </table:table-cell>
          <table:table-cell office:value-type="float" office:value="507.1" calcext:value-type="float">
            <text:p>507.1</text:p>
          </table:table-cell>
          <table:table-cell office:value-type="float" office:value="26.3" calcext:value-type="float">
            <text:p>26.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97]-[.E597])*[$Sheet2.$D$14]/12" office:value-type="float" office:value="7.66977985833112" calcext:value-type="float">
            <text:p>7.66977985833112</text:p>
          </table:table-cell>
          <table:table-cell table:formula="of:=[.H597]+[.I596]" office:value-type="float" office:value="2731.99093596482" calcext:value-type="float">
            <text:p>2731.99093596482</text:p>
          </table:table-cell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0:55:00</text:p>
          </table:table-cell>
          <table:table-cell office:value-type="float" office:value="0" calcext:value-type="float">
            <text:p>0</text:p>
          </table:table-cell>
          <table:table-cell office:value-type="float" office:value="82.66" calcext:value-type="float">
            <text:p>82.66</text:p>
          </table:table-cell>
          <table:table-cell office:value-type="float" office:value="507.1" calcext:value-type="float">
            <text:p>507.1</text:p>
          </table:table-cell>
          <table:table-cell office:value-type="float" office:value="26.3" calcext:value-type="float">
            <text:p>26.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98]-[.E598])*[$Sheet2.$D$14]/12" office:value-type="float" office:value="7.65619540941448" calcext:value-type="float">
            <text:p>7.65619540941448</text:p>
          </table:table-cell>
          <table:table-cell table:formula="of:=[.H598]+[.I597]" office:value-type="float" office:value="2739.64713137423" calcext:value-type="float">
            <text:p>2739.64713137423</text:p>
          </table:table-cell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1:00:00</text:p>
          </table:table-cell>
          <table:table-cell office:value-type="float" office:value="0" calcext:value-type="float">
            <text:p>0</text:p>
          </table:table-cell>
          <table:table-cell office:value-type="float" office:value="82.6" calcext:value-type="float">
            <text:p>82.6</text:p>
          </table:table-cell>
          <table:table-cell office:value-type="float" office:value="507.1" calcext:value-type="float">
            <text:p>507.1</text:p>
          </table:table-cell>
          <table:table-cell office:value-type="float" office:value="26.3666666666667" calcext:value-type="float">
            <text:p>26.3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599]-[.E599])*[$Sheet2.$D$14]/12" office:value-type="float" office:value="7.63898844078674" calcext:value-type="float">
            <text:p>7.63898844078674</text:p>
          </table:table-cell>
          <table:table-cell table:formula="of:=[.H599]+[.I598]" office:value-type="float" office:value="2747.28611981502" calcext:value-type="float">
            <text:p>2747.28611981502</text:p>
          </table:table-cell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1:05:00</text:p>
          </table:table-cell>
          <table:table-cell office:value-type="float" office:value="0" calcext:value-type="float">
            <text:p>0</text:p>
          </table:table-cell>
          <table:table-cell office:value-type="float" office:value="82.6" calcext:value-type="float">
            <text:p>82.6</text:p>
          </table:table-cell>
          <table:table-cell office:value-type="float" office:value="507.1" calcext:value-type="float">
            <text:p>507.1</text:p>
          </table:table-cell>
          <table:table-cell office:value-type="float" office:value="26.4" calcext:value-type="float">
            <text:p>26.4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00]-[.E600])*[$Sheet2.$D$14]/12" office:value-type="float" office:value="7.63446029114787" calcext:value-type="float">
            <text:p>7.63446029114787</text:p>
          </table:table-cell>
          <table:table-cell table:formula="of:=[.H600]+[.I599]" office:value-type="float" office:value="2754.92058010617" calcext:value-type="float">
            <text:p>2754.92058010617</text:p>
          </table:table-cell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1:10:00</text:p>
          </table:table-cell>
          <table:table-cell office:value-type="float" office:value="0" calcext:value-type="float">
            <text:p>0</text:p>
          </table:table-cell>
          <table:table-cell office:value-type="float" office:value="82.56" calcext:value-type="float">
            <text:p>82.56</text:p>
          </table:table-cell>
          <table:table-cell office:value-type="float" office:value="507.1" calcext:value-type="float">
            <text:p>507.1</text:p>
          </table:table-cell>
          <table:table-cell office:value-type="float" office:value="26.4" calcext:value-type="float">
            <text:p>26.4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01]-[.E601])*[$Sheet2.$D$14]/12" office:value-type="float" office:value="7.62902651158122" calcext:value-type="float">
            <text:p>7.62902651158122</text:p>
          </table:table-cell>
          <table:table-cell table:formula="of:=[.H601]+[.I600]" office:value-type="float" office:value="2762.54960661775" calcext:value-type="float">
            <text:p>2762.54960661775</text:p>
          </table:table-cell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1:15:00</text:p>
          </table:table-cell>
          <table:table-cell office:value-type="float" office:value="0" calcext:value-type="float">
            <text:p>0</text:p>
          </table:table-cell>
          <table:table-cell office:value-type="float" office:value="82.46" calcext:value-type="float">
            <text:p>82.46</text:p>
          </table:table-cell>
          <table:table-cell office:value-type="float" office:value="507.1" calcext:value-type="float">
            <text:p>507.1</text:p>
          </table:table-cell>
          <table:table-cell office:value-type="float" office:value="26.4" calcext:value-type="float">
            <text:p>26.4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02]-[.E602])*[$Sheet2.$D$14]/12" office:value-type="float" office:value="7.61544206266458" calcext:value-type="float">
            <text:p>7.61544206266458</text:p>
          </table:table-cell>
          <table:table-cell table:formula="of:=[.H602]+[.I601]" office:value-type="float" office:value="2770.16504868041" calcext:value-type="float">
            <text:p>2770.16504868041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1:20:00</text:p>
          </table:table-cell>
          <table:table-cell office:value-type="float" office:value="0" calcext:value-type="float">
            <text:p>0</text:p>
          </table:table-cell>
          <table:table-cell office:value-type="float" office:value="82.36" calcext:value-type="float">
            <text:p>82.36</text:p>
          </table:table-cell>
          <table:table-cell office:value-type="float" office:value="507.1" calcext:value-type="float">
            <text:p>507.1</text:p>
          </table:table-cell>
          <table:table-cell office:value-type="float" office:value="26.4666666666667" calcext:value-type="float">
            <text:p>26.4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03]-[.E603])*[$Sheet2.$D$14]/12" office:value-type="float" office:value="7.59280131447019" calcext:value-type="float">
            <text:p>7.59280131447019</text:p>
          </table:table-cell>
          <table:table-cell table:formula="of:=[.H603]+[.I602]" office:value-type="float" office:value="2777.75784999488" calcext:value-type="float">
            <text:p>2777.75784999488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1:25:00</text:p>
          </table:table-cell>
          <table:table-cell office:value-type="float" office:value="0" calcext:value-type="float">
            <text:p>0</text:p>
          </table:table-cell>
          <table:table-cell office:value-type="float" office:value="82.26" calcext:value-type="float">
            <text:p>82.26</text:p>
          </table:table-cell>
          <table:table-cell office:value-type="float" office:value="507.1" calcext:value-type="float">
            <text:p>507.1</text:p>
          </table:table-cell>
          <table:table-cell office:value-type="float" office:value="26.5" calcext:value-type="float">
            <text:p>26.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04]-[.E604])*[$Sheet2.$D$14]/12" office:value-type="float" office:value="7.57468871591469" calcext:value-type="float">
            <text:p>7.57468871591469</text:p>
          </table:table-cell>
          <table:table-cell table:formula="of:=[.H604]+[.I603]" office:value-type="float" office:value="2785.3325387108" calcext:value-type="float">
            <text:p>2785.3325387108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1:30:00</text:p>
          </table:table-cell>
          <table:table-cell office:value-type="float" office:value="0" calcext:value-type="float">
            <text:p>0</text:p>
          </table:table-cell>
          <table:table-cell office:value-type="float" office:value="82.2" calcext:value-type="float">
            <text:p>82.2</text:p>
          </table:table-cell>
          <table:table-cell office:value-type="float" office:value="507.1" calcext:value-type="float">
            <text:p>507.1</text:p>
          </table:table-cell>
          <table:table-cell office:value-type="float" office:value="26.5" calcext:value-type="float">
            <text:p>26.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05]-[.E605])*[$Sheet2.$D$14]/12" office:value-type="float" office:value="7.5665380465647" calcext:value-type="float">
            <text:p>7.5665380465647</text:p>
          </table:table-cell>
          <table:table-cell table:formula="of:=[.H605]+[.I604]" office:value-type="float" office:value="2792.89907675736" calcext:value-type="float">
            <text:p>2792.89907675736</text:p>
          </table:table-cell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1:35:00</text:p>
          </table:table-cell>
          <table:table-cell office:value-type="float" office:value="0" calcext:value-type="float">
            <text:p>0</text:p>
          </table:table-cell>
          <table:table-cell office:value-type="float" office:value="82.16" calcext:value-type="float">
            <text:p>82.16</text:p>
          </table:table-cell>
          <table:table-cell office:value-type="float" office:value="507.1" calcext:value-type="float">
            <text:p>507.1</text:p>
          </table:table-cell>
          <table:table-cell office:value-type="float" office:value="26.5" calcext:value-type="float">
            <text:p>26.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06]-[.E606])*[$Sheet2.$D$14]/12" office:value-type="float" office:value="7.56110426699805" calcext:value-type="float">
            <text:p>7.56110426699805</text:p>
          </table:table-cell>
          <table:table-cell table:formula="of:=[.H606]+[.I605]" office:value-type="float" office:value="2800.46018102436" calcext:value-type="float">
            <text:p>2800.46018102436</text:p>
          </table:table-cell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1:40:00</text:p>
          </table:table-cell>
          <table:table-cell office:value-type="float" office:value="0" calcext:value-type="float">
            <text:p>0</text:p>
          </table:table-cell>
          <table:table-cell office:value-type="float" office:value="82.1" calcext:value-type="float">
            <text:p>82.1</text:p>
          </table:table-cell>
          <table:table-cell office:value-type="float" office:value="507.1" calcext:value-type="float">
            <text:p>507.1</text:p>
          </table:table-cell>
          <table:table-cell office:value-type="float" office:value="26.4333333333333" calcext:value-type="float">
            <text:p>26.4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07]-[.E607])*[$Sheet2.$D$14]/12" office:value-type="float" office:value="7.56200989692582" calcext:value-type="float">
            <text:p>7.56200989692582</text:p>
          </table:table-cell>
          <table:table-cell table:formula="of:=[.H607]+[.I606]" office:value-type="float" office:value="2808.02219092129" calcext:value-type="float">
            <text:p>2808.02219092129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1:45:00</text:p>
          </table:table-cell>
          <table:table-cell office:value-type="float" office:value="0" calcext:value-type="float">
            <text:p>0</text:p>
          </table:table-cell>
          <table:table-cell office:value-type="float" office:value="82.06" calcext:value-type="float">
            <text:p>82.06</text:p>
          </table:table-cell>
          <table:table-cell office:value-type="float" office:value="507.1" calcext:value-type="float">
            <text:p>507.1</text:p>
          </table:table-cell>
          <table:table-cell office:value-type="float" office:value="26.4" calcext:value-type="float">
            <text:p>26.4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08]-[.E608])*[$Sheet2.$D$14]/12" office:value-type="float" office:value="7.56110426699805" calcext:value-type="float">
            <text:p>7.56110426699805</text:p>
          </table:table-cell>
          <table:table-cell table:formula="of:=[.H608]+[.I607]" office:value-type="float" office:value="2815.58329518828" calcext:value-type="float">
            <text:p>2815.58329518828</text:p>
          </table:table-cell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1:50:00</text:p>
          </table:table-cell>
          <table:table-cell office:value-type="float" office:value="764" calcext:value-type="float">
            <text:p>764</text:p>
          </table:table-cell>
          <table:table-cell office:value-type="float" office:value="82.2" calcext:value-type="float">
            <text:p>82.2</text:p>
          </table:table-cell>
          <table:table-cell office:value-type="float" office:value="507.1" calcext:value-type="float">
            <text:p>507.1</text:p>
          </table:table-cell>
          <table:table-cell office:value-type="float" office:value="26.4" calcext:value-type="float">
            <text:p>26.4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09]-[.E609])*[$Sheet2.$D$14]/12" office:value-type="float" office:value="7.58012249548134" calcext:value-type="float">
            <text:p>7.58012249548134</text:p>
          </table:table-cell>
          <table:table-cell table:formula="of:=[.H609]+[.I608]" office:value-type="float" office:value="2823.16341768377" calcext:value-type="float">
            <text:p>2823.16341768377</text:p>
          </table:table-cell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1:55:00</text:p>
          </table:table-cell>
          <table:table-cell office:value-type="float" office:value="1910" calcext:value-type="float">
            <text:p>1910</text:p>
          </table:table-cell>
          <table:table-cell office:value-type="float" office:value="83.18" calcext:value-type="float">
            <text:p>83.18</text:p>
          </table:table-cell>
          <table:table-cell office:value-type="float" office:value="507.18" calcext:value-type="float">
            <text:p>507.18</text:p>
          </table:table-cell>
          <table:table-cell office:value-type="float" office:value="26.4" calcext:value-type="float">
            <text:p>26.4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10]-[.E610])*[$Sheet2.$D$14]/12" office:value-type="float" office:value="7.71325009486434" calcext:value-type="float">
            <text:p>7.71325009486434</text:p>
          </table:table-cell>
          <table:table-cell table:formula="of:=[.H610]+[.I609]" office:value-type="float" office:value="2830.87666777863" calcext:value-type="float">
            <text:p>2830.87666777863</text:p>
          </table:table-cell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2:00:00</text:p>
          </table:table-cell>
          <table:table-cell office:value-type="float" office:value="1146" calcext:value-type="float">
            <text:p>1146</text:p>
          </table:table-cell>
          <table:table-cell office:value-type="float" office:value="84.64" calcext:value-type="float">
            <text:p>84.64</text:p>
          </table:table-cell>
          <table:table-cell office:value-type="float" office:value="507.34" calcext:value-type="float">
            <text:p>507.34</text:p>
          </table:table-cell>
          <table:table-cell office:value-type="float" office:value="26.4" calcext:value-type="float">
            <text:p>26.4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11]-[.E611])*[$Sheet2.$D$14]/12" office:value-type="float" office:value="7.91158304904719" calcext:value-type="float">
            <text:p>7.91158304904719</text:p>
          </table:table-cell>
          <table:table-cell table:formula="of:=[.H611]+[.I610]" office:value-type="float" office:value="2838.78825082768" calcext:value-type="float">
            <text:p>2838.78825082768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2:05:00</text:p>
          </table:table-cell>
          <table:table-cell office:value-type="float" office:value="0" calcext:value-type="float">
            <text:p>0</text:p>
          </table:table-cell>
          <table:table-cell office:value-type="float" office:value="85.14" calcext:value-type="float">
            <text:p>85.14</text:p>
          </table:table-cell>
          <table:table-cell office:value-type="float" office:value="507.4" calcext:value-type="float">
            <text:p>507.4</text:p>
          </table:table-cell>
          <table:table-cell office:value-type="float" office:value="26.4666666666667" calcext:value-type="float">
            <text:p>26.4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12]-[.E612])*[$Sheet2.$D$14]/12" office:value-type="float" office:value="7.9704489943526" calcext:value-type="float">
            <text:p>7.9704489943526</text:p>
          </table:table-cell>
          <table:table-cell table:formula="of:=[.H612]+[.I611]" office:value-type="float" office:value="2846.75869982203" calcext:value-type="float">
            <text:p>2846.75869982203</text:p>
          </table:table-cell>
          <table:table-cell office:value-type="float" office:value="370" calcext:value-type="float">
            <text:p>370</text:p>
          </table:table-cell>
          <table:table-cell/>
          <table:table-cell table:formula="of:=[.J612]-[.J569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22-06-26 02:10:00</text:p>
          </table:table-cell>
          <table:table-cell office:value-type="float" office:value="0" calcext:value-type="float">
            <text:p>0</text:p>
          </table:table-cell>
          <table:table-cell office:value-type="float" office:value="84.82" calcext:value-type="float">
            <text:p>84.82</text:p>
          </table:table-cell>
          <table:table-cell office:value-type="float" office:value="507.4" calcext:value-type="float">
            <text:p>507.4</text:p>
          </table:table-cell>
          <table:table-cell office:value-type="float" office:value="26.3666666666667" calcext:value-type="float">
            <text:p>26.3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13]-[.E613])*[$Sheet2.$D$14]/12" office:value-type="float" office:value="7.940563206736" calcext:value-type="float">
            <text:p>7.940563206736</text:p>
          </table:table-cell>
          <table:table-cell table:formula="of:=[.H613]+[.I612]" office:value-type="float" office:value="2854.69926302877" calcext:value-type="float">
            <text:p>2854.69926302877</text:p>
          </table:table-cell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2:15:00</text:p>
          </table:table-cell>
          <table:table-cell office:value-type="float" office:value="0" calcext:value-type="float">
            <text:p>0</text:p>
          </table:table-cell>
          <table:table-cell office:value-type="float" office:value="84.66" calcext:value-type="float">
            <text:p>84.66</text:p>
          </table:table-cell>
          <table:table-cell office:value-type="float" office:value="507.4" calcext:value-type="float">
            <text:p>507.4</text:p>
          </table:table-cell>
          <table:table-cell office:value-type="float" office:value="26.3" calcext:value-type="float">
            <text:p>26.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14]-[.E614])*[$Sheet2.$D$14]/12" office:value-type="float" office:value="7.92788438774715" calcext:value-type="float">
            <text:p>7.92788438774715</text:p>
          </table:table-cell>
          <table:table-cell table:formula="of:=[.H614]+[.I613]" office:value-type="float" office:value="2862.62714741651" calcext:value-type="float">
            <text:p>2862.62714741651</text:p>
          </table:table-cell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2:20:00</text:p>
          </table:table-cell>
          <table:table-cell office:value-type="float" office:value="0" calcext:value-type="float">
            <text:p>0</text:p>
          </table:table-cell>
          <table:table-cell office:value-type="float" office:value="84.56" calcext:value-type="float">
            <text:p>84.56</text:p>
          </table:table-cell>
          <table:table-cell office:value-type="float" office:value="507.4" calcext:value-type="float">
            <text:p>507.4</text:p>
          </table:table-cell>
          <table:table-cell office:value-type="float" office:value="26.3" calcext:value-type="float">
            <text:p>26.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15]-[.E615])*[$Sheet2.$D$14]/12" office:value-type="float" office:value="7.91429993883051" calcext:value-type="float">
            <text:p>7.91429993883051</text:p>
          </table:table-cell>
          <table:table-cell table:formula="of:=[.H615]+[.I614]" office:value-type="float" office:value="2870.54144735534" calcext:value-type="float">
            <text:p>2870.54144735534</text:p>
          </table:table-cell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2:25:00</text:p>
          </table:table-cell>
          <table:table-cell office:value-type="float" office:value="0" calcext:value-type="float">
            <text:p>0</text:p>
          </table:table-cell>
          <table:table-cell office:value-type="float" office:value="84.42" calcext:value-type="float">
            <text:p>84.42</text:p>
          </table:table-cell>
          <table:table-cell office:value-type="float" office:value="507.4" calcext:value-type="float">
            <text:p>507.4</text:p>
          </table:table-cell>
          <table:table-cell office:value-type="float" office:value="26.3" calcext:value-type="float">
            <text:p>26.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16]-[.E616])*[$Sheet2.$D$14]/12" office:value-type="float" office:value="7.89528171034723" calcext:value-type="float">
            <text:p>7.89528171034723</text:p>
          </table:table-cell>
          <table:table-cell table:formula="of:=[.H616]+[.I615]" office:value-type="float" office:value="2878.43672906569" calcext:value-type="float">
            <text:p>2878.43672906569</text:p>
          </table:table-cell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2:30:00</text:p>
          </table:table-cell>
          <table:table-cell office:value-type="float" office:value="0" calcext:value-type="float">
            <text:p>0</text:p>
          </table:table-cell>
          <table:table-cell office:value-type="float" office:value="84.26" calcext:value-type="float">
            <text:p>84.26</text:p>
          </table:table-cell>
          <table:table-cell office:value-type="float" office:value="507.4" calcext:value-type="float">
            <text:p>507.4</text:p>
          </table:table-cell>
          <table:table-cell office:value-type="float" office:value="26.3" calcext:value-type="float">
            <text:p>26.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17]-[.E617])*[$Sheet2.$D$14]/12" office:value-type="float" office:value="7.87354659208062" calcext:value-type="float">
            <text:p>7.87354659208062</text:p>
          </table:table-cell>
          <table:table-cell table:formula="of:=[.H617]+[.I616]" office:value-type="float" office:value="2886.31027565777" calcext:value-type="float">
            <text:p>2886.31027565777</text:p>
          </table:table-cell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2:35:00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507.4" calcext:value-type="float">
            <text:p>507.4</text:p>
          </table:table-cell>
          <table:table-cell office:value-type="float" office:value="26.3" calcext:value-type="float">
            <text:p>26.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18]-[.E618])*[$Sheet2.$D$14]/12" office:value-type="float" office:value="7.86539592273064" calcext:value-type="float">
            <text:p>7.86539592273064</text:p>
          </table:table-cell>
          <table:table-cell table:formula="of:=[.H618]+[.I617]" office:value-type="float" office:value="2894.1756715805" calcext:value-type="float">
            <text:p>2894.1756715805</text:p>
          </table:table-cell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2:40:00</text:p>
          </table:table-cell>
          <table:table-cell office:value-type="float" office:value="0" calcext:value-type="float">
            <text:p>0</text:p>
          </table:table-cell>
          <table:table-cell office:value-type="float" office:value="84.16" calcext:value-type="float">
            <text:p>84.16</text:p>
          </table:table-cell>
          <table:table-cell office:value-type="float" office:value="507.4" calcext:value-type="float">
            <text:p>507.4</text:p>
          </table:table-cell>
          <table:table-cell office:value-type="float" office:value="26.3" calcext:value-type="float">
            <text:p>26.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19]-[.E619])*[$Sheet2.$D$14]/12" office:value-type="float" office:value="7.85996214316398" calcext:value-type="float">
            <text:p>7.85996214316398</text:p>
          </table:table-cell>
          <table:table-cell table:formula="of:=[.H619]+[.I618]" office:value-type="float" office:value="2902.03563372367" calcext:value-type="float">
            <text:p>2902.03563372367</text:p>
          </table:table-cell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2:45:00</text:p>
          </table:table-cell>
          <table:table-cell office:value-type="float" office:value="0" calcext:value-type="float">
            <text:p>0</text:p>
          </table:table-cell>
          <table:table-cell office:value-type="float" office:value="84.06" calcext:value-type="float">
            <text:p>84.06</text:p>
          </table:table-cell>
          <table:table-cell office:value-type="float" office:value="507.4" calcext:value-type="float">
            <text:p>507.4</text:p>
          </table:table-cell>
          <table:table-cell office:value-type="float" office:value="26.175" calcext:value-type="float">
            <text:p>26.17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20]-[.E620])*[$Sheet2.$D$14]/12" office:value-type="float" office:value="7.86335825539314" calcext:value-type="float">
            <text:p>7.86335825539314</text:p>
          </table:table-cell>
          <table:table-cell table:formula="of:=[.H620]+[.I619]" office:value-type="float" office:value="2909.89899197906" calcext:value-type="float">
            <text:p>2909.89899197906</text:p>
          </table:table-cell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2:50:00</text:p>
          </table:table-cell>
          <table:table-cell office:value-type="float" office:value="0" calcext:value-type="float">
            <text:p>0</text:p>
          </table:table-cell>
          <table:table-cell office:value-type="float" office:value="83.96" calcext:value-type="float">
            <text:p>83.96</text:p>
          </table:table-cell>
          <table:table-cell office:value-type="float" office:value="507.4" calcext:value-type="float">
            <text:p>507.4</text:p>
          </table:table-cell>
          <table:table-cell office:value-type="float" office:value="26.1" calcext:value-type="float">
            <text:p>26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21]-[.E621])*[$Sheet2.$D$14]/12" office:value-type="float" office:value="7.85996214316398" calcext:value-type="float">
            <text:p>7.85996214316398</text:p>
          </table:table-cell>
          <table:table-cell table:formula="of:=[.H621]+[.I620]" office:value-type="float" office:value="2917.75895412222" calcext:value-type="float">
            <text:p>2917.75895412222</text:p>
          </table:table-cell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2:55:00</text:p>
          </table:table-cell>
          <table:table-cell office:value-type="float" office:value="0" calcext:value-type="float">
            <text:p>0</text:p>
          </table:table-cell>
          <table:table-cell office:value-type="float" office:value="83.9" calcext:value-type="float">
            <text:p>83.9</text:p>
          </table:table-cell>
          <table:table-cell office:value-type="float" office:value="507.4" calcext:value-type="float">
            <text:p>507.4</text:p>
          </table:table-cell>
          <table:table-cell office:value-type="float" office:value="26.1" calcext:value-type="float">
            <text:p>26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22]-[.E622])*[$Sheet2.$D$14]/12" office:value-type="float" office:value="7.851811473814" calcext:value-type="float">
            <text:p>7.851811473814</text:p>
          </table:table-cell>
          <table:table-cell table:formula="of:=[.H622]+[.I621]" office:value-type="float" office:value="2925.61076559604" calcext:value-type="float">
            <text:p>2925.61076559604</text:p>
          </table:table-cell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3:00:00</text:p>
          </table:table-cell>
          <table:table-cell office:value-type="float" office:value="0" calcext:value-type="float">
            <text:p>0</text:p>
          </table:table-cell>
          <table:table-cell office:value-type="float" office:value="83.9" calcext:value-type="float">
            <text:p>83.9</text:p>
          </table:table-cell>
          <table:table-cell office:value-type="float" office:value="507.4" calcext:value-type="float">
            <text:p>507.4</text:p>
          </table:table-cell>
          <table:table-cell office:value-type="float" office:value="26.1" calcext:value-type="float">
            <text:p>26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23]-[.E623])*[$Sheet2.$D$14]/12" office:value-type="float" office:value="7.851811473814" calcext:value-type="float">
            <text:p>7.851811473814</text:p>
          </table:table-cell>
          <table:table-cell table:formula="of:=[.H623]+[.I622]" office:value-type="float" office:value="2933.46257706985" calcext:value-type="float">
            <text:p>2933.46257706985</text:p>
          </table:table-cell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3:05:00</text:p>
          </table:table-cell>
          <table:table-cell office:value-type="float" office:value="0" calcext:value-type="float">
            <text:p>0</text:p>
          </table:table-cell>
          <table:table-cell office:value-type="float" office:value="83.86" calcext:value-type="float">
            <text:p>83.86</text:p>
          </table:table-cell>
          <table:table-cell office:value-type="float" office:value="507.4" calcext:value-type="float">
            <text:p>507.4</text:p>
          </table:table-cell>
          <table:table-cell office:value-type="float" office:value="26.1" calcext:value-type="float">
            <text:p>26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24]-[.E624])*[$Sheet2.$D$14]/12" office:value-type="float" office:value="7.84637769424735" calcext:value-type="float">
            <text:p>7.84637769424735</text:p>
          </table:table-cell>
          <table:table-cell table:formula="of:=[.H624]+[.I623]" office:value-type="float" office:value="2941.3089547641" calcext:value-type="float">
            <text:p>2941.3089547641</text:p>
          </table:table-cell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3:10:00</text:p>
          </table:table-cell>
          <table:table-cell office:value-type="float" office:value="0" calcext:value-type="float">
            <text:p>0</text:p>
          </table:table-cell>
          <table:table-cell office:value-type="float" office:value="83.76" calcext:value-type="float">
            <text:p>83.76</text:p>
          </table:table-cell>
          <table:table-cell office:value-type="float" office:value="507.4" calcext:value-type="float">
            <text:p>507.4</text:p>
          </table:table-cell>
          <table:table-cell office:value-type="float" office:value="26.1" calcext:value-type="float">
            <text:p>26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25]-[.E625])*[$Sheet2.$D$14]/12" office:value-type="float" office:value="7.83279324533072" calcext:value-type="float">
            <text:p>7.83279324533072</text:p>
          </table:table-cell>
          <table:table-cell table:formula="of:=[.H625]+[.I624]" office:value-type="float" office:value="2949.14174800943" calcext:value-type="float">
            <text:p>2949.14174800943</text:p>
          </table:table-cell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3:15:00</text:p>
          </table:table-cell>
          <table:table-cell office:value-type="float" office:value="0" calcext:value-type="float">
            <text:p>0</text:p>
          </table:table-cell>
          <table:table-cell office:value-type="float" office:value="83.66" calcext:value-type="float">
            <text:p>83.66</text:p>
          </table:table-cell>
          <table:table-cell office:value-type="float" office:value="507.4" calcext:value-type="float">
            <text:p>507.4</text:p>
          </table:table-cell>
          <table:table-cell office:value-type="float" office:value="26.1666666666667" calcext:value-type="float">
            <text:p>26.1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26]-[.E626])*[$Sheet2.$D$14]/12" office:value-type="float" office:value="7.81015249713632" calcext:value-type="float">
            <text:p>7.81015249713632</text:p>
          </table:table-cell>
          <table:table-cell table:formula="of:=[.H626]+[.I625]" office:value-type="float" office:value="2956.95190050657" calcext:value-type="float">
            <text:p>2956.95190050657</text:p>
          </table:table-cell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3:20:00</text:p>
          </table:table-cell>
          <table:table-cell office:value-type="float" office:value="0" calcext:value-type="float">
            <text:p>0</text:p>
          </table:table-cell>
          <table:table-cell office:value-type="float" office:value="83.56" calcext:value-type="float">
            <text:p>83.56</text:p>
          </table:table-cell>
          <table:table-cell office:value-type="float" office:value="507.4" calcext:value-type="float">
            <text:p>507.4</text:p>
          </table:table-cell>
          <table:table-cell office:value-type="float" office:value="26.2" calcext:value-type="float">
            <text:p>26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27]-[.E627])*[$Sheet2.$D$14]/12" office:value-type="float" office:value="7.79203989858082" calcext:value-type="float">
            <text:p>7.79203989858082</text:p>
          </table:table-cell>
          <table:table-cell table:formula="of:=[.H627]+[.I626]" office:value-type="float" office:value="2964.74394040515" calcext:value-type="float">
            <text:p>2964.74394040515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3:25:00</text:p>
          </table:table-cell>
          <table:table-cell office:value-type="float" office:value="0" calcext:value-type="float">
            <text:p>0</text:p>
          </table:table-cell>
          <table:table-cell office:value-type="float" office:value="83.5" calcext:value-type="float">
            <text:p>83.5</text:p>
          </table:table-cell>
          <table:table-cell office:value-type="float" office:value="507.4" calcext:value-type="float">
            <text:p>507.4</text:p>
          </table:table-cell>
          <table:table-cell office:value-type="float" office:value="26.2" calcext:value-type="float">
            <text:p>26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28]-[.E628])*[$Sheet2.$D$14]/12" office:value-type="float" office:value="7.78388922923083" calcext:value-type="float">
            <text:p>7.78388922923083</text:p>
          </table:table-cell>
          <table:table-cell table:formula="of:=[.H628]+[.I627]" office:value-type="float" office:value="2972.52782963438" calcext:value-type="float">
            <text:p>2972.52782963438</text:p>
          </table:table-cell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3:30:00</text:p>
          </table:table-cell>
          <table:table-cell office:value-type="float" office:value="0" calcext:value-type="float">
            <text:p>0</text:p>
          </table:table-cell>
          <table:table-cell office:value-type="float" office:value="83.46" calcext:value-type="float">
            <text:p>83.46</text:p>
          </table:table-cell>
          <table:table-cell office:value-type="float" office:value="507.4" calcext:value-type="float">
            <text:p>507.4</text:p>
          </table:table-cell>
          <table:table-cell office:value-type="float" office:value="26.0666666666667" calcext:value-type="float">
            <text:p>26.0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29]-[.E629])*[$Sheet2.$D$14]/12" office:value-type="float" office:value="7.79656804821969" calcext:value-type="float">
            <text:p>7.79656804821969</text:p>
          </table:table-cell>
          <table:table-cell table:formula="of:=[.H629]+[.I628]" office:value-type="float" office:value="2980.3243976826" calcext:value-type="float">
            <text:p>2980.3243976826</text:p>
          </table:table-cell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3:35:00</text:p>
          </table:table-cell>
          <table:table-cell office:value-type="float" office:value="0" calcext:value-type="float">
            <text:p>0</text:p>
          </table:table-cell>
          <table:table-cell office:value-type="float" office:value="83.36" calcext:value-type="float">
            <text:p>83.36</text:p>
          </table:table-cell>
          <table:table-cell office:value-type="float" office:value="507.4" calcext:value-type="float">
            <text:p>507.4</text:p>
          </table:table-cell>
          <table:table-cell office:value-type="float" office:value="26" calcext:value-type="float">
            <text:p>2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30]-[.E630])*[$Sheet2.$D$14]/12" office:value-type="float" office:value="7.79203989858082" calcext:value-type="float">
            <text:p>7.79203989858082</text:p>
          </table:table-cell>
          <table:table-cell table:formula="of:=[.H630]+[.I629]" office:value-type="float" office:value="2988.11643758118" calcext:value-type="float">
            <text:p>2988.11643758118</text:p>
          </table:table-cell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3:40:00</text:p>
          </table:table-cell>
          <table:table-cell office:value-type="float" office:value="0" calcext:value-type="float">
            <text:p>0</text:p>
          </table:table-cell>
          <table:table-cell office:value-type="float" office:value="83.26" calcext:value-type="float">
            <text:p>83.26</text:p>
          </table:table-cell>
          <table:table-cell office:value-type="float" office:value="507.4" calcext:value-type="float">
            <text:p>507.4</text:p>
          </table:table-cell>
          <table:table-cell office:value-type="float" office:value="26" calcext:value-type="float">
            <text:p>2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31]-[.E631])*[$Sheet2.$D$14]/12" office:value-type="float" office:value="7.77845544966418" calcext:value-type="float">
            <text:p>7.77845544966418</text:p>
          </table:table-cell>
          <table:table-cell table:formula="of:=[.H631]+[.I630]" office:value-type="float" office:value="2995.89489303084" calcext:value-type="float">
            <text:p>2995.89489303084</text:p>
          </table:table-cell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3:45:00</text:p>
          </table:table-cell>
          <table:table-cell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  <table:table-cell office:value-type="float" office:value="507.4" calcext:value-type="float">
            <text:p>507.4</text:p>
          </table:table-cell>
          <table:table-cell office:value-type="float" office:value="26" calcext:value-type="float">
            <text:p>2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32]-[.E632])*[$Sheet2.$D$14]/12" office:value-type="float" office:value="7.7703047803142" calcext:value-type="float">
            <text:p>7.7703047803142</text:p>
          </table:table-cell>
          <table:table-cell table:formula="of:=[.H632]+[.I631]" office:value-type="float" office:value="3003.66519781116" calcext:value-type="float">
            <text:p>3003.66519781116</text:p>
          </table:table-cell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3:50:00</text:p>
          </table:table-cell>
          <table:table-cell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  <table:table-cell office:value-type="float" office:value="507.4" calcext:value-type="float">
            <text:p>507.4</text:p>
          </table:table-cell>
          <table:table-cell office:value-type="float" office:value="26" calcext:value-type="float">
            <text:p>2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33]-[.E633])*[$Sheet2.$D$14]/12" office:value-type="float" office:value="7.7703047803142" calcext:value-type="float">
            <text:p>7.7703047803142</text:p>
          </table:table-cell>
          <table:table-cell table:formula="of:=[.H633]+[.I632]" office:value-type="float" office:value="3011.43550259147" calcext:value-type="float">
            <text:p>3011.43550259147</text:p>
          </table:table-cell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3:55:00</text:p>
          </table:table-cell>
          <table:table-cell office:value-type="float" office:value="0" calcext:value-type="float">
            <text:p>0</text:p>
          </table:table-cell>
          <table:table-cell office:value-type="float" office:value="83.12" calcext:value-type="float">
            <text:p>83.12</text:p>
          </table:table-cell>
          <table:table-cell office:value-type="float" office:value="507.4" calcext:value-type="float">
            <text:p>507.4</text:p>
          </table:table-cell>
          <table:table-cell office:value-type="float" office:value="26.0666666666667" calcext:value-type="float">
            <text:p>26.0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34]-[.E634])*[$Sheet2.$D$14]/12" office:value-type="float" office:value="7.75038092190314" calcext:value-type="float">
            <text:p>7.75038092190314</text:p>
          </table:table-cell>
          <table:table-cell table:formula="of:=[.H634]+[.I633]" office:value-type="float" office:value="3019.18588351337" calcext:value-type="float">
            <text:p>3019.18588351337</text:p>
          </table:table-cell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4:00:00</text:p>
          </table:table-cell>
          <table:table-cell office:value-type="float" office:value="0" calcext:value-type="float">
            <text:p>0</text:p>
          </table:table-cell>
          <table:table-cell office:value-type="float" office:value="82.96" calcext:value-type="float">
            <text:p>82.96</text:p>
          </table:table-cell>
          <table:table-cell office:value-type="float" office:value="507.4" calcext:value-type="float">
            <text:p>507.4</text:p>
          </table:table-cell>
          <table:table-cell office:value-type="float" office:value="26.1" calcext:value-type="float">
            <text:p>26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35]-[.E635])*[$Sheet2.$D$14]/12" office:value-type="float" office:value="7.72411765399765" calcext:value-type="float">
            <text:p>7.72411765399765</text:p>
          </table:table-cell>
          <table:table-cell table:formula="of:=[.H635]+[.I634]" office:value-type="float" office:value="3026.91000116737" calcext:value-type="float">
            <text:p>3026.91000116737</text:p>
          </table:table-cell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4:05:00</text:p>
          </table:table-cell>
          <table:table-cell office:value-type="float" office:value="0" calcext:value-type="float">
            <text:p>0</text:p>
          </table:table-cell>
          <table:table-cell office:value-type="float" office:value="82.9" calcext:value-type="float">
            <text:p>82.9</text:p>
          </table:table-cell>
          <table:table-cell office:value-type="float" office:value="507.4" calcext:value-type="float">
            <text:p>507.4</text:p>
          </table:table-cell>
          <table:table-cell office:value-type="float" office:value="25.9666666666667" calcext:value-type="float">
            <text:p>25.9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36]-[.E636])*[$Sheet2.$D$14]/12" office:value-type="float" office:value="7.73407958320318" calcext:value-type="float">
            <text:p>7.73407958320318</text:p>
          </table:table-cell>
          <table:table-cell table:formula="of:=[.H636]+[.I635]" office:value-type="float" office:value="3034.64408075057" calcext:value-type="float">
            <text:p>3034.64408075057</text:p>
          </table:table-cell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4:10:00</text:p>
          </table:table-cell>
          <table:table-cell office:value-type="float" office:value="0" calcext:value-type="float">
            <text:p>0</text:p>
          </table:table-cell>
          <table:table-cell office:value-type="float" office:value="82.86" calcext:value-type="float">
            <text:p>82.86</text:p>
          </table:table-cell>
          <table:table-cell office:value-type="float" office:value="507.4" calcext:value-type="float">
            <text:p>507.4</text:p>
          </table:table-cell>
          <table:table-cell office:value-type="float" office:value="25.9" calcext:value-type="float">
            <text:p>25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37]-[.E637])*[$Sheet2.$D$14]/12" office:value-type="float" office:value="7.73770210291428" calcext:value-type="float">
            <text:p>7.73770210291428</text:p>
          </table:table-cell>
          <table:table-cell table:formula="of:=[.H637]+[.I636]" office:value-type="float" office:value="3042.38178285349" calcext:value-type="float">
            <text:p>3042.38178285349</text:p>
          </table:table-cell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4:15:00</text:p>
          </table:table-cell>
          <table:table-cell office:value-type="float" office:value="0" calcext:value-type="float">
            <text:p>0</text:p>
          </table:table-cell>
          <table:table-cell office:value-type="float" office:value="82.8" calcext:value-type="float">
            <text:p>82.8</text:p>
          </table:table-cell>
          <table:table-cell office:value-type="float" office:value="507.4" calcext:value-type="float">
            <text:p>507.4</text:p>
          </table:table-cell>
          <table:table-cell office:value-type="float" office:value="25.9" calcext:value-type="float">
            <text:p>25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38]-[.E638])*[$Sheet2.$D$14]/12" office:value-type="float" office:value="7.7295514335643" calcext:value-type="float">
            <text:p>7.7295514335643</text:p>
          </table:table-cell>
          <table:table-cell table:formula="of:=[.H638]+[.I637]" office:value-type="float" office:value="3050.11133428705" calcext:value-type="float">
            <text:p>3050.11133428705</text:p>
          </table:table-cell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4:20:00</text:p>
          </table:table-cell>
          <table:table-cell office:value-type="float" office:value="0" calcext:value-type="float">
            <text:p>0</text:p>
          </table:table-cell>
          <table:table-cell office:value-type="float" office:value="82.8" calcext:value-type="float">
            <text:p>82.8</text:p>
          </table:table-cell>
          <table:table-cell office:value-type="float" office:value="507.4" calcext:value-type="float">
            <text:p>507.4</text:p>
          </table:table-cell>
          <table:table-cell office:value-type="float" office:value="25.9" calcext:value-type="float">
            <text:p>25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39]-[.E639])*[$Sheet2.$D$14]/12" office:value-type="float" office:value="7.7295514335643" calcext:value-type="float">
            <text:p>7.7295514335643</text:p>
          </table:table-cell>
          <table:table-cell table:formula="of:=[.H639]+[.I638]" office:value-type="float" office:value="3057.84088572062" calcext:value-type="float">
            <text:p>3057.84088572062</text:p>
          </table:table-cell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4:25:00</text:p>
          </table:table-cell>
          <table:table-cell office:value-type="float" office:value="0" calcext:value-type="float">
            <text:p>0</text:p>
          </table:table-cell>
          <table:table-cell office:value-type="float" office:value="82.76" calcext:value-type="float">
            <text:p>82.76</text:p>
          </table:table-cell>
          <table:table-cell office:value-type="float" office:value="507.4" calcext:value-type="float">
            <text:p>507.4</text:p>
          </table:table-cell>
          <table:table-cell office:value-type="float" office:value="25.9" calcext:value-type="float">
            <text:p>25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40]-[.E640])*[$Sheet2.$D$14]/12" office:value-type="float" office:value="7.72411765399765" calcext:value-type="float">
            <text:p>7.72411765399765</text:p>
          </table:table-cell>
          <table:table-cell table:formula="of:=[.H640]+[.I639]" office:value-type="float" office:value="3065.56500337462" calcext:value-type="float">
            <text:p>3065.56500337462</text:p>
          </table:table-cell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4:30:00</text:p>
          </table:table-cell>
          <table:table-cell office:value-type="float" office:value="0" calcext:value-type="float">
            <text:p>0</text:p>
          </table:table-cell>
          <table:table-cell office:value-type="float" office:value="82.7" calcext:value-type="float">
            <text:p>82.7</text:p>
          </table:table-cell>
          <table:table-cell office:value-type="float" office:value="507.4" calcext:value-type="float">
            <text:p>507.4</text:p>
          </table:table-cell>
          <table:table-cell office:value-type="float" office:value="25.9" calcext:value-type="float">
            <text:p>25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41]-[.E641])*[$Sheet2.$D$14]/12" office:value-type="float" office:value="7.71596698464767" calcext:value-type="float">
            <text:p>7.71596698464767</text:p>
          </table:table-cell>
          <table:table-cell table:formula="of:=[.H641]+[.I640]" office:value-type="float" office:value="3073.28097035926" calcext:value-type="float">
            <text:p>3073.28097035926</text:p>
          </table:table-cell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4:35:00</text:p>
          </table:table-cell>
          <table:table-cell office:value-type="float" office:value="0" calcext:value-type="float">
            <text:p>0</text:p>
          </table:table-cell>
          <table:table-cell office:value-type="float" office:value="82.66" calcext:value-type="float">
            <text:p>82.66</text:p>
          </table:table-cell>
          <table:table-cell office:value-type="float" office:value="507.4" calcext:value-type="float">
            <text:p>507.4</text:p>
          </table:table-cell>
          <table:table-cell office:value-type="float" office:value="26.0333333333333" calcext:value-type="float">
            <text:p>26.0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42]-[.E642])*[$Sheet2.$D$14]/12" office:value-type="float" office:value="7.6924206065255" calcext:value-type="float">
            <text:p>7.6924206065255</text:p>
          </table:table-cell>
          <table:table-cell table:formula="of:=[.H642]+[.I641]" office:value-type="float" office:value="3080.97339096579" calcext:value-type="float">
            <text:p>3080.97339096579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4:40:00</text:p>
          </table:table-cell>
          <table:table-cell office:value-type="float" office:value="0" calcext:value-type="float">
            <text:p>0</text:p>
          </table:table-cell>
          <table:table-cell office:value-type="float" office:value="82.56" calcext:value-type="float">
            <text:p>82.56</text:p>
          </table:table-cell>
          <table:table-cell office:value-type="float" office:value="507.4" calcext:value-type="float">
            <text:p>507.4</text:p>
          </table:table-cell>
          <table:table-cell office:value-type="float" office:value="26.2333333333333" calcext:value-type="float">
            <text:p>26.2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43]-[.E643])*[$Sheet2.$D$14]/12" office:value-type="float" office:value="7.65166725977561" calcext:value-type="float">
            <text:p>7.65166725977561</text:p>
          </table:table-cell>
          <table:table-cell table:formula="of:=[.H643]+[.I642]" office:value-type="float" office:value="3088.62505822556" calcext:value-type="float">
            <text:p>3088.62505822556</text:p>
          </table:table-cell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4:45:00</text:p>
          </table:table-cell>
          <table:table-cell office:value-type="float" office:value="0" calcext:value-type="float">
            <text:p>0</text:p>
          </table:table-cell>
          <table:table-cell office:value-type="float" office:value="82.5" calcext:value-type="float">
            <text:p>82.5</text:p>
          </table:table-cell>
          <table:table-cell office:value-type="float" office:value="507.4" calcext:value-type="float">
            <text:p>507.4</text:p>
          </table:table-cell>
          <table:table-cell office:value-type="float" office:value="26.1" calcext:value-type="float">
            <text:p>26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44]-[.E644])*[$Sheet2.$D$14]/12" office:value-type="float" office:value="7.66162918898114" calcext:value-type="float">
            <text:p>7.66162918898114</text:p>
          </table:table-cell>
          <table:table-cell table:formula="of:=[.H644]+[.I643]" office:value-type="float" office:value="3096.28668741455" calcext:value-type="float">
            <text:p>3096.28668741455</text:p>
          </table:table-cell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4:50:00</text:p>
          </table:table-cell>
          <table:table-cell office:value-type="float" office:value="0" calcext:value-type="float">
            <text:p>0</text:p>
          </table:table-cell>
          <table:table-cell office:value-type="float" office:value="82.46" calcext:value-type="float">
            <text:p>82.46</text:p>
          </table:table-cell>
          <table:table-cell office:value-type="float" office:value="507.4" calcext:value-type="float">
            <text:p>507.4</text:p>
          </table:table-cell>
          <table:table-cell office:value-type="float" office:value="26" calcext:value-type="float">
            <text:p>2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45]-[.E645])*[$Sheet2.$D$14]/12" office:value-type="float" office:value="7.66977985833112" calcext:value-type="float">
            <text:p>7.66977985833112</text:p>
          </table:table-cell>
          <table:table-cell table:formula="of:=[.H645]+[.I644]" office:value-type="float" office:value="3103.95646727288" calcext:value-type="float">
            <text:p>3103.95646727288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4:55:00</text:p>
          </table:table-cell>
          <table:table-cell office:value-type="float" office:value="0" calcext:value-type="float">
            <text:p>0</text:p>
          </table:table-cell>
          <table:table-cell office:value-type="float" office:value="82.36" calcext:value-type="float">
            <text:p>82.36</text:p>
          </table:table-cell>
          <table:table-cell office:value-type="float" office:value="507.4" calcext:value-type="float">
            <text:p>507.4</text:p>
          </table:table-cell>
          <table:table-cell office:value-type="float" office:value="26" calcext:value-type="float">
            <text:p>2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46]-[.E646])*[$Sheet2.$D$14]/12" office:value-type="float" office:value="7.65619540941448" calcext:value-type="float">
            <text:p>7.65619540941448</text:p>
          </table:table-cell>
          <table:table-cell table:formula="of:=[.H646]+[.I645]" office:value-type="float" office:value="3111.61266268229" calcext:value-type="float">
            <text:p>3111.61266268229</text:p>
          </table:table-cell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5:00:00</text:p>
          </table:table-cell>
          <table:table-cell office:value-type="float" office:value="0" calcext:value-type="float">
            <text:p>0</text:p>
          </table:table-cell>
          <table:table-cell office:value-type="float" office:value="82.26" calcext:value-type="float">
            <text:p>82.26</text:p>
          </table:table-cell>
          <table:table-cell office:value-type="float" office:value="507.4" calcext:value-type="float">
            <text:p>507.4</text:p>
          </table:table-cell>
          <table:table-cell office:value-type="float" office:value="26" calcext:value-type="float">
            <text:p>2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47]-[.E647])*[$Sheet2.$D$14]/12" office:value-type="float" office:value="7.64261096049785" calcext:value-type="float">
            <text:p>7.64261096049785</text:p>
          </table:table-cell>
          <table:table-cell table:formula="of:=[.H647]+[.I646]" office:value-type="float" office:value="3119.25527364279" calcext:value-type="float">
            <text:p>3119.25527364279</text:p>
          </table:table-cell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5:05:00</text:p>
          </table:table-cell>
          <table:table-cell office:value-type="float" office:value="0" calcext:value-type="float">
            <text:p>0</text:p>
          </table:table-cell>
          <table:table-cell office:value-type="float" office:value="82.2" calcext:value-type="float">
            <text:p>82.2</text:p>
          </table:table-cell>
          <table:table-cell office:value-type="float" office:value="507.4" calcext:value-type="float">
            <text:p>507.4</text:p>
          </table:table-cell>
          <table:table-cell office:value-type="float" office:value="25.8666666666667" calcext:value-type="float">
            <text:p>25.8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48]-[.E648])*[$Sheet2.$D$14]/12" office:value-type="float" office:value="7.65257288970338" calcext:value-type="float">
            <text:p>7.65257288970338</text:p>
          </table:table-cell>
          <table:table-cell table:formula="of:=[.H648]+[.I647]" office:value-type="float" office:value="3126.90784653249" calcext:value-type="float">
            <text:p>3126.90784653249</text:p>
          </table:table-cell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5:10:00</text:p>
          </table:table-cell>
          <table:table-cell office:value-type="float" office:value="0" calcext:value-type="float">
            <text:p>0</text:p>
          </table:table-cell>
          <table:table-cell office:value-type="float" office:value="82.2" calcext:value-type="float">
            <text:p>82.2</text:p>
          </table:table-cell>
          <table:table-cell office:value-type="float" office:value="507.4" calcext:value-type="float">
            <text:p>507.4</text:p>
          </table:table-cell>
          <table:table-cell office:value-type="float" office:value="25.8666666666667" calcext:value-type="float">
            <text:p>25.8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49]-[.E649])*[$Sheet2.$D$14]/12" office:value-type="float" office:value="7.65257288970338" calcext:value-type="float">
            <text:p>7.65257288970338</text:p>
          </table:table-cell>
          <table:table-cell table:formula="of:=[.H649]+[.I648]" office:value-type="float" office:value="3134.5604194222" calcext:value-type="float">
            <text:p>3134.5604194222</text:p>
          </table:table-cell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5:15:00</text:p>
          </table:table-cell>
          <table:table-cell office:value-type="float" office:value="0" calcext:value-type="float">
            <text:p>0</text:p>
          </table:table-cell>
          <table:table-cell office:value-type="float" office:value="82.16" calcext:value-type="float">
            <text:p>82.16</text:p>
          </table:table-cell>
          <table:table-cell office:value-type="float" office:value="507.4" calcext:value-type="float">
            <text:p>507.4</text:p>
          </table:table-cell>
          <table:table-cell office:value-type="float" office:value="25.9" calcext:value-type="float">
            <text:p>25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50]-[.E650])*[$Sheet2.$D$14]/12" office:value-type="float" office:value="7.64261096049785" calcext:value-type="float">
            <text:p>7.64261096049785</text:p>
          </table:table-cell>
          <table:table-cell table:formula="of:=[.H650]+[.I649]" office:value-type="float" office:value="3142.20303038269" calcext:value-type="float">
            <text:p>3142.20303038269</text:p>
          </table:table-cell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5:20:00</text:p>
          </table:table-cell>
          <table:table-cell office:value-type="float" office:value="0" calcext:value-type="float">
            <text:p>0</text:p>
          </table:table-cell>
          <table:table-cell office:value-type="float" office:value="82.06" calcext:value-type="float">
            <text:p>82.06</text:p>
          </table:table-cell>
          <table:table-cell office:value-type="float" office:value="507.4" calcext:value-type="float">
            <text:p>507.4</text:p>
          </table:table-cell>
          <table:table-cell office:value-type="float" office:value="25.9" calcext:value-type="float">
            <text:p>25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51]-[.E651])*[$Sheet2.$D$14]/12" office:value-type="float" office:value="7.62902651158122" calcext:value-type="float">
            <text:p>7.62902651158122</text:p>
          </table:table-cell>
          <table:table-cell table:formula="of:=[.H651]+[.I650]" office:value-type="float" office:value="3149.83205689427" calcext:value-type="float">
            <text:p>3149.83205689427</text:p>
          </table:table-cell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5:25:00</text:p>
          </table:table-cell>
          <table:table-cell office:value-type="float" office:value="764" calcext:value-type="float">
            <text:p>764</text:p>
          </table:table-cell>
          <table:table-cell office:value-type="float" office:value="82.12" calcext:value-type="float">
            <text:p>82.12</text:p>
          </table:table-cell>
          <table:table-cell office:value-type="float" office:value="507.4" calcext:value-type="float">
            <text:p>507.4</text:p>
          </table:table-cell>
          <table:table-cell office:value-type="float" office:value="25.9" calcext:value-type="float">
            <text:p>25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52]-[.E652])*[$Sheet2.$D$14]/12" office:value-type="float" office:value="7.6371771809312" calcext:value-type="float">
            <text:p>7.6371771809312</text:p>
          </table:table-cell>
          <table:table-cell table:formula="of:=[.H652]+[.I651]" office:value-type="float" office:value="3157.46923407521" calcext:value-type="float">
            <text:p>3157.46923407521</text:p>
          </table:table-cell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5:30:00</text:p>
          </table:table-cell>
          <table:table-cell office:value-type="float" office:value="1910" calcext:value-type="float">
            <text:p>1910</text:p>
          </table:table-cell>
          <table:table-cell office:value-type="float" office:value="83.02" calcext:value-type="float">
            <text:p>83.02</text:p>
          </table:table-cell>
          <table:table-cell office:value-type="float" office:value="507.48" calcext:value-type="float">
            <text:p>507.48</text:p>
          </table:table-cell>
          <table:table-cell office:value-type="float" office:value="25.9" calcext:value-type="float">
            <text:p>25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53]-[.E653])*[$Sheet2.$D$14]/12" office:value-type="float" office:value="7.75943722118089" calcext:value-type="float">
            <text:p>7.75943722118089</text:p>
          </table:table-cell>
          <table:table-cell table:formula="of:=[.H653]+[.I652]" office:value-type="float" office:value="3165.22867129639" calcext:value-type="float">
            <text:p>3165.22867129639</text:p>
          </table:table-cell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5:35:00</text:p>
          </table:table-cell>
          <table:table-cell office:value-type="float" office:value="1146" calcext:value-type="float">
            <text:p>1146</text:p>
          </table:table-cell>
          <table:table-cell office:value-type="float" office:value="84.58" calcext:value-type="float">
            <text:p>84.58</text:p>
          </table:table-cell>
          <table:table-cell office:value-type="float" office:value="507.64" calcext:value-type="float">
            <text:p>507.64</text:p>
          </table:table-cell>
          <table:table-cell office:value-type="float" office:value="25.9" calcext:value-type="float">
            <text:p>25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54]-[.E654])*[$Sheet2.$D$14]/12" office:value-type="float" office:value="7.97135462428037" calcext:value-type="float">
            <text:p>7.97135462428037</text:p>
          </table:table-cell>
          <table:table-cell table:formula="of:=[.H654]+[.I653]" office:value-type="float" office:value="3173.20002592067" calcext:value-type="float">
            <text:p>3173.20002592067</text:p>
          </table:table-cell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5:40:00</text:p>
          </table:table-cell>
          <table:table-cell office:value-type="float" office:value="0" calcext:value-type="float">
            <text:p>0</text:p>
          </table:table-cell>
          <table:table-cell office:value-type="float" office:value="85.14" calcext:value-type="float">
            <text:p>85.14</text:p>
          </table:table-cell>
          <table:table-cell office:value-type="float" office:value="507.7" calcext:value-type="float">
            <text:p>507.7</text:p>
          </table:table-cell>
          <table:table-cell office:value-type="float" office:value="25.9" calcext:value-type="float">
            <text:p>25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55]-[.E655])*[$Sheet2.$D$14]/12" office:value-type="float" office:value="8.04742753821352" calcext:value-type="float">
            <text:p>8.04742753821352</text:p>
          </table:table-cell>
          <table:table-cell table:formula="of:=[.H655]+[.I654]" office:value-type="float" office:value="3181.24745345888" calcext:value-type="float">
            <text:p>3181.24745345888</text:p>
          </table:table-cell>
          <table:table-cell office:value-type="float" office:value="413" calcext:value-type="float">
            <text:p>413</text:p>
          </table:table-cell>
          <table:table-cell/>
          <table:table-cell table:formula="of:=[.J655]-[.J612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22-06-26 05:45:00</text:p>
          </table:table-cell>
          <table:table-cell office:value-type="float" office:value="0" calcext:value-type="float">
            <text:p>0</text:p>
          </table:table-cell>
          <table:table-cell office:value-type="float" office:value="84.86" calcext:value-type="float">
            <text:p>84.86</text:p>
          </table:table-cell>
          <table:table-cell office:value-type="float" office:value="507.7" calcext:value-type="float">
            <text:p>507.7</text:p>
          </table:table-cell>
          <table:table-cell office:value-type="float" office:value="25.9" calcext:value-type="float">
            <text:p>25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56]-[.E656])*[$Sheet2.$D$14]/12" office:value-type="float" office:value="8.00939108124695" calcext:value-type="float">
            <text:p>8.00939108124695</text:p>
          </table:table-cell>
          <table:table-cell table:formula="of:=[.H656]+[.I655]" office:value-type="float" office:value="3189.25684454013" calcext:value-type="float">
            <text:p>3189.25684454013</text:p>
          </table:table-cell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5:50:00</text:p>
          </table:table-cell>
          <table:table-cell office:value-type="float" office:value="0" calcext:value-type="float">
            <text:p>0</text:p>
          </table:table-cell>
          <table:table-cell office:value-type="float" office:value="84.72" calcext:value-type="float">
            <text:p>84.72</text:p>
          </table:table-cell>
          <table:table-cell office:value-type="float" office:value="507.7" calcext:value-type="float">
            <text:p>507.7</text:p>
          </table:table-cell>
          <table:table-cell office:value-type="float" office:value="26.1" calcext:value-type="float">
            <text:p>26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57]-[.E657])*[$Sheet2.$D$14]/12" office:value-type="float" office:value="7.96320395493039" calcext:value-type="float">
            <text:p>7.96320395493039</text:p>
          </table:table-cell>
          <table:table-cell table:formula="of:=[.H657]+[.I656]" office:value-type="float" office:value="3197.22004849506" calcext:value-type="float">
            <text:p>3197.22004849506</text:p>
          </table:table-cell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5:55:00</text:p>
          </table:table-cell>
          <table:table-cell office:value-type="float" office:value="0" calcext:value-type="float">
            <text:p>0</text:p>
          </table:table-cell>
          <table:table-cell office:value-type="float" office:value="84.56" calcext:value-type="float">
            <text:p>84.56</text:p>
          </table:table-cell>
          <table:table-cell office:value-type="float" office:value="507.7" calcext:value-type="float">
            <text:p>507.7</text:p>
          </table:table-cell>
          <table:table-cell office:value-type="float" office:value="26.1333333333333" calcext:value-type="float">
            <text:p>26.1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58]-[.E658])*[$Sheet2.$D$14]/12" office:value-type="float" office:value="7.9369406870249" calcext:value-type="float">
            <text:p>7.9369406870249</text:p>
          </table:table-cell>
          <table:table-cell table:formula="of:=[.H658]+[.I657]" office:value-type="float" office:value="3205.15698918208" calcext:value-type="float">
            <text:p>3205.15698918208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6:00:00</text:p>
          </table:table-cell>
          <table:table-cell office:value-type="float" office:value="0" calcext:value-type="float">
            <text:p>0</text:p>
          </table:table-cell>
          <table:table-cell office:value-type="float" office:value="84.46" calcext:value-type="float">
            <text:p>84.46</text:p>
          </table:table-cell>
          <table:table-cell office:value-type="float" office:value="507.7" calcext:value-type="float">
            <text:p>507.7</text:p>
          </table:table-cell>
          <table:table-cell office:value-type="float" office:value="26.1666666666667" calcext:value-type="float">
            <text:p>26.1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59]-[.E659])*[$Sheet2.$D$14]/12" office:value-type="float" office:value="7.91882808846939" calcext:value-type="float">
            <text:p>7.91882808846939</text:p>
          </table:table-cell>
          <table:table-cell table:formula="of:=[.H659]+[.I658]" office:value-type="float" office:value="3213.07581727055" calcext:value-type="float">
            <text:p>3213.07581727055</text:p>
          </table:table-cell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6:05:00</text:p>
          </table:table-cell>
          <table:table-cell office:value-type="float" office:value="0" calcext:value-type="float">
            <text:p>0</text:p>
          </table:table-cell>
          <table:table-cell office:value-type="float" office:value="84.36" calcext:value-type="float">
            <text:p>84.36</text:p>
          </table:table-cell>
          <table:table-cell office:value-type="float" office:value="507.7" calcext:value-type="float">
            <text:p>507.7</text:p>
          </table:table-cell>
          <table:table-cell office:value-type="float" office:value="26.1333333333333" calcext:value-type="float">
            <text:p>26.1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60]-[.E660])*[$Sheet2.$D$14]/12" office:value-type="float" office:value="7.90977178919164" calcext:value-type="float">
            <text:p>7.90977178919164</text:p>
          </table:table-cell>
          <table:table-cell table:formula="of:=[.H660]+[.I659]" office:value-type="float" office:value="3220.98558905975" calcext:value-type="float">
            <text:p>3220.98558905975</text:p>
          </table:table-cell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6:10:00</text:p>
          </table:table-cell>
          <table:table-cell office:value-type="float" office:value="0" calcext:value-type="float">
            <text:p>0</text:p>
          </table:table-cell>
          <table:table-cell office:value-type="float" office:value="84.26" calcext:value-type="float">
            <text:p>84.26</text:p>
          </table:table-cell>
          <table:table-cell office:value-type="float" office:value="507.7" calcext:value-type="float">
            <text:p>507.7</text:p>
          </table:table-cell>
          <table:table-cell office:value-type="float" office:value="26.1" calcext:value-type="float">
            <text:p>26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61]-[.E661])*[$Sheet2.$D$14]/12" office:value-type="float" office:value="7.90071548991388" calcext:value-type="float">
            <text:p>7.90071548991388</text:p>
          </table:table-cell>
          <table:table-cell table:formula="of:=[.H661]+[.I660]" office:value-type="float" office:value="3228.88630454966" calcext:value-type="float">
            <text:p>3228.88630454966</text:p>
          </table:table-cell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6:15:00</text:p>
          </table:table-cell>
          <table:table-cell office:value-type="float" office:value="0" calcext:value-type="float">
            <text:p>0</text:p>
          </table:table-cell>
          <table:table-cell office:value-type="float" office:value="84.16" calcext:value-type="float">
            <text:p>84.16</text:p>
          </table:table-cell>
          <table:table-cell office:value-type="float" office:value="507.7" calcext:value-type="float">
            <text:p>507.7</text:p>
          </table:table-cell>
          <table:table-cell office:value-type="float" office:value="26.1" calcext:value-type="float">
            <text:p>26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62]-[.E662])*[$Sheet2.$D$14]/12" office:value-type="float" office:value="7.88713104099725" calcext:value-type="float">
            <text:p>7.88713104099725</text:p>
          </table:table-cell>
          <table:table-cell table:formula="of:=[.H662]+[.I661]" office:value-type="float" office:value="3236.77343559066" calcext:value-type="float">
            <text:p>3236.77343559066</text:p>
          </table:table-cell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6:20:00</text:p>
          </table:table-cell>
          <table:table-cell office:value-type="float" office:value="0" calcext:value-type="float">
            <text:p>0</text:p>
          </table:table-cell>
          <table:table-cell office:value-type="float" office:value="84.1" calcext:value-type="float">
            <text:p>84.1</text:p>
          </table:table-cell>
          <table:table-cell office:value-type="float" office:value="507.7" calcext:value-type="float">
            <text:p>507.7</text:p>
          </table:table-cell>
          <table:table-cell office:value-type="float" office:value="26.1" calcext:value-type="float">
            <text:p>26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63]-[.E663])*[$Sheet2.$D$14]/12" office:value-type="float" office:value="7.87898037164727" calcext:value-type="float">
            <text:p>7.87898037164727</text:p>
          </table:table-cell>
          <table:table-cell table:formula="of:=[.H663]+[.I662]" office:value-type="float" office:value="3244.6524159623" calcext:value-type="float">
            <text:p>3244.6524159623</text:p>
          </table:table-cell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6:25:00</text:p>
          </table:table-cell>
          <table:table-cell office:value-type="float" office:value="0" calcext:value-type="float">
            <text:p>0</text:p>
          </table:table-cell>
          <table:table-cell office:value-type="float" office:value="84.06" calcext:value-type="float">
            <text:p>84.06</text:p>
          </table:table-cell>
          <table:table-cell office:value-type="float" office:value="507.7" calcext:value-type="float">
            <text:p>507.7</text:p>
          </table:table-cell>
          <table:table-cell office:value-type="float" office:value="26.0333333333333" calcext:value-type="float">
            <text:p>26.0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64]-[.E664])*[$Sheet2.$D$14]/12" office:value-type="float" office:value="7.88260289135837" calcext:value-type="float">
            <text:p>7.88260289135837</text:p>
          </table:table-cell>
          <table:table-cell table:formula="of:=[.H664]+[.I663]" office:value-type="float" office:value="3252.53501885366" calcext:value-type="float">
            <text:p>3252.53501885366</text:p>
          </table:table-cell>
          <table:table-cell office:value-type="float" office:value="422" calcext:value-type="float">
            <text:p>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6:30:00</text:p>
          </table:table-cell>
          <table:table-cell office:value-type="float" office:value="0" calcext:value-type="float">
            <text:p>0</text:p>
          </table:table-cell>
          <table:table-cell office:value-type="float" office:value="83.96" calcext:value-type="float">
            <text:p>83.96</text:p>
          </table:table-cell>
          <table:table-cell office:value-type="float" office:value="507.7" calcext:value-type="float">
            <text:p>507.7</text:p>
          </table:table-cell>
          <table:table-cell office:value-type="float" office:value="25.9333333333333" calcext:value-type="float">
            <text:p>25.9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65]-[.E665])*[$Sheet2.$D$14]/12" office:value-type="float" office:value="7.88260289135837" calcext:value-type="float">
            <text:p>7.88260289135837</text:p>
          </table:table-cell>
          <table:table-cell table:formula="of:=[.H665]+[.I664]" office:value-type="float" office:value="3260.41762174502" calcext:value-type="float">
            <text:p>3260.41762174502</text:p>
          </table:table-cell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6:35:00</text:p>
          </table:table-cell>
          <table:table-cell office:value-type="float" office:value="0" calcext:value-type="float">
            <text:p>0</text:p>
          </table:table-cell>
          <table:table-cell office:value-type="float" office:value="83.9" calcext:value-type="float">
            <text:p>83.9</text:p>
          </table:table-cell>
          <table:table-cell office:value-type="float" office:value="507.7" calcext:value-type="float">
            <text:p>507.7</text:p>
          </table:table-cell>
          <table:table-cell office:value-type="float" office:value="25.9" calcext:value-type="float">
            <text:p>25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66]-[.E666])*[$Sheet2.$D$14]/12" office:value-type="float" office:value="7.87898037164727" calcext:value-type="float">
            <text:p>7.87898037164727</text:p>
          </table:table-cell>
          <table:table-cell table:formula="of:=[.H666]+[.I665]" office:value-type="float" office:value="3268.29660211667" calcext:value-type="float">
            <text:p>3268.29660211667</text:p>
          </table:table-cell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6:40:00</text:p>
          </table:table-cell>
          <table:table-cell office:value-type="float" office:value="0" calcext:value-type="float">
            <text:p>0</text:p>
          </table:table-cell>
          <table:table-cell office:value-type="float" office:value="83.86" calcext:value-type="float">
            <text:p>83.86</text:p>
          </table:table-cell>
          <table:table-cell office:value-type="float" office:value="507.7" calcext:value-type="float">
            <text:p>507.7</text:p>
          </table:table-cell>
          <table:table-cell office:value-type="float" office:value="26.0333333333333" calcext:value-type="float">
            <text:p>26.0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67]-[.E667])*[$Sheet2.$D$14]/12" office:value-type="float" office:value="7.8554339935251" calcext:value-type="float">
            <text:p>7.8554339935251</text:p>
          </table:table-cell>
          <table:table-cell table:formula="of:=[.H667]+[.I666]" office:value-type="float" office:value="3276.15203611019" calcext:value-type="float">
            <text:p>3276.15203611019</text:p>
          </table:table-cell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6:45:00</text:p>
          </table:table-cell>
          <table:table-cell office:value-type="float" office:value="0" calcext:value-type="float">
            <text:p>0</text:p>
          </table:table-cell>
          <table:table-cell office:value-type="float" office:value="83.8" calcext:value-type="float">
            <text:p>83.8</text:p>
          </table:table-cell>
          <table:table-cell office:value-type="float" office:value="507.7" calcext:value-type="float">
            <text:p>507.7</text:p>
          </table:table-cell>
          <table:table-cell office:value-type="float" office:value="26.1" calcext:value-type="float">
            <text:p>26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68]-[.E668])*[$Sheet2.$D$14]/12" office:value-type="float" office:value="7.83822702489737" calcext:value-type="float">
            <text:p>7.83822702489737</text:p>
          </table:table-cell>
          <table:table-cell table:formula="of:=[.H668]+[.I667]" office:value-type="float" office:value="3283.99026313509" calcext:value-type="float">
            <text:p>3283.99026313509</text:p>
          </table:table-cell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6:50:00</text:p>
          </table:table-cell>
          <table:table-cell office:value-type="float" office:value="0" calcext:value-type="float">
            <text:p>0</text:p>
          </table:table-cell>
          <table:table-cell office:value-type="float" office:value="83.76" calcext:value-type="float">
            <text:p>83.76</text:p>
          </table:table-cell>
          <table:table-cell office:value-type="float" office:value="507.7" calcext:value-type="float">
            <text:p>507.7</text:p>
          </table:table-cell>
          <table:table-cell office:value-type="float" office:value="25.9666666666667" calcext:value-type="float">
            <text:p>25.9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69]-[.E669])*[$Sheet2.$D$14]/12" office:value-type="float" office:value="7.85090584388623" calcext:value-type="float">
            <text:p>7.85090584388623</text:p>
          </table:table-cell>
          <table:table-cell table:formula="of:=[.H669]+[.I668]" office:value-type="float" office:value="3291.84116897898" calcext:value-type="float">
            <text:p>3291.84116897898</text:p>
          </table:table-cell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6:55:00</text:p>
          </table:table-cell>
          <table:table-cell office:value-type="float" office:value="0" calcext:value-type="float">
            <text:p>0</text:p>
          </table:table-cell>
          <table:table-cell office:value-type="float" office:value="83.66" calcext:value-type="float">
            <text:p>83.66</text:p>
          </table:table-cell>
          <table:table-cell office:value-type="float" office:value="507.7" calcext:value-type="float">
            <text:p>507.7</text:p>
          </table:table-cell>
          <table:table-cell office:value-type="float" office:value="25.9" calcext:value-type="float">
            <text:p>25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70]-[.E670])*[$Sheet2.$D$14]/12" office:value-type="float" office:value="7.84637769424735" calcext:value-type="float">
            <text:p>7.84637769424735</text:p>
          </table:table-cell>
          <table:table-cell table:formula="of:=[.H670]+[.I669]" office:value-type="float" office:value="3299.68754667322" calcext:value-type="float">
            <text:p>3299.68754667322</text:p>
          </table:table-cell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7:00:00</text:p>
          </table:table-cell>
          <table:table-cell office:value-type="float" office:value="0" calcext:value-type="float">
            <text:p>0</text:p>
          </table:table-cell>
          <table:table-cell office:value-type="float" office:value="83.56" calcext:value-type="float">
            <text:p>83.56</text:p>
          </table:table-cell>
          <table:table-cell office:value-type="float" office:value="507.7" calcext:value-type="float">
            <text:p>507.7</text:p>
          </table:table-cell>
          <table:table-cell office:value-type="float" office:value="25.9" calcext:value-type="float">
            <text:p>25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71]-[.E671])*[$Sheet2.$D$14]/12" office:value-type="float" office:value="7.83279324533072" calcext:value-type="float">
            <text:p>7.83279324533072</text:p>
          </table:table-cell>
          <table:table-cell table:formula="of:=[.H671]+[.I670]" office:value-type="float" office:value="3307.52033991855" calcext:value-type="float">
            <text:p>3307.52033991855</text:p>
          </table:table-cell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7:05:00</text:p>
          </table:table-cell>
          <table:table-cell office:value-type="float" office:value="0" calcext:value-type="float">
            <text:p>0</text:p>
          </table:table-cell>
          <table:table-cell office:value-type="float" office:value="83.46" calcext:value-type="float">
            <text:p>83.46</text:p>
          </table:table-cell>
          <table:table-cell office:value-type="float" office:value="507.7" calcext:value-type="float">
            <text:p>507.7</text:p>
          </table:table-cell>
          <table:table-cell office:value-type="float" office:value="25.9666666666667" calcext:value-type="float">
            <text:p>25.9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72]-[.E672])*[$Sheet2.$D$14]/12" office:value-type="float" office:value="7.81015249713633" calcext:value-type="float">
            <text:p>7.81015249713633</text:p>
          </table:table-cell>
          <table:table-cell table:formula="of:=[.H672]+[.I671]" office:value-type="float" office:value="3315.33049241569" calcext:value-type="float">
            <text:p>3315.33049241569</text:p>
          </table:table-cell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7:10:00</text:p>
          </table:table-cell>
          <table:table-cell office:value-type="float" office:value="0" calcext:value-type="float">
            <text:p>0</text:p>
          </table:table-cell>
          <table:table-cell office:value-type="float" office:value="83.36" calcext:value-type="float">
            <text:p>83.36</text:p>
          </table:table-cell>
          <table:table-cell office:value-type="float" office:value="507.7" calcext:value-type="float">
            <text:p>507.7</text:p>
          </table:table-cell>
          <table:table-cell office:value-type="float" office:value="26.0666666666667" calcext:value-type="float">
            <text:p>26.0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73]-[.E673])*[$Sheet2.$D$14]/12" office:value-type="float" office:value="7.78298359930306" calcext:value-type="float">
            <text:p>7.78298359930306</text:p>
          </table:table-cell>
          <table:table-cell table:formula="of:=[.H673]+[.I672]" office:value-type="float" office:value="3323.11347601499" calcext:value-type="float">
            <text:p>3323.11347601499</text:p>
          </table:table-cell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7:15:00</text:p>
          </table:table-cell>
          <table:table-cell office:value-type="float" office:value="0" calcext:value-type="float">
            <text:p>0</text:p>
          </table:table-cell>
          <table:table-cell office:value-type="float" office:value="83.3" calcext:value-type="float">
            <text:p>83.3</text:p>
          </table:table-cell>
          <table:table-cell office:value-type="float" office:value="507.7" calcext:value-type="float">
            <text:p>507.7</text:p>
          </table:table-cell>
          <table:table-cell office:value-type="float" office:value="26.1" calcext:value-type="float">
            <text:p>26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74]-[.E674])*[$Sheet2.$D$14]/12" office:value-type="float" office:value="7.7703047803142" calcext:value-type="float">
            <text:p>7.7703047803142</text:p>
          </table:table-cell>
          <table:table-cell table:formula="of:=[.H674]+[.I673]" office:value-type="float" office:value="3330.88378079531" calcext:value-type="float">
            <text:p>3330.88378079531</text:p>
          </table:table-cell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7:20:00</text:p>
          </table:table-cell>
          <table:table-cell office:value-type="float" office:value="0" calcext:value-type="float">
            <text:p>0</text:p>
          </table:table-cell>
          <table:table-cell office:value-type="float" office:value="83.26" calcext:value-type="float">
            <text:p>83.26</text:p>
          </table:table-cell>
          <table:table-cell office:value-type="float" office:value="507.7" calcext:value-type="float">
            <text:p>507.7</text:p>
          </table:table-cell>
          <table:table-cell office:value-type="float" office:value="26.2333333333333" calcext:value-type="float">
            <text:p>26.2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75]-[.E675])*[$Sheet2.$D$14]/12" office:value-type="float" office:value="7.74675840219204" calcext:value-type="float">
            <text:p>7.74675840219204</text:p>
          </table:table-cell>
          <table:table-cell table:formula="of:=[.H675]+[.I674]" office:value-type="float" office:value="3338.6305391975" calcext:value-type="float">
            <text:p>3338.6305391975</text:p>
          </table:table-cell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7:25:00</text:p>
          </table:table-cell>
          <table:table-cell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  <table:table-cell office:value-type="float" office:value="507.7" calcext:value-type="float">
            <text:p>507.7</text:p>
          </table:table-cell>
          <table:table-cell office:value-type="float" office:value="26.1666666666667" calcext:value-type="float">
            <text:p>26.1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76]-[.E676])*[$Sheet2.$D$14]/12" office:value-type="float" office:value="7.74766403211981" calcext:value-type="float">
            <text:p>7.74766403211981</text:p>
          </table:table-cell>
          <table:table-cell table:formula="of:=[.H676]+[.I675]" office:value-type="float" office:value="3346.37820322962" calcext:value-type="float">
            <text:p>3346.37820322962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7:30:00</text:p>
          </table:table-cell>
          <table:table-cell office:value-type="float" office:value="0" calcext:value-type="float">
            <text:p>0</text:p>
          </table:table-cell>
          <table:table-cell office:value-type="float" office:value="83.16" calcext:value-type="float">
            <text:p>83.16</text:p>
          </table:table-cell>
          <table:table-cell office:value-type="float" office:value="507.7" calcext:value-type="float">
            <text:p>507.7</text:p>
          </table:table-cell>
          <table:table-cell office:value-type="float" office:value="26.1" calcext:value-type="float">
            <text:p>26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77]-[.E677])*[$Sheet2.$D$14]/12" office:value-type="float" office:value="7.75128655183091" calcext:value-type="float">
            <text:p>7.75128655183091</text:p>
          </table:table-cell>
          <table:table-cell table:formula="of:=[.H677]+[.I676]" office:value-type="float" office:value="3354.12948978145" calcext:value-type="float">
            <text:p>3354.12948978145</text:p>
          </table:table-cell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7:35:00</text:p>
          </table:table-cell>
          <table:table-cell office:value-type="float" office:value="0" calcext:value-type="float">
            <text:p>0</text:p>
          </table:table-cell>
          <table:table-cell office:value-type="float" office:value="83.06" calcext:value-type="float">
            <text:p>83.06</text:p>
          </table:table-cell>
          <table:table-cell office:value-type="float" office:value="507.7" calcext:value-type="float">
            <text:p>507.7</text:p>
          </table:table-cell>
          <table:table-cell office:value-type="float" office:value="26.2333333333333" calcext:value-type="float">
            <text:p>26.2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78]-[.E678])*[$Sheet2.$D$14]/12" office:value-type="float" office:value="7.71958950435877" calcext:value-type="float">
            <text:p>7.71958950435877</text:p>
          </table:table-cell>
          <table:table-cell table:formula="of:=[.H678]+[.I677]" office:value-type="float" office:value="3361.84907928581" calcext:value-type="float">
            <text:p>3361.84907928581</text:p>
          </table:table-cell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7:40:00</text:p>
          </table:table-cell>
          <table:table-cell office:value-type="float" office:value="0" calcext:value-type="float">
            <text:p>0</text:p>
          </table:table-cell>
          <table:table-cell office:value-type="float" office:value="82.96" calcext:value-type="float">
            <text:p>82.96</text:p>
          </table:table-cell>
          <table:table-cell office:value-type="float" office:value="507.7" calcext:value-type="float">
            <text:p>507.7</text:p>
          </table:table-cell>
          <table:table-cell office:value-type="float" office:value="26.3" calcext:value-type="float">
            <text:p>26.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79]-[.E679])*[$Sheet2.$D$14]/12" office:value-type="float" office:value="7.69694875616438" calcext:value-type="float">
            <text:p>7.69694875616438</text:p>
          </table:table-cell>
          <table:table-cell table:formula="of:=[.H679]+[.I678]" office:value-type="float" office:value="3369.54602804197" calcext:value-type="float">
            <text:p>3369.54602804197</text:p>
          </table:table-cell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7:45:00</text:p>
          </table:table-cell>
          <table:table-cell office:value-type="float" office:value="0" calcext:value-type="float">
            <text:p>0</text:p>
          </table:table-cell>
          <table:table-cell office:value-type="float" office:value="82.9" calcext:value-type="float">
            <text:p>82.9</text:p>
          </table:table-cell>
          <table:table-cell office:value-type="float" office:value="507.7" calcext:value-type="float">
            <text:p>507.7</text:p>
          </table:table-cell>
          <table:table-cell office:value-type="float" office:value="26.3" calcext:value-type="float">
            <text:p>26.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80]-[.E680])*[$Sheet2.$D$14]/12" office:value-type="float" office:value="7.6887980868144" calcext:value-type="float">
            <text:p>7.6887980868144</text:p>
          </table:table-cell>
          <table:table-cell table:formula="of:=[.H680]+[.I679]" office:value-type="float" office:value="3377.23482612879" calcext:value-type="float">
            <text:p>3377.23482612879</text:p>
          </table:table-cell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7:50:00</text:p>
          </table:table-cell>
          <table:table-cell office:value-type="float" office:value="0" calcext:value-type="float">
            <text:p>0</text:p>
          </table:table-cell>
          <table:table-cell office:value-type="float" office:value="82.86" calcext:value-type="float">
            <text:p>82.86</text:p>
          </table:table-cell>
          <table:table-cell office:value-type="float" office:value="507.7" calcext:value-type="float">
            <text:p>507.7</text:p>
          </table:table-cell>
          <table:table-cell office:value-type="float" office:value="26.3" calcext:value-type="float">
            <text:p>26.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81]-[.E681])*[$Sheet2.$D$14]/12" office:value-type="float" office:value="7.68336430724775" calcext:value-type="float">
            <text:p>7.68336430724775</text:p>
          </table:table-cell>
          <table:table-cell table:formula="of:=[.H681]+[.I680]" office:value-type="float" office:value="3384.91819043604" calcext:value-type="float">
            <text:p>3384.91819043604</text:p>
          </table:table-cell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7:55:00</text:p>
          </table:table-cell>
          <table:table-cell office:value-type="float" office:value="0" calcext:value-type="float">
            <text:p>0</text:p>
          </table:table-cell>
          <table:table-cell office:value-type="float" office:value="82.8" calcext:value-type="float">
            <text:p>82.8</text:p>
          </table:table-cell>
          <table:table-cell office:value-type="float" office:value="507.7" calcext:value-type="float">
            <text:p>507.7</text:p>
          </table:table-cell>
          <table:table-cell office:value-type="float" office:value="26.3" calcext:value-type="float">
            <text:p>26.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82]-[.E682])*[$Sheet2.$D$14]/12" office:value-type="float" office:value="7.67521363789777" calcext:value-type="float">
            <text:p>7.67521363789777</text:p>
          </table:table-cell>
          <table:table-cell table:formula="of:=[.H682]+[.I681]" office:value-type="float" office:value="3392.59340407393" calcext:value-type="float">
            <text:p>3392.59340407393</text:p>
          </table:table-cell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8:00:00</text:p>
          </table:table-cell>
          <table:table-cell office:value-type="float" office:value="0" calcext:value-type="float">
            <text:p>0</text:p>
          </table:table-cell>
          <table:table-cell office:value-type="float" office:value="82.8" calcext:value-type="float">
            <text:p>82.8</text:p>
          </table:table-cell>
          <table:table-cell office:value-type="float" office:value="507.7" calcext:value-type="float">
            <text:p>507.7</text:p>
          </table:table-cell>
          <table:table-cell office:value-type="float" office:value="26.3" calcext:value-type="float">
            <text:p>26.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83]-[.E683])*[$Sheet2.$D$14]/12" office:value-type="float" office:value="7.67521363789777" calcext:value-type="float">
            <text:p>7.67521363789777</text:p>
          </table:table-cell>
          <table:table-cell table:formula="of:=[.H683]+[.I682]" office:value-type="float" office:value="3400.26861771183" calcext:value-type="float">
            <text:p>3400.26861771183</text:p>
          </table:table-cell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8:05:00</text:p>
          </table:table-cell>
          <table:table-cell office:value-type="float" office:value="0" calcext:value-type="float">
            <text:p>0</text:p>
          </table:table-cell>
          <table:table-cell office:value-type="float" office:value="82.76" calcext:value-type="float">
            <text:p>82.76</text:p>
          </table:table-cell>
          <table:table-cell office:value-type="float" office:value="507.7" calcext:value-type="float">
            <text:p>507.7</text:p>
          </table:table-cell>
          <table:table-cell office:value-type="float" office:value="26.2333333333333" calcext:value-type="float">
            <text:p>26.2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84]-[.E684])*[$Sheet2.$D$14]/12" office:value-type="float" office:value="7.67883615760887" calcext:value-type="float">
            <text:p>7.67883615760887</text:p>
          </table:table-cell>
          <table:table-cell table:formula="of:=[.H684]+[.I683]" office:value-type="float" office:value="3407.94745386944" calcext:value-type="float">
            <text:p>3407.94745386944</text:p>
          </table:table-cell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8:10:00</text:p>
          </table:table-cell>
          <table:table-cell office:value-type="float" office:value="0" calcext:value-type="float">
            <text:p>0</text:p>
          </table:table-cell>
          <table:table-cell office:value-type="float" office:value="82.66" calcext:value-type="float">
            <text:p>82.66</text:p>
          </table:table-cell>
          <table:table-cell office:value-type="float" office:value="507.7" calcext:value-type="float">
            <text:p>507.7</text:p>
          </table:table-cell>
          <table:table-cell office:value-type="float" office:value="26.2" calcext:value-type="float">
            <text:p>26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85]-[.E685])*[$Sheet2.$D$14]/12" office:value-type="float" office:value="7.66977985833111" calcext:value-type="float">
            <text:p>7.66977985833111</text:p>
          </table:table-cell>
          <table:table-cell table:formula="of:=[.H685]+[.I684]" office:value-type="float" office:value="3415.61723372777" calcext:value-type="float">
            <text:p>3415.61723372777</text:p>
          </table:table-cell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8:15:00</text:p>
          </table:table-cell>
          <table:table-cell office:value-type="float" office:value="0" calcext:value-type="float">
            <text:p>0</text:p>
          </table:table-cell>
          <table:table-cell office:value-type="float" office:value="82.6" calcext:value-type="float">
            <text:p>82.6</text:p>
          </table:table-cell>
          <table:table-cell office:value-type="float" office:value="507.7" calcext:value-type="float">
            <text:p>507.7</text:p>
          </table:table-cell>
          <table:table-cell office:value-type="float" office:value="26.2" calcext:value-type="float">
            <text:p>26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86]-[.E686])*[$Sheet2.$D$14]/12" office:value-type="float" office:value="7.66162918898113" calcext:value-type="float">
            <text:p>7.66162918898113</text:p>
          </table:table-cell>
          <table:table-cell table:formula="of:=[.H686]+[.I685]" office:value-type="float" office:value="3423.27886291675" calcext:value-type="float">
            <text:p>3423.27886291675</text:p>
          </table:table-cell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8:20:00</text:p>
          </table:table-cell>
          <table:table-cell office:value-type="float" office:value="0" calcext:value-type="float">
            <text:p>0</text:p>
          </table:table-cell>
          <table:table-cell office:value-type="float" office:value="82.56" calcext:value-type="float">
            <text:p>82.56</text:p>
          </table:table-cell>
          <table:table-cell office:value-type="float" office:value="507.7" calcext:value-type="float">
            <text:p>507.7</text:p>
          </table:table-cell>
          <table:table-cell office:value-type="float" office:value="26.2" calcext:value-type="float">
            <text:p>26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87]-[.E687])*[$Sheet2.$D$14]/12" office:value-type="float" office:value="7.65619540941448" calcext:value-type="float">
            <text:p>7.65619540941448</text:p>
          </table:table-cell>
          <table:table-cell table:formula="of:=[.H687]+[.I686]" office:value-type="float" office:value="3430.93505832617" calcext:value-type="float">
            <text:p>3430.93505832617</text:p>
          </table:table-cell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8:25:00</text:p>
          </table:table-cell>
          <table:table-cell office:value-type="float" office:value="0" calcext:value-type="float">
            <text:p>0</text:p>
          </table:table-cell>
          <table:table-cell office:value-type="float" office:value="82.46" calcext:value-type="float">
            <text:p>82.46</text:p>
          </table:table-cell>
          <table:table-cell office:value-type="float" office:value="507.7" calcext:value-type="float">
            <text:p>507.7</text:p>
          </table:table-cell>
          <table:table-cell office:value-type="float" office:value="26.2" calcext:value-type="float">
            <text:p>26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88]-[.E688])*[$Sheet2.$D$14]/12" office:value-type="float" office:value="7.64261096049785" calcext:value-type="float">
            <text:p>7.64261096049785</text:p>
          </table:table-cell>
          <table:table-cell table:formula="of:=[.H688]+[.I687]" office:value-type="float" office:value="3438.57766928666" calcext:value-type="float">
            <text:p>3438.57766928666</text:p>
          </table:table-cell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8:30:00</text:p>
          </table:table-cell>
          <table:table-cell office:value-type="float" office:value="0" calcext:value-type="float">
            <text:p>0</text:p>
          </table:table-cell>
          <table:table-cell office:value-type="float" office:value="82.36" calcext:value-type="float">
            <text:p>82.36</text:p>
          </table:table-cell>
          <table:table-cell office:value-type="float" office:value="507.7" calcext:value-type="float">
            <text:p>507.7</text:p>
          </table:table-cell>
          <table:table-cell office:value-type="float" office:value="26.2" calcext:value-type="float">
            <text:p>26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89]-[.E689])*[$Sheet2.$D$14]/12" office:value-type="float" office:value="7.62902651158122" calcext:value-type="float">
            <text:p>7.62902651158122</text:p>
          </table:table-cell>
          <table:table-cell table:formula="of:=[.H689]+[.I688]" office:value-type="float" office:value="3446.20669579825" calcext:value-type="float">
            <text:p>3446.20669579825</text:p>
          </table:table-cell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8:35:00</text:p>
          </table:table-cell>
          <table:table-cell office:value-type="float" office:value="0" calcext:value-type="float">
            <text:p>0</text:p>
          </table:table-cell>
          <table:table-cell office:value-type="float" office:value="82.26" calcext:value-type="float">
            <text:p>82.26</text:p>
          </table:table-cell>
          <table:table-cell office:value-type="float" office:value="507.7" calcext:value-type="float">
            <text:p>507.7</text:p>
          </table:table-cell>
          <table:table-cell office:value-type="float" office:value="26.2" calcext:value-type="float">
            <text:p>26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90]-[.E690])*[$Sheet2.$D$14]/12" office:value-type="float" office:value="7.61544206266458" calcext:value-type="float">
            <text:p>7.61544206266458</text:p>
          </table:table-cell>
          <table:table-cell table:formula="of:=[.H690]+[.I689]" office:value-type="float" office:value="3453.82213786091" calcext:value-type="float">
            <text:p>3453.82213786091</text:p>
          </table:table-cell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8:40:00</text:p>
          </table:table-cell>
          <table:table-cell office:value-type="float" office:value="0" calcext:value-type="float">
            <text:p>0</text:p>
          </table:table-cell>
          <table:table-cell office:value-type="float" office:value="82.2" calcext:value-type="float">
            <text:p>82.2</text:p>
          </table:table-cell>
          <table:table-cell office:value-type="float" office:value="507.7" calcext:value-type="float">
            <text:p>507.7</text:p>
          </table:table-cell>
          <table:table-cell office:value-type="float" office:value="26.3333333333333" calcext:value-type="float">
            <text:p>26.3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91]-[.E691])*[$Sheet2.$D$14]/12" office:value-type="float" office:value="7.58917879475909" calcext:value-type="float">
            <text:p>7.58917879475909</text:p>
          </table:table-cell>
          <table:table-cell table:formula="of:=[.H691]+[.I690]" office:value-type="float" office:value="3461.41131665567" calcext:value-type="float">
            <text:p>3461.41131665567</text:p>
          </table:table-cell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8:45:00</text:p>
          </table:table-cell>
          <table:table-cell office:value-type="float" office:value="0" calcext:value-type="float">
            <text:p>0</text:p>
          </table:table-cell>
          <table:table-cell office:value-type="float" office:value="82.2" calcext:value-type="float">
            <text:p>82.2</text:p>
          </table:table-cell>
          <table:table-cell office:value-type="float" office:value="507.7" calcext:value-type="float">
            <text:p>507.7</text:p>
          </table:table-cell>
          <table:table-cell office:value-type="float" office:value="26.3333333333333" calcext:value-type="float">
            <text:p>26.3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92]-[.E692])*[$Sheet2.$D$14]/12" office:value-type="float" office:value="7.58917879475909" calcext:value-type="float">
            <text:p>7.58917879475909</text:p>
          </table:table-cell>
          <table:table-cell table:formula="of:=[.H692]+[.I691]" office:value-type="float" office:value="3469.00049545043" calcext:value-type="float">
            <text:p>3469.00049545043</text:p>
          </table:table-cell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8:50:00</text:p>
          </table:table-cell>
          <table:table-cell office:value-type="float" office:value="0" calcext:value-type="float">
            <text:p>0</text:p>
          </table:table-cell>
          <table:table-cell office:value-type="float" office:value="82.16" calcext:value-type="float">
            <text:p>82.16</text:p>
          </table:table-cell>
          <table:table-cell office:value-type="float" office:value="507.7" calcext:value-type="float">
            <text:p>507.7</text:p>
          </table:table-cell>
          <table:table-cell office:value-type="float" office:value="26.3666666666667" calcext:value-type="float">
            <text:p>26.3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93]-[.E693])*[$Sheet2.$D$14]/12" office:value-type="float" office:value="7.57921686555356" calcext:value-type="float">
            <text:p>7.57921686555356</text:p>
          </table:table-cell>
          <table:table-cell table:formula="of:=[.H693]+[.I692]" office:value-type="float" office:value="3476.57971231598" calcext:value-type="float">
            <text:p>3476.57971231598</text:p>
          </table:table-cell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8:55:00</text:p>
          </table:table-cell>
          <table:table-cell office:value-type="float" office:value="0" calcext:value-type="float">
            <text:p>0</text:p>
          </table:table-cell>
          <table:table-cell office:value-type="float" office:value="82.06" calcext:value-type="float">
            <text:p>82.06</text:p>
          </table:table-cell>
          <table:table-cell office:value-type="float" office:value="507.7" calcext:value-type="float">
            <text:p>507.7</text:p>
          </table:table-cell>
          <table:table-cell office:value-type="float" office:value="26.4" calcext:value-type="float">
            <text:p>26.4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94]-[.E694])*[$Sheet2.$D$14]/12" office:value-type="float" office:value="7.56110426699805" calcext:value-type="float">
            <text:p>7.56110426699805</text:p>
          </table:table-cell>
          <table:table-cell table:formula="of:=[.H694]+[.I693]" office:value-type="float" office:value="3484.14081658298" calcext:value-type="float">
            <text:p>3484.14081658298</text:p>
          </table:table-cell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9:00:0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07.7" calcext:value-type="float">
            <text:p>507.7</text:p>
          </table:table-cell>
          <table:table-cell office:value-type="float" office:value="26.4" calcext:value-type="float">
            <text:p>26.4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95]-[.E695])*[$Sheet2.$D$14]/12" office:value-type="float" office:value="7.55295359764807" calcext:value-type="float">
            <text:p>7.55295359764807</text:p>
          </table:table-cell>
          <table:table-cell table:formula="of:=[.H695]+[.I694]" office:value-type="float" office:value="3491.69377018063" calcext:value-type="float">
            <text:p>3491.69377018063</text:p>
          </table:table-cell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9:05:00</text:p>
          </table:table-cell>
          <table:table-cell office:value-type="float" office:value="764" calcext:value-type="float">
            <text:p>764</text:p>
          </table:table-cell>
          <table:table-cell office:value-type="float" office:value="82.72" calcext:value-type="float">
            <text:p>82.72</text:p>
          </table:table-cell>
          <table:table-cell office:value-type="float" office:value="507.74" calcext:value-type="float">
            <text:p>507.74</text:p>
          </table:table-cell>
          <table:table-cell office:value-type="float" office:value="26.3333333333333" calcext:value-type="float">
            <text:p>26.3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96]-[.E696])*[$Sheet2.$D$14]/12" office:value-type="float" office:value="7.65981792912559" calcext:value-type="float">
            <text:p>7.65981792912559</text:p>
          </table:table-cell>
          <table:table-cell table:formula="of:=[.H696]+[.I695]" office:value-type="float" office:value="3499.35358810975" calcext:value-type="float">
            <text:p>3499.35358810975</text:p>
          </table:table-cell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9:10:00</text:p>
          </table:table-cell>
          <table:table-cell office:value-type="float" office:value="1146" calcext:value-type="float">
            <text:p>1146</text:p>
          </table:table-cell>
          <table:table-cell office:value-type="float" office:value="84.32" calcext:value-type="float">
            <text:p>84.32</text:p>
          </table:table-cell>
          <table:table-cell office:value-type="float" office:value="507.88" calcext:value-type="float">
            <text:p>507.88</text:p>
          </table:table-cell>
          <table:table-cell office:value-type="float" office:value="26.5" calcext:value-type="float">
            <text:p>26.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97]-[.E697])*[$Sheet2.$D$14]/12" office:value-type="float" office:value="7.85452836359733" calcext:value-type="float">
            <text:p>7.85452836359733</text:p>
          </table:table-cell>
          <table:table-cell table:formula="of:=[.H697]+[.I696]" office:value-type="float" office:value="3507.20811647335" calcext:value-type="float">
            <text:p>3507.20811647335</text:p>
          </table:table-cell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9:15:00</text:p>
          </table:table-cell>
          <table:table-cell office:value-type="float" office:value="0" calcext:value-type="float">
            <text:p>0</text:p>
          </table:table-cell>
          <table:table-cell office:value-type="float" office:value="85.02" calcext:value-type="float">
            <text:p>85.02</text:p>
          </table:table-cell>
          <table:table-cell office:value-type="float" office:value="508" calcext:value-type="float">
            <text:p>508</text:p>
          </table:table-cell>
          <table:table-cell office:value-type="float" office:value="26.7333333333333" calcext:value-type="float">
            <text:p>26.7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98]-[.E698])*[$Sheet2.$D$14]/12" office:value-type="float" office:value="7.91792245854161" calcext:value-type="float">
            <text:p>7.91792245854161</text:p>
          </table:table-cell>
          <table:table-cell table:formula="of:=[.H698]+[.I697]" office:value-type="float" office:value="3515.12603893189" calcext:value-type="float">
            <text:p>3515.12603893189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J698]-[.J655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22-06-26 09:20:00</text:p>
          </table:table-cell>
          <table:table-cell office:value-type="float" office:value="0" calcext:value-type="float">
            <text:p>0</text:p>
          </table:table-cell>
          <table:table-cell office:value-type="float" office:value="84.82" calcext:value-type="float">
            <text:p>84.82</text:p>
          </table:table-cell>
          <table:table-cell office:value-type="float" office:value="508" calcext:value-type="float">
            <text:p>508</text:p>
          </table:table-cell>
          <table:table-cell office:value-type="float" office:value="26.8" calcext:value-type="float">
            <text:p>26.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699]-[.E699])*[$Sheet2.$D$14]/12" office:value-type="float" office:value="7.88169726143059" calcext:value-type="float">
            <text:p>7.88169726143059</text:p>
          </table:table-cell>
          <table:table-cell table:formula="of:=[.H699]+[.I698]" office:value-type="float" office:value="3523.00773619332" calcext:value-type="float">
            <text:p>3523.00773619332</text:p>
          </table:table-cell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9:25:00</text:p>
          </table:table-cell>
          <table:table-cell office:value-type="float" office:value="0" calcext:value-type="float">
            <text:p>0</text:p>
          </table:table-cell>
          <table:table-cell office:value-type="float" office:value="84.66" calcext:value-type="float">
            <text:p>84.66</text:p>
          </table:table-cell>
          <table:table-cell office:value-type="float" office:value="508" calcext:value-type="float">
            <text:p>508</text:p>
          </table:table-cell>
          <table:table-cell office:value-type="float" office:value="26.7333333333333" calcext:value-type="float">
            <text:p>26.7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00]-[.E700])*[$Sheet2.$D$14]/12" office:value-type="float" office:value="7.86901844244173" calcext:value-type="float">
            <text:p>7.86901844244173</text:p>
          </table:table-cell>
          <table:table-cell table:formula="of:=[.H700]+[.I699]" office:value-type="float" office:value="3530.87675463576" calcext:value-type="float">
            <text:p>3530.87675463576</text:p>
          </table:table-cell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9:30:00</text:p>
          </table:table-cell>
          <table:table-cell office:value-type="float" office:value="0" calcext:value-type="float">
            <text:p>0</text:p>
          </table:table-cell>
          <table:table-cell office:value-type="float" office:value="84.56" calcext:value-type="float">
            <text:p>84.56</text:p>
          </table:table-cell>
          <table:table-cell office:value-type="float" office:value="508" calcext:value-type="float">
            <text:p>508</text:p>
          </table:table-cell>
          <table:table-cell office:value-type="float" office:value="26.7" calcext:value-type="float">
            <text:p>26.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01]-[.E701])*[$Sheet2.$D$14]/12" office:value-type="float" office:value="7.85996214316398" calcext:value-type="float">
            <text:p>7.85996214316398</text:p>
          </table:table-cell>
          <table:table-cell table:formula="of:=[.H701]+[.I700]" office:value-type="float" office:value="3538.73671677893" calcext:value-type="float">
            <text:p>3538.73671677893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9:35:00</text:p>
          </table:table-cell>
          <table:table-cell office:value-type="float" office:value="0" calcext:value-type="float">
            <text:p>0</text:p>
          </table:table-cell>
          <table:table-cell office:value-type="float" office:value="84.46" calcext:value-type="float">
            <text:p>84.46</text:p>
          </table:table-cell>
          <table:table-cell office:value-type="float" office:value="508" calcext:value-type="float">
            <text:p>508</text:p>
          </table:table-cell>
          <table:table-cell office:value-type="float" office:value="26.7" calcext:value-type="float">
            <text:p>26.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02]-[.E702])*[$Sheet2.$D$14]/12" office:value-type="float" office:value="7.84637769424735" calcext:value-type="float">
            <text:p>7.84637769424735</text:p>
          </table:table-cell>
          <table:table-cell table:formula="of:=[.H702]+[.I701]" office:value-type="float" office:value="3546.58309447317" calcext:value-type="float">
            <text:p>3546.58309447317</text:p>
          </table:table-cell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9:40:00</text:p>
          </table:table-cell>
          <table:table-cell office:value-type="float" office:value="0" calcext:value-type="float">
            <text:p>0</text:p>
          </table:table-cell>
          <table:table-cell office:value-type="float" office:value="84.32" calcext:value-type="float">
            <text:p>84.32</text:p>
          </table:table-cell>
          <table:table-cell office:value-type="float" office:value="508" calcext:value-type="float">
            <text:p>508</text:p>
          </table:table-cell>
          <table:table-cell office:value-type="float" office:value="26.7" calcext:value-type="float">
            <text:p>26.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03]-[.E703])*[$Sheet2.$D$14]/12" office:value-type="float" office:value="7.82735946576406" calcext:value-type="float">
            <text:p>7.82735946576406</text:p>
          </table:table-cell>
          <table:table-cell table:formula="of:=[.H703]+[.I702]" office:value-type="float" office:value="3554.41045393894" calcext:value-type="float">
            <text:p>3554.41045393894</text:p>
          </table:table-cell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9:45:00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508" calcext:value-type="float">
            <text:p>508</text:p>
          </table:table-cell>
          <table:table-cell office:value-type="float" office:value="26.7" calcext:value-type="float">
            <text:p>26.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04]-[.E704])*[$Sheet2.$D$14]/12" office:value-type="float" office:value="7.8110581270641" calcext:value-type="float">
            <text:p>7.8110581270641</text:p>
          </table:table-cell>
          <table:table-cell table:formula="of:=[.H704]+[.I703]" office:value-type="float" office:value="3562.221512066" calcext:value-type="float">
            <text:p>3562.221512066</text:p>
          </table:table-cell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9:50:00</text:p>
          </table:table-cell>
          <table:table-cell office:value-type="float" office:value="0" calcext:value-type="float">
            <text:p>0</text:p>
          </table:table-cell>
          <table:table-cell office:value-type="float" office:value="84.16" calcext:value-type="float">
            <text:p>84.16</text:p>
          </table:table-cell>
          <table:table-cell office:value-type="float" office:value="508" calcext:value-type="float">
            <text:p>508</text:p>
          </table:table-cell>
          <table:table-cell office:value-type="float" office:value="26.7" calcext:value-type="float">
            <text:p>26.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05]-[.E705])*[$Sheet2.$D$14]/12" office:value-type="float" office:value="7.80562434749745" calcext:value-type="float">
            <text:p>7.80562434749745</text:p>
          </table:table-cell>
          <table:table-cell table:formula="of:=[.H705]+[.I704]" office:value-type="float" office:value="3570.0271364135" calcext:value-type="float">
            <text:p>3570.0271364135</text:p>
          </table:table-cell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09:55:00</text:p>
          </table:table-cell>
          <table:table-cell office:value-type="float" office:value="0" calcext:value-type="float">
            <text:p>0</text:p>
          </table:table-cell>
          <table:table-cell office:value-type="float" office:value="84.06" calcext:value-type="float">
            <text:p>84.06</text:p>
          </table:table-cell>
          <table:table-cell office:value-type="float" office:value="508" calcext:value-type="float">
            <text:p>508</text:p>
          </table:table-cell>
          <table:table-cell office:value-type="float" office:value="26.6333333333333" calcext:value-type="float">
            <text:p>26.6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06]-[.E706])*[$Sheet2.$D$14]/12" office:value-type="float" office:value="7.80109619785857" calcext:value-type="float">
            <text:p>7.80109619785857</text:p>
          </table:table-cell>
          <table:table-cell table:formula="of:=[.H706]+[.I705]" office:value-type="float" office:value="3577.82823261136" calcext:value-type="float">
            <text:p>3577.82823261136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0:00:0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08" calcext:value-type="float">
            <text:p>508</text:p>
          </table:table-cell>
          <table:table-cell office:value-type="float" office:value="26.6" calcext:value-type="float">
            <text:p>26.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07]-[.E707])*[$Sheet2.$D$14]/12" office:value-type="float" office:value="7.79747367814747" calcext:value-type="float">
            <text:p>7.79747367814747</text:p>
          </table:table-cell>
          <table:table-cell table:formula="of:=[.H707]+[.I706]" office:value-type="float" office:value="3585.62570628951" calcext:value-type="float">
            <text:p>3585.62570628951</text:p>
          </table:table-cell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0:05:00</text:p>
          </table:table-cell>
          <table:table-cell office:value-type="float" office:value="0" calcext:value-type="float">
            <text:p>0</text:p>
          </table:table-cell>
          <table:table-cell office:value-type="float" office:value="83.96" calcext:value-type="float">
            <text:p>83.96</text:p>
          </table:table-cell>
          <table:table-cell office:value-type="float" office:value="508" calcext:value-type="float">
            <text:p>508</text:p>
          </table:table-cell>
          <table:table-cell office:value-type="float" office:value="26.6" calcext:value-type="float">
            <text:p>26.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08]-[.E708])*[$Sheet2.$D$14]/12" office:value-type="float" office:value="7.79203989858081" calcext:value-type="float">
            <text:p>7.79203989858081</text:p>
          </table:table-cell>
          <table:table-cell table:formula="of:=[.H708]+[.I707]" office:value-type="float" office:value="3593.41774618809" calcext:value-type="float">
            <text:p>3593.41774618809</text:p>
          </table:table-cell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0:10:00</text:p>
          </table:table-cell>
          <table:table-cell office:value-type="float" office:value="0" calcext:value-type="float">
            <text:p>0</text:p>
          </table:table-cell>
          <table:table-cell office:value-type="float" office:value="83.9" calcext:value-type="float">
            <text:p>83.9</text:p>
          </table:table-cell>
          <table:table-cell office:value-type="float" office:value="508" calcext:value-type="float">
            <text:p>508</text:p>
          </table:table-cell>
          <table:table-cell office:value-type="float" office:value="26.7333333333333" calcext:value-type="float">
            <text:p>26.7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09]-[.E709])*[$Sheet2.$D$14]/12" office:value-type="float" office:value="7.76577663067533" calcext:value-type="float">
            <text:p>7.76577663067533</text:p>
          </table:table-cell>
          <table:table-cell table:formula="of:=[.H709]+[.I708]" office:value-type="float" office:value="3601.18352281876" calcext:value-type="float">
            <text:p>3601.18352281876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0:15:00</text:p>
          </table:table-cell>
          <table:table-cell office:value-type="float" office:value="0" calcext:value-type="float">
            <text:p>0</text:p>
          </table:table-cell>
          <table:table-cell office:value-type="float" office:value="83.86" calcext:value-type="float">
            <text:p>83.86</text:p>
          </table:table-cell>
          <table:table-cell office:value-type="float" office:value="508" calcext:value-type="float">
            <text:p>508</text:p>
          </table:table-cell>
          <table:table-cell office:value-type="float" office:value="26.9333333333333" calcext:value-type="float">
            <text:p>26.9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10]-[.E710])*[$Sheet2.$D$14]/12" office:value-type="float" office:value="7.7331739532754" calcext:value-type="float">
            <text:p>7.7331739532754</text:p>
          </table:table-cell>
          <table:table-cell table:formula="of:=[.H710]+[.I709]" office:value-type="float" office:value="3608.91669677204" calcext:value-type="float">
            <text:p>3608.91669677204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0:20:00</text:p>
          </table:table-cell>
          <table:table-cell office:value-type="float" office:value="0" calcext:value-type="float">
            <text:p>0</text:p>
          </table:table-cell>
          <table:table-cell office:value-type="float" office:value="83.8" calcext:value-type="float">
            <text:p>83.8</text:p>
          </table:table-cell>
          <table:table-cell office:value-type="float" office:value="508" calcext:value-type="float">
            <text:p>508</text:p>
          </table:table-cell>
          <table:table-cell office:value-type="float" office:value="26.9333333333333" calcext:value-type="float">
            <text:p>26.9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11]-[.E711])*[$Sheet2.$D$14]/12" office:value-type="float" office:value="7.72502328392542" calcext:value-type="float">
            <text:p>7.72502328392542</text:p>
          </table:table-cell>
          <table:table-cell table:formula="of:=[.H711]+[.I710]" office:value-type="float" office:value="3616.64172005596" calcext:value-type="float">
            <text:p>3616.64172005596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0:25:00</text:p>
          </table:table-cell>
          <table:table-cell office:value-type="float" office:value="0" calcext:value-type="float">
            <text:p>0</text:p>
          </table:table-cell>
          <table:table-cell office:value-type="float" office:value="83.72" calcext:value-type="float">
            <text:p>83.72</text:p>
          </table:table-cell>
          <table:table-cell office:value-type="float" office:value="508" calcext:value-type="float">
            <text:p>508</text:p>
          </table:table-cell>
          <table:table-cell office:value-type="float" office:value="26.9" calcext:value-type="float">
            <text:p>26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12]-[.E712])*[$Sheet2.$D$14]/12" office:value-type="float" office:value="7.718683874431" calcext:value-type="float">
            <text:p>7.718683874431</text:p>
          </table:table-cell>
          <table:table-cell table:formula="of:=[.H712]+[.I711]" office:value-type="float" office:value="3624.36040393039" calcext:value-type="float">
            <text:p>3624.36040393039</text:p>
          </table:table-cell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0:30:00</text:p>
          </table:table-cell>
          <table:table-cell office:value-type="float" office:value="0" calcext:value-type="float">
            <text:p>0</text:p>
          </table:table-cell>
          <table:table-cell office:value-type="float" office:value="83.6" calcext:value-type="float">
            <text:p>83.6</text:p>
          </table:table-cell>
          <table:table-cell office:value-type="float" office:value="508" calcext:value-type="float">
            <text:p>508</text:p>
          </table:table-cell>
          <table:table-cell office:value-type="float" office:value="26.9" calcext:value-type="float">
            <text:p>26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13]-[.E713])*[$Sheet2.$D$14]/12" office:value-type="float" office:value="7.70238253573103" calcext:value-type="float">
            <text:p>7.70238253573103</text:p>
          </table:table-cell>
          <table:table-cell table:formula="of:=[.H713]+[.I712]" office:value-type="float" office:value="3632.06278646612" calcext:value-type="float">
            <text:p>3632.06278646612</text:p>
          </table:table-cell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0:35:00</text:p>
          </table:table-cell>
          <table:table-cell office:value-type="float" office:value="0" calcext:value-type="float">
            <text:p>0</text:p>
          </table:table-cell>
          <table:table-cell office:value-type="float" office:value="83.56" calcext:value-type="float">
            <text:p>83.56</text:p>
          </table:table-cell>
          <table:table-cell office:value-type="float" office:value="508" calcext:value-type="float">
            <text:p>508</text:p>
          </table:table-cell>
          <table:table-cell office:value-type="float" office:value="26.9" calcext:value-type="float">
            <text:p>26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14]-[.E714])*[$Sheet2.$D$14]/12" office:value-type="float" office:value="7.69694875616438" calcext:value-type="float">
            <text:p>7.69694875616438</text:p>
          </table:table-cell>
          <table:table-cell table:formula="of:=[.H714]+[.I713]" office:value-type="float" office:value="3639.75973522229" calcext:value-type="float">
            <text:p>3639.75973522229</text:p>
          </table:table-cell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0:40:00</text:p>
          </table:table-cell>
          <table:table-cell office:value-type="float" office:value="0" calcext:value-type="float">
            <text:p>0</text:p>
          </table:table-cell>
          <table:table-cell office:value-type="float" office:value="83.46" calcext:value-type="float">
            <text:p>83.46</text:p>
          </table:table-cell>
          <table:table-cell office:value-type="float" office:value="508" calcext:value-type="float">
            <text:p>508</text:p>
          </table:table-cell>
          <table:table-cell office:value-type="float" office:value="26.9" calcext:value-type="float">
            <text:p>26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15]-[.E715])*[$Sheet2.$D$14]/12" office:value-type="float" office:value="7.68336430724775" calcext:value-type="float">
            <text:p>7.68336430724775</text:p>
          </table:table-cell>
          <table:table-cell table:formula="of:=[.H715]+[.I714]" office:value-type="float" office:value="3647.44309952954" calcext:value-type="float">
            <text:p>3647.44309952954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0:45:00</text:p>
          </table:table-cell>
          <table:table-cell office:value-type="float" office:value="0" calcext:value-type="float">
            <text:p>0</text:p>
          </table:table-cell>
          <table:table-cell office:value-type="float" office:value="83.4" calcext:value-type="float">
            <text:p>83.4</text:p>
          </table:table-cell>
          <table:table-cell office:value-type="float" office:value="508" calcext:value-type="float">
            <text:p>508</text:p>
          </table:table-cell>
          <table:table-cell office:value-type="float" office:value="26.9" calcext:value-type="float">
            <text:p>26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16]-[.E716])*[$Sheet2.$D$14]/12" office:value-type="float" office:value="7.67521363789777" calcext:value-type="float">
            <text:p>7.67521363789777</text:p>
          </table:table-cell>
          <table:table-cell table:formula="of:=[.H716]+[.I715]" office:value-type="float" office:value="3655.11831316743" calcext:value-type="float">
            <text:p>3655.11831316743</text:p>
          </table:table-cell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0:50:00</text:p>
          </table:table-cell>
          <table:table-cell office:value-type="float" office:value="0" calcext:value-type="float">
            <text:p>0</text:p>
          </table:table-cell>
          <table:table-cell office:value-type="float" office:value="83.36" calcext:value-type="float">
            <text:p>83.36</text:p>
          </table:table-cell>
          <table:table-cell office:value-type="float" office:value="508" calcext:value-type="float">
            <text:p>508</text:p>
          </table:table-cell>
          <table:table-cell office:value-type="float" office:value="26.9" calcext:value-type="float">
            <text:p>26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17]-[.E717])*[$Sheet2.$D$14]/12" office:value-type="float" office:value="7.66977985833112" calcext:value-type="float">
            <text:p>7.66977985833112</text:p>
          </table:table-cell>
          <table:table-cell table:formula="of:=[.H717]+[.I716]" office:value-type="float" office:value="3662.78809302577" calcext:value-type="float">
            <text:p>3662.78809302577</text:p>
          </table:table-cell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0:55:00</text:p>
          </table:table-cell>
          <table:table-cell office:value-type="float" office:value="0" calcext:value-type="float">
            <text:p>0</text:p>
          </table:table-cell>
          <table:table-cell office:value-type="float" office:value="83.26" calcext:value-type="float">
            <text:p>83.26</text:p>
          </table:table-cell>
          <table:table-cell office:value-type="float" office:value="508" calcext:value-type="float">
            <text:p>508</text:p>
          </table:table-cell>
          <table:table-cell office:value-type="float" office:value="26.8333333333333" calcext:value-type="float">
            <text:p>26.8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18]-[.E718])*[$Sheet2.$D$14]/12" office:value-type="float" office:value="7.66525170869224" calcext:value-type="float">
            <text:p>7.66525170869224</text:p>
          </table:table-cell>
          <table:table-cell table:formula="of:=[.H718]+[.I717]" office:value-type="float" office:value="3670.45334473446" calcext:value-type="float">
            <text:p>3670.45334473446</text:p>
          </table:table-cell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1:00:00</text:p>
          </table:table-cell>
          <table:table-cell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  <table:table-cell office:value-type="float" office:value="508" calcext:value-type="float">
            <text:p>508</text:p>
          </table:table-cell>
          <table:table-cell office:value-type="float" office:value="26.96" calcext:value-type="float">
            <text:p>26.9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19]-[.E719])*[$Sheet2.$D$14]/12" office:value-type="float" office:value="7.63989407071452" calcext:value-type="float">
            <text:p>7.63989407071452</text:p>
          </table:table-cell>
          <table:table-cell table:formula="of:=[.H719]+[.I718]" office:value-type="float" office:value="3678.09323880517" calcext:value-type="float">
            <text:p>3678.09323880517</text:p>
          </table:table-cell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1:05:00</text:p>
          </table:table-cell>
          <table:table-cell office:value-type="float" office:value="0" calcext:value-type="float">
            <text:p>0</text:p>
          </table:table-cell>
          <table:table-cell office:value-type="float" office:value="83.1616666666666" calcext:value-type="float">
            <text:p>83.1616666666666</text:p>
          </table:table-cell>
          <table:table-cell office:value-type="float" office:value="508" calcext:value-type="float">
            <text:p>508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20]-[.E720])*[$Sheet2.$D$14]/12" office:value-type="float" office:value="7.61566847014652" calcext:value-type="float">
            <text:p>7.61566847014652</text:p>
          </table:table-cell>
          <table:table-cell table:formula="of:=[.H720]+[.I719]" office:value-type="float" office:value="3685.70890727532" calcext:value-type="float">
            <text:p>3685.70890727532</text:p>
          </table:table-cell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1:10:00</text:p>
          </table:table-cell>
          <table:table-cell office:value-type="float" office:value="0" calcext:value-type="float">
            <text:p>0</text:p>
          </table:table-cell>
          <table:table-cell office:value-type="float" office:value="83.0616666666667" calcext:value-type="float">
            <text:p>83.0616666666667</text:p>
          </table:table-cell>
          <table:table-cell office:value-type="float" office:value="508" calcext:value-type="float">
            <text:p>508</text:p>
          </table:table-cell>
          <table:table-cell office:value-type="float" office:value="27.165" calcext:value-type="float">
            <text:p>27.16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21]-[.E721])*[$Sheet2.$D$14]/12" office:value-type="float" office:value="7.59325412943408" calcext:value-type="float">
            <text:p>7.59325412943408</text:p>
          </table:table-cell>
          <table:table-cell table:formula="of:=[.H721]+[.I720]" office:value-type="float" office:value="3693.30216140475" calcext:value-type="float">
            <text:p>3693.30216140475</text:p>
          </table:table-cell>
          <table:table-cell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1:15:00</text:p>
          </table:table-cell>
          <table:table-cell office:value-type="float" office:value="0" calcext:value-type="float">
            <text:p>0</text:p>
          </table:table-cell>
          <table:table-cell office:value-type="float" office:value="82.9616666666667" calcext:value-type="float">
            <text:p>82.9616666666667</text:p>
          </table:table-cell>
          <table:table-cell office:value-type="float" office:value="508" calcext:value-type="float">
            <text:p>508</text:p>
          </table:table-cell>
          <table:table-cell office:value-type="float" office:value="27.59" calcext:value-type="float">
            <text:p>27.5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22]-[.E722])*[$Sheet2.$D$14]/12" office:value-type="float" office:value="7.52193577262176" calcext:value-type="float">
            <text:p>7.52193577262176</text:p>
          </table:table-cell>
          <table:table-cell table:formula="of:=[.H722]+[.I721]" office:value-type="float" office:value="3700.82409717737" calcext:value-type="float">
            <text:p>3700.82409717737</text:p>
          </table:table-cell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1:20:00</text:p>
          </table:table-cell>
          <table:table-cell office:value-type="float" office:value="0" calcext:value-type="float">
            <text:p>0</text:p>
          </table:table-cell>
          <table:table-cell office:value-type="float" office:value="82.9" calcext:value-type="float">
            <text:p>82.9</text:p>
          </table:table-cell>
          <table:table-cell office:value-type="float" office:value="508" calcext:value-type="float">
            <text:p>508</text:p>
          </table:table-cell>
          <table:table-cell office:value-type="float" office:value="27.67" calcext:value-type="float">
            <text:p>27.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23]-[.E723])*[$Sheet2.$D$14]/12" office:value-type="float" office:value="7.50269113665653" calcext:value-type="float">
            <text:p>7.50269113665653</text:p>
          </table:table-cell>
          <table:table-cell table:formula="of:=[.H723]+[.I722]" office:value-type="float" office:value="3708.32678831403" calcext:value-type="float">
            <text:p>3708.32678831403</text:p>
          </table:table-cell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1:25:00</text:p>
          </table:table-cell>
          <table:table-cell office:value-type="float" office:value="0" calcext:value-type="float">
            <text:p>0</text:p>
          </table:table-cell>
          <table:table-cell office:value-type="float" office:value="82.8616666666667" calcext:value-type="float">
            <text:p>82.8616666666667</text:p>
          </table:table-cell>
          <table:table-cell office:value-type="float" office:value="508" calcext:value-type="float">
            <text:p>508</text:p>
          </table:table-cell>
          <table:table-cell office:value-type="float" office:value="27.73" calcext:value-type="float">
            <text:p>27.7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24]-[.E724])*[$Sheet2.$D$14]/12" office:value-type="float" office:value="7.48933309522184" calcext:value-type="float">
            <text:p>7.48933309522184</text:p>
          </table:table-cell>
          <table:table-cell table:formula="of:=[.H724]+[.I723]" office:value-type="float" office:value="3715.81612140925" calcext:value-type="float">
            <text:p>3715.81612140925</text:p>
          </table:table-cell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1:30:00</text:p>
          </table:table-cell>
          <table:table-cell office:value-type="float" office:value="0" calcext:value-type="float">
            <text:p>0</text:p>
          </table:table-cell>
          <table:table-cell office:value-type="float" office:value="82.8" calcext:value-type="float">
            <text:p>82.8</text:p>
          </table:table-cell>
          <table:table-cell office:value-type="float" office:value="508" calcext:value-type="float">
            <text:p>508</text:p>
          </table:table-cell>
          <table:table-cell office:value-type="float" office:value="27.865" calcext:value-type="float">
            <text:p>27.86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25]-[.E725])*[$Sheet2.$D$14]/12" office:value-type="float" office:value="7.46261701235246" calcext:value-type="float">
            <text:p>7.46261701235246</text:p>
          </table:table-cell>
          <table:table-cell table:formula="of:=[.H725]+[.I724]" office:value-type="float" office:value="3723.27873842161" calcext:value-type="float">
            <text:p>3723.27873842161</text:p>
          </table:table-cell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1:35:00</text:p>
          </table:table-cell>
          <table:table-cell office:value-type="float" office:value="0" calcext:value-type="float">
            <text:p>0</text:p>
          </table:table-cell>
          <table:table-cell office:value-type="float" office:value="82.8" calcext:value-type="float">
            <text:p>82.8</text:p>
          </table:table-cell>
          <table:table-cell office:value-type="float" office:value="508" calcext:value-type="float">
            <text:p>508</text:p>
          </table:table-cell>
          <table:table-cell office:value-type="float" office:value="27.77" calcext:value-type="float">
            <text:p>27.7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26]-[.E726])*[$Sheet2.$D$14]/12" office:value-type="float" office:value="7.47552223882326" calcext:value-type="float">
            <text:p>7.47552223882326</text:p>
          </table:table-cell>
          <table:table-cell table:formula="of:=[.H726]+[.I725]" office:value-type="float" office:value="3730.75426066043" calcext:value-type="float">
            <text:p>3730.75426066043</text:p>
          </table:table-cell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1:40:00</text:p>
          </table:table-cell>
          <table:table-cell office:value-type="float" office:value="0" calcext:value-type="float">
            <text:p>0</text:p>
          </table:table-cell>
          <table:table-cell office:value-type="float" office:value="82.7616666666667" calcext:value-type="float">
            <text:p>82.7616666666667</text:p>
          </table:table-cell>
          <table:table-cell office:value-type="float" office:value="508" calcext:value-type="float">
            <text:p>508</text:p>
          </table:table-cell>
          <table:table-cell office:value-type="float" office:value="27.7" calcext:value-type="float">
            <text:p>27.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27]-[.E727])*[$Sheet2.$D$14]/12" office:value-type="float" office:value="7.4798239809802" calcext:value-type="float">
            <text:p>7.4798239809802</text:p>
          </table:table-cell>
          <table:table-cell table:formula="of:=[.H727]+[.I726]" office:value-type="float" office:value="3738.23408464141" calcext:value-type="float">
            <text:p>3738.23408464141</text:p>
          </table:table-cell>
          <table:table-cell office:value-type="float" office:value="485" calcext:value-type="float">
            <text:p>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1:45:00</text:p>
          </table:table-cell>
          <table:table-cell office:value-type="float" office:value="0" calcext:value-type="float">
            <text:p>0</text:p>
          </table:table-cell>
          <table:table-cell office:value-type="float" office:value="82.6616666666667" calcext:value-type="float">
            <text:p>82.6616666666667</text:p>
          </table:table-cell>
          <table:table-cell office:value-type="float" office:value="508" calcext:value-type="float">
            <text:p>508</text:p>
          </table:table-cell>
          <table:table-cell office:value-type="float" office:value="27.765" calcext:value-type="float">
            <text:p>27.76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28]-[.E728])*[$Sheet2.$D$14]/12" office:value-type="float" office:value="7.45740964026775" calcext:value-type="float">
            <text:p>7.45740964026775</text:p>
          </table:table-cell>
          <table:table-cell table:formula="of:=[.H728]+[.I727]" office:value-type="float" office:value="3745.69149428168" calcext:value-type="float">
            <text:p>3745.69149428168</text:p>
          </table:table-cell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1:50:00</text:p>
          </table:table-cell>
          <table:table-cell office:value-type="float" office:value="0" calcext:value-type="float">
            <text:p>0</text:p>
          </table:table-cell>
          <table:table-cell office:value-type="float" office:value="82.6" calcext:value-type="float">
            <text:p>82.6</text:p>
          </table:table-cell>
          <table:table-cell office:value-type="float" office:value="508" calcext:value-type="float">
            <text:p>508</text:p>
          </table:table-cell>
          <table:table-cell office:value-type="float" office:value="27.8" calcext:value-type="float">
            <text:p>27.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29]-[.E729])*[$Sheet2.$D$14]/12" office:value-type="float" office:value="7.444278006315" calcext:value-type="float">
            <text:p>7.444278006315</text:p>
          </table:table-cell>
          <table:table-cell table:formula="of:=[.H729]+[.I728]" office:value-type="float" office:value="3753.13577228799" calcext:value-type="float">
            <text:p>3753.13577228799</text:p>
          </table:table-cell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1:55:00</text:p>
          </table:table-cell>
          <table:table-cell office:value-type="float" office:value="0" calcext:value-type="float">
            <text:p>0</text:p>
          </table:table-cell>
          <table:table-cell office:value-type="float" office:value="82.6" calcext:value-type="float">
            <text:p>82.6</text:p>
          </table:table-cell>
          <table:table-cell office:value-type="float" office:value="508" calcext:value-type="float">
            <text:p>508</text:p>
          </table:table-cell>
          <table:table-cell office:value-type="float" office:value="27.865" calcext:value-type="float">
            <text:p>27.86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30]-[.E730])*[$Sheet2.$D$14]/12" office:value-type="float" office:value="7.43544811451919" calcext:value-type="float">
            <text:p>7.43544811451919</text:p>
          </table:table-cell>
          <table:table-cell table:formula="of:=[.H730]+[.I729]" office:value-type="float" office:value="3760.57122040251" calcext:value-type="float">
            <text:p>3760.57122040251</text:p>
          </table:table-cell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2:00:00</text:p>
          </table:table-cell>
          <table:table-cell office:value-type="float" office:value="0" calcext:value-type="float">
            <text:p>0</text:p>
          </table:table-cell>
          <table:table-cell office:value-type="float" office:value="82.5616666666667" calcext:value-type="float">
            <text:p>82.5616666666667</text:p>
          </table:table-cell>
          <table:table-cell office:value-type="float" office:value="508" calcext:value-type="float">
            <text:p>508</text:p>
          </table:table-cell>
          <table:table-cell office:value-type="float" office:value="27.965" calcext:value-type="float">
            <text:p>27.96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31]-[.E731])*[$Sheet2.$D$14]/12" office:value-type="float" office:value="7.41665629351785" calcext:value-type="float">
            <text:p>7.41665629351785</text:p>
          </table:table-cell>
          <table:table-cell table:formula="of:=[.H731]+[.I730]" office:value-type="float" office:value="3767.98787669603" calcext:value-type="float">
            <text:p>3767.98787669603</text:p>
          </table:table-cell>
          <table:table-cell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2:05:00</text:p>
          </table:table-cell>
          <table:table-cell office:value-type="float" office:value="0" calcext:value-type="float">
            <text:p>0</text:p>
          </table:table-cell>
          <table:table-cell office:value-type="float" office:value="82.46" calcext:value-type="float">
            <text:p>82.46</text:p>
          </table:table-cell>
          <table:table-cell office:value-type="float" office:value="508" calcext:value-type="float">
            <text:p>508</text:p>
          </table:table-cell>
          <table:table-cell office:value-type="float" office:value="27.935" calcext:value-type="float">
            <text:p>27.93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32]-[.E732])*[$Sheet2.$D$14]/12" office:value-type="float" office:value="7.40692077179426" calcext:value-type="float">
            <text:p>7.40692077179426</text:p>
          </table:table-cell>
          <table:table-cell table:formula="of:=[.H732]+[.I731]" office:value-type="float" office:value="3775.39479746782" calcext:value-type="float">
            <text:p>3775.39479746782</text:p>
          </table:table-cell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2:10:00</text:p>
          </table:table-cell>
          <table:table-cell office:value-type="float" office:value="0" calcext:value-type="float">
            <text:p>0</text:p>
          </table:table-cell>
          <table:table-cell office:value-type="float" office:value="82.4" calcext:value-type="float">
            <text:p>82.4</text:p>
          </table:table-cell>
          <table:table-cell office:value-type="float" office:value="508" calcext:value-type="float">
            <text:p>508</text:p>
          </table:table-cell>
          <table:table-cell office:value-type="float" office:value="27.9" calcext:value-type="float">
            <text:p>27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33]-[.E733])*[$Sheet2.$D$14]/12" office:value-type="float" office:value="7.40352465956511" calcext:value-type="float">
            <text:p>7.40352465956511</text:p>
          </table:table-cell>
          <table:table-cell table:formula="of:=[.H733]+[.I732]" office:value-type="float" office:value="3782.79832212739" calcext:value-type="float">
            <text:p>3782.79832212739</text:p>
          </table:table-cell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2:15:00</text:p>
          </table:table-cell>
          <table:table-cell office:value-type="float" office:value="0" calcext:value-type="float">
            <text:p>0</text:p>
          </table:table-cell>
          <table:table-cell office:value-type="float" office:value="82.36" calcext:value-type="float">
            <text:p>82.36</text:p>
          </table:table-cell>
          <table:table-cell office:value-type="float" office:value="508" calcext:value-type="float">
            <text:p>508</text:p>
          </table:table-cell>
          <table:table-cell office:value-type="float" office:value="27.835" calcext:value-type="float">
            <text:p>27.83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34]-[.E734])*[$Sheet2.$D$14]/12" office:value-type="float" office:value="7.40692077179426" calcext:value-type="float">
            <text:p>7.40692077179426</text:p>
          </table:table-cell>
          <table:table-cell table:formula="of:=[.H734]+[.I733]" office:value-type="float" office:value="3790.20524289918" calcext:value-type="float">
            <text:p>3790.20524289918</text:p>
          </table:table-cell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2:20:00</text:p>
          </table:table-cell>
          <table:table-cell office:value-type="float" office:value="0" calcext:value-type="float">
            <text:p>0</text:p>
          </table:table-cell>
          <table:table-cell office:value-type="float" office:value="82.26" calcext:value-type="float">
            <text:p>82.26</text:p>
          </table:table-cell>
          <table:table-cell office:value-type="float" office:value="508" calcext:value-type="float">
            <text:p>508</text:p>
          </table:table-cell>
          <table:table-cell office:value-type="float" office:value="27.8" calcext:value-type="float">
            <text:p>27.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35]-[.E735])*[$Sheet2.$D$14]/12" office:value-type="float" office:value="7.39809087999845" calcext:value-type="float">
            <text:p>7.39809087999845</text:p>
          </table:table-cell>
          <table:table-cell table:formula="of:=[.H735]+[.I734]" office:value-type="float" office:value="3797.60333377918" calcext:value-type="float">
            <text:p>3797.60333377918</text:p>
          </table:table-cell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2:25:00</text:p>
          </table:table-cell>
          <table:table-cell office:value-type="float" office:value="0" calcext:value-type="float">
            <text:p>0</text:p>
          </table:table-cell>
          <table:table-cell office:value-type="float" office:value="82.2" calcext:value-type="float">
            <text:p>82.2</text:p>
          </table:table-cell>
          <table:table-cell office:value-type="float" office:value="508" calcext:value-type="float">
            <text:p>508</text:p>
          </table:table-cell>
          <table:table-cell office:value-type="float" office:value="27.8" calcext:value-type="float">
            <text:p>27.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36]-[.E736])*[$Sheet2.$D$14]/12" office:value-type="float" office:value="7.38994021064847" calcext:value-type="float">
            <text:p>7.38994021064847</text:p>
          </table:table-cell>
          <table:table-cell table:formula="of:=[.H736]+[.I735]" office:value-type="float" office:value="3804.99327398983" calcext:value-type="float">
            <text:p>3804.99327398983</text:p>
          </table:table-cell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2:30:00</text:p>
          </table:table-cell>
          <table:table-cell office:value-type="float" office:value="0" calcext:value-type="float">
            <text:p>0</text:p>
          </table:table-cell>
          <table:table-cell office:value-type="float" office:value="82.2" calcext:value-type="float">
            <text:p>82.2</text:p>
          </table:table-cell>
          <table:table-cell office:value-type="float" office:value="508" calcext:value-type="float">
            <text:p>508</text:p>
          </table:table-cell>
          <table:table-cell office:value-type="float" office:value="27.8" calcext:value-type="float">
            <text:p>27.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37]-[.E737])*[$Sheet2.$D$14]/12" office:value-type="float" office:value="7.38994021064847" calcext:value-type="float">
            <text:p>7.38994021064847</text:p>
          </table:table-cell>
          <table:table-cell table:formula="of:=[.H737]+[.I736]" office:value-type="float" office:value="3812.38321420048" calcext:value-type="float">
            <text:p>3812.38321420048</text:p>
          </table:table-cell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2:35:00</text:p>
          </table:table-cell>
          <table:table-cell office:value-type="float" office:value="0" calcext:value-type="float">
            <text:p>0</text:p>
          </table:table-cell>
          <table:table-cell office:value-type="float" office:value="82.16" calcext:value-type="float">
            <text:p>82.16</text:p>
          </table:table-cell>
          <table:table-cell office:value-type="float" office:value="508" calcext:value-type="float">
            <text:p>508</text:p>
          </table:table-cell>
          <table:table-cell office:value-type="float" office:value="27.865" calcext:value-type="float">
            <text:p>27.86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38]-[.E738])*[$Sheet2.$D$14]/12" office:value-type="float" office:value="7.375676539286" calcext:value-type="float">
            <text:p>7.375676539286</text:p>
          </table:table-cell>
          <table:table-cell table:formula="of:=[.H738]+[.I737]" office:value-type="float" office:value="3819.75889073976" calcext:value-type="float">
            <text:p>3819.75889073976</text:p>
          </table:table-cell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2:40:00</text:p>
          </table:table-cell>
          <table:table-cell office:value-type="float" office:value="0" calcext:value-type="float">
            <text:p>0</text:p>
          </table:table-cell>
          <table:table-cell office:value-type="float" office:value="82.06" calcext:value-type="float">
            <text:p>82.06</text:p>
          </table:table-cell>
          <table:table-cell office:value-type="float" office:value="508" calcext:value-type="float">
            <text:p>508</text:p>
          </table:table-cell>
          <table:table-cell office:value-type="float" office:value="27.835" calcext:value-type="float">
            <text:p>27.83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39]-[.E739])*[$Sheet2.$D$14]/12" office:value-type="float" office:value="7.36616742504436" calcext:value-type="float">
            <text:p>7.36616742504436</text:p>
          </table:table-cell>
          <table:table-cell table:formula="of:=[.H739]+[.I738]" office:value-type="float" office:value="3827.12505816481" calcext:value-type="float">
            <text:p>3827.12505816481</text:p>
          </table:table-cell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2:45:0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08" calcext:value-type="float">
            <text:p>508</text:p>
          </table:table-cell>
          <table:table-cell office:value-type="float" office:value="27.8" calcext:value-type="float">
            <text:p>27.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40]-[.E740])*[$Sheet2.$D$14]/12" office:value-type="float" office:value="7.36277131281521" calcext:value-type="float">
            <text:p>7.36277131281521</text:p>
          </table:table-cell>
          <table:table-cell table:formula="of:=[.H740]+[.I739]" office:value-type="float" office:value="3834.48782947762" calcext:value-type="float">
            <text:p>3834.48782947762</text:p>
          </table:table-cell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2:50:00</text:p>
          </table:table-cell>
          <table:table-cell office:value-type="float" office:value="764" calcext:value-type="float">
            <text:p>764</text:p>
          </table:table-cell>
          <table:table-cell office:value-type="float" office:value="82.68" calcext:value-type="float">
            <text:p>82.68</text:p>
          </table:table-cell>
          <table:table-cell office:value-type="float" office:value="508.08" calcext:value-type="float">
            <text:p>508.08</text:p>
          </table:table-cell>
          <table:table-cell office:value-type="float" office:value="27.8" calcext:value-type="float">
            <text:p>27.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41]-[.E741])*[$Sheet2.$D$14]/12" office:value-type="float" office:value="7.45514556544831" calcext:value-type="float">
            <text:p>7.45514556544831</text:p>
          </table:table-cell>
          <table:table-cell table:formula="of:=[.H741]+[.I740]" office:value-type="float" office:value="3841.94297504307" calcext:value-type="float">
            <text:p>3841.94297504307</text:p>
          </table:table-cell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2:55:00</text:p>
          </table:table-cell>
          <table:table-cell office:value-type="float" office:value="1910" calcext:value-type="float">
            <text:p>1910</text:p>
          </table:table-cell>
          <table:table-cell office:value-type="float" office:value="84.14" calcext:value-type="float">
            <text:p>84.14</text:p>
          </table:table-cell>
          <table:table-cell office:value-type="float" office:value="508.24" calcext:value-type="float">
            <text:p>508.24</text:p>
          </table:table-cell>
          <table:table-cell office:value-type="float" office:value="27.865" calcext:value-type="float">
            <text:p>27.86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42]-[.E742])*[$Sheet2.$D$14]/12" office:value-type="float" office:value="7.64464862783535" calcext:value-type="float">
            <text:p>7.64464862783535</text:p>
          </table:table-cell>
          <table:table-cell table:formula="of:=[.H742]+[.I741]" office:value-type="float" office:value="3849.58762367091" calcext:value-type="float">
            <text:p>3849.58762367091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3:00:00</text:p>
          </table:table-cell>
          <table:table-cell office:value-type="float" office:value="1146" calcext:value-type="float">
            <text:p>1146</text:p>
          </table:table-cell>
          <table:table-cell office:value-type="float" office:value="84.88" calcext:value-type="float">
            <text:p>84.88</text:p>
          </table:table-cell>
          <table:table-cell office:value-type="float" office:value="508.34" calcext:value-type="float">
            <text:p>508.34</text:p>
          </table:table-cell>
          <table:table-cell office:value-type="float" office:value="27.835" calcext:value-type="float">
            <text:p>27.83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43]-[.E743])*[$Sheet2.$D$14]/12" office:value-type="float" office:value="7.74924888449342" calcext:value-type="float">
            <text:p>7.74924888449342</text:p>
          </table:table-cell>
          <table:table-cell table:formula="of:=[.H743]+[.I742]" office:value-type="float" office:value="3857.3368725554" calcext:value-type="float">
            <text:p>3857.3368725554</text:p>
          </table:table-cell>
          <table:table-cell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3:05:00</text:p>
          </table:table-cell>
          <table:table-cell office:value-type="float" office:value="0" calcext:value-type="float">
            <text:p>0</text:p>
          </table:table-cell>
          <table:table-cell office:value-type="float" office:value="84.92" calcext:value-type="float">
            <text:p>84.92</text:p>
          </table:table-cell>
          <table:table-cell office:value-type="float" office:value="508.4" calcext:value-type="float">
            <text:p>508.4</text:p>
          </table:table-cell>
          <table:table-cell office:value-type="float" office:value="27.67" calcext:value-type="float">
            <text:p>27.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44]-[.E744])*[$Sheet2.$D$14]/12" office:value-type="float" office:value="7.77709700477252" calcext:value-type="float">
            <text:p>7.77709700477252</text:p>
          </table:table-cell>
          <table:table-cell table:formula="of:=[.H744]+[.I743]" office:value-type="float" office:value="3865.11396956017" calcext:value-type="float">
            <text:p>3865.11396956017</text:p>
          </table:table-cell>
          <table:table-cell office:value-type="float" office:value="502" calcext:value-type="float">
            <text:p>502</text:p>
          </table:table-cell>
          <table:table-cell/>
          <table:table-cell table:formula="of:=[.J744]-[.J698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22-06-26 13:10:00</text:p>
          </table:table-cell>
          <table:table-cell office:value-type="float" office:value="0" calcext:value-type="float">
            <text:p>0</text:p>
          </table:table-cell>
          <table:table-cell office:value-type="float" office:value="84.76" calcext:value-type="float">
            <text:p>84.76</text:p>
          </table:table-cell>
          <table:table-cell office:value-type="float" office:value="508.4" calcext:value-type="float">
            <text:p>508.4</text:p>
          </table:table-cell>
          <table:table-cell office:value-type="float" office:value="27.535" calcext:value-type="float">
            <text:p>27.53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45]-[.E745])*[$Sheet2.$D$14]/12" office:value-type="float" office:value="7.77370089254336" calcext:value-type="float">
            <text:p>7.77370089254336</text:p>
          </table:table-cell>
          <table:table-cell table:formula="of:=[.H745]+[.I744]" office:value-type="float" office:value="3872.88767045272" calcext:value-type="float">
            <text:p>3872.88767045272</text:p>
          </table:table-cell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3:15:00</text:p>
          </table:table-cell>
          <table:table-cell office:value-type="float" office:value="0" calcext:value-type="float">
            <text:p>0</text:p>
          </table:table-cell>
          <table:table-cell office:value-type="float" office:value="84.66" calcext:value-type="float">
            <text:p>84.66</text:p>
          </table:table-cell>
          <table:table-cell office:value-type="float" office:value="508.4" calcext:value-type="float">
            <text:p>508.4</text:p>
          </table:table-cell>
          <table:table-cell office:value-type="float" office:value="27.63" calcext:value-type="float">
            <text:p>27.6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46]-[.E746])*[$Sheet2.$D$14]/12" office:value-type="float" office:value="7.74721121715592" calcext:value-type="float">
            <text:p>7.74721121715592</text:p>
          </table:table-cell>
          <table:table-cell table:formula="of:=[.H746]+[.I745]" office:value-type="float" office:value="3880.63488166987" calcext:value-type="float">
            <text:p>3880.63488166987</text:p>
          </table:table-cell>
          <table:table-cell office:value-type="float" office:value="504" calcext:value-type="float">
            <text:p>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3:20:00</text:p>
          </table:table-cell>
          <table:table-cell office:value-type="float" office:value="0" calcext:value-type="float">
            <text:p>0</text:p>
          </table:table-cell>
          <table:table-cell office:value-type="float" office:value="84.56" calcext:value-type="float">
            <text:p>84.56</text:p>
          </table:table-cell>
          <table:table-cell office:value-type="float" office:value="508.4" calcext:value-type="float">
            <text:p>508.4</text:p>
          </table:table-cell>
          <table:table-cell office:value-type="float" office:value="27.635" calcext:value-type="float">
            <text:p>27.63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47]-[.E747])*[$Sheet2.$D$14]/12" office:value-type="float" office:value="7.73294754579346" calcext:value-type="float">
            <text:p>7.73294754579346</text:p>
          </table:table-cell>
          <table:table-cell table:formula="of:=[.H747]+[.I746]" office:value-type="float" office:value="3888.36782921567" calcext:value-type="float">
            <text:p>3888.36782921567</text:p>
          </table:table-cell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3:25:00</text:p>
          </table:table-cell>
          <table:table-cell office:value-type="float" office:value="0" calcext:value-type="float">
            <text:p>0</text:p>
          </table:table-cell>
          <table:table-cell office:value-type="float" office:value="84.42" calcext:value-type="float">
            <text:p>84.42</text:p>
          </table:table-cell>
          <table:table-cell office:value-type="float" office:value="508.4" calcext:value-type="float">
            <text:p>508.4</text:p>
          </table:table-cell>
          <table:table-cell office:value-type="float" office:value="27.6" calcext:value-type="float">
            <text:p>27.6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48]-[.E748])*[$Sheet2.$D$14]/12" office:value-type="float" office:value="7.718683874431" calcext:value-type="float">
            <text:p>7.718683874431</text:p>
          </table:table-cell>
          <table:table-cell table:formula="of:=[.H748]+[.I747]" office:value-type="float" office:value="3896.0865130901" calcext:value-type="float">
            <text:p>3896.0865130901</text:p>
          </table:table-cell>
          <table:table-cell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3:30:00</text:p>
          </table:table-cell>
          <table:table-cell office:value-type="float" office:value="0" calcext:value-type="float">
            <text:p>0</text:p>
          </table:table-cell>
          <table:table-cell office:value-type="float" office:value="84.26" calcext:value-type="float">
            <text:p>84.26</text:p>
          </table:table-cell>
          <table:table-cell office:value-type="float" office:value="508.4" calcext:value-type="float">
            <text:p>508.4</text:p>
          </table:table-cell>
          <table:table-cell office:value-type="float" office:value="27.535" calcext:value-type="float">
            <text:p>27.53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49]-[.E749])*[$Sheet2.$D$14]/12" office:value-type="float" office:value="7.7057786479602" calcext:value-type="float">
            <text:p>7.7057786479602</text:p>
          </table:table-cell>
          <table:table-cell table:formula="of:=[.H749]+[.I748]" office:value-type="float" office:value="3903.79229173806" calcext:value-type="float">
            <text:p>3903.79229173806</text:p>
          </table:table-cell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3:35:00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508.4" calcext:value-type="float">
            <text:p>508.4</text:p>
          </table:table-cell>
          <table:table-cell office:value-type="float" office:value="27.63" calcext:value-type="float">
            <text:p>27.6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50]-[.E750])*[$Sheet2.$D$14]/12" office:value-type="float" office:value="7.68472275213941" calcext:value-type="float">
            <text:p>7.68472275213941</text:p>
          </table:table-cell>
          <table:table-cell table:formula="of:=[.H750]+[.I749]" office:value-type="float" office:value="3911.4770144902" calcext:value-type="float">
            <text:p>3911.4770144902</text:p>
          </table:table-cell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3:40:00</text:p>
          </table:table-cell>
          <table:table-cell office:value-type="float" office:value="0" calcext:value-type="float">
            <text:p>0</text:p>
          </table:table-cell>
          <table:table-cell office:value-type="float" office:value="84.16" calcext:value-type="float">
            <text:p>84.16</text:p>
          </table:table-cell>
          <table:table-cell office:value-type="float" office:value="508.4" calcext:value-type="float">
            <text:p>508.4</text:p>
          </table:table-cell>
          <table:table-cell office:value-type="float" office:value="27.98" calcext:value-type="float">
            <text:p>27.9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51]-[.E751])*[$Sheet2.$D$14]/12" office:value-type="float" office:value="7.63174340136454" calcext:value-type="float">
            <text:p>7.63174340136454</text:p>
          </table:table-cell>
          <table:table-cell table:formula="of:=[.H751]+[.I750]" office:value-type="float" office:value="3919.10875789156" calcext:value-type="float">
            <text:p>3919.10875789156</text:p>
          </table:table-cell>
          <table:table-cell office:value-type="float" office:value="509" calcext:value-type="float">
            <text:p>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3:45:00</text:p>
          </table:table-cell>
          <table:table-cell office:value-type="float" office:value="0" calcext:value-type="float">
            <text:p>0</text:p>
          </table:table-cell>
          <table:table-cell office:value-type="float" office:value="84.06" calcext:value-type="float">
            <text:p>84.06</text:p>
          </table:table-cell>
          <table:table-cell office:value-type="float" office:value="508.4" calcext:value-type="float">
            <text:p>508.4</text:p>
          </table:table-cell>
          <table:table-cell office:value-type="float" office:value="28.165" calcext:value-type="float">
            <text:p>28.16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52]-[.E752])*[$Sheet2.$D$14]/12" office:value-type="float" office:value="7.59302772195214" calcext:value-type="float">
            <text:p>7.59302772195214</text:p>
          </table:table-cell>
          <table:table-cell table:formula="of:=[.H752]+[.I751]" office:value-type="float" office:value="3926.70178561351" calcext:value-type="float">
            <text:p>3926.70178561351</text:p>
          </table:table-cell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3:50:0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08.4" calcext:value-type="float">
            <text:p>508.4</text:p>
          </table:table-cell>
          <table:table-cell office:value-type="float" office:value="27.875" calcext:value-type="float">
            <text:p>27.87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53]-[.E753])*[$Sheet2.$D$14]/12" office:value-type="float" office:value="7.62427195446039" calcext:value-type="float">
            <text:p>7.62427195446039</text:p>
          </table:table-cell>
          <table:table-cell table:formula="of:=[.H753]+[.I752]" office:value-type="float" office:value="3934.32605756797" calcext:value-type="float">
            <text:p>3934.32605756797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3:55:00</text:p>
          </table:table-cell>
          <table:table-cell office:value-type="float" office:value="0" calcext:value-type="float">
            <text:p>0</text:p>
          </table:table-cell>
          <table:table-cell office:value-type="float" office:value="83.96" calcext:value-type="float">
            <text:p>83.96</text:p>
          </table:table-cell>
          <table:table-cell office:value-type="float" office:value="508.4" calcext:value-type="float">
            <text:p>508.4</text:p>
          </table:table-cell>
          <table:table-cell office:value-type="float" office:value="27.7" calcext:value-type="float">
            <text:p>27.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54]-[.E754])*[$Sheet2.$D$14]/12" office:value-type="float" office:value="7.64261096049785" calcext:value-type="float">
            <text:p>7.64261096049785</text:p>
          </table:table-cell>
          <table:table-cell table:formula="of:=[.H754]+[.I753]" office:value-type="float" office:value="3941.96866852847" calcext:value-type="float">
            <text:p>3941.96866852847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4:00:00</text:p>
          </table:table-cell>
          <table:table-cell office:value-type="float" office:value="0" calcext:value-type="float">
            <text:p>0</text:p>
          </table:table-cell>
          <table:table-cell office:value-type="float" office:value="83.9" calcext:value-type="float">
            <text:p>83.9</text:p>
          </table:table-cell>
          <table:table-cell office:value-type="float" office:value="508.4" calcext:value-type="float">
            <text:p>508.4</text:p>
          </table:table-cell>
          <table:table-cell office:value-type="float" office:value="27.635" calcext:value-type="float">
            <text:p>27.635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55]-[.E755])*[$Sheet2.$D$14]/12" office:value-type="float" office:value="7.64329018294368" calcext:value-type="float">
            <text:p>7.64329018294368</text:p>
          </table:table-cell>
          <table:table-cell table:formula="of:=[.H755]+[.I754]" office:value-type="float" office:value="3949.61195871142" calcext:value-type="float">
            <text:p>3949.61195871142</text:p>
          </table:table-cell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4:05:00</text:p>
          </table:table-cell>
          <table:table-cell office:value-type="float" office:value="0" calcext:value-type="float">
            <text:p>0</text:p>
          </table:table-cell>
          <table:table-cell office:value-type="float" office:value="83.86" calcext:value-type="float">
            <text:p>83.86</text:p>
          </table:table-cell>
          <table:table-cell office:value-type="float" office:value="508.4" calcext:value-type="float">
            <text:p>508.4</text:p>
          </table:table-cell>
          <table:table-cell office:value-type="float" office:value="27.73" calcext:value-type="float">
            <text:p>27.7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56]-[.E756])*[$Sheet2.$D$14]/12" office:value-type="float" office:value="7.62495117690623" calcext:value-type="float">
            <text:p>7.62495117690623</text:p>
          </table:table-cell>
          <table:table-cell table:formula="of:=[.H756]+[.I755]" office:value-type="float" office:value="3957.23690988832" calcext:value-type="float">
            <text:p>3957.23690988832</text:p>
          </table:table-cell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4:10:00</text:p>
          </table:table-cell>
          <table:table-cell office:value-type="float" office:value="0" calcext:value-type="float">
            <text:p>0</text:p>
          </table:table-cell>
          <table:table-cell office:value-type="float" office:value="83.8" calcext:value-type="float">
            <text:p>83.8</text:p>
          </table:table-cell>
          <table:table-cell office:value-type="float" office:value="508.4" calcext:value-type="float">
            <text:p>508.4</text:p>
          </table:table-cell>
          <table:table-cell office:value-type="float" office:value="27.6666666666667" calcext:value-type="float">
            <text:p>27.6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57]-[.E757])*[$Sheet2.$D$14]/12" office:value-type="float" office:value="7.62540399187011" calcext:value-type="float">
            <text:p>7.62540399187011</text:p>
          </table:table-cell>
          <table:table-cell table:formula="of:=[.H757]+[.I756]" office:value-type="float" office:value="3964.86231388019" calcext:value-type="float">
            <text:p>3964.86231388019</text:p>
          </table:table-cell>
          <table:table-cell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4:15:00</text:p>
          </table:table-cell>
          <table:table-cell office:value-type="float" office:value="0" calcext:value-type="float">
            <text:p>0</text:p>
          </table:table-cell>
          <table:table-cell office:value-type="float" office:value="83.76" calcext:value-type="float">
            <text:p>83.76</text:p>
          </table:table-cell>
          <table:table-cell office:value-type="float" office:value="508.4" calcext:value-type="float">
            <text:p>508.4</text:p>
          </table:table-cell>
          <table:table-cell office:value-type="float" office:value="27.6666666666667" calcext:value-type="float">
            <text:p>27.6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58]-[.E758])*[$Sheet2.$D$14]/12" office:value-type="float" office:value="7.61997021230346" calcext:value-type="float">
            <text:p>7.61997021230346</text:p>
          </table:table-cell>
          <table:table-cell table:formula="of:=[.H758]+[.I757]" office:value-type="float" office:value="3972.48228409249" calcext:value-type="float">
            <text:p>3972.48228409249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4:20:00</text:p>
          </table:table-cell>
          <table:table-cell office:value-type="float" office:value="0" calcext:value-type="float">
            <text:p>0</text:p>
          </table:table-cell>
          <table:table-cell office:value-type="float" office:value="83.66" calcext:value-type="float">
            <text:p>83.66</text:p>
          </table:table-cell>
          <table:table-cell office:value-type="float" office:value="508.4" calcext:value-type="float">
            <text:p>508.4</text:p>
          </table:table-cell>
          <table:table-cell office:value-type="float" office:value="27.7" calcext:value-type="float">
            <text:p>27.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59]-[.E759])*[$Sheet2.$D$14]/12" office:value-type="float" office:value="7.60185761374795" calcext:value-type="float">
            <text:p>7.60185761374795</text:p>
          </table:table-cell>
          <table:table-cell table:formula="of:=[.H759]+[.I758]" office:value-type="float" office:value="3980.08414170624" calcext:value-type="float">
            <text:p>3980.08414170624</text:p>
          </table:table-cell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4:25:00</text:p>
          </table:table-cell>
          <table:table-cell office:value-type="float" office:value="0" calcext:value-type="float">
            <text:p>0</text:p>
          </table:table-cell>
          <table:table-cell office:value-type="float" office:value="83.56" calcext:value-type="float">
            <text:p>83.56</text:p>
          </table:table-cell>
          <table:table-cell office:value-type="float" office:value="508.4" calcext:value-type="float">
            <text:p>508.4</text:p>
          </table:table-cell>
          <table:table-cell office:value-type="float" office:value="27.7666666666667" calcext:value-type="float">
            <text:p>27.7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60]-[.E760])*[$Sheet2.$D$14]/12" office:value-type="float" office:value="7.57921686555356" calcext:value-type="float">
            <text:p>7.57921686555356</text:p>
          </table:table-cell>
          <table:table-cell table:formula="of:=[.H760]+[.I759]" office:value-type="float" office:value="3987.6633585718" calcext:value-type="float">
            <text:p>3987.6633585718</text:p>
          </table:table-cell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4:30:00</text:p>
          </table:table-cell>
          <table:table-cell office:value-type="float" office:value="0" calcext:value-type="float">
            <text:p>0</text:p>
          </table:table-cell>
          <table:table-cell office:value-type="float" office:value="83.5" calcext:value-type="float">
            <text:p>83.5</text:p>
          </table:table-cell>
          <table:table-cell office:value-type="float" office:value="508.4" calcext:value-type="float">
            <text:p>508.4</text:p>
          </table:table-cell>
          <table:table-cell office:value-type="float" office:value="27.8" calcext:value-type="float">
            <text:p>27.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61]-[.E761])*[$Sheet2.$D$14]/12" office:value-type="float" office:value="7.5665380465647" calcext:value-type="float">
            <text:p>7.5665380465647</text:p>
          </table:table-cell>
          <table:table-cell table:formula="of:=[.H761]+[.I760]" office:value-type="float" office:value="3995.22989661836" calcext:value-type="float">
            <text:p>3995.22989661836</text:p>
          </table:table-cell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4:35:00</text:p>
          </table:table-cell>
          <table:table-cell office:value-type="float" office:value="0" calcext:value-type="float">
            <text:p>0</text:p>
          </table:table-cell>
          <table:table-cell office:value-type="float" office:value="83.46" calcext:value-type="float">
            <text:p>83.46</text:p>
          </table:table-cell>
          <table:table-cell office:value-type="float" office:value="508.4" calcext:value-type="float">
            <text:p>508.4</text:p>
          </table:table-cell>
          <table:table-cell office:value-type="float" office:value="27.8" calcext:value-type="float">
            <text:p>27.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62]-[.E762])*[$Sheet2.$D$14]/12" office:value-type="float" office:value="7.56110426699805" calcext:value-type="float">
            <text:p>7.56110426699805</text:p>
          </table:table-cell>
          <table:table-cell table:formula="of:=[.H762]+[.I761]" office:value-type="float" office:value="4002.79100088536" calcext:value-type="float">
            <text:p>4002.79100088536</text:p>
          </table:table-cell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4:40:00</text:p>
          </table:table-cell>
          <table:table-cell office:value-type="float" office:value="0" calcext:value-type="float">
            <text:p>0</text:p>
          </table:table-cell>
          <table:table-cell office:value-type="float" office:value="83.36" calcext:value-type="float">
            <text:p>83.36</text:p>
          </table:table-cell>
          <table:table-cell office:value-type="float" office:value="508.4" calcext:value-type="float">
            <text:p>508.4</text:p>
          </table:table-cell>
          <table:table-cell office:value-type="float" office:value="27.8666666666667" calcext:value-type="float">
            <text:p>27.8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63]-[.E763])*[$Sheet2.$D$14]/12" office:value-type="float" office:value="7.53846351880366" calcext:value-type="float">
            <text:p>7.53846351880366</text:p>
          </table:table-cell>
          <table:table-cell table:formula="of:=[.H763]+[.I762]" office:value-type="float" office:value="4010.32946440416" calcext:value-type="float">
            <text:p>4010.32946440416</text:p>
          </table:table-cell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4:45:00</text:p>
          </table:table-cell>
          <table:table-cell office:value-type="float" office:value="0" calcext:value-type="float">
            <text:p>0</text:p>
          </table:table-cell>
          <table:table-cell office:value-type="float" office:value="83.3" calcext:value-type="float">
            <text:p>83.3</text:p>
          </table:table-cell>
          <table:table-cell office:value-type="float" office:value="508.4" calcext:value-type="float">
            <text:p>508.4</text:p>
          </table:table-cell>
          <table:table-cell office:value-type="float" office:value="27.9" calcext:value-type="float">
            <text:p>27.9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64]-[.E764])*[$Sheet2.$D$14]/12" office:value-type="float" office:value="7.5257846998148" calcext:value-type="float">
            <text:p>7.5257846998148</text:p>
          </table:table-cell>
          <table:table-cell table:formula="of:=[.H764]+[.I763]" office:value-type="float" office:value="4017.85524910398" calcext:value-type="float">
            <text:p>4017.85524910398</text:p>
          </table:table-cell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4:50:00</text:p>
          </table:table-cell>
          <table:table-cell office:value-type="float" office:value="0" calcext:value-type="float">
            <text:p>0</text:p>
          </table:table-cell>
          <table:table-cell office:value-type="float" office:value="83.26" calcext:value-type="float">
            <text:p>83.26</text:p>
          </table:table-cell>
          <table:table-cell office:value-type="float" office:value="508.4" calcext:value-type="float">
            <text:p>508.4</text:p>
          </table:table-cell>
          <table:table-cell office:value-type="float" office:value="27.8333333333333" calcext:value-type="float">
            <text:p>27.8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65]-[.E765])*[$Sheet2.$D$14]/12" office:value-type="float" office:value="7.52940721952591" calcext:value-type="float">
            <text:p>7.52940721952591</text:p>
          </table:table-cell>
          <table:table-cell table:formula="of:=[.H765]+[.I764]" office:value-type="float" office:value="4025.3846563235" calcext:value-type="float">
            <text:p>4025.3846563235</text:p>
          </table:table-cell>
          <table:table-cell office:value-type="float" office:value="523" calcext:value-type="float">
            <text:p>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4:55:00</text:p>
          </table:table-cell>
          <table:table-cell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  <table:table-cell office:value-type="float" office:value="508.4" calcext:value-type="float">
            <text:p>508.4</text:p>
          </table:table-cell>
          <table:table-cell office:value-type="float" office:value="27.8666666666667" calcext:value-type="float">
            <text:p>27.8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66]-[.E766])*[$Sheet2.$D$14]/12" office:value-type="float" office:value="7.51672840053705" calcext:value-type="float">
            <text:p>7.51672840053705</text:p>
          </table:table-cell>
          <table:table-cell table:formula="of:=[.H766]+[.I765]" office:value-type="float" office:value="4032.90138472404" calcext:value-type="float">
            <text:p>4032.90138472404</text:p>
          </table:table-cell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5:00:00</text:p>
          </table:table-cell>
          <table:table-cell office:value-type="float" office:value="0" calcext:value-type="float">
            <text:p>0</text:p>
          </table:table-cell>
          <table:table-cell office:value-type="float" office:value="83.16" calcext:value-type="float">
            <text:p>83.16</text:p>
          </table:table-cell>
          <table:table-cell office:value-type="float" office:value="508.4" calcext:value-type="float">
            <text:p>508.4</text:p>
          </table:table-cell>
          <table:table-cell office:value-type="float" office:value="27.9666666666667" calcext:value-type="float">
            <text:p>27.9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67]-[.E767])*[$Sheet2.$D$14]/12" office:value-type="float" office:value="7.49771017205376" calcext:value-type="float">
            <text:p>7.49771017205376</text:p>
          </table:table-cell>
          <table:table-cell table:formula="of:=[.H767]+[.I766]" office:value-type="float" office:value="4040.39909489609" calcext:value-type="float">
            <text:p>4040.39909489609</text:p>
          </table:table-cell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5:05:00</text:p>
          </table:table-cell>
          <table:table-cell office:value-type="float" office:value="0" calcext:value-type="float">
            <text:p>0</text:p>
          </table:table-cell>
          <table:table-cell office:value-type="float" office:value="83.06" calcext:value-type="float">
            <text:p>83.06</text:p>
          </table:table-cell>
          <table:table-cell office:value-type="float" office:value="508.4" calcext:value-type="float">
            <text:p>508.4</text:p>
          </table:table-cell>
          <table:table-cell office:value-type="float" office:value="28" calcext:value-type="float">
            <text:p>2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68]-[.E768])*[$Sheet2.$D$14]/12" office:value-type="float" office:value="7.47959757349825" calcext:value-type="float">
            <text:p>7.47959757349825</text:p>
          </table:table-cell>
          <table:table-cell table:formula="of:=[.H768]+[.I767]" office:value-type="float" office:value="4047.87869246959" calcext:value-type="float">
            <text:p>4047.87869246959</text:p>
          </table:table-cell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5:10:0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08.4" calcext:value-type="float">
            <text:p>508.4</text:p>
          </table:table-cell>
          <table:table-cell office:value-type="float" office:value="28" calcext:value-type="float">
            <text:p>28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69]-[.E769])*[$Sheet2.$D$14]/12" office:value-type="float" office:value="7.47144690414827" calcext:value-type="float">
            <text:p>7.47144690414827</text:p>
          </table:table-cell>
          <table:table-cell table:formula="of:=[.H769]+[.I768]" office:value-type="float" office:value="4055.35013937374" calcext:value-type="float">
            <text:p>4055.35013937374</text:p>
          </table:table-cell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5:15:00</text:p>
          </table:table-cell>
          <table:table-cell office:value-type="float" office:value="0" calcext:value-type="float">
            <text:p>0</text:p>
          </table:table-cell>
          <table:table-cell office:value-type="float" office:value="82.96" calcext:value-type="float">
            <text:p>82.96</text:p>
          </table:table-cell>
          <table:table-cell office:value-type="float" office:value="508.4" calcext:value-type="float">
            <text:p>508.4</text:p>
          </table:table-cell>
          <table:table-cell office:value-type="float" office:value="27.9333333333333" calcext:value-type="float">
            <text:p>27.9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70]-[.E770])*[$Sheet2.$D$14]/12" office:value-type="float" office:value="7.47506942385937" calcext:value-type="float">
            <text:p>7.47506942385937</text:p>
          </table:table-cell>
          <table:table-cell table:formula="of:=[.H770]+[.I769]" office:value-type="float" office:value="4062.8252087976" calcext:value-type="float">
            <text:p>4062.8252087976</text:p>
          </table:table-cell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5:20:00</text:p>
          </table:table-cell>
          <table:table-cell office:value-type="float" office:value="0" calcext:value-type="float">
            <text:p>0</text:p>
          </table:table-cell>
          <table:table-cell office:value-type="float" office:value="82.86" calcext:value-type="float">
            <text:p>82.86</text:p>
          </table:table-cell>
          <table:table-cell office:value-type="float" office:value="508.4" calcext:value-type="float">
            <text:p>508.4</text:p>
          </table:table-cell>
          <table:table-cell office:value-type="float" office:value="28.0333333333333" calcext:value-type="float">
            <text:p>28.0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71]-[.E771])*[$Sheet2.$D$14]/12" office:value-type="float" office:value="7.44790052602611" calcext:value-type="float">
            <text:p>7.44790052602611</text:p>
          </table:table-cell>
          <table:table-cell table:formula="of:=[.H771]+[.I770]" office:value-type="float" office:value="4070.27310932363" calcext:value-type="float">
            <text:p>4070.27310932363</text:p>
          </table:table-cell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5:25:00</text:p>
          </table:table-cell>
          <table:table-cell office:value-type="float" office:value="0" calcext:value-type="float">
            <text:p>0</text:p>
          </table:table-cell>
          <table:table-cell office:value-type="float" office:value="82.8" calcext:value-type="float">
            <text:p>82.8</text:p>
          </table:table-cell>
          <table:table-cell office:value-type="float" office:value="508.4" calcext:value-type="float">
            <text:p>508.4</text:p>
          </table:table-cell>
          <table:table-cell office:value-type="float" office:value="28.1" calcext:value-type="float">
            <text:p>28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72]-[.E772])*[$Sheet2.$D$14]/12" office:value-type="float" office:value="7.43069355739837" calcext:value-type="float">
            <text:p>7.43069355739837</text:p>
          </table:table-cell>
          <table:table-cell table:formula="of:=[.H772]+[.I771]" office:value-type="float" office:value="4077.70380288102" calcext:value-type="float">
            <text:p>4077.70380288102</text:p>
          </table:table-cell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5:30:00</text:p>
          </table:table-cell>
          <table:table-cell office:value-type="float" office:value="0" calcext:value-type="float">
            <text:p>0</text:p>
          </table:table-cell>
          <table:table-cell office:value-type="float" office:value="82.76" calcext:value-type="float">
            <text:p>82.76</text:p>
          </table:table-cell>
          <table:table-cell office:value-type="float" office:value="508.4" calcext:value-type="float">
            <text:p>508.4</text:p>
          </table:table-cell>
          <table:table-cell office:value-type="float" office:value="28.2333333333333" calcext:value-type="float">
            <text:p>28.2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73]-[.E773])*[$Sheet2.$D$14]/12" office:value-type="float" office:value="7.40714717927621" calcext:value-type="float">
            <text:p>7.40714717927621</text:p>
          </table:table-cell>
          <table:table-cell table:formula="of:=[.H773]+[.I772]" office:value-type="float" office:value="4085.1109500603" calcext:value-type="float">
            <text:p>4085.1109500603</text:p>
          </table:table-cell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5:35:00</text:p>
          </table:table-cell>
          <table:table-cell office:value-type="float" office:value="0" calcext:value-type="float">
            <text:p>0</text:p>
          </table:table-cell>
          <table:table-cell office:value-type="float" office:value="82.7" calcext:value-type="float">
            <text:p>82.7</text:p>
          </table:table-cell>
          <table:table-cell office:value-type="float" office:value="508.4" calcext:value-type="float">
            <text:p>508.4</text:p>
          </table:table-cell>
          <table:table-cell office:value-type="float" office:value="28.3" calcext:value-type="float">
            <text:p>28.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74]-[.E774])*[$Sheet2.$D$14]/12" office:value-type="float" office:value="7.38994021064847" calcext:value-type="float">
            <text:p>7.38994021064847</text:p>
          </table:table-cell>
          <table:table-cell table:formula="of:=[.H774]+[.I773]" office:value-type="float" office:value="4092.50089027095" calcext:value-type="float">
            <text:p>4092.50089027095</text:p>
          </table:table-cell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5:40:00</text:p>
          </table:table-cell>
          <table:table-cell office:value-type="float" office:value="0" calcext:value-type="float">
            <text:p>0</text:p>
          </table:table-cell>
          <table:table-cell office:value-type="float" office:value="82.7" calcext:value-type="float">
            <text:p>82.7</text:p>
          </table:table-cell>
          <table:table-cell office:value-type="float" office:value="508.4" calcext:value-type="float">
            <text:p>508.4</text:p>
          </table:table-cell>
          <table:table-cell office:value-type="float" office:value="28.1666666666667" calcext:value-type="float">
            <text:p>28.1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75]-[.E775])*[$Sheet2.$D$14]/12" office:value-type="float" office:value="7.40805280920398" calcext:value-type="float">
            <text:p>7.40805280920398</text:p>
          </table:table-cell>
          <table:table-cell table:formula="of:=[.H775]+[.I774]" office:value-type="float" office:value="4099.90894308015" calcext:value-type="float">
            <text:p>4099.90894308015</text:p>
          </table:table-cell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5:45:00</text:p>
          </table:table-cell>
          <table:table-cell office:value-type="float" office:value="0" calcext:value-type="float">
            <text:p>0</text:p>
          </table:table-cell>
          <table:table-cell office:value-type="float" office:value="82.66" calcext:value-type="float">
            <text:p>82.66</text:p>
          </table:table-cell>
          <table:table-cell office:value-type="float" office:value="508.4" calcext:value-type="float">
            <text:p>508.4</text:p>
          </table:table-cell>
          <table:table-cell office:value-type="float" office:value="28.1" calcext:value-type="float">
            <text:p>28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76]-[.E776])*[$Sheet2.$D$14]/12" office:value-type="float" office:value="7.41167532891508" calcext:value-type="float">
            <text:p>7.41167532891508</text:p>
          </table:table-cell>
          <table:table-cell table:formula="of:=[.H776]+[.I775]" office:value-type="float" office:value="4107.32061840907" calcext:value-type="float">
            <text:p>4107.32061840907</text:p>
          </table:table-cell>
          <table:table-cell office:value-type="float" office:value="534" calcext:value-type="float">
            <text:p>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5:50:00</text:p>
          </table:table-cell>
          <table:table-cell office:value-type="float" office:value="0" calcext:value-type="float">
            <text:p>0</text:p>
          </table:table-cell>
          <table:table-cell office:value-type="float" office:value="82.6" calcext:value-type="float">
            <text:p>82.6</text:p>
          </table:table-cell>
          <table:table-cell office:value-type="float" office:value="508.4" calcext:value-type="float">
            <text:p>508.4</text:p>
          </table:table-cell>
          <table:table-cell office:value-type="float" office:value="28.1" calcext:value-type="float">
            <text:p>28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77]-[.E777])*[$Sheet2.$D$14]/12" office:value-type="float" office:value="7.4035246595651" calcext:value-type="float">
            <text:p>7.4035246595651</text:p>
          </table:table-cell>
          <table:table-cell table:formula="of:=[.H777]+[.I776]" office:value-type="float" office:value="4114.72414306863" calcext:value-type="float">
            <text:p>4114.72414306863</text:p>
          </table:table-cell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5:55:00</text:p>
          </table:table-cell>
          <table:table-cell office:value-type="float" office:value="0" calcext:value-type="float">
            <text:p>0</text:p>
          </table:table-cell>
          <table:table-cell office:value-type="float" office:value="82.56" calcext:value-type="float">
            <text:p>82.56</text:p>
          </table:table-cell>
          <table:table-cell office:value-type="float" office:value="508.4" calcext:value-type="float">
            <text:p>508.4</text:p>
          </table:table-cell>
          <table:table-cell office:value-type="float" office:value="28.0333333333333" calcext:value-type="float">
            <text:p>28.0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78]-[.E778])*[$Sheet2.$D$14]/12" office:value-type="float" office:value="7.40714717927621" calcext:value-type="float">
            <text:p>7.40714717927621</text:p>
          </table:table-cell>
          <table:table-cell table:formula="of:=[.H778]+[.I777]" office:value-type="float" office:value="4122.13129024791" calcext:value-type="float">
            <text:p>4122.13129024791</text:p>
          </table:table-cell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6:00:00</text:p>
          </table:table-cell>
          <table:table-cell office:value-type="float" office:value="0" calcext:value-type="float">
            <text:p>0</text:p>
          </table:table-cell>
          <table:table-cell office:value-type="float" office:value="82.5" calcext:value-type="float">
            <text:p>82.5</text:p>
          </table:table-cell>
          <table:table-cell office:value-type="float" office:value="508.4" calcext:value-type="float">
            <text:p>508.4</text:p>
          </table:table-cell>
          <table:table-cell office:value-type="float" office:value="28.1333333333333" calcext:value-type="float">
            <text:p>28.1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79]-[.E779])*[$Sheet2.$D$14]/12" office:value-type="float" office:value="7.3854120610096" calcext:value-type="float">
            <text:p>7.3854120610096</text:p>
          </table:table-cell>
          <table:table-cell table:formula="of:=[.H779]+[.I778]" office:value-type="float" office:value="4129.51670230892" calcext:value-type="float">
            <text:p>4129.51670230892</text:p>
          </table:table-cell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6:05:00</text:p>
          </table:table-cell>
          <table:table-cell office:value-type="float" office:value="0" calcext:value-type="float">
            <text:p>0</text:p>
          </table:table-cell>
          <table:table-cell office:value-type="float" office:value="82.46" calcext:value-type="float">
            <text:p>82.46</text:p>
          </table:table-cell>
          <table:table-cell office:value-type="float" office:value="508.4" calcext:value-type="float">
            <text:p>508.4</text:p>
          </table:table-cell>
          <table:table-cell office:value-type="float" office:value="28.1333333333333" calcext:value-type="float">
            <text:p>28.1333333333333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80]-[.E780])*[$Sheet2.$D$14]/12" office:value-type="float" office:value="7.37997828144294" calcext:value-type="float">
            <text:p>7.37997828144294</text:p>
          </table:table-cell>
          <table:table-cell table:formula="of:=[.H780]+[.I779]" office:value-type="float" office:value="4136.89668059036" calcext:value-type="float">
            <text:p>4136.89668059036</text:p>
          </table:table-cell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6:10:00</text:p>
          </table:table-cell>
          <table:table-cell office:value-type="float" office:value="0" calcext:value-type="float">
            <text:p>0</text:p>
          </table:table-cell>
          <table:table-cell office:value-type="float" office:value="82.36" calcext:value-type="float">
            <text:p>82.36</text:p>
          </table:table-cell>
          <table:table-cell office:value-type="float" office:value="508.4" calcext:value-type="float">
            <text:p>508.4</text:p>
          </table:table-cell>
          <table:table-cell office:value-type="float" office:value="28.1666666666667" calcext:value-type="float">
            <text:p>28.1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81]-[.E781])*[$Sheet2.$D$14]/12" office:value-type="float" office:value="7.36186568288743" calcext:value-type="float">
            <text:p>7.36186568288743</text:p>
          </table:table-cell>
          <table:table-cell table:formula="of:=[.H781]+[.I780]" office:value-type="float" office:value="4144.25854627325" calcext:value-type="float">
            <text:p>4144.25854627325</text:p>
          </table:table-cell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6:15:00</text:p>
          </table:table-cell>
          <table:table-cell office:value-type="float" office:value="0" calcext:value-type="float">
            <text:p>0</text:p>
          </table:table-cell>
          <table:table-cell office:value-type="float" office:value="82.26" calcext:value-type="float">
            <text:p>82.26</text:p>
          </table:table-cell>
          <table:table-cell office:value-type="float" office:value="508.4" calcext:value-type="float">
            <text:p>508.4</text:p>
          </table:table-cell>
          <table:table-cell office:value-type="float" office:value="28.2" calcext:value-type="float">
            <text:p>28.2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82]-[.E782])*[$Sheet2.$D$14]/12" office:value-type="float" office:value="7.34375308433192" calcext:value-type="float">
            <text:p>7.34375308433192</text:p>
          </table:table-cell>
          <table:table-cell table:formula="of:=[.H782]+[.I781]" office:value-type="float" office:value="4151.60229935758" calcext:value-type="float">
            <text:p>4151.60229935758</text:p>
          </table:table-cell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6:20:00</text:p>
          </table:table-cell>
          <table:table-cell office:value-type="float" office:value="0" calcext:value-type="float">
            <text:p>0</text:p>
          </table:table-cell>
          <table:table-cell office:value-type="float" office:value="82.2" calcext:value-type="float">
            <text:p>82.2</text:p>
          </table:table-cell>
          <table:table-cell office:value-type="float" office:value="508.4" calcext:value-type="float">
            <text:p>508.4</text:p>
          </table:table-cell>
          <table:table-cell office:value-type="float" office:value="28.0666666666667" calcext:value-type="float">
            <text:p>28.0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83]-[.E783])*[$Sheet2.$D$14]/12" office:value-type="float" office:value="7.35371501353745" calcext:value-type="float">
            <text:p>7.35371501353745</text:p>
          </table:table-cell>
          <table:table-cell table:formula="of:=[.H783]+[.I782]" office:value-type="float" office:value="4158.95601437112" calcext:value-type="float">
            <text:p>4158.95601437112</text:p>
          </table:table-cell>
          <table:table-cell office:value-type="float" office:value="541" calcext:value-type="float">
            <text:p>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6:25:00</text:p>
          </table:table-cell>
          <table:table-cell office:value-type="float" office:value="0" calcext:value-type="float">
            <text:p>0</text:p>
          </table:table-cell>
          <table:table-cell office:value-type="float" office:value="82.2" calcext:value-type="float">
            <text:p>82.2</text:p>
          </table:table-cell>
          <table:table-cell office:value-type="float" office:value="508.4" calcext:value-type="float">
            <text:p>508.4</text:p>
          </table:table-cell>
          <table:table-cell office:value-type="float" office:value="28.0666666666667" calcext:value-type="float">
            <text:p>28.0666666666667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84]-[.E784])*[$Sheet2.$D$14]/12" office:value-type="float" office:value="7.35371501353745" calcext:value-type="float">
            <text:p>7.35371501353745</text:p>
          </table:table-cell>
          <table:table-cell table:formula="of:=[.H784]+[.I783]" office:value-type="float" office:value="4166.30972938466" calcext:value-type="float">
            <text:p>4166.30972938466</text:p>
          </table:table-cell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6:30:00</text:p>
          </table:table-cell>
          <table:table-cell office:value-type="float" office:value="0" calcext:value-type="float">
            <text:p>0</text:p>
          </table:table-cell>
          <table:table-cell office:value-type="float" office:value="82.16" calcext:value-type="float">
            <text:p>82.16</text:p>
          </table:table-cell>
          <table:table-cell office:value-type="float" office:value="508.4" calcext:value-type="float">
            <text:p>508.4</text:p>
          </table:table-cell>
          <table:table-cell office:value-type="float" office:value="28.1" calcext:value-type="float">
            <text:p>28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85]-[.E785])*[$Sheet2.$D$14]/12" office:value-type="float" office:value="7.34375308433192" calcext:value-type="float">
            <text:p>7.34375308433192</text:p>
          </table:table-cell>
          <table:table-cell table:formula="of:=[.H785]+[.I784]" office:value-type="float" office:value="4173.65348246899" calcext:value-type="float">
            <text:p>4173.65348246899</text:p>
          </table:table-cell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6:35:00</text:p>
          </table:table-cell>
          <table:table-cell office:value-type="float" office:value="0" calcext:value-type="float">
            <text:p>0</text:p>
          </table:table-cell>
          <table:table-cell office:value-type="float" office:value="82.1" calcext:value-type="float">
            <text:p>82.1</text:p>
          </table:table-cell>
          <table:table-cell office:value-type="float" office:value="508.4" calcext:value-type="float">
            <text:p>508.4</text:p>
          </table:table-cell>
          <table:table-cell office:value-type="float" office:value="28.1" calcext:value-type="float">
            <text:p>28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86]-[.E786])*[$Sheet2.$D$14]/12" office:value-type="float" office:value="7.33560241498194" calcext:value-type="float">
            <text:p>7.33560241498194</text:p>
          </table:table-cell>
          <table:table-cell table:formula="of:=[.H786]+[.I785]" office:value-type="float" office:value="4180.98908488397" calcext:value-type="float">
            <text:p>4180.98908488397</text:p>
          </table:table-cell>
          <table:table-cell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6:40:00</text:p>
          </table:table-cell>
          <table:table-cell office:value-type="float" office:value="764" calcext:value-type="float">
            <text:p>764</text:p>
          </table:table-cell>
          <table:table-cell office:value-type="float" office:value="82.06" calcext:value-type="float">
            <text:p>82.06</text:p>
          </table:table-cell>
          <table:table-cell office:value-type="float" office:value="508.4" calcext:value-type="float">
            <text:p>508.4</text:p>
          </table:table-cell>
          <table:table-cell office:value-type="float" office:value="28.1" calcext:value-type="float">
            <text:p>28.1</text:p>
          </table:table-cell>
          <table:table-cell office:value-type="float" office:value="1933.894" calcext:value-type="float">
            <text:p>1933.894</text:p>
          </table:table-cell>
          <table:table-cell/>
          <table:table-cell table:formula="of:=([.C787]-[.E787])*[$Sheet2.$D$14]/12" office:value-type="float" office:value="7.33016863541529" calcext:value-type="float">
            <text:p>7.33016863541529</text:p>
          </table:table-cell>
          <table:table-cell table:formula="of:=[.H787]+[.I786]" office:value-type="float" office:value="4188.31925351939" calcext:value-type="float">
            <text:p>4188.31925351939</text:p>
          </table:table-cell>
          <table:table-cell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6:45:00</text:p>
          </table:table-cell>
          <table:table-cell office:value-type="float" office:value="1910" calcext:value-type="float">
            <text:p>1910</text:p>
          </table:table-cell>
          <table:table-cell office:value-type="float" office:value="82.76" calcext:value-type="float">
            <text:p>82.76</text:p>
          </table:table-cell>
          <table:table-cell office:value-type="float" office:value="508.44" calcext:value-type="float">
            <text:p>508.44</text:p>
          </table:table-cell>
          <table:table-cell office:value-type="float" office:value="28.1" calcext:value-type="float">
            <text:p>28.1</text:p>
          </table:table-cell>
          <table:table-cell office:value-type="float" office:value="1933.89476666666" calcext:value-type="float">
            <text:p>1933.89476666666</text:p>
          </table:table-cell>
          <table:table-cell/>
          <table:table-cell table:formula="of:=([.C788]-[.E788])*[$Sheet2.$D$14]/12" office:value-type="float" office:value="7.42525977783172" calcext:value-type="float">
            <text:p>7.42525977783172</text:p>
          </table:table-cell>
          <table:table-cell table:formula="of:=[.H788]+[.I787]" office:value-type="float" office:value="4195.74451329722" calcext:value-type="float">
            <text:p>4195.74451329722</text:p>
          </table:table-cell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6:50:00</text:p>
          </table:table-cell>
          <table:table-cell office:value-type="float" office:value="1146" calcext:value-type="float">
            <text:p>1146</text:p>
          </table:table-cell>
          <table:table-cell office:value-type="float" office:value="84.3" calcext:value-type="float">
            <text:p>84.3</text:p>
          </table:table-cell>
          <table:table-cell office:value-type="float" office:value="508.58" calcext:value-type="float">
            <text:p>508.58</text:p>
          </table:table-cell>
          <table:table-cell office:value-type="float" office:value="28.2333333333333" calcext:value-type="float">
            <text:p>28.233333333333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789]-[.E789])*[$Sheet2.$D$14]/12" office:value-type="float" office:value="7.61634769259236" calcext:value-type="float">
            <text:p>7.61634769259236</text:p>
          </table:table-cell>
          <table:table-cell table:formula="of:=[.H789]+[.I788]" office:value-type="float" office:value="4203.36086098981" calcext:value-type="float">
            <text:p>4203.36086098981</text:p>
          </table:table-cell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6:55:00</text:p>
          </table:table-cell>
          <table:table-cell office:value-type="float" office:value="0" calcext:value-type="float">
            <text:p>0</text:p>
          </table:table-cell>
          <table:table-cell office:value-type="float" office:value="84.86" calcext:value-type="float">
            <text:p>84.86</text:p>
          </table:table-cell>
          <table:table-cell office:value-type="float" office:value="508.7" calcext:value-type="float">
            <text:p>508.7</text:p>
          </table:table-cell>
          <table:table-cell office:value-type="float" office:value="28.4333333333333" calcext:value-type="float">
            <text:p>28.433333333333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790]-[.E790])*[$Sheet2.$D$14]/12" office:value-type="float" office:value="7.66525170869224" calcext:value-type="float">
            <text:p>7.66525170869224</text:p>
          </table:table-cell>
          <table:table-cell table:formula="of:=[.H790]+[.I789]" office:value-type="float" office:value="4211.0261126985" calcext:value-type="float">
            <text:p>4211.0261126985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[.J790]-[.J744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22-06-26 17:00:00</text:p>
          </table:table-cell>
          <table:table-cell office:value-type="float" office:value="0" calcext:value-type="float">
            <text:p>0</text:p>
          </table:table-cell>
          <table:table-cell office:value-type="float" office:value="84.76" calcext:value-type="float">
            <text:p>84.76</text:p>
          </table:table-cell>
          <table:table-cell office:value-type="float" office:value="508.7" calcext:value-type="float">
            <text:p>508.7</text:p>
          </table:table-cell>
          <table:table-cell office:value-type="float" office:value="29.05" calcext:value-type="float">
            <text:p>29.0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791]-[.E791])*[$Sheet2.$D$14]/12" office:value-type="float" office:value="7.56789649145637" calcext:value-type="float">
            <text:p>7.56789649145637</text:p>
          </table:table-cell>
          <table:table-cell table:formula="of:=[.H791]+[.I790]" office:value-type="float" office:value="4218.59400918996" calcext:value-type="float">
            <text:p>4218.59400918996</text:p>
          </table:table-cell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7:05:00</text:p>
          </table:table-cell>
          <table:table-cell office:value-type="float" office:value="0" calcext:value-type="float">
            <text:p>0</text:p>
          </table:table-cell>
          <table:table-cell office:value-type="float" office:value="84.66" calcext:value-type="float">
            <text:p>84.66</text:p>
          </table:table-cell>
          <table:table-cell office:value-type="float" office:value="508.7" calcext:value-type="float">
            <text:p>508.7</text:p>
          </table:table-cell>
          <table:table-cell office:value-type="float" office:value="29.1" calcext:value-type="float">
            <text:p>29.1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792]-[.E792])*[$Sheet2.$D$14]/12" office:value-type="float" office:value="7.54751981808141" calcext:value-type="float">
            <text:p>7.54751981808141</text:p>
          </table:table-cell>
          <table:table-cell table:formula="of:=[.H792]+[.I791]" office:value-type="float" office:value="4226.14152900804" calcext:value-type="float">
            <text:p>4226.14152900804</text:p>
          </table:table-cell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7:10:00</text:p>
          </table:table-cell>
          <table:table-cell office:value-type="float" office:value="0" calcext:value-type="float">
            <text:p>0</text:p>
          </table:table-cell>
          <table:table-cell office:value-type="float" office:value="84.56" calcext:value-type="float">
            <text:p>84.56</text:p>
          </table:table-cell>
          <table:table-cell office:value-type="float" office:value="508.7" calcext:value-type="float">
            <text:p>508.7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793]-[.E793])*[$Sheet2.$D$14]/12" office:value-type="float" office:value="7.52487906988703" calcext:value-type="float">
            <text:p>7.52487906988703</text:p>
          </table:table-cell>
          <table:table-cell table:formula="of:=[.H793]+[.I792]" office:value-type="float" office:value="4233.66640807793" calcext:value-type="float">
            <text:p>4233.66640807793</text:p>
          </table:table-cell>
          <table:table-cell office:value-type="float" office:value="551" calcext:value-type="float">
            <text:p>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7:15:00</text:p>
          </table:table-cell>
          <table:table-cell office:value-type="float" office:value="0" calcext:value-type="float">
            <text:p>0</text:p>
          </table:table-cell>
          <table:table-cell office:value-type="float" office:value="84.46" calcext:value-type="float">
            <text:p>84.46</text:p>
          </table:table-cell>
          <table:table-cell office:value-type="float" office:value="508.7" calcext:value-type="float">
            <text:p>508.7</text:p>
          </table:table-cell>
          <table:table-cell office:value-type="float" office:value="29.2" calcext:value-type="float">
            <text:p>29.2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794]-[.E794])*[$Sheet2.$D$14]/12" office:value-type="float" office:value="7.50676647133152" calcext:value-type="float">
            <text:p>7.50676647133152</text:p>
          </table:table-cell>
          <table:table-cell table:formula="of:=[.H794]+[.I793]" office:value-type="float" office:value="4241.17317454926" calcext:value-type="float">
            <text:p>4241.17317454926</text:p>
          </table:table-cell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7:20:00</text:p>
          </table:table-cell>
          <table:table-cell office:value-type="float" office:value="0" calcext:value-type="float">
            <text:p>0</text:p>
          </table:table-cell>
          <table:table-cell office:value-type="float" office:value="84.32" calcext:value-type="float">
            <text:p>84.32</text:p>
          </table:table-cell>
          <table:table-cell office:value-type="float" office:value="508.7" calcext:value-type="float">
            <text:p>508.7</text:p>
          </table:table-cell>
          <table:table-cell office:value-type="float" office:value="29.2" calcext:value-type="float">
            <text:p>29.2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795]-[.E795])*[$Sheet2.$D$14]/12" office:value-type="float" office:value="7.48774824284823" calcext:value-type="float">
            <text:p>7.48774824284823</text:p>
          </table:table-cell>
          <table:table-cell table:formula="of:=[.H795]+[.I794]" office:value-type="float" office:value="4248.6609227921" calcext:value-type="float">
            <text:p>4248.6609227921</text:p>
          </table:table-cell>
          <table:table-cell office:value-type="float" office:value="553" calcext:value-type="float">
            <text:p>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7:25:00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508.7" calcext:value-type="float">
            <text:p>508.7</text:p>
          </table:table-cell>
          <table:table-cell office:value-type="float" office:value="29.2" calcext:value-type="float">
            <text:p>29.2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796]-[.E796])*[$Sheet2.$D$14]/12" office:value-type="float" office:value="7.47144690414827" calcext:value-type="float">
            <text:p>7.47144690414827</text:p>
          </table:table-cell>
          <table:table-cell table:formula="of:=[.H796]+[.I795]" office:value-type="float" office:value="4256.13236969625" calcext:value-type="float">
            <text:p>4256.13236969625</text:p>
          </table:table-cell>
          <table:table-cell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7:30:00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508.7" calcext:value-type="float">
            <text:p>508.7</text:p>
          </table:table-cell>
          <table:table-cell office:value-type="float" office:value="29.2" calcext:value-type="float">
            <text:p>29.2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797]-[.E797])*[$Sheet2.$D$14]/12" office:value-type="float" office:value="7.47144690414827" calcext:value-type="float">
            <text:p>7.47144690414827</text:p>
          </table:table-cell>
          <table:table-cell table:formula="of:=[.H797]+[.I796]" office:value-type="float" office:value="4263.6038166004" calcext:value-type="float">
            <text:p>4263.6038166004</text:p>
          </table:table-cell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7:35:00</text:p>
          </table:table-cell>
          <table:table-cell office:value-type="float" office:value="0" calcext:value-type="float">
            <text:p>0</text:p>
          </table:table-cell>
          <table:table-cell office:value-type="float" office:value="84.16" calcext:value-type="float">
            <text:p>84.16</text:p>
          </table:table-cell>
          <table:table-cell office:value-type="float" office:value="508.7" calcext:value-type="float">
            <text:p>508.7</text:p>
          </table:table-cell>
          <table:table-cell office:value-type="float" office:value="29.2" calcext:value-type="float">
            <text:p>29.2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798]-[.E798])*[$Sheet2.$D$14]/12" office:value-type="float" office:value="7.46601312458161" calcext:value-type="float">
            <text:p>7.46601312458161</text:p>
          </table:table-cell>
          <table:table-cell table:formula="of:=[.H798]+[.I797]" office:value-type="float" office:value="4271.06982972498" calcext:value-type="float">
            <text:p>4271.06982972498</text:p>
          </table:table-cell>
          <table:table-cell office:value-type="float" office:value="556" calcext:value-type="float">
            <text:p>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7:40:00</text:p>
          </table:table-cell>
          <table:table-cell office:value-type="float" office:value="0" calcext:value-type="float">
            <text:p>0</text:p>
          </table:table-cell>
          <table:table-cell office:value-type="float" office:value="84.06" calcext:value-type="float">
            <text:p>84.06</text:p>
          </table:table-cell>
          <table:table-cell office:value-type="float" office:value="508.7" calcext:value-type="float">
            <text:p>508.7</text:p>
          </table:table-cell>
          <table:table-cell office:value-type="float" office:value="29.2666666666667" calcext:value-type="float">
            <text:p>29.266666666666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799]-[.E799])*[$Sheet2.$D$14]/12" office:value-type="float" office:value="7.44337237638723" calcext:value-type="float">
            <text:p>7.44337237638723</text:p>
          </table:table-cell>
          <table:table-cell table:formula="of:=[.H799]+[.I798]" office:value-type="float" office:value="4278.51320210137" calcext:value-type="float">
            <text:p>4278.51320210137</text:p>
          </table:table-cell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7:45:00</text:p>
          </table:table-cell>
          <table:table-cell office:value-type="float" office:value="0" calcext:value-type="float">
            <text:p>0</text:p>
          </table:table-cell>
          <table:table-cell office:value-type="float" office:value="83.96" calcext:value-type="float">
            <text:p>83.96</text:p>
          </table:table-cell>
          <table:table-cell office:value-type="float" office:value="508.7" calcext:value-type="float">
            <text:p>508.7</text:p>
          </table:table-cell>
          <table:table-cell office:value-type="float" office:value="29.3" calcext:value-type="float">
            <text:p>29.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00]-[.E800])*[$Sheet2.$D$14]/12" office:value-type="float" office:value="7.42525977783172" calcext:value-type="float">
            <text:p>7.42525977783172</text:p>
          </table:table-cell>
          <table:table-cell table:formula="of:=[.H800]+[.I799]" office:value-type="float" office:value="4285.9384618792" calcext:value-type="float">
            <text:p>4285.9384618792</text:p>
          </table:table-cell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7:50:00</text:p>
          </table:table-cell>
          <table:table-cell office:value-type="float" office:value="0" calcext:value-type="float">
            <text:p>0</text:p>
          </table:table-cell>
          <table:table-cell office:value-type="float" office:value="83.9" calcext:value-type="float">
            <text:p>83.9</text:p>
          </table:table-cell>
          <table:table-cell office:value-type="float" office:value="508.7" calcext:value-type="float">
            <text:p>508.7</text:p>
          </table:table-cell>
          <table:table-cell office:value-type="float" office:value="29.3" calcext:value-type="float">
            <text:p>29.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01]-[.E801])*[$Sheet2.$D$14]/12" office:value-type="float" office:value="7.41710910848174" calcext:value-type="float">
            <text:p>7.41710910848174</text:p>
          </table:table-cell>
          <table:table-cell table:formula="of:=[.H801]+[.I800]" office:value-type="float" office:value="4293.35557098768" calcext:value-type="float">
            <text:p>4293.35557098768</text:p>
          </table:table-cell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7:55:00</text:p>
          </table:table-cell>
          <table:table-cell office:value-type="float" office:value="0" calcext:value-type="float">
            <text:p>0</text:p>
          </table:table-cell>
          <table:table-cell office:value-type="float" office:value="83.9" calcext:value-type="float">
            <text:p>83.9</text:p>
          </table:table-cell>
          <table:table-cell office:value-type="float" office:value="508.7" calcext:value-type="float">
            <text:p>508.7</text:p>
          </table:table-cell>
          <table:table-cell office:value-type="float" office:value="29.3" calcext:value-type="float">
            <text:p>29.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02]-[.E802])*[$Sheet2.$D$14]/12" office:value-type="float" office:value="7.41710910848174" calcext:value-type="float">
            <text:p>7.41710910848174</text:p>
          </table:table-cell>
          <table:table-cell table:formula="of:=[.H802]+[.I801]" office:value-type="float" office:value="4300.77268009616" calcext:value-type="float">
            <text:p>4300.77268009616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8:00:00</text:p>
          </table:table-cell>
          <table:table-cell office:value-type="float" office:value="0" calcext:value-type="float">
            <text:p>0</text:p>
          </table:table-cell>
          <table:table-cell office:value-type="float" office:value="83.86" calcext:value-type="float">
            <text:p>83.86</text:p>
          </table:table-cell>
          <table:table-cell office:value-type="float" office:value="508.7" calcext:value-type="float">
            <text:p>508.7</text:p>
          </table:table-cell>
          <table:table-cell office:value-type="float" office:value="29.3" calcext:value-type="float">
            <text:p>29.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03]-[.E803])*[$Sheet2.$D$14]/12" office:value-type="float" office:value="7.41167532891509" calcext:value-type="float">
            <text:p>7.41167532891509</text:p>
          </table:table-cell>
          <table:table-cell table:formula="of:=[.H803]+[.I802]" office:value-type="float" office:value="4308.18435542508" calcext:value-type="float">
            <text:p>4308.18435542508</text:p>
          </table:table-cell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8:05:00</text:p>
          </table:table-cell>
          <table:table-cell office:value-type="float" office:value="0" calcext:value-type="float">
            <text:p>0</text:p>
          </table:table-cell>
          <table:table-cell office:value-type="float" office:value="83.8" calcext:value-type="float">
            <text:p>83.8</text:p>
          </table:table-cell>
          <table:table-cell office:value-type="float" office:value="508.7" calcext:value-type="float">
            <text:p>508.7</text:p>
          </table:table-cell>
          <table:table-cell office:value-type="float" office:value="29.3" calcext:value-type="float">
            <text:p>29.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04]-[.E804])*[$Sheet2.$D$14]/12" office:value-type="float" office:value="7.4035246595651" calcext:value-type="float">
            <text:p>7.4035246595651</text:p>
          </table:table-cell>
          <table:table-cell table:formula="of:=[.H804]+[.I803]" office:value-type="float" office:value="4315.58788008465" calcext:value-type="float">
            <text:p>4315.58788008465</text:p>
          </table:table-cell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8:10:00</text:p>
          </table:table-cell>
          <table:table-cell office:value-type="float" office:value="0" calcext:value-type="float">
            <text:p>0</text:p>
          </table:table-cell>
          <table:table-cell office:value-type="float" office:value="83.72" calcext:value-type="float">
            <text:p>83.72</text:p>
          </table:table-cell>
          <table:table-cell office:value-type="float" office:value="508.7" calcext:value-type="float">
            <text:p>508.7</text:p>
          </table:table-cell>
          <table:table-cell office:value-type="float" office:value="29.3" calcext:value-type="float">
            <text:p>29.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05]-[.E805])*[$Sheet2.$D$14]/12" office:value-type="float" office:value="7.3926571004318" calcext:value-type="float">
            <text:p>7.3926571004318</text:p>
          </table:table-cell>
          <table:table-cell table:formula="of:=[.H805]+[.I804]" office:value-type="float" office:value="4322.98053718508" calcext:value-type="float">
            <text:p>4322.98053718508</text:p>
          </table:table-cell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8:15:00</text:p>
          </table:table-cell>
          <table:table-cell office:value-type="float" office:value="0" calcext:value-type="float">
            <text:p>0</text:p>
          </table:table-cell>
          <table:table-cell office:value-type="float" office:value="83.6" calcext:value-type="float">
            <text:p>83.6</text:p>
          </table:table-cell>
          <table:table-cell office:value-type="float" office:value="508.7" calcext:value-type="float">
            <text:p>508.7</text:p>
          </table:table-cell>
          <table:table-cell office:value-type="float" office:value="29.2333333333333" calcext:value-type="float">
            <text:p>29.233333333333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06]-[.E806])*[$Sheet2.$D$14]/12" office:value-type="float" office:value="7.38541206100959" calcext:value-type="float">
            <text:p>7.38541206100959</text:p>
          </table:table-cell>
          <table:table-cell table:formula="of:=[.H806]+[.I805]" office:value-type="float" office:value="4330.36594924609" calcext:value-type="float">
            <text:p>4330.36594924609</text:p>
          </table:table-cell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8:20:00</text:p>
          </table:table-cell>
          <table:table-cell office:value-type="float" office:value="0" calcext:value-type="float">
            <text:p>0</text:p>
          </table:table-cell>
          <table:table-cell office:value-type="float" office:value="83.56" calcext:value-type="float">
            <text:p>83.56</text:p>
          </table:table-cell>
          <table:table-cell office:value-type="float" office:value="508.7" calcext:value-type="float">
            <text:p>508.7</text:p>
          </table:table-cell>
          <table:table-cell office:value-type="float" office:value="29.1333333333333" calcext:value-type="float">
            <text:p>29.133333333333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07]-[.E807])*[$Sheet2.$D$14]/12" office:value-type="float" office:value="7.39356273035958" calcext:value-type="float">
            <text:p>7.39356273035958</text:p>
          </table:table-cell>
          <table:table-cell table:formula="of:=[.H807]+[.I806]" office:value-type="float" office:value="4337.75951197645" calcext:value-type="float">
            <text:p>4337.75951197645</text:p>
          </table:table-cell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8:25:00</text:p>
          </table:table-cell>
          <table:table-cell office:value-type="float" office:value="0" calcext:value-type="float">
            <text:p>0</text:p>
          </table:table-cell>
          <table:table-cell office:value-type="float" office:value="83.5" calcext:value-type="float">
            <text:p>83.5</text:p>
          </table:table-cell>
          <table:table-cell office:value-type="float" office:value="508.7" calcext:value-type="float">
            <text:p>508.7</text:p>
          </table:table-cell>
          <table:table-cell office:value-type="float" office:value="29.1" calcext:value-type="float">
            <text:p>29.1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08]-[.E808])*[$Sheet2.$D$14]/12" office:value-type="float" office:value="7.38994021064847" calcext:value-type="float">
            <text:p>7.38994021064847</text:p>
          </table:table-cell>
          <table:table-cell table:formula="of:=[.H808]+[.I807]" office:value-type="float" office:value="4345.14945218709" calcext:value-type="float">
            <text:p>4345.14945218709</text:p>
          </table:table-cell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8:30:00</text:p>
          </table:table-cell>
          <table:table-cell office:value-type="float" office:value="0" calcext:value-type="float">
            <text:p>0</text:p>
          </table:table-cell>
          <table:table-cell office:value-type="float" office:value="83.46" calcext:value-type="float">
            <text:p>83.46</text:p>
          </table:table-cell>
          <table:table-cell office:value-type="float" office:value="508.7" calcext:value-type="float">
            <text:p>508.7</text:p>
          </table:table-cell>
          <table:table-cell office:value-type="float" office:value="29.1" calcext:value-type="float">
            <text:p>29.1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09]-[.E809])*[$Sheet2.$D$14]/12" office:value-type="float" office:value="7.38450643108182" calcext:value-type="float">
            <text:p>7.38450643108182</text:p>
          </table:table-cell>
          <table:table-cell table:formula="of:=[.H809]+[.I808]" office:value-type="float" office:value="4352.53395861818" calcext:value-type="float">
            <text:p>4352.53395861818</text:p>
          </table:table-cell>
          <table:table-cell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8:35:00</text:p>
          </table:table-cell>
          <table:table-cell office:value-type="float" office:value="0" calcext:value-type="float">
            <text:p>0</text:p>
          </table:table-cell>
          <table:table-cell office:value-type="float" office:value="83.36" calcext:value-type="float">
            <text:p>83.36</text:p>
          </table:table-cell>
          <table:table-cell office:value-type="float" office:value="508.7" calcext:value-type="float">
            <text:p>508.7</text:p>
          </table:table-cell>
          <table:table-cell office:value-type="float" office:value="29.0333333333333" calcext:value-type="float">
            <text:p>29.033333333333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10]-[.E810])*[$Sheet2.$D$14]/12" office:value-type="float" office:value="7.37997828144294" calcext:value-type="float">
            <text:p>7.37997828144294</text:p>
          </table:table-cell>
          <table:table-cell table:formula="of:=[.H810]+[.I809]" office:value-type="float" office:value="4359.91393689962" calcext:value-type="float">
            <text:p>4359.91393689962</text:p>
          </table:table-cell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8:40:00</text:p>
          </table:table-cell>
          <table:table-cell office:value-type="float" office:value="0" calcext:value-type="float">
            <text:p>0</text:p>
          </table:table-cell>
          <table:table-cell office:value-type="float" office:value="83.26" calcext:value-type="float">
            <text:p>83.26</text:p>
          </table:table-cell>
          <table:table-cell office:value-type="float" office:value="508.7" calcext:value-type="float">
            <text:p>508.7</text:p>
          </table:table-cell>
          <table:table-cell office:value-type="float" office:value="29.1333333333333" calcext:value-type="float">
            <text:p>29.133333333333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11]-[.E811])*[$Sheet2.$D$14]/12" office:value-type="float" office:value="7.35280938360968" calcext:value-type="float">
            <text:p>7.35280938360968</text:p>
          </table:table-cell>
          <table:table-cell table:formula="of:=[.H811]+[.I810]" office:value-type="float" office:value="4367.26674628323" calcext:value-type="float">
            <text:p>4367.26674628323</text:p>
          </table:table-cell>
          <table:table-cell office:value-type="float" office:value="569" calcext:value-type="float">
            <text:p>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8:45:00</text:p>
          </table:table-cell>
          <table:table-cell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  <table:table-cell office:value-type="float" office:value="508.7" calcext:value-type="float">
            <text:p>508.7</text:p>
          </table:table-cell>
          <table:table-cell office:value-type="float" office:value="29.0666666666667" calcext:value-type="float">
            <text:p>29.066666666666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12]-[.E812])*[$Sheet2.$D$14]/12" office:value-type="float" office:value="7.35371501353745" calcext:value-type="float">
            <text:p>7.35371501353745</text:p>
          </table:table-cell>
          <table:table-cell table:formula="of:=[.H812]+[.I811]" office:value-type="float" office:value="4374.62046129677" calcext:value-type="float">
            <text:p>4374.62046129677</text:p>
          </table:table-cell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8:50:00</text:p>
          </table:table-cell>
          <table:table-cell office:value-type="float" office:value="0" calcext:value-type="float">
            <text:p>0</text:p>
          </table:table-cell>
          <table:table-cell office:value-type="float" office:value="83.16" calcext:value-type="float">
            <text:p>83.16</text:p>
          </table:table-cell>
          <table:table-cell office:value-type="float" office:value="508.7" calcext:value-type="float">
            <text:p>508.7</text:p>
          </table:table-cell>
          <table:table-cell office:value-type="float" office:value="29" calcext:value-type="float">
            <text:p>29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13]-[.E813])*[$Sheet2.$D$14]/12" office:value-type="float" office:value="7.35733753324855" calcext:value-type="float">
            <text:p>7.35733753324855</text:p>
          </table:table-cell>
          <table:table-cell table:formula="of:=[.H813]+[.I812]" office:value-type="float" office:value="4381.97779883001" calcext:value-type="float">
            <text:p>4381.97779883001</text:p>
          </table:table-cell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8:55:00</text:p>
          </table:table-cell>
          <table:table-cell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508.7" calcext:value-type="float">
            <text:p>508.7</text:p>
          </table:table-cell>
          <table:table-cell office:value-type="float" office:value="29.0666666666667" calcext:value-type="float">
            <text:p>29.066666666666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14]-[.E814])*[$Sheet2.$D$14]/12" office:value-type="float" office:value="7.34013056462081" calcext:value-type="float">
            <text:p>7.34013056462081</text:p>
          </table:table-cell>
          <table:table-cell table:formula="of:=[.H814]+[.I813]" office:value-type="float" office:value="4389.31792939464" calcext:value-type="float">
            <text:p>4389.31792939464</text:p>
          </table:table-cell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9:00:00</text:p>
          </table:table-cell>
          <table:table-cell office:value-type="float" office:value="0" calcext:value-type="float">
            <text:p>0</text:p>
          </table:table-cell>
          <table:table-cell office:value-type="float" office:value="83.06" calcext:value-type="float">
            <text:p>83.06</text:p>
          </table:table-cell>
          <table:table-cell office:value-type="float" office:value="508.7" calcext:value-type="float">
            <text:p>508.7</text:p>
          </table:table-cell>
          <table:table-cell office:value-type="float" office:value="29.2333333333333" calcext:value-type="float">
            <text:p>29.233333333333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15]-[.E815])*[$Sheet2.$D$14]/12" office:value-type="float" office:value="7.31205603685978" calcext:value-type="float">
            <text:p>7.31205603685978</text:p>
          </table:table-cell>
          <table:table-cell table:formula="of:=[.H815]+[.I814]" office:value-type="float" office:value="4396.6299854315" calcext:value-type="float">
            <text:p>4396.6299854315</text:p>
          </table:table-cell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9:05:00</text:p>
          </table:table-cell>
          <table:table-cell office:value-type="float" office:value="0" calcext:value-type="float">
            <text:p>0</text:p>
          </table:table-cell>
          <table:table-cell office:value-type="float" office:value="82.92" calcext:value-type="float">
            <text:p>82.92</text:p>
          </table:table-cell>
          <table:table-cell office:value-type="float" office:value="508.7" calcext:value-type="float">
            <text:p>508.7</text:p>
          </table:table-cell>
          <table:table-cell office:value-type="float" office:value="29.3" calcext:value-type="float">
            <text:p>29.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16]-[.E816])*[$Sheet2.$D$14]/12" office:value-type="float" office:value="7.28398150909873" calcext:value-type="float">
            <text:p>7.28398150909873</text:p>
          </table:table-cell>
          <table:table-cell table:formula="of:=[.H816]+[.I815]" office:value-type="float" office:value="4403.91396694059" calcext:value-type="float">
            <text:p>4403.91396694059</text:p>
          </table:table-cell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9:10:00</text:p>
          </table:table-cell>
          <table:table-cell office:value-type="float" office:value="0" calcext:value-type="float">
            <text:p>0</text:p>
          </table:table-cell>
          <table:table-cell office:value-type="float" office:value="82.8" calcext:value-type="float">
            <text:p>82.8</text:p>
          </table:table-cell>
          <table:table-cell office:value-type="float" office:value="508.7" calcext:value-type="float">
            <text:p>508.7</text:p>
          </table:table-cell>
          <table:table-cell office:value-type="float" office:value="29.2333333333333" calcext:value-type="float">
            <text:p>29.233333333333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17]-[.E817])*[$Sheet2.$D$14]/12" office:value-type="float" office:value="7.27673646967653" calcext:value-type="float">
            <text:p>7.27673646967653</text:p>
          </table:table-cell>
          <table:table-cell table:formula="of:=[.H817]+[.I816]" office:value-type="float" office:value="4411.19070341027" calcext:value-type="float">
            <text:p>4411.19070341027</text:p>
          </table:table-cell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9:15:00</text:p>
          </table:table-cell>
          <table:table-cell office:value-type="float" office:value="0" calcext:value-type="float">
            <text:p>0</text:p>
          </table:table-cell>
          <table:table-cell office:value-type="float" office:value="82.8" calcext:value-type="float">
            <text:p>82.8</text:p>
          </table:table-cell>
          <table:table-cell office:value-type="float" office:value="508.7" calcext:value-type="float">
            <text:p>508.7</text:p>
          </table:table-cell>
          <table:table-cell office:value-type="float" office:value="29.2666666666667" calcext:value-type="float">
            <text:p>29.266666666666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18]-[.E818])*[$Sheet2.$D$14]/12" office:value-type="float" office:value="7.27220832003765" calcext:value-type="float">
            <text:p>7.27220832003765</text:p>
          </table:table-cell>
          <table:table-cell table:formula="of:=[.H818]+[.I817]" office:value-type="float" office:value="4418.46291173031" calcext:value-type="float">
            <text:p>4418.46291173031</text:p>
          </table:table-cell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9:20:00</text:p>
          </table:table-cell>
          <table:table-cell office:value-type="float" office:value="0" calcext:value-type="float">
            <text:p>0</text:p>
          </table:table-cell>
          <table:table-cell office:value-type="float" office:value="82.8" calcext:value-type="float">
            <text:p>82.8</text:p>
          </table:table-cell>
          <table:table-cell office:value-type="float" office:value="508.7" calcext:value-type="float">
            <text:p>508.7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19]-[.E819])*[$Sheet2.$D$14]/12" office:value-type="float" office:value="7.28579276895428" calcext:value-type="float">
            <text:p>7.28579276895428</text:p>
          </table:table-cell>
          <table:table-cell table:formula="of:=[.H819]+[.I818]" office:value-type="float" office:value="4425.74870449926" calcext:value-type="float">
            <text:p>4425.74870449926</text:p>
          </table:table-cell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9:25:00</text:p>
          </table:table-cell>
          <table:table-cell office:value-type="float" office:value="0" calcext:value-type="float">
            <text:p>0</text:p>
          </table:table-cell>
          <table:table-cell office:value-type="float" office:value="82.76" calcext:value-type="float">
            <text:p>82.76</text:p>
          </table:table-cell>
          <table:table-cell office:value-type="float" office:value="508.7" calcext:value-type="float">
            <text:p>508.7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20]-[.E820])*[$Sheet2.$D$14]/12" office:value-type="float" office:value="7.28035898938763" calcext:value-type="float">
            <text:p>7.28035898938763</text:p>
          </table:table-cell>
          <table:table-cell table:formula="of:=[.H820]+[.I819]" office:value-type="float" office:value="4433.02906348865" calcext:value-type="float">
            <text:p>4433.02906348865</text:p>
          </table:table-cell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9:30:00</text:p>
          </table:table-cell>
          <table:table-cell office:value-type="float" office:value="0" calcext:value-type="float">
            <text:p>0</text:p>
          </table:table-cell>
          <table:table-cell office:value-type="float" office:value="82.7" calcext:value-type="float">
            <text:p>82.7</text:p>
          </table:table-cell>
          <table:table-cell office:value-type="float" office:value="508.7" calcext:value-type="float">
            <text:p>508.7</text:p>
          </table:table-cell>
          <table:table-cell office:value-type="float" office:value="29.2666666666667" calcext:value-type="float">
            <text:p>29.266666666666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21]-[.E821])*[$Sheet2.$D$14]/12" office:value-type="float" office:value="7.25862387112102" calcext:value-type="float">
            <text:p>7.25862387112102</text:p>
          </table:table-cell>
          <table:table-cell table:formula="of:=[.H821]+[.I820]" office:value-type="float" office:value="4440.28768735977" calcext:value-type="float">
            <text:p>4440.28768735977</text:p>
          </table:table-cell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9:35:00</text:p>
          </table:table-cell>
          <table:table-cell office:value-type="float" office:value="0" calcext:value-type="float">
            <text:p>0</text:p>
          </table:table-cell>
          <table:table-cell office:value-type="float" office:value="82.66" calcext:value-type="float">
            <text:p>82.66</text:p>
          </table:table-cell>
          <table:table-cell office:value-type="float" office:value="508.7" calcext:value-type="float">
            <text:p>508.7</text:p>
          </table:table-cell>
          <table:table-cell office:value-type="float" office:value="29.3" calcext:value-type="float">
            <text:p>29.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22]-[.E822])*[$Sheet2.$D$14]/12" office:value-type="float" office:value="7.24866194191548" calcext:value-type="float">
            <text:p>7.24866194191548</text:p>
          </table:table-cell>
          <table:table-cell table:formula="of:=[.H822]+[.I821]" office:value-type="float" office:value="4447.53634930169" calcext:value-type="float">
            <text:p>4447.53634930169</text:p>
          </table:table-cell>
          <table:table-cell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9:40:00</text:p>
          </table:table-cell>
          <table:table-cell office:value-type="float" office:value="0" calcext:value-type="float">
            <text:p>0</text:p>
          </table:table-cell>
          <table:table-cell office:value-type="float" office:value="82.6" calcext:value-type="float">
            <text:p>82.6</text:p>
          </table:table-cell>
          <table:table-cell office:value-type="float" office:value="508.7" calcext:value-type="float">
            <text:p>508.7</text:p>
          </table:table-cell>
          <table:table-cell office:value-type="float" office:value="29.2333333333333" calcext:value-type="float">
            <text:p>29.233333333333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23]-[.E823])*[$Sheet2.$D$14]/12" office:value-type="float" office:value="7.24956757184326" calcext:value-type="float">
            <text:p>7.24956757184326</text:p>
          </table:table-cell>
          <table:table-cell table:formula="of:=[.H823]+[.I822]" office:value-type="float" office:value="4454.78591687353" calcext:value-type="float">
            <text:p>4454.78591687353</text:p>
          </table:table-cell>
          <table:table-cell office:value-type="float" office:value="581" calcext:value-type="float">
            <text:p>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9:45:00</text:p>
          </table:table-cell>
          <table:table-cell office:value-type="float" office:value="0" calcext:value-type="float">
            <text:p>0</text:p>
          </table:table-cell>
          <table:table-cell office:value-type="float" office:value="82.56" calcext:value-type="float">
            <text:p>82.56</text:p>
          </table:table-cell>
          <table:table-cell office:value-type="float" office:value="508.7" calcext:value-type="float">
            <text:p>508.7</text:p>
          </table:table-cell>
          <table:table-cell office:value-type="float" office:value="29.1333333333333" calcext:value-type="float">
            <text:p>29.133333333333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24]-[.E824])*[$Sheet2.$D$14]/12" office:value-type="float" office:value="7.25771824119324" calcext:value-type="float">
            <text:p>7.25771824119324</text:p>
          </table:table-cell>
          <table:table-cell table:formula="of:=[.H824]+[.I823]" office:value-type="float" office:value="4462.04363511472" calcext:value-type="float">
            <text:p>4462.04363511472</text:p>
          </table:table-cell>
          <table:table-cell office:value-type="float" office:value="582" calcext:value-type="float">
            <text:p>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9:50:00</text:p>
          </table:table-cell>
          <table:table-cell office:value-type="float" office:value="0" calcext:value-type="float">
            <text:p>0</text:p>
          </table:table-cell>
          <table:table-cell office:value-type="float" office:value="82.46" calcext:value-type="float">
            <text:p>82.46</text:p>
          </table:table-cell>
          <table:table-cell office:value-type="float" office:value="508.7" calcext:value-type="float">
            <text:p>508.7</text:p>
          </table:table-cell>
          <table:table-cell office:value-type="float" office:value="29.1" calcext:value-type="float">
            <text:p>29.1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25]-[.E825])*[$Sheet2.$D$14]/12" office:value-type="float" office:value="7.24866194191549" calcext:value-type="float">
            <text:p>7.24866194191549</text:p>
          </table:table-cell>
          <table:table-cell table:formula="of:=[.H825]+[.I824]" office:value-type="float" office:value="4469.29229705664" calcext:value-type="float">
            <text:p>4469.29229705664</text:p>
          </table:table-cell>
          <table:table-cell office:value-type="float" office:value="583" calcext:value-type="float">
            <text:p>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19:55:00</text:p>
          </table:table-cell>
          <table:table-cell office:value-type="float" office:value="0" calcext:value-type="float">
            <text:p>0</text:p>
          </table:table-cell>
          <table:table-cell office:value-type="float" office:value="82.4" calcext:value-type="float">
            <text:p>82.4</text:p>
          </table:table-cell>
          <table:table-cell office:value-type="float" office:value="508.7" calcext:value-type="float">
            <text:p>508.7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26]-[.E826])*[$Sheet2.$D$14]/12" office:value-type="float" office:value="7.23145497328775" calcext:value-type="float">
            <text:p>7.23145497328775</text:p>
          </table:table-cell>
          <table:table-cell table:formula="of:=[.H826]+[.I825]" office:value-type="float" office:value="4476.52375202993" calcext:value-type="float">
            <text:p>4476.52375202993</text:p>
          </table:table-cell>
          <table:table-cell office:value-type="float" office:value="584" calcext:value-type="float">
            <text:p>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0:00:00</text:p>
          </table:table-cell>
          <table:table-cell office:value-type="float" office:value="0" calcext:value-type="float">
            <text:p>0</text:p>
          </table:table-cell>
          <table:table-cell office:value-type="float" office:value="82.36" calcext:value-type="float">
            <text:p>82.36</text:p>
          </table:table-cell>
          <table:table-cell office:value-type="float" office:value="508.7" calcext:value-type="float">
            <text:p>508.7</text:p>
          </table:table-cell>
          <table:table-cell office:value-type="float" office:value="29.2" calcext:value-type="float">
            <text:p>29.2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27]-[.E827])*[$Sheet2.$D$14]/12" office:value-type="float" office:value="7.22149304408222" calcext:value-type="float">
            <text:p>7.22149304408222</text:p>
          </table:table-cell>
          <table:table-cell table:formula="of:=[.H827]+[.I826]" office:value-type="float" office:value="4483.74524507401" calcext:value-type="float">
            <text:p>4483.74524507401</text:p>
          </table:table-cell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0:05:00</text:p>
          </table:table-cell>
          <table:table-cell office:value-type="float" office:value="0" calcext:value-type="float">
            <text:p>0</text:p>
          </table:table-cell>
          <table:table-cell office:value-type="float" office:value="82.26" calcext:value-type="float">
            <text:p>82.26</text:p>
          </table:table-cell>
          <table:table-cell office:value-type="float" office:value="508.7" calcext:value-type="float">
            <text:p>508.7</text:p>
          </table:table-cell>
          <table:table-cell office:value-type="float" office:value="29" calcext:value-type="float">
            <text:p>29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28]-[.E828])*[$Sheet2.$D$14]/12" office:value-type="float" office:value="7.23507749299885" calcext:value-type="float">
            <text:p>7.23507749299885</text:p>
          </table:table-cell>
          <table:table-cell table:formula="of:=[.H828]+[.I827]" office:value-type="float" office:value="4490.98032256701" calcext:value-type="float">
            <text:p>4490.98032256701</text:p>
          </table:table-cell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0:10:00</text:p>
          </table:table-cell>
          <table:table-cell office:value-type="float" office:value="0" calcext:value-type="float">
            <text:p>0</text:p>
          </table:table-cell>
          <table:table-cell office:value-type="float" office:value="82.2" calcext:value-type="float">
            <text:p>82.2</text:p>
          </table:table-cell>
          <table:table-cell office:value-type="float" office:value="508.7" calcext:value-type="float">
            <text:p>508.7</text:p>
          </table:table-cell>
          <table:table-cell office:value-type="float" office:value="28.9666666666667" calcext:value-type="float">
            <text:p>28.966666666666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29]-[.E829])*[$Sheet2.$D$14]/12" office:value-type="float" office:value="7.23145497328775" calcext:value-type="float">
            <text:p>7.23145497328775</text:p>
          </table:table-cell>
          <table:table-cell table:formula="of:=[.H829]+[.I828]" office:value-type="float" office:value="4498.21177754029" calcext:value-type="float">
            <text:p>4498.21177754029</text:p>
          </table:table-cell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0:15:00</text:p>
          </table:table-cell>
          <table:table-cell office:value-type="float" office:value="0" calcext:value-type="float">
            <text:p>0</text:p>
          </table:table-cell>
          <table:table-cell office:value-type="float" office:value="82.16" calcext:value-type="float">
            <text:p>82.16</text:p>
          </table:table-cell>
          <table:table-cell office:value-type="float" office:value="508.7" calcext:value-type="float">
            <text:p>508.7</text:p>
          </table:table-cell>
          <table:table-cell office:value-type="float" office:value="28.9333333333333" calcext:value-type="float">
            <text:p>28.933333333333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30]-[.E830])*[$Sheet2.$D$14]/12" office:value-type="float" office:value="7.23054934335997" calcext:value-type="float">
            <text:p>7.23054934335997</text:p>
          </table:table-cell>
          <table:table-cell table:formula="of:=[.H830]+[.I829]" office:value-type="float" office:value="4505.44232688365" calcext:value-type="float">
            <text:p>4505.44232688365</text:p>
          </table:table-cell>
          <table:table-cell office:value-type="float" office:value="588" calcext:value-type="float">
            <text:p>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0:20:00</text:p>
          </table:table-cell>
          <table:table-cell office:value-type="float" office:value="0" calcext:value-type="float">
            <text:p>0</text:p>
          </table:table-cell>
          <table:table-cell office:value-type="float" office:value="82.1" calcext:value-type="float">
            <text:p>82.1</text:p>
          </table:table-cell>
          <table:table-cell office:value-type="float" office:value="508.7" calcext:value-type="float">
            <text:p>508.7</text:p>
          </table:table-cell>
          <table:table-cell office:value-type="float" office:value="28.8333333333333" calcext:value-type="float">
            <text:p>28.833333333333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31]-[.E831])*[$Sheet2.$D$14]/12" office:value-type="float" office:value="7.23598312292663" calcext:value-type="float">
            <text:p>7.23598312292663</text:p>
          </table:table-cell>
          <table:table-cell table:formula="of:=[.H831]+[.I830]" office:value-type="float" office:value="4512.67831000658" calcext:value-type="float">
            <text:p>4512.67831000658</text:p>
          </table:table-cell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0:25:00</text:p>
          </table:table-cell>
          <table:table-cell office:value-type="float" office:value="0" calcext:value-type="float">
            <text:p>0</text:p>
          </table:table-cell>
          <table:table-cell office:value-type="float" office:value="82.06" calcext:value-type="float">
            <text:p>82.06</text:p>
          </table:table-cell>
          <table:table-cell office:value-type="float" office:value="508.7" calcext:value-type="float">
            <text:p>508.7</text:p>
          </table:table-cell>
          <table:table-cell office:value-type="float" office:value="28.7333333333333" calcext:value-type="float">
            <text:p>28.733333333333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32]-[.E832])*[$Sheet2.$D$14]/12" office:value-type="float" office:value="7.24413379227661" calcext:value-type="float">
            <text:p>7.24413379227661</text:p>
          </table:table-cell>
          <table:table-cell table:formula="of:=[.H832]+[.I831]" office:value-type="float" office:value="4519.92244379886" calcext:value-type="float">
            <text:p>4519.92244379886</text:p>
          </table:table-cell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0:30:00</text:p>
          </table:table-cell>
          <table:table-cell office:value-type="float" office:value="764" calcext:value-type="float">
            <text:p>764</text:p>
          </table:table-cell>
          <table:table-cell office:value-type="float" office:value="82.32" calcext:value-type="float">
            <text:p>82.32</text:p>
          </table:table-cell>
          <table:table-cell office:value-type="float" office:value="508.7" calcext:value-type="float">
            <text:p>508.7</text:p>
          </table:table-cell>
          <table:table-cell office:value-type="float" office:value="28.8333333333333" calcext:value-type="float">
            <text:p>28.833333333333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33]-[.E833])*[$Sheet2.$D$14]/12" office:value-type="float" office:value="7.26586891054322" calcext:value-type="float">
            <text:p>7.26586891054322</text:p>
          </table:table-cell>
          <table:table-cell table:formula="of:=[.H833]+[.I832]" office:value-type="float" office:value="4527.1883127094" calcext:value-type="float">
            <text:p>4527.1883127094</text:p>
          </table:table-cell>
          <table:table-cell office:value-type="float" office:value="591" calcext:value-type="float">
            <text:p>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0:35:00</text:p>
          </table:table-cell>
          <table:table-cell office:value-type="float" office:value="1910" calcext:value-type="float">
            <text:p>1910</text:p>
          </table:table-cell>
          <table:table-cell office:value-type="float" office:value="83.44" calcext:value-type="float">
            <text:p>83.44</text:p>
          </table:table-cell>
          <table:table-cell office:value-type="float" office:value="508.78" calcext:value-type="float">
            <text:p>508.78</text:p>
          </table:table-cell>
          <table:table-cell office:value-type="float" office:value="28.9" calcext:value-type="float">
            <text:p>28.9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34]-[.E834])*[$Sheet2.$D$14]/12" office:value-type="float" office:value="7.40895843913176" calcext:value-type="float">
            <text:p>7.40895843913176</text:p>
          </table:table-cell>
          <table:table-cell table:formula="of:=[.H834]+[.I833]" office:value-type="float" office:value="4534.59727114853" calcext:value-type="float">
            <text:p>4534.59727114853</text:p>
          </table:table-cell>
          <table:table-cell office:value-type="float" office:value="592" calcext:value-type="float">
            <text:p>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0:40:00</text:p>
          </table:table-cell>
          <table:table-cell office:value-type="float" office:value="1146" calcext:value-type="float">
            <text:p>1146</text:p>
          </table:table-cell>
          <table:table-cell office:value-type="float" office:value="84.72" calcext:value-type="float">
            <text:p>84.72</text:p>
          </table:table-cell>
          <table:table-cell office:value-type="float" office:value="508.94" calcext:value-type="float">
            <text:p>508.94</text:p>
          </table:table-cell>
          <table:table-cell office:value-type="float" office:value="28.7666666666667" calcext:value-type="float">
            <text:p>28.766666666666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35]-[.E835])*[$Sheet2.$D$14]/12" office:value-type="float" office:value="7.60095198382017" calcext:value-type="float">
            <text:p>7.60095198382017</text:p>
          </table:table-cell>
          <table:table-cell table:formula="of:=[.H835]+[.I834]" office:value-type="float" office:value="4542.19822313235" calcext:value-type="float">
            <text:p>4542.19822313235</text:p>
          </table:table-cell>
          <table:table-cell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0:45:00</text:p>
          </table:table-cell>
          <table:table-cell office:value-type="float" office:value="0" calcext:value-type="float">
            <text:p>0</text:p>
          </table:table-cell>
          <table:table-cell office:value-type="float" office:value="85.04" calcext:value-type="float">
            <text:p>85.04</text:p>
          </table:table-cell>
          <table:table-cell office:value-type="float" office:value="509" calcext:value-type="float">
            <text:p>509</text:p>
          </table:table-cell>
          <table:table-cell office:value-type="float" office:value="28.7666666666667" calcext:value-type="float">
            <text:p>28.766666666666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36]-[.E836])*[$Sheet2.$D$14]/12" office:value-type="float" office:value="7.6444222203534" calcext:value-type="float">
            <text:p>7.6444222203534</text:p>
          </table:table-cell>
          <table:table-cell table:formula="of:=[.H836]+[.I835]" office:value-type="float" office:value="4549.8426453527" calcext:value-type="float">
            <text:p>4549.8426453527</text:p>
          </table:table-cell>
          <table:table-cell office:value-type="float" office:value="594" calcext:value-type="float">
            <text:p>594</text:p>
          </table:table-cell>
          <table:table-cell/>
          <table:table-cell table:formula="of:=[.J836]-[.J790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22-06-26 20:50:00</text:p>
          </table:table-cell>
          <table:table-cell office:value-type="float" office:value="0" calcext:value-type="float">
            <text:p>0</text:p>
          </table:table-cell>
          <table:table-cell office:value-type="float" office:value="84.76" calcext:value-type="float">
            <text:p>84.76</text:p>
          </table:table-cell>
          <table:table-cell office:value-type="float" office:value="509" calcext:value-type="float">
            <text:p>509</text:p>
          </table:table-cell>
          <table:table-cell office:value-type="float" office:value="28.7333333333333" calcext:value-type="float">
            <text:p>28.733333333333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37]-[.E837])*[$Sheet2.$D$14]/12" office:value-type="float" office:value="7.61091391302571" calcext:value-type="float">
            <text:p>7.61091391302571</text:p>
          </table:table-cell>
          <table:table-cell table:formula="of:=[.H837]+[.I836]" office:value-type="float" office:value="4557.45355926573" calcext:value-type="float">
            <text:p>4557.45355926573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0:55:00</text:p>
          </table:table-cell>
          <table:table-cell office:value-type="float" office:value="0" calcext:value-type="float">
            <text:p>0</text:p>
          </table:table-cell>
          <table:table-cell office:value-type="float" office:value="84.66" calcext:value-type="float">
            <text:p>84.66</text:p>
          </table:table-cell>
          <table:table-cell office:value-type="float" office:value="509" calcext:value-type="float">
            <text:p>509</text:p>
          </table:table-cell>
          <table:table-cell office:value-type="float" office:value="28.7666666666667" calcext:value-type="float">
            <text:p>28.766666666666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38]-[.E838])*[$Sheet2.$D$14]/12" office:value-type="float" office:value="7.59280131447019" calcext:value-type="float">
            <text:p>7.59280131447019</text:p>
          </table:table-cell>
          <table:table-cell table:formula="of:=[.H838]+[.I837]" office:value-type="float" office:value="4565.0463605802" calcext:value-type="float">
            <text:p>4565.0463605802</text:p>
          </table:table-cell>
          <table:table-cell office:value-type="float" office:value="596" calcext:value-type="float">
            <text:p>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1:00:00</text:p>
          </table:table-cell>
          <table:table-cell office:value-type="float" office:value="0" calcext:value-type="float">
            <text:p>0</text:p>
          </table:table-cell>
          <table:table-cell office:value-type="float" office:value="84.56" calcext:value-type="float">
            <text:p>84.56</text:p>
          </table:table-cell>
          <table:table-cell office:value-type="float" office:value="509" calcext:value-type="float">
            <text:p>509</text:p>
          </table:table-cell>
          <table:table-cell office:value-type="float" office:value="28.5333333333333" calcext:value-type="float">
            <text:p>28.533333333333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39]-[.E839])*[$Sheet2.$D$14]/12" office:value-type="float" office:value="7.61091391302571" calcext:value-type="float">
            <text:p>7.61091391302571</text:p>
          </table:table-cell>
          <table:table-cell table:formula="of:=[.H839]+[.I838]" office:value-type="float" office:value="4572.65727449323" calcext:value-type="float">
            <text:p>4572.65727449323</text:p>
          </table:table-cell>
          <table:table-cell office:value-type="float" office:value="597" calcext:value-type="float">
            <text:p>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1:05:00</text:p>
          </table:table-cell>
          <table:table-cell office:value-type="float" office:value="0" calcext:value-type="float">
            <text:p>0</text:p>
          </table:table-cell>
          <table:table-cell office:value-type="float" office:value="84.42" calcext:value-type="float">
            <text:p>84.42</text:p>
          </table:table-cell>
          <table:table-cell office:value-type="float" office:value="509" calcext:value-type="float">
            <text:p>509</text:p>
          </table:table-cell>
          <table:table-cell office:value-type="float" office:value="28.3333333333333" calcext:value-type="float">
            <text:p>28.333333333333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40]-[.E840])*[$Sheet2.$D$14]/12" office:value-type="float" office:value="7.61906458237569" calcext:value-type="float">
            <text:p>7.61906458237569</text:p>
          </table:table-cell>
          <table:table-cell table:formula="of:=[.H840]+[.I839]" office:value-type="float" office:value="4580.2763390756" calcext:value-type="float">
            <text:p>4580.2763390756</text:p>
          </table:table-cell>
          <table:table-cell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1:10:00</text:p>
          </table:table-cell>
          <table:table-cell office:value-type="float" office:value="0" calcext:value-type="float">
            <text:p>0</text:p>
          </table:table-cell>
          <table:table-cell office:value-type="float" office:value="84.26" calcext:value-type="float">
            <text:p>84.26</text:p>
          </table:table-cell>
          <table:table-cell office:value-type="float" office:value="509" calcext:value-type="float">
            <text:p>509</text:p>
          </table:table-cell>
          <table:table-cell office:value-type="float" office:value="28.3666666666667" calcext:value-type="float">
            <text:p>28.366666666666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41]-[.E841])*[$Sheet2.$D$14]/12" office:value-type="float" office:value="7.59280131447019" calcext:value-type="float">
            <text:p>7.59280131447019</text:p>
          </table:table-cell>
          <table:table-cell table:formula="of:=[.H841]+[.I840]" office:value-type="float" office:value="4587.86914039007" calcext:value-type="float">
            <text:p>4587.86914039007</text:p>
          </table:table-cell>
          <table:table-cell office:value-type="float" office:value="599" calcext:value-type="float">
            <text:p>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1:15:00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509" calcext:value-type="float">
            <text:p>509</text:p>
          </table:table-cell>
          <table:table-cell office:value-type="float" office:value="28.4" calcext:value-type="float">
            <text:p>28.4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42]-[.E842])*[$Sheet2.$D$14]/12" office:value-type="float" office:value="7.58012249548134" calcext:value-type="float">
            <text:p>7.58012249548134</text:p>
          </table:table-cell>
          <table:table-cell table:formula="of:=[.H842]+[.I841]" office:value-type="float" office:value="4595.44926288555" calcext:value-type="float">
            <text:p>4595.44926288555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1:20:00</text:p>
          </table:table-cell>
          <table:table-cell office:value-type="float" office:value="0" calcext:value-type="float">
            <text:p>0</text:p>
          </table:table-cell>
          <table:table-cell office:value-type="float" office:value="84.16" calcext:value-type="float">
            <text:p>84.16</text:p>
          </table:table-cell>
          <table:table-cell office:value-type="float" office:value="509" calcext:value-type="float">
            <text:p>509</text:p>
          </table:table-cell>
          <table:table-cell office:value-type="float" office:value="28.6" calcext:value-type="float">
            <text:p>28.6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43]-[.E843])*[$Sheet2.$D$14]/12" office:value-type="float" office:value="7.54751981808141" calcext:value-type="float">
            <text:p>7.54751981808141</text:p>
          </table:table-cell>
          <table:table-cell table:formula="of:=[.H843]+[.I842]" office:value-type="float" office:value="4602.99678270363" calcext:value-type="float">
            <text:p>4602.99678270363</text:p>
          </table:table-cell>
          <table:table-cell office:value-type="float" office:value="601" calcext:value-type="float">
            <text:p>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1:25:00</text:p>
          </table:table-cell>
          <table:table-cell office:value-type="float" office:value="0" calcext:value-type="float">
            <text:p>0</text:p>
          </table:table-cell>
          <table:table-cell office:value-type="float" office:value="84.06" calcext:value-type="float">
            <text:p>84.06</text:p>
          </table:table-cell>
          <table:table-cell office:value-type="float" office:value="509" calcext:value-type="float">
            <text:p>509</text:p>
          </table:table-cell>
          <table:table-cell office:value-type="float" office:value="28.7" calcext:value-type="float">
            <text:p>28.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44]-[.E844])*[$Sheet2.$D$14]/12" office:value-type="float" office:value="7.52035092024815" calcext:value-type="float">
            <text:p>7.52035092024815</text:p>
          </table:table-cell>
          <table:table-cell table:formula="of:=[.H844]+[.I843]" office:value-type="float" office:value="4610.51713362388" calcext:value-type="float">
            <text:p>4610.51713362388</text:p>
          </table:table-cell>
          <table:table-cell office:value-type="float" office:value="602" calcext:value-type="float">
            <text:p>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1:30:00</text:p>
          </table:table-cell>
          <table:table-cell office:value-type="float" office:value="0" calcext:value-type="float">
            <text:p>0</text:p>
          </table:table-cell>
          <table:table-cell office:value-type="float" office:value="83.96" calcext:value-type="float">
            <text:p>83.96</text:p>
          </table:table-cell>
          <table:table-cell office:value-type="float" office:value="509" calcext:value-type="float">
            <text:p>509</text:p>
          </table:table-cell>
          <table:table-cell office:value-type="float" office:value="28.7" calcext:value-type="float">
            <text:p>28.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45]-[.E845])*[$Sheet2.$D$14]/12" office:value-type="float" office:value="7.50676647133152" calcext:value-type="float">
            <text:p>7.50676647133152</text:p>
          </table:table-cell>
          <table:table-cell table:formula="of:=[.H845]+[.I844]" office:value-type="float" office:value="4618.02390009521" calcext:value-type="float">
            <text:p>4618.02390009521</text:p>
          </table:table-cell>
          <table:table-cell office:value-type="float" office:value="603" calcext:value-type="float">
            <text:p>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1:35:00</text:p>
          </table:table-cell>
          <table:table-cell office:value-type="float" office:value="0" calcext:value-type="float">
            <text:p>0</text:p>
          </table:table-cell>
          <table:table-cell office:value-type="float" office:value="83.9" calcext:value-type="float">
            <text:p>83.9</text:p>
          </table:table-cell>
          <table:table-cell office:value-type="float" office:value="509" calcext:value-type="float">
            <text:p>509</text:p>
          </table:table-cell>
          <table:table-cell office:value-type="float" office:value="28.5" calcext:value-type="float">
            <text:p>28.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46]-[.E846])*[$Sheet2.$D$14]/12" office:value-type="float" office:value="7.5257846998148" calcext:value-type="float">
            <text:p>7.5257846998148</text:p>
          </table:table-cell>
          <table:table-cell table:formula="of:=[.H846]+[.I845]" office:value-type="float" office:value="4625.54968479503" calcext:value-type="float">
            <text:p>4625.54968479503</text:p>
          </table:table-cell>
          <table:table-cell office:value-type="float" office:value="604" calcext:value-type="float">
            <text:p>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1:40:00</text:p>
          </table:table-cell>
          <table:table-cell office:value-type="float" office:value="0" calcext:value-type="float">
            <text:p>0</text:p>
          </table:table-cell>
          <table:table-cell office:value-type="float" office:value="83.9" calcext:value-type="float">
            <text:p>83.9</text:p>
          </table:table-cell>
          <table:table-cell office:value-type="float" office:value="509" calcext:value-type="float">
            <text:p>509</text:p>
          </table:table-cell>
          <table:table-cell office:value-type="float" office:value="28.6666666666667" calcext:value-type="float">
            <text:p>28.666666666666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47]-[.E847])*[$Sheet2.$D$14]/12" office:value-type="float" office:value="7.50314395162042" calcext:value-type="float">
            <text:p>7.50314395162042</text:p>
          </table:table-cell>
          <table:table-cell table:formula="of:=[.H847]+[.I846]" office:value-type="float" office:value="4633.05282874665" calcext:value-type="float">
            <text:p>4633.05282874665</text:p>
          </table:table-cell>
          <table:table-cell office:value-type="float" office:value="605" calcext:value-type="float">
            <text:p>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1:45:00</text:p>
          </table:table-cell>
          <table:table-cell office:value-type="float" office:value="0" calcext:value-type="float">
            <text:p>0</text:p>
          </table:table-cell>
          <table:table-cell office:value-type="float" office:value="83.86" calcext:value-type="float">
            <text:p>83.86</text:p>
          </table:table-cell>
          <table:table-cell office:value-type="float" office:value="509" calcext:value-type="float">
            <text:p>509</text:p>
          </table:table-cell>
          <table:table-cell office:value-type="float" office:value="28.7333333333333" calcext:value-type="float">
            <text:p>28.733333333333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48]-[.E848])*[$Sheet2.$D$14]/12" office:value-type="float" office:value="7.48865387277601" calcext:value-type="float">
            <text:p>7.48865387277601</text:p>
          </table:table-cell>
          <table:table-cell table:formula="of:=[.H848]+[.I847]" office:value-type="float" office:value="4640.54148261943" calcext:value-type="float">
            <text:p>4640.54148261943</text:p>
          </table:table-cell>
          <table:table-cell office:value-type="float" office:value="606" calcext:value-type="float">
            <text:p>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1:50:00</text:p>
          </table:table-cell>
          <table:table-cell office:value-type="float" office:value="0" calcext:value-type="float">
            <text:p>0</text:p>
          </table:table-cell>
          <table:table-cell office:value-type="float" office:value="83.76" calcext:value-type="float">
            <text:p>83.76</text:p>
          </table:table-cell>
          <table:table-cell office:value-type="float" office:value="509" calcext:value-type="float">
            <text:p>509</text:p>
          </table:table-cell>
          <table:table-cell office:value-type="float" office:value="28.7666666666667" calcext:value-type="float">
            <text:p>28.766666666666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49]-[.E849])*[$Sheet2.$D$14]/12" office:value-type="float" office:value="7.4705412742205" calcext:value-type="float">
            <text:p>7.4705412742205</text:p>
          </table:table-cell>
          <table:table-cell table:formula="of:=[.H849]+[.I848]" office:value-type="float" office:value="4648.01202389365" calcext:value-type="float">
            <text:p>4648.01202389365</text:p>
          </table:table-cell>
          <table:table-cell office:value-type="float" office:value="607" calcext:value-type="float">
            <text:p>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1:55:00</text:p>
          </table:table-cell>
          <table:table-cell office:value-type="float" office:value="0" calcext:value-type="float">
            <text:p>0</text:p>
          </table:table-cell>
          <table:table-cell office:value-type="float" office:value="83.66" calcext:value-type="float">
            <text:p>83.66</text:p>
          </table:table-cell>
          <table:table-cell office:value-type="float" office:value="509" calcext:value-type="float">
            <text:p>509</text:p>
          </table:table-cell>
          <table:table-cell office:value-type="float" office:value="28.9333333333333" calcext:value-type="float">
            <text:p>28.933333333333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50]-[.E850])*[$Sheet2.$D$14]/12" office:value-type="float" office:value="7.43431607710947" calcext:value-type="float">
            <text:p>7.43431607710947</text:p>
          </table:table-cell>
          <table:table-cell table:formula="of:=[.H850]+[.I849]" office:value-type="float" office:value="4655.44633997076" calcext:value-type="float">
            <text:p>4655.44633997076</text:p>
          </table:table-cell>
          <table:table-cell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2:00:00</text:p>
          </table:table-cell>
          <table:table-cell office:value-type="float" office:value="0" calcext:value-type="float">
            <text:p>0</text:p>
          </table:table-cell>
          <table:table-cell office:value-type="float" office:value="83.56" calcext:value-type="float">
            <text:p>83.56</text:p>
          </table:table-cell>
          <table:table-cell office:value-type="float" office:value="509" calcext:value-type="float">
            <text:p>509</text:p>
          </table:table-cell>
          <table:table-cell office:value-type="float" office:value="28.8666666666667" calcext:value-type="float">
            <text:p>28.866666666666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51]-[.E851])*[$Sheet2.$D$14]/12" office:value-type="float" office:value="7.4297879274706" calcext:value-type="float">
            <text:p>7.4297879274706</text:p>
          </table:table-cell>
          <table:table-cell table:formula="of:=[.H851]+[.I850]" office:value-type="float" office:value="4662.87612789823" calcext:value-type="float">
            <text:p>4662.87612789823</text:p>
          </table:table-cell>
          <table:table-cell office:value-type="float" office:value="609" calcext:value-type="float">
            <text:p>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2:05:00</text:p>
          </table:table-cell>
          <table:table-cell office:value-type="float" office:value="0" calcext:value-type="float">
            <text:p>0</text:p>
          </table:table-cell>
          <table:table-cell office:value-type="float" office:value="83.46" calcext:value-type="float">
            <text:p>83.46</text:p>
          </table:table-cell>
          <table:table-cell office:value-type="float" office:value="509" calcext:value-type="float">
            <text:p>509</text:p>
          </table:table-cell>
          <table:table-cell office:value-type="float" office:value="28.8666666666667" calcext:value-type="float">
            <text:p>28.866666666666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52]-[.E852])*[$Sheet2.$D$14]/12" office:value-type="float" office:value="7.41620347855396" calcext:value-type="float">
            <text:p>7.41620347855396</text:p>
          </table:table-cell>
          <table:table-cell table:formula="of:=[.H852]+[.I851]" office:value-type="float" office:value="4670.29233137678" calcext:value-type="float">
            <text:p>4670.29233137678</text:p>
          </table:table-cell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2:10:00</text:p>
          </table:table-cell>
          <table:table-cell office:value-type="float" office:value="0" calcext:value-type="float">
            <text:p>0</text:p>
          </table:table-cell>
          <table:table-cell office:value-type="float" office:value="83.4" calcext:value-type="float">
            <text:p>83.4</text:p>
          </table:table-cell>
          <table:table-cell office:value-type="float" office:value="509" calcext:value-type="float">
            <text:p>509</text:p>
          </table:table-cell>
          <table:table-cell office:value-type="float" office:value="28.7" calcext:value-type="float">
            <text:p>28.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53]-[.E853])*[$Sheet2.$D$14]/12" office:value-type="float" office:value="7.43069355739837" calcext:value-type="float">
            <text:p>7.43069355739837</text:p>
          </table:table-cell>
          <table:table-cell table:formula="of:=[.H853]+[.I852]" office:value-type="float" office:value="4677.72302493418" calcext:value-type="float">
            <text:p>4677.72302493418</text:p>
          </table:table-cell>
          <table:table-cell office:value-type="float" office:value="611" calcext:value-type="float">
            <text:p>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2:15:00</text:p>
          </table:table-cell>
          <table:table-cell office:value-type="float" office:value="0" calcext:value-type="float">
            <text:p>0</text:p>
          </table:table-cell>
          <table:table-cell office:value-type="float" office:value="83.36" calcext:value-type="float">
            <text:p>83.36</text:p>
          </table:table-cell>
          <table:table-cell office:value-type="float" office:value="509" calcext:value-type="float">
            <text:p>509</text:p>
          </table:table-cell>
          <table:table-cell office:value-type="float" office:value="28.8" calcext:value-type="float">
            <text:p>28.8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54]-[.E854])*[$Sheet2.$D$14]/12" office:value-type="float" office:value="7.41167532891509" calcext:value-type="float">
            <text:p>7.41167532891509</text:p>
          </table:table-cell>
          <table:table-cell table:formula="of:=[.H854]+[.I853]" office:value-type="float" office:value="4685.13470026309" calcext:value-type="float">
            <text:p>4685.13470026309</text:p>
          </table:table-cell>
          <table:table-cell office:value-type="float" office:value="612" calcext:value-type="float">
            <text:p>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2:20:00</text:p>
          </table:table-cell>
          <table:table-cell office:value-type="float" office:value="0" calcext:value-type="float">
            <text:p>0</text:p>
          </table:table-cell>
          <table:table-cell office:value-type="float" office:value="83.3" calcext:value-type="float">
            <text:p>83.3</text:p>
          </table:table-cell>
          <table:table-cell office:value-type="float" office:value="509" calcext:value-type="float">
            <text:p>509</text:p>
          </table:table-cell>
          <table:table-cell office:value-type="float" office:value="28.7666666666667" calcext:value-type="float">
            <text:p>28.766666666666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55]-[.E855])*[$Sheet2.$D$14]/12" office:value-type="float" office:value="7.40805280920398" calcext:value-type="float">
            <text:p>7.40805280920398</text:p>
          </table:table-cell>
          <table:table-cell table:formula="of:=[.H855]+[.I854]" office:value-type="float" office:value="4692.5427530723" calcext:value-type="float">
            <text:p>4692.5427530723</text:p>
          </table:table-cell>
          <table:table-cell office:value-type="float" office:value="613" calcext:value-type="float">
            <text:p>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2:25:00</text:p>
          </table:table-cell>
          <table:table-cell office:value-type="float" office:value="0" calcext:value-type="float">
            <text:p>0</text:p>
          </table:table-cell>
          <table:table-cell office:value-type="float" office:value="83.26" calcext:value-type="float">
            <text:p>83.26</text:p>
          </table:table-cell>
          <table:table-cell office:value-type="float" office:value="509" calcext:value-type="float">
            <text:p>509</text:p>
          </table:table-cell>
          <table:table-cell office:value-type="float" office:value="28.7666666666667" calcext:value-type="float">
            <text:p>28.766666666666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56]-[.E856])*[$Sheet2.$D$14]/12" office:value-type="float" office:value="7.40261902963733" calcext:value-type="float">
            <text:p>7.40261902963733</text:p>
          </table:table-cell>
          <table:table-cell table:formula="of:=[.H856]+[.I855]" office:value-type="float" office:value="4699.94537210194" calcext:value-type="float">
            <text:p>4699.94537210194</text:p>
          </table:table-cell>
          <table:table-cell office:value-type="float" office:value="614" calcext:value-type="float">
            <text:p>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2:30:00</text:p>
          </table:table-cell>
          <table:table-cell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  <table:table-cell office:value-type="float" office:value="509" calcext:value-type="float">
            <text:p>509</text:p>
          </table:table-cell>
          <table:table-cell office:value-type="float" office:value="28.8666666666667" calcext:value-type="float">
            <text:p>28.866666666666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57]-[.E857])*[$Sheet2.$D$14]/12" office:value-type="float" office:value="7.38088391137072" calcext:value-type="float">
            <text:p>7.38088391137072</text:p>
          </table:table-cell>
          <table:table-cell table:formula="of:=[.H857]+[.I856]" office:value-type="float" office:value="4707.32625601331" calcext:value-type="float">
            <text:p>4707.32625601331</text:p>
          </table:table-cell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2:35:00</text:p>
          </table:table-cell>
          <table:table-cell office:value-type="float" office:value="0" calcext:value-type="float">
            <text:p>0</text:p>
          </table:table-cell>
          <table:table-cell office:value-type="float" office:value="83.16" calcext:value-type="float">
            <text:p>83.16</text:p>
          </table:table-cell>
          <table:table-cell office:value-type="float" office:value="509" calcext:value-type="float">
            <text:p>509</text:p>
          </table:table-cell>
          <table:table-cell office:value-type="float" office:value="28.8333333333333" calcext:value-type="float">
            <text:p>28.833333333333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58]-[.E858])*[$Sheet2.$D$14]/12" office:value-type="float" office:value="7.37997828144294" calcext:value-type="float">
            <text:p>7.37997828144294</text:p>
          </table:table-cell>
          <table:table-cell table:formula="of:=[.H858]+[.I857]" office:value-type="float" office:value="4714.70623429475" calcext:value-type="float">
            <text:p>4714.70623429475</text:p>
          </table:table-cell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2:40:00</text:p>
          </table:table-cell>
          <table:table-cell office:value-type="float" office:value="0" calcext:value-type="float">
            <text:p>0</text:p>
          </table:table-cell>
          <table:table-cell office:value-type="float" office:value="83.06" calcext:value-type="float">
            <text:p>83.06</text:p>
          </table:table-cell>
          <table:table-cell office:value-type="float" office:value="509" calcext:value-type="float">
            <text:p>509</text:p>
          </table:table-cell>
          <table:table-cell office:value-type="float" office:value="28.7333333333333" calcext:value-type="float">
            <text:p>28.733333333333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59]-[.E859])*[$Sheet2.$D$14]/12" office:value-type="float" office:value="7.37997828144294" calcext:value-type="float">
            <text:p>7.37997828144294</text:p>
          </table:table-cell>
          <table:table-cell table:formula="of:=[.H859]+[.I858]" office:value-type="float" office:value="4722.08621257619" calcext:value-type="float">
            <text:p>4722.08621257619</text:p>
          </table:table-cell>
          <table:table-cell office:value-type="float" office:value="617" calcext:value-type="float">
            <text:p>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2:45:00</text:p>
          </table:table-cell>
          <table:table-cell office:value-type="float" office:value="0" calcext:value-type="float">
            <text:p>0</text:p>
          </table:table-cell>
          <table:table-cell office:value-type="float" office:value="82.96" calcext:value-type="float">
            <text:p>82.96</text:p>
          </table:table-cell>
          <table:table-cell office:value-type="float" office:value="509" calcext:value-type="float">
            <text:p>509</text:p>
          </table:table-cell>
          <table:table-cell office:value-type="float" office:value="28.5666666666667" calcext:value-type="float">
            <text:p>28.566666666666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60]-[.E860])*[$Sheet2.$D$14]/12" office:value-type="float" office:value="7.3890345807207" calcext:value-type="float">
            <text:p>7.3890345807207</text:p>
          </table:table-cell>
          <table:table-cell table:formula="of:=[.H860]+[.I859]" office:value-type="float" office:value="4729.47524715691" calcext:value-type="float">
            <text:p>4729.47524715691</text:p>
          </table:table-cell>
          <table:table-cell office:value-type="float" office:value="618" calcext:value-type="float">
            <text:p>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2:50:00</text:p>
          </table:table-cell>
          <table:table-cell office:value-type="float" office:value="0" calcext:value-type="float">
            <text:p>0</text:p>
          </table:table-cell>
          <table:table-cell office:value-type="float" office:value="82.9" calcext:value-type="float">
            <text:p>82.9</text:p>
          </table:table-cell>
          <table:table-cell office:value-type="float" office:value="509" calcext:value-type="float">
            <text:p>509</text:p>
          </table:table-cell>
          <table:table-cell office:value-type="float" office:value="28.0533333333333" calcext:value-type="float">
            <text:p>28.053333333333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61]-[.E861])*[$Sheet2.$D$14]/12" office:value-type="float" office:value="7.45061741580944" calcext:value-type="float">
            <text:p>7.45061741580944</text:p>
          </table:table-cell>
          <table:table-cell table:formula="of:=[.H861]+[.I860]" office:value-type="float" office:value="4736.92586457272" calcext:value-type="float">
            <text:p>4736.92586457272</text:p>
          </table:table-cell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2:55:00</text:p>
          </table:table-cell>
          <table:table-cell office:value-type="float" office:value="0" calcext:value-type="float">
            <text:p>0</text:p>
          </table:table-cell>
          <table:table-cell office:value-type="float" office:value="82.86" calcext:value-type="float">
            <text:p>82.86</text:p>
          </table:table-cell>
          <table:table-cell office:value-type="float" office:value="509" calcext:value-type="float">
            <text:p>509</text:p>
          </table:table-cell>
          <table:table-cell office:value-type="float" office:value="27.9333333333333" calcext:value-type="float">
            <text:p>27.933333333333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62]-[.E862])*[$Sheet2.$D$14]/12" office:value-type="float" office:value="7.46148497494274" calcext:value-type="float">
            <text:p>7.46148497494274</text:p>
          </table:table-cell>
          <table:table-cell table:formula="of:=[.H862]+[.I861]" office:value-type="float" office:value="4744.38734954766" calcext:value-type="float">
            <text:p>4744.38734954766</text:p>
          </table:table-cell>
          <table:table-cell office:value-type="float" office:value="620" calcext:value-type="float">
            <text:p>6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3:00:00</text:p>
          </table:table-cell>
          <table:table-cell office:value-type="float" office:value="0" calcext:value-type="float">
            <text:p>0</text:p>
          </table:table-cell>
          <table:table-cell office:value-type="float" office:value="82.8" calcext:value-type="float">
            <text:p>82.8</text:p>
          </table:table-cell>
          <table:table-cell office:value-type="float" office:value="509" calcext:value-type="float">
            <text:p>509</text:p>
          </table:table-cell>
          <table:table-cell office:value-type="float" office:value="27.9666666666667" calcext:value-type="float">
            <text:p>27.966666666666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63]-[.E863])*[$Sheet2.$D$14]/12" office:value-type="float" office:value="7.44880615595388" calcext:value-type="float">
            <text:p>7.44880615595388</text:p>
          </table:table-cell>
          <table:table-cell table:formula="of:=[.H863]+[.I862]" office:value-type="float" office:value="4751.83615570362" calcext:value-type="float">
            <text:p>4751.83615570362</text:p>
          </table:table-cell>
          <table:table-cell office:value-type="float" office:value="621" calcext:value-type="float">
            <text:p>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3:05:00</text:p>
          </table:table-cell>
          <table:table-cell office:value-type="float" office:value="0" calcext:value-type="float">
            <text:p>0</text:p>
          </table:table-cell>
          <table:table-cell office:value-type="float" office:value="82.7616666666667" calcext:value-type="float">
            <text:p>82.7616666666667</text:p>
          </table:table-cell>
          <table:table-cell office:value-type="float" office:value="509" calcext:value-type="float">
            <text:p>509</text:p>
          </table:table-cell>
          <table:table-cell office:value-type="float" office:value="27.87" calcext:value-type="float">
            <text:p>27.8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64]-[.E864])*[$Sheet2.$D$14]/12" office:value-type="float" office:value="7.45673041782192" calcext:value-type="float">
            <text:p>7.45673041782192</text:p>
          </table:table-cell>
          <table:table-cell table:formula="of:=[.H864]+[.I863]" office:value-type="float" office:value="4759.29288612144" calcext:value-type="float">
            <text:p>4759.29288612144</text:p>
          </table:table-cell>
          <table:table-cell office:value-type="float" office:value="622" calcext:value-type="float">
            <text:p>6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3:10:00</text:p>
          </table:table-cell>
          <table:table-cell office:value-type="float" office:value="0" calcext:value-type="float">
            <text:p>0</text:p>
          </table:table-cell>
          <table:table-cell office:value-type="float" office:value="82.7" calcext:value-type="float">
            <text:p>82.7</text:p>
          </table:table-cell>
          <table:table-cell office:value-type="float" office:value="509" calcext:value-type="float">
            <text:p>509</text:p>
          </table:table-cell>
          <table:table-cell office:value-type="float" office:value="27.93" calcext:value-type="float">
            <text:p>27.9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65]-[.E865])*[$Sheet2.$D$14]/12" office:value-type="float" office:value="7.44020267164002" calcext:value-type="float">
            <text:p>7.44020267164002</text:p>
          </table:table-cell>
          <table:table-cell table:formula="of:=[.H865]+[.I864]" office:value-type="float" office:value="4766.73308879308" calcext:value-type="float">
            <text:p>4766.73308879308</text:p>
          </table:table-cell>
          <table:table-cell office:value-type="float" office:value="623" calcext:value-type="float">
            <text:p>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3:15:00</text:p>
          </table:table-cell>
          <table:table-cell office:value-type="float" office:value="0" calcext:value-type="float">
            <text:p>0</text:p>
          </table:table-cell>
          <table:table-cell office:value-type="float" office:value="82.6616666666667" calcext:value-type="float">
            <text:p>82.6616666666667</text:p>
          </table:table-cell>
          <table:table-cell office:value-type="float" office:value="509" calcext:value-type="float">
            <text:p>509</text:p>
          </table:table-cell>
          <table:table-cell office:value-type="float" office:value="28" calcext:value-type="float">
            <text:p>28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66]-[.E866])*[$Sheet2.$D$14]/12" office:value-type="float" office:value="7.42548618531366" calcext:value-type="float">
            <text:p>7.42548618531366</text:p>
          </table:table-cell>
          <table:table-cell table:formula="of:=[.H866]+[.I865]" office:value-type="float" office:value="4774.15857497839" calcext:value-type="float">
            <text:p>4774.15857497839</text:p>
          </table:table-cell>
          <table:table-cell office:value-type="float" office:value="624" calcext:value-type="float">
            <text:p>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3:20:00</text:p>
          </table:table-cell>
          <table:table-cell office:value-type="float" office:value="0" calcext:value-type="float">
            <text:p>0</text:p>
          </table:table-cell>
          <table:table-cell office:value-type="float" office:value="82.6" calcext:value-type="float">
            <text:p>82.6</text:p>
          </table:table-cell>
          <table:table-cell office:value-type="float" office:value="509" calcext:value-type="float">
            <text:p>509</text:p>
          </table:table-cell>
          <table:table-cell office:value-type="float" office:value="28" calcext:value-type="float">
            <text:p>28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67]-[.E867])*[$Sheet2.$D$14]/12" office:value-type="float" office:value="7.41710910848174" calcext:value-type="float">
            <text:p>7.41710910848174</text:p>
          </table:table-cell>
          <table:table-cell table:formula="of:=[.H867]+[.I866]" office:value-type="float" office:value="4781.57568408688" calcext:value-type="float">
            <text:p>4781.57568408688</text:p>
          </table:table-cell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3:25:00</text:p>
          </table:table-cell>
          <table:table-cell office:value-type="float" office:value="0" calcext:value-type="float">
            <text:p>0</text:p>
          </table:table-cell>
          <table:table-cell office:value-type="float" office:value="82.5616666666667" calcext:value-type="float">
            <text:p>82.5616666666667</text:p>
          </table:table-cell>
          <table:table-cell office:value-type="float" office:value="509" calcext:value-type="float">
            <text:p>509</text:p>
          </table:table-cell>
          <table:table-cell office:value-type="float" office:value="28" calcext:value-type="float">
            <text:p>28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68]-[.E868])*[$Sheet2.$D$14]/12" office:value-type="float" office:value="7.41190173639703" calcext:value-type="float">
            <text:p>7.41190173639703</text:p>
          </table:table-cell>
          <table:table-cell table:formula="of:=[.H868]+[.I867]" office:value-type="float" office:value="4788.98758582327" calcext:value-type="float">
            <text:p>4788.98758582327</text:p>
          </table:table-cell>
          <table:table-cell office:value-type="float" office:value="626" calcext:value-type="float">
            <text:p>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3:30:00</text:p>
          </table:table-cell>
          <table:table-cell office:value-type="float" office:value="0" calcext:value-type="float">
            <text:p>0</text:p>
          </table:table-cell>
          <table:table-cell office:value-type="float" office:value="82.5" calcext:value-type="float">
            <text:p>82.5</text:p>
          </table:table-cell>
          <table:table-cell office:value-type="float" office:value="509" calcext:value-type="float">
            <text:p>509</text:p>
          </table:table-cell>
          <table:table-cell office:value-type="float" office:value="27.87" calcext:value-type="float">
            <text:p>27.8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69]-[.E869])*[$Sheet2.$D$14]/12" office:value-type="float" office:value="7.42118444315673" calcext:value-type="float">
            <text:p>7.42118444315673</text:p>
          </table:table-cell>
          <table:table-cell table:formula="of:=[.H869]+[.I868]" office:value-type="float" office:value="4796.40877026643" calcext:value-type="float">
            <text:p>4796.40877026643</text:p>
          </table:table-cell>
          <table:table-cell office:value-type="float" office:value="627" calcext:value-type="float">
            <text:p>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3:35:00</text:p>
          </table:table-cell>
          <table:table-cell office:value-type="float" office:value="0" calcext:value-type="float">
            <text:p>0</text:p>
          </table:table-cell>
          <table:table-cell office:value-type="float" office:value="82.4616666666667" calcext:value-type="float">
            <text:p>82.4616666666667</text:p>
          </table:table-cell>
          <table:table-cell office:value-type="float" office:value="509" calcext:value-type="float">
            <text:p>509</text:p>
          </table:table-cell>
          <table:table-cell office:value-type="float" office:value="27.865" calcext:value-type="float">
            <text:p>27.86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70]-[.E870])*[$Sheet2.$D$14]/12" office:value-type="float" office:value="7.41665629351785" calcext:value-type="float">
            <text:p>7.41665629351785</text:p>
          </table:table-cell>
          <table:table-cell table:formula="of:=[.H870]+[.I869]" office:value-type="float" office:value="4803.82542655995" calcext:value-type="float">
            <text:p>4803.82542655995</text:p>
          </table:table-cell>
          <table:table-cell office:value-type="float" office:value="628" calcext:value-type="float">
            <text:p>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3:40:00</text:p>
          </table:table-cell>
          <table:table-cell office:value-type="float" office:value="0" calcext:value-type="float">
            <text:p>0</text:p>
          </table:table-cell>
          <table:table-cell office:value-type="float" office:value="82.3616666666667" calcext:value-type="float">
            <text:p>82.3616666666667</text:p>
          </table:table-cell>
          <table:table-cell office:value-type="float" office:value="509" calcext:value-type="float">
            <text:p>509</text:p>
          </table:table-cell>
          <table:table-cell office:value-type="float" office:value="27.835" calcext:value-type="float">
            <text:p>27.83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71]-[.E871])*[$Sheet2.$D$14]/12" office:value-type="float" office:value="7.40714717927621" calcext:value-type="float">
            <text:p>7.40714717927621</text:p>
          </table:table-cell>
          <table:table-cell table:formula="of:=[.H871]+[.I870]" office:value-type="float" office:value="4811.23257373922" calcext:value-type="float">
            <text:p>4811.23257373922</text:p>
          </table:table-cell>
          <table:table-cell office:value-type="float" office:value="629" calcext:value-type="float">
            <text:p>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3:45:00</text:p>
          </table:table-cell>
          <table:table-cell office:value-type="float" office:value="0" calcext:value-type="float">
            <text:p>0</text:p>
          </table:table-cell>
          <table:table-cell office:value-type="float" office:value="82.2616666666667" calcext:value-type="float">
            <text:p>82.2616666666667</text:p>
          </table:table-cell>
          <table:table-cell office:value-type="float" office:value="509" calcext:value-type="float">
            <text:p>509</text:p>
          </table:table-cell>
          <table:table-cell office:value-type="float" office:value="27.8" calcext:value-type="float">
            <text:p>27.8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72]-[.E872])*[$Sheet2.$D$14]/12" office:value-type="float" office:value="7.3983172874804" calcext:value-type="float">
            <text:p>7.3983172874804</text:p>
          </table:table-cell>
          <table:table-cell table:formula="of:=[.H872]+[.I871]" office:value-type="float" office:value="4818.6308910267" calcext:value-type="float">
            <text:p>4818.6308910267</text:p>
          </table:table-cell>
          <table:table-cell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3:50:00</text:p>
          </table:table-cell>
          <table:table-cell office:value-type="float" office:value="0" calcext:value-type="float">
            <text:p>0</text:p>
          </table:table-cell>
          <table:table-cell office:value-type="float" office:value="82.2" calcext:value-type="float">
            <text:p>82.2</text:p>
          </table:table-cell>
          <table:table-cell office:value-type="float" office:value="509" calcext:value-type="float">
            <text:p>509</text:p>
          </table:table-cell>
          <table:table-cell office:value-type="float" office:value="27.8" calcext:value-type="float">
            <text:p>27.8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73]-[.E873])*[$Sheet2.$D$14]/12" office:value-type="float" office:value="7.38994021064847" calcext:value-type="float">
            <text:p>7.38994021064847</text:p>
          </table:table-cell>
          <table:table-cell table:formula="of:=[.H873]+[.I872]" office:value-type="float" office:value="4826.02083123735" calcext:value-type="float">
            <text:p>4826.02083123735</text:p>
          </table:table-cell>
          <table:table-cell office:value-type="float" office:value="631" calcext:value-type="float">
            <text:p>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6 23:55:00</text:p>
          </table:table-cell>
          <table:table-cell office:value-type="float" office:value="0" calcext:value-type="float">
            <text:p>0</text:p>
          </table:table-cell>
          <table:table-cell office:value-type="float" office:value="82.2" calcext:value-type="float">
            <text:p>82.2</text:p>
          </table:table-cell>
          <table:table-cell office:value-type="float" office:value="509" calcext:value-type="float">
            <text:p>509</text:p>
          </table:table-cell>
          <table:table-cell office:value-type="float" office:value="27.8" calcext:value-type="float">
            <text:p>27.8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74]-[.E874])*[$Sheet2.$D$14]/12" office:value-type="float" office:value="7.38994021064847" calcext:value-type="float">
            <text:p>7.38994021064847</text:p>
          </table:table-cell>
          <table:table-cell table:formula="of:=[.H874]+[.I873]" office:value-type="float" office:value="4833.410771448" calcext:value-type="float">
            <text:p>4833.410771448</text:p>
          </table:table-cell>
          <table:table-cell office:value-type="float" office:value="632" calcext:value-type="float">
            <text:p>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0:00:00</text:p>
          </table:table-cell>
          <table:table-cell office:value-type="float" office:value="0" calcext:value-type="float">
            <text:p>0</text:p>
          </table:table-cell>
          <table:table-cell office:value-type="float" office:value="82.1616666666666" calcext:value-type="float">
            <text:p>82.1616666666666</text:p>
          </table:table-cell>
          <table:table-cell office:value-type="float" office:value="509" calcext:value-type="float">
            <text:p>509</text:p>
          </table:table-cell>
          <table:table-cell office:value-type="float" office:value="27.8" calcext:value-type="float">
            <text:p>27.8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75]-[.E875])*[$Sheet2.$D$14]/12" office:value-type="float" office:value="7.38473283856376" calcext:value-type="float">
            <text:p>7.38473283856376</text:p>
          </table:table-cell>
          <table:table-cell table:formula="of:=[.H875]+[.I874]" office:value-type="float" office:value="4840.79550428656" calcext:value-type="float">
            <text:p>4840.79550428656</text:p>
          </table:table-cell>
          <table:table-cell office:value-type="float" office:value="633" calcext:value-type="float">
            <text:p>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0:05:00</text:p>
          </table:table-cell>
          <table:table-cell office:value-type="float" office:value="0" calcext:value-type="float">
            <text:p>0</text:p>
          </table:table-cell>
          <table:table-cell office:value-type="float" office:value="82.1" calcext:value-type="float">
            <text:p>82.1</text:p>
          </table:table-cell>
          <table:table-cell office:value-type="float" office:value="509" calcext:value-type="float">
            <text:p>509</text:p>
          </table:table-cell>
          <table:table-cell office:value-type="float" office:value="27.8" calcext:value-type="float">
            <text:p>27.8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76]-[.E876])*[$Sheet2.$D$14]/12" office:value-type="float" office:value="7.37635576173184" calcext:value-type="float">
            <text:p>7.37635576173184</text:p>
          </table:table-cell>
          <table:table-cell table:formula="of:=[.H876]+[.I875]" office:value-type="float" office:value="4848.1718600483" calcext:value-type="float">
            <text:p>4848.1718600483</text:p>
          </table:table-cell>
          <table:table-cell office:value-type="float" office:value="634" calcext:value-type="float">
            <text:p>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0:10:00</text:p>
          </table:table-cell>
          <table:table-cell office:value-type="float" office:value="0" calcext:value-type="float">
            <text:p>0</text:p>
          </table:table-cell>
          <table:table-cell office:value-type="float" office:value="82.0616666666666" calcext:value-type="float">
            <text:p>82.0616666666666</text:p>
          </table:table-cell>
          <table:table-cell office:value-type="float" office:value="509" calcext:value-type="float">
            <text:p>509</text:p>
          </table:table-cell>
          <table:table-cell office:value-type="float" office:value="27.8" calcext:value-type="float">
            <text:p>27.8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77]-[.E877])*[$Sheet2.$D$14]/12" office:value-type="float" office:value="7.37114838964713" calcext:value-type="float">
            <text:p>7.37114838964713</text:p>
          </table:table-cell>
          <table:table-cell table:formula="of:=[.H877]+[.I876]" office:value-type="float" office:value="4855.54300843794" calcext:value-type="float">
            <text:p>4855.54300843794</text:p>
          </table:table-cell>
          <table:table-cell office:value-type="float" office:value="635" calcext:value-type="float">
            <text:p>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0:15:00</text:p>
          </table:table-cell>
          <table:table-cell office:value-type="float" office:value="732.166666666667" calcext:value-type="float">
            <text:p>732.166666666667</text:p>
          </table:table-cell>
          <table:table-cell office:value-type="float" office:value="82.46" calcext:value-type="float">
            <text:p>82.46</text:p>
          </table:table-cell>
          <table:table-cell office:value-type="float" office:value="509.038333333333" calcext:value-type="float">
            <text:p>509.038333333333</text:p>
          </table:table-cell>
          <table:table-cell office:value-type="float" office:value="27.8" calcext:value-type="float">
            <text:p>27.8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78]-[.E878])*[$Sheet2.$D$14]/12" office:value-type="float" office:value="7.42525977783172" calcext:value-type="float">
            <text:p>7.42525977783172</text:p>
          </table:table-cell>
          <table:table-cell table:formula="of:=[.H878]+[.I877]" office:value-type="float" office:value="4862.96826821577" calcext:value-type="float">
            <text:p>4862.96826821577</text:p>
          </table:table-cell>
          <table:table-cell office:value-type="float" office:value="636" calcext:value-type="float">
            <text:p>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0:20:00</text:p>
          </table:table-cell>
          <table:table-cell office:value-type="float" office:value="1910" calcext:value-type="float">
            <text:p>1910</text:p>
          </table:table-cell>
          <table:table-cell office:value-type="float" office:value="83.76" calcext:value-type="float">
            <text:p>83.76</text:p>
          </table:table-cell>
          <table:table-cell office:value-type="float" office:value="509.18" calcext:value-type="float">
            <text:p>509.18</text:p>
          </table:table-cell>
          <table:table-cell office:value-type="float" office:value="27.8" calcext:value-type="float">
            <text:p>27.8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79]-[.E879])*[$Sheet2.$D$14]/12" office:value-type="float" office:value="7.60185761374795" calcext:value-type="float">
            <text:p>7.60185761374795</text:p>
          </table:table-cell>
          <table:table-cell table:formula="of:=[.H879]+[.I878]" office:value-type="float" office:value="4870.57012582952" calcext:value-type="float">
            <text:p>4870.57012582952</text:p>
          </table:table-cell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0:25:00</text:p>
          </table:table-cell>
          <table:table-cell office:value-type="float" office:value="1146" calcext:value-type="float">
            <text:p>1146</text:p>
          </table:table-cell>
          <table:table-cell office:value-type="float" office:value="84.68" calcext:value-type="float">
            <text:p>84.68</text:p>
          </table:table-cell>
          <table:table-cell office:value-type="float" office:value="509.3" calcext:value-type="float">
            <text:p>509.3</text:p>
          </table:table-cell>
          <table:table-cell office:value-type="float" office:value="27.605" calcext:value-type="float">
            <text:p>27.60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80]-[.E880])*[$Sheet2.$D$14]/12" office:value-type="float" office:value="7.75332421916841" calcext:value-type="float">
            <text:p>7.75332421916841</text:p>
          </table:table-cell>
          <table:table-cell table:formula="of:=[.H880]+[.I879]" office:value-type="float" office:value="4878.32345004869" calcext:value-type="float">
            <text:p>4878.32345004869</text:p>
          </table:table-cell>
          <table:table-cell office:value-type="float" office:value="638" calcext:value-type="float">
            <text:p>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0:30:00</text:p>
          </table:table-cell>
          <table:table-cell office:value-type="float" office:value="0" calcext:value-type="float">
            <text:p>0</text:p>
          </table:table-cell>
          <table:table-cell office:value-type="float" office:value="84.7233333333333" calcext:value-type="float">
            <text:p>84.7233333333333</text:p>
          </table:table-cell>
          <table:table-cell office:value-type="float" office:value="509.3" calcext:value-type="float">
            <text:p>509.3</text:p>
          </table:table-cell>
          <table:table-cell office:value-type="float" office:value="27.37" calcext:value-type="float">
            <text:p>27.3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81]-[.E881])*[$Sheet2.$D$14]/12" office:value-type="float" office:value="7.79113426865304" calcext:value-type="float">
            <text:p>7.79113426865304</text:p>
          </table:table-cell>
          <table:table-cell table:formula="of:=[.H881]+[.I880]" office:value-type="float" office:value="4886.11458431734" calcext:value-type="float">
            <text:p>4886.11458431734</text:p>
          </table:table-cell>
          <table:table-cell office:value-type="float" office:value="639" calcext:value-type="float">
            <text:p>639</text:p>
          </table:table-cell>
          <table:table-cell/>
          <table:table-cell table:formula="of:=[.J881]-[.J836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22-06-27 00:35:00</text:p>
          </table:table-cell>
          <table:table-cell office:value-type="float" office:value="0" calcext:value-type="float">
            <text:p>0</text:p>
          </table:table-cell>
          <table:table-cell office:value-type="float" office:value="84.56" calcext:value-type="float">
            <text:p>84.56</text:p>
          </table:table-cell>
          <table:table-cell office:value-type="float" office:value="509.3" calcext:value-type="float">
            <text:p>509.3</text:p>
          </table:table-cell>
          <table:table-cell office:value-type="float" office:value="27.43" calcext:value-type="float">
            <text:p>27.4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82]-[.E882])*[$Sheet2.$D$14]/12" office:value-type="float" office:value="7.76079566607256" calcext:value-type="float">
            <text:p>7.76079566607256</text:p>
          </table:table-cell>
          <table:table-cell table:formula="of:=[.H882]+[.I881]" office:value-type="float" office:value="4893.87537998342" calcext:value-type="float">
            <text:p>4893.87537998342</text:p>
          </table:table-cell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0:40:00</text:p>
          </table:table-cell>
          <table:table-cell office:value-type="float" office:value="0" calcext:value-type="float">
            <text:p>0</text:p>
          </table:table-cell>
          <table:table-cell office:value-type="float" office:value="84.38" calcext:value-type="float">
            <text:p>84.38</text:p>
          </table:table-cell>
          <table:table-cell office:value-type="float" office:value="509.3" calcext:value-type="float">
            <text:p>509.3</text:p>
          </table:table-cell>
          <table:table-cell office:value-type="float" office:value="27.565" calcext:value-type="float">
            <text:p>27.56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83]-[.E883])*[$Sheet2.$D$14]/12" office:value-type="float" office:value="7.71800465198516" calcext:value-type="float">
            <text:p>7.71800465198516</text:p>
          </table:table-cell>
          <table:table-cell table:formula="of:=[.H883]+[.I882]" office:value-type="float" office:value="4901.5933846354" calcext:value-type="float">
            <text:p>4901.5933846354</text:p>
          </table:table-cell>
          <table:table-cell office:value-type="float" office:value="641" calcext:value-type="float">
            <text:p>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0:45:00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509.3" calcext:value-type="float">
            <text:p>509.3</text:p>
          </table:table-cell>
          <table:table-cell office:value-type="float" office:value="27.665" calcext:value-type="float">
            <text:p>27.66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84]-[.E884])*[$Sheet2.$D$14]/12" office:value-type="float" office:value="7.67996819501859" calcext:value-type="float">
            <text:p>7.67996819501859</text:p>
          </table:table-cell>
          <table:table-cell table:formula="of:=[.H884]+[.I883]" office:value-type="float" office:value="4909.27335283042" calcext:value-type="float">
            <text:p>4909.27335283042</text:p>
          </table:table-cell>
          <table:table-cell office:value-type="float" office:value="642" calcext:value-type="float">
            <text:p>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0:50:00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509.3" calcext:value-type="float">
            <text:p>509.3</text:p>
          </table:table-cell>
          <table:table-cell office:value-type="float" office:value="27.7" calcext:value-type="float">
            <text:p>27.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85]-[.E885])*[$Sheet2.$D$14]/12" office:value-type="float" office:value="7.67521363789777" calcext:value-type="float">
            <text:p>7.67521363789777</text:p>
          </table:table-cell>
          <table:table-cell table:formula="of:=[.H885]+[.I884]" office:value-type="float" office:value="4916.94856646832" calcext:value-type="float">
            <text:p>4916.94856646832</text:p>
          </table:table-cell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0:55:00</text:p>
          </table:table-cell>
          <table:table-cell office:value-type="float" office:value="0" calcext:value-type="float">
            <text:p>0</text:p>
          </table:table-cell>
          <table:table-cell office:value-type="float" office:value="84.16" calcext:value-type="float">
            <text:p>84.16</text:p>
          </table:table-cell>
          <table:table-cell office:value-type="float" office:value="509.3" calcext:value-type="float">
            <text:p>509.3</text:p>
          </table:table-cell>
          <table:table-cell office:value-type="float" office:value="27.505" calcext:value-type="float">
            <text:p>27.50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86]-[.E886])*[$Sheet2.$D$14]/12" office:value-type="float" office:value="7.69626953371855" calcext:value-type="float">
            <text:p>7.69626953371855</text:p>
          </table:table-cell>
          <table:table-cell table:formula="of:=[.H886]+[.I885]" office:value-type="float" office:value="4924.64483600204" calcext:value-type="float">
            <text:p>4924.64483600204</text:p>
          </table:table-cell>
          <table:table-cell office:value-type="float" office:value="644" calcext:value-type="float">
            <text:p>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1:00:00</text:p>
          </table:table-cell>
          <table:table-cell office:value-type="float" office:value="0" calcext:value-type="float">
            <text:p>0</text:p>
          </table:table-cell>
          <table:table-cell office:value-type="float" office:value="84.06" calcext:value-type="float">
            <text:p>84.06</text:p>
          </table:table-cell>
          <table:table-cell office:value-type="float" office:value="509.3" calcext:value-type="float">
            <text:p>509.3</text:p>
          </table:table-cell>
          <table:table-cell office:value-type="float" office:value="27.4" calcext:value-type="float">
            <text:p>27.4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87]-[.E887])*[$Sheet2.$D$14]/12" office:value-type="float" office:value="7.69694875616438" calcext:value-type="float">
            <text:p>7.69694875616438</text:p>
          </table:table-cell>
          <table:table-cell table:formula="of:=[.H887]+[.I886]" office:value-type="float" office:value="4932.3417847582" calcext:value-type="float">
            <text:p>4932.3417847582</text:p>
          </table:table-cell>
          <table:table-cell office:value-type="float" office:value="645" calcext:value-type="float">
            <text:p>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1:05:00</text:p>
          </table:table-cell>
          <table:table-cell office:value-type="float" office:value="0" calcext:value-type="float">
            <text:p>0</text:p>
          </table:table-cell>
          <table:table-cell office:value-type="float" office:value="83.96" calcext:value-type="float">
            <text:p>83.96</text:p>
          </table:table-cell>
          <table:table-cell office:value-type="float" office:value="509.3" calcext:value-type="float">
            <text:p>509.3</text:p>
          </table:table-cell>
          <table:table-cell office:value-type="float" office:value="27.4" calcext:value-type="float">
            <text:p>27.4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88]-[.E888])*[$Sheet2.$D$14]/12" office:value-type="float" office:value="7.68336430724775" calcext:value-type="float">
            <text:p>7.68336430724775</text:p>
          </table:table-cell>
          <table:table-cell table:formula="of:=[.H888]+[.I887]" office:value-type="float" office:value="4940.02514906545" calcext:value-type="float">
            <text:p>4940.02514906545</text:p>
          </table:table-cell>
          <table:table-cell office:value-type="float" office:value="646" calcext:value-type="float">
            <text:p>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1:10:00</text:p>
          </table:table-cell>
          <table:table-cell office:value-type="float" office:value="0" calcext:value-type="float">
            <text:p>0</text:p>
          </table:table-cell>
          <table:table-cell office:value-type="float" office:value="83.9" calcext:value-type="float">
            <text:p>83.9</text:p>
          </table:table-cell>
          <table:table-cell office:value-type="float" office:value="509.3" calcext:value-type="float">
            <text:p>509.3</text:p>
          </table:table-cell>
          <table:table-cell office:value-type="float" office:value="27.4" calcext:value-type="float">
            <text:p>27.4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89]-[.E889])*[$Sheet2.$D$14]/12" office:value-type="float" office:value="7.67521363789777" calcext:value-type="float">
            <text:p>7.67521363789777</text:p>
          </table:table-cell>
          <table:table-cell table:formula="of:=[.H889]+[.I888]" office:value-type="float" office:value="4947.70036270335" calcext:value-type="float">
            <text:p>4947.70036270335</text:p>
          </table:table-cell>
          <table:table-cell office:value-type="float" office:value="647" calcext:value-type="float">
            <text:p>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1:15:00</text:p>
          </table:table-cell>
          <table:table-cell office:value-type="float" office:value="0" calcext:value-type="float">
            <text:p>0</text:p>
          </table:table-cell>
          <table:table-cell office:value-type="float" office:value="83.86" calcext:value-type="float">
            <text:p>83.86</text:p>
          </table:table-cell>
          <table:table-cell office:value-type="float" office:value="509.3" calcext:value-type="float">
            <text:p>509.3</text:p>
          </table:table-cell>
          <table:table-cell office:value-type="float" office:value="27.4" calcext:value-type="float">
            <text:p>27.4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90]-[.E890])*[$Sheet2.$D$14]/12" office:value-type="float" office:value="7.66977985833112" calcext:value-type="float">
            <text:p>7.66977985833112</text:p>
          </table:table-cell>
          <table:table-cell table:formula="of:=[.H890]+[.I889]" office:value-type="float" office:value="4955.37014256168" calcext:value-type="float">
            <text:p>4955.37014256168</text:p>
          </table:table-cell>
          <table:table-cell office:value-type="float" office:value="648" calcext:value-type="float">
            <text:p>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1:20:00</text:p>
          </table:table-cell>
          <table:table-cell office:value-type="float" office:value="0" calcext:value-type="float">
            <text:p>0</text:p>
          </table:table-cell>
          <table:table-cell office:value-type="float" office:value="83.76" calcext:value-type="float">
            <text:p>83.76</text:p>
          </table:table-cell>
          <table:table-cell office:value-type="float" office:value="509.3" calcext:value-type="float">
            <text:p>509.3</text:p>
          </table:table-cell>
          <table:table-cell office:value-type="float" office:value="27.4" calcext:value-type="float">
            <text:p>27.4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91]-[.E891])*[$Sheet2.$D$14]/12" office:value-type="float" office:value="7.65619540941448" calcext:value-type="float">
            <text:p>7.65619540941448</text:p>
          </table:table-cell>
          <table:table-cell table:formula="of:=[.H891]+[.I890]" office:value-type="float" office:value="4963.02633797109" calcext:value-type="float">
            <text:p>4963.02633797109</text:p>
          </table:table-cell>
          <table:table-cell office:value-type="float" office:value="649" calcext:value-type="float">
            <text:p>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1:25:00</text:p>
          </table:table-cell>
          <table:table-cell office:value-type="float" office:value="0" calcext:value-type="float">
            <text:p>0</text:p>
          </table:table-cell>
          <table:table-cell office:value-type="float" office:value="83.66" calcext:value-type="float">
            <text:p>83.66</text:p>
          </table:table-cell>
          <table:table-cell office:value-type="float" office:value="509.3" calcext:value-type="float">
            <text:p>509.3</text:p>
          </table:table-cell>
          <table:table-cell office:value-type="float" office:value="27.335" calcext:value-type="float">
            <text:p>27.33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92]-[.E892])*[$Sheet2.$D$14]/12" office:value-type="float" office:value="7.65144085229366" calcext:value-type="float">
            <text:p>7.65144085229366</text:p>
          </table:table-cell>
          <table:table-cell table:formula="of:=[.H892]+[.I891]" office:value-type="float" office:value="4970.67777882339" calcext:value-type="float">
            <text:p>4970.67777882339</text:p>
          </table:table-cell>
          <table:table-cell office:value-type="float" office:value="650" calcext:value-type="float">
            <text:p>6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1:30:00</text:p>
          </table:table-cell>
          <table:table-cell office:value-type="float" office:value="0" calcext:value-type="float">
            <text:p>0</text:p>
          </table:table-cell>
          <table:table-cell office:value-type="float" office:value="83.6" calcext:value-type="float">
            <text:p>83.6</text:p>
          </table:table-cell>
          <table:table-cell office:value-type="float" office:value="509.3" calcext:value-type="float">
            <text:p>509.3</text:p>
          </table:table-cell>
          <table:table-cell office:value-type="float" office:value="27.23" calcext:value-type="float">
            <text:p>27.2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93]-[.E893])*[$Sheet2.$D$14]/12" office:value-type="float" office:value="7.65755385430614" calcext:value-type="float">
            <text:p>7.65755385430614</text:p>
          </table:table-cell>
          <table:table-cell table:formula="of:=[.H893]+[.I892]" office:value-type="float" office:value="4978.33533267769" calcext:value-type="float">
            <text:p>4978.33533267769</text:p>
          </table:table-cell>
          <table:table-cell office:value-type="float" office:value="651" calcext:value-type="float">
            <text:p>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1:35:00</text:p>
          </table:table-cell>
          <table:table-cell office:value-type="float" office:value="0" calcext:value-type="float">
            <text:p>0</text:p>
          </table:table-cell>
          <table:table-cell office:value-type="float" office:value="83.56" calcext:value-type="float">
            <text:p>83.56</text:p>
          </table:table-cell>
          <table:table-cell office:value-type="float" office:value="509.3" calcext:value-type="float">
            <text:p>509.3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94]-[.E894])*[$Sheet2.$D$14]/12" office:value-type="float" office:value="7.66977985833112" calcext:value-type="float">
            <text:p>7.66977985833112</text:p>
          </table:table-cell>
          <table:table-cell table:formula="of:=[.H894]+[.I893]" office:value-type="float" office:value="4986.00511253602" calcext:value-type="float">
            <text:p>4986.00511253602</text:p>
          </table:table-cell>
          <table:table-cell office:value-type="float" office:value="652" calcext:value-type="float">
            <text:p>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1:40:00</text:p>
          </table:table-cell>
          <table:table-cell office:value-type="float" office:value="0" calcext:value-type="float">
            <text:p>0</text:p>
          </table:table-cell>
          <table:table-cell office:value-type="float" office:value="83.46" calcext:value-type="float">
            <text:p>83.46</text:p>
          </table:table-cell>
          <table:table-cell office:value-type="float" office:value="509.3" calcext:value-type="float">
            <text:p>509.3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95]-[.E895])*[$Sheet2.$D$14]/12" office:value-type="float" office:value="7.65619540941448" calcext:value-type="float">
            <text:p>7.65619540941448</text:p>
          </table:table-cell>
          <table:table-cell table:formula="of:=[.H895]+[.I894]" office:value-type="float" office:value="4993.66130794544" calcext:value-type="float">
            <text:p>4993.66130794544</text:p>
          </table:table-cell>
          <table:table-cell office:value-type="float" office:value="653" calcext:value-type="float">
            <text:p>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1:45:00</text:p>
          </table:table-cell>
          <table:table-cell office:value-type="float" office:value="0" calcext:value-type="float">
            <text:p>0</text:p>
          </table:table-cell>
          <table:table-cell office:value-type="float" office:value="83.4" calcext:value-type="float">
            <text:p>83.4</text:p>
          </table:table-cell>
          <table:table-cell office:value-type="float" office:value="509.3" calcext:value-type="float">
            <text:p>509.3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96]-[.E896])*[$Sheet2.$D$14]/12" office:value-type="float" office:value="7.6480447400645" calcext:value-type="float">
            <text:p>7.6480447400645</text:p>
          </table:table-cell>
          <table:table-cell table:formula="of:=[.H896]+[.I895]" office:value-type="float" office:value="5001.3093526855" calcext:value-type="float">
            <text:p>5001.3093526855</text:p>
          </table:table-cell>
          <table:table-cell office:value-type="float" office:value="654" calcext:value-type="float">
            <text:p>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1:50:00</text:p>
          </table:table-cell>
          <table:table-cell office:value-type="float" office:value="0" calcext:value-type="float">
            <text:p>0</text:p>
          </table:table-cell>
          <table:table-cell office:value-type="float" office:value="83.32" calcext:value-type="float">
            <text:p>83.32</text:p>
          </table:table-cell>
          <table:table-cell office:value-type="float" office:value="509.3" calcext:value-type="float">
            <text:p>509.3</text:p>
          </table:table-cell>
          <table:table-cell office:value-type="float" office:value="27.1" calcext:value-type="float">
            <text:p>27.1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97]-[.E897])*[$Sheet2.$D$14]/12" office:value-type="float" office:value="7.6371771809312" calcext:value-type="float">
            <text:p>7.6371771809312</text:p>
          </table:table-cell>
          <table:table-cell table:formula="of:=[.H897]+[.I896]" office:value-type="float" office:value="5008.94652986643" calcext:value-type="float">
            <text:p>5008.94652986643</text:p>
          </table:table-cell>
          <table:table-cell office:value-type="float" office:value="655" calcext:value-type="float">
            <text:p>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1:55:00</text:p>
          </table:table-cell>
          <table:table-cell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  <table:table-cell office:value-type="float" office:value="509.3" calcext:value-type="float">
            <text:p>509.3</text:p>
          </table:table-cell>
          <table:table-cell office:value-type="float" office:value="27.165" calcext:value-type="float">
            <text:p>27.16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98]-[.E898])*[$Sheet2.$D$14]/12" office:value-type="float" office:value="7.61204595043543" calcext:value-type="float">
            <text:p>7.61204595043543</text:p>
          </table:table-cell>
          <table:table-cell table:formula="of:=[.H898]+[.I897]" office:value-type="float" office:value="5016.55857581687" calcext:value-type="float">
            <text:p>5016.55857581687</text:p>
          </table:table-cell>
          <table:table-cell office:value-type="float" office:value="656" calcext:value-type="float">
            <text:p>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2:00:00</text:p>
          </table:table-cell>
          <table:table-cell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  <table:table-cell office:value-type="float" office:value="509.3" calcext:value-type="float">
            <text:p>509.3</text:p>
          </table:table-cell>
          <table:table-cell office:value-type="float" office:value="27.135" calcext:value-type="float">
            <text:p>27.13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899]-[.E899])*[$Sheet2.$D$14]/12" office:value-type="float" office:value="7.61612128511041" calcext:value-type="float">
            <text:p>7.61612128511041</text:p>
          </table:table-cell>
          <table:table-cell table:formula="of:=[.H899]+[.I898]" office:value-type="float" office:value="5024.17469710198" calcext:value-type="float">
            <text:p>5024.17469710198</text:p>
          </table:table-cell>
          <table:table-cell office:value-type="float" office:value="657" calcext:value-type="float">
            <text:p>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2:05:00</text:p>
          </table:table-cell>
          <table:table-cell office:value-type="float" office:value="0" calcext:value-type="float">
            <text:p>0</text:p>
          </table:table-cell>
          <table:table-cell office:value-type="float" office:value="83.16" calcext:value-type="float">
            <text:p>83.16</text:p>
          </table:table-cell>
          <table:table-cell office:value-type="float" office:value="509.3" calcext:value-type="float">
            <text:p>509.3</text:p>
          </table:table-cell>
          <table:table-cell office:value-type="float" office:value="27.165" calcext:value-type="float">
            <text:p>27.16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00]-[.E900])*[$Sheet2.$D$14]/12" office:value-type="float" office:value="7.60661217086877" calcext:value-type="float">
            <text:p>7.60661217086877</text:p>
          </table:table-cell>
          <table:table-cell table:formula="of:=[.H900]+[.I899]" office:value-type="float" office:value="5031.78130927285" calcext:value-type="float">
            <text:p>5031.78130927285</text:p>
          </table:table-cell>
          <table:table-cell office:value-type="float" office:value="658" calcext:value-type="float">
            <text:p>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2:10:00</text:p>
          </table:table-cell>
          <table:table-cell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509.3" calcext:value-type="float">
            <text:p>509.3</text:p>
          </table:table-cell>
          <table:table-cell office:value-type="float" office:value="27.2" calcext:value-type="float">
            <text:p>27.2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01]-[.E901])*[$Sheet2.$D$14]/12" office:value-type="float" office:value="7.59370694439797" calcext:value-type="float">
            <text:p>7.59370694439797</text:p>
          </table:table-cell>
          <table:table-cell table:formula="of:=[.H901]+[.I900]" office:value-type="float" office:value="5039.37501621724" calcext:value-type="float">
            <text:p>5039.37501621724</text:p>
          </table:table-cell>
          <table:table-cell office:value-type="float" office:value="659" calcext:value-type="float">
            <text:p>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2:15:00</text:p>
          </table:table-cell>
          <table:table-cell office:value-type="float" office:value="0" calcext:value-type="float">
            <text:p>0</text:p>
          </table:table-cell>
          <table:table-cell office:value-type="float" office:value="83.06" calcext:value-type="float">
            <text:p>83.06</text:p>
          </table:table-cell>
          <table:table-cell office:value-type="float" office:value="509.3" calcext:value-type="float">
            <text:p>509.3</text:p>
          </table:table-cell>
          <table:table-cell office:value-type="float" office:value="27.33" calcext:value-type="float">
            <text:p>27.3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02]-[.E902])*[$Sheet2.$D$14]/12" office:value-type="float" office:value="7.5706133812397" calcext:value-type="float">
            <text:p>7.5706133812397</text:p>
          </table:table-cell>
          <table:table-cell table:formula="of:=[.H902]+[.I901]" office:value-type="float" office:value="5046.94562959848" calcext:value-type="float">
            <text:p>5046.94562959848</text:p>
          </table:table-cell>
          <table:table-cell office:value-type="float" office:value="660" calcext:value-type="float">
            <text:p>6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2:20:00</text:p>
          </table:table-cell>
          <table:table-cell office:value-type="float" office:value="0" calcext:value-type="float">
            <text:p>0</text:p>
          </table:table-cell>
          <table:table-cell office:value-type="float" office:value="82.96" calcext:value-type="float">
            <text:p>82.96</text:p>
          </table:table-cell>
          <table:table-cell office:value-type="float" office:value="509.3" calcext:value-type="float">
            <text:p>509.3</text:p>
          </table:table-cell>
          <table:table-cell office:value-type="float" office:value="27.4" calcext:value-type="float">
            <text:p>27.4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03]-[.E903])*[$Sheet2.$D$14]/12" office:value-type="float" office:value="7.54751981808142" calcext:value-type="float">
            <text:p>7.54751981808142</text:p>
          </table:table-cell>
          <table:table-cell table:formula="of:=[.H903]+[.I902]" office:value-type="float" office:value="5054.49314941657" calcext:value-type="float">
            <text:p>5054.49314941657</text:p>
          </table:table-cell>
          <table:table-cell office:value-type="float" office:value="661" calcext:value-type="float">
            <text:p>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2:25:00</text:p>
          </table:table-cell>
          <table:table-cell office:value-type="float" office:value="0" calcext:value-type="float">
            <text:p>0</text:p>
          </table:table-cell>
          <table:table-cell office:value-type="float" office:value="82.86" calcext:value-type="float">
            <text:p>82.86</text:p>
          </table:table-cell>
          <table:table-cell office:value-type="float" office:value="509.3" calcext:value-type="float">
            <text:p>509.3</text:p>
          </table:table-cell>
          <table:table-cell office:value-type="float" office:value="27.4" calcext:value-type="float">
            <text:p>27.4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04]-[.E904])*[$Sheet2.$D$14]/12" office:value-type="float" office:value="7.53393536916478" calcext:value-type="float">
            <text:p>7.53393536916478</text:p>
          </table:table-cell>
          <table:table-cell table:formula="of:=[.H904]+[.I903]" office:value-type="float" office:value="5062.02708478573" calcext:value-type="float">
            <text:p>5062.02708478573</text:p>
          </table:table-cell>
          <table:table-cell office:value-type="float" office:value="662" calcext:value-type="float">
            <text:p>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2:30:00</text:p>
          </table:table-cell>
          <table:table-cell office:value-type="float" office:value="0" calcext:value-type="float">
            <text:p>0</text:p>
          </table:table-cell>
          <table:table-cell office:value-type="float" office:value="82.8" calcext:value-type="float">
            <text:p>82.8</text:p>
          </table:table-cell>
          <table:table-cell office:value-type="float" office:value="509.3" calcext:value-type="float">
            <text:p>509.3</text:p>
          </table:table-cell>
          <table:table-cell office:value-type="float" office:value="27.4" calcext:value-type="float">
            <text:p>27.4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05]-[.E905])*[$Sheet2.$D$14]/12" office:value-type="float" office:value="7.5257846998148" calcext:value-type="float">
            <text:p>7.5257846998148</text:p>
          </table:table-cell>
          <table:table-cell table:formula="of:=[.H905]+[.I904]" office:value-type="float" office:value="5069.55286948555" calcext:value-type="float">
            <text:p>5069.55286948555</text:p>
          </table:table-cell>
          <table:table-cell office:value-type="float" office:value="663" calcext:value-type="float">
            <text:p>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2:35:00</text:p>
          </table:table-cell>
          <table:table-cell office:value-type="float" office:value="0" calcext:value-type="float">
            <text:p>0</text:p>
          </table:table-cell>
          <table:table-cell office:value-type="float" office:value="82.8" calcext:value-type="float">
            <text:p>82.8</text:p>
          </table:table-cell>
          <table:table-cell office:value-type="float" office:value="509.3" calcext:value-type="float">
            <text:p>509.3</text:p>
          </table:table-cell>
          <table:table-cell office:value-type="float" office:value="27.27" calcext:value-type="float">
            <text:p>27.2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06]-[.E906])*[$Sheet2.$D$14]/12" office:value-type="float" office:value="7.54344448340643" calcext:value-type="float">
            <text:p>7.54344448340643</text:p>
          </table:table-cell>
          <table:table-cell table:formula="of:=[.H906]+[.I905]" office:value-type="float" office:value="5077.09631396895" calcext:value-type="float">
            <text:p>5077.09631396895</text:p>
          </table:table-cell>
          <table:table-cell office:value-type="float" office:value="664" calcext:value-type="float">
            <text:p>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2:40:00</text:p>
          </table:table-cell>
          <table:table-cell office:value-type="float" office:value="0" calcext:value-type="float">
            <text:p>0</text:p>
          </table:table-cell>
          <table:table-cell office:value-type="float" office:value="82.76" calcext:value-type="float">
            <text:p>82.76</text:p>
          </table:table-cell>
          <table:table-cell office:value-type="float" office:value="509.3" calcext:value-type="float">
            <text:p>509.3</text:p>
          </table:table-cell>
          <table:table-cell office:value-type="float" office:value="27.2" calcext:value-type="float">
            <text:p>27.2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07]-[.E907])*[$Sheet2.$D$14]/12" office:value-type="float" office:value="7.54751981808142" calcext:value-type="float">
            <text:p>7.54751981808142</text:p>
          </table:table-cell>
          <table:table-cell table:formula="of:=[.H907]+[.I906]" office:value-type="float" office:value="5084.64383378703" calcext:value-type="float">
            <text:p>5084.64383378703</text:p>
          </table:table-cell>
          <table:table-cell office:value-type="float" office:value="665" calcext:value-type="float">
            <text:p>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2:45:00</text:p>
          </table:table-cell>
          <table:table-cell office:value-type="float" office:value="0" calcext:value-type="float">
            <text:p>0</text:p>
          </table:table-cell>
          <table:table-cell office:value-type="float" office:value="82.7" calcext:value-type="float">
            <text:p>82.7</text:p>
          </table:table-cell>
          <table:table-cell office:value-type="float" office:value="509.3" calcext:value-type="float">
            <text:p>509.3</text:p>
          </table:table-cell>
          <table:table-cell office:value-type="float" office:value="27.33" calcext:value-type="float">
            <text:p>27.3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08]-[.E908])*[$Sheet2.$D$14]/12" office:value-type="float" office:value="7.52170936513981" calcext:value-type="float">
            <text:p>7.52170936513981</text:p>
          </table:table-cell>
          <table:table-cell table:formula="of:=[.H908]+[.I907]" office:value-type="float" office:value="5092.16554315217" calcext:value-type="float">
            <text:p>5092.16554315217</text:p>
          </table:table-cell>
          <table:table-cell office:value-type="float" office:value="666" calcext:value-type="float">
            <text:p>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2:50:00</text:p>
          </table:table-cell>
          <table:table-cell office:value-type="float" office:value="0" calcext:value-type="float">
            <text:p>0</text:p>
          </table:table-cell>
          <table:table-cell office:value-type="float" office:value="82.66" calcext:value-type="float">
            <text:p>82.66</text:p>
          </table:table-cell>
          <table:table-cell office:value-type="float" office:value="509.3" calcext:value-type="float">
            <text:p>509.3</text:p>
          </table:table-cell>
          <table:table-cell office:value-type="float" office:value="27.335" calcext:value-type="float">
            <text:p>27.33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09]-[.E909])*[$Sheet2.$D$14]/12" office:value-type="float" office:value="7.51559636312733" calcext:value-type="float">
            <text:p>7.51559636312733</text:p>
          </table:table-cell>
          <table:table-cell table:formula="of:=[.H909]+[.I908]" office:value-type="float" office:value="5099.6811395153" calcext:value-type="float">
            <text:p>5099.6811395153</text:p>
          </table:table-cell>
          <table:table-cell office:value-type="float" office:value="667" calcext:value-type="float">
            <text:p>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2:55:00</text:p>
          </table:table-cell>
          <table:table-cell office:value-type="float" office:value="0" calcext:value-type="float">
            <text:p>0</text:p>
          </table:table-cell>
          <table:table-cell office:value-type="float" office:value="82.6" calcext:value-type="float">
            <text:p>82.6</text:p>
          </table:table-cell>
          <table:table-cell office:value-type="float" office:value="509.3" calcext:value-type="float">
            <text:p>509.3</text:p>
          </table:table-cell>
          <table:table-cell office:value-type="float" office:value="27.235" calcext:value-type="float">
            <text:p>27.23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10]-[.E910])*[$Sheet2.$D$14]/12" office:value-type="float" office:value="7.52103014269398" calcext:value-type="float">
            <text:p>7.52103014269398</text:p>
          </table:table-cell>
          <table:table-cell table:formula="of:=[.H910]+[.I909]" office:value-type="float" office:value="5107.202169658" calcext:value-type="float">
            <text:p>5107.202169658</text:p>
          </table:table-cell>
          <table:table-cell office:value-type="float" office:value="668" calcext:value-type="float">
            <text:p>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3:00:00</text:p>
          </table:table-cell>
          <table:table-cell office:value-type="float" office:value="0" calcext:value-type="float">
            <text:p>0</text:p>
          </table:table-cell>
          <table:table-cell office:value-type="float" office:value="82.56" calcext:value-type="float">
            <text:p>82.56</text:p>
          </table:table-cell>
          <table:table-cell office:value-type="float" office:value="509.3" calcext:value-type="float">
            <text:p>509.3</text:p>
          </table:table-cell>
          <table:table-cell office:value-type="float" office:value="27.2" calcext:value-type="float">
            <text:p>27.2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11]-[.E911])*[$Sheet2.$D$14]/12" office:value-type="float" office:value="7.52035092024815" calcext:value-type="float">
            <text:p>7.52035092024815</text:p>
          </table:table-cell>
          <table:table-cell table:formula="of:=[.H911]+[.I910]" office:value-type="float" office:value="5114.72252057824" calcext:value-type="float">
            <text:p>5114.72252057824</text:p>
          </table:table-cell>
          <table:table-cell office:value-type="float" office:value="669" calcext:value-type="float">
            <text:p>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3:05:00</text:p>
          </table:table-cell>
          <table:table-cell office:value-type="float" office:value="0" calcext:value-type="float">
            <text:p>0</text:p>
          </table:table-cell>
          <table:table-cell office:value-type="float" office:value="82.5" calcext:value-type="float">
            <text:p>82.5</text:p>
          </table:table-cell>
          <table:table-cell office:value-type="float" office:value="509.3" calcext:value-type="float">
            <text:p>509.3</text:p>
          </table:table-cell>
          <table:table-cell office:value-type="float" office:value="27.2" calcext:value-type="float">
            <text:p>27.2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12]-[.E912])*[$Sheet2.$D$14]/12" office:value-type="float" office:value="7.51220025089817" calcext:value-type="float">
            <text:p>7.51220025089817</text:p>
          </table:table-cell>
          <table:table-cell table:formula="of:=[.H912]+[.I911]" office:value-type="float" office:value="5122.23472082914" calcext:value-type="float">
            <text:p>5122.23472082914</text:p>
          </table:table-cell>
          <table:table-cell office:value-type="float" office:value="670" calcext:value-type="float">
            <text:p>6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3:10:00</text:p>
          </table:table-cell>
          <table:table-cell office:value-type="float" office:value="0" calcext:value-type="float">
            <text:p>0</text:p>
          </table:table-cell>
          <table:table-cell office:value-type="float" office:value="82.46" calcext:value-type="float">
            <text:p>82.46</text:p>
          </table:table-cell>
          <table:table-cell office:value-type="float" office:value="509.3" calcext:value-type="float">
            <text:p>509.3</text:p>
          </table:table-cell>
          <table:table-cell office:value-type="float" office:value="27.265" calcext:value-type="float">
            <text:p>27.26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13]-[.E913])*[$Sheet2.$D$14]/12" office:value-type="float" office:value="7.49793657953571" calcext:value-type="float">
            <text:p>7.49793657953571</text:p>
          </table:table-cell>
          <table:table-cell table:formula="of:=[.H913]+[.I912]" office:value-type="float" office:value="5129.73265740868" calcext:value-type="float">
            <text:p>5129.73265740868</text:p>
          </table:table-cell>
          <table:table-cell office:value-type="float" office:value="671" calcext:value-type="float">
            <text:p>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3:15:00</text:p>
          </table:table-cell>
          <table:table-cell office:value-type="float" office:value="0" calcext:value-type="float">
            <text:p>0</text:p>
          </table:table-cell>
          <table:table-cell office:value-type="float" office:value="82.36" calcext:value-type="float">
            <text:p>82.36</text:p>
          </table:table-cell>
          <table:table-cell office:value-type="float" office:value="509.3" calcext:value-type="float">
            <text:p>509.3</text:p>
          </table:table-cell>
          <table:table-cell office:value-type="float" office:value="27.3" calcext:value-type="float">
            <text:p>27.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14]-[.E914])*[$Sheet2.$D$14]/12" office:value-type="float" office:value="7.47959757349825" calcext:value-type="float">
            <text:p>7.47959757349825</text:p>
          </table:table-cell>
          <table:table-cell table:formula="of:=[.H914]+[.I913]" office:value-type="float" office:value="5137.21225498218" calcext:value-type="float">
            <text:p>5137.21225498218</text:p>
          </table:table-cell>
          <table:table-cell office:value-type="float" office:value="672" calcext:value-type="float">
            <text:p>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3:20:00</text:p>
          </table:table-cell>
          <table:table-cell office:value-type="float" office:value="0" calcext:value-type="float">
            <text:p>0</text:p>
          </table:table-cell>
          <table:table-cell office:value-type="float" office:value="82.26" calcext:value-type="float">
            <text:p>82.26</text:p>
          </table:table-cell>
          <table:table-cell office:value-type="float" office:value="509.3" calcext:value-type="float">
            <text:p>509.3</text:p>
          </table:table-cell>
          <table:table-cell office:value-type="float" office:value="27.3" calcext:value-type="float">
            <text:p>27.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15]-[.E915])*[$Sheet2.$D$14]/12" office:value-type="float" office:value="7.46601312458162" calcext:value-type="float">
            <text:p>7.46601312458162</text:p>
          </table:table-cell>
          <table:table-cell table:formula="of:=[.H915]+[.I914]" office:value-type="float" office:value="5144.67826810676" calcext:value-type="float">
            <text:p>5144.67826810676</text:p>
          </table:table-cell>
          <table:table-cell office:value-type="float" office:value="673" calcext:value-type="float">
            <text:p>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3:25:00</text:p>
          </table:table-cell>
          <table:table-cell office:value-type="float" office:value="0" calcext:value-type="float">
            <text:p>0</text:p>
          </table:table-cell>
          <table:table-cell office:value-type="float" office:value="82.2" calcext:value-type="float">
            <text:p>82.2</text:p>
          </table:table-cell>
          <table:table-cell office:value-type="float" office:value="509.3" calcext:value-type="float">
            <text:p>509.3</text:p>
          </table:table-cell>
          <table:table-cell office:value-type="float" office:value="27.3" calcext:value-type="float">
            <text:p>27.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16]-[.E916])*[$Sheet2.$D$14]/12" office:value-type="float" office:value="7.45786245523164" calcext:value-type="float">
            <text:p>7.45786245523164</text:p>
          </table:table-cell>
          <table:table-cell table:formula="of:=[.H916]+[.I915]" office:value-type="float" office:value="5152.13613056199" calcext:value-type="float">
            <text:p>5152.13613056199</text:p>
          </table:table-cell>
          <table:table-cell office:value-type="float" office:value="674" calcext:value-type="float">
            <text:p>6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3:30:00</text:p>
          </table:table-cell>
          <table:table-cell office:value-type="float" office:value="0" calcext:value-type="float">
            <text:p>0</text:p>
          </table:table-cell>
          <table:table-cell office:value-type="float" office:value="82.2" calcext:value-type="float">
            <text:p>82.2</text:p>
          </table:table-cell>
          <table:table-cell office:value-type="float" office:value="509.3" calcext:value-type="float">
            <text:p>509.3</text:p>
          </table:table-cell>
          <table:table-cell office:value-type="float" office:value="27.3" calcext:value-type="float">
            <text:p>27.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17]-[.E917])*[$Sheet2.$D$14]/12" office:value-type="float" office:value="7.45786245523164" calcext:value-type="float">
            <text:p>7.45786245523164</text:p>
          </table:table-cell>
          <table:table-cell table:formula="of:=[.H917]+[.I916]" office:value-type="float" office:value="5159.59399301722" calcext:value-type="float">
            <text:p>5159.59399301722</text:p>
          </table:table-cell>
          <table:table-cell office:value-type="float" office:value="675" calcext:value-type="float">
            <text:p>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3:35:00</text:p>
          </table:table-cell>
          <table:table-cell office:value-type="float" office:value="0" calcext:value-type="float">
            <text:p>0</text:p>
          </table:table-cell>
          <table:table-cell office:value-type="float" office:value="82.16" calcext:value-type="float">
            <text:p>82.16</text:p>
          </table:table-cell>
          <table:table-cell office:value-type="float" office:value="509.3" calcext:value-type="float">
            <text:p>509.3</text:p>
          </table:table-cell>
          <table:table-cell office:value-type="float" office:value="27.3" calcext:value-type="float">
            <text:p>27.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18]-[.E918])*[$Sheet2.$D$14]/12" office:value-type="float" office:value="7.45242867566498" calcext:value-type="float">
            <text:p>7.45242867566498</text:p>
          </table:table-cell>
          <table:table-cell table:formula="of:=[.H918]+[.I917]" office:value-type="float" office:value="5167.04642169289" calcext:value-type="float">
            <text:p>5167.04642169289</text:p>
          </table:table-cell>
          <table:table-cell office:value-type="float" office:value="676" calcext:value-type="float">
            <text:p>6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3:40:00</text:p>
          </table:table-cell>
          <table:table-cell office:value-type="float" office:value="0" calcext:value-type="float">
            <text:p>0</text:p>
          </table:table-cell>
          <table:table-cell office:value-type="float" office:value="82.06" calcext:value-type="float">
            <text:p>82.06</text:p>
          </table:table-cell>
          <table:table-cell office:value-type="float" office:value="509.3" calcext:value-type="float">
            <text:p>509.3</text:p>
          </table:table-cell>
          <table:table-cell office:value-type="float" office:value="27.3" calcext:value-type="float">
            <text:p>27.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19]-[.E919])*[$Sheet2.$D$14]/12" office:value-type="float" office:value="7.43884422674835" calcext:value-type="float">
            <text:p>7.43884422674835</text:p>
          </table:table-cell>
          <table:table-cell table:formula="of:=[.H919]+[.I918]" office:value-type="float" office:value="5174.48526591963" calcext:value-type="float">
            <text:p>5174.48526591963</text:p>
          </table:table-cell>
          <table:table-cell office:value-type="float" office:value="677" calcext:value-type="float">
            <text:p>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3:45:00</text:p>
          </table:table-cell>
          <table:table-cell office:value-type="float" office:value="764" calcext:value-type="float">
            <text:p>764</text:p>
          </table:table-cell>
          <table:table-cell office:value-type="float" office:value="82" calcext:value-type="float">
            <text:p>82</text:p>
          </table:table-cell>
          <table:table-cell office:value-type="float" office:value="509.3" calcext:value-type="float">
            <text:p>509.3</text:p>
          </table:table-cell>
          <table:table-cell office:value-type="float" office:value="27.43" calcext:value-type="float">
            <text:p>27.4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20]-[.E920])*[$Sheet2.$D$14]/12" office:value-type="float" office:value="7.41303377380675" calcext:value-type="float">
            <text:p>7.41303377380675</text:p>
          </table:table-cell>
          <table:table-cell table:formula="of:=[.H920]+[.I919]" office:value-type="float" office:value="5181.89829969344" calcext:value-type="float">
            <text:p>5181.89829969344</text:p>
          </table:table-cell>
          <table:table-cell office:value-type="float" office:value="678" calcext:value-type="float">
            <text:p>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3:50:00</text:p>
          </table:table-cell>
          <table:table-cell office:value-type="float" office:value="1910" calcext:value-type="float">
            <text:p>1910</text:p>
          </table:table-cell>
          <table:table-cell office:value-type="float" office:value="82.68" calcext:value-type="float">
            <text:p>82.68</text:p>
          </table:table-cell>
          <table:table-cell office:value-type="float" office:value="509.34" calcext:value-type="float">
            <text:p>509.34</text:p>
          </table:table-cell>
          <table:table-cell office:value-type="float" office:value="27.5" calcext:value-type="float">
            <text:p>27.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21]-[.E921])*[$Sheet2.$D$14]/12" office:value-type="float" office:value="7.49589891219821" calcext:value-type="float">
            <text:p>7.49589891219821</text:p>
          </table:table-cell>
          <table:table-cell table:formula="of:=[.H921]+[.I920]" office:value-type="float" office:value="5189.39419860564" calcext:value-type="float">
            <text:p>5189.39419860564</text:p>
          </table:table-cell>
          <table:table-cell office:value-type="float" office:value="679" calcext:value-type="float">
            <text:p>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3:55:00</text:p>
          </table:table-cell>
          <table:table-cell office:value-type="float" office:value="1146" calcext:value-type="float">
            <text:p>1146</text:p>
          </table:table-cell>
          <table:table-cell office:value-type="float" office:value="84.18" calcext:value-type="float">
            <text:p>84.18</text:p>
          </table:table-cell>
          <table:table-cell office:value-type="float" office:value="509.48" calcext:value-type="float">
            <text:p>509.48</text:p>
          </table:table-cell>
          <table:table-cell office:value-type="float" office:value="27.5" calcext:value-type="float">
            <text:p>27.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22]-[.E922])*[$Sheet2.$D$14]/12" office:value-type="float" office:value="7.69966564594771" calcext:value-type="float">
            <text:p>7.69966564594771</text:p>
          </table:table-cell>
          <table:table-cell table:formula="of:=[.H922]+[.I921]" office:value-type="float" office:value="5197.09386425159" calcext:value-type="float">
            <text:p>5197.09386425159</text:p>
          </table:table-cell>
          <table:table-cell office:value-type="float" office:value="680" calcext:value-type="float">
            <text:p>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4:00:00</text:p>
          </table:table-cell>
          <table:table-cell office:value-type="float" office:value="0" calcext:value-type="float">
            <text:p>0</text:p>
          </table:table-cell>
          <table:table-cell office:value-type="float" office:value="84.9" calcext:value-type="float">
            <text:p>84.9</text:p>
          </table:table-cell>
          <table:table-cell office:value-type="float" office:value="509.6" calcext:value-type="float">
            <text:p>509.6</text:p>
          </table:table-cell>
          <table:table-cell office:value-type="float" office:value="27.5" calcext:value-type="float">
            <text:p>27.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23]-[.E923])*[$Sheet2.$D$14]/12" office:value-type="float" office:value="7.79747367814747" calcext:value-type="float">
            <text:p>7.79747367814747</text:p>
          </table:table-cell>
          <table:table-cell table:formula="of:=[.H923]+[.I922]" office:value-type="float" office:value="5204.89133792973" calcext:value-type="float">
            <text:p>5204.89133792973</text:p>
          </table:table-cell>
          <table:table-cell office:value-type="float" office:value="681" calcext:value-type="float">
            <text:p>681</text:p>
          </table:table-cell>
          <table:table-cell/>
          <table:table-cell table:formula="of:=[.J923]-[.J881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22-06-27 04:05:00</text:p>
          </table:table-cell>
          <table:table-cell office:value-type="float" office:value="0" calcext:value-type="float">
            <text:p>0</text:p>
          </table:table-cell>
          <table:table-cell office:value-type="float" office:value="84.82" calcext:value-type="float">
            <text:p>84.82</text:p>
          </table:table-cell>
          <table:table-cell office:value-type="float" office:value="509.6" calcext:value-type="float">
            <text:p>509.6</text:p>
          </table:table-cell>
          <table:table-cell office:value-type="float" office:value="27.305" calcext:value-type="float">
            <text:p>27.30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24]-[.E924])*[$Sheet2.$D$14]/12" office:value-type="float" office:value="7.8130957944016" calcext:value-type="float">
            <text:p>7.8130957944016</text:p>
          </table:table-cell>
          <table:table-cell table:formula="of:=[.H924]+[.I923]" office:value-type="float" office:value="5212.70443372413" calcext:value-type="float">
            <text:p>5212.70443372413</text:p>
          </table:table-cell>
          <table:table-cell office:value-type="float" office:value="682" calcext:value-type="float">
            <text:p>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4:10:00</text:p>
          </table:table-cell>
          <table:table-cell office:value-type="float" office:value="0" calcext:value-type="float">
            <text:p>0</text:p>
          </table:table-cell>
          <table:table-cell office:value-type="float" office:value="84.66" calcext:value-type="float">
            <text:p>84.66</text:p>
          </table:table-cell>
          <table:table-cell office:value-type="float" office:value="509.6" calcext:value-type="float">
            <text:p>509.6</text:p>
          </table:table-cell>
          <table:table-cell office:value-type="float" office:value="27.395" calcext:value-type="float">
            <text:p>27.39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25]-[.E925])*[$Sheet2.$D$14]/12" office:value-type="float" office:value="7.77913467211001" calcext:value-type="float">
            <text:p>7.77913467211001</text:p>
          </table:table-cell>
          <table:table-cell table:formula="of:=[.H925]+[.I924]" office:value-type="float" office:value="5220.48356839624" calcext:value-type="float">
            <text:p>5220.48356839624</text:p>
          </table:table-cell>
          <table:table-cell office:value-type="float" office:value="683" calcext:value-type="float">
            <text:p>6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4:15:00</text:p>
          </table:table-cell>
          <table:table-cell office:value-type="float" office:value="0" calcext:value-type="float">
            <text:p>0</text:p>
          </table:table-cell>
          <table:table-cell office:value-type="float" office:value="84.56" calcext:value-type="float">
            <text:p>84.56</text:p>
          </table:table-cell>
          <table:table-cell office:value-type="float" office:value="509.6" calcext:value-type="float">
            <text:p>509.6</text:p>
          </table:table-cell>
          <table:table-cell office:value-type="float" office:value="27.5" calcext:value-type="float">
            <text:p>27.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26]-[.E926])*[$Sheet2.$D$14]/12" office:value-type="float" office:value="7.75128655183092" calcext:value-type="float">
            <text:p>7.75128655183092</text:p>
          </table:table-cell>
          <table:table-cell table:formula="of:=[.H926]+[.I925]" office:value-type="float" office:value="5228.23485494807" calcext:value-type="float">
            <text:p>5228.23485494807</text:p>
          </table:table-cell>
          <table:table-cell office:value-type="float" office:value="684" calcext:value-type="float">
            <text:p>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4:20:00</text:p>
          </table:table-cell>
          <table:table-cell office:value-type="float" office:value="0" calcext:value-type="float">
            <text:p>0</text:p>
          </table:table-cell>
          <table:table-cell office:value-type="float" office:value="84.42" calcext:value-type="float">
            <text:p>84.42</text:p>
          </table:table-cell>
          <table:table-cell office:value-type="float" office:value="509.6" calcext:value-type="float">
            <text:p>509.6</text:p>
          </table:table-cell>
          <table:table-cell office:value-type="float" office:value="27.305" calcext:value-type="float">
            <text:p>27.30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27]-[.E927])*[$Sheet2.$D$14]/12" office:value-type="float" office:value="7.75875799873506" calcext:value-type="float">
            <text:p>7.75875799873506</text:p>
          </table:table-cell>
          <table:table-cell table:formula="of:=[.H927]+[.I926]" office:value-type="float" office:value="5235.99361294681" calcext:value-type="float">
            <text:p>5235.99361294681</text:p>
          </table:table-cell>
          <table:table-cell office:value-type="float" office:value="685" calcext:value-type="float">
            <text:p>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4:25:00</text:p>
          </table:table-cell>
          <table:table-cell office:value-type="float" office:value="0" calcext:value-type="float">
            <text:p>0</text:p>
          </table:table-cell>
          <table:table-cell office:value-type="float" office:value="84.26" calcext:value-type="float">
            <text:p>84.26</text:p>
          </table:table-cell>
          <table:table-cell office:value-type="float" office:value="509.6" calcext:value-type="float">
            <text:p>509.6</text:p>
          </table:table-cell>
          <table:table-cell office:value-type="float" office:value="27.2" calcext:value-type="float">
            <text:p>27.2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28]-[.E928])*[$Sheet2.$D$14]/12" office:value-type="float" office:value="7.75128655183092" calcext:value-type="float">
            <text:p>7.75128655183092</text:p>
          </table:table-cell>
          <table:table-cell table:formula="of:=[.H928]+[.I927]" office:value-type="float" office:value="5243.74489949864" calcext:value-type="float">
            <text:p>5243.74489949864</text:p>
          </table:table-cell>
          <table:table-cell office:value-type="float" office:value="686" calcext:value-type="float">
            <text:p>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4:30:00</text:p>
          </table:table-cell>
          <table:table-cell office:value-type="float" office:value="0" calcext:value-type="float">
            <text:p>0</text:p>
          </table:table-cell>
          <table:table-cell office:value-type="float" office:value="84.16" calcext:value-type="float">
            <text:p>84.16</text:p>
          </table:table-cell>
          <table:table-cell office:value-type="float" office:value="509.6" calcext:value-type="float">
            <text:p>509.6</text:p>
          </table:table-cell>
          <table:table-cell office:value-type="float" office:value="27.265" calcext:value-type="float">
            <text:p>27.26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29]-[.E929])*[$Sheet2.$D$14]/12" office:value-type="float" office:value="7.72887221111847" calcext:value-type="float">
            <text:p>7.72887221111847</text:p>
          </table:table-cell>
          <table:table-cell table:formula="of:=[.H929]+[.I928]" office:value-type="float" office:value="5251.47377170976" calcext:value-type="float">
            <text:p>5251.47377170976</text:p>
          </table:table-cell>
          <table:table-cell office:value-type="float" office:value="687" calcext:value-type="float">
            <text:p>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4:35:00</text:p>
          </table:table-cell>
          <table:table-cell office:value-type="float" office:value="0" calcext:value-type="float">
            <text:p>0</text:p>
          </table:table-cell>
          <table:table-cell office:value-type="float" office:value="84.1" calcext:value-type="float">
            <text:p>84.1</text:p>
          </table:table-cell>
          <table:table-cell office:value-type="float" office:value="509.6" calcext:value-type="float">
            <text:p>509.6</text:p>
          </table:table-cell>
          <table:table-cell office:value-type="float" office:value="27.495" calcext:value-type="float">
            <text:p>27.49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30]-[.E930])*[$Sheet2.$D$14]/12" office:value-type="float" office:value="7.68947730926023" calcext:value-type="float">
            <text:p>7.68947730926023</text:p>
          </table:table-cell>
          <table:table-cell table:formula="of:=[.H930]+[.I929]" office:value-type="float" office:value="5259.16324901902" calcext:value-type="float">
            <text:p>5259.16324901902</text:p>
          </table:table-cell>
          <table:table-cell office:value-type="float" office:value="688" calcext:value-type="float">
            <text:p>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4:40:00</text:p>
          </table:table-cell>
          <table:table-cell office:value-type="float" office:value="0" calcext:value-type="float">
            <text:p>0</text:p>
          </table:table-cell>
          <table:table-cell office:value-type="float" office:value="84.06" calcext:value-type="float">
            <text:p>84.06</text:p>
          </table:table-cell>
          <table:table-cell office:value-type="float" office:value="509.6" calcext:value-type="float">
            <text:p>509.6</text:p>
          </table:table-cell>
          <table:table-cell office:value-type="float" office:value="27.6" calcext:value-type="float">
            <text:p>27.6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31]-[.E931])*[$Sheet2.$D$14]/12" office:value-type="float" office:value="7.66977985833112" calcext:value-type="float">
            <text:p>7.66977985833112</text:p>
          </table:table-cell>
          <table:table-cell table:formula="of:=[.H931]+[.I930]" office:value-type="float" office:value="5266.83302887735" calcext:value-type="float">
            <text:p>5266.83302887735</text:p>
          </table:table-cell>
          <table:table-cell office:value-type="float" office:value="689" calcext:value-type="float">
            <text:p>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4:45:00</text:p>
          </table:table-cell>
          <table:table-cell office:value-type="float" office:value="0" calcext:value-type="float">
            <text:p>0</text:p>
          </table:table-cell>
          <table:table-cell office:value-type="float" office:value="83.96" calcext:value-type="float">
            <text:p>83.96</text:p>
          </table:table-cell>
          <table:table-cell office:value-type="float" office:value="509.6" calcext:value-type="float">
            <text:p>509.6</text:p>
          </table:table-cell>
          <table:table-cell office:value-type="float" office:value="27.6" calcext:value-type="float">
            <text:p>27.6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32]-[.E932])*[$Sheet2.$D$14]/12" office:value-type="float" office:value="7.65619540941448" calcext:value-type="float">
            <text:p>7.65619540941448</text:p>
          </table:table-cell>
          <table:table-cell table:formula="of:=[.H932]+[.I931]" office:value-type="float" office:value="5274.48922428676" calcext:value-type="float">
            <text:p>5274.48922428676</text:p>
          </table:table-cell>
          <table:table-cell office:value-type="float" office:value="690" calcext:value-type="float">
            <text:p>6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4:50:00</text:p>
          </table:table-cell>
          <table:table-cell office:value-type="float" office:value="0" calcext:value-type="float">
            <text:p>0</text:p>
          </table:table-cell>
          <table:table-cell office:value-type="float" office:value="83.9" calcext:value-type="float">
            <text:p>83.9</text:p>
          </table:table-cell>
          <table:table-cell office:value-type="float" office:value="509.6" calcext:value-type="float">
            <text:p>509.6</text:p>
          </table:table-cell>
          <table:table-cell office:value-type="float" office:value="27.535" calcext:value-type="float">
            <text:p>27.53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33]-[.E933])*[$Sheet2.$D$14]/12" office:value-type="float" office:value="7.65687463186032" calcext:value-type="float">
            <text:p>7.65687463186032</text:p>
          </table:table-cell>
          <table:table-cell table:formula="of:=[.H933]+[.I932]" office:value-type="float" office:value="5282.14609891862" calcext:value-type="float">
            <text:p>5282.14609891862</text:p>
          </table:table-cell>
          <table:table-cell office:value-type="float" office:value="691" calcext:value-type="float">
            <text:p>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4:55:00</text:p>
          </table:table-cell>
          <table:table-cell office:value-type="float" office:value="0" calcext:value-type="float">
            <text:p>0</text:p>
          </table:table-cell>
          <table:table-cell office:value-type="float" office:value="83.86" calcext:value-type="float">
            <text:p>83.86</text:p>
          </table:table-cell>
          <table:table-cell office:value-type="float" office:value="509.6" calcext:value-type="float">
            <text:p>509.6</text:p>
          </table:table-cell>
          <table:table-cell office:value-type="float" office:value="27.5" calcext:value-type="float">
            <text:p>27.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34]-[.E934])*[$Sheet2.$D$14]/12" office:value-type="float" office:value="7.65619540941448" calcext:value-type="float">
            <text:p>7.65619540941448</text:p>
          </table:table-cell>
          <table:table-cell table:formula="of:=[.H934]+[.I933]" office:value-type="float" office:value="5289.80229432804" calcext:value-type="float">
            <text:p>5289.80229432804</text:p>
          </table:table-cell>
          <table:table-cell office:value-type="float" office:value="692" calcext:value-type="float">
            <text:p>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5:00:00</text:p>
          </table:table-cell>
          <table:table-cell office:value-type="float" office:value="0" calcext:value-type="float">
            <text:p>0</text:p>
          </table:table-cell>
          <table:table-cell office:value-type="float" office:value="83.8" calcext:value-type="float">
            <text:p>83.8</text:p>
          </table:table-cell>
          <table:table-cell office:value-type="float" office:value="509.6" calcext:value-type="float">
            <text:p>509.6</text:p>
          </table:table-cell>
          <table:table-cell office:value-type="float" office:value="27.5" calcext:value-type="float">
            <text:p>27.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35]-[.E935])*[$Sheet2.$D$14]/12" office:value-type="float" office:value="7.6480447400645" calcext:value-type="float">
            <text:p>7.6480447400645</text:p>
          </table:table-cell>
          <table:table-cell table:formula="of:=[.H935]+[.I934]" office:value-type="float" office:value="5297.4503390681" calcext:value-type="float">
            <text:p>5297.4503390681</text:p>
          </table:table-cell>
          <table:table-cell office:value-type="float" office:value="693" calcext:value-type="float">
            <text:p>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5:05:00</text:p>
          </table:table-cell>
          <table:table-cell office:value-type="float" office:value="0" calcext:value-type="float">
            <text:p>0</text:p>
          </table:table-cell>
          <table:table-cell office:value-type="float" office:value="83.76" calcext:value-type="float">
            <text:p>83.76</text:p>
          </table:table-cell>
          <table:table-cell office:value-type="float" office:value="509.6" calcext:value-type="float">
            <text:p>509.6</text:p>
          </table:table-cell>
          <table:table-cell office:value-type="float" office:value="27.5" calcext:value-type="float">
            <text:p>27.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36]-[.E936])*[$Sheet2.$D$14]/12" office:value-type="float" office:value="7.64261096049785" calcext:value-type="float">
            <text:p>7.64261096049785</text:p>
          </table:table-cell>
          <table:table-cell table:formula="of:=[.H936]+[.I935]" office:value-type="float" office:value="5305.0929500286" calcext:value-type="float">
            <text:p>5305.0929500286</text:p>
          </table:table-cell>
          <table:table-cell office:value-type="float" office:value="694" calcext:value-type="float">
            <text:p>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5:10:00</text:p>
          </table:table-cell>
          <table:table-cell office:value-type="float" office:value="0" calcext:value-type="float">
            <text:p>0</text:p>
          </table:table-cell>
          <table:table-cell office:value-type="float" office:value="83.66" calcext:value-type="float">
            <text:p>83.66</text:p>
          </table:table-cell>
          <table:table-cell office:value-type="float" office:value="509.6" calcext:value-type="float">
            <text:p>509.6</text:p>
          </table:table-cell>
          <table:table-cell office:value-type="float" office:value="27.5" calcext:value-type="float">
            <text:p>27.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37]-[.E937])*[$Sheet2.$D$14]/12" office:value-type="float" office:value="7.62902651158121" calcext:value-type="float">
            <text:p>7.62902651158121</text:p>
          </table:table-cell>
          <table:table-cell table:formula="of:=[.H937]+[.I936]" office:value-type="float" office:value="5312.72197654018" calcext:value-type="float">
            <text:p>5312.72197654018</text:p>
          </table:table-cell>
          <table:table-cell office:value-type="float" office:value="695" calcext:value-type="float">
            <text:p>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5:15:00</text:p>
          </table:table-cell>
          <table:table-cell office:value-type="float" office:value="0" calcext:value-type="float">
            <text:p>0</text:p>
          </table:table-cell>
          <table:table-cell office:value-type="float" office:value="83.56" calcext:value-type="float">
            <text:p>83.56</text:p>
          </table:table-cell>
          <table:table-cell office:value-type="float" office:value="509.6" calcext:value-type="float">
            <text:p>509.6</text:p>
          </table:table-cell>
          <table:table-cell office:value-type="float" office:value="27.5" calcext:value-type="float">
            <text:p>27.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38]-[.E938])*[$Sheet2.$D$14]/12" office:value-type="float" office:value="7.61544206266458" calcext:value-type="float">
            <text:p>7.61544206266458</text:p>
          </table:table-cell>
          <table:table-cell table:formula="of:=[.H938]+[.I937]" office:value-type="float" office:value="5320.33741860285" calcext:value-type="float">
            <text:p>5320.33741860285</text:p>
          </table:table-cell>
          <table:table-cell office:value-type="float" office:value="696" calcext:value-type="float">
            <text:p>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5:20:00</text:p>
          </table:table-cell>
          <table:table-cell office:value-type="float" office:value="0" calcext:value-type="float">
            <text:p>0</text:p>
          </table:table-cell>
          <table:table-cell office:value-type="float" office:value="83.46" calcext:value-type="float">
            <text:p>83.46</text:p>
          </table:table-cell>
          <table:table-cell office:value-type="float" office:value="509.6" calcext:value-type="float">
            <text:p>509.6</text:p>
          </table:table-cell>
          <table:table-cell office:value-type="float" office:value="27.435" calcext:value-type="float">
            <text:p>27.43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39]-[.E939])*[$Sheet2.$D$14]/12" office:value-type="float" office:value="7.61068750554376" calcext:value-type="float">
            <text:p>7.61068750554376</text:p>
          </table:table-cell>
          <table:table-cell table:formula="of:=[.H939]+[.I938]" office:value-type="float" office:value="5327.94810610839" calcext:value-type="float">
            <text:p>5327.94810610839</text:p>
          </table:table-cell>
          <table:table-cell office:value-type="float" office:value="697" calcext:value-type="float">
            <text:p>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5:25:00</text:p>
          </table:table-cell>
          <table:table-cell office:value-type="float" office:value="0" calcext:value-type="float">
            <text:p>0</text:p>
          </table:table-cell>
          <table:table-cell office:value-type="float" office:value="83.4" calcext:value-type="float">
            <text:p>83.4</text:p>
          </table:table-cell>
          <table:table-cell office:value-type="float" office:value="509.6" calcext:value-type="float">
            <text:p>509.6</text:p>
          </table:table-cell>
          <table:table-cell office:value-type="float" office:value="27.335" calcext:value-type="float">
            <text:p>27.33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40]-[.E940])*[$Sheet2.$D$14]/12" office:value-type="float" office:value="7.61612128511042" calcext:value-type="float">
            <text:p>7.61612128511042</text:p>
          </table:table-cell>
          <table:table-cell table:formula="of:=[.H940]+[.I939]" office:value-type="float" office:value="5335.5642273935" calcext:value-type="float">
            <text:p>5335.5642273935</text:p>
          </table:table-cell>
          <table:table-cell office:value-type="float" office:value="698" calcext:value-type="float">
            <text:p>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5:30:00</text:p>
          </table:table-cell>
          <table:table-cell office:value-type="float" office:value="0" calcext:value-type="float">
            <text:p>0</text:p>
          </table:table-cell>
          <table:table-cell office:value-type="float" office:value="83.36" calcext:value-type="float">
            <text:p>83.36</text:p>
          </table:table-cell>
          <table:table-cell office:value-type="float" office:value="509.6" calcext:value-type="float">
            <text:p>509.6</text:p>
          </table:table-cell>
          <table:table-cell office:value-type="float" office:value="27.3" calcext:value-type="float">
            <text:p>27.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41]-[.E941])*[$Sheet2.$D$14]/12" office:value-type="float" office:value="7.61544206266458" calcext:value-type="float">
            <text:p>7.61544206266458</text:p>
          </table:table-cell>
          <table:table-cell table:formula="of:=[.H941]+[.I940]" office:value-type="float" office:value="5343.17966945617" calcext:value-type="float">
            <text:p>5343.17966945617</text:p>
          </table:table-cell>
          <table:table-cell office:value-type="float" office:value="699" calcext:value-type="float">
            <text:p>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5:35:00</text:p>
          </table:table-cell>
          <table:table-cell office:value-type="float" office:value="0" calcext:value-type="float">
            <text:p>0</text:p>
          </table:table-cell>
          <table:table-cell office:value-type="float" office:value="83.3" calcext:value-type="float">
            <text:p>83.3</text:p>
          </table:table-cell>
          <table:table-cell office:value-type="float" office:value="509.6" calcext:value-type="float">
            <text:p>509.6</text:p>
          </table:table-cell>
          <table:table-cell office:value-type="float" office:value="27.365" calcext:value-type="float">
            <text:p>27.36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42]-[.E942])*[$Sheet2.$D$14]/12" office:value-type="float" office:value="7.59846150151879" calcext:value-type="float">
            <text:p>7.59846150151879</text:p>
          </table:table-cell>
          <table:table-cell table:formula="of:=[.H942]+[.I941]" office:value-type="float" office:value="5350.77813095768" calcext:value-type="float">
            <text:p>5350.7781309576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5:40:00</text:p>
          </table:table-cell>
          <table:table-cell office:value-type="float" office:value="0" calcext:value-type="float">
            <text:p>0</text:p>
          </table:table-cell>
          <table:table-cell office:value-type="float" office:value="83.26" calcext:value-type="float">
            <text:p>83.26</text:p>
          </table:table-cell>
          <table:table-cell office:value-type="float" office:value="509.6" calcext:value-type="float">
            <text:p>509.6</text:p>
          </table:table-cell>
          <table:table-cell office:value-type="float" office:value="27.4" calcext:value-type="float">
            <text:p>27.4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43]-[.E943])*[$Sheet2.$D$14]/12" office:value-type="float" office:value="7.58827316483132" calcext:value-type="float">
            <text:p>7.58827316483132</text:p>
          </table:table-cell>
          <table:table-cell table:formula="of:=[.H943]+[.I942]" office:value-type="float" office:value="5358.36640412252" calcext:value-type="float">
            <text:p>5358.36640412252</text:p>
          </table:table-cell>
          <table:table-cell office:value-type="float" office:value="701" calcext:value-type="float">
            <text:p>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5:45:00</text:p>
          </table:table-cell>
          <table:table-cell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  <table:table-cell office:value-type="float" office:value="509.6" calcext:value-type="float">
            <text:p>509.6</text:p>
          </table:table-cell>
          <table:table-cell office:value-type="float" office:value="27.4" calcext:value-type="float">
            <text:p>27.4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44]-[.E944])*[$Sheet2.$D$14]/12" office:value-type="float" office:value="7.58012249548134" calcext:value-type="float">
            <text:p>7.58012249548134</text:p>
          </table:table-cell>
          <table:table-cell table:formula="of:=[.H944]+[.I943]" office:value-type="float" office:value="5365.946526618" calcext:value-type="float">
            <text:p>5365.946526618</text:p>
          </table:table-cell>
          <table:table-cell office:value-type="float" office:value="702" calcext:value-type="float">
            <text:p>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5:50:00</text:p>
          </table:table-cell>
          <table:table-cell office:value-type="float" office:value="0" calcext:value-type="float">
            <text:p>0</text:p>
          </table:table-cell>
          <table:table-cell office:value-type="float" office:value="83.16" calcext:value-type="float">
            <text:p>83.16</text:p>
          </table:table-cell>
          <table:table-cell office:value-type="float" office:value="509.6" calcext:value-type="float">
            <text:p>509.6</text:p>
          </table:table-cell>
          <table:table-cell office:value-type="float" office:value="27.465" calcext:value-type="float">
            <text:p>27.46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45]-[.E945])*[$Sheet2.$D$14]/12" office:value-type="float" office:value="7.56585882411887" calcext:value-type="float">
            <text:p>7.56585882411887</text:p>
          </table:table-cell>
          <table:table-cell table:formula="of:=[.H945]+[.I944]" office:value-type="float" office:value="5373.51238544212" calcext:value-type="float">
            <text:p>5373.51238544212</text:p>
          </table:table-cell>
          <table:table-cell office:value-type="float" office:value="703" calcext:value-type="float">
            <text:p>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5:55:00</text:p>
          </table:table-cell>
          <table:table-cell office:value-type="float" office:value="0" calcext:value-type="float">
            <text:p>0</text:p>
          </table:table-cell>
          <table:table-cell office:value-type="float" office:value="83.06" calcext:value-type="float">
            <text:p>83.06</text:p>
          </table:table-cell>
          <table:table-cell office:value-type="float" office:value="509.6" calcext:value-type="float">
            <text:p>509.6</text:p>
          </table:table-cell>
          <table:table-cell office:value-type="float" office:value="27.435" calcext:value-type="float">
            <text:p>27.43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46]-[.E946])*[$Sheet2.$D$14]/12" office:value-type="float" office:value="7.55634970987723" calcext:value-type="float">
            <text:p>7.55634970987723</text:p>
          </table:table-cell>
          <table:table-cell table:formula="of:=[.H946]+[.I945]" office:value-type="float" office:value="5381.06873515199" calcext:value-type="float">
            <text:p>5381.06873515199</text:p>
          </table:table-cell>
          <table:table-cell office:value-type="float" office:value="704" calcext:value-type="float">
            <text:p>7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6:00:00</text:p>
          </table:table-cell>
          <table:table-cell office:value-type="float" office:value="0" calcext:value-type="float">
            <text:p>0</text:p>
          </table:table-cell>
          <table:table-cell office:value-type="float" office:value="82.96" calcext:value-type="float">
            <text:p>82.96</text:p>
          </table:table-cell>
          <table:table-cell office:value-type="float" office:value="509.6" calcext:value-type="float">
            <text:p>509.6</text:p>
          </table:table-cell>
          <table:table-cell office:value-type="float" office:value="27.4" calcext:value-type="float">
            <text:p>27.4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47]-[.E947])*[$Sheet2.$D$14]/12" office:value-type="float" office:value="7.54751981808142" calcext:value-type="float">
            <text:p>7.54751981808142</text:p>
          </table:table-cell>
          <table:table-cell table:formula="of:=[.H947]+[.I946]" office:value-type="float" office:value="5388.61625497007" calcext:value-type="float">
            <text:p>5388.61625497007</text:p>
          </table:table-cell>
          <table:table-cell office:value-type="float" office:value="705" calcext:value-type="float">
            <text:p>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6:05:00</text:p>
          </table:table-cell>
          <table:table-cell office:value-type="float" office:value="0" calcext:value-type="float">
            <text:p>0</text:p>
          </table:table-cell>
          <table:table-cell office:value-type="float" office:value="82.86" calcext:value-type="float">
            <text:p>82.86</text:p>
          </table:table-cell>
          <table:table-cell office:value-type="float" office:value="509.6" calcext:value-type="float">
            <text:p>509.6</text:p>
          </table:table-cell>
          <table:table-cell office:value-type="float" office:value="27.4" calcext:value-type="float">
            <text:p>27.4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48]-[.E948])*[$Sheet2.$D$14]/12" office:value-type="float" office:value="7.53393536916478" calcext:value-type="float">
            <text:p>7.53393536916478</text:p>
          </table:table-cell>
          <table:table-cell table:formula="of:=[.H948]+[.I947]" office:value-type="float" office:value="5396.15019033924" calcext:value-type="float">
            <text:p>5396.15019033924</text:p>
          </table:table-cell>
          <table:table-cell office:value-type="float" office:value="706" calcext:value-type="float">
            <text:p>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6:10:00</text:p>
          </table:table-cell>
          <table:table-cell office:value-type="float" office:value="0" calcext:value-type="float">
            <text:p>0</text:p>
          </table:table-cell>
          <table:table-cell office:value-type="float" office:value="82.8" calcext:value-type="float">
            <text:p>82.8</text:p>
          </table:table-cell>
          <table:table-cell office:value-type="float" office:value="509.6" calcext:value-type="float">
            <text:p>509.6</text:p>
          </table:table-cell>
          <table:table-cell office:value-type="float" office:value="27.53" calcext:value-type="float">
            <text:p>27.5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49]-[.E949])*[$Sheet2.$D$14]/12" office:value-type="float" office:value="7.50812491622318" calcext:value-type="float">
            <text:p>7.50812491622318</text:p>
          </table:table-cell>
          <table:table-cell table:formula="of:=[.H949]+[.I948]" office:value-type="float" office:value="5403.65831525546" calcext:value-type="float">
            <text:p>5403.65831525546</text:p>
          </table:table-cell>
          <table:table-cell office:value-type="float" office:value="707" calcext:value-type="float">
            <text:p>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6:15:00</text:p>
          </table:table-cell>
          <table:table-cell office:value-type="float" office:value="0" calcext:value-type="float">
            <text:p>0</text:p>
          </table:table-cell>
          <table:table-cell office:value-type="float" office:value="82.8" calcext:value-type="float">
            <text:p>82.8</text:p>
          </table:table-cell>
          <table:table-cell office:value-type="float" office:value="509.6" calcext:value-type="float">
            <text:p>509.6</text:p>
          </table:table-cell>
          <table:table-cell office:value-type="float" office:value="27.6" calcext:value-type="float">
            <text:p>27.6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50]-[.E950])*[$Sheet2.$D$14]/12" office:value-type="float" office:value="7.49861580198154" calcext:value-type="float">
            <text:p>7.49861580198154</text:p>
          </table:table-cell>
          <table:table-cell table:formula="of:=[.H950]+[.I949]" office:value-type="float" office:value="5411.15693105744" calcext:value-type="float">
            <text:p>5411.15693105744</text:p>
          </table:table-cell>
          <table:table-cell office:value-type="float" office:value="708" calcext:value-type="float">
            <text:p>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6:20:00</text:p>
          </table:table-cell>
          <table:table-cell office:value-type="float" office:value="0" calcext:value-type="float">
            <text:p>0</text:p>
          </table:table-cell>
          <table:table-cell office:value-type="float" office:value="82.8" calcext:value-type="float">
            <text:p>82.8</text:p>
          </table:table-cell>
          <table:table-cell office:value-type="float" office:value="509.6" calcext:value-type="float">
            <text:p>509.6</text:p>
          </table:table-cell>
          <table:table-cell office:value-type="float" office:value="27.665" calcext:value-type="float">
            <text:p>27.66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51]-[.E951])*[$Sheet2.$D$14]/12" office:value-type="float" office:value="7.48978591018572" calcext:value-type="float">
            <text:p>7.48978591018572</text:p>
          </table:table-cell>
          <table:table-cell table:formula="of:=[.H951]+[.I950]" office:value-type="float" office:value="5418.64671696763" calcext:value-type="float">
            <text:p>5418.64671696763</text:p>
          </table:table-cell>
          <table:table-cell office:value-type="float" office:value="709" calcext:value-type="float">
            <text:p>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6:25:00</text:p>
          </table:table-cell>
          <table:table-cell office:value-type="float" office:value="0" calcext:value-type="float">
            <text:p>0</text:p>
          </table:table-cell>
          <table:table-cell office:value-type="float" office:value="82.76" calcext:value-type="float">
            <text:p>82.76</text:p>
          </table:table-cell>
          <table:table-cell office:value-type="float" office:value="509.6" calcext:value-type="float">
            <text:p>509.6</text:p>
          </table:table-cell>
          <table:table-cell office:value-type="float" office:value="27.7" calcext:value-type="float">
            <text:p>27.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52]-[.E952])*[$Sheet2.$D$14]/12" office:value-type="float" office:value="7.47959757349825" calcext:value-type="float">
            <text:p>7.47959757349825</text:p>
          </table:table-cell>
          <table:table-cell table:formula="of:=[.H952]+[.I951]" office:value-type="float" office:value="5426.12631454113" calcext:value-type="float">
            <text:p>5426.12631454113</text:p>
          </table:table-cell>
          <table:table-cell office:value-type="float" office:value="710" calcext:value-type="float">
            <text:p>7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6:30:00</text:p>
          </table:table-cell>
          <table:table-cell office:value-type="float" office:value="0" calcext:value-type="float">
            <text:p>0</text:p>
          </table:table-cell>
          <table:table-cell office:value-type="float" office:value="82.66" calcext:value-type="float">
            <text:p>82.66</text:p>
          </table:table-cell>
          <table:table-cell office:value-type="float" office:value="509.6" calcext:value-type="float">
            <text:p>509.6</text:p>
          </table:table-cell>
          <table:table-cell office:value-type="float" office:value="27.635" calcext:value-type="float">
            <text:p>27.63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53]-[.E953])*[$Sheet2.$D$14]/12" office:value-type="float" office:value="7.47484301637743" calcext:value-type="float">
            <text:p>7.47484301637743</text:p>
          </table:table-cell>
          <table:table-cell table:formula="of:=[.H953]+[.I952]" office:value-type="float" office:value="5433.60115755751" calcext:value-type="float">
            <text:p>5433.60115755751</text:p>
          </table:table-cell>
          <table:table-cell office:value-type="float" office:value="711" calcext:value-type="float">
            <text:p>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6:35:00</text:p>
          </table:table-cell>
          <table:table-cell office:value-type="float" office:value="0" calcext:value-type="float">
            <text:p>0</text:p>
          </table:table-cell>
          <table:table-cell office:value-type="float" office:value="82.6" calcext:value-type="float">
            <text:p>82.6</text:p>
          </table:table-cell>
          <table:table-cell office:value-type="float" office:value="509.6" calcext:value-type="float">
            <text:p>509.6</text:p>
          </table:table-cell>
          <table:table-cell office:value-type="float" office:value="27.535" calcext:value-type="float">
            <text:p>27.53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54]-[.E954])*[$Sheet2.$D$14]/12" office:value-type="float" office:value="7.48027679594408" calcext:value-type="float">
            <text:p>7.48027679594408</text:p>
          </table:table-cell>
          <table:table-cell table:formula="of:=[.H954]+[.I953]" office:value-type="float" office:value="5441.08143435345" calcext:value-type="float">
            <text:p>5441.08143435345</text:p>
          </table:table-cell>
          <table:table-cell office:value-type="float" office:value="712" calcext:value-type="float">
            <text:p>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6:40:00</text:p>
          </table:table-cell>
          <table:table-cell office:value-type="float" office:value="0" calcext:value-type="float">
            <text:p>0</text:p>
          </table:table-cell>
          <table:table-cell office:value-type="float" office:value="82.56" calcext:value-type="float">
            <text:p>82.56</text:p>
          </table:table-cell>
          <table:table-cell office:value-type="float" office:value="509.6" calcext:value-type="float">
            <text:p>509.6</text:p>
          </table:table-cell>
          <table:table-cell office:value-type="float" office:value="27.5" calcext:value-type="float">
            <text:p>27.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55]-[.E955])*[$Sheet2.$D$14]/12" office:value-type="float" office:value="7.47959757349825" calcext:value-type="float">
            <text:p>7.47959757349825</text:p>
          </table:table-cell>
          <table:table-cell table:formula="of:=[.H955]+[.I954]" office:value-type="float" office:value="5448.56103192695" calcext:value-type="float">
            <text:p>5448.56103192695</text:p>
          </table:table-cell>
          <table:table-cell office:value-type="float" office:value="713" calcext:value-type="float">
            <text:p>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6:45:00</text:p>
          </table:table-cell>
          <table:table-cell office:value-type="float" office:value="0" calcext:value-type="float">
            <text:p>0</text:p>
          </table:table-cell>
          <table:table-cell office:value-type="float" office:value="82.5" calcext:value-type="float">
            <text:p>82.5</text:p>
          </table:table-cell>
          <table:table-cell office:value-type="float" office:value="509.6" calcext:value-type="float">
            <text:p>509.6</text:p>
          </table:table-cell>
          <table:table-cell office:value-type="float" office:value="27.5" calcext:value-type="float">
            <text:p>27.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56]-[.E956])*[$Sheet2.$D$14]/12" office:value-type="float" office:value="7.47144690414827" calcext:value-type="float">
            <text:p>7.47144690414827</text:p>
          </table:table-cell>
          <table:table-cell table:formula="of:=[.H956]+[.I955]" office:value-type="float" office:value="5456.0324788311" calcext:value-type="float">
            <text:p>5456.0324788311</text:p>
          </table:table-cell>
          <table:table-cell office:value-type="float" office:value="714" calcext:value-type="float">
            <text:p>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6:50:00</text:p>
          </table:table-cell>
          <table:table-cell office:value-type="float" office:value="0" calcext:value-type="float">
            <text:p>0</text:p>
          </table:table-cell>
          <table:table-cell office:value-type="float" office:value="82.46" calcext:value-type="float">
            <text:p>82.46</text:p>
          </table:table-cell>
          <table:table-cell office:value-type="float" office:value="509.6" calcext:value-type="float">
            <text:p>509.6</text:p>
          </table:table-cell>
          <table:table-cell office:value-type="float" office:value="27.5" calcext:value-type="float">
            <text:p>27.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57]-[.E957])*[$Sheet2.$D$14]/12" office:value-type="float" office:value="7.46601312458162" calcext:value-type="float">
            <text:p>7.46601312458162</text:p>
          </table:table-cell>
          <table:table-cell table:formula="of:=[.H957]+[.I956]" office:value-type="float" office:value="5463.49849195568" calcext:value-type="float">
            <text:p>5463.49849195568</text:p>
          </table:table-cell>
          <table:table-cell office:value-type="float" office:value="715" calcext:value-type="float">
            <text:p>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6:55:00</text:p>
          </table:table-cell>
          <table:table-cell office:value-type="float" office:value="0" calcext:value-type="float">
            <text:p>0</text:p>
          </table:table-cell>
          <table:table-cell office:value-type="float" office:value="82.36" calcext:value-type="float">
            <text:p>82.36</text:p>
          </table:table-cell>
          <table:table-cell office:value-type="float" office:value="509.6" calcext:value-type="float">
            <text:p>509.6</text:p>
          </table:table-cell>
          <table:table-cell office:value-type="float" office:value="27.5" calcext:value-type="float">
            <text:p>27.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58]-[.E958])*[$Sheet2.$D$14]/12" office:value-type="float" office:value="7.45242867566498" calcext:value-type="float">
            <text:p>7.45242867566498</text:p>
          </table:table-cell>
          <table:table-cell table:formula="of:=[.H958]+[.I957]" office:value-type="float" office:value="5470.95092063134" calcext:value-type="float">
            <text:p>5470.95092063134</text:p>
          </table:table-cell>
          <table:table-cell office:value-type="float" office:value="716" calcext:value-type="float">
            <text:p>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7:00:00</text:p>
          </table:table-cell>
          <table:table-cell office:value-type="float" office:value="0" calcext:value-type="float">
            <text:p>0</text:p>
          </table:table-cell>
          <table:table-cell office:value-type="float" office:value="82.26" calcext:value-type="float">
            <text:p>82.26</text:p>
          </table:table-cell>
          <table:table-cell office:value-type="float" office:value="509.6" calcext:value-type="float">
            <text:p>509.6</text:p>
          </table:table-cell>
          <table:table-cell office:value-type="float" office:value="27.5" calcext:value-type="float">
            <text:p>27.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59]-[.E959])*[$Sheet2.$D$14]/12" office:value-type="float" office:value="7.43884422674835" calcext:value-type="float">
            <text:p>7.43884422674835</text:p>
          </table:table-cell>
          <table:table-cell table:formula="of:=[.H959]+[.I958]" office:value-type="float" office:value="5478.38976485809" calcext:value-type="float">
            <text:p>5478.38976485809</text:p>
          </table:table-cell>
          <table:table-cell office:value-type="float" office:value="717" calcext:value-type="float">
            <text:p>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7:05:00</text:p>
          </table:table-cell>
          <table:table-cell office:value-type="float" office:value="0" calcext:value-type="float">
            <text:p>0</text:p>
          </table:table-cell>
          <table:table-cell office:value-type="float" office:value="82.2" calcext:value-type="float">
            <text:p>82.2</text:p>
          </table:table-cell>
          <table:table-cell office:value-type="float" office:value="509.6" calcext:value-type="float">
            <text:p>509.6</text:p>
          </table:table-cell>
          <table:table-cell office:value-type="float" office:value="27.5" calcext:value-type="float">
            <text:p>27.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60]-[.E960])*[$Sheet2.$D$14]/12" office:value-type="float" office:value="7.43069355739837" calcext:value-type="float">
            <text:p>7.43069355739837</text:p>
          </table:table-cell>
          <table:table-cell table:formula="of:=[.H960]+[.I959]" office:value-type="float" office:value="5485.82045841549" calcext:value-type="float">
            <text:p>5485.82045841549</text:p>
          </table:table-cell>
          <table:table-cell office:value-type="float" office:value="718" calcext:value-type="float">
            <text:p>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7:10:00</text:p>
          </table:table-cell>
          <table:table-cell office:value-type="float" office:value="0" calcext:value-type="float">
            <text:p>0</text:p>
          </table:table-cell>
          <table:table-cell office:value-type="float" office:value="82.2" calcext:value-type="float">
            <text:p>82.2</text:p>
          </table:table-cell>
          <table:table-cell office:value-type="float" office:value="509.6" calcext:value-type="float">
            <text:p>509.6</text:p>
          </table:table-cell>
          <table:table-cell office:value-type="float" office:value="27.565" calcext:value-type="float">
            <text:p>27.56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61]-[.E961])*[$Sheet2.$D$14]/12" office:value-type="float" office:value="7.42186366560256" calcext:value-type="float">
            <text:p>7.42186366560256</text:p>
          </table:table-cell>
          <table:table-cell table:formula="of:=[.H961]+[.I960]" office:value-type="float" office:value="5493.24232208109" calcext:value-type="float">
            <text:p>5493.24232208109</text:p>
          </table:table-cell>
          <table:table-cell office:value-type="float" office:value="719" calcext:value-type="float">
            <text:p>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7:15:00</text:p>
          </table:table-cell>
          <table:table-cell office:value-type="float" office:value="0" calcext:value-type="float">
            <text:p>0</text:p>
          </table:table-cell>
          <table:table-cell office:value-type="float" office:value="82.16" calcext:value-type="float">
            <text:p>82.16</text:p>
          </table:table-cell>
          <table:table-cell office:value-type="float" office:value="509.6" calcext:value-type="float">
            <text:p>509.6</text:p>
          </table:table-cell>
          <table:table-cell office:value-type="float" office:value="27.535" calcext:value-type="float">
            <text:p>27.53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62]-[.E962])*[$Sheet2.$D$14]/12" office:value-type="float" office:value="7.42050522071089" calcext:value-type="float">
            <text:p>7.42050522071089</text:p>
          </table:table-cell>
          <table:table-cell table:formula="of:=[.H962]+[.I961]" office:value-type="float" office:value="5500.6628273018" calcext:value-type="float">
            <text:p>5500.6628273018</text:p>
          </table:table-cell>
          <table:table-cell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7:20:00</text:p>
          </table:table-cell>
          <table:table-cell office:value-type="float" office:value="0" calcext:value-type="float">
            <text:p>0</text:p>
          </table:table-cell>
          <table:table-cell office:value-type="float" office:value="82.06" calcext:value-type="float">
            <text:p>82.06</text:p>
          </table:table-cell>
          <table:table-cell office:value-type="float" office:value="509.6" calcext:value-type="float">
            <text:p>509.6</text:p>
          </table:table-cell>
          <table:table-cell office:value-type="float" office:value="27.63" calcext:value-type="float">
            <text:p>27.6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63]-[.E963])*[$Sheet2.$D$14]/12" office:value-type="float" office:value="7.39401554532346" calcext:value-type="float">
            <text:p>7.39401554532346</text:p>
          </table:table-cell>
          <table:table-cell table:formula="of:=[.H963]+[.I962]" office:value-type="float" office:value="5508.05684284713" calcext:value-type="float">
            <text:p>5508.05684284713</text:p>
          </table:table-cell>
          <table:table-cell office:value-type="float" office:value="721" calcext:value-type="float">
            <text:p>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7:25:00</text:p>
          </table:table-cell>
          <table:table-cell office:value-type="float" office:value="764" calcext:value-type="float">
            <text:p>764</text:p>
          </table:table-cell>
          <table:table-cell office:value-type="float" office:value="82.24" calcext:value-type="float">
            <text:p>82.24</text:p>
          </table:table-cell>
          <table:table-cell office:value-type="float" office:value="509.6" calcext:value-type="float">
            <text:p>509.6</text:p>
          </table:table-cell>
          <table:table-cell office:value-type="float" office:value="27.7" calcext:value-type="float">
            <text:p>27.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64]-[.E964])*[$Sheet2.$D$14]/12" office:value-type="float" office:value="7.40895843913176" calcext:value-type="float">
            <text:p>7.40895843913176</text:p>
          </table:table-cell>
          <table:table-cell table:formula="of:=[.H964]+[.I963]" office:value-type="float" office:value="5515.46580128626" calcext:value-type="float">
            <text:p>5515.46580128626</text:p>
          </table:table-cell>
          <table:table-cell office:value-type="float" office:value="722" calcext:value-type="float">
            <text:p>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7:30:00</text:p>
          </table:table-cell>
          <table:table-cell office:value-type="float" office:value="1910" calcext:value-type="float">
            <text:p>1910</text:p>
          </table:table-cell>
          <table:table-cell office:value-type="float" office:value="83.28" calcext:value-type="float">
            <text:p>83.28</text:p>
          </table:table-cell>
          <table:table-cell office:value-type="float" office:value="509.68" calcext:value-type="float">
            <text:p>509.68</text:p>
          </table:table-cell>
          <table:table-cell office:value-type="float" office:value="27.635" calcext:value-type="float">
            <text:p>27.63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65]-[.E965])*[$Sheet2.$D$14]/12" office:value-type="float" office:value="7.55906659966055" calcext:value-type="float">
            <text:p>7.55906659966055</text:p>
          </table:table-cell>
          <table:table-cell table:formula="of:=[.H965]+[.I964]" office:value-type="float" office:value="5523.02486788592" calcext:value-type="float">
            <text:p>5523.02486788592</text:p>
          </table:table-cell>
          <table:table-cell office:value-type="float" office:value="723" calcext:value-type="float">
            <text:p>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7:35:00</text:p>
          </table:table-cell>
          <table:table-cell office:value-type="float" office:value="1146" calcext:value-type="float">
            <text:p>1146</text:p>
          </table:table-cell>
          <table:table-cell office:value-type="float" office:value="84.58" calcext:value-type="float">
            <text:p>84.58</text:p>
          </table:table-cell>
          <table:table-cell office:value-type="float" office:value="509.84" calcext:value-type="float">
            <text:p>509.84</text:p>
          </table:table-cell>
          <table:table-cell office:value-type="float" office:value="27.535" calcext:value-type="float">
            <text:p>27.53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66]-[.E966])*[$Sheet2.$D$14]/12" office:value-type="float" office:value="7.74924888449342" calcext:value-type="float">
            <text:p>7.74924888449342</text:p>
          </table:table-cell>
          <table:table-cell table:formula="of:=[.H966]+[.I965]" office:value-type="float" office:value="5530.77411677041" calcext:value-type="float">
            <text:p>5530.77411677041</text:p>
          </table:table-cell>
          <table:table-cell office:value-type="float" office:value="724" calcext:value-type="float">
            <text:p>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7:40:00</text:p>
          </table:table-cell>
          <table:table-cell office:value-type="float" office:value="0" calcext:value-type="float">
            <text:p>0</text:p>
          </table:table-cell>
          <table:table-cell office:value-type="float" office:value="84.88" calcext:value-type="float">
            <text:p>84.88</text:p>
          </table:table-cell>
          <table:table-cell office:value-type="float" office:value="509.9" calcext:value-type="float">
            <text:p>509.9</text:p>
          </table:table-cell>
          <table:table-cell office:value-type="float" office:value="27.5" calcext:value-type="float">
            <text:p>27.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67]-[.E967])*[$Sheet2.$D$14]/12" office:value-type="float" office:value="7.79475678836414" calcext:value-type="float">
            <text:p>7.79475678836414</text:p>
          </table:table-cell>
          <table:table-cell table:formula="of:=[.H967]+[.I966]" office:value-type="float" office:value="5538.56887355878" calcext:value-type="float">
            <text:p>5538.56887355878</text:p>
          </table:table-cell>
          <table:table-cell office:value-type="float" office:value="725" calcext:value-type="float">
            <text:p>725</text:p>
          </table:table-cell>
          <table:table-cell/>
          <table:table-cell table:formula="of:=[.J967]-[.J923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22-06-27 07:45:00</text:p>
          </table:table-cell>
          <table:table-cell office:value-type="float" office:value="0" calcext:value-type="float">
            <text:p>0</text:p>
          </table:table-cell>
          <table:table-cell office:value-type="float" office:value="84.66" calcext:value-type="float">
            <text:p>84.66</text:p>
          </table:table-cell>
          <table:table-cell office:value-type="float" office:value="509.9" calcext:value-type="float">
            <text:p>509.9</text:p>
          </table:table-cell>
          <table:table-cell office:value-type="float" office:value="27.435" calcext:value-type="float">
            <text:p>27.43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68]-[.E968])*[$Sheet2.$D$14]/12" office:value-type="float" office:value="7.77370089254336" calcext:value-type="float">
            <text:p>7.77370089254336</text:p>
          </table:table-cell>
          <table:table-cell table:formula="of:=[.H968]+[.I967]" office:value-type="float" office:value="5546.34257445132" calcext:value-type="float">
            <text:p>5546.34257445132</text:p>
          </table:table-cell>
          <table:table-cell office:value-type="float" office:value="726" calcext:value-type="float">
            <text:p>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7:50:00</text:p>
          </table:table-cell>
          <table:table-cell office:value-type="float" office:value="0" calcext:value-type="float">
            <text:p>0</text:p>
          </table:table-cell>
          <table:table-cell office:value-type="float" office:value="84.52" calcext:value-type="float">
            <text:p>84.52</text:p>
          </table:table-cell>
          <table:table-cell office:value-type="float" office:value="509.9" calcext:value-type="float">
            <text:p>509.9</text:p>
          </table:table-cell>
          <table:table-cell office:value-type="float" office:value="27.4" calcext:value-type="float">
            <text:p>27.4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69]-[.E969])*[$Sheet2.$D$14]/12" office:value-type="float" office:value="7.75943722118089" calcext:value-type="float">
            <text:p>7.75943722118089</text:p>
          </table:table-cell>
          <table:table-cell table:formula="of:=[.H969]+[.I968]" office:value-type="float" office:value="5554.1020116725" calcext:value-type="float">
            <text:p>5554.1020116725</text:p>
          </table:table-cell>
          <table:table-cell office:value-type="float" office:value="727" calcext:value-type="float">
            <text:p>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7:55:00</text:p>
          </table:table-cell>
          <table:table-cell office:value-type="float" office:value="0" calcext:value-type="float">
            <text:p>0</text:p>
          </table:table-cell>
          <table:table-cell office:value-type="float" office:value="84.32" calcext:value-type="float">
            <text:p>84.32</text:p>
          </table:table-cell>
          <table:table-cell office:value-type="float" office:value="509.9" calcext:value-type="float">
            <text:p>509.9</text:p>
          </table:table-cell>
          <table:table-cell office:value-type="float" office:value="27.4" calcext:value-type="float">
            <text:p>27.4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70]-[.E970])*[$Sheet2.$D$14]/12" office:value-type="float" office:value="7.73226832334763" calcext:value-type="float">
            <text:p>7.73226832334763</text:p>
          </table:table-cell>
          <table:table-cell table:formula="of:=[.H970]+[.I969]" office:value-type="float" office:value="5561.83427999585" calcext:value-type="float">
            <text:p>5561.83427999585</text:p>
          </table:table-cell>
          <table:table-cell office:value-type="float" office:value="728" calcext:value-type="float">
            <text:p>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8:00:00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509.9" calcext:value-type="float">
            <text:p>509.9</text:p>
          </table:table-cell>
          <table:table-cell office:value-type="float" office:value="27.4" calcext:value-type="float">
            <text:p>27.4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71]-[.E971])*[$Sheet2.$D$14]/12" office:value-type="float" office:value="7.71596698464767" calcext:value-type="float">
            <text:p>7.71596698464767</text:p>
          </table:table-cell>
          <table:table-cell table:formula="of:=[.H971]+[.I970]" office:value-type="float" office:value="5569.5502469805" calcext:value-type="float">
            <text:p>5569.5502469805</text:p>
          </table:table-cell>
          <table:table-cell office:value-type="float" office:value="729" calcext:value-type="float">
            <text:p>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8:05:00</text:p>
          </table:table-cell>
          <table:table-cell office:value-type="float" office:value="0" calcext:value-type="float">
            <text:p>0</text:p>
          </table:table-cell>
          <table:table-cell office:value-type="float" office:value="84.16" calcext:value-type="float">
            <text:p>84.16</text:p>
          </table:table-cell>
          <table:table-cell office:value-type="float" office:value="509.9" calcext:value-type="float">
            <text:p>509.9</text:p>
          </table:table-cell>
          <table:table-cell office:value-type="float" office:value="27.4" calcext:value-type="float">
            <text:p>27.4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72]-[.E972])*[$Sheet2.$D$14]/12" office:value-type="float" office:value="7.71053320508101" calcext:value-type="float">
            <text:p>7.71053320508101</text:p>
          </table:table-cell>
          <table:table-cell table:formula="of:=[.H972]+[.I971]" office:value-type="float" office:value="5577.26078018558" calcext:value-type="float">
            <text:p>5577.26078018558</text:p>
          </table:table-cell>
          <table:table-cell office:value-type="float" office:value="730" calcext:value-type="float">
            <text:p>7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8:10:00</text:p>
          </table:table-cell>
          <table:table-cell office:value-type="float" office:value="0" calcext:value-type="float">
            <text:p>0</text:p>
          </table:table-cell>
          <table:table-cell office:value-type="float" office:value="84.06" calcext:value-type="float">
            <text:p>84.06</text:p>
          </table:table-cell>
          <table:table-cell office:value-type="float" office:value="509.9" calcext:value-type="float">
            <text:p>509.9</text:p>
          </table:table-cell>
          <table:table-cell office:value-type="float" office:value="27.465" calcext:value-type="float">
            <text:p>27.46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73]-[.E973])*[$Sheet2.$D$14]/12" office:value-type="float" office:value="7.68811886436857" calcext:value-type="float">
            <text:p>7.68811886436857</text:p>
          </table:table-cell>
          <table:table-cell table:formula="of:=[.H973]+[.I972]" office:value-type="float" office:value="5584.94889904994" calcext:value-type="float">
            <text:p>5584.94889904994</text:p>
          </table:table-cell>
          <table:table-cell office:value-type="float" office:value="731" calcext:value-type="float">
            <text:p>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8:15:0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09.9" calcext:value-type="float">
            <text:p>509.9</text:p>
          </table:table-cell>
          <table:table-cell office:value-type="float" office:value="27.435" calcext:value-type="float">
            <text:p>27.43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74]-[.E974])*[$Sheet2.$D$14]/12" office:value-type="float" office:value="7.68404352969358" calcext:value-type="float">
            <text:p>7.68404352969358</text:p>
          </table:table-cell>
          <table:table-cell table:formula="of:=[.H974]+[.I973]" office:value-type="float" office:value="5592.63294257964" calcext:value-type="float">
            <text:p>5592.63294257964</text:p>
          </table:table-cell>
          <table:table-cell office:value-type="float" office:value="732" calcext:value-type="float">
            <text:p>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8:20:00</text:p>
          </table:table-cell>
          <table:table-cell office:value-type="float" office:value="0" calcext:value-type="float">
            <text:p>0</text:p>
          </table:table-cell>
          <table:table-cell office:value-type="float" office:value="83.96" calcext:value-type="float">
            <text:p>83.96</text:p>
          </table:table-cell>
          <table:table-cell office:value-type="float" office:value="509.9" calcext:value-type="float">
            <text:p>509.9</text:p>
          </table:table-cell>
          <table:table-cell office:value-type="float" office:value="27.53" calcext:value-type="float">
            <text:p>27.5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75]-[.E975])*[$Sheet2.$D$14]/12" office:value-type="float" office:value="7.66570452365612" calcext:value-type="float">
            <text:p>7.66570452365612</text:p>
          </table:table-cell>
          <table:table-cell table:formula="of:=[.H975]+[.I974]" office:value-type="float" office:value="5600.2986471033" calcext:value-type="float">
            <text:p>5600.2986471033</text:p>
          </table:table-cell>
          <table:table-cell office:value-type="float" office:value="733" calcext:value-type="float">
            <text:p>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8:25:00</text:p>
          </table:table-cell>
          <table:table-cell office:value-type="float" office:value="0" calcext:value-type="float">
            <text:p>0</text:p>
          </table:table-cell>
          <table:table-cell office:value-type="float" office:value="83.9" calcext:value-type="float">
            <text:p>83.9</text:p>
          </table:table-cell>
          <table:table-cell office:value-type="float" office:value="509.9" calcext:value-type="float">
            <text:p>509.9</text:p>
          </table:table-cell>
          <table:table-cell office:value-type="float" office:value="27.6" calcext:value-type="float">
            <text:p>27.6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76]-[.E976])*[$Sheet2.$D$14]/12" office:value-type="float" office:value="7.6480447400645" calcext:value-type="float">
            <text:p>7.6480447400645</text:p>
          </table:table-cell>
          <table:table-cell table:formula="of:=[.H976]+[.I975]" office:value-type="float" office:value="5607.94669184336" calcext:value-type="float">
            <text:p>5607.94669184336</text:p>
          </table:table-cell>
          <table:table-cell office:value-type="float" office:value="734" calcext:value-type="float">
            <text:p>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8:30:00</text:p>
          </table:table-cell>
          <table:table-cell office:value-type="float" office:value="0" calcext:value-type="float">
            <text:p>0</text:p>
          </table:table-cell>
          <table:table-cell office:value-type="float" office:value="83.86" calcext:value-type="float">
            <text:p>83.86</text:p>
          </table:table-cell>
          <table:table-cell office:value-type="float" office:value="509.9" calcext:value-type="float">
            <text:p>509.9</text:p>
          </table:table-cell>
          <table:table-cell office:value-type="float" office:value="27.6" calcext:value-type="float">
            <text:p>27.6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77]-[.E977])*[$Sheet2.$D$14]/12" office:value-type="float" office:value="7.64261096049785" calcext:value-type="float">
            <text:p>7.64261096049785</text:p>
          </table:table-cell>
          <table:table-cell table:formula="of:=[.H977]+[.I976]" office:value-type="float" office:value="5615.58930280386" calcext:value-type="float">
            <text:p>5615.58930280386</text:p>
          </table:table-cell>
          <table:table-cell office:value-type="float" office:value="735" calcext:value-type="float">
            <text:p>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8:35:00</text:p>
          </table:table-cell>
          <table:table-cell office:value-type="float" office:value="0" calcext:value-type="float">
            <text:p>0</text:p>
          </table:table-cell>
          <table:table-cell office:value-type="float" office:value="83.76" calcext:value-type="float">
            <text:p>83.76</text:p>
          </table:table-cell>
          <table:table-cell office:value-type="float" office:value="509.9" calcext:value-type="float">
            <text:p>509.9</text:p>
          </table:table-cell>
          <table:table-cell office:value-type="float" office:value="27.535" calcext:value-type="float">
            <text:p>27.53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78]-[.E978])*[$Sheet2.$D$14]/12" office:value-type="float" office:value="7.63785640337703" calcext:value-type="float">
            <text:p>7.63785640337703</text:p>
          </table:table-cell>
          <table:table-cell table:formula="of:=[.H978]+[.I977]" office:value-type="float" office:value="5623.22715920723" calcext:value-type="float">
            <text:p>5623.22715920723</text:p>
          </table:table-cell>
          <table:table-cell office:value-type="float" office:value="736" calcext:value-type="float">
            <text:p>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8:40:00</text:p>
          </table:table-cell>
          <table:table-cell office:value-type="float" office:value="0" calcext:value-type="float">
            <text:p>0</text:p>
          </table:table-cell>
          <table:table-cell office:value-type="float" office:value="83.66" calcext:value-type="float">
            <text:p>83.66</text:p>
          </table:table-cell>
          <table:table-cell office:value-type="float" office:value="509.9" calcext:value-type="float">
            <text:p>509.9</text:p>
          </table:table-cell>
          <table:table-cell office:value-type="float" office:value="27.5" calcext:value-type="float">
            <text:p>27.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79]-[.E979])*[$Sheet2.$D$14]/12" office:value-type="float" office:value="7.62902651158121" calcext:value-type="float">
            <text:p>7.62902651158121</text:p>
          </table:table-cell>
          <table:table-cell table:formula="of:=[.H979]+[.I978]" office:value-type="float" office:value="5630.85618571882" calcext:value-type="float">
            <text:p>5630.85618571882</text:p>
          </table:table-cell>
          <table:table-cell office:value-type="float" office:value="737" calcext:value-type="float">
            <text:p>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8:45:00</text:p>
          </table:table-cell>
          <table:table-cell office:value-type="float" office:value="0" calcext:value-type="float">
            <text:p>0</text:p>
          </table:table-cell>
          <table:table-cell office:value-type="float" office:value="83.56" calcext:value-type="float">
            <text:p>83.56</text:p>
          </table:table-cell>
          <table:table-cell office:value-type="float" office:value="509.9" calcext:value-type="float">
            <text:p>509.9</text:p>
          </table:table-cell>
          <table:table-cell office:value-type="float" office:value="27.695" calcext:value-type="float">
            <text:p>27.69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80]-[.E980])*[$Sheet2.$D$14]/12" office:value-type="float" office:value="7.58895238727715" calcext:value-type="float">
            <text:p>7.58895238727715</text:p>
          </table:table-cell>
          <table:table-cell table:formula="of:=[.H980]+[.I979]" office:value-type="float" office:value="5638.44513810609" calcext:value-type="float">
            <text:p>5638.44513810609</text:p>
          </table:table-cell>
          <table:table-cell office:value-type="float" office:value="738" calcext:value-type="float">
            <text:p>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8:50:00</text:p>
          </table:table-cell>
          <table:table-cell office:value-type="float" office:value="0" calcext:value-type="float">
            <text:p>0</text:p>
          </table:table-cell>
          <table:table-cell office:value-type="float" office:value="83.5" calcext:value-type="float">
            <text:p>83.5</text:p>
          </table:table-cell>
          <table:table-cell office:value-type="float" office:value="509.9" calcext:value-type="float">
            <text:p>509.9</text:p>
          </table:table-cell>
          <table:table-cell office:value-type="float" office:value="27.605" calcext:value-type="float">
            <text:p>27.60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81]-[.E981])*[$Sheet2.$D$14]/12" office:value-type="float" office:value="7.59302772195214" calcext:value-type="float">
            <text:p>7.59302772195214</text:p>
          </table:table-cell>
          <table:table-cell table:formula="of:=[.H981]+[.I980]" office:value-type="float" office:value="5646.03816582804" calcext:value-type="float">
            <text:p>5646.03816582804</text:p>
          </table:table-cell>
          <table:table-cell office:value-type="float" office:value="739" calcext:value-type="float">
            <text:p>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8:55:00</text:p>
          </table:table-cell>
          <table:table-cell office:value-type="float" office:value="0" calcext:value-type="float">
            <text:p>0</text:p>
          </table:table-cell>
          <table:table-cell office:value-type="float" office:value="83.46" calcext:value-type="float">
            <text:p>83.46</text:p>
          </table:table-cell>
          <table:table-cell office:value-type="float" office:value="509.9" calcext:value-type="float">
            <text:p>509.9</text:p>
          </table:table-cell>
          <table:table-cell office:value-type="float" office:value="27.5" calcext:value-type="float">
            <text:p>27.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82]-[.E982])*[$Sheet2.$D$14]/12" office:value-type="float" office:value="7.60185761374795" calcext:value-type="float">
            <text:p>7.60185761374795</text:p>
          </table:table-cell>
          <table:table-cell table:formula="of:=[.H982]+[.I981]" office:value-type="float" office:value="5653.64002344179" calcext:value-type="float">
            <text:p>5653.64002344179</text:p>
          </table:table-cell>
          <table:table-cell office:value-type="float" office:value="740" calcext:value-type="float">
            <text:p>7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9:00:00</text:p>
          </table:table-cell>
          <table:table-cell office:value-type="float" office:value="0" calcext:value-type="float">
            <text:p>0</text:p>
          </table:table-cell>
          <table:table-cell office:value-type="float" office:value="83.36" calcext:value-type="float">
            <text:p>83.36</text:p>
          </table:table-cell>
          <table:table-cell office:value-type="float" office:value="509.9" calcext:value-type="float">
            <text:p>509.9</text:p>
          </table:table-cell>
          <table:table-cell office:value-type="float" office:value="27.5" calcext:value-type="float">
            <text:p>27.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83]-[.E983])*[$Sheet2.$D$14]/12" office:value-type="float" office:value="7.58827316483132" calcext:value-type="float">
            <text:p>7.58827316483132</text:p>
          </table:table-cell>
          <table:table-cell table:formula="of:=[.H983]+[.I982]" office:value-type="float" office:value="5661.22829660662" calcext:value-type="float">
            <text:p>5661.22829660662</text:p>
          </table:table-cell>
          <table:table-cell office:value-type="float" office:value="741" calcext:value-type="float">
            <text:p>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9:05:00</text:p>
          </table:table-cell>
          <table:table-cell office:value-type="float" office:value="0" calcext:value-type="float">
            <text:p>0</text:p>
          </table:table-cell>
          <table:table-cell office:value-type="float" office:value="83.3" calcext:value-type="float">
            <text:p>83.3</text:p>
          </table:table-cell>
          <table:table-cell office:value-type="float" office:value="509.9" calcext:value-type="float">
            <text:p>509.9</text:p>
          </table:table-cell>
          <table:table-cell office:value-type="float" office:value="27.5" calcext:value-type="float">
            <text:p>27.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84]-[.E984])*[$Sheet2.$D$14]/12" office:value-type="float" office:value="7.58012249548133" calcext:value-type="float">
            <text:p>7.58012249548133</text:p>
          </table:table-cell>
          <table:table-cell table:formula="of:=[.H984]+[.I983]" office:value-type="float" office:value="5668.80841910211" calcext:value-type="float">
            <text:p>5668.80841910211</text:p>
          </table:table-cell>
          <table:table-cell office:value-type="float" office:value="742" calcext:value-type="float">
            <text:p>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9:10:00</text:p>
          </table:table-cell>
          <table:table-cell office:value-type="float" office:value="0" calcext:value-type="float">
            <text:p>0</text:p>
          </table:table-cell>
          <table:table-cell office:value-type="float" office:value="83.26" calcext:value-type="float">
            <text:p>83.26</text:p>
          </table:table-cell>
          <table:table-cell office:value-type="float" office:value="509.9" calcext:value-type="float">
            <text:p>509.9</text:p>
          </table:table-cell>
          <table:table-cell office:value-type="float" office:value="27.5" calcext:value-type="float">
            <text:p>27.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85]-[.E985])*[$Sheet2.$D$14]/12" office:value-type="float" office:value="7.57468871591469" calcext:value-type="float">
            <text:p>7.57468871591469</text:p>
          </table:table-cell>
          <table:table-cell table:formula="of:=[.H985]+[.I984]" office:value-type="float" office:value="5676.38310781802" calcext:value-type="float">
            <text:p>5676.38310781802</text:p>
          </table:table-cell>
          <table:table-cell office:value-type="float" office:value="743" calcext:value-type="float">
            <text:p>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9:15:00</text:p>
          </table:table-cell>
          <table:table-cell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  <table:table-cell office:value-type="float" office:value="509.9" calcext:value-type="float">
            <text:p>509.9</text:p>
          </table:table-cell>
          <table:table-cell office:value-type="float" office:value="27.63" calcext:value-type="float">
            <text:p>27.6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86]-[.E986])*[$Sheet2.$D$14]/12" office:value-type="float" office:value="7.54887826297308" calcext:value-type="float">
            <text:p>7.54887826297308</text:p>
          </table:table-cell>
          <table:table-cell table:formula="of:=[.H986]+[.I985]" office:value-type="float" office:value="5683.93198608099" calcext:value-type="float">
            <text:p>5683.93198608099</text:p>
          </table:table-cell>
          <table:table-cell office:value-type="float" office:value="744" calcext:value-type="float">
            <text:p>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9:20:00</text:p>
          </table:table-cell>
          <table:table-cell office:value-type="float" office:value="0" calcext:value-type="float">
            <text:p>0</text:p>
          </table:table-cell>
          <table:table-cell office:value-type="float" office:value="83.16" calcext:value-type="float">
            <text:p>83.16</text:p>
          </table:table-cell>
          <table:table-cell office:value-type="float" office:value="509.9" calcext:value-type="float">
            <text:p>509.9</text:p>
          </table:table-cell>
          <table:table-cell office:value-type="float" office:value="27.7" calcext:value-type="float">
            <text:p>27.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87]-[.E987])*[$Sheet2.$D$14]/12" office:value-type="float" office:value="7.53393536916478" calcext:value-type="float">
            <text:p>7.53393536916478</text:p>
          </table:table-cell>
          <table:table-cell table:formula="of:=[.H987]+[.I986]" office:value-type="float" office:value="5691.46592145016" calcext:value-type="float">
            <text:p>5691.46592145016</text:p>
          </table:table-cell>
          <table:table-cell office:value-type="float" office:value="745" calcext:value-type="float">
            <text:p>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9:25:00</text:p>
          </table:table-cell>
          <table:table-cell office:value-type="float" office:value="0" calcext:value-type="float">
            <text:p>0</text:p>
          </table:table-cell>
          <table:table-cell office:value-type="float" office:value="83.06" calcext:value-type="float">
            <text:p>83.06</text:p>
          </table:table-cell>
          <table:table-cell office:value-type="float" office:value="509.9" calcext:value-type="float">
            <text:p>509.9</text:p>
          </table:table-cell>
          <table:table-cell office:value-type="float" office:value="27.7" calcext:value-type="float">
            <text:p>27.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88]-[.E988])*[$Sheet2.$D$14]/12" office:value-type="float" office:value="7.52035092024815" calcext:value-type="float">
            <text:p>7.52035092024815</text:p>
          </table:table-cell>
          <table:table-cell table:formula="of:=[.H988]+[.I987]" office:value-type="float" office:value="5698.98627237041" calcext:value-type="float">
            <text:p>5698.98627237041</text:p>
          </table:table-cell>
          <table:table-cell office:value-type="float" office:value="746" calcext:value-type="float">
            <text:p>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9:30:00</text:p>
          </table:table-cell>
          <table:table-cell office:value-type="float" office:value="0" calcext:value-type="float">
            <text:p>0</text:p>
          </table:table-cell>
          <table:table-cell office:value-type="float" office:value="82.96" calcext:value-type="float">
            <text:p>82.96</text:p>
          </table:table-cell>
          <table:table-cell office:value-type="float" office:value="509.9" calcext:value-type="float">
            <text:p>509.9</text:p>
          </table:table-cell>
          <table:table-cell office:value-type="float" office:value="27.7" calcext:value-type="float">
            <text:p>27.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89]-[.E989])*[$Sheet2.$D$14]/12" office:value-type="float" office:value="7.50676647133152" calcext:value-type="float">
            <text:p>7.50676647133152</text:p>
          </table:table-cell>
          <table:table-cell table:formula="of:=[.H989]+[.I988]" office:value-type="float" office:value="5706.49303884174" calcext:value-type="float">
            <text:p>5706.49303884174</text:p>
          </table:table-cell>
          <table:table-cell office:value-type="float" office:value="747" calcext:value-type="float">
            <text:p>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9:35:00</text:p>
          </table:table-cell>
          <table:table-cell office:value-type="float" office:value="0" calcext:value-type="float">
            <text:p>0</text:p>
          </table:table-cell>
          <table:table-cell office:value-type="float" office:value="82.86" calcext:value-type="float">
            <text:p>82.86</text:p>
          </table:table-cell>
          <table:table-cell office:value-type="float" office:value="509.9" calcext:value-type="float">
            <text:p>509.9</text:p>
          </table:table-cell>
          <table:table-cell office:value-type="float" office:value="27.635" calcext:value-type="float">
            <text:p>27.63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90]-[.E990])*[$Sheet2.$D$14]/12" office:value-type="float" office:value="7.5020119142107" calcext:value-type="float">
            <text:p>7.5020119142107</text:p>
          </table:table-cell>
          <table:table-cell table:formula="of:=[.H990]+[.I989]" office:value-type="float" office:value="5713.99505075595" calcext:value-type="float">
            <text:p>5713.99505075595</text:p>
          </table:table-cell>
          <table:table-cell office:value-type="float" office:value="748" calcext:value-type="float">
            <text:p>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9:40:00</text:p>
          </table:table-cell>
          <table:table-cell office:value-type="float" office:value="0" calcext:value-type="float">
            <text:p>0</text:p>
          </table:table-cell>
          <table:table-cell office:value-type="float" office:value="82.8" calcext:value-type="float">
            <text:p>82.8</text:p>
          </table:table-cell>
          <table:table-cell office:value-type="float" office:value="509.9" calcext:value-type="float">
            <text:p>509.9</text:p>
          </table:table-cell>
          <table:table-cell office:value-type="float" office:value="27.6" calcext:value-type="float">
            <text:p>27.6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91]-[.E991])*[$Sheet2.$D$14]/12" office:value-type="float" office:value="7.49861580198154" calcext:value-type="float">
            <text:p>7.49861580198154</text:p>
          </table:table-cell>
          <table:table-cell table:formula="of:=[.H991]+[.I990]" office:value-type="float" office:value="5721.49366655793" calcext:value-type="float">
            <text:p>5721.49366655793</text:p>
          </table:table-cell>
          <table:table-cell office:value-type="float" office:value="749" calcext:value-type="float">
            <text:p>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9:45:00</text:p>
          </table:table-cell>
          <table:table-cell office:value-type="float" office:value="0" calcext:value-type="float">
            <text:p>0</text:p>
          </table:table-cell>
          <table:table-cell office:value-type="float" office:value="82.8" calcext:value-type="float">
            <text:p>82.8</text:p>
          </table:table-cell>
          <table:table-cell office:value-type="float" office:value="509.9" calcext:value-type="float">
            <text:p>509.9</text:p>
          </table:table-cell>
          <table:table-cell office:value-type="float" office:value="27.6" calcext:value-type="float">
            <text:p>27.6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92]-[.E992])*[$Sheet2.$D$14]/12" office:value-type="float" office:value="7.49861580198154" calcext:value-type="float">
            <text:p>7.49861580198154</text:p>
          </table:table-cell>
          <table:table-cell table:formula="of:=[.H992]+[.I991]" office:value-type="float" office:value="5728.99228235991" calcext:value-type="float">
            <text:p>5728.99228235991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9:50:00</text:p>
          </table:table-cell>
          <table:table-cell office:value-type="float" office:value="0" calcext:value-type="float">
            <text:p>0</text:p>
          </table:table-cell>
          <table:table-cell office:value-type="float" office:value="82.76" calcext:value-type="float">
            <text:p>82.76</text:p>
          </table:table-cell>
          <table:table-cell office:value-type="float" office:value="509.9" calcext:value-type="float">
            <text:p>509.9</text:p>
          </table:table-cell>
          <table:table-cell office:value-type="float" office:value="27.6" calcext:value-type="float">
            <text:p>27.6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93]-[.E993])*[$Sheet2.$D$14]/12" office:value-type="float" office:value="7.49318202241489" calcext:value-type="float">
            <text:p>7.49318202241489</text:p>
          </table:table-cell>
          <table:table-cell table:formula="of:=[.H993]+[.I992]" office:value-type="float" office:value="5736.48546438233" calcext:value-type="float">
            <text:p>5736.48546438233</text:p>
          </table:table-cell>
          <table:table-cell office:value-type="float" office:value="751" calcext:value-type="float">
            <text:p>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09:55:00</text:p>
          </table:table-cell>
          <table:table-cell office:value-type="float" office:value="0" calcext:value-type="float">
            <text:p>0</text:p>
          </table:table-cell>
          <table:table-cell office:value-type="float" office:value="82.7" calcext:value-type="float">
            <text:p>82.7</text:p>
          </table:table-cell>
          <table:table-cell office:value-type="float" office:value="509.9" calcext:value-type="float">
            <text:p>509.9</text:p>
          </table:table-cell>
          <table:table-cell office:value-type="float" office:value="27.73" calcext:value-type="float">
            <text:p>27.7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94]-[.E994])*[$Sheet2.$D$14]/12" office:value-type="float" office:value="7.46737156947328" calcext:value-type="float">
            <text:p>7.46737156947328</text:p>
          </table:table-cell>
          <table:table-cell table:formula="of:=[.H994]+[.I993]" office:value-type="float" office:value="5743.9528359518" calcext:value-type="float">
            <text:p>5743.9528359518</text:p>
          </table:table-cell>
          <table:table-cell office:value-type="float" office:value="752" calcext:value-type="float">
            <text:p>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0:00:00</text:p>
          </table:table-cell>
          <table:table-cell office:value-type="float" office:value="0" calcext:value-type="float">
            <text:p>0</text:p>
          </table:table-cell>
          <table:table-cell office:value-type="float" office:value="82.66" calcext:value-type="float">
            <text:p>82.66</text:p>
          </table:table-cell>
          <table:table-cell office:value-type="float" office:value="509.9" calcext:value-type="float">
            <text:p>509.9</text:p>
          </table:table-cell>
          <table:table-cell office:value-type="float" office:value="27.8" calcext:value-type="float">
            <text:p>27.8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95]-[.E995])*[$Sheet2.$D$14]/12" office:value-type="float" office:value="7.45242867566498" calcext:value-type="float">
            <text:p>7.45242867566498</text:p>
          </table:table-cell>
          <table:table-cell table:formula="of:=[.H995]+[.I994]" office:value-type="float" office:value="5751.40526462747" calcext:value-type="float">
            <text:p>5751.40526462747</text:p>
          </table:table-cell>
          <table:table-cell office:value-type="float" office:value="753" calcext:value-type="float">
            <text:p>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0:05:00</text:p>
          </table:table-cell>
          <table:table-cell office:value-type="float" office:value="0" calcext:value-type="float">
            <text:p>0</text:p>
          </table:table-cell>
          <table:table-cell office:value-type="float" office:value="82.6" calcext:value-type="float">
            <text:p>82.6</text:p>
          </table:table-cell>
          <table:table-cell office:value-type="float" office:value="509.9" calcext:value-type="float">
            <text:p>509.9</text:p>
          </table:table-cell>
          <table:table-cell office:value-type="float" office:value="27.735" calcext:value-type="float">
            <text:p>27.73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96]-[.E996])*[$Sheet2.$D$14]/12" office:value-type="float" office:value="7.45310789811081" calcext:value-type="float">
            <text:p>7.45310789811081</text:p>
          </table:table-cell>
          <table:table-cell table:formula="of:=[.H996]+[.I995]" office:value-type="float" office:value="5758.85837252558" calcext:value-type="float">
            <text:p>5758.85837252558</text:p>
          </table:table-cell>
          <table:table-cell office:value-type="float" office:value="754" calcext:value-type="float">
            <text:p>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0:10:00</text:p>
          </table:table-cell>
          <table:table-cell office:value-type="float" office:value="0" calcext:value-type="float">
            <text:p>0</text:p>
          </table:table-cell>
          <table:table-cell office:value-type="float" office:value="82.56" calcext:value-type="float">
            <text:p>82.56</text:p>
          </table:table-cell>
          <table:table-cell office:value-type="float" office:value="509.9" calcext:value-type="float">
            <text:p>509.9</text:p>
          </table:table-cell>
          <table:table-cell office:value-type="float" office:value="27.83" calcext:value-type="float">
            <text:p>27.8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97]-[.E997])*[$Sheet2.$D$14]/12" office:value-type="float" office:value="7.43476889207336" calcext:value-type="float">
            <text:p>7.43476889207336</text:p>
          </table:table-cell>
          <table:table-cell table:formula="of:=[.H997]+[.I996]" office:value-type="float" office:value="5766.29314141765" calcext:value-type="float">
            <text:p>5766.29314141765</text:p>
          </table:table-cell>
          <table:table-cell office:value-type="float" office:value="755" calcext:value-type="float">
            <text:p>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0:15:00</text:p>
          </table:table-cell>
          <table:table-cell office:value-type="float" office:value="0" calcext:value-type="float">
            <text:p>0</text:p>
          </table:table-cell>
          <table:table-cell office:value-type="float" office:value="82.5" calcext:value-type="float">
            <text:p>82.5</text:p>
          </table:table-cell>
          <table:table-cell office:value-type="float" office:value="509.9" calcext:value-type="float">
            <text:p>509.9</text:p>
          </table:table-cell>
          <table:table-cell office:value-type="float" office:value="27.77" calcext:value-type="float">
            <text:p>27.7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98]-[.E998])*[$Sheet2.$D$14]/12" office:value-type="float" office:value="7.43476889207336" calcext:value-type="float">
            <text:p>7.43476889207336</text:p>
          </table:table-cell>
          <table:table-cell table:formula="of:=[.H998]+[.I997]" office:value-type="float" office:value="5773.72791030972" calcext:value-type="float">
            <text:p>5773.72791030972</text:p>
          </table:table-cell>
          <table:table-cell office:value-type="float" office:value="756" calcext:value-type="float">
            <text:p>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0:20:00</text:p>
          </table:table-cell>
          <table:table-cell office:value-type="float" office:value="0" calcext:value-type="float">
            <text:p>0</text:p>
          </table:table-cell>
          <table:table-cell office:value-type="float" office:value="82.46" calcext:value-type="float">
            <text:p>82.46</text:p>
          </table:table-cell>
          <table:table-cell office:value-type="float" office:value="509.9" calcext:value-type="float">
            <text:p>509.9</text:p>
          </table:table-cell>
          <table:table-cell office:value-type="float" office:value="27.7" calcext:value-type="float">
            <text:p>27.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999]-[.E999])*[$Sheet2.$D$14]/12" office:value-type="float" office:value="7.43884422674835" calcext:value-type="float">
            <text:p>7.43884422674835</text:p>
          </table:table-cell>
          <table:table-cell table:formula="of:=[.H999]+[.I998]" office:value-type="float" office:value="5781.16675453647" calcext:value-type="float">
            <text:p>5781.16675453647</text:p>
          </table:table-cell>
          <table:table-cell office:value-type="float" office:value="757" calcext:value-type="float">
            <text:p>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0:25:00</text:p>
          </table:table-cell>
          <table:table-cell office:value-type="float" office:value="0" calcext:value-type="float">
            <text:p>0</text:p>
          </table:table-cell>
          <table:table-cell office:value-type="float" office:value="82.36" calcext:value-type="float">
            <text:p>82.36</text:p>
          </table:table-cell>
          <table:table-cell office:value-type="float" office:value="509.9" calcext:value-type="float">
            <text:p>509.9</text:p>
          </table:table-cell>
          <table:table-cell office:value-type="float" office:value="27.7" calcext:value-type="float">
            <text:p>27.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00]-[.E1000])*[$Sheet2.$D$14]/12" office:value-type="float" office:value="7.42525977783172" calcext:value-type="float">
            <text:p>7.42525977783172</text:p>
          </table:table-cell>
          <table:table-cell table:formula="of:=[.H1000]+[.I999]" office:value-type="float" office:value="5788.5920143143" calcext:value-type="float">
            <text:p>5788.5920143143</text:p>
          </table:table-cell>
          <table:table-cell office:value-type="float" office:value="758" calcext:value-type="float">
            <text:p>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0:30:00</text:p>
          </table:table-cell>
          <table:table-cell office:value-type="float" office:value="0" calcext:value-type="float">
            <text:p>0</text:p>
          </table:table-cell>
          <table:table-cell office:value-type="float" office:value="82.26" calcext:value-type="float">
            <text:p>82.26</text:p>
          </table:table-cell>
          <table:table-cell office:value-type="float" office:value="509.9" calcext:value-type="float">
            <text:p>509.9</text:p>
          </table:table-cell>
          <table:table-cell office:value-type="float" office:value="27.765" calcext:value-type="float">
            <text:p>27.76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01]-[.E1001])*[$Sheet2.$D$14]/12" office:value-type="float" office:value="7.40284543711927" calcext:value-type="float">
            <text:p>7.40284543711927</text:p>
          </table:table-cell>
          <table:table-cell table:formula="of:=[.H1001]+[.I1000]" office:value-type="float" office:value="5795.99485975142" calcext:value-type="float">
            <text:p>5795.99485975142</text:p>
          </table:table-cell>
          <table:table-cell office:value-type="float" office:value="759" calcext:value-type="float">
            <text:p>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0:35:00</text:p>
          </table:table-cell>
          <table:table-cell office:value-type="float" office:value="0" calcext:value-type="float">
            <text:p>0</text:p>
          </table:table-cell>
          <table:table-cell office:value-type="float" office:value="82.2" calcext:value-type="float">
            <text:p>82.2</text:p>
          </table:table-cell>
          <table:table-cell office:value-type="float" office:value="509.9" calcext:value-type="float">
            <text:p>509.9</text:p>
          </table:table-cell>
          <table:table-cell office:value-type="float" office:value="27.865" calcext:value-type="float">
            <text:p>27.86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02]-[.E1002])*[$Sheet2.$D$14]/12" office:value-type="float" office:value="7.38111031885266" calcext:value-type="float">
            <text:p>7.38111031885266</text:p>
          </table:table-cell>
          <table:table-cell table:formula="of:=[.H1002]+[.I1001]" office:value-type="float" office:value="5803.37597007028" calcext:value-type="float">
            <text:p>5803.37597007028</text:p>
          </table:table-cell>
          <table:table-cell office:value-type="float" office:value="760" calcext:value-type="float">
            <text:p>7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0:40:00</text:p>
          </table:table-cell>
          <table:table-cell office:value-type="float" office:value="0" calcext:value-type="float">
            <text:p>0</text:p>
          </table:table-cell>
          <table:table-cell office:value-type="float" office:value="82.2" calcext:value-type="float">
            <text:p>82.2</text:p>
          </table:table-cell>
          <table:table-cell office:value-type="float" office:value="509.9" calcext:value-type="float">
            <text:p>509.9</text:p>
          </table:table-cell>
          <table:table-cell office:value-type="float" office:value="27.9" calcext:value-type="float">
            <text:p>27.9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03]-[.E1003])*[$Sheet2.$D$14]/12" office:value-type="float" office:value="7.37635576173184" calcext:value-type="float">
            <text:p>7.37635576173184</text:p>
          </table:table-cell>
          <table:table-cell table:formula="of:=[.H1003]+[.I1002]" office:value-type="float" office:value="5810.75232583201" calcext:value-type="float">
            <text:p>5810.75232583201</text:p>
          </table:table-cell>
          <table:table-cell office:value-type="float" office:value="761" calcext:value-type="float">
            <text:p>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0:45:00</text:p>
          </table:table-cell>
          <table:table-cell office:value-type="float" office:value="0" calcext:value-type="float">
            <text:p>0</text:p>
          </table:table-cell>
          <table:table-cell office:value-type="float" office:value="82.16" calcext:value-type="float">
            <text:p>82.16</text:p>
          </table:table-cell>
          <table:table-cell office:value-type="float" office:value="509.9" calcext:value-type="float">
            <text:p>509.9</text:p>
          </table:table-cell>
          <table:table-cell office:value-type="float" office:value="28.0466666666667" calcext:value-type="float">
            <text:p>28.046666666666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04]-[.E1004])*[$Sheet2.$D$14]/12" office:value-type="float" office:value="7.35099812375412" calcext:value-type="float">
            <text:p>7.35099812375412</text:p>
          </table:table-cell>
          <table:table-cell table:formula="of:=[.H1004]+[.I1003]" office:value-type="float" office:value="5818.10332395576" calcext:value-type="float">
            <text:p>5818.10332395576</text:p>
          </table:table-cell>
          <table:table-cell office:value-type="float" office:value="762" calcext:value-type="float">
            <text:p>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0:50:00</text:p>
          </table:table-cell>
          <table:table-cell office:value-type="float" office:value="0" calcext:value-type="float">
            <text:p>0</text:p>
          </table:table-cell>
          <table:table-cell office:value-type="float" office:value="82.06" calcext:value-type="float">
            <text:p>82.06</text:p>
          </table:table-cell>
          <table:table-cell office:value-type="float" office:value="509.9" calcext:value-type="float">
            <text:p>509.9</text:p>
          </table:table-cell>
          <table:table-cell office:value-type="float" office:value="28.035" calcext:value-type="float">
            <text:p>28.03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05]-[.E1005])*[$Sheet2.$D$14]/12" office:value-type="float" office:value="7.3389985272111" calcext:value-type="float">
            <text:p>7.3389985272111</text:p>
          </table:table-cell>
          <table:table-cell table:formula="of:=[.H1005]+[.I1004]" office:value-type="float" office:value="5825.44232248297" calcext:value-type="float">
            <text:p>5825.44232248297</text:p>
          </table:table-cell>
          <table:table-cell office:value-type="float" office:value="763" calcext:value-type="float">
            <text:p>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0:55:00</text:p>
          </table:table-cell>
          <table:table-cell office:value-type="float" office:value="764" calcext:value-type="float">
            <text:p>764</text:p>
          </table:table-cell>
          <table:table-cell office:value-type="float" office:value="82" calcext:value-type="float">
            <text:p>82</text:p>
          </table:table-cell>
          <table:table-cell office:value-type="float" office:value="509.9" calcext:value-type="float">
            <text:p>509.9</text:p>
          </table:table-cell>
          <table:table-cell office:value-type="float" office:value="27.87" calcext:value-type="float">
            <text:p>27.8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06]-[.E1006])*[$Sheet2.$D$14]/12" office:value-type="float" office:value="7.35326219857356" calcext:value-type="float">
            <text:p>7.35326219857356</text:p>
          </table:table-cell>
          <table:table-cell table:formula="of:=[.H1006]+[.I1005]" office:value-type="float" office:value="5832.79558468155" calcext:value-type="float">
            <text:p>5832.79558468155</text:p>
          </table:table-cell>
          <table:table-cell office:value-type="float" office:value="764" calcext:value-type="float">
            <text:p>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1:00:00</text:p>
          </table:table-cell>
          <table:table-cell office:value-type="float" office:value="1910" calcext:value-type="float">
            <text:p>1910</text:p>
          </table:table-cell>
          <table:table-cell office:value-type="float" office:value="82.76" calcext:value-type="float">
            <text:p>82.76</text:p>
          </table:table-cell>
          <table:table-cell office:value-type="float" office:value="509.98" calcext:value-type="float">
            <text:p>509.98</text:p>
          </table:table-cell>
          <table:table-cell office:value-type="float" office:value="27.8" calcext:value-type="float">
            <text:p>27.8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07]-[.E1007])*[$Sheet2.$D$14]/12" office:value-type="float" office:value="7.46601312458162" calcext:value-type="float">
            <text:p>7.46601312458162</text:p>
          </table:table-cell>
          <table:table-cell table:formula="of:=[.H1007]+[.I1006]" office:value-type="float" office:value="5840.26159780613" calcext:value-type="float">
            <text:p>5840.26159780613</text:p>
          </table:table-cell>
          <table:table-cell office:value-type="float" office:value="765" calcext:value-type="float">
            <text:p>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1:05:00</text:p>
          </table:table-cell>
          <table:table-cell office:value-type="float" office:value="1146" calcext:value-type="float">
            <text:p>1146</text:p>
          </table:table-cell>
          <table:table-cell office:value-type="float" office:value="84.34" calcext:value-type="float">
            <text:p>84.34</text:p>
          </table:table-cell>
          <table:table-cell office:value-type="float" office:value="510.14" calcext:value-type="float">
            <text:p>510.14</text:p>
          </table:table-cell>
          <table:table-cell office:value-type="float" office:value="27.865" calcext:value-type="float">
            <text:p>27.86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08]-[.E1008])*[$Sheet2.$D$14]/12" office:value-type="float" office:value="7.67181752566861" calcext:value-type="float">
            <text:p>7.67181752566861</text:p>
          </table:table-cell>
          <table:table-cell table:formula="of:=[.H1008]+[.I1007]" office:value-type="float" office:value="5847.9334153318" calcext:value-type="float">
            <text:p>5847.9334153318</text:p>
          </table:table-cell>
          <table:table-cell office:value-type="float" office:value="766" calcext:value-type="float">
            <text:p>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1:10:00</text:p>
          </table:table-cell>
          <table:table-cell office:value-type="float" office:value="0" calcext:value-type="float">
            <text:p>0</text:p>
          </table:table-cell>
          <table:table-cell office:value-type="float" office:value="84.92" calcext:value-type="float">
            <text:p>84.92</text:p>
          </table:table-cell>
          <table:table-cell office:value-type="float" office:value="510.2" calcext:value-type="float">
            <text:p>510.2</text:p>
          </table:table-cell>
          <table:table-cell office:value-type="float" office:value="27.9" calcext:value-type="float">
            <text:p>27.9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09]-[.E1009])*[$Sheet2.$D$14]/12" office:value-type="float" office:value="7.74585277226426" calcext:value-type="float">
            <text:p>7.74585277226426</text:p>
          </table:table-cell>
          <table:table-cell table:formula="of:=[.H1009]+[.I1008]" office:value-type="float" office:value="5855.67926810406" calcext:value-type="float">
            <text:p>5855.67926810406</text:p>
          </table:table-cell>
          <table:table-cell office:value-type="float" office:value="767" calcext:value-type="float">
            <text:p>767</text:p>
          </table:table-cell>
          <table:table-cell/>
          <table:table-cell table:formula="of:=[.J1009]-[.J967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22-06-27 11:15:00</text:p>
          </table:table-cell>
          <table:table-cell office:value-type="float" office:value="0" calcext:value-type="float">
            <text:p>0</text:p>
          </table:table-cell>
          <table:table-cell office:value-type="float" office:value="84.76" calcext:value-type="float">
            <text:p>84.76</text:p>
          </table:table-cell>
          <table:table-cell office:value-type="float" office:value="510.2" calcext:value-type="float">
            <text:p>510.2</text:p>
          </table:table-cell>
          <table:table-cell office:value-type="float" office:value="27.9" calcext:value-type="float">
            <text:p>27.9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10]-[.E1010])*[$Sheet2.$D$14]/12" office:value-type="float" office:value="7.72411765399765" calcext:value-type="float">
            <text:p>7.72411765399765</text:p>
          </table:table-cell>
          <table:table-cell table:formula="of:=[.H1010]+[.I1009]" office:value-type="float" office:value="5863.40338575806" calcext:value-type="float">
            <text:p>5863.40338575806</text:p>
          </table:table-cell>
          <table:table-cell office:value-type="float" office:value="768" calcext:value-type="float">
            <text:p>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1:20:00</text:p>
          </table:table-cell>
          <table:table-cell office:value-type="float" office:value="0" calcext:value-type="float">
            <text:p>0</text:p>
          </table:table-cell>
          <table:table-cell office:value-type="float" office:value="84.66" calcext:value-type="float">
            <text:p>84.66</text:p>
          </table:table-cell>
          <table:table-cell office:value-type="float" office:value="510.2" calcext:value-type="float">
            <text:p>510.2</text:p>
          </table:table-cell>
          <table:table-cell office:value-type="float" office:value="27.9" calcext:value-type="float">
            <text:p>27.9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11]-[.E1011])*[$Sheet2.$D$14]/12" office:value-type="float" office:value="7.71053320508101" calcext:value-type="float">
            <text:p>7.71053320508101</text:p>
          </table:table-cell>
          <table:table-cell table:formula="of:=[.H1011]+[.I1010]" office:value-type="float" office:value="5871.11391896314" calcext:value-type="float">
            <text:p>5871.11391896314</text:p>
          </table:table-cell>
          <table:table-cell office:value-type="float" office:value="769" calcext:value-type="float">
            <text:p>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1:25:00</text:p>
          </table:table-cell>
          <table:table-cell office:value-type="float" office:value="0" calcext:value-type="float">
            <text:p>0</text:p>
          </table:table-cell>
          <table:table-cell office:value-type="float" office:value="84.56" calcext:value-type="float">
            <text:p>84.56</text:p>
          </table:table-cell>
          <table:table-cell office:value-type="float" office:value="510.2" calcext:value-type="float">
            <text:p>510.2</text:p>
          </table:table-cell>
          <table:table-cell office:value-type="float" office:value="27.9" calcext:value-type="float">
            <text:p>27.9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12]-[.E1012])*[$Sheet2.$D$14]/12" office:value-type="float" office:value="7.69694875616438" calcext:value-type="float">
            <text:p>7.69694875616438</text:p>
          </table:table-cell>
          <table:table-cell table:formula="of:=[.H1012]+[.I1011]" office:value-type="float" office:value="5878.8108677193" calcext:value-type="float">
            <text:p>5878.8108677193</text:p>
          </table:table-cell>
          <table:table-cell office:value-type="float" office:value="770" calcext:value-type="float">
            <text:p>7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1:30:00</text:p>
          </table:table-cell>
          <table:table-cell office:value-type="float" office:value="0" calcext:value-type="float">
            <text:p>0</text:p>
          </table:table-cell>
          <table:table-cell office:value-type="float" office:value="84.42" calcext:value-type="float">
            <text:p>84.42</text:p>
          </table:table-cell>
          <table:table-cell office:value-type="float" office:value="510.2" calcext:value-type="float">
            <text:p>510.2</text:p>
          </table:table-cell>
          <table:table-cell office:value-type="float" office:value="27.9" calcext:value-type="float">
            <text:p>27.9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13]-[.E1013])*[$Sheet2.$D$14]/12" office:value-type="float" office:value="7.6779305276811" calcext:value-type="float">
            <text:p>7.6779305276811</text:p>
          </table:table-cell>
          <table:table-cell table:formula="of:=[.H1013]+[.I1012]" office:value-type="float" office:value="5886.48879824699" calcext:value-type="float">
            <text:p>5886.48879824699</text:p>
          </table:table-cell>
          <table:table-cell office:value-type="float" office:value="771" calcext:value-type="float">
            <text:p>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1:35:00</text:p>
          </table:table-cell>
          <table:table-cell office:value-type="float" office:value="0" calcext:value-type="float">
            <text:p>0</text:p>
          </table:table-cell>
          <table:table-cell office:value-type="float" office:value="84.26" calcext:value-type="float">
            <text:p>84.26</text:p>
          </table:table-cell>
          <table:table-cell office:value-type="float" office:value="510.2" calcext:value-type="float">
            <text:p>510.2</text:p>
          </table:table-cell>
          <table:table-cell office:value-type="float" office:value="27.9" calcext:value-type="float">
            <text:p>27.9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14]-[.E1014])*[$Sheet2.$D$14]/12" office:value-type="float" office:value="7.65619540941448" calcext:value-type="float">
            <text:p>7.65619540941448</text:p>
          </table:table-cell>
          <table:table-cell table:formula="of:=[.H1014]+[.I1013]" office:value-type="float" office:value="5894.1449936564" calcext:value-type="float">
            <text:p>5894.1449936564</text:p>
          </table:table-cell>
          <table:table-cell office:value-type="float" office:value="772" calcext:value-type="float">
            <text:p>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1:40:00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510.2" calcext:value-type="float">
            <text:p>510.2</text:p>
          </table:table-cell>
          <table:table-cell office:value-type="float" office:value="28.03" calcext:value-type="float">
            <text:p>28.0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15]-[.E1015])*[$Sheet2.$D$14]/12" office:value-type="float" office:value="7.63038495647288" calcext:value-type="float">
            <text:p>7.63038495647288</text:p>
          </table:table-cell>
          <table:table-cell table:formula="of:=[.H1015]+[.I1014]" office:value-type="float" office:value="5901.77537861287" calcext:value-type="float">
            <text:p>5901.77537861287</text:p>
          </table:table-cell>
          <table:table-cell office:value-type="float" office:value="773" calcext:value-type="float">
            <text:p>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1:45:00</text:p>
          </table:table-cell>
          <table:table-cell office:value-type="float" office:value="0" calcext:value-type="float">
            <text:p>0</text:p>
          </table:table-cell>
          <table:table-cell office:value-type="float" office:value="84.16" calcext:value-type="float">
            <text:p>84.16</text:p>
          </table:table-cell>
          <table:table-cell office:value-type="float" office:value="510.2" calcext:value-type="float">
            <text:p>510.2</text:p>
          </table:table-cell>
          <table:table-cell office:value-type="float" office:value="28.0333333333333" calcext:value-type="float">
            <text:p>28.033333333333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16]-[.E1016])*[$Sheet2.$D$14]/12" office:value-type="float" office:value="7.62449836194234" calcext:value-type="float">
            <text:p>7.62449836194234</text:p>
          </table:table-cell>
          <table:table-cell table:formula="of:=[.H1016]+[.I1015]" office:value-type="float" office:value="5909.39987697482" calcext:value-type="float">
            <text:p>5909.39987697482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1:50:00</text:p>
          </table:table-cell>
          <table:table-cell office:value-type="float" office:value="0" calcext:value-type="float">
            <text:p>0</text:p>
          </table:table-cell>
          <table:table-cell office:value-type="float" office:value="84.1" calcext:value-type="float">
            <text:p>84.1</text:p>
          </table:table-cell>
          <table:table-cell office:value-type="float" office:value="510.2" calcext:value-type="float">
            <text:p>510.2</text:p>
          </table:table-cell>
          <table:table-cell office:value-type="float" office:value="28.1333333333333" calcext:value-type="float">
            <text:p>28.133333333333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17]-[.E1017])*[$Sheet2.$D$14]/12" office:value-type="float" office:value="7.60276324367572" calcext:value-type="float">
            <text:p>7.60276324367572</text:p>
          </table:table-cell>
          <table:table-cell table:formula="of:=[.H1017]+[.I1016]" office:value-type="float" office:value="5917.00264021849" calcext:value-type="float">
            <text:p>5917.00264021849</text:p>
          </table:table-cell>
          <table:table-cell office:value-type="float" office:value="775" calcext:value-type="float">
            <text:p>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1:55:00</text:p>
          </table:table-cell>
          <table:table-cell office:value-type="float" office:value="0" calcext:value-type="float">
            <text:p>0</text:p>
          </table:table-cell>
          <table:table-cell office:value-type="float" office:value="84.06" calcext:value-type="float">
            <text:p>84.06</text:p>
          </table:table-cell>
          <table:table-cell office:value-type="float" office:value="510.2" calcext:value-type="float">
            <text:p>510.2</text:p>
          </table:table-cell>
          <table:table-cell office:value-type="float" office:value="28.2" calcext:value-type="float">
            <text:p>28.2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18]-[.E1018])*[$Sheet2.$D$14]/12" office:value-type="float" office:value="7.58827316483132" calcext:value-type="float">
            <text:p>7.58827316483132</text:p>
          </table:table-cell>
          <table:table-cell table:formula="of:=[.H1018]+[.I1017]" office:value-type="float" office:value="5924.59091338332" calcext:value-type="float">
            <text:p>5924.59091338332</text:p>
          </table:table-cell>
          <table:table-cell office:value-type="float" office:value="776" calcext:value-type="float">
            <text:p>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2:00:0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10.2" calcext:value-type="float">
            <text:p>510.2</text:p>
          </table:table-cell>
          <table:table-cell office:value-type="float" office:value="28.0666666666667" calcext:value-type="float">
            <text:p>28.066666666666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19]-[.E1019])*[$Sheet2.$D$14]/12" office:value-type="float" office:value="7.59823509403685" calcext:value-type="float">
            <text:p>7.59823509403685</text:p>
          </table:table-cell>
          <table:table-cell table:formula="of:=[.H1019]+[.I1018]" office:value-type="float" office:value="5932.18914847736" calcext:value-type="float">
            <text:p>5932.18914847736</text:p>
          </table:table-cell>
          <table:table-cell office:value-type="float" office:value="777" calcext:value-type="float">
            <text:p>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2:05:00</text:p>
          </table:table-cell>
          <table:table-cell office:value-type="float" office:value="0" calcext:value-type="float">
            <text:p>0</text:p>
          </table:table-cell>
          <table:table-cell office:value-type="float" office:value="83.96" calcext:value-type="float">
            <text:p>83.96</text:p>
          </table:table-cell>
          <table:table-cell office:value-type="float" office:value="510.2" calcext:value-type="float">
            <text:p>510.2</text:p>
          </table:table-cell>
          <table:table-cell office:value-type="float" office:value="28.1333333333333" calcext:value-type="float">
            <text:p>28.133333333333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20]-[.E1020])*[$Sheet2.$D$14]/12" office:value-type="float" office:value="7.58374501519244" calcext:value-type="float">
            <text:p>7.58374501519244</text:p>
          </table:table-cell>
          <table:table-cell table:formula="of:=[.H1020]+[.I1019]" office:value-type="float" office:value="5939.77289349255" calcext:value-type="float">
            <text:p>5939.77289349255</text:p>
          </table:table-cell>
          <table:table-cell office:value-type="float" office:value="778" calcext:value-type="float">
            <text:p>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2:10:00</text:p>
          </table:table-cell>
          <table:table-cell office:value-type="float" office:value="0" calcext:value-type="float">
            <text:p>0</text:p>
          </table:table-cell>
          <table:table-cell office:value-type="float" office:value="83.86" calcext:value-type="float">
            <text:p>83.86</text:p>
          </table:table-cell>
          <table:table-cell office:value-type="float" office:value="510.2" calcext:value-type="float">
            <text:p>510.2</text:p>
          </table:table-cell>
          <table:table-cell office:value-type="float" office:value="28.2" calcext:value-type="float">
            <text:p>28.2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21]-[.E1021])*[$Sheet2.$D$14]/12" office:value-type="float" office:value="7.56110426699805" calcext:value-type="float">
            <text:p>7.56110426699805</text:p>
          </table:table-cell>
          <table:table-cell table:formula="of:=[.H1021]+[.I1020]" office:value-type="float" office:value="5947.33399775955" calcext:value-type="float">
            <text:p>5947.33399775955</text:p>
          </table:table-cell>
          <table:table-cell office:value-type="float" office:value="779" calcext:value-type="float">
            <text:p>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2:15:00</text:p>
          </table:table-cell>
          <table:table-cell office:value-type="float" office:value="0" calcext:value-type="float">
            <text:p>0</text:p>
          </table:table-cell>
          <table:table-cell office:value-type="float" office:value="83.8" calcext:value-type="float">
            <text:p>83.8</text:p>
          </table:table-cell>
          <table:table-cell office:value-type="float" office:value="510.2" calcext:value-type="float">
            <text:p>510.2</text:p>
          </table:table-cell>
          <table:table-cell office:value-type="float" office:value="28.2" calcext:value-type="float">
            <text:p>28.2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22]-[.E1022])*[$Sheet2.$D$14]/12" office:value-type="float" office:value="7.55295359764807" calcext:value-type="float">
            <text:p>7.55295359764807</text:p>
          </table:table-cell>
          <table:table-cell table:formula="of:=[.H1022]+[.I1021]" office:value-type="float" office:value="5954.8869513572" calcext:value-type="float">
            <text:p>5954.8869513572</text:p>
          </table:table-cell>
          <table:table-cell office:value-type="float" office:value="780" calcext:value-type="float">
            <text:p>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2:20:00</text:p>
          </table:table-cell>
          <table:table-cell office:value-type="float" office:value="0" calcext:value-type="float">
            <text:p>0</text:p>
          </table:table-cell>
          <table:table-cell office:value-type="float" office:value="83.7616666666667" calcext:value-type="float">
            <text:p>83.7616666666667</text:p>
          </table:table-cell>
          <table:table-cell office:value-type="float" office:value="510.2" calcext:value-type="float">
            <text:p>510.2</text:p>
          </table:table-cell>
          <table:table-cell office:value-type="float" office:value="28.2" calcext:value-type="float">
            <text:p>28.2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23]-[.E1023])*[$Sheet2.$D$14]/12" office:value-type="float" office:value="7.54774622556336" calcext:value-type="float">
            <text:p>7.54774622556336</text:p>
          </table:table-cell>
          <table:table-cell table:formula="of:=[.H1023]+[.I1022]" office:value-type="float" office:value="5962.43469758276" calcext:value-type="float">
            <text:p>5962.43469758276</text:p>
          </table:table-cell>
          <table:table-cell office:value-type="float" office:value="781" calcext:value-type="float">
            <text:p>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2:25:00</text:p>
          </table:table-cell>
          <table:table-cell office:value-type="float" office:value="0" calcext:value-type="float">
            <text:p>0</text:p>
          </table:table-cell>
          <table:table-cell office:value-type="float" office:value="83.6616666666667" calcext:value-type="float">
            <text:p>83.6616666666667</text:p>
          </table:table-cell>
          <table:table-cell office:value-type="float" office:value="510.2" calcext:value-type="float">
            <text:p>510.2</text:p>
          </table:table-cell>
          <table:table-cell office:value-type="float" office:value="28.2" calcext:value-type="float">
            <text:p>28.2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24]-[.E1024])*[$Sheet2.$D$14]/12" office:value-type="float" office:value="7.53416177664672" calcext:value-type="float">
            <text:p>7.53416177664672</text:p>
          </table:table-cell>
          <table:table-cell table:formula="of:=[.H1024]+[.I1023]" office:value-type="float" office:value="5969.96885935941" calcext:value-type="float">
            <text:p>5969.96885935941</text:p>
          </table:table-cell>
          <table:table-cell office:value-type="float" office:value="782" calcext:value-type="float">
            <text:p>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2:30:00</text:p>
          </table:table-cell>
          <table:table-cell office:value-type="float" office:value="0" calcext:value-type="float">
            <text:p>0</text:p>
          </table:table-cell>
          <table:table-cell office:value-type="float" office:value="83.6" calcext:value-type="float">
            <text:p>83.6</text:p>
          </table:table-cell>
          <table:table-cell office:value-type="float" office:value="510.2" calcext:value-type="float">
            <text:p>510.2</text:p>
          </table:table-cell>
          <table:table-cell office:value-type="float" office:value="28.135" calcext:value-type="float">
            <text:p>28.13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25]-[.E1025])*[$Sheet2.$D$14]/12" office:value-type="float" office:value="7.53461459161061" calcext:value-type="float">
            <text:p>7.53461459161061</text:p>
          </table:table-cell>
          <table:table-cell table:formula="of:=[.H1025]+[.I1024]" office:value-type="float" office:value="5977.50347395102" calcext:value-type="float">
            <text:p>5977.50347395102</text:p>
          </table:table-cell>
          <table:table-cell office:value-type="float" office:value="783" calcext:value-type="float">
            <text:p>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2:35:00</text:p>
          </table:table-cell>
          <table:table-cell office:value-type="float" office:value="0" calcext:value-type="float">
            <text:p>0</text:p>
          </table:table-cell>
          <table:table-cell office:value-type="float" office:value="83.5616666666667" calcext:value-type="float">
            <text:p>83.5616666666667</text:p>
          </table:table-cell>
          <table:table-cell office:value-type="float" office:value="510.2" calcext:value-type="float">
            <text:p>510.2</text:p>
          </table:table-cell>
          <table:table-cell office:value-type="float" office:value="28.165" calcext:value-type="float">
            <text:p>28.16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26]-[.E1026])*[$Sheet2.$D$14]/12" office:value-type="float" office:value="7.52533188485092" calcext:value-type="float">
            <text:p>7.52533188485092</text:p>
          </table:table-cell>
          <table:table-cell table:formula="of:=[.H1026]+[.I1025]" office:value-type="float" office:value="5985.02880583587" calcext:value-type="float">
            <text:p>5985.02880583587</text:p>
          </table:table-cell>
          <table:table-cell office:value-type="float" office:value="784" calcext:value-type="float">
            <text:p>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2:40:00</text:p>
          </table:table-cell>
          <table:table-cell office:value-type="float" office:value="0" calcext:value-type="float">
            <text:p>0</text:p>
          </table:table-cell>
          <table:table-cell office:value-type="float" office:value="83.4616666666667" calcext:value-type="float">
            <text:p>83.4616666666667</text:p>
          </table:table-cell>
          <table:table-cell office:value-type="float" office:value="510.2" calcext:value-type="float">
            <text:p>510.2</text:p>
          </table:table-cell>
          <table:table-cell office:value-type="float" office:value="28.33" calcext:value-type="float">
            <text:p>28.3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27]-[.E1027])*[$Sheet2.$D$14]/12" office:value-type="float" office:value="7.48933309522184" calcext:value-type="float">
            <text:p>7.48933309522184</text:p>
          </table:table-cell>
          <table:table-cell table:formula="of:=[.H1027]+[.I1026]" office:value-type="float" office:value="5992.51813893109" calcext:value-type="float">
            <text:p>5992.51813893109</text:p>
          </table:table-cell>
          <table:table-cell office:value-type="float" office:value="785" calcext:value-type="float">
            <text:p>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2:45:00</text:p>
          </table:table-cell>
          <table:table-cell office:value-type="float" office:value="0" calcext:value-type="float">
            <text:p>0</text:p>
          </table:table-cell>
          <table:table-cell office:value-type="float" office:value="83.3616666666667" calcext:value-type="float">
            <text:p>83.3616666666667</text:p>
          </table:table-cell>
          <table:table-cell office:value-type="float" office:value="510.2" calcext:value-type="float">
            <text:p>510.2</text:p>
          </table:table-cell>
          <table:table-cell office:value-type="float" office:value="28.4" calcext:value-type="float">
            <text:p>28.4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28]-[.E1028])*[$Sheet2.$D$14]/12" office:value-type="float" office:value="7.46623953206356" calcext:value-type="float">
            <text:p>7.46623953206356</text:p>
          </table:table-cell>
          <table:table-cell table:formula="of:=[.H1028]+[.I1027]" office:value-type="float" office:value="5999.98437846315" calcext:value-type="float">
            <text:p>5999.98437846315</text:p>
          </table:table-cell>
          <table:table-cell office:value-type="float" office:value="786" calcext:value-type="float">
            <text:p>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2:50:00</text:p>
          </table:table-cell>
          <table:table-cell office:value-type="float" office:value="0" calcext:value-type="float">
            <text:p>0</text:p>
          </table:table-cell>
          <table:table-cell office:value-type="float" office:value="83.3" calcext:value-type="float">
            <text:p>83.3</text:p>
          </table:table-cell>
          <table:table-cell office:value-type="float" office:value="510.2" calcext:value-type="float">
            <text:p>510.2</text:p>
          </table:table-cell>
          <table:table-cell office:value-type="float" office:value="28.4" calcext:value-type="float">
            <text:p>28.4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29]-[.E1029])*[$Sheet2.$D$14]/12" office:value-type="float" office:value="7.45786245523164" calcext:value-type="float">
            <text:p>7.45786245523164</text:p>
          </table:table-cell>
          <table:table-cell table:formula="of:=[.H1029]+[.I1028]" office:value-type="float" office:value="6007.44224091839" calcext:value-type="float">
            <text:p>6007.44224091839</text:p>
          </table:table-cell>
          <table:table-cell office:value-type="float" office:value="787" calcext:value-type="float">
            <text:p>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2:55:00</text:p>
          </table:table-cell>
          <table:table-cell office:value-type="float" office:value="0" calcext:value-type="float">
            <text:p>0</text:p>
          </table:table-cell>
          <table:table-cell office:value-type="float" office:value="83.2616666666667" calcext:value-type="float">
            <text:p>83.2616666666667</text:p>
          </table:table-cell>
          <table:table-cell office:value-type="float" office:value="510.2" calcext:value-type="float">
            <text:p>510.2</text:p>
          </table:table-cell>
          <table:table-cell office:value-type="float" office:value="28.335" calcext:value-type="float">
            <text:p>28.33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30]-[.E1030])*[$Sheet2.$D$14]/12" office:value-type="float" office:value="7.46148497494274" calcext:value-type="float">
            <text:p>7.46148497494274</text:p>
          </table:table-cell>
          <table:table-cell table:formula="of:=[.H1030]+[.I1029]" office:value-type="float" office:value="6014.90372589333" calcext:value-type="float">
            <text:p>6014.90372589333</text:p>
          </table:table-cell>
          <table:table-cell office:value-type="float" office:value="788" calcext:value-type="float">
            <text:p>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3:00:00</text:p>
          </table:table-cell>
          <table:table-cell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  <table:table-cell office:value-type="float" office:value="510.2" calcext:value-type="float">
            <text:p>510.2</text:p>
          </table:table-cell>
          <table:table-cell office:value-type="float" office:value="28.3" calcext:value-type="float">
            <text:p>28.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31]-[.E1031])*[$Sheet2.$D$14]/12" office:value-type="float" office:value="7.45786245523164" calcext:value-type="float">
            <text:p>7.45786245523164</text:p>
          </table:table-cell>
          <table:table-cell table:formula="of:=[.H1031]+[.I1030]" office:value-type="float" office:value="6022.36158834856" calcext:value-type="float">
            <text:p>6022.36158834856</text:p>
          </table:table-cell>
          <table:table-cell office:value-type="float" office:value="789" calcext:value-type="float">
            <text:p>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3:05:00</text:p>
          </table:table-cell>
          <table:table-cell office:value-type="float" office:value="0" calcext:value-type="float">
            <text:p>0</text:p>
          </table:table-cell>
          <table:table-cell office:value-type="float" office:value="83.1616666666666" calcext:value-type="float">
            <text:p>83.1616666666666</text:p>
          </table:table-cell>
          <table:table-cell office:value-type="float" office:value="510.2" calcext:value-type="float">
            <text:p>510.2</text:p>
          </table:table-cell>
          <table:table-cell office:value-type="float" office:value="28.3" calcext:value-type="float">
            <text:p>28.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32]-[.E1032])*[$Sheet2.$D$14]/12" office:value-type="float" office:value="7.45265508314693" calcext:value-type="float">
            <text:p>7.45265508314693</text:p>
          </table:table-cell>
          <table:table-cell table:formula="of:=[.H1032]+[.I1031]" office:value-type="float" office:value="6029.81424343171" calcext:value-type="float">
            <text:p>6029.81424343171</text:p>
          </table:table-cell>
          <table:table-cell office:value-type="float" office:value="790" calcext:value-type="float">
            <text:p>7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3:10:00</text:p>
          </table:table-cell>
          <table:table-cell office:value-type="float" office:value="0" calcext:value-type="float">
            <text:p>0</text:p>
          </table:table-cell>
          <table:table-cell office:value-type="float" office:value="83.0616666666667" calcext:value-type="float">
            <text:p>83.0616666666667</text:p>
          </table:table-cell>
          <table:table-cell office:value-type="float" office:value="510.2" calcext:value-type="float">
            <text:p>510.2</text:p>
          </table:table-cell>
          <table:table-cell office:value-type="float" office:value="28.3" calcext:value-type="float">
            <text:p>28.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33]-[.E1033])*[$Sheet2.$D$14]/12" office:value-type="float" office:value="7.43907063423029" calcext:value-type="float">
            <text:p>7.43907063423029</text:p>
          </table:table-cell>
          <table:table-cell table:formula="of:=[.H1033]+[.I1032]" office:value-type="float" office:value="6037.25331406594" calcext:value-type="float">
            <text:p>6037.25331406594</text:p>
          </table:table-cell>
          <table:table-cell office:value-type="float" office:value="791" calcext:value-type="float">
            <text:p>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3:15:0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10.2" calcext:value-type="float">
            <text:p>510.2</text:p>
          </table:table-cell>
          <table:table-cell office:value-type="float" office:value="28.3" calcext:value-type="float">
            <text:p>28.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34]-[.E1034])*[$Sheet2.$D$14]/12" office:value-type="float" office:value="7.43069355739837" calcext:value-type="float">
            <text:p>7.43069355739837</text:p>
          </table:table-cell>
          <table:table-cell table:formula="of:=[.H1034]+[.I1033]" office:value-type="float" office:value="6044.68400762334" calcext:value-type="float">
            <text:p>6044.68400762334</text:p>
          </table:table-cell>
          <table:table-cell office:value-type="float" office:value="792" calcext:value-type="float">
            <text:p>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3:20:00</text:p>
          </table:table-cell>
          <table:table-cell office:value-type="float" office:value="0" calcext:value-type="float">
            <text:p>0</text:p>
          </table:table-cell>
          <table:table-cell office:value-type="float" office:value="82.9616666666667" calcext:value-type="float">
            <text:p>82.9616666666667</text:p>
          </table:table-cell>
          <table:table-cell office:value-type="float" office:value="510.2" calcext:value-type="float">
            <text:p>510.2</text:p>
          </table:table-cell>
          <table:table-cell office:value-type="float" office:value="28.365" calcext:value-type="float">
            <text:p>28.36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35]-[.E1035])*[$Sheet2.$D$14]/12" office:value-type="float" office:value="7.41665629351785" calcext:value-type="float">
            <text:p>7.41665629351785</text:p>
          </table:table-cell>
          <table:table-cell table:formula="of:=[.H1035]+[.I1034]" office:value-type="float" office:value="6052.10066391685" calcext:value-type="float">
            <text:p>6052.10066391685</text:p>
          </table:table-cell>
          <table:table-cell office:value-type="float" office:value="793" calcext:value-type="float">
            <text:p>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3:25:00</text:p>
          </table:table-cell>
          <table:table-cell office:value-type="float" office:value="0" calcext:value-type="float">
            <text:p>0</text:p>
          </table:table-cell>
          <table:table-cell office:value-type="float" office:value="82.8616666666667" calcext:value-type="float">
            <text:p>82.8616666666667</text:p>
          </table:table-cell>
          <table:table-cell office:value-type="float" office:value="510.2" calcext:value-type="float">
            <text:p>510.2</text:p>
          </table:table-cell>
          <table:table-cell office:value-type="float" office:value="28.27" calcext:value-type="float">
            <text:p>28.2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36]-[.E1036])*[$Sheet2.$D$14]/12" office:value-type="float" office:value="7.41597707107202" calcext:value-type="float">
            <text:p>7.41597707107202</text:p>
          </table:table-cell>
          <table:table-cell table:formula="of:=[.H1036]+[.I1035]" office:value-type="float" office:value="6059.51664098793" calcext:value-type="float">
            <text:p>6059.51664098793</text:p>
          </table:table-cell>
          <table:table-cell office:value-type="float" office:value="794" calcext:value-type="float">
            <text:p>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3:30:00</text:p>
          </table:table-cell>
          <table:table-cell office:value-type="float" office:value="0" calcext:value-type="float">
            <text:p>0</text:p>
          </table:table-cell>
          <table:table-cell office:value-type="float" office:value="82.8" calcext:value-type="float">
            <text:p>82.8</text:p>
          </table:table-cell>
          <table:table-cell office:value-type="float" office:value="510.2" calcext:value-type="float">
            <text:p>510.2</text:p>
          </table:table-cell>
          <table:table-cell office:value-type="float" office:value="28.265" calcext:value-type="float">
            <text:p>28.26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37]-[.E1037])*[$Sheet2.$D$14]/12" office:value-type="float" office:value="7.40827921668592" calcext:value-type="float">
            <text:p>7.40827921668592</text:p>
          </table:table-cell>
          <table:table-cell table:formula="of:=[.H1037]+[.I1036]" office:value-type="float" office:value="6066.92492020461" calcext:value-type="float">
            <text:p>6066.92492020461</text:p>
          </table:table-cell>
          <table:table-cell office:value-type="float" office:value="795" calcext:value-type="float">
            <text:p>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3:35:00</text:p>
          </table:table-cell>
          <table:table-cell office:value-type="float" office:value="0" calcext:value-type="float">
            <text:p>0</text:p>
          </table:table-cell>
          <table:table-cell office:value-type="float" office:value="82.8" calcext:value-type="float">
            <text:p>82.8</text:p>
          </table:table-cell>
          <table:table-cell office:value-type="float" office:value="510.2" calcext:value-type="float">
            <text:p>510.2</text:p>
          </table:table-cell>
          <table:table-cell office:value-type="float" office:value="28.365" calcext:value-type="float">
            <text:p>28.36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38]-[.E1038])*[$Sheet2.$D$14]/12" office:value-type="float" office:value="7.39469476776929" calcext:value-type="float">
            <text:p>7.39469476776929</text:p>
          </table:table-cell>
          <table:table-cell table:formula="of:=[.H1038]+[.I1037]" office:value-type="float" office:value="6074.31961497238" calcext:value-type="float">
            <text:p>6074.31961497238</text:p>
          </table:table-cell>
          <table:table-cell office:value-type="float" office:value="796" calcext:value-type="float">
            <text:p>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3:40:00</text:p>
          </table:table-cell>
          <table:table-cell office:value-type="float" office:value="0" calcext:value-type="float">
            <text:p>0</text:p>
          </table:table-cell>
          <table:table-cell office:value-type="float" office:value="82.7616666666667" calcext:value-type="float">
            <text:p>82.7616666666667</text:p>
          </table:table-cell>
          <table:table-cell office:value-type="float" office:value="510.2" calcext:value-type="float">
            <text:p>510.2</text:p>
          </table:table-cell>
          <table:table-cell office:value-type="float" office:value="28.4" calcext:value-type="float">
            <text:p>28.4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39]-[.E1039])*[$Sheet2.$D$14]/12" office:value-type="float" office:value="7.38473283856376" calcext:value-type="float">
            <text:p>7.38473283856376</text:p>
          </table:table-cell>
          <table:table-cell table:formula="of:=[.H1039]+[.I1038]" office:value-type="float" office:value="6081.70434781095" calcext:value-type="float">
            <text:p>6081.70434781095</text:p>
          </table:table-cell>
          <table:table-cell office:value-type="float" office:value="797" calcext:value-type="float">
            <text:p>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3:45:00</text:p>
          </table:table-cell>
          <table:table-cell office:value-type="float" office:value="0" calcext:value-type="float">
            <text:p>0</text:p>
          </table:table-cell>
          <table:table-cell office:value-type="float" office:value="82.6616666666667" calcext:value-type="float">
            <text:p>82.6616666666667</text:p>
          </table:table-cell>
          <table:table-cell office:value-type="float" office:value="510.2" calcext:value-type="float">
            <text:p>510.2</text:p>
          </table:table-cell>
          <table:table-cell office:value-type="float" office:value="28.335" calcext:value-type="float">
            <text:p>28.33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40]-[.E1040])*[$Sheet2.$D$14]/12" office:value-type="float" office:value="7.37997828144294" calcext:value-type="float">
            <text:p>7.37997828144294</text:p>
          </table:table-cell>
          <table:table-cell table:formula="of:=[.H1040]+[.I1039]" office:value-type="float" office:value="6089.08432609239" calcext:value-type="float">
            <text:p>6089.08432609239</text:p>
          </table:table-cell>
          <table:table-cell office:value-type="float" office:value="798" calcext:value-type="float">
            <text:p>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3:50:00</text:p>
          </table:table-cell>
          <table:table-cell office:value-type="float" office:value="0" calcext:value-type="float">
            <text:p>0</text:p>
          </table:table-cell>
          <table:table-cell office:value-type="float" office:value="82.6" calcext:value-type="float">
            <text:p>82.6</text:p>
          </table:table-cell>
          <table:table-cell office:value-type="float" office:value="510.2" calcext:value-type="float">
            <text:p>510.2</text:p>
          </table:table-cell>
          <table:table-cell office:value-type="float" office:value="28.3" calcext:value-type="float">
            <text:p>28.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41]-[.E1041])*[$Sheet2.$D$14]/12" office:value-type="float" office:value="7.37635576173184" calcext:value-type="float">
            <text:p>7.37635576173184</text:p>
          </table:table-cell>
          <table:table-cell table:formula="of:=[.H1041]+[.I1040]" office:value-type="float" office:value="6096.46068185412" calcext:value-type="float">
            <text:p>6096.46068185412</text:p>
          </table:table-cell>
          <table:table-cell office:value-type="float" office:value="799" calcext:value-type="float">
            <text:p>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3:55:00</text:p>
          </table:table-cell>
          <table:table-cell office:value-type="float" office:value="0" calcext:value-type="float">
            <text:p>0</text:p>
          </table:table-cell>
          <table:table-cell office:value-type="float" office:value="82.6" calcext:value-type="float">
            <text:p>82.6</text:p>
          </table:table-cell>
          <table:table-cell office:value-type="float" office:value="510.2" calcext:value-type="float">
            <text:p>510.2</text:p>
          </table:table-cell>
          <table:table-cell office:value-type="float" office:value="28.3" calcext:value-type="float">
            <text:p>28.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42]-[.E1042])*[$Sheet2.$D$14]/12" office:value-type="float" office:value="7.37635576173184" calcext:value-type="float">
            <text:p>7.37635576173184</text:p>
          </table:table-cell>
          <table:table-cell table:formula="of:=[.H1042]+[.I1041]" office:value-type="float" office:value="6103.83703761585" calcext:value-type="float">
            <text:p>6103.83703761585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4:00:00</text:p>
          </table:table-cell>
          <table:table-cell office:value-type="float" office:value="0" calcext:value-type="float">
            <text:p>0</text:p>
          </table:table-cell>
          <table:table-cell office:value-type="float" office:value="82.5616666666667" calcext:value-type="float">
            <text:p>82.5616666666667</text:p>
          </table:table-cell>
          <table:table-cell office:value-type="float" office:value="510.2" calcext:value-type="float">
            <text:p>510.2</text:p>
          </table:table-cell>
          <table:table-cell office:value-type="float" office:value="28.3" calcext:value-type="float">
            <text:p>28.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43]-[.E1043])*[$Sheet2.$D$14]/12" office:value-type="float" office:value="7.37114838964713" calcext:value-type="float">
            <text:p>7.37114838964713</text:p>
          </table:table-cell>
          <table:table-cell table:formula="of:=[.H1043]+[.I1042]" office:value-type="float" office:value="6111.2081860055" calcext:value-type="float">
            <text:p>6111.2081860055</text:p>
          </table:table-cell>
          <table:table-cell office:value-type="float" office:value="801" calcext:value-type="float">
            <text:p>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4:05:00</text:p>
          </table:table-cell>
          <table:table-cell office:value-type="float" office:value="0" calcext:value-type="float">
            <text:p>0</text:p>
          </table:table-cell>
          <table:table-cell office:value-type="float" office:value="82.5" calcext:value-type="float">
            <text:p>82.5</text:p>
          </table:table-cell>
          <table:table-cell office:value-type="float" office:value="510.2" calcext:value-type="float">
            <text:p>510.2</text:p>
          </table:table-cell>
          <table:table-cell office:value-type="float" office:value="28.3" calcext:value-type="float">
            <text:p>28.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44]-[.E1044])*[$Sheet2.$D$14]/12" office:value-type="float" office:value="7.36277131281521" calcext:value-type="float">
            <text:p>7.36277131281521</text:p>
          </table:table-cell>
          <table:table-cell table:formula="of:=[.H1044]+[.I1043]" office:value-type="float" office:value="6118.57095731831" calcext:value-type="float">
            <text:p>6118.57095731831</text:p>
          </table:table-cell>
          <table:table-cell office:value-type="float" office:value="802" calcext:value-type="float">
            <text:p>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4:10:00</text:p>
          </table:table-cell>
          <table:table-cell office:value-type="float" office:value="0" calcext:value-type="float">
            <text:p>0</text:p>
          </table:table-cell>
          <table:table-cell office:value-type="float" office:value="82.4233333333333" calcext:value-type="float">
            <text:p>82.4233333333333</text:p>
          </table:table-cell>
          <table:table-cell office:value-type="float" office:value="510.2" calcext:value-type="float">
            <text:p>510.2</text:p>
          </table:table-cell>
          <table:table-cell office:value-type="float" office:value="28.43" calcext:value-type="float">
            <text:p>28.4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45]-[.E1045])*[$Sheet2.$D$14]/12" office:value-type="float" office:value="7.33469678505416" calcext:value-type="float">
            <text:p>7.33469678505416</text:p>
          </table:table-cell>
          <table:table-cell table:formula="of:=[.H1045]+[.I1044]" office:value-type="float" office:value="6125.90565410337" calcext:value-type="float">
            <text:p>6125.90565410337</text:p>
          </table:table-cell>
          <table:table-cell office:value-type="float" office:value="803" calcext:value-type="float">
            <text:p>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4:15:00</text:p>
          </table:table-cell>
          <table:table-cell office:value-type="float" office:value="0" calcext:value-type="float">
            <text:p>0</text:p>
          </table:table-cell>
          <table:table-cell office:value-type="float" office:value="82.2616666666667" calcext:value-type="float">
            <text:p>82.2616666666667</text:p>
          </table:table-cell>
          <table:table-cell office:value-type="float" office:value="510.2" calcext:value-type="float">
            <text:p>510.2</text:p>
          </table:table-cell>
          <table:table-cell office:value-type="float" office:value="28.5" calcext:value-type="float">
            <text:p>28.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46]-[.E1046])*[$Sheet2.$D$14]/12" office:value-type="float" office:value="7.30322614506396" calcext:value-type="float">
            <text:p>7.30322614506396</text:p>
          </table:table-cell>
          <table:table-cell table:formula="of:=[.H1046]+[.I1045]" office:value-type="float" office:value="6133.20888024843" calcext:value-type="float">
            <text:p>6133.20888024843</text:p>
          </table:table-cell>
          <table:table-cell office:value-type="float" office:value="804" calcext:value-type="float">
            <text:p>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4:20:00</text:p>
          </table:table-cell>
          <table:table-cell office:value-type="float" office:value="0" calcext:value-type="float">
            <text:p>0</text:p>
          </table:table-cell>
          <table:table-cell office:value-type="float" office:value="82.2" calcext:value-type="float">
            <text:p>82.2</text:p>
          </table:table-cell>
          <table:table-cell office:value-type="float" office:value="510.2" calcext:value-type="float">
            <text:p>510.2</text:p>
          </table:table-cell>
          <table:table-cell office:value-type="float" office:value="28.435" calcext:value-type="float">
            <text:p>28.43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47]-[.E1047])*[$Sheet2.$D$14]/12" office:value-type="float" office:value="7.30367896002785" calcext:value-type="float">
            <text:p>7.30367896002785</text:p>
          </table:table-cell>
          <table:table-cell table:formula="of:=[.H1047]+[.I1046]" office:value-type="float" office:value="6140.51255920846" calcext:value-type="float">
            <text:p>6140.51255920846</text:p>
          </table:table-cell>
          <table:table-cell office:value-type="float" office:value="805" calcext:value-type="float">
            <text:p>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4:25:00</text:p>
          </table:table-cell>
          <table:table-cell office:value-type="float" office:value="0" calcext:value-type="float">
            <text:p>0</text:p>
          </table:table-cell>
          <table:table-cell office:value-type="float" office:value="82.2" calcext:value-type="float">
            <text:p>82.2</text:p>
          </table:table-cell>
          <table:table-cell office:value-type="float" office:value="510.2" calcext:value-type="float">
            <text:p>510.2</text:p>
          </table:table-cell>
          <table:table-cell office:value-type="float" office:value="28.4" calcext:value-type="float">
            <text:p>28.4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48]-[.E1048])*[$Sheet2.$D$14]/12" office:value-type="float" office:value="7.30843351714867" calcext:value-type="float">
            <text:p>7.30843351714867</text:p>
          </table:table-cell>
          <table:table-cell table:formula="of:=[.H1048]+[.I1047]" office:value-type="float" office:value="6147.82099272561" calcext:value-type="float">
            <text:p>6147.82099272561</text:p>
          </table:table-cell>
          <table:table-cell office:value-type="float" office:value="806" calcext:value-type="float">
            <text:p>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4:30:00</text:p>
          </table:table-cell>
          <table:table-cell office:value-type="float" office:value="0" calcext:value-type="float">
            <text:p>0</text:p>
          </table:table-cell>
          <table:table-cell office:value-type="float" office:value="82.1616666666666" calcext:value-type="float">
            <text:p>82.1616666666666</text:p>
          </table:table-cell>
          <table:table-cell office:value-type="float" office:value="510.2" calcext:value-type="float">
            <text:p>510.2</text:p>
          </table:table-cell>
          <table:table-cell office:value-type="float" office:value="28.4" calcext:value-type="float">
            <text:p>28.4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49]-[.E1049])*[$Sheet2.$D$14]/12" office:value-type="float" office:value="7.30322614506396" calcext:value-type="float">
            <text:p>7.30322614506396</text:p>
          </table:table-cell>
          <table:table-cell table:formula="of:=[.H1049]+[.I1048]" office:value-type="float" office:value="6155.12421887067" calcext:value-type="float">
            <text:p>6155.12421887067</text:p>
          </table:table-cell>
          <table:table-cell office:value-type="float" office:value="807" calcext:value-type="float">
            <text:p>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4:35:00</text:p>
          </table:table-cell>
          <table:table-cell office:value-type="float" office:value="0" calcext:value-type="float">
            <text:p>0</text:p>
          </table:table-cell>
          <table:table-cell office:value-type="float" office:value="82.1" calcext:value-type="float">
            <text:p>82.1</text:p>
          </table:table-cell>
          <table:table-cell office:value-type="float" office:value="510.2" calcext:value-type="float">
            <text:p>510.2</text:p>
          </table:table-cell>
          <table:table-cell office:value-type="float" office:value="28.4" calcext:value-type="float">
            <text:p>28.4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50]-[.E1050])*[$Sheet2.$D$14]/12" office:value-type="float" office:value="7.29484906823204" calcext:value-type="float">
            <text:p>7.29484906823204</text:p>
          </table:table-cell>
          <table:table-cell table:formula="of:=[.H1050]+[.I1049]" office:value-type="float" office:value="6162.41906793891" calcext:value-type="float">
            <text:p>6162.41906793891</text:p>
          </table:table-cell>
          <table:table-cell office:value-type="float" office:value="808" calcext:value-type="float">
            <text:p>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4:40:00</text:p>
          </table:table-cell>
          <table:table-cell office:value-type="float" office:value="0" calcext:value-type="float">
            <text:p>0</text:p>
          </table:table-cell>
          <table:table-cell office:value-type="float" office:value="82.1" calcext:value-type="float">
            <text:p>82.1</text:p>
          </table:table-cell>
          <table:table-cell office:value-type="float" office:value="510.2" calcext:value-type="float">
            <text:p>510.2</text:p>
          </table:table-cell>
          <table:table-cell office:value-type="float" office:value="28.4" calcext:value-type="float">
            <text:p>28.4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51]-[.E1051])*[$Sheet2.$D$14]/12" office:value-type="float" office:value="7.29484906823204" calcext:value-type="float">
            <text:p>7.29484906823204</text:p>
          </table:table-cell>
          <table:table-cell table:formula="of:=[.H1051]+[.I1050]" office:value-type="float" office:value="6169.71391700714" calcext:value-type="float">
            <text:p>6169.71391700714</text:p>
          </table:table-cell>
          <table:table-cell office:value-type="float" office:value="809" calcext:value-type="float">
            <text:p>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4:45:00</text:p>
          </table:table-cell>
          <table:table-cell office:value-type="float" office:value="732.166666666667" calcext:value-type="float">
            <text:p>732.166666666667</text:p>
          </table:table-cell>
          <table:table-cell office:value-type="float" office:value="82.3683333333334" calcext:value-type="float">
            <text:p>82.3683333333334</text:p>
          </table:table-cell>
          <table:table-cell office:value-type="float" office:value="510.238333333333" calcext:value-type="float">
            <text:p>510.238333333333</text:p>
          </table:table-cell>
          <table:table-cell office:value-type="float" office:value="28.53" calcext:value-type="float">
            <text:p>28.5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52]-[.E1052])*[$Sheet2.$D$14]/12" office:value-type="float" office:value="7.31364088923338" calcext:value-type="float">
            <text:p>7.31364088923338</text:p>
          </table:table-cell>
          <table:table-cell table:formula="of:=[.H1052]+[.I1051]" office:value-type="float" office:value="6177.02755789637" calcext:value-type="float">
            <text:p>6177.02755789637</text:p>
          </table:table-cell>
          <table:table-cell office:value-type="float" office:value="810" calcext:value-type="float">
            <text:p>8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4:50:00</text:p>
          </table:table-cell>
          <table:table-cell office:value-type="float" office:value="1910" calcext:value-type="float">
            <text:p>1910</text:p>
          </table:table-cell>
          <table:table-cell office:value-type="float" office:value="83.4133333333333" calcext:value-type="float">
            <text:p>83.4133333333333</text:p>
          </table:table-cell>
          <table:table-cell office:value-type="float" office:value="510.376666666667" calcext:value-type="float">
            <text:p>510.376666666667</text:p>
          </table:table-cell>
          <table:table-cell office:value-type="float" office:value="28.535" calcext:value-type="float">
            <text:p>28.53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53]-[.E1053])*[$Sheet2.$D$14]/12" office:value-type="float" office:value="7.45491915796637" calcext:value-type="float">
            <text:p>7.45491915796637</text:p>
          </table:table-cell>
          <table:table-cell table:formula="of:=[.H1053]+[.I1052]" office:value-type="float" office:value="6184.48247705434" calcext:value-type="float">
            <text:p>6184.48247705434</text:p>
          </table:table-cell>
          <table:table-cell office:value-type="float" office:value="811" calcext:value-type="float">
            <text:p>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27 14:55:00</text:p>
          </table:table-cell>
          <table:table-cell office:value-type="float" office:value="1177.83333333333" calcext:value-type="float">
            <text:p>1177.83333333333</text:p>
          </table:table-cell>
          <table:table-cell office:value-type="float" office:value="84.6683333333333" calcext:value-type="float">
            <text:p>84.6683333333333</text:p>
          </table:table-cell>
          <table:table-cell office:value-type="float" office:value="510.538333333333" calcext:value-type="float">
            <text:p>510.538333333333</text:p>
          </table:table-cell>
          <table:table-cell office:value-type="float" office:value="28.565" calcext:value-type="float">
            <text:p>28.56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54]-[.E1054])*[$Sheet2.$D$14]/12" office:value-type="float" office:value="7.62132865719512" calcext:value-type="float">
            <text:p>7.62132865719512</text:p>
          </table:table-cell>
          <table:table-cell table:formula="of:=[.H1054]+[.I1053]" office:value-type="float" office:value="6192.10380571153" calcext:value-type="float">
            <text:p>6192.10380571153</text:p>
          </table:table-cell>
          <table:table-cell office:value-type="float" office:value="812" calcext:value-type="float">
            <text:p>81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2-06-27 15:00: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.985" calcext:value-type="float">
            <text:p>84.985</text:p>
          </table:table-cell>
          <table:table-cell table:style-name="ce3" office:value-type="float" office:value="510.6" calcext:value-type="float">
            <text:p>510.6</text:p>
          </table:table-cell>
          <table:table-cell table:style-name="ce3" office:value-type="float" office:value="28.6" calcext:value-type="float">
            <text:p>28.6</text:p>
          </table:table-cell>
          <table:table-cell table:style-name="ce3" office:value-type="float" office:value="1933.895" calcext:value-type="float">
            <text:p>1933.895</text:p>
          </table:table-cell>
          <table:table-cell table:style-name="ce3" office:value-type="string" calcext:value-type="string">
            <text:p>End</text:p>
          </table:table-cell>
          <table:table-cell table:formula="of:=([.C1055]-[.E1055])*[$Sheet2.$D$14]/12" office:value-type="float" office:value="7.65959152164364" calcext:value-type="float">
            <text:p>7.65959152164364</text:p>
          </table:table-cell>
          <table:table-cell table:formula="of:=[.H1055]+[.I1054]" office:value-type="float" office:value="6199.76339723318" calcext:value-type="float">
            <text:p>6199.76339723318</text:p>
          </table:table-cell>
          <table:table-cell office:value-type="float" office:value="813" calcext:value-type="float">
            <text:p>813</text:p>
          </table:table-cell>
          <table:table-cell/>
          <table:table-cell table:formula="of:=[.J1055]-[.J1009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22-06-27 15:05:00</text:p>
          </table:table-cell>
          <table:table-cell office:value-type="float" office:value="0" calcext:value-type="float">
            <text:p>0</text:p>
          </table:table-cell>
          <table:table-cell office:value-type="float" office:value="84.7616666666667" calcext:value-type="float">
            <text:p>84.7616666666667</text:p>
          </table:table-cell>
          <table:table-cell office:value-type="float" office:value="510.6" calcext:value-type="float">
            <text:p>510.6</text:p>
          </table:table-cell>
          <table:table-cell office:value-type="float" office:value="28.6" calcext:value-type="float">
            <text:p>28.6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56]-[.E1056])*[$Sheet2.$D$14]/12" office:value-type="float" office:value="7.62925291906316" calcext:value-type="float">
            <text:p>7.62925291906316</text:p>
          </table:table-cell>
          <table:table-cell table:formula="of:=[.H1056]+[.I1055]" office:value-type="float" office:value="6207.39265015224" calcext:value-type="float">
            <text:p>6207.39265015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5:10:00</text:p>
          </table:table-cell>
          <table:table-cell office:value-type="float" office:value="0" calcext:value-type="float">
            <text:p>0</text:p>
          </table:table-cell>
          <table:table-cell office:value-type="float" office:value="84.6616666666666" calcext:value-type="float">
            <text:p>84.6616666666666</text:p>
          </table:table-cell>
          <table:table-cell office:value-type="float" office:value="510.6" calcext:value-type="float">
            <text:p>510.6</text:p>
          </table:table-cell>
          <table:table-cell office:value-type="float" office:value="28.535" calcext:value-type="float">
            <text:p>28.53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57]-[.E1057])*[$Sheet2.$D$14]/12" office:value-type="float" office:value="7.62449836194234" calcext:value-type="float">
            <text:p>7.62449836194234</text:p>
          </table:table-cell>
          <table:table-cell table:formula="of:=[.H1057]+[.I1056]" office:value-type="float" office:value="6215.01714851418" calcext:value-type="float">
            <text:p>6215.01714851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5:15:00</text:p>
          </table:table-cell>
          <table:table-cell office:value-type="float" office:value="0" calcext:value-type="float">
            <text:p>0</text:p>
          </table:table-cell>
          <table:table-cell office:value-type="float" office:value="84.5616666666666" calcext:value-type="float">
            <text:p>84.5616666666666</text:p>
          </table:table-cell>
          <table:table-cell office:value-type="float" office:value="510.6" calcext:value-type="float">
            <text:p>510.6</text:p>
          </table:table-cell>
          <table:table-cell office:value-type="float" office:value="28.435" calcext:value-type="float">
            <text:p>28.43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58]-[.E1058])*[$Sheet2.$D$14]/12" office:value-type="float" office:value="7.62449836194234" calcext:value-type="float">
            <text:p>7.62449836194234</text:p>
          </table:table-cell>
          <table:table-cell table:formula="of:=[.H1058]+[.I1057]" office:value-type="float" office:value="6222.64164687612" calcext:value-type="float">
            <text:p>6222.641646876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5:20:00</text:p>
          </table:table-cell>
          <table:table-cell office:value-type="float" office:value="0" calcext:value-type="float">
            <text:p>0</text:p>
          </table:table-cell>
          <table:table-cell office:value-type="float" office:value="84.4233333333333" calcext:value-type="float">
            <text:p>84.4233333333333</text:p>
          </table:table-cell>
          <table:table-cell office:value-type="float" office:value="510.6" calcext:value-type="float">
            <text:p>510.6</text:p>
          </table:table-cell>
          <table:table-cell office:value-type="float" office:value="28.465" calcext:value-type="float">
            <text:p>28.46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59]-[.E1059])*[$Sheet2.$D$14]/12" office:value-type="float" office:value="7.601631206266" calcext:value-type="float">
            <text:p>7.601631206266</text:p>
          </table:table-cell>
          <table:table-cell table:formula="of:=[.H1059]+[.I1058]" office:value-type="float" office:value="6230.24327808239" calcext:value-type="float">
            <text:p>6230.24327808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5:25:00</text:p>
          </table:table-cell>
          <table:table-cell office:value-type="float" office:value="0" calcext:value-type="float">
            <text:p>0</text:p>
          </table:table-cell>
          <table:table-cell office:value-type="float" office:value="84.2616666666667" calcext:value-type="float">
            <text:p>84.2616666666667</text:p>
          </table:table-cell>
          <table:table-cell office:value-type="float" office:value="510.6" calcext:value-type="float">
            <text:p>510.6</text:p>
          </table:table-cell>
          <table:table-cell office:value-type="float" office:value="28.5" calcext:value-type="float">
            <text:p>28.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60]-[.E1060])*[$Sheet2.$D$14]/12" office:value-type="float" office:value="7.57491512339663" calcext:value-type="float">
            <text:p>7.57491512339663</text:p>
          </table:table-cell>
          <table:table-cell table:formula="of:=[.H1060]+[.I1059]" office:value-type="float" office:value="6237.81819320579" calcext:value-type="float">
            <text:p>6237.81819320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5:30:00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510.6" calcext:value-type="float">
            <text:p>510.6</text:p>
          </table:table-cell>
          <table:table-cell office:value-type="float" office:value="28.5" calcext:value-type="float">
            <text:p>28.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61]-[.E1061])*[$Sheet2.$D$14]/12" office:value-type="float" office:value="7.5665380465647" calcext:value-type="float">
            <text:p>7.5665380465647</text:p>
          </table:table-cell>
          <table:table-cell table:formula="of:=[.H1061]+[.I1060]" office:value-type="float" office:value="6245.38473125235" calcext:value-type="float">
            <text:p>6245.38473125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5:35:00</text:p>
          </table:table-cell>
          <table:table-cell office:value-type="float" office:value="0" calcext:value-type="float">
            <text:p>0</text:p>
          </table:table-cell>
          <table:table-cell office:value-type="float" office:value="84.1616666666667" calcext:value-type="float">
            <text:p>84.1616666666667</text:p>
          </table:table-cell>
          <table:table-cell office:value-type="float" office:value="510.6" calcext:value-type="float">
            <text:p>510.6</text:p>
          </table:table-cell>
          <table:table-cell office:value-type="float" office:value="28.5" calcext:value-type="float">
            <text:p>28.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62]-[.E1062])*[$Sheet2.$D$14]/12" office:value-type="float" office:value="7.56133067447999" calcext:value-type="float">
            <text:p>7.56133067447999</text:p>
          </table:table-cell>
          <table:table-cell table:formula="of:=[.H1062]+[.I1061]" office:value-type="float" office:value="6252.94606192683" calcext:value-type="float">
            <text:p>6252.94606192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5:40:00</text:p>
          </table:table-cell>
          <table:table-cell office:value-type="float" office:value="0" calcext:value-type="float">
            <text:p>0</text:p>
          </table:table-cell>
          <table:table-cell office:value-type="float" office:value="84.1" calcext:value-type="float">
            <text:p>84.1</text:p>
          </table:table-cell>
          <table:table-cell office:value-type="float" office:value="510.6" calcext:value-type="float">
            <text:p>510.6</text:p>
          </table:table-cell>
          <table:table-cell office:value-type="float" office:value="28.63" calcext:value-type="float">
            <text:p>28.6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63]-[.E1063])*[$Sheet2.$D$14]/12" office:value-type="float" office:value="7.53529381405645" calcext:value-type="float">
            <text:p>7.53529381405645</text:p>
          </table:table-cell>
          <table:table-cell table:formula="of:=[.H1063]+[.I1062]" office:value-type="float" office:value="6260.48135574089" calcext:value-type="float">
            <text:p>6260.48135574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5:45:00</text:p>
          </table:table-cell>
          <table:table-cell office:value-type="float" office:value="0" calcext:value-type="float">
            <text:p>0</text:p>
          </table:table-cell>
          <table:table-cell office:value-type="float" office:value="84.0616666666667" calcext:value-type="float">
            <text:p>84.0616666666667</text:p>
          </table:table-cell>
          <table:table-cell office:value-type="float" office:value="510.6" calcext:value-type="float">
            <text:p>510.6</text:p>
          </table:table-cell>
          <table:table-cell office:value-type="float" office:value="28.7" calcext:value-type="float">
            <text:p>28.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64]-[.E1064])*[$Sheet2.$D$14]/12" office:value-type="float" office:value="7.52057732773009" calcext:value-type="float">
            <text:p>7.52057732773009</text:p>
          </table:table-cell>
          <table:table-cell table:formula="of:=[.H1064]+[.I1063]" office:value-type="float" office:value="6268.00193306862" calcext:value-type="float">
            <text:p>6268.00193306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5:50:0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10.6" calcext:value-type="float">
            <text:p>510.6</text:p>
          </table:table-cell>
          <table:table-cell office:value-type="float" office:value="28.7" calcext:value-type="float">
            <text:p>28.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65]-[.E1065])*[$Sheet2.$D$14]/12" office:value-type="float" office:value="7.51220025089817" calcext:value-type="float">
            <text:p>7.51220025089817</text:p>
          </table:table-cell>
          <table:table-cell table:formula="of:=[.H1065]+[.I1064]" office:value-type="float" office:value="6275.51413331952" calcext:value-type="float">
            <text:p>6275.51413331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5:55:00</text:p>
          </table:table-cell>
          <table:table-cell office:value-type="float" office:value="0" calcext:value-type="float">
            <text:p>0</text:p>
          </table:table-cell>
          <table:table-cell office:value-type="float" office:value="83.96" calcext:value-type="float">
            <text:p>83.96</text:p>
          </table:table-cell>
          <table:table-cell office:value-type="float" office:value="510.6" calcext:value-type="float">
            <text:p>510.6</text:p>
          </table:table-cell>
          <table:table-cell office:value-type="float" office:value="28.57" calcext:value-type="float">
            <text:p>28.5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66]-[.E1066])*[$Sheet2.$D$14]/12" office:value-type="float" office:value="7.52442625492314" calcext:value-type="float">
            <text:p>7.52442625492314</text:p>
          </table:table-cell>
          <table:table-cell table:formula="of:=[.H1066]+[.I1065]" office:value-type="float" office:value="6283.03855957444" calcext:value-type="float">
            <text:p>6283.03855957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6:00:00</text:p>
          </table:table-cell>
          <table:table-cell office:value-type="float" office:value="0" calcext:value-type="float">
            <text:p>0</text:p>
          </table:table-cell>
          <table:table-cell office:value-type="float" office:value="83.9" calcext:value-type="float">
            <text:p>83.9</text:p>
          </table:table-cell>
          <table:table-cell office:value-type="float" office:value="510.6" calcext:value-type="float">
            <text:p>510.6</text:p>
          </table:table-cell>
          <table:table-cell office:value-type="float" office:value="28.435" calcext:value-type="float">
            <text:p>28.43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67]-[.E1067])*[$Sheet2.$D$14]/12" office:value-type="float" office:value="7.53461459161062" calcext:value-type="float">
            <text:p>7.53461459161062</text:p>
          </table:table-cell>
          <table:table-cell table:formula="of:=[.H1067]+[.I1066]" office:value-type="float" office:value="6290.57317416605" calcext:value-type="float">
            <text:p>6290.57317416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6:05:00</text:p>
          </table:table-cell>
          <table:table-cell office:value-type="float" office:value="0" calcext:value-type="float">
            <text:p>0</text:p>
          </table:table-cell>
          <table:table-cell office:value-type="float" office:value="83.86" calcext:value-type="float">
            <text:p>83.86</text:p>
          </table:table-cell>
          <table:table-cell office:value-type="float" office:value="510.6" calcext:value-type="float">
            <text:p>510.6</text:p>
          </table:table-cell>
          <table:table-cell office:value-type="float" office:value="28.53" calcext:value-type="float">
            <text:p>28.53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68]-[.E1068])*[$Sheet2.$D$14]/12" office:value-type="float" office:value="7.51627558557316" calcext:value-type="float">
            <text:p>7.51627558557316</text:p>
          </table:table-cell>
          <table:table-cell table:formula="of:=[.H1068]+[.I1067]" office:value-type="float" office:value="6298.08944975162" calcext:value-type="float">
            <text:p>6298.08944975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6:10:00</text:p>
          </table:table-cell>
          <table:table-cell office:value-type="float" office:value="0" calcext:value-type="float">
            <text:p>0</text:p>
          </table:table-cell>
          <table:table-cell office:value-type="float" office:value="83.76" calcext:value-type="float">
            <text:p>83.76</text:p>
          </table:table-cell>
          <table:table-cell office:value-type="float" office:value="510.6" calcext:value-type="float">
            <text:p>510.6</text:p>
          </table:table-cell>
          <table:table-cell office:value-type="float" office:value="28.665" calcext:value-type="float">
            <text:p>28.66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69]-[.E1069])*[$Sheet2.$D$14]/12" office:value-type="float" office:value="7.48435213061907" calcext:value-type="float">
            <text:p>7.48435213061907</text:p>
          </table:table-cell>
          <table:table-cell table:formula="of:=[.H1069]+[.I1068]" office:value-type="float" office:value="6305.57380188224" calcext:value-type="float">
            <text:p>6305.57380188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6:15:00</text:p>
          </table:table-cell>
          <table:table-cell office:value-type="float" office:value="0" calcext:value-type="float">
            <text:p>0</text:p>
          </table:table-cell>
          <table:table-cell office:value-type="float" office:value="83.7" calcext:value-type="float">
            <text:p>83.7</text:p>
          </table:table-cell>
          <table:table-cell office:value-type="float" office:value="510.6" calcext:value-type="float">
            <text:p>510.6</text:p>
          </table:table-cell>
          <table:table-cell office:value-type="float" office:value="28.7" calcext:value-type="float">
            <text:p>28.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70]-[.E1070])*[$Sheet2.$D$14]/12" office:value-type="float" office:value="7.47144690414827" calcext:value-type="float">
            <text:p>7.47144690414827</text:p>
          </table:table-cell>
          <table:table-cell table:formula="of:=[.H1070]+[.I1069]" office:value-type="float" office:value="6313.04524878639" calcext:value-type="float">
            <text:p>6313.045248786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6:20:00</text:p>
          </table:table-cell>
          <table:table-cell office:value-type="float" office:value="0" calcext:value-type="float">
            <text:p>0</text:p>
          </table:table-cell>
          <table:table-cell office:value-type="float" office:value="83.66" calcext:value-type="float">
            <text:p>83.66</text:p>
          </table:table-cell>
          <table:table-cell office:value-type="float" office:value="510.6" calcext:value-type="float">
            <text:p>510.6</text:p>
          </table:table-cell>
          <table:table-cell office:value-type="float" office:value="28.7" calcext:value-type="float">
            <text:p>28.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71]-[.E1071])*[$Sheet2.$D$14]/12" office:value-type="float" office:value="7.46601312458161" calcext:value-type="float">
            <text:p>7.46601312458161</text:p>
          </table:table-cell>
          <table:table-cell table:formula="of:=[.H1071]+[.I1070]" office:value-type="float" office:value="6320.51126191097" calcext:value-type="float">
            <text:p>6320.51126191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6:25:00</text:p>
          </table:table-cell>
          <table:table-cell office:value-type="float" office:value="0" calcext:value-type="float">
            <text:p>0</text:p>
          </table:table-cell>
          <table:table-cell office:value-type="float" office:value="83.56" calcext:value-type="float">
            <text:p>83.56</text:p>
          </table:table-cell>
          <table:table-cell office:value-type="float" office:value="510.6" calcext:value-type="float">
            <text:p>510.6</text:p>
          </table:table-cell>
          <table:table-cell office:value-type="float" office:value="28.7" calcext:value-type="float">
            <text:p>28.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72]-[.E1072])*[$Sheet2.$D$14]/12" office:value-type="float" office:value="7.45242867566498" calcext:value-type="float">
            <text:p>7.45242867566498</text:p>
          </table:table-cell>
          <table:table-cell table:formula="of:=[.H1072]+[.I1071]" office:value-type="float" office:value="6327.96369058664" calcext:value-type="float">
            <text:p>6327.963690586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6:30:00</text:p>
          </table:table-cell>
          <table:table-cell office:value-type="float" office:value="0" calcext:value-type="float">
            <text:p>0</text:p>
          </table:table-cell>
          <table:table-cell office:value-type="float" office:value="83.46" calcext:value-type="float">
            <text:p>83.46</text:p>
          </table:table-cell>
          <table:table-cell office:value-type="float" office:value="510.6" calcext:value-type="float">
            <text:p>510.6</text:p>
          </table:table-cell>
          <table:table-cell office:value-type="float" office:value="28.57" calcext:value-type="float">
            <text:p>28.57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73]-[.E1073])*[$Sheet2.$D$14]/12" office:value-type="float" office:value="7.45650401033997" calcext:value-type="float">
            <text:p>7.45650401033997</text:p>
          </table:table-cell>
          <table:table-cell table:formula="of:=[.H1073]+[.I1072]" office:value-type="float" office:value="6335.42019459698" calcext:value-type="float">
            <text:p>6335.42019459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6:35:00</text:p>
          </table:table-cell>
          <table:table-cell office:value-type="float" office:value="0" calcext:value-type="float">
            <text:p>0</text:p>
          </table:table-cell>
          <table:table-cell office:value-type="float" office:value="83.36" calcext:value-type="float">
            <text:p>83.36</text:p>
          </table:table-cell>
          <table:table-cell office:value-type="float" office:value="510.6" calcext:value-type="float">
            <text:p>510.6</text:p>
          </table:table-cell>
          <table:table-cell office:value-type="float" office:value="28.435" calcext:value-type="float">
            <text:p>28.435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74]-[.E1074])*[$Sheet2.$D$14]/12" office:value-type="float" office:value="7.4612585674608" calcext:value-type="float">
            <text:p>7.4612585674608</text:p>
          </table:table-cell>
          <table:table-cell table:formula="of:=[.H1074]+[.I1073]" office:value-type="float" office:value="6342.88145316444" calcext:value-type="float">
            <text:p>6342.88145316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6:40:00</text:p>
          </table:table-cell>
          <table:table-cell office:value-type="float" office:value="0" calcext:value-type="float">
            <text:p>0</text:p>
          </table:table-cell>
          <table:table-cell office:value-type="float" office:value="83.3" calcext:value-type="float">
            <text:p>83.3</text:p>
          </table:table-cell>
          <table:table-cell office:value-type="float" office:value="510.6" calcext:value-type="float">
            <text:p>510.6</text:p>
          </table:table-cell>
          <table:table-cell office:value-type="float" office:value="28.4" calcext:value-type="float">
            <text:p>28.4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75]-[.E1075])*[$Sheet2.$D$14]/12" office:value-type="float" office:value="7.45786245523164" calcext:value-type="float">
            <text:p>7.45786245523164</text:p>
          </table:table-cell>
          <table:table-cell table:formula="of:=[.H1075]+[.I1074]" office:value-type="float" office:value="6350.33931561967" calcext:value-type="float">
            <text:p>6350.339315619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6:45:00</text:p>
          </table:table-cell>
          <table:table-cell office:value-type="float" office:value="0" calcext:value-type="float">
            <text:p>0</text:p>
          </table:table-cell>
          <table:table-cell office:value-type="float" office:value="83.26" calcext:value-type="float">
            <text:p>83.26</text:p>
          </table:table-cell>
          <table:table-cell office:value-type="float" office:value="510.6" calcext:value-type="float">
            <text:p>510.6</text:p>
          </table:table-cell>
          <table:table-cell office:value-type="float" office:value="28.4" calcext:value-type="float">
            <text:p>28.4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76]-[.E1076])*[$Sheet2.$D$14]/12" office:value-type="float" office:value="7.45242867566499" calcext:value-type="float">
            <text:p>7.45242867566499</text:p>
          </table:table-cell>
          <table:table-cell table:formula="of:=[.H1076]+[.I1075]" office:value-type="float" office:value="6357.79174429533" calcext:value-type="float">
            <text:p>6357.79174429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6:50:00</text:p>
          </table:table-cell>
          <table:table-cell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  <table:table-cell office:value-type="float" office:value="510.6" calcext:value-type="float">
            <text:p>510.6</text:p>
          </table:table-cell>
          <table:table-cell office:value-type="float" office:value="28.4" calcext:value-type="float">
            <text:p>28.4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77]-[.E1077])*[$Sheet2.$D$14]/12" office:value-type="float" office:value="7.44427800631501" calcext:value-type="float">
            <text:p>7.44427800631501</text:p>
          </table:table-cell>
          <table:table-cell table:formula="of:=[.H1077]+[.I1076]" office:value-type="float" office:value="6365.23602230165" calcext:value-type="float">
            <text:p>6365.23602230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6:55:00</text:p>
          </table:table-cell>
          <table:table-cell office:value-type="float" office:value="0" calcext:value-type="float">
            <text:p>0</text:p>
          </table:table-cell>
          <table:table-cell office:value-type="float" office:value="83.16" calcext:value-type="float">
            <text:p>83.16</text:p>
          </table:table-cell>
          <table:table-cell office:value-type="float" office:value="510.6" calcext:value-type="float">
            <text:p>510.6</text:p>
          </table:table-cell>
          <table:table-cell office:value-type="float" office:value="28.4" calcext:value-type="float">
            <text:p>28.4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78]-[.E1078])*[$Sheet2.$D$14]/12" office:value-type="float" office:value="7.43884422674835" calcext:value-type="float">
            <text:p>7.43884422674835</text:p>
          </table:table-cell>
          <table:table-cell table:formula="of:=[.H1078]+[.I1077]" office:value-type="float" office:value="6372.6748665284" calcext:value-type="float">
            <text:p>6372.6748665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7:00:00</text:p>
          </table:table-cell>
          <table:table-cell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510.6" calcext:value-type="float">
            <text:p>510.6</text:p>
          </table:table-cell>
          <table:table-cell office:value-type="float" office:value="28.4" calcext:value-type="float">
            <text:p>28.4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79]-[.E1079])*[$Sheet2.$D$14]/12" office:value-type="float" office:value="7.43069355739837" calcext:value-type="float">
            <text:p>7.43069355739837</text:p>
          </table:table-cell>
          <table:table-cell table:formula="of:=[.H1079]+[.I1078]" office:value-type="float" office:value="6380.1055600858" calcext:value-type="float">
            <text:p>6380.1055600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7:05:00</text:p>
          </table:table-cell>
          <table:table-cell office:value-type="float" office:value="0" calcext:value-type="float">
            <text:p>0</text:p>
          </table:table-cell>
          <table:table-cell office:value-type="float" office:value="83.06" calcext:value-type="float">
            <text:p>83.06</text:p>
          </table:table-cell>
          <table:table-cell office:value-type="float" office:value="510.6" calcext:value-type="float">
            <text:p>510.6</text:p>
          </table:table-cell>
          <table:table-cell office:value-type="float" office:value="28.14" calcext:value-type="float">
            <text:p>28.14</text:p>
          </table:table-cell>
          <table:table-cell office:value-type="float" office:value="1933.895" calcext:value-type="float">
            <text:p>1933.895</text:p>
          </table:table-cell>
          <table:table-cell/>
          <table:table-cell table:formula="of:=([.C1080]-[.E1080])*[$Sheet2.$D$14]/12" office:value-type="float" office:value="7.46057934501496" calcext:value-type="float">
            <text:p>7.46057934501496</text:p>
          </table:table-cell>
          <table:table-cell table:formula="of:=[.H1080]+[.I1079]" office:value-type="float" office:value="6387.56613943081" calcext:value-type="float">
            <text:p>6387.56613943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7:10:00</text:p>
          </table:table-cell>
          <table:table-cell office:value-type="float" office:value="0" calcext:value-type="float">
            <text:p>0</text:p>
          </table:table-cell>
          <table:table-cell office:value-type="float" office:value="82.96" calcext:value-type="float">
            <text:p>82.96</text:p>
          </table:table-cell>
          <table:table-cell office:value-type="float" office:value="510.6" calcext:value-type="float">
            <text:p>510.6</text:p>
          </table:table-cell>
          <table:table-cell office:value-type="float" office:value="28.065" calcext:value-type="float">
            <text:p>28.065</text:p>
          </table:table-cell>
          <table:table-cell office:value-type="float" office:value="1933.89563333333" calcext:value-type="float">
            <text:p>1933.89563333333</text:p>
          </table:table-cell>
          <table:table-cell/>
          <table:table-cell table:formula="of:=([.C1081]-[.E1081])*[$Sheet2.$D$14]/12" office:value-type="float" office:value="7.45718323278581" calcext:value-type="float">
            <text:p>7.45718323278581</text:p>
          </table:table-cell>
          <table:table-cell table:formula="of:=[.H1081]+[.I1080]" office:value-type="float" office:value="6395.0233226636" calcext:value-type="float">
            <text:p>6395.0233226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7:15:00</text:p>
          </table:table-cell>
          <table:table-cell office:value-type="float" office:value="0" calcext:value-type="float">
            <text:p>0</text:p>
          </table:table-cell>
          <table:table-cell office:value-type="float" office:value="82.86" calcext:value-type="float">
            <text:p>82.86</text:p>
          </table:table-cell>
          <table:table-cell office:value-type="float" office:value="510.6" calcext:value-type="float">
            <text:p>510.6</text:p>
          </table:table-cell>
          <table:table-cell office:value-type="float" office:value="28.295" calcext:value-type="float">
            <text:p>28.295</text:p>
          </table:table-cell>
          <table:table-cell office:value-type="float" office:value="1933.89953333333" calcext:value-type="float">
            <text:p>1933.89953333333</text:p>
          </table:table-cell>
          <table:table-cell/>
          <table:table-cell table:formula="of:=([.C1082]-[.E1082])*[$Sheet2.$D$14]/12" office:value-type="float" office:value="7.41235455136092" calcext:value-type="float">
            <text:p>7.41235455136092</text:p>
          </table:table-cell>
          <table:table-cell table:formula="of:=[.H1082]+[.I1081]" office:value-type="float" office:value="6402.43567721496" calcext:value-type="float">
            <text:p>6402.435677214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7:20:00</text:p>
          </table:table-cell>
          <table:table-cell office:value-type="float" office:value="0" calcext:value-type="float">
            <text:p>0</text:p>
          </table:table-cell>
          <table:table-cell office:value-type="float" office:value="82.72" calcext:value-type="float">
            <text:p>82.72</text:p>
          </table:table-cell>
          <table:table-cell office:value-type="float" office:value="510.6" calcext:value-type="float">
            <text:p>510.6</text:p>
          </table:table-cell>
          <table:table-cell office:value-type="float" office:value="28.53" calcext:value-type="float">
            <text:p>28.53</text:p>
          </table:table-cell>
          <table:table-cell office:value-type="float" office:value="1933.90351666667" calcext:value-type="float">
            <text:p>1933.90351666667</text:p>
          </table:table-cell>
          <table:table-cell/>
          <table:table-cell table:formula="of:=([.C1083]-[.E1083])*[$Sheet2.$D$14]/12" office:value-type="float" office:value="7.36141286792354" calcext:value-type="float">
            <text:p>7.36141286792354</text:p>
          </table:table-cell>
          <table:table-cell table:formula="of:=[.H1083]+[.I1082]" office:value-type="float" office:value="6409.79709008288" calcext:value-type="float">
            <text:p>6409.79709008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7:25:00</text:p>
          </table:table-cell>
          <table:table-cell office:value-type="float" office:value="0" calcext:value-type="float">
            <text:p>0</text:p>
          </table:table-cell>
          <table:table-cell office:value-type="float" office:value="82.52" calcext:value-type="float">
            <text:p>82.52</text:p>
          </table:table-cell>
          <table:table-cell office:value-type="float" office:value="510.6" calcext:value-type="float">
            <text:p>510.6</text:p>
          </table:table-cell>
          <table:table-cell office:value-type="float" office:value="28.6" calcext:value-type="float">
            <text:p>28.6</text:p>
          </table:table-cell>
          <table:table-cell office:value-type="float" office:value="1933.90783333333" calcext:value-type="float">
            <text:p>1933.90783333333</text:p>
          </table:table-cell>
          <table:table-cell/>
          <table:table-cell table:formula="of:=([.C1084]-[.E1084])*[$Sheet2.$D$14]/12" office:value-type="float" office:value="7.32473485584863" calcext:value-type="float">
            <text:p>7.32473485584863</text:p>
          </table:table-cell>
          <table:table-cell table:formula="of:=[.H1084]+[.I1083]" office:value-type="float" office:value="6417.12182493873" calcext:value-type="float">
            <text:p>6417.121824938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7:30:00</text:p>
          </table:table-cell>
          <table:table-cell office:value-type="float" office:value="0" calcext:value-type="float">
            <text:p>0</text:p>
          </table:table-cell>
          <table:table-cell office:value-type="float" office:value="82.36" calcext:value-type="float">
            <text:p>82.36</text:p>
          </table:table-cell>
          <table:table-cell office:value-type="float" office:value="510.6" calcext:value-type="float">
            <text:p>510.6</text:p>
          </table:table-cell>
          <table:table-cell office:value-type="float" office:value="28.73" calcext:value-type="float">
            <text:p>28.73</text:p>
          </table:table-cell>
          <table:table-cell office:value-type="float" office:value="1933.908" calcext:value-type="float">
            <text:p>1933.908</text:p>
          </table:table-cell>
          <table:table-cell/>
          <table:table-cell table:formula="of:=([.C1085]-[.E1085])*[$Sheet2.$D$14]/12" office:value-type="float" office:value="7.2853399539904" calcext:value-type="float">
            <text:p>7.2853399539904</text:p>
          </table:table-cell>
          <table:table-cell table:formula="of:=[.H1085]+[.I1084]" office:value-type="float" office:value="6424.40716489272" calcext:value-type="float">
            <text:p>6424.40716489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7:35:00</text:p>
          </table:table-cell>
          <table:table-cell office:value-type="float" office:value="0" calcext:value-type="float">
            <text:p>0</text:p>
          </table:table-cell>
          <table:table-cell office:value-type="float" office:value="82.26" calcext:value-type="float">
            <text:p>82.26</text:p>
          </table:table-cell>
          <table:table-cell office:value-type="float" office:value="510.6" calcext:value-type="float">
            <text:p>510.6</text:p>
          </table:table-cell>
          <table:table-cell office:value-type="float" office:value="28.8" calcext:value-type="float">
            <text:p>28.8</text:p>
          </table:table-cell>
          <table:table-cell office:value-type="float" office:value="1933.908" calcext:value-type="float">
            <text:p>1933.908</text:p>
          </table:table-cell>
          <table:table-cell/>
          <table:table-cell table:formula="of:=([.C1086]-[.E1086])*[$Sheet2.$D$14]/12" office:value-type="float" office:value="7.26224639083212" calcext:value-type="float">
            <text:p>7.26224639083212</text:p>
          </table:table-cell>
          <table:table-cell table:formula="of:=[.H1086]+[.I1085]" office:value-type="float" office:value="6431.66941128355" calcext:value-type="float">
            <text:p>6431.66941128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7:40:00</text:p>
          </table:table-cell>
          <table:table-cell office:value-type="float" office:value="0" calcext:value-type="float">
            <text:p>0</text:p>
          </table:table-cell>
          <table:table-cell office:value-type="float" office:value="82.2" calcext:value-type="float">
            <text:p>82.2</text:p>
          </table:table-cell>
          <table:table-cell office:value-type="float" office:value="510.6" calcext:value-type="float">
            <text:p>510.6</text:p>
          </table:table-cell>
          <table:table-cell office:value-type="float" office:value="28.54" calcext:value-type="float">
            <text:p>28.54</text:p>
          </table:table-cell>
          <table:table-cell office:value-type="float" office:value="1933.908" calcext:value-type="float">
            <text:p>1933.908</text:p>
          </table:table-cell>
          <table:table-cell/>
          <table:table-cell table:formula="of:=([.C1087]-[.E1087])*[$Sheet2.$D$14]/12" office:value-type="float" office:value="7.28941528866539" calcext:value-type="float">
            <text:p>7.28941528866539</text:p>
          </table:table-cell>
          <table:table-cell table:formula="of:=[.H1087]+[.I1086]" office:value-type="float" office:value="6438.95882657222" calcext:value-type="float">
            <text:p>6438.95882657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7:45:00</text:p>
          </table:table-cell>
          <table:table-cell office:value-type="float" office:value="0" calcext:value-type="float">
            <text:p>0</text:p>
          </table:table-cell>
          <table:table-cell office:value-type="float" office:value="82.16" calcext:value-type="float">
            <text:p>82.16</text:p>
          </table:table-cell>
          <table:table-cell office:value-type="float" office:value="510.6" calcext:value-type="float">
            <text:p>510.6</text:p>
          </table:table-cell>
          <table:table-cell office:value-type="float" office:value="28.595" calcext:value-type="float">
            <text:p>28.595</text:p>
          </table:table-cell>
          <table:table-cell office:value-type="float" office:value="1933.908" calcext:value-type="float">
            <text:p>1933.908</text:p>
          </table:table-cell>
          <table:table-cell/>
          <table:table-cell table:formula="of:=([.C1088]-[.E1088])*[$Sheet2.$D$14]/12" office:value-type="float" office:value="7.27651006219458" calcext:value-type="float">
            <text:p>7.27651006219458</text:p>
          </table:table-cell>
          <table:table-cell table:formula="of:=[.H1088]+[.I1087]" office:value-type="float" office:value="6446.23533663441" calcext:value-type="float">
            <text:p>6446.23533663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7:50:00</text:p>
          </table:table-cell>
          <table:table-cell office:value-type="float" office:value="0" calcext:value-type="float">
            <text:p>0</text:p>
          </table:table-cell>
          <table:table-cell office:value-type="float" office:value="82.1" calcext:value-type="float">
            <text:p>82.1</text:p>
          </table:table-cell>
          <table:table-cell office:value-type="float" office:value="510.6" calcext:value-type="float">
            <text:p>510.6</text:p>
          </table:table-cell>
          <table:table-cell office:value-type="float" office:value="28.7" calcext:value-type="float">
            <text:p>28.7</text:p>
          </table:table-cell>
          <table:table-cell office:value-type="float" office:value="1933.908" calcext:value-type="float">
            <text:p>1933.908</text:p>
          </table:table-cell>
          <table:table-cell/>
          <table:table-cell table:formula="of:=([.C1089]-[.E1089])*[$Sheet2.$D$14]/12" office:value-type="float" office:value="7.25409572148214" calcext:value-type="float">
            <text:p>7.25409572148214</text:p>
          </table:table-cell>
          <table:table-cell table:formula="of:=[.H1089]+[.I1088]" office:value-type="float" office:value="6453.4894323559" calcext:value-type="float">
            <text:p>6453.48943235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7:55:00</text:p>
          </table:table-cell>
          <table:table-cell office:value-type="float" office:value="764" calcext:value-type="float">
            <text:p>764</text:p>
          </table:table-cell>
          <table:table-cell office:value-type="float" office:value="82.06" calcext:value-type="float">
            <text:p>82.06</text:p>
          </table:table-cell>
          <table:table-cell office:value-type="float" office:value="510.6" calcext:value-type="float">
            <text:p>510.6</text:p>
          </table:table-cell>
          <table:table-cell office:value-type="float" office:value="28.7" calcext:value-type="float">
            <text:p>28.7</text:p>
          </table:table-cell>
          <table:table-cell office:value-type="float" office:value="1933.908" calcext:value-type="float">
            <text:p>1933.908</text:p>
          </table:table-cell>
          <table:table-cell/>
          <table:table-cell table:formula="of:=([.C1090]-[.E1090])*[$Sheet2.$D$14]/12" office:value-type="float" office:value="7.24866194191549" calcext:value-type="float">
            <text:p>7.24866194191549</text:p>
          </table:table-cell>
          <table:table-cell table:formula="of:=[.H1090]+[.I1089]" office:value-type="float" office:value="6460.73809429781" calcext:value-type="float">
            <text:p>6460.738094297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8:00:00</text:p>
          </table:table-cell>
          <table:table-cell office:value-type="float" office:value="1910" calcext:value-type="float">
            <text:p>1910</text:p>
          </table:table-cell>
          <table:table-cell office:value-type="float" office:value="82.76" calcext:value-type="float">
            <text:p>82.76</text:p>
          </table:table-cell>
          <table:table-cell office:value-type="float" office:value="510.64" calcext:value-type="float">
            <text:p>510.64</text:p>
          </table:table-cell>
          <table:table-cell office:value-type="float" office:value="28.83" calcext:value-type="float">
            <text:p>28.83</text:p>
          </table:table-cell>
          <table:table-cell office:value-type="float" office:value="1933.908" calcext:value-type="float">
            <text:p>1933.908</text:p>
          </table:table-cell>
          <table:table-cell/>
          <table:table-cell table:formula="of:=([.C1091]-[.E1091])*[$Sheet2.$D$14]/12" office:value-type="float" office:value="7.3260933007403" calcext:value-type="float">
            <text:p>7.3260933007403</text:p>
          </table:table-cell>
          <table:table-cell table:formula="of:=[.H1091]+[.I1090]" office:value-type="float" office:value="6468.06418759855" calcext:value-type="float">
            <text:p>6468.064187598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8:05:00</text:p>
          </table:table-cell>
          <table:table-cell office:value-type="float" office:value="1146" calcext:value-type="float">
            <text:p>1146</text:p>
          </table:table-cell>
          <table:table-cell office:value-type="float" office:value="84.42" calcext:value-type="float">
            <text:p>84.42</text:p>
          </table:table-cell>
          <table:table-cell office:value-type="float" office:value="510.78" calcext:value-type="float">
            <text:p>510.78</text:p>
          </table:table-cell>
          <table:table-cell office:value-type="float" office:value="28.9" calcext:value-type="float">
            <text:p>28.9</text:p>
          </table:table-cell>
          <table:table-cell office:value-type="float" office:value="1933.90883333333" calcext:value-type="float">
            <text:p>1933.90883333333</text:p>
          </table:table-cell>
          <table:table-cell/>
          <table:table-cell table:formula="of:=([.C1092]-[.E1092])*[$Sheet2.$D$14]/12" office:value-type="float" office:value="7.54208603851476" calcext:value-type="float">
            <text:p>7.54208603851476</text:p>
          </table:table-cell>
          <table:table-cell table:formula="of:=[.H1092]+[.I1091]" office:value-type="float" office:value="6475.60627363707" calcext:value-type="float">
            <text:p>6475.606273637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8:10:00</text:p>
          </table:table-cell>
          <table:table-cell office:value-type="float" office:value="0" calcext:value-type="float">
            <text:p>0</text:p>
          </table:table-cell>
          <table:table-cell office:value-type="float" office:value="85.08" calcext:value-type="float">
            <text:p>85.08</text:p>
          </table:table-cell>
          <table:table-cell office:value-type="float" office:value="510.9" calcext:value-type="float">
            <text:p>510.9</text:p>
          </table:table-cell>
          <table:table-cell office:value-type="float" office:value="28.9" calcext:value-type="float">
            <text:p>28.9</text:p>
          </table:table-cell>
          <table:table-cell office:value-type="float" office:value="1933.91" calcext:value-type="float">
            <text:p>1933.91</text:p>
          </table:table-cell>
          <table:table-cell/>
          <table:table-cell table:formula="of:=([.C1093]-[.E1093])*[$Sheet2.$D$14]/12" office:value-type="float" office:value="7.63174340136454" calcext:value-type="float">
            <text:p>7.63174340136454</text:p>
          </table:table-cell>
          <table:table-cell table:formula="of:=[.H1093]+[.I1092]" office:value-type="float" office:value="6483.23801703843" calcext:value-type="float">
            <text:p>6483.238017038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8:15:00</text:p>
          </table:table-cell>
          <table:table-cell office:value-type="float" office:value="0" calcext:value-type="float">
            <text:p>0</text:p>
          </table:table-cell>
          <table:table-cell office:value-type="float" office:value="84.86" calcext:value-type="float">
            <text:p>84.86</text:p>
          </table:table-cell>
          <table:table-cell office:value-type="float" office:value="510.9" calcext:value-type="float">
            <text:p>510.9</text:p>
          </table:table-cell>
          <table:table-cell office:value-type="float" office:value="28.835" calcext:value-type="float">
            <text:p>28.835</text:p>
          </table:table-cell>
          <table:table-cell office:value-type="float" office:value="1933.91" calcext:value-type="float">
            <text:p>1933.91</text:p>
          </table:table-cell>
          <table:table-cell/>
          <table:table-cell table:formula="of:=([.C1094]-[.E1094])*[$Sheet2.$D$14]/12" office:value-type="float" office:value="7.61068750554376" calcext:value-type="float">
            <text:p>7.61068750554376</text:p>
          </table:table-cell>
          <table:table-cell table:formula="of:=[.H1094]+[.I1093]" office:value-type="float" office:value="6490.84870454397" calcext:value-type="float">
            <text:p>6490.84870454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8:20:00</text:p>
          </table:table-cell>
          <table:table-cell office:value-type="float" office:value="0" calcext:value-type="float">
            <text:p>0</text:p>
          </table:table-cell>
          <table:table-cell office:value-type="float" office:value="84.72" calcext:value-type="float">
            <text:p>84.72</text:p>
          </table:table-cell>
          <table:table-cell office:value-type="float" office:value="510.9" calcext:value-type="float">
            <text:p>510.9</text:p>
          </table:table-cell>
          <table:table-cell office:value-type="float" office:value="28.8" calcext:value-type="float">
            <text:p>28.8</text:p>
          </table:table-cell>
          <table:table-cell office:value-type="float" office:value="1933.9103" calcext:value-type="float">
            <text:p>1933.9103</text:p>
          </table:table-cell>
          <table:table-cell/>
          <table:table-cell table:formula="of:=([.C1095]-[.E1095])*[$Sheet2.$D$14]/12" office:value-type="float" office:value="7.5964238341813" calcext:value-type="float">
            <text:p>7.5964238341813</text:p>
          </table:table-cell>
          <table:table-cell table:formula="of:=[.H1095]+[.I1094]" office:value-type="float" office:value="6498.44512837816" calcext:value-type="float">
            <text:p>6498.44512837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8:25:00</text:p>
          </table:table-cell>
          <table:table-cell office:value-type="float" office:value="0" calcext:value-type="float">
            <text:p>0</text:p>
          </table:table-cell>
          <table:table-cell office:value-type="float" office:value="84.48" calcext:value-type="float">
            <text:p>84.48</text:p>
          </table:table-cell>
          <table:table-cell office:value-type="float" office:value="510.9" calcext:value-type="float">
            <text:p>510.9</text:p>
          </table:table-cell>
          <table:table-cell office:value-type="float" office:value="28.8" calcext:value-type="float">
            <text:p>28.8</text:p>
          </table:table-cell>
          <table:table-cell office:value-type="float" office:value="1933.912" calcext:value-type="float">
            <text:p>1933.912</text:p>
          </table:table-cell>
          <table:table-cell/>
          <table:table-cell table:formula="of:=([.C1096]-[.E1096])*[$Sheet2.$D$14]/12" office:value-type="float" office:value="7.56382115678138" calcext:value-type="float">
            <text:p>7.56382115678138</text:p>
          </table:table-cell>
          <table:table-cell table:formula="of:=[.H1096]+[.I1095]" office:value-type="float" office:value="6506.00894953494" calcext:value-type="float">
            <text:p>6506.00894953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8:30:00</text:p>
          </table:table-cell>
          <table:table-cell office:value-type="float" office:value="0" calcext:value-type="float">
            <text:p>0</text:p>
          </table:table-cell>
          <table:table-cell office:value-type="float" office:value="84.26" calcext:value-type="float">
            <text:p>84.26</text:p>
          </table:table-cell>
          <table:table-cell office:value-type="float" office:value="510.9" calcext:value-type="float">
            <text:p>510.9</text:p>
          </table:table-cell>
          <table:table-cell office:value-type="float" office:value="28.8" calcext:value-type="float">
            <text:p>28.8</text:p>
          </table:table-cell>
          <table:table-cell office:value-type="float" office:value="1933.912" calcext:value-type="float">
            <text:p>1933.912</text:p>
          </table:table-cell>
          <table:table-cell/>
          <table:table-cell table:formula="of:=([.C1097]-[.E1097])*[$Sheet2.$D$14]/12" office:value-type="float" office:value="7.53393536916478" calcext:value-type="float">
            <text:p>7.53393536916478</text:p>
          </table:table-cell>
          <table:table-cell table:formula="of:=[.H1097]+[.I1096]" office:value-type="float" office:value="6513.5428849041" calcext:value-type="float">
            <text:p>6513.5428849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8:35:00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510.9" calcext:value-type="float">
            <text:p>510.9</text:p>
          </table:table-cell>
          <table:table-cell office:value-type="float" office:value="28.865" calcext:value-type="float">
            <text:p>28.865</text:p>
          </table:table-cell>
          <table:table-cell office:value-type="float" office:value="1933.912" calcext:value-type="float">
            <text:p>1933.912</text:p>
          </table:table-cell>
          <table:table-cell/>
          <table:table-cell table:formula="of:=([.C1098]-[.E1098])*[$Sheet2.$D$14]/12" office:value-type="float" office:value="7.51695480801899" calcext:value-type="float">
            <text:p>7.51695480801899</text:p>
          </table:table-cell>
          <table:table-cell table:formula="of:=[.H1098]+[.I1097]" office:value-type="float" office:value="6521.05983971212" calcext:value-type="float">
            <text:p>6521.05983971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8:40:00</text:p>
          </table:table-cell>
          <table:table-cell office:value-type="float" office:value="0" calcext:value-type="float">
            <text:p>0</text:p>
          </table:table-cell>
          <table:table-cell office:value-type="float" office:value="84.16" calcext:value-type="float">
            <text:p>84.16</text:p>
          </table:table-cell>
          <table:table-cell office:value-type="float" office:value="510.9" calcext:value-type="float">
            <text:p>510.9</text:p>
          </table:table-cell>
          <table:table-cell office:value-type="float" office:value="28.965" calcext:value-type="float">
            <text:p>28.965</text:p>
          </table:table-cell>
          <table:table-cell office:value-type="float" office:value="1933.912" calcext:value-type="float">
            <text:p>1933.912</text:p>
          </table:table-cell>
          <table:table-cell/>
          <table:table-cell table:formula="of:=([.C1099]-[.E1099])*[$Sheet2.$D$14]/12" office:value-type="float" office:value="7.4979365795357" calcext:value-type="float">
            <text:p>7.4979365795357</text:p>
          </table:table-cell>
          <table:table-cell table:formula="of:=[.H1099]+[.I1098]" office:value-type="float" office:value="6528.55777629166" calcext:value-type="float">
            <text:p>6528.55777629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8:45:00</text:p>
          </table:table-cell>
          <table:table-cell office:value-type="float" office:value="0" calcext:value-type="float">
            <text:p>0</text:p>
          </table:table-cell>
          <table:table-cell office:value-type="float" office:value="84.06" calcext:value-type="float">
            <text:p>84.06</text:p>
          </table:table-cell>
          <table:table-cell office:value-type="float" office:value="510.9" calcext:value-type="float">
            <text:p>510.9</text:p>
          </table:table-cell>
          <table:table-cell office:value-type="float" office:value="29" calcext:value-type="float">
            <text:p>29</text:p>
          </table:table-cell>
          <table:table-cell office:value-type="float" office:value="1933.912" calcext:value-type="float">
            <text:p>1933.912</text:p>
          </table:table-cell>
          <table:table-cell/>
          <table:table-cell table:formula="of:=([.C1100]-[.E1100])*[$Sheet2.$D$14]/12" office:value-type="float" office:value="7.47959757349825" calcext:value-type="float">
            <text:p>7.47959757349825</text:p>
          </table:table-cell>
          <table:table-cell table:formula="of:=[.H1100]+[.I1099]" office:value-type="float" office:value="6536.03737386516" calcext:value-type="float">
            <text:p>6536.03737386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8:50:00</text:p>
          </table:table-cell>
          <table:table-cell office:value-type="float" office:value="0" calcext:value-type="float">
            <text:p>0</text:p>
          </table:table-cell>
          <table:table-cell office:value-type="float" office:value="83.96" calcext:value-type="float">
            <text:p>83.96</text:p>
          </table:table-cell>
          <table:table-cell office:value-type="float" office:value="510.9" calcext:value-type="float">
            <text:p>510.9</text:p>
          </table:table-cell>
          <table:table-cell office:value-type="float" office:value="28.87" calcext:value-type="float">
            <text:p>28.87</text:p>
          </table:table-cell>
          <table:table-cell office:value-type="float" office:value="1933.91218333333" calcext:value-type="float">
            <text:p>1933.91218333333</text:p>
          </table:table-cell>
          <table:table-cell/>
          <table:table-cell table:formula="of:=([.C1101]-[.E1101])*[$Sheet2.$D$14]/12" office:value-type="float" office:value="7.48367290817324" calcext:value-type="float">
            <text:p>7.48367290817324</text:p>
          </table:table-cell>
          <table:table-cell table:formula="of:=[.H1101]+[.I1100]" office:value-type="float" office:value="6543.52104677333" calcext:value-type="float">
            <text:p>6543.5210467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8:55:00</text:p>
          </table:table-cell>
          <table:table-cell office:value-type="float" office:value="0" calcext:value-type="float">
            <text:p>0</text:p>
          </table:table-cell>
          <table:table-cell office:value-type="float" office:value="83.86" calcext:value-type="float">
            <text:p>83.86</text:p>
          </table:table-cell>
          <table:table-cell office:value-type="float" office:value="510.9" calcext:value-type="float">
            <text:p>510.9</text:p>
          </table:table-cell>
          <table:table-cell office:value-type="float" office:value="28.865" calcext:value-type="float">
            <text:p>28.865</text:p>
          </table:table-cell>
          <table:table-cell office:value-type="float" office:value="1933.91638333333" calcext:value-type="float">
            <text:p>1933.91638333333</text:p>
          </table:table-cell>
          <table:table-cell/>
          <table:table-cell table:formula="of:=([.C1102]-[.E1102])*[$Sheet2.$D$14]/12" office:value-type="float" office:value="7.47076768170244" calcext:value-type="float">
            <text:p>7.47076768170244</text:p>
          </table:table-cell>
          <table:table-cell table:formula="of:=[.H1102]+[.I1101]" office:value-type="float" office:value="6550.99181445503" calcext:value-type="float">
            <text:p>6550.991814455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9:00:00</text:p>
          </table:table-cell>
          <table:table-cell office:value-type="float" office:value="764" calcext:value-type="float">
            <text:p>764</text:p>
          </table:table-cell>
          <table:table-cell office:value-type="float" office:value="83" calcext:value-type="float">
            <text:p>83</text:p>
          </table:table-cell>
          <table:table-cell office:value-type="float" office:value="510.9" calcext:value-type="float">
            <text:p>510.9</text:p>
          </table:table-cell>
          <table:table-cell office:value-type="float" office:value="28.9" calcext:value-type="float">
            <text:p>28.9</text:p>
          </table:table-cell>
          <table:table-cell office:value-type="float" office:value="1933.94168333333" calcext:value-type="float">
            <text:p>1933.94168333333</text:p>
          </table:table-cell>
          <table:table-cell/>
          <table:table-cell table:formula="of:=([.C1103]-[.E1103])*[$Sheet2.$D$14]/12" office:value-type="float" office:value="7.34918686389857" calcext:value-type="float">
            <text:p>7.34918686389857</text:p>
          </table:table-cell>
          <table:table-cell table:formula="of:=[.H1103]+[.I1102]" office:value-type="float" office:value="6558.34100131893" calcext:value-type="float">
            <text:p>6558.341001318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9:05:00</text:p>
          </table:table-cell>
          <table:table-cell office:value-type="float" office:value="1910" calcext:value-type="float">
            <text:p>1910</text:p>
          </table:table-cell>
          <table:table-cell office:value-type="float" office:value="82.12" calcext:value-type="float">
            <text:p>82.12</text:p>
          </table:table-cell>
          <table:table-cell office:value-type="float" office:value="510.98" calcext:value-type="float">
            <text:p>510.98</text:p>
          </table:table-cell>
          <table:table-cell office:value-type="float" office:value="28.9" calcext:value-type="float">
            <text:p>28.9</text:p>
          </table:table-cell>
          <table:table-cell office:value-type="float" office:value="1933.96338333333" calcext:value-type="float">
            <text:p>1933.96338333333</text:p>
          </table:table-cell>
          <table:table-cell/>
          <table:table-cell table:formula="of:=([.C1104]-[.E1104])*[$Sheet2.$D$14]/12" office:value-type="float" office:value="7.2296437134322" calcext:value-type="float">
            <text:p>7.2296437134322</text:p>
          </table:table-cell>
          <table:table-cell table:formula="of:=[.H1104]+[.I1103]" office:value-type="float" office:value="6565.57064503236" calcext:value-type="float">
            <text:p>6565.57064503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9:10:00</text:p>
          </table:table-cell>
          <table:table-cell office:value-type="float" office:value="1910" calcext:value-type="float">
            <text:p>1910</text:p>
          </table:table-cell>
          <table:table-cell office:value-type="float" office:value="82.88" calcext:value-type="float">
            <text:p>82.88</text:p>
          </table:table-cell>
          <table:table-cell office:value-type="float" office:value="511.14" calcext:value-type="float">
            <text:p>511.14</text:p>
          </table:table-cell>
          <table:table-cell office:value-type="float" office:value="28.9" calcext:value-type="float">
            <text:p>28.9</text:p>
          </table:table-cell>
          <table:table-cell office:value-type="float" office:value="1933.97531666667" calcext:value-type="float">
            <text:p>1933.97531666667</text:p>
          </table:table-cell>
          <table:table-cell/>
          <table:table-cell table:formula="of:=([.C1105]-[.E1105])*[$Sheet2.$D$14]/12" office:value-type="float" office:value="7.33288552519861" calcext:value-type="float">
            <text:p>7.33288552519861</text:p>
          </table:table-cell>
          <table:table-cell table:formula="of:=[.H1105]+[.I1104]" office:value-type="float" office:value="6572.90353055756" calcext:value-type="float">
            <text:p>6572.903530557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9:15:00</text:p>
          </table:table-cell>
          <table:table-cell office:value-type="float" office:value="1910" calcext:value-type="float">
            <text:p>1910</text:p>
          </table:table-cell>
          <table:table-cell office:value-type="float" office:value="83.38" calcext:value-type="float">
            <text:p>83.38</text:p>
          </table:table-cell>
          <table:table-cell office:value-type="float" office:value="511.28" calcext:value-type="float">
            <text:p>511.28</text:p>
          </table:table-cell>
          <table:table-cell office:value-type="float" office:value="28.9" calcext:value-type="float">
            <text:p>28.9</text:p>
          </table:table-cell>
          <table:table-cell office:value-type="float" office:value="1933.98198333333" calcext:value-type="float">
            <text:p>1933.98198333333</text:p>
          </table:table-cell>
          <table:table-cell/>
          <table:table-cell table:formula="of:=([.C1106]-[.E1106])*[$Sheet2.$D$14]/12" office:value-type="float" office:value="7.40080776978178" calcext:value-type="float">
            <text:p>7.40080776978178</text:p>
          </table:table-cell>
          <table:table-cell table:formula="of:=[.H1106]+[.I1105]" office:value-type="float" office:value="6580.30433832734" calcext:value-type="float">
            <text:p>6580.30433832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9:20:00</text:p>
          </table:table-cell>
          <table:table-cell office:value-type="float" office:value="1910" calcext:value-type="float">
            <text:p>1910</text:p>
          </table:table-cell>
          <table:table-cell office:value-type="float" office:value="83.82" calcext:value-type="float">
            <text:p>83.82</text:p>
          </table:table-cell>
          <table:table-cell office:value-type="float" office:value="511.44" calcext:value-type="float">
            <text:p>511.44</text:p>
          </table:table-cell>
          <table:table-cell office:value-type="float" office:value="28.9" calcext:value-type="float">
            <text:p>28.9</text:p>
          </table:table-cell>
          <table:table-cell office:value-type="float" office:value="1933.982" calcext:value-type="float">
            <text:p>1933.982</text:p>
          </table:table-cell>
          <table:table-cell/>
          <table:table-cell table:formula="of:=([.C1107]-[.E1107])*[$Sheet2.$D$14]/12" office:value-type="float" office:value="7.46057934501496" calcext:value-type="float">
            <text:p>7.46057934501496</text:p>
          </table:table-cell>
          <table:table-cell table:formula="of:=[.H1107]+[.I1106]" office:value-type="float" office:value="6587.76491767236" calcext:value-type="float">
            <text:p>6587.76491767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9:25:00</text:p>
          </table:table-cell>
          <table:table-cell office:value-type="float" office:value="1910" calcext:value-type="float">
            <text:p>1910</text:p>
          </table:table-cell>
          <table:table-cell office:value-type="float" office:value="84.54" calcext:value-type="float">
            <text:p>84.54</text:p>
          </table:table-cell>
          <table:table-cell office:value-type="float" office:value="511.58" calcext:value-type="float">
            <text:p>511.58</text:p>
          </table:table-cell>
          <table:table-cell office:value-type="float" office:value="28.9" calcext:value-type="float">
            <text:p>28.9</text:p>
          </table:table-cell>
          <table:table-cell office:value-type="float" office:value="1933.982" calcext:value-type="float">
            <text:p>1933.982</text:p>
          </table:table-cell>
          <table:table-cell/>
          <table:table-cell table:formula="of:=([.C1108]-[.E1108])*[$Sheet2.$D$14]/12" office:value-type="float" office:value="7.55838737721473" calcext:value-type="float">
            <text:p>7.55838737721473</text:p>
          </table:table-cell>
          <table:table-cell table:formula="of:=[.H1108]+[.I1107]" office:value-type="float" office:value="6595.32330504957" calcext:value-type="float">
            <text:p>6595.32330504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9:30:00</text:p>
          </table:table-cell>
          <table:table-cell office:value-type="float" office:value="1146" calcext:value-type="float">
            <text:p>1146</text:p>
          </table:table-cell>
          <table:table-cell office:value-type="float" office:value="84.86" calcext:value-type="float">
            <text:p>84.86</text:p>
          </table:table-cell>
          <table:table-cell office:value-type="float" office:value="511.7" calcext:value-type="float">
            <text:p>511.7</text:p>
          </table:table-cell>
          <table:table-cell office:value-type="float" office:value="28.9" calcext:value-type="float">
            <text:p>28.9</text:p>
          </table:table-cell>
          <table:table-cell office:value-type="float" office:value="1933.982" calcext:value-type="float">
            <text:p>1933.982</text:p>
          </table:table-cell>
          <table:table-cell/>
          <table:table-cell table:formula="of:=([.C1109]-[.E1109])*[$Sheet2.$D$14]/12" office:value-type="float" office:value="7.60185761374795" calcext:value-type="float">
            <text:p>7.60185761374795</text:p>
          </table:table-cell>
          <table:table-cell table:formula="of:=[.H1109]+[.I1108]" office:value-type="float" office:value="6602.92516266332" calcext:value-type="float">
            <text:p>6602.92516266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9:35:00</text:p>
          </table:table-cell>
          <table:table-cell office:value-type="float" office:value="0" calcext:value-type="float">
            <text:p>0</text:p>
          </table:table-cell>
          <table:table-cell office:value-type="float" office:value="84.64" calcext:value-type="float">
            <text:p>84.64</text:p>
          </table:table-cell>
          <table:table-cell office:value-type="float" office:value="511.7" calcext:value-type="float">
            <text:p>511.7</text:p>
          </table:table-cell>
          <table:table-cell office:value-type="float" office:value="28.835" calcext:value-type="float">
            <text:p>28.835</text:p>
          </table:table-cell>
          <table:table-cell office:value-type="float" office:value="1933.982" calcext:value-type="float">
            <text:p>1933.982</text:p>
          </table:table-cell>
          <table:table-cell/>
          <table:table-cell table:formula="of:=([.C1110]-[.E1110])*[$Sheet2.$D$14]/12" office:value-type="float" office:value="7.58080171792717" calcext:value-type="float">
            <text:p>7.58080171792717</text:p>
          </table:table-cell>
          <table:table-cell table:formula="of:=[.H1110]+[.I1109]" office:value-type="float" office:value="6610.50596438125" calcext:value-type="float">
            <text:p>6610.5059643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9:40:00</text:p>
          </table:table-cell>
          <table:table-cell office:value-type="float" office:value="0" calcext:value-type="float">
            <text:p>0</text:p>
          </table:table-cell>
          <table:table-cell office:value-type="float" office:value="84.28" calcext:value-type="float">
            <text:p>84.28</text:p>
          </table:table-cell>
          <table:table-cell office:value-type="float" office:value="511.7" calcext:value-type="float">
            <text:p>511.7</text:p>
          </table:table-cell>
          <table:table-cell office:value-type="float" office:value="28.67" calcext:value-type="float">
            <text:p>28.67</text:p>
          </table:table-cell>
          <table:table-cell office:value-type="float" office:value="1933.982" calcext:value-type="float">
            <text:p>1933.982</text:p>
          </table:table-cell>
          <table:table-cell/>
          <table:table-cell table:formula="of:=([.C1111]-[.E1111])*[$Sheet2.$D$14]/12" office:value-type="float" office:value="7.55431204253973" calcext:value-type="float">
            <text:p>7.55431204253973</text:p>
          </table:table-cell>
          <table:table-cell table:formula="of:=[.H1111]+[.I1110]" office:value-type="float" office:value="6618.06027642379" calcext:value-type="float">
            <text:p>6618.06027642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9:45:00</text:p>
          </table:table-cell>
          <table:table-cell office:value-type="float" office:value="0" calcext:value-type="float">
            <text:p>0</text:p>
          </table:table-cell>
          <table:table-cell office:value-type="float" office:value="84.02" calcext:value-type="float">
            <text:p>84.02</text:p>
          </table:table-cell>
          <table:table-cell office:value-type="float" office:value="511.7" calcext:value-type="float">
            <text:p>511.7</text:p>
          </table:table-cell>
          <table:table-cell office:value-type="float" office:value="28.73" calcext:value-type="float">
            <text:p>28.73</text:p>
          </table:table-cell>
          <table:table-cell office:value-type="float" office:value="1933.982" calcext:value-type="float">
            <text:p>1933.982</text:p>
          </table:table-cell>
          <table:table-cell/>
          <table:table-cell table:formula="of:=([.C1112]-[.E1112])*[$Sheet2.$D$14]/12" office:value-type="float" office:value="7.5108418060065" calcext:value-type="float">
            <text:p>7.5108418060065</text:p>
          </table:table-cell>
          <table:table-cell table:formula="of:=[.H1112]+[.I1111]" office:value-type="float" office:value="6625.57111822979" calcext:value-type="float">
            <text:p>6625.57111822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9:50:00</text:p>
          </table:table-cell>
          <table:table-cell office:value-type="float" office:value="0" calcext:value-type="float">
            <text:p>0</text:p>
          </table:table-cell>
          <table:table-cell office:value-type="float" office:value="83.78" calcext:value-type="float">
            <text:p>83.78</text:p>
          </table:table-cell>
          <table:table-cell office:value-type="float" office:value="511.7" calcext:value-type="float">
            <text:p>511.7</text:p>
          </table:table-cell>
          <table:table-cell office:value-type="float" office:value="28.8" calcext:value-type="float">
            <text:p>28.8</text:p>
          </table:table-cell>
          <table:table-cell office:value-type="float" office:value="1933.982" calcext:value-type="float">
            <text:p>1933.982</text:p>
          </table:table-cell>
          <table:table-cell/>
          <table:table-cell table:formula="of:=([.C1113]-[.E1113])*[$Sheet2.$D$14]/12" office:value-type="float" office:value="7.46873001436494" calcext:value-type="float">
            <text:p>7.46873001436494</text:p>
          </table:table-cell>
          <table:table-cell table:formula="of:=[.H1113]+[.I1112]" office:value-type="float" office:value="6633.03984824416" calcext:value-type="float">
            <text:p>6633.03984824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19:55:00</text:p>
          </table:table-cell>
          <table:table-cell office:value-type="float" office:value="0" calcext:value-type="float">
            <text:p>0</text:p>
          </table:table-cell>
          <table:table-cell office:value-type="float" office:value="83.48" calcext:value-type="float">
            <text:p>83.48</text:p>
          </table:table-cell>
          <table:table-cell office:value-type="float" office:value="511.7" calcext:value-type="float">
            <text:p>511.7</text:p>
          </table:table-cell>
          <table:table-cell office:value-type="float" office:value="28.8" calcext:value-type="float">
            <text:p>28.8</text:p>
          </table:table-cell>
          <table:table-cell office:value-type="float" office:value="1933.982" calcext:value-type="float">
            <text:p>1933.982</text:p>
          </table:table-cell>
          <table:table-cell/>
          <table:table-cell table:formula="of:=([.C1114]-[.E1114])*[$Sheet2.$D$14]/12" office:value-type="float" office:value="7.42797666761505" calcext:value-type="float">
            <text:p>7.42797666761505</text:p>
          </table:table-cell>
          <table:table-cell table:formula="of:=[.H1114]+[.I1113]" office:value-type="float" office:value="6640.46782491177" calcext:value-type="float">
            <text:p>6640.46782491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20:00:00</text:p>
          </table:table-cell>
          <table:table-cell office:value-type="float" office:value="0" calcext:value-type="float">
            <text:p>0</text:p>
          </table:table-cell>
          <table:table-cell office:value-type="float" office:value="83.22" calcext:value-type="float">
            <text:p>83.22</text:p>
          </table:table-cell>
          <table:table-cell office:value-type="float" office:value="511.7" calcext:value-type="float">
            <text:p>511.7</text:p>
          </table:table-cell>
          <table:table-cell office:value-type="float" office:value="28.8" calcext:value-type="float">
            <text:p>28.8</text:p>
          </table:table-cell>
          <table:table-cell office:value-type="float" office:value="1933.982" calcext:value-type="float">
            <text:p>1933.982</text:p>
          </table:table-cell>
          <table:table-cell/>
          <table:table-cell table:formula="of:=([.C1115]-[.E1115])*[$Sheet2.$D$14]/12" office:value-type="float" office:value="7.3926571004318" calcext:value-type="float">
            <text:p>7.3926571004318</text:p>
          </table:table-cell>
          <table:table-cell table:formula="of:=[.H1115]+[.I1114]" office:value-type="float" office:value="6647.86048201221" calcext:value-type="float">
            <text:p>6647.86048201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20:05:00</text:p>
          </table:table-cell>
          <table:table-cell office:value-type="float" office:value="0" calcext:value-type="float">
            <text:p>0</text:p>
          </table:table-cell>
          <table:table-cell office:value-type="float" office:value="82.98" calcext:value-type="float">
            <text:p>82.98</text:p>
          </table:table-cell>
          <table:table-cell office:value-type="float" office:value="511.7" calcext:value-type="float">
            <text:p>511.7</text:p>
          </table:table-cell>
          <table:table-cell office:value-type="float" office:value="28.865" calcext:value-type="float">
            <text:p>28.865</text:p>
          </table:table-cell>
          <table:table-cell office:value-type="float" office:value="1933.982" calcext:value-type="float">
            <text:p>1933.982</text:p>
          </table:table-cell>
          <table:table-cell/>
          <table:table-cell table:formula="of:=([.C1116]-[.E1116])*[$Sheet2.$D$14]/12" office:value-type="float" office:value="7.35122453123607" calcext:value-type="float">
            <text:p>7.35122453123607</text:p>
          </table:table-cell>
          <table:table-cell table:formula="of:=[.H1116]+[.I1115]" office:value-type="float" office:value="6655.21170654344" calcext:value-type="float">
            <text:p>6655.211706543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20:10:00</text:p>
          </table:table-cell>
          <table:table-cell office:value-type="float" office:value="0" calcext:value-type="float">
            <text:p>0</text:p>
          </table:table-cell>
          <table:table-cell office:value-type="float" office:value="82.76" calcext:value-type="float">
            <text:p>82.76</text:p>
          </table:table-cell>
          <table:table-cell office:value-type="float" office:value="511.7" calcext:value-type="float">
            <text:p>511.7</text:p>
          </table:table-cell>
          <table:table-cell office:value-type="float" office:value="28.9" calcext:value-type="float">
            <text:p>28.9</text:p>
          </table:table-cell>
          <table:table-cell office:value-type="float" office:value="1933.982" calcext:value-type="float">
            <text:p>1933.982</text:p>
          </table:table-cell>
          <table:table-cell/>
          <table:table-cell table:formula="of:=([.C1117]-[.E1117])*[$Sheet2.$D$14]/12" office:value-type="float" office:value="7.31658418649865" calcext:value-type="float">
            <text:p>7.31658418649865</text:p>
          </table:table-cell>
          <table:table-cell table:formula="of:=[.H1117]+[.I1116]" office:value-type="float" office:value="6662.52829072994" calcext:value-type="float">
            <text:p>6662.528290729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20:15:00</text:p>
          </table:table-cell>
          <table:table-cell office:value-type="float" office:value="0" calcext:value-type="float">
            <text:p>0</text:p>
          </table:table-cell>
          <table:table-cell office:value-type="float" office:value="82.66" calcext:value-type="float">
            <text:p>82.66</text:p>
          </table:table-cell>
          <table:table-cell office:value-type="float" office:value="511.7" calcext:value-type="float">
            <text:p>511.7</text:p>
          </table:table-cell>
          <table:table-cell office:value-type="float" office:value="28.9" calcext:value-type="float">
            <text:p>28.9</text:p>
          </table:table-cell>
          <table:table-cell office:value-type="float" office:value="1933.982" calcext:value-type="float">
            <text:p>1933.982</text:p>
          </table:table-cell>
          <table:table-cell/>
          <table:table-cell table:formula="of:=([.C1118]-[.E1118])*[$Sheet2.$D$14]/12" office:value-type="float" office:value="7.30299973758202" calcext:value-type="float">
            <text:p>7.30299973758202</text:p>
          </table:table-cell>
          <table:table-cell table:formula="of:=[.H1118]+[.I1117]" office:value-type="float" office:value="6669.83129046752" calcext:value-type="float">
            <text:p>6669.83129046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20:20:00</text:p>
          </table:table-cell>
          <table:table-cell office:value-type="float" office:value="0" calcext:value-type="float">
            <text:p>0</text:p>
          </table:table-cell>
          <table:table-cell office:value-type="float" office:value="82.44" calcext:value-type="float">
            <text:p>82.44</text:p>
          </table:table-cell>
          <table:table-cell office:value-type="float" office:value="511.7" calcext:value-type="float">
            <text:p>511.7</text:p>
          </table:table-cell>
          <table:table-cell office:value-type="float" office:value="28.705" calcext:value-type="float">
            <text:p>28.705</text:p>
          </table:table-cell>
          <table:table-cell office:value-type="float" office:value="1933.98255" calcext:value-type="float">
            <text:p>1933.98255</text:p>
          </table:table-cell>
          <table:table-cell/>
          <table:table-cell table:formula="of:=([.C1119]-[.E1119])*[$Sheet2.$D$14]/12" office:value-type="float" office:value="7.29960362535286" calcext:value-type="float">
            <text:p>7.29960362535286</text:p>
          </table:table-cell>
          <table:table-cell table:formula="of:=[.H1119]+[.I1118]" office:value-type="float" office:value="6677.13089409287" calcext:value-type="float">
            <text:p>6677.13089409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2-06-27 20:25:00</text:p>
          </table:table-cell>
          <table:table-cell table:number-columns-repeated="5" office:value-type="string" calcext:value-type="string">
            <text:p>null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/>
          <table:table-cell table:formula="of:=AVERAGE([.C242:.C1055])" office:value-type="float" office:value="83.3319266994268" calcext:value-type="float">
            <text:p>83.3319266994268</text:p>
          </table:table-cell>
          <table:table-cell/>
          <table:table-cell table:formula="of:=AVERAGE([.E242:.E1055])" office:value-type="float" office:value="27.1936445536445" calcext:value-type="float">
            <text:p>27.1936445536445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table:formula="of:=AVERAGE([.C442:.C1055])" office:value-type="float" office:value="83.3001818675353" calcext:value-type="float">
            <text:p>83.3001818675353</text:p>
          </table:table-cell>
          <table:table-cell/>
          <table:table-cell table:formula="of:=AVERAGE([.E442:.E1055])" office:value-type="float" office:value="27.4152823018458" calcext:value-type="float">
            <text:p>27.4152823018458</text:p>
          </table:table-cell>
          <table:table-cell table:number-columns-repeated="7"/>
        </table:table-row>
      </table:table>
      <table:table table:name="Sheet2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Interval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Alternative start (when pressure stabilized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formula="of:=[$measure_power.A242]" office:value-type="string" office:string-value="2022-06-24 19:15:00" calcext:value-type="string">
            <text:p>2022-06-24 19:15:00</text:p>
          </table:table-cell>
          <table:table-cell table:formula="of:=[$measure_power.$A1055]" office:value-type="string" office:string-value="2022-06-27 15:00:00" calcext:value-type="string">
            <text:p>2022-06-27 15:00:00</text:p>
          </table:table-cell>
          <table:table-cell table:formula="of:=([.$D4]-[.C4])*24" office:value-type="float" office:value="67.7499999999418" calcext:value-type="float">
            <text:p>67.7499999999418</text:p>
          </table:table-cell>
          <table:table-cell/>
          <table:table-cell table:formula="of:=[$measure_power.$A442]" office:value-type="string" office:string-value="2022-06-25 11:55:00" calcext:value-type="string">
            <text:p>2022-06-25 11:55:00</text:p>
          </table:table-cell>
          <table:table-cell table:formula="of:=([.$D4]-[.G4])*24" office:value-type="float" office:value="51.0833333332557" calcext:value-type="float">
            <text:p>51.0833333332557</text:p>
          </table:table-cell>
        </table:table-row>
        <table:table-row table:style-name="ro1">
          <table:table-cell/>
          <table:table-cell office:value-type="string" calcext:value-type="string">
            <text:p>Energy</text:p>
          </table:table-cell>
          <table:table-cell table:formula="of:=[$measure_power.D242]" office:value-type="float" office:value="504.4" calcext:value-type="float">
            <text:p>504.4</text:p>
          </table:table-cell>
          <table:table-cell table:formula="of:=[$measure_power.$D1055]" office:value-type="float" office:value="510.6" calcext:value-type="float">
            <text:p>510.6</text:p>
          </table:table-cell>
          <table:table-cell table:formula="of:=([.$D5]-[.C5])*1000" office:value-type="float" office:value="6200.00000000005" calcext:value-type="float">
            <text:p>6200.00000000005</text:p>
          </table:table-cell>
          <table:table-cell/>
          <table:table-cell table:formula="of:=[$measure_power.$D442]" office:value-type="float" office:value="506.1" calcext:value-type="float">
            <text:p>506.1</text:p>
          </table:table-cell>
          <table:table-cell table:formula="of:=([.$D5]-[.G5])*1000" office:value-type="float" office:value="4500" calcext:value-type="float">
            <text:p>4500</text:p>
          </table:table-cell>
        </table:table-row>
        <table:table-row table:style-name="ro1">
          <table:table-cell/>
          <table:table-cell office:value-type="string" calcext:value-type="string">
            <text:p>Temp</text:p>
          </table:table-cell>
          <table:table-cell table:formula="of:=[$measure_power.C242]" office:value-type="float" office:value="84.98" calcext:value-type="float">
            <text:p>84.98</text:p>
          </table:table-cell>
          <table:table-cell table:formula="of:=[$measure_power.$C1055]" office:value-type="float" office:value="84.985" calcext:value-type="float">
            <text:p>84.985</text:p>
          </table:table-cell>
          <table:table-cell table:formula="of:=[.$D6]-[.C6]" office:value-type="float" office:value="0.00499999999999545" calcext:value-type="float">
            <text:p>0.004999999999995</text:p>
          </table:table-cell>
          <table:table-cell/>
          <table:table-cell table:formula="of:=[$measure_power.$C442]" office:value-type="float" office:value="84.92" calcext:value-type="float">
            <text:p>84.92</text:p>
          </table:table-cell>
          <table:table-cell table:formula="of:=[.$D6]-[.G6]" office:value-type="float" office:value="0.0649999999999977" calcext:value-type="float">
            <text:p>0.064999999999998</text:p>
          </table:table-cell>
        </table:table-row>
        <table:table-row table:style-name="ro1">
          <table:table-cell/>
          <table:table-cell office:value-type="string" calcext:value-type="string">
            <text:p>Water</text:p>
          </table:table-cell>
          <table:table-cell table:formula="of:=[$measure_power.F242]" office:value-type="float" office:value="1933.894" calcext:value-type="float">
            <text:p>1933.894</text:p>
          </table:table-cell>
          <table:table-cell table:formula="of:=[$measure_power.$F1055]" office:value-type="float" office:value="1933.895" calcext:value-type="float">
            <text:p>1933.895</text:p>
          </table:table-cell>
          <table:table-cell table:formula="of:=[.$D7]-[.C7]" office:value-type="float" office:value="0.0010000000013406" calcext:value-type="float">
            <text:p>0.001000000001341</text:p>
          </table:table-cell>
          <table:table-cell/>
          <table:table-cell table:formula="of:=[$measure_power.$F442]" office:value-type="float" office:value="1933.894" calcext:value-type="float">
            <text:p>1933.894</text:p>
          </table:table-cell>
          <table:table-cell table:formula="of:=[.$D7]-[.G7]" office:value-type="float" office:value="0.0010000000013406" calcext:value-type="float">
            <text:p>0.00100000000134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oom temp average:</text:p>
          </table:table-cell>
          <table:table-cell/>
          <table:table-cell table:formula="of:=[$measure_power.$E1121]" office:value-type="float" office:value="27.1936445536445" calcext:value-type="float">
            <text:p>27.1936445536445</text:p>
          </table:table-cell>
          <table:table-cell table:number-columns-repeated="2"/>
          <table:table-cell table:formula="of:=[$measure_power.$E1122]" office:value-type="float" office:value="27.4152823018458" calcext:value-type="float">
            <text:p>27.41528230184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nk temp average:</text:p>
          </table:table-cell>
          <table:table-cell/>
          <table:table-cell table:formula="of:=[$measure_power.$C1121]" office:value-type="float" office:value="83.3319266994268" calcext:value-type="float">
            <text:p>83.3319266994268</text:p>
          </table:table-cell>
          <table:table-cell table:number-columns-repeated="2"/>
          <table:table-cell table:formula="of:=[$measure_power.$C1122]" office:value-type="float" office:value="83.3001818675353" calcext:value-type="float">
            <text:p>83.30018186753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mp diff average:</text:p>
          </table:table-cell>
          <table:table-cell/>
          <table:table-cell table:formula="of:=[.D10]-[.D9]" office:value-type="float" office:value="56.1382821457822" calcext:value-type="float">
            <text:p>56.1382821457822</text:p>
          </table:table-cell>
          <table:table-cell table:number-columns-repeated="2"/>
          <table:table-cell table:formula="of:=[.G10]-[.G9]" office:value-type="float" office:value="55.8848995656895" calcext:value-type="float">
            <text:p>55.884899565689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Watt leak per hour:</text:p>
          </table:table-cell>
          <table:table-cell/>
          <table:table-cell table:formula="of:=[.E5]/[.E4]" office:value-type="float" office:value="91.5129151292306" calcext:value-type="float">
            <text:p>91.5129151292306</text:p>
          </table:table-cell>
          <table:table-cell table:number-columns-repeated="2"/>
          <table:table-cell table:formula="of:=[.H5]/[.H4]" office:value-type="float" office:value="88.0913539968712" calcext:value-type="float">
            <text:p>88.09135399687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t leak per hour per temp diff:</text:p>
          </table:table-cell>
          <table:table-cell/>
          <table:table-cell table:formula="of:=[.D13]/[.D11]" office:value-type="float" office:value="1.63013386999599" calcext:value-type="float">
            <text:p>1.63013386999599</text:p>
          </table:table-cell>
          <table:table-cell table:number-columns-repeated="2"/>
          <table:table-cell table:formula="of:=[.G13]/[.G11]" office:value-type="float" office:value="1.57629976400557" calcext:value-type="float">
            <text:p>1.576299764005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t per temp diff: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28T00:27:31.498760739</dc:date>
    <meta:editing-duration>PT39M42S</meta:editing-duration>
    <meta:editing-cycles>2</meta:editing-cycles>
    <meta:generator>LibreOffice/6.4.7.2$Linux_X86_64 LibreOffice_project/40$Build-2</meta:generator>
    <meta:document-statistic meta:table-count="2" meta:cell-count="984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648cm" svg:height="11.715cm" xlink:href=".." xlink:type="simple" chart:class="chart:line" chart:style-name="ch1">
        <chart:legend chart:legend-position="end" svg:x="24.753cm" svg:y="5.309cm" style:legend-expansion="high" chart:style-name="ch2"/>
        <chart:plot-area chart:style-name="ch3" table:cell-range-address="measure_power.A1:measure_power.A1119 measure_power.C1:measure_power.C1119 measure_power.E1:measure_power.E1119" chart:data-source-has-labels="both" svg:x="0.612cm" svg:y="0.234cm" svg:width="23.529cm" svg:height="11.247cm">
          <chartooo:coordinate-region svg:x="2.159cm" svg:y="0.234cm" svg:width="21.178cm" svg:height="8.31cm"/>
          <chart:axis chart:dimension="x" chart:name="primary-x" chart:style-name="ch4" chartooo:axis-type="auto">
            <chartooo:date-scale/>
            <chart:categories table:cell-range-address="measure_power.A2:measure_power.A11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asure_power.C2:measure_power.C1119" chart:label-cell-address="measure_power.C1:measure_power.C1" chart:class="chart:line">
            <chart:data-point chart:repeated="1118"/>
          </chart:series>
          <chart:series chart:style-name="ch8" chart:values-cell-range-address="measure_power.E2:measure_power.E1119" chart:label-cell-address="measure_power.E1:measure_power.E1" chart:class="chart:line">
            <chart:data-point chart:repeated="11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sure_temperature</text:p>
                <draw:g>
                  <svg:desc>measure_power.C1:measure_power.C1</svg:desc>
                </draw:g>
              </table:table-cell>
              <table:table-cell office:value-type="string">
                <text:p>measure_temperature.internal</text:p>
                <draw:g>
                  <svg:desc>measure_power.E1:measure_power.E1</svg:desc>
                </draw:g>
              </table:table-cell>
            </table:table-row>
          </table:table-header-rows>
          <table:table-rows>
            <table:table-row>
              <table:table-cell office:value-type="float" office:value="44735.96875">
                <text:p>44735.96875</text:p>
                <draw:g>
                  <svg:desc>measure_power.A2:measure_power.A1119</svg:desc>
                </draw:g>
              </table:table-cell>
              <table:table-cell office:value-type="float" office:value="54.2">
                <text:p>54.2</text:p>
                <draw:g>
                  <svg:desc>measure_power.C2:measure_power.C1119</svg:desc>
                </draw:g>
              </table:table-cell>
              <table:table-cell office:value-type="float" office:value="24.7718055555556">
                <text:p>24.7718055555556</text:p>
                <draw:g>
                  <svg:desc>measure_power.E2:measure_power.E1119</svg:desc>
                </draw:g>
              </table:table-cell>
            </table:table-row>
            <table:table-row>
              <table:table-cell office:value-type="string">
                <text:p>2022-06-23 23:20:00</text:p>
              </table:table-cell>
              <table:table-cell office:value-type="float" office:value="54.145">
                <text:p>54.145</text:p>
              </table:table-cell>
              <table:table-cell office:value-type="float" office:value="24.7718055555556">
                <text:p>24.7718055555556</text:p>
              </table:table-cell>
            </table:table-row>
            <table:table-row>
              <table:table-cell office:value-type="string">
                <text:p>2022-06-23 23:25:00</text:p>
              </table:table-cell>
              <table:table-cell office:value-type="float" office:value="54.045">
                <text:p>54.045</text:p>
              </table:table-cell>
              <table:table-cell office:value-type="float" office:value="24.7718055555556">
                <text:p>24.7718055555556</text:p>
              </table:table-cell>
            </table:table-row>
            <table:table-row>
              <table:table-cell office:value-type="string">
                <text:p>2022-06-23 23:30:00</text:p>
              </table:table-cell>
              <table:table-cell office:value-type="float" office:value="53.945">
                <text:p>53.945</text:p>
              </table:table-cell>
              <table:table-cell office:value-type="float" office:value="24.7718055555556">
                <text:p>24.7718055555556</text:p>
              </table:table-cell>
            </table:table-row>
            <table:table-row>
              <table:table-cell office:value-type="string">
                <text:p>2022-06-23 23:35:00</text:p>
              </table:table-cell>
              <table:table-cell office:value-type="float" office:value="53.845">
                <text:p>53.845</text:p>
              </table:table-cell>
              <table:table-cell office:value-type="float" office:value="24.7718055555556">
                <text:p>24.7718055555556</text:p>
              </table:table-cell>
            </table:table-row>
            <table:table-row>
              <table:table-cell office:value-type="string">
                <text:p>2022-06-23 23:40:00</text:p>
              </table:table-cell>
              <table:table-cell office:value-type="float" office:value="53.8">
                <text:p>53.8</text:p>
              </table:table-cell>
              <table:table-cell office:value-type="float" office:value="24.7718055555556">
                <text:p>24.7718055555556</text:p>
              </table:table-cell>
            </table:table-row>
            <table:table-row>
              <table:table-cell office:value-type="string">
                <text:p>2022-06-23 23:45:00</text:p>
              </table:table-cell>
              <table:table-cell office:value-type="float" office:value="53.745">
                <text:p>53.745</text:p>
              </table:table-cell>
              <table:table-cell office:value-type="float" office:value="24.7718055555556">
                <text:p>24.7718055555556</text:p>
              </table:table-cell>
            </table:table-row>
            <table:table-row>
              <table:table-cell office:value-type="string">
                <text:p>2022-06-23 23:50:00</text:p>
              </table:table-cell>
              <table:table-cell office:value-type="float" office:value="53.645">
                <text:p>53.645</text:p>
              </table:table-cell>
              <table:table-cell office:value-type="float" office:value="24.7718055555556">
                <text:p>24.7718055555556</text:p>
              </table:table-cell>
            </table:table-row>
            <table:table-row>
              <table:table-cell office:value-type="string">
                <text:p>2022-06-23 23:55:00</text:p>
              </table:table-cell>
              <table:table-cell office:value-type="float" office:value="53.545">
                <text:p>53.545</text:p>
              </table:table-cell>
              <table:table-cell office:value-type="float" office:value="24.7718055555556">
                <text:p>24.7718055555556</text:p>
              </table:table-cell>
            </table:table-row>
            <table:table-row>
              <table:table-cell office:value-type="string">
                <text:p>2022-06-24 00:00:00</text:p>
              </table:table-cell>
              <table:table-cell office:value-type="float" office:value="53.445">
                <text:p>53.445</text:p>
              </table:table-cell>
              <table:table-cell office:value-type="float" office:value="24.7718055555556">
                <text:p>24.7718055555556</text:p>
              </table:table-cell>
            </table:table-row>
            <table:table-row>
              <table:table-cell office:value-type="string">
                <text:p>2022-06-24 00:05:00</text:p>
              </table:table-cell>
              <table:table-cell office:value-type="float" office:value="53.345">
                <text:p>53.345</text:p>
              </table:table-cell>
              <table:table-cell office:value-type="float" office:value="24.7718055555556">
                <text:p>24.7718055555556</text:p>
              </table:table-cell>
            </table:table-row>
            <table:table-row>
              <table:table-cell office:value-type="string">
                <text:p>2022-06-24 00:10:00</text:p>
              </table:table-cell>
              <table:table-cell office:value-type="float" office:value="53.245">
                <text:p>53.245</text:p>
              </table:table-cell>
              <table:table-cell office:value-type="float" office:value="24.7718055555556">
                <text:p>24.7718055555556</text:p>
              </table:table-cell>
            </table:table-row>
            <table:table-row>
              <table:table-cell office:value-type="string">
                <text:p>2022-06-24 00:15:00</text:p>
              </table:table-cell>
              <table:table-cell office:value-type="float" office:value="53.2">
                <text:p>53.2</text:p>
              </table:table-cell>
              <table:table-cell office:value-type="float" office:value="24.7718055555556">
                <text:p>24.7718055555556</text:p>
              </table:table-cell>
            </table:table-row>
            <table:table-row>
              <table:table-cell office:value-type="string">
                <text:p>2022-06-24 00:20:00</text:p>
              </table:table-cell>
              <table:table-cell office:value-type="float" office:value="53.09">
                <text:p>53.09</text:p>
              </table:table-cell>
              <table:table-cell office:value-type="float" office:value="24.7718055555556">
                <text:p>24.7718055555556</text:p>
              </table:table-cell>
            </table:table-row>
            <table:table-row>
              <table:table-cell office:value-type="string">
                <text:p>2022-06-24 00:25:00</text:p>
              </table:table-cell>
              <table:table-cell office:value-type="float" office:value="53">
                <text:p>53</text:p>
              </table:table-cell>
              <table:table-cell office:value-type="float" office:value="24.7718055555556">
                <text:p>24.7718055555556</text:p>
              </table:table-cell>
            </table:table-row>
            <table:table-row>
              <table:table-cell office:value-type="string">
                <text:p>2022-06-24 00:30:00</text:p>
              </table:table-cell>
              <table:table-cell office:value-type="float" office:value="52.945">
                <text:p>52.945</text:p>
              </table:table-cell>
              <table:table-cell office:value-type="float" office:value="24.7718055555556">
                <text:p>24.7718055555556</text:p>
              </table:table-cell>
            </table:table-row>
            <table:table-row>
              <table:table-cell office:value-type="string">
                <text:p>2022-06-24 00:35:00</text:p>
              </table:table-cell>
              <table:table-cell office:value-type="float" office:value="52.845">
                <text:p>52.845</text:p>
              </table:table-cell>
              <table:table-cell office:value-type="float" office:value="24.7718055555556">
                <text:p>24.7718055555556</text:p>
              </table:table-cell>
            </table:table-row>
            <table:table-row>
              <table:table-cell office:value-type="string">
                <text:p>2022-06-24 00:40:00</text:p>
              </table:table-cell>
              <table:table-cell office:value-type="float" office:value="52.8">
                <text:p>52.8</text:p>
              </table:table-cell>
              <table:table-cell office:value-type="float" office:value="24.7718055555556">
                <text:p>24.7718055555556</text:p>
              </table:table-cell>
            </table:table-row>
            <table:table-row>
              <table:table-cell office:value-type="string">
                <text:p>2022-06-24 00:45:00</text:p>
              </table:table-cell>
              <table:table-cell office:value-type="float" office:value="52.69">
                <text:p>52.69</text:p>
              </table:table-cell>
              <table:table-cell office:value-type="float" office:value="24.7718055555556">
                <text:p>24.7718055555556</text:p>
              </table:table-cell>
            </table:table-row>
            <table:table-row>
              <table:table-cell office:value-type="string">
                <text:p>2022-06-24 00:50:00</text:p>
              </table:table-cell>
              <table:table-cell office:value-type="float" office:value="52.6">
                <text:p>52.6</text:p>
              </table:table-cell>
              <table:table-cell office:value-type="float" office:value="24.7718055555556">
                <text:p>24.7718055555556</text:p>
              </table:table-cell>
            </table:table-row>
            <table:table-row>
              <table:table-cell office:value-type="string">
                <text:p>2022-06-24 00:55:00</text:p>
              </table:table-cell>
              <table:table-cell office:value-type="float" office:value="52.545">
                <text:p>52.545</text:p>
              </table:table-cell>
              <table:table-cell office:value-type="float" office:value="24.7718055555556">
                <text:p>24.7718055555556</text:p>
              </table:table-cell>
            </table:table-row>
            <table:table-row>
              <table:table-cell office:value-type="string">
                <text:p>2022-06-24 01:00:00</text:p>
              </table:table-cell>
              <table:table-cell office:value-type="float" office:value="52.445">
                <text:p>52.445</text:p>
              </table:table-cell>
              <table:table-cell office:value-type="float" office:value="24.8679166666667">
                <text:p>24.8679166666667</text:p>
              </table:table-cell>
            </table:table-row>
            <table:table-row>
              <table:table-cell office:value-type="string">
                <text:p>2022-06-24 01:05:00</text:p>
              </table:table-cell>
              <table:table-cell office:value-type="float" office:value="52.345">
                <text:p>52.345</text:p>
              </table:table-cell>
              <table:table-cell office:value-type="float" office:value="24.8679166666667">
                <text:p>24.8679166666667</text:p>
              </table:table-cell>
            </table:table-row>
            <table:table-row>
              <table:table-cell office:value-type="string">
                <text:p>2022-06-24 01:10:00</text:p>
              </table:table-cell>
              <table:table-cell office:value-type="float" office:value="52.2433333333333">
                <text:p>52.2433333333333</text:p>
              </table:table-cell>
              <table:table-cell office:value-type="float" office:value="24.8679166666667">
                <text:p>24.8679166666667</text:p>
              </table:table-cell>
            </table:table-row>
            <table:table-row>
              <table:table-cell office:value-type="string">
                <text:p>2022-06-24 01:15:00</text:p>
              </table:table-cell>
              <table:table-cell office:value-type="float" office:value="52.2">
                <text:p>52.2</text:p>
              </table:table-cell>
              <table:table-cell office:value-type="float" office:value="24.8679166666667">
                <text:p>24.8679166666667</text:p>
              </table:table-cell>
            </table:table-row>
            <table:table-row>
              <table:table-cell office:value-type="string">
                <text:p>2022-06-24 01:20:00</text:p>
              </table:table-cell>
              <table:table-cell office:value-type="float" office:value="52.1433333333333">
                <text:p>52.1433333333333</text:p>
              </table:table-cell>
              <table:table-cell office:value-type="float" office:value="24.8679166666667">
                <text:p>24.8679166666667</text:p>
              </table:table-cell>
            </table:table-row>
            <table:table-row>
              <table:table-cell office:value-type="string">
                <text:p>2022-06-24 01:25:00</text:p>
              </table:table-cell>
              <table:table-cell office:value-type="float" office:value="52.045">
                <text:p>52.045</text:p>
              </table:table-cell>
              <table:table-cell office:value-type="float" office:value="24.8679166666667">
                <text:p>24.8679166666667</text:p>
              </table:table-cell>
            </table:table-row>
            <table:table-row>
              <table:table-cell office:value-type="string">
                <text:p>2022-06-24 01:30:00</text:p>
              </table:table-cell>
              <table:table-cell office:value-type="float" office:value="52.51">
                <text:p>52.51</text:p>
              </table:table-cell>
              <table:table-cell office:value-type="float" office:value="24.8679166666667">
                <text:p>24.8679166666667</text:p>
              </table:table-cell>
            </table:table-row>
            <table:table-row>
              <table:table-cell office:value-type="string">
                <text:p>2022-06-24 01:35:00</text:p>
              </table:table-cell>
              <table:table-cell office:value-type="float" office:value="54.1466666666667">
                <text:p>54.1466666666667</text:p>
              </table:table-cell>
              <table:table-cell office:value-type="float" office:value="24.8679166666667">
                <text:p>24.8679166666667</text:p>
              </table:table-cell>
            </table:table-row>
            <table:table-row>
              <table:table-cell office:value-type="string">
                <text:p>2022-06-24 01:40:00</text:p>
              </table:table-cell>
              <table:table-cell office:value-type="float" office:value="55.1566666666667">
                <text:p>55.1566666666667</text:p>
              </table:table-cell>
              <table:table-cell office:value-type="float" office:value="24.8679166666667">
                <text:p>24.8679166666667</text:p>
              </table:table-cell>
            </table:table-row>
            <table:table-row>
              <table:table-cell office:value-type="string">
                <text:p>2022-06-24 01:45:00</text:p>
              </table:table-cell>
              <table:table-cell office:value-type="float" office:value="55.0866666666667">
                <text:p>55.0866666666667</text:p>
              </table:table-cell>
              <table:table-cell office:value-type="float" office:value="24.8679166666667">
                <text:p>24.8679166666667</text:p>
              </table:table-cell>
            </table:table-row>
            <table:table-row>
              <table:table-cell office:value-type="string">
                <text:p>2022-06-24 01:50:00</text:p>
              </table:table-cell>
              <table:table-cell office:value-type="float" office:value="54.8866666666667">
                <text:p>54.8866666666667</text:p>
              </table:table-cell>
              <table:table-cell office:value-type="float" office:value="24.8679166666667">
                <text:p>24.8679166666667</text:p>
              </table:table-cell>
            </table:table-row>
            <table:table-row>
              <table:table-cell office:value-type="string">
                <text:p>2022-06-24 01:55:00</text:p>
              </table:table-cell>
              <table:table-cell office:value-type="float" office:value="54.7433333333333">
                <text:p>54.7433333333333</text:p>
              </table:table-cell>
              <table:table-cell office:value-type="float" office:value="24.8679166666667">
                <text:p>24.8679166666667</text:p>
              </table:table-cell>
            </table:table-row>
            <table:table-row>
              <table:table-cell office:value-type="string">
                <text:p>2022-06-24 02:00:00</text:p>
              </table:table-cell>
              <table:table-cell office:value-type="float" office:value="54.7">
                <text:p>54.7</text:p>
              </table:table-cell>
              <table:table-cell office:value-type="float" office:value="25.1806944444444">
                <text:p>25.1806944444444</text:p>
              </table:table-cell>
            </table:table-row>
            <table:table-row>
              <table:table-cell office:value-type="string">
                <text:p>2022-06-24 02:05:00</text:p>
              </table:table-cell>
              <table:table-cell office:value-type="float" office:value="54.6433333333333">
                <text:p>54.6433333333333</text:p>
              </table:table-cell>
              <table:table-cell office:value-type="float" office:value="25.1806944444444">
                <text:p>25.1806944444444</text:p>
              </table:table-cell>
            </table:table-row>
            <table:table-row>
              <table:table-cell office:value-type="string">
                <text:p>2022-06-24 02:10:00</text:p>
              </table:table-cell>
              <table:table-cell office:value-type="float" office:value="54.5433333333333">
                <text:p>54.5433333333333</text:p>
              </table:table-cell>
              <table:table-cell office:value-type="float" office:value="25.1806944444444">
                <text:p>25.1806944444444</text:p>
              </table:table-cell>
            </table:table-row>
            <table:table-row>
              <table:table-cell office:value-type="string">
                <text:p>2022-06-24 02:15:00</text:p>
              </table:table-cell>
              <table:table-cell office:value-type="float" office:value="54.4433333333333">
                <text:p>54.4433333333333</text:p>
              </table:table-cell>
              <table:table-cell office:value-type="float" office:value="25.1806944444444">
                <text:p>25.1806944444444</text:p>
              </table:table-cell>
            </table:table-row>
            <table:table-row>
              <table:table-cell office:value-type="string">
                <text:p>2022-06-24 02:20:00</text:p>
              </table:table-cell>
              <table:table-cell office:value-type="float" office:value="54.3733333333333">
                <text:p>54.3733333333333</text:p>
              </table:table-cell>
              <table:table-cell office:value-type="float" office:value="25.1806944444444">
                <text:p>25.1806944444444</text:p>
              </table:table-cell>
            </table:table-row>
            <table:table-row>
              <table:table-cell office:value-type="string">
                <text:p>2022-06-24 02:25:00</text:p>
              </table:table-cell>
              <table:table-cell office:value-type="float" office:value="54.275">
                <text:p>54.275</text:p>
              </table:table-cell>
              <table:table-cell office:value-type="float" office:value="25.1806944444444">
                <text:p>25.1806944444444</text:p>
              </table:table-cell>
            </table:table-row>
            <table:table-row>
              <table:table-cell office:value-type="string">
                <text:p>2022-06-24 02:30:00</text:p>
              </table:table-cell>
              <table:table-cell office:value-type="float" office:value="54.175">
                <text:p>54.175</text:p>
              </table:table-cell>
              <table:table-cell office:value-type="float" office:value="25.1806944444444">
                <text:p>25.1806944444444</text:p>
              </table:table-cell>
            </table:table-row>
            <table:table-row>
              <table:table-cell office:value-type="string">
                <text:p>2022-06-24 02:35:00</text:p>
              </table:table-cell>
              <table:table-cell office:value-type="float" office:value="54.1">
                <text:p>54.1</text:p>
              </table:table-cell>
              <table:table-cell office:value-type="float" office:value="25.1806944444444">
                <text:p>25.1806944444444</text:p>
              </table:table-cell>
            </table:table-row>
            <table:table-row>
              <table:table-cell office:value-type="string">
                <text:p>2022-06-24 02:40:00</text:p>
              </table:table-cell>
              <table:table-cell office:value-type="float" office:value="54.0733333333333">
                <text:p>54.0733333333333</text:p>
              </table:table-cell>
              <table:table-cell office:value-type="float" office:value="25.1806944444444">
                <text:p>25.1806944444444</text:p>
              </table:table-cell>
            </table:table-row>
            <table:table-row>
              <table:table-cell office:value-type="string">
                <text:p>2022-06-24 02:45:00</text:p>
              </table:table-cell>
              <table:table-cell office:value-type="float" office:value="54">
                <text:p>54</text:p>
              </table:table-cell>
              <table:table-cell office:value-type="float" office:value="25.1806944444444">
                <text:p>25.1806944444444</text:p>
              </table:table-cell>
            </table:table-row>
            <table:table-row>
              <table:table-cell office:value-type="string">
                <text:p>2022-06-24 02:50:00</text:p>
              </table:table-cell>
              <table:table-cell office:value-type="float" office:value="53.9733333333333">
                <text:p>53.9733333333333</text:p>
              </table:table-cell>
              <table:table-cell office:value-type="float" office:value="25.1806944444444">
                <text:p>25.1806944444444</text:p>
              </table:table-cell>
            </table:table-row>
            <table:table-row>
              <table:table-cell office:value-type="string">
                <text:p>2022-06-24 02:55:00</text:p>
              </table:table-cell>
              <table:table-cell office:value-type="float" office:value="53.875">
                <text:p>53.875</text:p>
              </table:table-cell>
              <table:table-cell office:value-type="float" office:value="25.1806944444444">
                <text:p>25.1806944444444</text:p>
              </table:table-cell>
            </table:table-row>
            <table:table-row>
              <table:table-cell office:value-type="string">
                <text:p>2022-06-24 03:00:00</text:p>
              </table:table-cell>
              <table:table-cell office:value-type="float" office:value="53.7733333333333">
                <text:p>53.7733333333333</text:p>
              </table:table-cell>
              <table:table-cell office:value-type="float" office:value="25.2691666666667">
                <text:p>25.2691666666667</text:p>
              </table:table-cell>
            </table:table-row>
            <table:table-row>
              <table:table-cell office:value-type="string">
                <text:p>2022-06-24 03:05:00</text:p>
              </table:table-cell>
              <table:table-cell office:value-type="float" office:value="53.6733333333333">
                <text:p>53.6733333333333</text:p>
              </table:table-cell>
              <table:table-cell office:value-type="float" office:value="25.2691666666667">
                <text:p>25.2691666666667</text:p>
              </table:table-cell>
            </table:table-row>
            <table:table-row>
              <table:table-cell office:value-type="string">
                <text:p>2022-06-24 03:10:00</text:p>
              </table:table-cell>
              <table:table-cell office:value-type="float" office:value="53.6">
                <text:p>53.6</text:p>
              </table:table-cell>
              <table:table-cell office:value-type="float" office:value="25.2691666666667">
                <text:p>25.2691666666667</text:p>
              </table:table-cell>
            </table:table-row>
            <table:table-row>
              <table:table-cell office:value-type="string">
                <text:p>2022-06-24 03:15:00</text:p>
              </table:table-cell>
              <table:table-cell office:value-type="float" office:value="53.5733333333333">
                <text:p>53.5733333333333</text:p>
              </table:table-cell>
              <table:table-cell office:value-type="float" office:value="25.2691666666667">
                <text:p>25.2691666666667</text:p>
              </table:table-cell>
            </table:table-row>
            <table:table-row>
              <table:table-cell office:value-type="string">
                <text:p>2022-06-24 03:20:00</text:p>
              </table:table-cell>
              <table:table-cell office:value-type="float" office:value="53.4733333333333">
                <text:p>53.4733333333333</text:p>
              </table:table-cell>
              <table:table-cell office:value-type="float" office:value="25.2691666666667">
                <text:p>25.2691666666667</text:p>
              </table:table-cell>
            </table:table-row>
            <table:table-row>
              <table:table-cell office:value-type="string">
                <text:p>2022-06-24 03:25:00</text:p>
              </table:table-cell>
              <table:table-cell office:value-type="float" office:value="53.3733333333333">
                <text:p>53.3733333333333</text:p>
              </table:table-cell>
              <table:table-cell office:value-type="float" office:value="25.2691666666667">
                <text:p>25.2691666666667</text:p>
              </table:table-cell>
            </table:table-row>
            <table:table-row>
              <table:table-cell office:value-type="string">
                <text:p>2022-06-24 03:30:00</text:p>
              </table:table-cell>
              <table:table-cell office:value-type="float" office:value="53.3">
                <text:p>53.3</text:p>
              </table:table-cell>
              <table:table-cell office:value-type="float" office:value="25.2691666666667">
                <text:p>25.2691666666667</text:p>
              </table:table-cell>
            </table:table-row>
            <table:table-row>
              <table:table-cell office:value-type="string">
                <text:p>2022-06-24 03:35:00</text:p>
              </table:table-cell>
              <table:table-cell office:value-type="float" office:value="53.275">
                <text:p>53.275</text:p>
              </table:table-cell>
              <table:table-cell office:value-type="float" office:value="25.2691666666667">
                <text:p>25.2691666666667</text:p>
              </table:table-cell>
            </table:table-row>
            <table:table-row>
              <table:table-cell office:value-type="string">
                <text:p>2022-06-24 03:40:00</text:p>
              </table:table-cell>
              <table:table-cell office:value-type="float" office:value="53.1733333333333">
                <text:p>53.1733333333333</text:p>
              </table:table-cell>
              <table:table-cell office:value-type="float" office:value="25.2691666666667">
                <text:p>25.2691666666667</text:p>
              </table:table-cell>
            </table:table-row>
            <table:table-row>
              <table:table-cell office:value-type="string">
                <text:p>2022-06-24 03:45:00</text:p>
              </table:table-cell>
              <table:table-cell office:value-type="float" office:value="53.0733333333333">
                <text:p>53.0733333333333</text:p>
              </table:table-cell>
              <table:table-cell office:value-type="float" office:value="25.2691666666667">
                <text:p>25.2691666666667</text:p>
              </table:table-cell>
            </table:table-row>
            <table:table-row>
              <table:table-cell office:value-type="string">
                <text:p>2022-06-24 03:50:00</text:p>
              </table:table-cell>
              <table:table-cell office:value-type="float" office:value="53">
                <text:p>53</text:p>
              </table:table-cell>
              <table:table-cell office:value-type="float" office:value="25.2691666666667">
                <text:p>25.2691666666667</text:p>
              </table:table-cell>
            </table:table-row>
            <table:table-row>
              <table:table-cell office:value-type="string">
                <text:p>2022-06-24 03:55:00</text:p>
              </table:table-cell>
              <table:table-cell office:value-type="float" office:value="52.9733333333333">
                <text:p>52.9733333333333</text:p>
              </table:table-cell>
              <table:table-cell office:value-type="float" office:value="25.2691666666667">
                <text:p>25.2691666666667</text:p>
              </table:table-cell>
            </table:table-row>
            <table:table-row>
              <table:table-cell office:value-type="string">
                <text:p>2022-06-24 04:00:00</text:p>
              </table:table-cell>
              <table:table-cell office:value-type="float" office:value="52.8733333333333">
                <text:p>52.8733333333333</text:p>
              </table:table-cell>
              <table:table-cell office:value-type="float" office:value="25.105">
                <text:p>25.105</text:p>
              </table:table-cell>
            </table:table-row>
            <table:table-row>
              <table:table-cell office:value-type="string">
                <text:p>2022-06-24 04:05:00</text:p>
              </table:table-cell>
              <table:table-cell office:value-type="float" office:value="52.8">
                <text:p>52.8</text:p>
              </table:table-cell>
              <table:table-cell office:value-type="float" office:value="25.105">
                <text:p>25.105</text:p>
              </table:table-cell>
            </table:table-row>
            <table:table-row>
              <table:table-cell office:value-type="string">
                <text:p>2022-06-24 04:10:00</text:p>
              </table:table-cell>
              <table:table-cell office:value-type="float" office:value="52.7733333333333">
                <text:p>52.7733333333333</text:p>
              </table:table-cell>
              <table:table-cell office:value-type="float" office:value="25.105">
                <text:p>25.105</text:p>
              </table:table-cell>
            </table:table-row>
            <table:table-row>
              <table:table-cell office:value-type="string">
                <text:p>2022-06-24 04:15:00</text:p>
              </table:table-cell>
              <table:table-cell office:value-type="float" office:value="52.6733333333333">
                <text:p>52.6733333333333</text:p>
              </table:table-cell>
              <table:table-cell office:value-type="float" office:value="25.105">
                <text:p>25.105</text:p>
              </table:table-cell>
            </table:table-row>
            <table:table-row>
              <table:table-cell office:value-type="string">
                <text:p>2022-06-24 04:20:00</text:p>
              </table:table-cell>
              <table:table-cell office:value-type="float" office:value="52.6">
                <text:p>52.6</text:p>
              </table:table-cell>
              <table:table-cell office:value-type="float" office:value="25.105">
                <text:p>25.105</text:p>
              </table:table-cell>
            </table:table-row>
            <table:table-row>
              <table:table-cell office:value-type="string">
                <text:p>2022-06-24 04:25:00</text:p>
              </table:table-cell>
              <table:table-cell office:value-type="float" office:value="52.5733333333333">
                <text:p>52.5733333333333</text:p>
              </table:table-cell>
              <table:table-cell office:value-type="float" office:value="25.105">
                <text:p>25.105</text:p>
              </table:table-cell>
            </table:table-row>
            <table:table-row>
              <table:table-cell office:value-type="string">
                <text:p>2022-06-24 04:30:00</text:p>
              </table:table-cell>
              <table:table-cell office:value-type="float" office:value="52.4733333333333">
                <text:p>52.4733333333333</text:p>
              </table:table-cell>
              <table:table-cell office:value-type="float" office:value="25.105">
                <text:p>25.105</text:p>
              </table:table-cell>
            </table:table-row>
            <table:table-row>
              <table:table-cell office:value-type="string">
                <text:p>2022-06-24 04:35:00</text:p>
              </table:table-cell>
              <table:table-cell office:value-type="float" office:value="52.4">
                <text:p>52.4</text:p>
              </table:table-cell>
              <table:table-cell office:value-type="float" office:value="25.105">
                <text:p>25.105</text:p>
              </table:table-cell>
            </table:table-row>
            <table:table-row>
              <table:table-cell office:value-type="string">
                <text:p>2022-06-24 04:40:00</text:p>
              </table:table-cell>
              <table:table-cell office:value-type="float" office:value="52.3733333333333">
                <text:p>52.3733333333333</text:p>
              </table:table-cell>
              <table:table-cell office:value-type="float" office:value="25.105">
                <text:p>25.105</text:p>
              </table:table-cell>
            </table:table-row>
            <table:table-row>
              <table:table-cell office:value-type="string">
                <text:p>2022-06-24 04:45:00</text:p>
              </table:table-cell>
              <table:table-cell office:value-type="float" office:value="52.2733333333333">
                <text:p>52.2733333333333</text:p>
              </table:table-cell>
              <table:table-cell office:value-type="float" office:value="25.105">
                <text:p>25.105</text:p>
              </table:table-cell>
            </table:table-row>
            <table:table-row>
              <table:table-cell office:value-type="string">
                <text:p>2022-06-24 04:50:00</text:p>
              </table:table-cell>
              <table:table-cell office:value-type="float" office:value="52.2">
                <text:p>52.2</text:p>
              </table:table-cell>
              <table:table-cell office:value-type="float" office:value="25.105">
                <text:p>25.105</text:p>
              </table:table-cell>
            </table:table-row>
            <table:table-row>
              <table:table-cell office:value-type="string">
                <text:p>2022-06-24 04:55:00</text:p>
              </table:table-cell>
              <table:table-cell office:value-type="float" office:value="52.1733333333333">
                <text:p>52.1733333333333</text:p>
              </table:table-cell>
              <table:table-cell office:value-type="float" office:value="25.105">
                <text:p>25.105</text:p>
              </table:table-cell>
            </table:table-row>
            <table:table-row>
              <table:table-cell office:value-type="string">
                <text:p>2022-06-24 05:00:00</text:p>
              </table:table-cell>
              <table:table-cell office:value-type="float" office:value="52.1">
                <text:p>52.1</text:p>
              </table:table-cell>
              <table:table-cell office:value-type="float" office:value="24.8275">
                <text:p>24.8275</text:p>
              </table:table-cell>
            </table:table-row>
            <table:table-row>
              <table:table-cell office:value-type="string">
                <text:p>2022-06-24 05:05:00</text:p>
              </table:table-cell>
              <table:table-cell office:value-type="float" office:value="52.0733333333333">
                <text:p>52.0733333333333</text:p>
              </table:table-cell>
              <table:table-cell office:value-type="float" office:value="24.8275">
                <text:p>24.8275</text:p>
              </table:table-cell>
            </table:table-row>
            <table:table-row>
              <table:table-cell office:value-type="string">
                <text:p>2022-06-24 05:10:00</text:p>
              </table:table-cell>
              <table:table-cell office:value-type="float" office:value="52.48">
                <text:p>52.48</text:p>
              </table:table-cell>
              <table:table-cell office:value-type="float" office:value="24.8275">
                <text:p>24.8275</text:p>
              </table:table-cell>
            </table:table-row>
            <table:table-row>
              <table:table-cell office:value-type="string">
                <text:p>2022-06-24 05:15:00</text:p>
              </table:table-cell>
              <table:table-cell office:value-type="float" office:value="54.1733333333333">
                <text:p>54.1733333333333</text:p>
              </table:table-cell>
              <table:table-cell office:value-type="float" office:value="24.8275">
                <text:p>24.8275</text:p>
              </table:table-cell>
            </table:table-row>
            <table:table-row>
              <table:table-cell office:value-type="string">
                <text:p>2022-06-24 05:20:00</text:p>
              </table:table-cell>
              <table:table-cell office:value-type="float" office:value="55.1466666666667">
                <text:p>55.1466666666667</text:p>
              </table:table-cell>
              <table:table-cell office:value-type="float" office:value="24.8275">
                <text:p>24.8275</text:p>
              </table:table-cell>
            </table:table-row>
            <table:table-row>
              <table:table-cell office:value-type="string">
                <text:p>2022-06-24 05:25:00</text:p>
              </table:table-cell>
              <table:table-cell office:value-type="float" office:value="54.9733333333333">
                <text:p>54.9733333333333</text:p>
              </table:table-cell>
              <table:table-cell office:value-type="float" office:value="24.8275">
                <text:p>24.8275</text:p>
              </table:table-cell>
            </table:table-row>
            <table:table-row>
              <table:table-cell office:value-type="string">
                <text:p>2022-06-24 05:30:00</text:p>
              </table:table-cell>
              <table:table-cell office:value-type="float" office:value="54.8733333333333">
                <text:p>54.8733333333333</text:p>
              </table:table-cell>
              <table:table-cell office:value-type="float" office:value="24.8275">
                <text:p>24.8275</text:p>
              </table:table-cell>
            </table:table-row>
            <table:table-row>
              <table:table-cell office:value-type="string">
                <text:p>2022-06-24 05:35:00</text:p>
              </table:table-cell>
              <table:table-cell office:value-type="float" office:value="54.7733333333333">
                <text:p>54.7733333333333</text:p>
              </table:table-cell>
              <table:table-cell office:value-type="float" office:value="24.8275">
                <text:p>24.8275</text:p>
              </table:table-cell>
            </table:table-row>
            <table:table-row>
              <table:table-cell office:value-type="string">
                <text:p>2022-06-24 05:40:00</text:p>
              </table:table-cell>
              <table:table-cell office:value-type="float" office:value="54.6733333333333">
                <text:p>54.6733333333333</text:p>
              </table:table-cell>
              <table:table-cell office:value-type="float" office:value="24.8275">
                <text:p>24.8275</text:p>
              </table:table-cell>
            </table:table-row>
            <table:table-row>
              <table:table-cell office:value-type="string">
                <text:p>2022-06-24 05:45:00</text:p>
              </table:table-cell>
              <table:table-cell office:value-type="float" office:value="54.6">
                <text:p>54.6</text:p>
              </table:table-cell>
              <table:table-cell office:value-type="float" office:value="24.8275">
                <text:p>24.8275</text:p>
              </table:table-cell>
            </table:table-row>
            <table:table-row>
              <table:table-cell office:value-type="string">
                <text:p>2022-06-24 05:50:00</text:p>
              </table:table-cell>
              <table:table-cell office:value-type="float" office:value="54.5733333333333">
                <text:p>54.5733333333333</text:p>
              </table:table-cell>
              <table:table-cell office:value-type="float" office:value="24.8275">
                <text:p>24.8275</text:p>
              </table:table-cell>
            </table:table-row>
            <table:table-row>
              <table:table-cell office:value-type="string">
                <text:p>2022-06-24 05:55:00</text:p>
              </table:table-cell>
              <table:table-cell office:value-type="float" office:value="54.4733333333333">
                <text:p>54.4733333333333</text:p>
              </table:table-cell>
              <table:table-cell office:value-type="float" office:value="24.8275">
                <text:p>24.8275</text:p>
              </table:table-cell>
            </table:table-row>
            <table:table-row>
              <table:table-cell office:value-type="string">
                <text:p>2022-06-24 06:00:00</text:p>
              </table:table-cell>
              <table:table-cell office:value-type="float" office:value="54.4">
                <text:p>54.4</text:p>
              </table:table-cell>
              <table:table-cell office:value-type="float" office:value="24.635">
                <text:p>24.635</text:p>
              </table:table-cell>
            </table:table-row>
            <table:table-row>
              <table:table-cell office:value-type="string">
                <text:p>2022-06-24 06:05:00</text:p>
              </table:table-cell>
              <table:table-cell office:value-type="float" office:value="54.3733333333333">
                <text:p>54.3733333333333</text:p>
              </table:table-cell>
              <table:table-cell office:value-type="float" office:value="24.635">
                <text:p>24.635</text:p>
              </table:table-cell>
            </table:table-row>
            <table:table-row>
              <table:table-cell office:value-type="string">
                <text:p>2022-06-24 06:10:00</text:p>
              </table:table-cell>
              <table:table-cell office:value-type="float" office:value="54.2733333333333">
                <text:p>54.2733333333333</text:p>
              </table:table-cell>
              <table:table-cell office:value-type="float" office:value="24.635">
                <text:p>24.635</text:p>
              </table:table-cell>
            </table:table-row>
            <table:table-row>
              <table:table-cell office:value-type="string">
                <text:p>2022-06-24 06:15:00</text:p>
              </table:table-cell>
              <table:table-cell office:value-type="float" office:value="54.2">
                <text:p>54.2</text:p>
              </table:table-cell>
              <table:table-cell office:value-type="float" office:value="24.635">
                <text:p>24.635</text:p>
              </table:table-cell>
            </table:table-row>
            <table:table-row>
              <table:table-cell office:value-type="string">
                <text:p>2022-06-24 06:20:00</text:p>
              </table:table-cell>
              <table:table-cell office:value-type="float" office:value="54.1733333333333">
                <text:p>54.1733333333333</text:p>
              </table:table-cell>
              <table:table-cell office:value-type="float" office:value="24.635">
                <text:p>24.635</text:p>
              </table:table-cell>
            </table:table-row>
            <table:table-row>
              <table:table-cell office:value-type="string">
                <text:p>2022-06-24 06:25:00</text:p>
              </table:table-cell>
              <table:table-cell office:value-type="float" office:value="54.1">
                <text:p>54.1</text:p>
              </table:table-cell>
              <table:table-cell office:value-type="float" office:value="24.635">
                <text:p>24.635</text:p>
              </table:table-cell>
            </table:table-row>
            <table:table-row>
              <table:table-cell office:value-type="string">
                <text:p>2022-06-24 06:30:00</text:p>
              </table:table-cell>
              <table:table-cell office:value-type="float" office:value="54.0733333333333">
                <text:p>54.0733333333333</text:p>
              </table:table-cell>
              <table:table-cell office:value-type="float" office:value="24.635">
                <text:p>24.635</text:p>
              </table:table-cell>
            </table:table-row>
            <table:table-row>
              <table:table-cell office:value-type="string">
                <text:p>2022-06-24 06:35:00</text:p>
              </table:table-cell>
              <table:table-cell office:value-type="float" office:value="54">
                <text:p>54</text:p>
              </table:table-cell>
              <table:table-cell office:value-type="float" office:value="24.635">
                <text:p>24.635</text:p>
              </table:table-cell>
            </table:table-row>
            <table:table-row>
              <table:table-cell office:value-type="string">
                <text:p>2022-06-24 06:40:00</text:p>
              </table:table-cell>
              <table:table-cell office:value-type="float" office:value="53.9733333333333">
                <text:p>53.9733333333333</text:p>
              </table:table-cell>
              <table:table-cell office:value-type="float" office:value="24.635">
                <text:p>24.635</text:p>
              </table:table-cell>
            </table:table-row>
            <table:table-row>
              <table:table-cell office:value-type="string">
                <text:p>2022-06-24 06:45:00</text:p>
              </table:table-cell>
              <table:table-cell office:value-type="float" office:value="53.8733333333333">
                <text:p>53.8733333333333</text:p>
              </table:table-cell>
              <table:table-cell office:value-type="float" office:value="24.635">
                <text:p>24.635</text:p>
              </table:table-cell>
            </table:table-row>
            <table:table-row>
              <table:table-cell office:value-type="string">
                <text:p>2022-06-24 06:50:00</text:p>
              </table:table-cell>
              <table:table-cell office:value-type="float" office:value="53.8">
                <text:p>53.8</text:p>
              </table:table-cell>
              <table:table-cell office:value-type="float" office:value="24.635">
                <text:p>24.635</text:p>
              </table:table-cell>
            </table:table-row>
            <table:table-row>
              <table:table-cell office:value-type="string">
                <text:p>2022-06-24 06:55:00</text:p>
              </table:table-cell>
              <table:table-cell office:value-type="float" office:value="53.7733333333333">
                <text:p>53.7733333333333</text:p>
              </table:table-cell>
              <table:table-cell office:value-type="float" office:value="24.635">
                <text:p>24.635</text:p>
              </table:table-cell>
            </table:table-row>
            <table:table-row>
              <table:table-cell office:value-type="string">
                <text:p>2022-06-24 07:00:00</text:p>
              </table:table-cell>
              <table:table-cell office:value-type="float" office:value="53.6733333333333">
                <text:p>53.6733333333333</text:p>
              </table:table-cell>
              <table:table-cell office:value-type="float" office:value="24.6033333333333">
                <text:p>24.6033333333333</text:p>
              </table:table-cell>
            </table:table-row>
            <table:table-row>
              <table:table-cell office:value-type="string">
                <text:p>2022-06-24 07:05:00</text:p>
              </table:table-cell>
              <table:table-cell office:value-type="float" office:value="53.5733333333333">
                <text:p>53.5733333333333</text:p>
              </table:table-cell>
              <table:table-cell office:value-type="float" office:value="24.6033333333333">
                <text:p>24.6033333333333</text:p>
              </table:table-cell>
            </table:table-row>
            <table:table-row>
              <table:table-cell office:value-type="string">
                <text:p>2022-06-24 07:10:00</text:p>
              </table:table-cell>
              <table:table-cell office:value-type="float" office:value="53.5">
                <text:p>53.5</text:p>
              </table:table-cell>
              <table:table-cell office:value-type="float" office:value="24.6033333333333">
                <text:p>24.6033333333333</text:p>
              </table:table-cell>
            </table:table-row>
            <table:table-row>
              <table:table-cell office:value-type="string">
                <text:p>2022-06-24 07:15:00</text:p>
              </table:table-cell>
              <table:table-cell office:value-type="float" office:value="53.2066666666667">
                <text:p>53.2066666666667</text:p>
              </table:table-cell>
              <table:table-cell office:value-type="float" office:value="24.6033333333333">
                <text:p>24.6033333333333</text:p>
              </table:table-cell>
            </table:table-row>
            <table:table-row>
              <table:table-cell office:value-type="string">
                <text:p>2022-06-24 07:20:00</text:p>
              </table:table-cell>
              <table:table-cell office:value-type="float" office:value="52.2933333333333">
                <text:p>52.2933333333333</text:p>
              </table:table-cell>
              <table:table-cell office:value-type="float" office:value="24.6033333333333">
                <text:p>24.6033333333333</text:p>
              </table:table-cell>
            </table:table-row>
            <table:table-row>
              <table:table-cell office:value-type="string">
                <text:p>2022-06-24 07:25:00</text:p>
              </table:table-cell>
              <table:table-cell office:value-type="float" office:value="52.16">
                <text:p>52.16</text:p>
              </table:table-cell>
              <table:table-cell office:value-type="float" office:value="24.6033333333333">
                <text:p>24.6033333333333</text:p>
              </table:table-cell>
            </table:table-row>
            <table:table-row>
              <table:table-cell office:value-type="string">
                <text:p>2022-06-24 07:30:00</text:p>
              </table:table-cell>
              <table:table-cell office:value-type="float" office:value="53.16">
                <text:p>53.16</text:p>
              </table:table-cell>
              <table:table-cell office:value-type="float" office:value="24.6033333333333">
                <text:p>24.6033333333333</text:p>
              </table:table-cell>
            </table:table-row>
            <table:table-row>
              <table:table-cell office:value-type="string">
                <text:p>2022-06-24 07:35:00</text:p>
              </table:table-cell>
              <table:table-cell office:value-type="float" office:value="54.8333333333333">
                <text:p>54.8333333333333</text:p>
              </table:table-cell>
              <table:table-cell office:value-type="float" office:value="24.6033333333333">
                <text:p>24.6033333333333</text:p>
              </table:table-cell>
            </table:table-row>
            <table:table-row>
              <table:table-cell office:value-type="string">
                <text:p>2022-06-24 07:40:00</text:p>
              </table:table-cell>
              <table:table-cell office:value-type="float" office:value="55.1466666666667">
                <text:p>55.1466666666667</text:p>
              </table:table-cell>
              <table:table-cell office:value-type="float" office:value="24.6033333333333">
                <text:p>24.6033333333333</text:p>
              </table:table-cell>
            </table:table-row>
            <table:table-row>
              <table:table-cell office:value-type="string">
                <text:p>2022-06-24 07:45:00</text:p>
              </table:table-cell>
              <table:table-cell office:value-type="float" office:value="54.9466666666667">
                <text:p>54.9466666666667</text:p>
              </table:table-cell>
              <table:table-cell office:value-type="float" office:value="24.6033333333333">
                <text:p>24.6033333333333</text:p>
              </table:table-cell>
            </table:table-row>
            <table:table-row>
              <table:table-cell office:value-type="string">
                <text:p>2022-06-24 07:50:00</text:p>
              </table:table-cell>
              <table:table-cell office:value-type="float" office:value="54.7733333333333">
                <text:p>54.7733333333333</text:p>
              </table:table-cell>
              <table:table-cell office:value-type="float" office:value="24.6033333333333">
                <text:p>24.6033333333333</text:p>
              </table:table-cell>
            </table:table-row>
            <table:table-row>
              <table:table-cell office:value-type="string">
                <text:p>2022-06-24 07:55:00</text:p>
              </table:table-cell>
              <table:table-cell office:value-type="float" office:value="54.6733333333333">
                <text:p>54.6733333333333</text:p>
              </table:table-cell>
              <table:table-cell office:value-type="float" office:value="24.6033333333333">
                <text:p>24.6033333333333</text:p>
              </table:table-cell>
            </table:table-row>
            <table:table-row>
              <table:table-cell office:value-type="string">
                <text:p>2022-06-24 08:00:00</text:p>
              </table:table-cell>
              <table:table-cell office:value-type="float" office:value="54.5733333333333">
                <text:p>54.5733333333333</text:p>
              </table:table-cell>
              <table:table-cell office:value-type="float" office:value="24.6955555555556">
                <text:p>24.6955555555556</text:p>
              </table:table-cell>
            </table:table-row>
            <table:table-row>
              <table:table-cell office:value-type="string">
                <text:p>2022-06-24 08:05:00</text:p>
              </table:table-cell>
              <table:table-cell office:value-type="float" office:value="54.3666666666667">
                <text:p>54.3666666666667</text:p>
              </table:table-cell>
              <table:table-cell office:value-type="float" office:value="24.6955555555556">
                <text:p>24.6955555555556</text:p>
              </table:table-cell>
            </table:table-row>
            <table:table-row>
              <table:table-cell office:value-type="string">
                <text:p>2022-06-24 08:10:00</text:p>
              </table:table-cell>
              <table:table-cell office:value-type="float" office:value="53.8133333333333">
                <text:p>53.8133333333333</text:p>
              </table:table-cell>
              <table:table-cell office:value-type="float" office:value="24.6955555555556">
                <text:p>24.6955555555556</text:p>
              </table:table-cell>
            </table:table-row>
            <table:table-row>
              <table:table-cell office:value-type="string">
                <text:p>2022-06-24 08:15:00</text:p>
              </table:table-cell>
              <table:table-cell office:value-type="float" office:value="53.2466666666667">
                <text:p>53.2466666666667</text:p>
              </table:table-cell>
              <table:table-cell office:value-type="float" office:value="24.6955555555556">
                <text:p>24.6955555555556</text:p>
              </table:table-cell>
            </table:table-row>
            <table:table-row>
              <table:table-cell office:value-type="string">
                <text:p>2022-06-24 08:20:00</text:p>
              </table:table-cell>
              <table:table-cell office:value-type="float" office:value="52.9133333333333">
                <text:p>52.9133333333333</text:p>
              </table:table-cell>
              <table:table-cell office:value-type="float" office:value="24.6955555555556">
                <text:p>24.6955555555556</text:p>
              </table:table-cell>
            </table:table-row>
            <table:table-row>
              <table:table-cell office:value-type="string">
                <text:p>2022-06-24 08:25:00</text:p>
              </table:table-cell>
              <table:table-cell office:value-type="float" office:value="52.6133333333333">
                <text:p>52.6133333333333</text:p>
              </table:table-cell>
              <table:table-cell office:value-type="float" office:value="24.6955555555556">
                <text:p>24.6955555555556</text:p>
              </table:table-cell>
            </table:table-row>
            <table:table-row>
              <table:table-cell office:value-type="string">
                <text:p>2022-06-24 08:30:00</text:p>
              </table:table-cell>
              <table:table-cell office:value-type="float" office:value="53.6">
                <text:p>53.6</text:p>
              </table:table-cell>
              <table:table-cell office:value-type="float" office:value="24.6955555555556">
                <text:p>24.6955555555556</text:p>
              </table:table-cell>
            </table:table-row>
            <table:table-row>
              <table:table-cell office:value-type="string">
                <text:p>2022-06-24 08:35:00</text:p>
              </table:table-cell>
              <table:table-cell office:value-type="float" office:value="54.8866666666667">
                <text:p>54.8866666666667</text:p>
              </table:table-cell>
              <table:table-cell office:value-type="float" office:value="24.6955555555556">
                <text:p>24.6955555555556</text:p>
              </table:table-cell>
            </table:table-row>
            <table:table-row>
              <table:table-cell office:value-type="string">
                <text:p>2022-06-24 08:40:00</text:p>
              </table:table-cell>
              <table:table-cell office:value-type="float" office:value="55.535">
                <text:p>55.535</text:p>
              </table:table-cell>
              <table:table-cell office:value-type="float" office:value="24.6955555555556">
                <text:p>24.6955555555556</text:p>
              </table:table-cell>
            </table:table-row>
            <table:table-row>
              <table:table-cell office:value-type="string">
                <text:p>2022-06-24 08:45:00</text:p>
              </table:table-cell>
              <table:table-cell office:value-type="float" office:value="56.3">
                <text:p>56.3</text:p>
              </table:table-cell>
              <table:table-cell office:value-type="float" office:value="24.6955555555556">
                <text:p>24.6955555555556</text:p>
              </table:table-cell>
            </table:table-row>
            <table:table-row>
              <table:table-cell office:value-type="string">
                <text:p>2022-06-24 08:50:00</text:p>
              </table:table-cell>
              <table:table-cell office:value-type="float" office:value="56.82">
                <text:p>56.82</text:p>
              </table:table-cell>
              <table:table-cell office:value-type="float" office:value="24.6955555555556">
                <text:p>24.6955555555556</text:p>
              </table:table-cell>
            </table:table-row>
            <table:table-row>
              <table:table-cell office:value-type="string">
                <text:p>2022-06-24 08:55:00</text:p>
              </table:table-cell>
              <table:table-cell office:value-type="float" office:value="57.84">
                <text:p>57.84</text:p>
              </table:table-cell>
              <table:table-cell office:value-type="float" office:value="24.6955555555556">
                <text:p>24.6955555555556</text:p>
              </table:table-cell>
            </table:table-row>
            <table:table-row>
              <table:table-cell office:value-type="string">
                <text:p>2022-06-24 09:00:00</text:p>
              </table:table-cell>
              <table:table-cell office:value-type="float" office:value="58.56">
                <text:p>58.56</text:p>
              </table:table-cell>
              <table:table-cell office:value-type="float" office:value="25.0808333333333">
                <text:p>25.0808333333333</text:p>
              </table:table-cell>
            </table:table-row>
            <table:table-row>
              <table:table-cell office:value-type="string">
                <text:p>2022-06-24 09:05:00</text:p>
              </table:table-cell>
              <table:table-cell office:value-type="float" office:value="59.34">
                <text:p>59.34</text:p>
              </table:table-cell>
              <table:table-cell office:value-type="float" office:value="25.0808333333333">
                <text:p>25.0808333333333</text:p>
              </table:table-cell>
            </table:table-row>
            <table:table-row>
              <table:table-cell office:value-type="string">
                <text:p>2022-06-24 09:10:00</text:p>
              </table:table-cell>
              <table:table-cell office:value-type="float" office:value="59.98">
                <text:p>59.98</text:p>
              </table:table-cell>
              <table:table-cell office:value-type="float" office:value="25.0808333333333">
                <text:p>25.0808333333333</text:p>
              </table:table-cell>
            </table:table-row>
            <table:table-row>
              <table:table-cell office:value-type="string">
                <text:p>2022-06-24 09:15:00</text:p>
              </table:table-cell>
              <table:table-cell office:value-type="float" office:value="60.68">
                <text:p>60.68</text:p>
              </table:table-cell>
              <table:table-cell office:value-type="float" office:value="25.0808333333333">
                <text:p>25.0808333333333</text:p>
              </table:table-cell>
            </table:table-row>
            <table:table-row>
              <table:table-cell office:value-type="string">
                <text:p>2022-06-24 09:20:00</text:p>
              </table:table-cell>
              <table:table-cell office:value-type="float" office:value="61.46">
                <text:p>61.46</text:p>
              </table:table-cell>
              <table:table-cell office:value-type="float" office:value="25.0808333333333">
                <text:p>25.0808333333333</text:p>
              </table:table-cell>
            </table:table-row>
            <table:table-row>
              <table:table-cell office:value-type="string">
                <text:p>2022-06-24 09:25:00</text:p>
              </table:table-cell>
              <table:table-cell office:value-type="float" office:value="62.28">
                <text:p>62.28</text:p>
              </table:table-cell>
              <table:table-cell office:value-type="float" office:value="25.0808333333333">
                <text:p>25.0808333333333</text:p>
              </table:table-cell>
            </table:table-row>
            <table:table-row>
              <table:table-cell office:value-type="string">
                <text:p>2022-06-24 09:30:00</text:p>
              </table:table-cell>
              <table:table-cell office:value-type="float" office:value="62.98">
                <text:p>62.98</text:p>
              </table:table-cell>
              <table:table-cell office:value-type="float" office:value="25.0808333333333">
                <text:p>25.0808333333333</text:p>
              </table:table-cell>
            </table:table-row>
            <table:table-row>
              <table:table-cell office:value-type="string">
                <text:p>2022-06-24 09:35:00</text:p>
              </table:table-cell>
              <table:table-cell office:value-type="float" office:value="63.64">
                <text:p>63.64</text:p>
              </table:table-cell>
              <table:table-cell office:value-type="float" office:value="25.0808333333333">
                <text:p>25.0808333333333</text:p>
              </table:table-cell>
            </table:table-row>
            <table:table-row>
              <table:table-cell office:value-type="string">
                <text:p>2022-06-24 09:40:00</text:p>
              </table:table-cell>
              <table:table-cell office:value-type="float" office:value="64.32">
                <text:p>64.32</text:p>
              </table:table-cell>
              <table:table-cell office:value-type="float" office:value="25.0808333333333">
                <text:p>25.0808333333333</text:p>
              </table:table-cell>
            </table:table-row>
            <table:table-row>
              <table:table-cell office:value-type="string">
                <text:p>2022-06-24 09:45:00</text:p>
              </table:table-cell>
              <table:table-cell office:value-type="float" office:value="65.05">
                <text:p>65.05</text:p>
              </table:table-cell>
              <table:table-cell office:value-type="float" office:value="25.0808333333333">
                <text:p>25.0808333333333</text:p>
              </table:table-cell>
            </table:table-row>
            <table:table-row>
              <table:table-cell office:value-type="string">
                <text:p>2022-06-24 09:50:00</text:p>
              </table:table-cell>
              <table:table-cell office:value-type="float" office:value="65.65">
                <text:p>65.65</text:p>
              </table:table-cell>
              <table:table-cell office:value-type="float" office:value="25.0808333333333">
                <text:p>25.0808333333333</text:p>
              </table:table-cell>
            </table:table-row>
            <table:table-row>
              <table:table-cell office:value-type="string">
                <text:p>2022-06-24 09:55:00</text:p>
              </table:table-cell>
              <table:table-cell office:value-type="float" office:value="61.25">
                <text:p>61.25</text:p>
              </table:table-cell>
              <table:table-cell office:value-type="float" office:value="25.0808333333333">
                <text:p>25.0808333333333</text:p>
              </table:table-cell>
            </table:table-row>
            <table:table-row>
              <table:table-cell office:value-type="string">
                <text:p>2022-06-24 10:00:00</text:p>
              </table:table-cell>
              <table:table-cell office:value-type="float" office:value="43.7666666666667">
                <text:p>43.7666666666667</text:p>
              </table:table-cell>
              <table:table-cell office:value-type="float" office:value="23.4586111111111">
                <text:p>23.4586111111111</text:p>
              </table:table-cell>
            </table:table-row>
            <table:table-row>
              <table:table-cell office:value-type="string">
                <text:p>2022-06-24 10:05:00</text:p>
              </table:table-cell>
              <table:table-cell office:value-type="float" office:value="25.6">
                <text:p>25.6</text:p>
              </table:table-cell>
              <table:table-cell office:value-type="float" office:value="23.4586111111111">
                <text:p>23.4586111111111</text:p>
              </table:table-cell>
            </table:table-row>
            <table:table-row>
              <table:table-cell office:value-type="string">
                <text:p>2022-06-24 10:10:00</text:p>
              </table:table-cell>
              <table:table-cell office:value-type="float" office:value="20.6916666666667">
                <text:p>20.6916666666667</text:p>
              </table:table-cell>
              <table:table-cell office:value-type="float" office:value="23.4586111111111">
                <text:p>23.4586111111111</text:p>
              </table:table-cell>
            </table:table-row>
            <table:table-row>
              <table:table-cell office:value-type="string">
                <text:p>2022-06-24 10:15:00</text:p>
              </table:table-cell>
              <table:table-cell office:value-type="float" office:value="19.45">
                <text:p>19.45</text:p>
              </table:table-cell>
              <table:table-cell office:value-type="float" office:value="23.4586111111111">
                <text:p>23.4586111111111</text:p>
              </table:table-cell>
            </table:table-row>
            <table:table-row>
              <table:table-cell office:value-type="string">
                <text:p>2022-06-24 10:20:00</text:p>
              </table:table-cell>
              <table:table-cell office:value-type="float" office:value="18.9333333333333">
                <text:p>18.9333333333333</text:p>
              </table:table-cell>
              <table:table-cell office:value-type="float" office:value="23.4586111111111">
                <text:p>23.4586111111111</text:p>
              </table:table-cell>
            </table:table-row>
            <table:table-row>
              <table:table-cell office:value-type="string">
                <text:p>2022-06-24 10:25:00</text:p>
              </table:table-cell>
              <table:table-cell office:value-type="float" office:value="18.66">
                <text:p>18.66</text:p>
              </table:table-cell>
              <table:table-cell office:value-type="float" office:value="23.4586111111111">
                <text:p>23.4586111111111</text:p>
              </table:table-cell>
            </table:table-row>
            <table:table-row>
              <table:table-cell office:value-type="string">
                <text:p>2022-06-24 10:30:00</text:p>
              </table:table-cell>
              <table:table-cell office:value-type="float" office:value="18.48">
                <text:p>18.48</text:p>
              </table:table-cell>
              <table:table-cell office:value-type="float" office:value="23.4586111111111">
                <text:p>23.4586111111111</text:p>
              </table:table-cell>
            </table:table-row>
            <table:table-row>
              <table:table-cell office:value-type="string">
                <text:p>2022-06-24 10:35:00</text:p>
              </table:table-cell>
              <table:table-cell office:value-type="float" office:value="18.22">
                <text:p>18.22</text:p>
              </table:table-cell>
              <table:table-cell office:value-type="float" office:value="23.4586111111111">
                <text:p>23.4586111111111</text:p>
              </table:table-cell>
            </table:table-row>
            <table:table-row>
              <table:table-cell office:value-type="string">
                <text:p>2022-06-24 10:40:00</text:p>
              </table:table-cell>
              <table:table-cell office:value-type="float" office:value="18.1">
                <text:p>18.1</text:p>
              </table:table-cell>
              <table:table-cell office:value-type="float" office:value="23.4586111111111">
                <text:p>23.4586111111111</text:p>
              </table:table-cell>
            </table:table-row>
            <table:table-row>
              <table:table-cell office:value-type="string">
                <text:p>2022-06-24 10:45:00</text:p>
              </table:table-cell>
              <table:table-cell office:value-type="float" office:value="18.06">
                <text:p>18.06</text:p>
              </table:table-cell>
              <table:table-cell office:value-type="float" office:value="23.4586111111111">
                <text:p>23.4586111111111</text:p>
              </table:table-cell>
            </table:table-row>
            <table:table-row>
              <table:table-cell office:value-type="string">
                <text:p>2022-06-24 10:50:00</text:p>
              </table:table-cell>
              <table:table-cell office:value-type="float" office:value="18">
                <text:p>18</text:p>
              </table:table-cell>
              <table:table-cell office:value-type="float" office:value="23.4586111111111">
                <text:p>23.4586111111111</text:p>
              </table:table-cell>
            </table:table-row>
            <table:table-row>
              <table:table-cell office:value-type="string">
                <text:p>2022-06-24 10:55:00</text:p>
              </table:table-cell>
              <table:table-cell office:value-type="float" office:value="17.96">
                <text:p>17.96</text:p>
              </table:table-cell>
              <table:table-cell office:value-type="float" office:value="23.4586111111111">
                <text:p>23.4586111111111</text:p>
              </table:table-cell>
            </table:table-row>
            <table:table-row>
              <table:table-cell office:value-type="string">
                <text:p>2022-06-24 11:00:00</text:p>
              </table:table-cell>
              <table:table-cell office:value-type="float" office:value="17.94">
                <text:p>17.94</text:p>
              </table:table-cell>
              <table:table-cell office:value-type="float" office:value="24.39875">
                <text:p>24.39875</text:p>
              </table:table-cell>
            </table:table-row>
            <table:table-row>
              <table:table-cell office:value-type="string">
                <text:p>2022-06-24 11:05:00</text:p>
              </table:table-cell>
              <table:table-cell office:value-type="float" office:value="19.68">
                <text:p>19.68</text:p>
              </table:table-cell>
              <table:table-cell office:value-type="float" office:value="24.39875">
                <text:p>24.39875</text:p>
              </table:table-cell>
            </table:table-row>
            <table:table-row>
              <table:table-cell office:value-type="string">
                <text:p>2022-06-24 11:10:00</text:p>
              </table:table-cell>
              <table:table-cell office:value-type="float" office:value="23.48">
                <text:p>23.48</text:p>
              </table:table-cell>
              <table:table-cell office:value-type="float" office:value="24.39875">
                <text:p>24.39875</text:p>
              </table:table-cell>
            </table:table-row>
            <table:table-row>
              <table:table-cell office:value-type="string">
                <text:p>2022-06-24 11:15:00</text:p>
              </table:table-cell>
              <table:table-cell office:value-type="float" office:value="26.56">
                <text:p>26.56</text:p>
              </table:table-cell>
              <table:table-cell office:value-type="float" office:value="24.39875">
                <text:p>24.39875</text:p>
              </table:table-cell>
            </table:table-row>
            <table:table-row>
              <table:table-cell office:value-type="string">
                <text:p>2022-06-24 11:20:00</text:p>
              </table:table-cell>
              <table:table-cell office:value-type="float" office:value="29.42">
                <text:p>29.42</text:p>
              </table:table-cell>
              <table:table-cell office:value-type="float" office:value="24.39875">
                <text:p>24.39875</text:p>
              </table:table-cell>
            </table:table-row>
            <table:table-row>
              <table:table-cell office:value-type="string">
                <text:p>2022-06-24 11:25:00</text:p>
              </table:table-cell>
              <table:table-cell office:value-type="float" office:value="32.14">
                <text:p>32.14</text:p>
              </table:table-cell>
              <table:table-cell office:value-type="float" office:value="24.39875">
                <text:p>24.39875</text:p>
              </table:table-cell>
            </table:table-row>
            <table:table-row>
              <table:table-cell office:value-type="string">
                <text:p>2022-06-24 11:30:00</text:p>
              </table:table-cell>
              <table:table-cell office:value-type="float" office:value="34.78">
                <text:p>34.78</text:p>
              </table:table-cell>
              <table:table-cell office:value-type="float" office:value="24.39875">
                <text:p>24.39875</text:p>
              </table:table-cell>
            </table:table-row>
            <table:table-row>
              <table:table-cell office:value-type="string">
                <text:p>2022-06-24 11:35:00</text:p>
              </table:table-cell>
              <table:table-cell office:value-type="float" office:value="37.36">
                <text:p>37.36</text:p>
              </table:table-cell>
              <table:table-cell office:value-type="float" office:value="24.39875">
                <text:p>24.39875</text:p>
              </table:table-cell>
            </table:table-row>
            <table:table-row>
              <table:table-cell office:value-type="string">
                <text:p>2022-06-24 11:40:00</text:p>
              </table:table-cell>
              <table:table-cell office:value-type="float" office:value="39.72">
                <text:p>39.72</text:p>
              </table:table-cell>
              <table:table-cell office:value-type="float" office:value="24.39875">
                <text:p>24.39875</text:p>
              </table:table-cell>
            </table:table-row>
            <table:table-row>
              <table:table-cell office:value-type="string">
                <text:p>2022-06-24 11:45:00</text:p>
              </table:table-cell>
              <table:table-cell office:value-type="float" office:value="42.02">
                <text:p>42.02</text:p>
              </table:table-cell>
              <table:table-cell office:value-type="float" office:value="24.39875">
                <text:p>24.39875</text:p>
              </table:table-cell>
            </table:table-row>
            <table:table-row>
              <table:table-cell office:value-type="string">
                <text:p>2022-06-24 11:50:00</text:p>
              </table:table-cell>
              <table:table-cell office:value-type="float" office:value="44.16">
                <text:p>44.16</text:p>
              </table:table-cell>
              <table:table-cell office:value-type="float" office:value="24.39875">
                <text:p>24.39875</text:p>
              </table:table-cell>
            </table:table-row>
            <table:table-row>
              <table:table-cell office:value-type="string">
                <text:p>2022-06-24 11:55:00</text:p>
              </table:table-cell>
              <table:table-cell office:value-type="float" office:value="46.1">
                <text:p>46.1</text:p>
              </table:table-cell>
              <table:table-cell office:value-type="float" office:value="24.39875">
                <text:p>24.39875</text:p>
              </table:table-cell>
            </table:table-row>
            <table:table-row>
              <table:table-cell office:value-type="string">
                <text:p>2022-06-24 12:00:00</text:p>
              </table:table-cell>
              <table:table-cell office:value-type="float" office:value="48.0916666666667">
                <text:p>48.0916666666667</text:p>
              </table:table-cell>
              <table:table-cell office:value-type="float" office:value="24.7983333333333">
                <text:p>24.7983333333333</text:p>
              </table:table-cell>
            </table:table-row>
            <table:table-row>
              <table:table-cell office:value-type="string">
                <text:p>2022-06-24 12:05:00</text:p>
              </table:table-cell>
              <table:table-cell office:value-type="float" office:value="49.95">
                <text:p>49.95</text:p>
              </table:table-cell>
              <table:table-cell office:value-type="float" office:value="24.7983333333333">
                <text:p>24.7983333333333</text:p>
              </table:table-cell>
            </table:table-row>
            <table:table-row>
              <table:table-cell office:value-type="string">
                <text:p>2022-06-24 12:10:00</text:p>
              </table:table-cell>
              <table:table-cell office:value-type="float" office:value="51.7083333333333">
                <text:p>51.7083333333333</text:p>
              </table:table-cell>
              <table:table-cell office:value-type="float" office:value="24.7983333333333">
                <text:p>24.7983333333333</text:p>
              </table:table-cell>
            </table:table-row>
            <table:table-row>
              <table:table-cell office:value-type="string">
                <text:p>2022-06-24 12:15:00</text:p>
              </table:table-cell>
              <table:table-cell office:value-type="float" office:value="53.325">
                <text:p>53.325</text:p>
              </table:table-cell>
              <table:table-cell office:value-type="float" office:value="24.7983333333333">
                <text:p>24.7983333333333</text:p>
              </table:table-cell>
            </table:table-row>
            <table:table-row>
              <table:table-cell office:value-type="string">
                <text:p>2022-06-24 12:20:00</text:p>
              </table:table-cell>
              <table:table-cell office:value-type="float" office:value="54.825">
                <text:p>54.825</text:p>
              </table:table-cell>
              <table:table-cell office:value-type="float" office:value="24.7983333333333">
                <text:p>24.7983333333333</text:p>
              </table:table-cell>
            </table:table-row>
            <table:table-row>
              <table:table-cell office:value-type="string">
                <text:p>2022-06-24 12:25:00</text:p>
              </table:table-cell>
              <table:table-cell office:value-type="float" office:value="56.325">
                <text:p>56.325</text:p>
              </table:table-cell>
              <table:table-cell office:value-type="float" office:value="24.7983333333333">
                <text:p>24.7983333333333</text:p>
              </table:table-cell>
            </table:table-row>
            <table:table-row>
              <table:table-cell office:value-type="string">
                <text:p>2022-06-24 12:30:00</text:p>
              </table:table-cell>
              <table:table-cell office:value-type="float" office:value="57.7833333333333">
                <text:p>57.7833333333333</text:p>
              </table:table-cell>
              <table:table-cell office:value-type="float" office:value="24.7983333333333">
                <text:p>24.7983333333333</text:p>
              </table:table-cell>
            </table:table-row>
            <table:table-row>
              <table:table-cell office:value-type="string">
                <text:p>2022-06-24 12:35:00</text:p>
              </table:table-cell>
              <table:table-cell office:value-type="float" office:value="59.1416666666667">
                <text:p>59.1416666666667</text:p>
              </table:table-cell>
              <table:table-cell office:value-type="float" office:value="24.7983333333333">
                <text:p>24.7983333333333</text:p>
              </table:table-cell>
            </table:table-row>
            <table:table-row>
              <table:table-cell office:value-type="string">
                <text:p>2022-06-24 12:40:00</text:p>
              </table:table-cell>
              <table:table-cell office:value-type="float" office:value="60.3166666666667">
                <text:p>60.3166666666667</text:p>
              </table:table-cell>
              <table:table-cell office:value-type="float" office:value="24.7983333333333">
                <text:p>24.7983333333333</text:p>
              </table:table-cell>
            </table:table-row>
            <table:table-row>
              <table:table-cell office:value-type="string">
                <text:p>2022-06-24 12:45:00</text:p>
              </table:table-cell>
              <table:table-cell office:value-type="float" office:value="61.3583333333333">
                <text:p>61.3583333333333</text:p>
              </table:table-cell>
              <table:table-cell office:value-type="float" office:value="24.7983333333333">
                <text:p>24.7983333333333</text:p>
              </table:table-cell>
            </table:table-row>
            <table:table-row>
              <table:table-cell office:value-type="string">
                <text:p>2022-06-24 12:50:00</text:p>
              </table:table-cell>
              <table:table-cell office:value-type="float" office:value="62.4166666666667">
                <text:p>62.4166666666667</text:p>
              </table:table-cell>
              <table:table-cell office:value-type="float" office:value="24.7983333333333">
                <text:p>24.7983333333333</text:p>
              </table:table-cell>
            </table:table-row>
            <table:table-row>
              <table:table-cell office:value-type="string">
                <text:p>2022-06-24 12:55:00</text:p>
              </table:table-cell>
              <table:table-cell office:value-type="float" office:value="63.3333333333333">
                <text:p>63.3333333333333</text:p>
              </table:table-cell>
              <table:table-cell office:value-type="float" office:value="24.7983333333333">
                <text:p>24.7983333333333</text:p>
              </table:table-cell>
            </table:table-row>
            <table:table-row>
              <table:table-cell office:value-type="string">
                <text:p>2022-06-24 13:00:00</text:p>
              </table:table-cell>
              <table:table-cell office:value-type="float" office:value="64.0916666666667">
                <text:p>64.0916666666667</text:p>
              </table:table-cell>
              <table:table-cell office:value-type="float" office:value="24.0323611111111">
                <text:p>24.0323611111111</text:p>
              </table:table-cell>
            </table:table-row>
            <table:table-row>
              <table:table-cell office:value-type="string">
                <text:p>2022-06-24 13:05:00</text:p>
              </table:table-cell>
              <table:table-cell office:value-type="float" office:value="64.2916666666667">
                <text:p>64.2916666666667</text:p>
              </table:table-cell>
              <table:table-cell office:value-type="float" office:value="24.0323611111111">
                <text:p>24.0323611111111</text:p>
              </table:table-cell>
            </table:table-row>
            <table:table-row>
              <table:table-cell office:value-type="string">
                <text:p>2022-06-24 13:10:00</text:p>
              </table:table-cell>
              <table:table-cell office:value-type="float" office:value="63.8333333333333">
                <text:p>63.8333333333333</text:p>
              </table:table-cell>
              <table:table-cell office:value-type="float" office:value="24.0323611111111">
                <text:p>24.0323611111111</text:p>
              </table:table-cell>
            </table:table-row>
            <table:table-row>
              <table:table-cell office:value-type="string">
                <text:p>2022-06-24 13:15:00</text:p>
              </table:table-cell>
              <table:table-cell office:value-type="float" office:value="63.5166666666667">
                <text:p>63.5166666666667</text:p>
              </table:table-cell>
              <table:table-cell office:value-type="float" office:value="24.0323611111111">
                <text:p>24.0323611111111</text:p>
              </table:table-cell>
            </table:table-row>
            <table:table-row>
              <table:table-cell office:value-type="string">
                <text:p>2022-06-24 13:20:00</text:p>
              </table:table-cell>
              <table:table-cell office:value-type="float" office:value="63.275">
                <text:p>63.275</text:p>
              </table:table-cell>
              <table:table-cell office:value-type="float" office:value="24.0323611111111">
                <text:p>24.0323611111111</text:p>
              </table:table-cell>
            </table:table-row>
            <table:table-row>
              <table:table-cell office:value-type="string">
                <text:p>2022-06-24 13:25:00</text:p>
              </table:table-cell>
              <table:table-cell office:value-type="float" office:value="63.0166666666667">
                <text:p>63.0166666666667</text:p>
              </table:table-cell>
              <table:table-cell office:value-type="float" office:value="24.0323611111111">
                <text:p>24.0323611111111</text:p>
              </table:table-cell>
            </table:table-row>
            <table:table-row>
              <table:table-cell office:value-type="string">
                <text:p>2022-06-24 13:30:00</text:p>
              </table:table-cell>
              <table:table-cell office:value-type="float" office:value="62.8166666666667">
                <text:p>62.8166666666667</text:p>
              </table:table-cell>
              <table:table-cell office:value-type="float" office:value="24.0323611111111">
                <text:p>24.0323611111111</text:p>
              </table:table-cell>
            </table:table-row>
            <table:table-row>
              <table:table-cell office:value-type="string">
                <text:p>2022-06-24 13:35:00</text:p>
              </table:table-cell>
              <table:table-cell office:value-type="float" office:value="62.4083333333333">
                <text:p>62.4083333333333</text:p>
              </table:table-cell>
              <table:table-cell office:value-type="float" office:value="24.0323611111111">
                <text:p>24.0323611111111</text:p>
              </table:table-cell>
            </table:table-row>
            <table:table-row>
              <table:table-cell office:value-type="string">
                <text:p>2022-06-24 13:40:00</text:p>
              </table:table-cell>
              <table:table-cell office:value-type="float" office:value="61.875">
                <text:p>61.875</text:p>
              </table:table-cell>
              <table:table-cell office:value-type="float" office:value="24.0323611111111">
                <text:p>24.0323611111111</text:p>
              </table:table-cell>
            </table:table-row>
            <table:table-row>
              <table:table-cell office:value-type="string">
                <text:p>2022-06-24 13:45:00</text:p>
              </table:table-cell>
              <table:table-cell office:value-type="float" office:value="61.6583333333333">
                <text:p>61.6583333333333</text:p>
              </table:table-cell>
              <table:table-cell office:value-type="float" office:value="24.0323611111111">
                <text:p>24.0323611111111</text:p>
              </table:table-cell>
            </table:table-row>
            <table:table-row>
              <table:table-cell office:value-type="string">
                <text:p>2022-06-24 13:50:00</text:p>
              </table:table-cell>
              <table:table-cell office:value-type="float" office:value="61.5166666666667">
                <text:p>61.5166666666667</text:p>
              </table:table-cell>
              <table:table-cell office:value-type="float" office:value="24.0323611111111">
                <text:p>24.0323611111111</text:p>
              </table:table-cell>
            </table:table-row>
            <table:table-row>
              <table:table-cell office:value-type="string">
                <text:p>2022-06-24 13:55:00</text:p>
              </table:table-cell>
              <table:table-cell office:value-type="float" office:value="61.3583333333333">
                <text:p>61.3583333333333</text:p>
              </table:table-cell>
              <table:table-cell office:value-type="float" office:value="24.0323611111111">
                <text:p>24.0323611111111</text:p>
              </table:table-cell>
            </table:table-row>
            <table:table-row>
              <table:table-cell office:value-type="string">
                <text:p>2022-06-24 14:00:00</text:p>
              </table:table-cell>
              <table:table-cell office:value-type="float" office:value="61.5083333333333">
                <text:p>61.5083333333333</text:p>
              </table:table-cell>
              <table:table-cell office:value-type="float" office:value="25.6959722222222">
                <text:p>25.6959722222222</text:p>
              </table:table-cell>
            </table:table-row>
            <table:table-row>
              <table:table-cell office:value-type="string">
                <text:p>2022-06-24 14:05:00</text:p>
              </table:table-cell>
              <table:table-cell office:value-type="float" office:value="62.425">
                <text:p>62.425</text:p>
              </table:table-cell>
              <table:table-cell office:value-type="float" office:value="25.6959722222222">
                <text:p>25.6959722222222</text:p>
              </table:table-cell>
            </table:table-row>
            <table:table-row>
              <table:table-cell office:value-type="string">
                <text:p>2022-06-24 14:10:00</text:p>
              </table:table-cell>
              <table:table-cell office:value-type="float" office:value="63.7166666666667">
                <text:p>63.7166666666667</text:p>
              </table:table-cell>
              <table:table-cell office:value-type="float" office:value="25.6959722222222">
                <text:p>25.6959722222222</text:p>
              </table:table-cell>
            </table:table-row>
            <table:table-row>
              <table:table-cell office:value-type="string">
                <text:p>2022-06-24 14:15:00</text:p>
              </table:table-cell>
              <table:table-cell office:value-type="float" office:value="64.675">
                <text:p>64.675</text:p>
              </table:table-cell>
              <table:table-cell office:value-type="float" office:value="25.6959722222222">
                <text:p>25.6959722222222</text:p>
              </table:table-cell>
            </table:table-row>
            <table:table-row>
              <table:table-cell office:value-type="string">
                <text:p>2022-06-24 14:20:00</text:p>
              </table:table-cell>
              <table:table-cell office:value-type="float" office:value="65.5333333333333">
                <text:p>65.5333333333333</text:p>
              </table:table-cell>
              <table:table-cell office:value-type="float" office:value="25.6959722222222">
                <text:p>25.6959722222222</text:p>
              </table:table-cell>
            </table:table-row>
            <table:table-row>
              <table:table-cell office:value-type="string">
                <text:p>2022-06-24 14:25:00</text:p>
              </table:table-cell>
              <table:table-cell office:value-type="float" office:value="66.32">
                <text:p>66.32</text:p>
              </table:table-cell>
              <table:table-cell office:value-type="float" office:value="25.6959722222222">
                <text:p>25.6959722222222</text:p>
              </table:table-cell>
            </table:table-row>
            <table:table-row>
              <table:table-cell office:value-type="string">
                <text:p>2022-06-24 14:30:00</text:p>
              </table:table-cell>
              <table:table-cell office:value-type="float" office:value="67.12">
                <text:p>67.12</text:p>
              </table:table-cell>
              <table:table-cell office:value-type="float" office:value="25.6959722222222">
                <text:p>25.6959722222222</text:p>
              </table:table-cell>
            </table:table-row>
            <table:table-row>
              <table:table-cell office:value-type="string">
                <text:p>2022-06-24 14:35:00</text:p>
              </table:table-cell>
              <table:table-cell office:value-type="float" office:value="67.92">
                <text:p>67.92</text:p>
              </table:table-cell>
              <table:table-cell office:value-type="float" office:value="25.6959722222222">
                <text:p>25.6959722222222</text:p>
              </table:table-cell>
            </table:table-row>
            <table:table-row>
              <table:table-cell office:value-type="string">
                <text:p>2022-06-24 14:40:00</text:p>
              </table:table-cell>
              <table:table-cell office:value-type="float" office:value="68.72">
                <text:p>68.72</text:p>
              </table:table-cell>
              <table:table-cell office:value-type="float" office:value="25.6959722222222">
                <text:p>25.6959722222222</text:p>
              </table:table-cell>
            </table:table-row>
            <table:table-row>
              <table:table-cell office:value-type="string">
                <text:p>2022-06-24 14:45:00</text:p>
              </table:table-cell>
              <table:table-cell office:value-type="float" office:value="69.52">
                <text:p>69.52</text:p>
              </table:table-cell>
              <table:table-cell office:value-type="float" office:value="25.6959722222222">
                <text:p>25.6959722222222</text:p>
              </table:table-cell>
            </table:table-row>
            <table:table-row>
              <table:table-cell office:value-type="string">
                <text:p>2022-06-24 14:50:00</text:p>
              </table:table-cell>
              <table:table-cell office:value-type="float" office:value="70.24">
                <text:p>70.24</text:p>
              </table:table-cell>
              <table:table-cell office:value-type="float" office:value="25.6959722222222">
                <text:p>25.6959722222222</text:p>
              </table:table-cell>
            </table:table-row>
            <table:table-row>
              <table:table-cell office:value-type="string">
                <text:p>2022-06-24 14:55:00</text:p>
              </table:table-cell>
              <table:table-cell office:value-type="float" office:value="70.96">
                <text:p>70.96</text:p>
              </table:table-cell>
              <table:table-cell office:value-type="float" office:value="25.6959722222222">
                <text:p>25.6959722222222</text:p>
              </table:table-cell>
            </table:table-row>
            <table:table-row>
              <table:table-cell office:value-type="string">
                <text:p>2022-06-24 15:00:00</text:p>
              </table:table-cell>
              <table:table-cell office:value-type="float" office:value="71.74">
                <text:p>71.74</text:p>
              </table:table-cell>
              <table:table-cell office:value-type="float" office:value="26.8622222222222">
                <text:p>26.8622222222222</text:p>
              </table:table-cell>
            </table:table-row>
            <table:table-row>
              <table:table-cell office:value-type="string">
                <text:p>2022-06-24 15:05:00</text:p>
              </table:table-cell>
              <table:table-cell office:value-type="float" office:value="72.42">
                <text:p>72.42</text:p>
              </table:table-cell>
              <table:table-cell office:value-type="float" office:value="26.8622222222222">
                <text:p>26.8622222222222</text:p>
              </table:table-cell>
            </table:table-row>
            <table:table-row>
              <table:table-cell office:value-type="string">
                <text:p>2022-06-24 15:10:00</text:p>
              </table:table-cell>
              <table:table-cell office:value-type="float" office:value="73.14">
                <text:p>73.14</text:p>
              </table:table-cell>
              <table:table-cell office:value-type="float" office:value="26.8622222222222">
                <text:p>26.8622222222222</text:p>
              </table:table-cell>
            </table:table-row>
            <table:table-row>
              <table:table-cell office:value-type="string">
                <text:p>2022-06-24 15:15:00</text:p>
              </table:table-cell>
              <table:table-cell office:value-type="float" office:value="73.82">
                <text:p>73.82</text:p>
              </table:table-cell>
              <table:table-cell office:value-type="float" office:value="26.8622222222222">
                <text:p>26.8622222222222</text:p>
              </table:table-cell>
            </table:table-row>
            <table:table-row>
              <table:table-cell office:value-type="string">
                <text:p>2022-06-24 15:20:00</text:p>
              </table:table-cell>
              <table:table-cell office:value-type="float" office:value="74.62">
                <text:p>74.62</text:p>
              </table:table-cell>
              <table:table-cell office:value-type="float" office:value="26.8622222222222">
                <text:p>26.8622222222222</text:p>
              </table:table-cell>
            </table:table-row>
            <table:table-row>
              <table:table-cell office:value-type="string">
                <text:p>2022-06-24 15:25:00</text:p>
              </table:table-cell>
              <table:table-cell office:value-type="float" office:value="75.38">
                <text:p>75.38</text:p>
              </table:table-cell>
              <table:table-cell office:value-type="float" office:value="26.8622222222222">
                <text:p>26.8622222222222</text:p>
              </table:table-cell>
            </table:table-row>
            <table:table-row>
              <table:table-cell office:value-type="string">
                <text:p>2022-06-24 15:30:00</text:p>
              </table:table-cell>
              <table:table-cell office:value-type="float" office:value="76.04">
                <text:p>76.04</text:p>
              </table:table-cell>
              <table:table-cell office:value-type="float" office:value="26.8622222222222">
                <text:p>26.8622222222222</text:p>
              </table:table-cell>
            </table:table-row>
            <table:table-row>
              <table:table-cell office:value-type="string">
                <text:p>2022-06-24 15:35:00</text:p>
              </table:table-cell>
              <table:table-cell office:value-type="float" office:value="76.72">
                <text:p>76.72</text:p>
              </table:table-cell>
              <table:table-cell office:value-type="float" office:value="26.8622222222222">
                <text:p>26.8622222222222</text:p>
              </table:table-cell>
            </table:table-row>
            <table:table-row>
              <table:table-cell office:value-type="string">
                <text:p>2022-06-24 15:40:00</text:p>
              </table:table-cell>
              <table:table-cell office:value-type="float" office:value="77.52">
                <text:p>77.52</text:p>
              </table:table-cell>
              <table:table-cell office:value-type="float" office:value="26.8622222222222">
                <text:p>26.8622222222222</text:p>
              </table:table-cell>
            </table:table-row>
            <table:table-row>
              <table:table-cell office:value-type="string">
                <text:p>2022-06-24 15:45:00</text:p>
              </table:table-cell>
              <table:table-cell office:value-type="float" office:value="78.24">
                <text:p>78.24</text:p>
              </table:table-cell>
              <table:table-cell office:value-type="float" office:value="26.8622222222222">
                <text:p>26.8622222222222</text:p>
              </table:table-cell>
            </table:table-row>
            <table:table-row>
              <table:table-cell office:value-type="string">
                <text:p>2022-06-24 15:50:00</text:p>
              </table:table-cell>
              <table:table-cell office:value-type="float" office:value="78.88">
                <text:p>78.88</text:p>
              </table:table-cell>
              <table:table-cell office:value-type="float" office:value="26.8622222222222">
                <text:p>26.8622222222222</text:p>
              </table:table-cell>
            </table:table-row>
            <table:table-row>
              <table:table-cell office:value-type="string">
                <text:p>2022-06-24 15:55:00</text:p>
              </table:table-cell>
              <table:table-cell office:value-type="float" office:value="79.66">
                <text:p>79.66</text:p>
              </table:table-cell>
              <table:table-cell office:value-type="float" office:value="26.8622222222222">
                <text:p>26.8622222222222</text:p>
              </table:table-cell>
            </table:table-row>
            <table:table-row>
              <table:table-cell office:value-type="string">
                <text:p>2022-06-24 16:00:00</text:p>
              </table:table-cell>
              <table:table-cell office:value-type="float" office:value="80.28">
                <text:p>80.28</text:p>
              </table:table-cell>
              <table:table-cell office:value-type="float" office:value="25.6806944444444">
                <text:p>25.6806944444444</text:p>
              </table:table-cell>
            </table:table-row>
            <table:table-row>
              <table:table-cell office:value-type="string">
                <text:p>2022-06-24 16:05:00</text:p>
              </table:table-cell>
              <table:table-cell office:value-type="float" office:value="80.2">
                <text:p>80.2</text:p>
              </table:table-cell>
              <table:table-cell office:value-type="float" office:value="25.6806944444444">
                <text:p>25.6806944444444</text:p>
              </table:table-cell>
            </table:table-row>
            <table:table-row>
              <table:table-cell office:value-type="string">
                <text:p>2022-06-24 16:10:00</text:p>
              </table:table-cell>
              <table:table-cell office:value-type="float" office:value="79.7">
                <text:p>79.7</text:p>
              </table:table-cell>
              <table:table-cell office:value-type="float" office:value="25.6806944444444">
                <text:p>25.6806944444444</text:p>
              </table:table-cell>
            </table:table-row>
            <table:table-row>
              <table:table-cell office:value-type="string">
                <text:p>2022-06-24 16:15:00</text:p>
              </table:table-cell>
              <table:table-cell office:value-type="float" office:value="79.28">
                <text:p>79.28</text:p>
              </table:table-cell>
              <table:table-cell office:value-type="float" office:value="25.6806944444444">
                <text:p>25.6806944444444</text:p>
              </table:table-cell>
            </table:table-row>
            <table:table-row>
              <table:table-cell office:value-type="string">
                <text:p>2022-06-24 16:20:00</text:p>
              </table:table-cell>
              <table:table-cell office:value-type="float" office:value="78.82">
                <text:p>78.82</text:p>
              </table:table-cell>
              <table:table-cell office:value-type="float" office:value="25.6806944444444">
                <text:p>25.6806944444444</text:p>
              </table:table-cell>
            </table:table-row>
            <table:table-row>
              <table:table-cell office:value-type="string">
                <text:p>2022-06-24 16:25:00</text:p>
              </table:table-cell>
              <table:table-cell office:value-type="float" office:value="78.28">
                <text:p>78.28</text:p>
              </table:table-cell>
              <table:table-cell office:value-type="float" office:value="25.6806944444444">
                <text:p>25.6806944444444</text:p>
              </table:table-cell>
            </table:table-row>
            <table:table-row>
              <table:table-cell office:value-type="string">
                <text:p>2022-06-24 16:30:00</text:p>
              </table:table-cell>
              <table:table-cell office:value-type="float" office:value="78.02">
                <text:p>78.02</text:p>
              </table:table-cell>
              <table:table-cell office:value-type="float" office:value="25.6806944444444">
                <text:p>25.6806944444444</text:p>
              </table:table-cell>
            </table:table-row>
            <table:table-row>
              <table:table-cell office:value-type="string">
                <text:p>2022-06-24 16:35:00</text:p>
              </table:table-cell>
              <table:table-cell office:value-type="float" office:value="77.78">
                <text:p>77.78</text:p>
              </table:table-cell>
              <table:table-cell office:value-type="float" office:value="25.6806944444444">
                <text:p>25.6806944444444</text:p>
              </table:table-cell>
            </table:table-row>
            <table:table-row>
              <table:table-cell office:value-type="string">
                <text:p>2022-06-24 16:40:00</text:p>
              </table:table-cell>
              <table:table-cell office:value-type="float" office:value="78.28">
                <text:p>78.28</text:p>
              </table:table-cell>
              <table:table-cell office:value-type="float" office:value="25.6806944444444">
                <text:p>25.6806944444444</text:p>
              </table:table-cell>
            </table:table-row>
            <table:table-row>
              <table:table-cell office:value-type="string">
                <text:p>2022-06-24 16:45:00</text:p>
              </table:table-cell>
              <table:table-cell office:value-type="float" office:value="79.7">
                <text:p>79.7</text:p>
              </table:table-cell>
              <table:table-cell office:value-type="float" office:value="25.6806944444444">
                <text:p>25.6806944444444</text:p>
              </table:table-cell>
            </table:table-row>
            <table:table-row>
              <table:table-cell office:value-type="string">
                <text:p>2022-06-24 16:50:00</text:p>
              </table:table-cell>
              <table:table-cell office:value-type="float" office:value="80.66">
                <text:p>80.66</text:p>
              </table:table-cell>
              <table:table-cell office:value-type="float" office:value="25.6806944444444">
                <text:p>25.6806944444444</text:p>
              </table:table-cell>
            </table:table-row>
            <table:table-row>
              <table:table-cell office:value-type="string">
                <text:p>2022-06-24 16:55:00</text:p>
              </table:table-cell>
              <table:table-cell office:value-type="float" office:value="81.56">
                <text:p>81.56</text:p>
              </table:table-cell>
              <table:table-cell office:value-type="float" office:value="25.6806944444444">
                <text:p>25.6806944444444</text:p>
              </table:table-cell>
            </table:table-row>
            <table:table-row>
              <table:table-cell office:value-type="string">
                <text:p>2022-06-24 17:00:00</text:p>
              </table:table-cell>
              <table:table-cell office:value-type="float" office:value="82.38">
                <text:p>82.38</text:p>
              </table:table-cell>
              <table:table-cell office:value-type="float" office:value="27.0248611111111">
                <text:p>27.0248611111111</text:p>
              </table:table-cell>
            </table:table-row>
            <table:table-row>
              <table:table-cell office:value-type="string">
                <text:p>2022-06-24 17:05:00</text:p>
              </table:table-cell>
              <table:table-cell office:value-type="float" office:value="83.2">
                <text:p>83.2</text:p>
              </table:table-cell>
              <table:table-cell office:value-type="float" office:value="27.0248611111111">
                <text:p>27.0248611111111</text:p>
              </table:table-cell>
            </table:table-row>
            <table:table-row>
              <table:table-cell office:value-type="string">
                <text:p>2022-06-24 17:10:00</text:p>
              </table:table-cell>
              <table:table-cell office:value-type="float" office:value="84.08">
                <text:p>84.08</text:p>
              </table:table-cell>
              <table:table-cell office:value-type="float" office:value="27.0248611111111">
                <text:p>27.0248611111111</text:p>
              </table:table-cell>
            </table:table-row>
            <table:table-row>
              <table:table-cell office:value-type="string">
                <text:p>2022-06-24 17:15:00</text:p>
              </table:table-cell>
              <table:table-cell office:value-type="float" office:value="84.7">
                <text:p>84.7</text:p>
              </table:table-cell>
              <table:table-cell office:value-type="float" office:value="27.0248611111111">
                <text:p>27.0248611111111</text:p>
              </table:table-cell>
            </table:table-row>
            <table:table-row>
              <table:table-cell office:value-type="string">
                <text:p>2022-06-24 17:20:00</text:p>
              </table:table-cell>
              <table:table-cell office:value-type="float" office:value="84.84">
                <text:p>84.84</text:p>
              </table:table-cell>
              <table:table-cell office:value-type="float" office:value="27.0248611111111">
                <text:p>27.0248611111111</text:p>
              </table:table-cell>
            </table:table-row>
            <table:table-row>
              <table:table-cell office:value-type="string">
                <text:p>2022-06-24 17:25:00</text:p>
              </table:table-cell>
              <table:table-cell office:value-type="float" office:value="84.48">
                <text:p>84.48</text:p>
              </table:table-cell>
              <table:table-cell office:value-type="float" office:value="27.0248611111111">
                <text:p>27.0248611111111</text:p>
              </table:table-cell>
            </table:table-row>
            <table:table-row>
              <table:table-cell office:value-type="string">
                <text:p>2022-06-24 17:30:00</text:p>
              </table:table-cell>
              <table:table-cell office:value-type="float" office:value="84.22">
                <text:p>84.22</text:p>
              </table:table-cell>
              <table:table-cell office:value-type="float" office:value="27.0248611111111">
                <text:p>27.0248611111111</text:p>
              </table:table-cell>
            </table:table-row>
            <table:table-row>
              <table:table-cell office:value-type="string">
                <text:p>2022-06-24 17:35:00</text:p>
              </table:table-cell>
              <table:table-cell office:value-type="float" office:value="84.02">
                <text:p>84.02</text:p>
              </table:table-cell>
              <table:table-cell office:value-type="float" office:value="27.0248611111111">
                <text:p>27.0248611111111</text:p>
              </table:table-cell>
            </table:table-row>
            <table:table-row>
              <table:table-cell office:value-type="string">
                <text:p>2022-06-24 17:40:00</text:p>
              </table:table-cell>
              <table:table-cell office:value-type="float" office:value="83.86">
                <text:p>83.86</text:p>
              </table:table-cell>
              <table:table-cell office:value-type="float" office:value="27.0248611111111">
                <text:p>27.0248611111111</text:p>
              </table:table-cell>
            </table:table-row>
            <table:table-row>
              <table:table-cell office:value-type="string">
                <text:p>2022-06-24 17:45:00</text:p>
              </table:table-cell>
              <table:table-cell office:value-type="float" office:value="83.68">
                <text:p>83.68</text:p>
              </table:table-cell>
              <table:table-cell office:value-type="float" office:value="27.0248611111111">
                <text:p>27.0248611111111</text:p>
              </table:table-cell>
            </table:table-row>
            <table:table-row>
              <table:table-cell office:value-type="string">
                <text:p>2022-06-24 17:50:00</text:p>
              </table:table-cell>
              <table:table-cell office:value-type="float" office:value="83.46">
                <text:p>83.46</text:p>
              </table:table-cell>
              <table:table-cell office:value-type="float" office:value="27.0248611111111">
                <text:p>27.0248611111111</text:p>
              </table:table-cell>
            </table:table-row>
            <table:table-row>
              <table:table-cell office:value-type="string">
                <text:p>2022-06-24 17:55:00</text:p>
              </table:table-cell>
              <table:table-cell office:value-type="float" office:value="83.32">
                <text:p>83.32</text:p>
              </table:table-cell>
              <table:table-cell office:value-type="float" office:value="27.0248611111111">
                <text:p>27.0248611111111</text:p>
              </table:table-cell>
            </table:table-row>
            <table:table-row>
              <table:table-cell office:value-type="string">
                <text:p>2022-06-24 18:00:00</text:p>
              </table:table-cell>
              <table:table-cell office:value-type="float" office:value="83.2">
                <text:p>83.2</text:p>
              </table:table-cell>
              <table:table-cell office:value-type="float" office:value="27.2802777777778">
                <text:p>27.2802777777778</text:p>
              </table:table-cell>
            </table:table-row>
            <table:table-row>
              <table:table-cell office:value-type="string">
                <text:p>2022-06-24 18:05:00</text:p>
              </table:table-cell>
              <table:table-cell office:value-type="float" office:value="83.12">
                <text:p>83.12</text:p>
              </table:table-cell>
              <table:table-cell office:value-type="float" office:value="27.2802777777778">
                <text:p>27.2802777777778</text:p>
              </table:table-cell>
            </table:table-row>
            <table:table-row>
              <table:table-cell office:value-type="string">
                <text:p>2022-06-24 18:10:00</text:p>
              </table:table-cell>
              <table:table-cell office:value-type="float" office:value="82.96">
                <text:p>82.96</text:p>
              </table:table-cell>
              <table:table-cell office:value-type="float" office:value="27.2802777777778">
                <text:p>27.2802777777778</text:p>
              </table:table-cell>
            </table:table-row>
            <table:table-row>
              <table:table-cell office:value-type="string">
                <text:p>2022-06-24 18:15:00</text:p>
              </table:table-cell>
              <table:table-cell office:value-type="float" office:value="82.86">
                <text:p>82.86</text:p>
              </table:table-cell>
              <table:table-cell office:value-type="float" office:value="27.2802777777778">
                <text:p>27.2802777777778</text:p>
              </table:table-cell>
            </table:table-row>
            <table:table-row>
              <table:table-cell office:value-type="string">
                <text:p>2022-06-24 18:20:00</text:p>
              </table:table-cell>
              <table:table-cell office:value-type="float" office:value="82.8">
                <text:p>82.8</text:p>
              </table:table-cell>
              <table:table-cell office:value-type="float" office:value="27.2802777777778">
                <text:p>27.2802777777778</text:p>
              </table:table-cell>
            </table:table-row>
            <table:table-row>
              <table:table-cell office:value-type="string">
                <text:p>2022-06-24 18:25:00</text:p>
              </table:table-cell>
              <table:table-cell office:value-type="float" office:value="82.76">
                <text:p>82.76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2022-06-24 18:30:00</text:p>
              </table:table-cell>
              <table:table-cell office:value-type="float" office:value="82.66">
                <text:p>82.66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2022-06-24 18:35:00</text:p>
              </table:table-cell>
              <table:table-cell office:value-type="float" office:value="82.56">
                <text:p>82.56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2022-06-24 18:40:00</text:p>
              </table:table-cell>
              <table:table-cell office:value-type="float" office:value="82.42">
                <text:p>82.42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2022-06-24 18:45:00</text:p>
              </table:table-cell>
              <table:table-cell office:value-type="float" office:value="82.26">
                <text:p>82.26</text:p>
              </table:table-cell>
              <table:table-cell office:value-type="float" office:value="27.1633333333333">
                <text:p>27.1633333333333</text:p>
              </table:table-cell>
            </table:table-row>
            <table:table-row>
              <table:table-cell office:value-type="string">
                <text:p>2022-06-24 18:50:00</text:p>
              </table:table-cell>
              <table:table-cell office:value-type="float" office:value="82.16">
                <text:p>82.1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4 18:55:00</text:p>
              </table:table-cell>
              <table:table-cell office:value-type="float" office:value="82.06">
                <text:p>82.0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4 19:00:00</text:p>
              </table:table-cell>
              <table:table-cell office:value-type="float" office:value="82.4">
                <text:p>82.4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4 19:05:00</text:p>
              </table:table-cell>
              <table:table-cell office:value-type="float" office:value="83.6">
                <text:p>83.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4 19:10:00</text:p>
              </table:table-cell>
              <table:table-cell office:value-type="float" office:value="84.74">
                <text:p>84.74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4 19:15:00</text:p>
              </table:table-cell>
              <table:table-cell office:value-type="float" office:value="84.98">
                <text:p>84.98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4 19:20:00</text:p>
              </table:table-cell>
              <table:table-cell office:value-type="float" office:value="84.72">
                <text:p>84.72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4 19:25:00</text:p>
              </table:table-cell>
              <table:table-cell office:value-type="float" office:value="84.56">
                <text:p>84.5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4 19:30:00</text:p>
              </table:table-cell>
              <table:table-cell office:value-type="float" office:value="84.42">
                <text:p>84.42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4 19:35:00</text:p>
              </table:table-cell>
              <table:table-cell office:value-type="float" office:value="84.26">
                <text:p>84.2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4 19:40:00</text:p>
              </table:table-cell>
              <table:table-cell office:value-type="float" office:value="84.16">
                <text:p>84.1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4 19:45:00</text:p>
              </table:table-cell>
              <table:table-cell office:value-type="float" office:value="84.06">
                <text:p>84.06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string">
                <text:p>2022-06-24 19:50:00</text:p>
              </table:table-cell>
              <table:table-cell office:value-type="float" office:value="83.96">
                <text:p>83.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2-06-24 19:55:00</text:p>
              </table:table-cell>
              <table:table-cell office:value-type="float" office:value="83.86">
                <text:p>83.8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2-06-24 20:00:00</text:p>
              </table:table-cell>
              <table:table-cell office:value-type="float" office:value="83.76">
                <text:p>83.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2-06-24 20:05:00</text:p>
              </table:table-cell>
              <table:table-cell office:value-type="float" office:value="83.62">
                <text:p>83.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2-06-24 20:10:00</text:p>
              </table:table-cell>
              <table:table-cell office:value-type="float" office:value="83.46">
                <text:p>83.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2-06-24 20:15:00</text:p>
              </table:table-cell>
              <table:table-cell office:value-type="float" office:value="83.36">
                <text:p>83.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2-06-24 20:20:00</text:p>
              </table:table-cell>
              <table:table-cell office:value-type="float" office:value="83.26">
                <text:p>83.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2-06-24 20:25:00</text:p>
              </table:table-cell>
              <table:table-cell office:value-type="float" office:value="83.16">
                <text:p>83.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2-06-24 20:30:00</text:p>
              </table:table-cell>
              <table:table-cell office:value-type="float" office:value="83.02">
                <text:p>83.02</text:p>
              </table:table-cell>
              <table:table-cell office:value-type="float" office:value="26.93">
                <text:p>26.93</text:p>
              </table:table-cell>
            </table:table-row>
            <table:table-row>
              <table:table-cell office:value-type="string">
                <text:p>2022-06-24 20:35:00</text:p>
              </table:table-cell>
              <table:table-cell office:value-type="float" office:value="82.86">
                <text:p>82.86</text:p>
              </table:table-cell>
              <table:table-cell office:value-type="float" office:value="26.83">
                <text:p>26.83</text:p>
              </table:table-cell>
            </table:table-row>
            <table:table-row>
              <table:table-cell office:value-type="string">
                <text:p>2022-06-24 20:40:00</text:p>
              </table:table-cell>
              <table:table-cell office:value-type="float" office:value="82.8">
                <text:p>82.8</text:p>
              </table:table-cell>
              <table:table-cell office:value-type="float" office:value="26.87">
                <text:p>26.87</text:p>
              </table:table-cell>
            </table:table-row>
            <table:table-row>
              <table:table-cell office:value-type="string">
                <text:p>2022-06-24 20:45:00</text:p>
              </table:table-cell>
              <table:table-cell office:value-type="float" office:value="82.76">
                <text:p>82.76</text:p>
              </table:table-cell>
              <table:table-cell office:value-type="float" office:value="27.04">
                <text:p>27.04</text:p>
              </table:table-cell>
            </table:table-row>
            <table:table-row>
              <table:table-cell office:value-type="string">
                <text:p>2022-06-24 20:50:00</text:p>
              </table:table-cell>
              <table:table-cell office:value-type="float" office:value="82.66">
                <text:p>82.6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4 20:55:00</text:p>
              </table:table-cell>
              <table:table-cell office:value-type="float" office:value="82.56">
                <text:p>82.5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4 21:00:00</text:p>
              </table:table-cell>
              <table:table-cell office:value-type="float" office:value="82.42">
                <text:p>82.42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4 21:05:00</text:p>
              </table:table-cell>
              <table:table-cell office:value-type="float" office:value="82.26">
                <text:p>82.2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4 21:10:00</text:p>
              </table:table-cell>
              <table:table-cell office:value-type="float" office:value="82.16">
                <text:p>82.1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4 21:15:00</text:p>
              </table:table-cell>
              <table:table-cell office:value-type="float" office:value="82.06">
                <text:p>82.0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4 21:20:00</text:p>
              </table:table-cell>
              <table:table-cell office:value-type="float" office:value="82.8">
                <text:p>82.8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4 21:25:00</text:p>
              </table:table-cell>
              <table:table-cell office:value-type="float" office:value="84.52">
                <text:p>84.52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4 21:30:00</text:p>
              </table:table-cell>
              <table:table-cell office:value-type="float" office:value="85.18">
                <text:p>85.18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4 21:35:00</text:p>
              </table:table-cell>
              <table:table-cell office:value-type="float" office:value="84.92">
                <text:p>84.92</text:p>
              </table:table-cell>
              <table:table-cell office:value-type="float" office:value="26.96">
                <text:p>26.96</text:p>
              </table:table-cell>
            </table:table-row>
            <table:table-row>
              <table:table-cell office:value-type="string">
                <text:p>2022-06-24 21:40:00</text:p>
              </table:table-cell>
              <table:table-cell office:value-type="float" office:value="84.72">
                <text:p>84.72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022-06-24 21:45:00</text:p>
              </table:table-cell>
              <table:table-cell office:value-type="float" office:value="84.56">
                <text:p>84.56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022-06-24 21:50:00</text:p>
              </table:table-cell>
              <table:table-cell office:value-type="float" office:value="84.46">
                <text:p>84.46</text:p>
              </table:table-cell>
              <table:table-cell office:value-type="float" office:value="26.97">
                <text:p>26.97</text:p>
              </table:table-cell>
            </table:table-row>
            <table:table-row>
              <table:table-cell office:value-type="string">
                <text:p>2022-06-24 21:55:00</text:p>
              </table:table-cell>
              <table:table-cell office:value-type="float" office:value="84.32">
                <text:p>84.32</text:p>
              </table:table-cell>
              <table:table-cell office:value-type="float" office:value="26.93">
                <text:p>26.93</text:p>
              </table:table-cell>
            </table:table-row>
            <table:table-row>
              <table:table-cell office:value-type="string">
                <text:p>2022-06-24 22:00:00</text:p>
              </table:table-cell>
              <table:table-cell office:value-type="float" office:value="84.2">
                <text:p>84.2</text:p>
              </table:table-cell>
              <table:table-cell office:value-type="float" office:value="26.83">
                <text:p>26.83</text:p>
              </table:table-cell>
            </table:table-row>
            <table:table-row>
              <table:table-cell office:value-type="string">
                <text:p>2022-06-24 22:05:00</text:p>
              </table:table-cell>
              <table:table-cell office:value-type="float" office:value="84.16">
                <text:p>84.16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2022-06-24 22:10:00</text:p>
              </table:table-cell>
              <table:table-cell office:value-type="float" office:value="84.06">
                <text:p>84.06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2022-06-24 22:15:00</text:p>
              </table:table-cell>
              <table:table-cell office:value-type="float" office:value="83.96">
                <text:p>83.96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2022-06-24 22:20:00</text:p>
              </table:table-cell>
              <table:table-cell office:value-type="float" office:value="83.86">
                <text:p>83.86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2022-06-24 22:25:00</text:p>
              </table:table-cell>
              <table:table-cell office:value-type="float" office:value="83.76">
                <text:p>83.76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2022-06-24 22:30:00</text:p>
              </table:table-cell>
              <table:table-cell office:value-type="float" office:value="83.66">
                <text:p>83.66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2022-06-24 22:35:00</text:p>
              </table:table-cell>
              <table:table-cell office:value-type="float" office:value="83.56">
                <text:p>83.56</text:p>
              </table:table-cell>
              <table:table-cell office:value-type="float" office:value="26.87">
                <text:p>26.87</text:p>
              </table:table-cell>
            </table:table-row>
            <table:table-row>
              <table:table-cell office:value-type="string">
                <text:p>2022-06-24 22:40:00</text:p>
              </table:table-cell>
              <table:table-cell office:value-type="float" office:value="83.42">
                <text:p>83.42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string">
                <text:p>2022-06-24 22:45:00</text:p>
              </table:table-cell>
              <table:table-cell office:value-type="float" office:value="83.3">
                <text:p>83.3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2022-06-24 22:50:00</text:p>
              </table:table-cell>
              <table:table-cell office:value-type="float" office:value="83.26">
                <text:p>83.26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2022-06-24 22:55:00</text:p>
              </table:table-cell>
              <table:table-cell office:value-type="float" office:value="83.12">
                <text:p>83.12</text:p>
              </table:table-cell>
              <table:table-cell office:value-type="float" office:value="26.53">
                <text:p>26.53</text:p>
              </table:table-cell>
            </table:table-row>
            <table:table-row>
              <table:table-cell office:value-type="string">
                <text:p>2022-06-24 23:00:00</text:p>
              </table:table-cell>
              <table:table-cell office:value-type="float" office:value="82.96">
                <text:p>82.96</text:p>
              </table:table-cell>
              <table:table-cell office:value-type="float" office:value="26.36">
                <text:p>26.36</text:p>
              </table:table-cell>
            </table:table-row>
            <table:table-row>
              <table:table-cell office:value-type="string">
                <text:p>2022-06-24 23:05:00</text:p>
              </table:table-cell>
              <table:table-cell office:value-type="float" office:value="82.86">
                <text:p>82.86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2022-06-24 23:10:00</text:p>
              </table:table-cell>
              <table:table-cell office:value-type="float" office:value="82.8">
                <text:p>82.8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2022-06-24 23:15:00</text:p>
              </table:table-cell>
              <table:table-cell office:value-type="float" office:value="82.76">
                <text:p>82.76</text:p>
              </table:table-cell>
              <table:table-cell office:value-type="float" office:value="26.2466666666667">
                <text:p>26.2466666666667</text:p>
              </table:table-cell>
            </table:table-row>
            <table:table-row>
              <table:table-cell office:value-type="string">
                <text:p>2022-06-24 23:20:00</text:p>
              </table:table-cell>
              <table:table-cell office:value-type="float" office:value="82.6583333333333">
                <text:p>82.6583333333333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2022-06-24 23:25:00</text:p>
              </table:table-cell>
              <table:table-cell office:value-type="float" office:value="82.5583333333333">
                <text:p>82.5583333333333</text:p>
              </table:table-cell>
              <table:table-cell office:value-type="float" office:value="26.17">
                <text:p>26.17</text:p>
              </table:table-cell>
            </table:table-row>
            <table:table-row>
              <table:table-cell office:value-type="string">
                <text:p>2022-06-24 23:30:00</text:p>
              </table:table-cell>
              <table:table-cell office:value-type="float" office:value="82.4166666666667">
                <text:p>82.4166666666667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2022-06-24 23:35:00</text:p>
              </table:table-cell>
              <table:table-cell office:value-type="float" office:value="82.2583333333334">
                <text:p>82.2583333333334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2022-06-24 23:40:00</text:p>
              </table:table-cell>
              <table:table-cell office:value-type="float" office:value="82.1583333333333">
                <text:p>82.1583333333333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2022-06-24 23:45:00</text:p>
              </table:table-cell>
              <table:table-cell office:value-type="float" office:value="82.0583333333333">
                <text:p>82.0583333333333</text:p>
              </table:table-cell>
              <table:table-cell office:value-type="float" office:value="26.27">
                <text:p>26.27</text:p>
              </table:table-cell>
            </table:table-row>
            <table:table-row>
              <table:table-cell office:value-type="string">
                <text:p>2022-06-24 23:50:00</text:p>
              </table:table-cell>
              <table:table-cell office:value-type="float" office:value="82.5416666666667">
                <text:p>82.5416666666667</text:p>
              </table:table-cell>
              <table:table-cell office:value-type="float" office:value="26.23">
                <text:p>26.23</text:p>
              </table:table-cell>
            </table:table-row>
            <table:table-row>
              <table:table-cell office:value-type="string">
                <text:p>2022-06-24 23:55:00</text:p>
              </table:table-cell>
              <table:table-cell office:value-type="float" office:value="83.925">
                <text:p>83.925</text:p>
              </table:table-cell>
              <table:table-cell office:value-type="float" office:value="26.13">
                <text:p>26.13</text:p>
              </table:table-cell>
            </table:table-row>
            <table:table-row>
              <table:table-cell office:value-type="string">
                <text:p>2022-06-25 00:00:00</text:p>
              </table:table-cell>
              <table:table-cell office:value-type="float" office:value="84.8833333333334">
                <text:p>84.8833333333334</text:p>
              </table:table-cell>
              <table:table-cell office:value-type="float" office:value="26.24">
                <text:p>26.24</text:p>
              </table:table-cell>
            </table:table-row>
            <table:table-row>
              <table:table-cell office:value-type="string">
                <text:p>2022-06-25 00:05:00</text:p>
              </table:table-cell>
              <table:table-cell office:value-type="float" office:value="84.92">
                <text:p>84.92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2022-06-25 00:10:00</text:p>
              </table:table-cell>
              <table:table-cell office:value-type="float" office:value="84.72">
                <text:p>84.72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2022-06-25 00:15:00</text:p>
              </table:table-cell>
              <table:table-cell office:value-type="float" office:value="84.56">
                <text:p>84.56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2022-06-25 00:20:00</text:p>
              </table:table-cell>
              <table:table-cell office:value-type="float" office:value="84.42">
                <text:p>84.42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2022-06-25 00:25:00</text:p>
              </table:table-cell>
              <table:table-cell office:value-type="float" office:value="84.26">
                <text:p>84.26</text:p>
              </table:table-cell>
              <table:table-cell office:value-type="float" office:value="26.1633333333333">
                <text:p>26.1633333333333</text:p>
              </table:table-cell>
            </table:table-row>
            <table:table-row>
              <table:table-cell office:value-type="string">
                <text:p>2022-06-25 00:30:00</text:p>
              </table:table-cell>
              <table:table-cell office:value-type="float" office:value="84.2">
                <text:p>84.2</text:p>
              </table:table-cell>
              <table:table-cell office:value-type="float" office:value="26.1683333333333">
                <text:p>26.1683333333333</text:p>
              </table:table-cell>
            </table:table-row>
            <table:table-row>
              <table:table-cell office:value-type="string">
                <text:p>2022-06-25 00:35:00</text:p>
              </table:table-cell>
              <table:table-cell office:value-type="float" office:value="84.16">
                <text:p>84.16</text:p>
              </table:table-cell>
              <table:table-cell office:value-type="float" office:value="26.1316666666667">
                <text:p>26.1316666666667</text:p>
              </table:table-cell>
            </table:table-row>
            <table:table-row>
              <table:table-cell office:value-type="string">
                <text:p>2022-06-25 00:40:00</text:p>
              </table:table-cell>
              <table:table-cell office:value-type="float" office:value="84.06">
                <text:p>84.06</text:p>
              </table:table-cell>
              <table:table-cell office:value-type="float" office:value="26.1683333333333">
                <text:p>26.1683333333333</text:p>
              </table:table-cell>
            </table:table-row>
            <table:table-row>
              <table:table-cell office:value-type="string">
                <text:p>2022-06-25 00:45:00</text:p>
              </table:table-cell>
              <table:table-cell office:value-type="float" office:value="83.96">
                <text:p>83.96</text:p>
              </table:table-cell>
              <table:table-cell office:value-type="float" office:value="26.1316666666667">
                <text:p>26.1316666666667</text:p>
              </table:table-cell>
            </table:table-row>
            <table:table-row>
              <table:table-cell office:value-type="string">
                <text:p>2022-06-25 00:50:00</text:p>
              </table:table-cell>
              <table:table-cell office:value-type="float" office:value="83.86">
                <text:p>83.86</text:p>
              </table:table-cell>
              <table:table-cell office:value-type="float" office:value="26.2366666666667">
                <text:p>26.2366666666667</text:p>
              </table:table-cell>
            </table:table-row>
            <table:table-row>
              <table:table-cell office:value-type="string">
                <text:p>2022-06-25 00:55:00</text:p>
              </table:table-cell>
              <table:table-cell office:value-type="float" office:value="83.76">
                <text:p>83.76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2022-06-25 01:00:00</text:p>
              </table:table-cell>
              <table:table-cell office:value-type="float" office:value="83.66">
                <text:p>83.66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2022-06-25 01:05:00</text:p>
              </table:table-cell>
              <table:table-cell office:value-type="float" office:value="83.56">
                <text:p>83.56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2022-06-25 01:10:00</text:p>
              </table:table-cell>
              <table:table-cell office:value-type="float" office:value="83.42">
                <text:p>83.42</text:p>
              </table:table-cell>
              <table:table-cell office:value-type="float" office:value="26.2316666666667">
                <text:p>26.2316666666667</text:p>
              </table:table-cell>
            </table:table-row>
            <table:table-row>
              <table:table-cell office:value-type="string">
                <text:p>2022-06-25 01:15:00</text:p>
              </table:table-cell>
              <table:table-cell office:value-type="float" office:value="83.26">
                <text:p>83.26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2022-06-25 01:20:00</text:p>
              </table:table-cell>
              <table:table-cell office:value-type="float" office:value="83.2">
                <text:p>83.2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2022-06-25 01:25:00</text:p>
              </table:table-cell>
              <table:table-cell office:value-type="float" office:value="83.16">
                <text:p>83.16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2022-06-25 01:30:00</text:p>
              </table:table-cell>
              <table:table-cell office:value-type="float" office:value="83.06">
                <text:p>83.06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2022-06-25 01:35:00</text:p>
              </table:table-cell>
              <table:table-cell office:value-type="float" office:value="82.92">
                <text:p>82.92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2022-06-25 01:40:00</text:p>
              </table:table-cell>
              <table:table-cell office:value-type="float" office:value="82.8">
                <text:p>82.8</text:p>
              </table:table-cell>
              <table:table-cell office:value-type="float" office:value="26.1316666666667">
                <text:p>26.1316666666667</text:p>
              </table:table-cell>
            </table:table-row>
            <table:table-row>
              <table:table-cell office:value-type="string">
                <text:p>2022-06-25 01:45:00</text:p>
              </table:table-cell>
              <table:table-cell office:value-type="float" office:value="82.76">
                <text:p>82.76</text:p>
              </table:table-cell>
              <table:table-cell office:value-type="float" office:value="26.0316666666667">
                <text:p>26.0316666666667</text:p>
              </table:table-cell>
            </table:table-row>
            <table:table-row>
              <table:table-cell office:value-type="string">
                <text:p>2022-06-25 01:50:00</text:p>
              </table:table-cell>
              <table:table-cell office:value-type="float" office:value="82.66">
                <text:p>82.66</text:p>
              </table:table-cell>
              <table:table-cell office:value-type="float" office:value="25.9316666666667">
                <text:p>25.9316666666667</text:p>
              </table:table-cell>
            </table:table-row>
            <table:table-row>
              <table:table-cell office:value-type="string">
                <text:p>2022-06-25 01:55:00</text:p>
              </table:table-cell>
              <table:table-cell office:value-type="float" office:value="82.6">
                <text:p>82.6</text:p>
              </table:table-cell>
              <table:table-cell office:value-type="float" office:value="25.7633333333333">
                <text:p>25.7633333333333</text:p>
              </table:table-cell>
            </table:table-row>
            <table:table-row>
              <table:table-cell office:value-type="string">
                <text:p>2022-06-25 02:00:00</text:p>
              </table:table-cell>
              <table:table-cell office:value-type="float" office:value="82.56">
                <text:p>82.56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2022-06-25 02:05:00</text:p>
              </table:table-cell>
              <table:table-cell office:value-type="float" office:value="82.42">
                <text:p>82.42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2022-06-25 02:10:00</text:p>
              </table:table-cell>
              <table:table-cell office:value-type="float" office:value="82.26">
                <text:p>82.26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2022-06-25 02:15:00</text:p>
              </table:table-cell>
              <table:table-cell office:value-type="float" office:value="82.16">
                <text:p>82.16</text:p>
              </table:table-cell>
              <table:table-cell office:value-type="float" office:value="25.6316666666667">
                <text:p>25.6316666666667</text:p>
              </table:table-cell>
            </table:table-row>
            <table:table-row>
              <table:table-cell office:value-type="string">
                <text:p>2022-06-25 02:20:00</text:p>
              </table:table-cell>
              <table:table-cell office:value-type="float" office:value="82.06">
                <text:p>82.06</text:p>
              </table:table-cell>
              <table:table-cell office:value-type="float" office:value="25.6683333333333">
                <text:p>25.6683333333333</text:p>
              </table:table-cell>
            </table:table-row>
            <table:table-row>
              <table:table-cell office:value-type="string">
                <text:p>2022-06-25 02:25:00</text:p>
              </table:table-cell>
              <table:table-cell office:value-type="float" office:value="82.28">
                <text:p>82.28</text:p>
              </table:table-cell>
              <table:table-cell office:value-type="float" office:value="25.6316666666667">
                <text:p>25.6316666666667</text:p>
              </table:table-cell>
            </table:table-row>
            <table:table-row>
              <table:table-cell office:value-type="string">
                <text:p>2022-06-25 02:30:00</text:p>
              </table:table-cell>
              <table:table-cell office:value-type="float" office:value="83.42">
                <text:p>83.42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2022-06-25 02:35:00</text:p>
              </table:table-cell>
              <table:table-cell office:value-type="float" office:value="84.78">
                <text:p>84.78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2022-06-25 02:40:00</text:p>
              </table:table-cell>
              <table:table-cell office:value-type="float" office:value="85.08">
                <text:p>85.08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2022-06-25 02:45:00</text:p>
              </table:table-cell>
              <table:table-cell office:value-type="float" office:value="84.86">
                <text:p>84.86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2022-06-25 02:50:00</text:p>
              </table:table-cell>
              <table:table-cell office:value-type="float" office:value="84.72">
                <text:p>84.72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2022-06-25 02:55:00</text:p>
              </table:table-cell>
              <table:table-cell office:value-type="float" office:value="84.56">
                <text:p>84.56</text:p>
              </table:table-cell>
              <table:table-cell office:value-type="float" office:value="25.6683333333333">
                <text:p>25.6683333333333</text:p>
              </table:table-cell>
            </table:table-row>
            <table:table-row>
              <table:table-cell office:value-type="string">
                <text:p>2022-06-25 03:00:00</text:p>
              </table:table-cell>
              <table:table-cell office:value-type="float" office:value="84.46">
                <text:p>84.46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2022-06-25 03:05:00</text:p>
              </table:table-cell>
              <table:table-cell office:value-type="float" office:value="84.32">
                <text:p>84.32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2022-06-25 03:10:00</text:p>
              </table:table-cell>
              <table:table-cell office:value-type="float" office:value="84.2">
                <text:p>84.2</text:p>
              </table:table-cell>
              <table:table-cell office:value-type="float" office:value="25.5633333333333">
                <text:p>25.5633333333333</text:p>
              </table:table-cell>
            </table:table-row>
            <table:table-row>
              <table:table-cell office:value-type="string">
                <text:p>2022-06-25 03:15:00</text:p>
              </table:table-cell>
              <table:table-cell office:value-type="float" office:value="84.16">
                <text:p>84.16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2022-06-25 03:20:00</text:p>
              </table:table-cell>
              <table:table-cell office:value-type="float" office:value="84.06">
                <text:p>84.06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2022-06-25 03:25:00</text:p>
              </table:table-cell>
              <table:table-cell office:value-type="float" office:value="83.96">
                <text:p>83.96</text:p>
              </table:table-cell>
              <table:table-cell office:value-type="float" office:value="25.5683333333333">
                <text:p>25.5683333333333</text:p>
              </table:table-cell>
            </table:table-row>
            <table:table-row>
              <table:table-cell office:value-type="string">
                <text:p>2022-06-25 03:30:00</text:p>
              </table:table-cell>
              <table:table-cell office:value-type="float" office:value="83.9">
                <text:p>83.9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2022-06-25 03:35:00</text:p>
              </table:table-cell>
              <table:table-cell office:value-type="float" office:value="83.86">
                <text:p>83.86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2022-06-25 03:40:00</text:p>
              </table:table-cell>
              <table:table-cell office:value-type="float" office:value="83.76">
                <text:p>83.76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2022-06-25 03:45:00</text:p>
              </table:table-cell>
              <table:table-cell office:value-type="float" office:value="83.66">
                <text:p>83.66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2022-06-25 03:50:00</text:p>
              </table:table-cell>
              <table:table-cell office:value-type="float" office:value="83.56">
                <text:p>83.56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2022-06-25 03:55:00</text:p>
              </table:table-cell>
              <table:table-cell office:value-type="float" office:value="83.46">
                <text:p>83.46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2022-06-25 04:00:00</text:p>
              </table:table-cell>
              <table:table-cell office:value-type="float" office:value="83.36">
                <text:p>83.36</text:p>
              </table:table-cell>
              <table:table-cell office:value-type="float" office:value="25.6683333333333">
                <text:p>25.6683333333333</text:p>
              </table:table-cell>
            </table:table-row>
            <table:table-row>
              <table:table-cell office:value-type="string">
                <text:p>2022-06-25 04:05:00</text:p>
              </table:table-cell>
              <table:table-cell office:value-type="float" office:value="83.26">
                <text:p>83.26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2022-06-25 04:10:00</text:p>
              </table:table-cell>
              <table:table-cell office:value-type="float" office:value="83.16">
                <text:p>83.16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2022-06-25 04:15:00</text:p>
              </table:table-cell>
              <table:table-cell office:value-type="float" office:value="83.06">
                <text:p>83.06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2022-06-25 04:20:00</text:p>
              </table:table-cell>
              <table:table-cell office:value-type="float" office:value="82.96">
                <text:p>82.96</text:p>
              </table:table-cell>
              <table:table-cell office:value-type="float" office:value="25.5633333333333">
                <text:p>25.5633333333333</text:p>
              </table:table-cell>
            </table:table-row>
            <table:table-row>
              <table:table-cell office:value-type="string">
                <text:p>2022-06-25 04:25:00</text:p>
              </table:table-cell>
              <table:table-cell office:value-type="float" office:value="82.86">
                <text:p>82.86</text:p>
              </table:table-cell>
              <table:table-cell office:value-type="float" office:value="25.5683333333333">
                <text:p>25.5683333333333</text:p>
              </table:table-cell>
            </table:table-row>
            <table:table-row>
              <table:table-cell office:value-type="string">
                <text:p>2022-06-25 04:30:00</text:p>
              </table:table-cell>
              <table:table-cell office:value-type="float" office:value="82.8">
                <text:p>82.8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2022-06-25 04:35:00</text:p>
              </table:table-cell>
              <table:table-cell office:value-type="float" office:value="82.76">
                <text:p>82.76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2022-06-25 04:40:00</text:p>
              </table:table-cell>
              <table:table-cell office:value-type="float" office:value="82.66">
                <text:p>82.66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2022-06-25 04:45:00</text:p>
              </table:table-cell>
              <table:table-cell office:value-type="float" office:value="82.6">
                <text:p>82.6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2022-06-25 04:50:00</text:p>
              </table:table-cell>
              <table:table-cell office:value-type="float" office:value="82.56">
                <text:p>82.56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2022-06-25 04:55:00</text:p>
              </table:table-cell>
              <table:table-cell office:value-type="float" office:value="82.42">
                <text:p>82.42</text:p>
              </table:table-cell>
              <table:table-cell office:value-type="float" office:value="25.6683333333333">
                <text:p>25.6683333333333</text:p>
              </table:table-cell>
            </table:table-row>
            <table:table-row>
              <table:table-cell office:value-type="string">
                <text:p>2022-06-25 05:00:00</text:p>
              </table:table-cell>
              <table:table-cell office:value-type="float" office:value="82.26">
                <text:p>82.26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2022-06-25 05:05:00</text:p>
              </table:table-cell>
              <table:table-cell office:value-type="float" office:value="82.2">
                <text:p>82.2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2022-06-25 05:10:00</text:p>
              </table:table-cell>
              <table:table-cell office:value-type="float" office:value="82.16">
                <text:p>82.16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2022-06-25 05:15:00</text:p>
              </table:table-cell>
              <table:table-cell office:value-type="float" office:value="82.06">
                <text:p>82.06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2022-06-25 05:20:00</text:p>
              </table:table-cell>
              <table:table-cell office:value-type="float" office:value="82.56">
                <text:p>82.56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2022-06-25 05:25:00</text:p>
              </table:table-cell>
              <table:table-cell office:value-type="float" office:value="83.96">
                <text:p>83.96</text:p>
              </table:table-cell>
              <table:table-cell office:value-type="float" office:value="25.8366666666667">
                <text:p>25.8366666666667</text:p>
              </table:table-cell>
            </table:table-row>
            <table:table-row>
              <table:table-cell office:value-type="string">
                <text:p>2022-06-25 05:30:00</text:p>
              </table:table-cell>
              <table:table-cell office:value-type="float" office:value="84.88">
                <text:p>84.88</text:p>
              </table:table-cell>
              <table:table-cell office:value-type="float" office:value="26.0366666666667">
                <text:p>26.0366666666667</text:p>
              </table:table-cell>
            </table:table-row>
            <table:table-row>
              <table:table-cell office:value-type="string">
                <text:p>2022-06-25 05:35:00</text:p>
              </table:table-cell>
              <table:table-cell office:value-type="float" office:value="84.92">
                <text:p>84.92</text:p>
              </table:table-cell>
              <table:table-cell office:value-type="float" office:value="26.0316666666667">
                <text:p>26.0316666666667</text:p>
              </table:table-cell>
            </table:table-row>
            <table:table-row>
              <table:table-cell office:value-type="string">
                <text:p>2022-06-25 05:40:00</text:p>
              </table:table-cell>
              <table:table-cell office:value-type="float" office:value="84.76">
                <text:p>84.76</text:p>
              </table:table-cell>
              <table:table-cell office:value-type="float" office:value="26.0683333333333">
                <text:p>26.0683333333333</text:p>
              </table:table-cell>
            </table:table-row>
            <table:table-row>
              <table:table-cell office:value-type="string">
                <text:p>2022-06-25 05:45:00</text:p>
              </table:table-cell>
              <table:table-cell office:value-type="float" office:value="84.66">
                <text:p>84.66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2022-06-25 05:50:00</text:p>
              </table:table-cell>
              <table:table-cell office:value-type="float" office:value="84.56">
                <text:p>84.56</text:p>
              </table:table-cell>
              <table:table-cell office:value-type="float" office:value="26.1683333333333">
                <text:p>26.1683333333333</text:p>
              </table:table-cell>
            </table:table-row>
            <table:table-row>
              <table:table-cell office:value-type="string">
                <text:p>2022-06-25 05:55:00</text:p>
              </table:table-cell>
              <table:table-cell office:value-type="float" office:value="84.46">
                <text:p>84.46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2022-06-25 06:00:00</text:p>
              </table:table-cell>
              <table:table-cell office:value-type="float" office:value="84.32">
                <text:p>84.32</text:p>
              </table:table-cell>
              <table:table-cell office:value-type="float" office:value="26.3366666666667">
                <text:p>26.3366666666667</text:p>
              </table:table-cell>
            </table:table-row>
            <table:table-row>
              <table:table-cell office:value-type="string">
                <text:p>2022-06-25 06:05:00</text:p>
              </table:table-cell>
              <table:table-cell office:value-type="float" office:value="84.2">
                <text:p>84.2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2022-06-25 06:10:00</text:p>
              </table:table-cell>
              <table:table-cell office:value-type="float" office:value="84.16">
                <text:p>84.16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2022-06-25 06:15:00</text:p>
              </table:table-cell>
              <table:table-cell office:value-type="float" office:value="84.06">
                <text:p>84.06</text:p>
              </table:table-cell>
              <table:table-cell office:value-type="float" office:value="26.5366666666667">
                <text:p>26.5366666666667</text:p>
              </table:table-cell>
            </table:table-row>
            <table:table-row>
              <table:table-cell office:value-type="string">
                <text:p>2022-06-25 06:20:00</text:p>
              </table:table-cell>
              <table:table-cell office:value-type="float" office:value="83.96">
                <text:p>83.96</text:p>
              </table:table-cell>
              <table:table-cell office:value-type="float" office:value="26.6683333333333">
                <text:p>26.6683333333333</text:p>
              </table:table-cell>
            </table:table-row>
            <table:table-row>
              <table:table-cell office:value-type="string">
                <text:p>2022-06-25 06:25:00</text:p>
              </table:table-cell>
              <table:table-cell office:value-type="float" office:value="83.9">
                <text:p>83.9</text:p>
              </table:table-cell>
              <table:table-cell office:value-type="float" office:value="26.7683333333333">
                <text:p>26.7683333333333</text:p>
              </table:table-cell>
            </table:table-row>
            <table:table-row>
              <table:table-cell office:value-type="string">
                <text:p>2022-06-25 06:30:00</text:p>
              </table:table-cell>
              <table:table-cell office:value-type="float" office:value="83.86">
                <text:p>83.86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2022-06-25 06:35:00</text:p>
              </table:table-cell>
              <table:table-cell office:value-type="float" office:value="83.76">
                <text:p>83.76</text:p>
              </table:table-cell>
              <table:table-cell office:value-type="float" office:value="26.7316666666667">
                <text:p>26.7316666666667</text:p>
              </table:table-cell>
            </table:table-row>
            <table:table-row>
              <table:table-cell office:value-type="string">
                <text:p>2022-06-25 06:40:00</text:p>
              </table:table-cell>
              <table:table-cell office:value-type="float" office:value="83.66">
                <text:p>83.66</text:p>
              </table:table-cell>
              <table:table-cell office:value-type="float" office:value="26.7683333333333">
                <text:p>26.7683333333333</text:p>
              </table:table-cell>
            </table:table-row>
            <table:table-row>
              <table:table-cell office:value-type="string">
                <text:p>2022-06-25 06:45:00</text:p>
              </table:table-cell>
              <table:table-cell office:value-type="float" office:value="83.56">
                <text:p>83.56</text:p>
              </table:table-cell>
              <table:table-cell office:value-type="float" office:value="26.7316666666667">
                <text:p>26.7316666666667</text:p>
              </table:table-cell>
            </table:table-row>
            <table:table-row>
              <table:table-cell office:value-type="string">
                <text:p>2022-06-25 06:50:00</text:p>
              </table:table-cell>
              <table:table-cell office:value-type="float" office:value="83.46">
                <text:p>83.46</text:p>
              </table:table-cell>
              <table:table-cell office:value-type="float" office:value="26.8366666666667">
                <text:p>26.8366666666667</text:p>
              </table:table-cell>
            </table:table-row>
            <table:table-row>
              <table:table-cell office:value-type="string">
                <text:p>2022-06-25 06:55:00</text:p>
              </table:table-cell>
              <table:table-cell office:value-type="float" office:value="83.4">
                <text:p>83.4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022-06-25 07:00:00</text:p>
              </table:table-cell>
              <table:table-cell office:value-type="float" office:value="83.32">
                <text:p>83.32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022-06-25 07:05:00</text:p>
              </table:table-cell>
              <table:table-cell office:value-type="float" office:value="83.2">
                <text:p>83.2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022-06-25 07:10:00</text:p>
              </table:table-cell>
              <table:table-cell office:value-type="float" office:value="83.16">
                <text:p>83.16</text:p>
              </table:table-cell>
              <table:table-cell office:value-type="float" office:value="26.7633333333333">
                <text:p>26.7633333333333</text:p>
              </table:table-cell>
            </table:table-row>
            <table:table-row>
              <table:table-cell office:value-type="string">
                <text:p>2022-06-25 07:15:00</text:p>
              </table:table-cell>
              <table:table-cell office:value-type="float" office:value="83.06">
                <text:p>83.06</text:p>
              </table:table-cell>
              <table:table-cell office:value-type="float" office:value="26.8366666666667">
                <text:p>26.8366666666667</text:p>
              </table:table-cell>
            </table:table-row>
            <table:table-row>
              <table:table-cell office:value-type="string">
                <text:p>2022-06-25 07:20:00</text:p>
              </table:table-cell>
              <table:table-cell office:value-type="float" office:value="82.96">
                <text:p>82.96</text:p>
              </table:table-cell>
              <table:table-cell office:value-type="float" office:value="26.8316666666667">
                <text:p>26.8316666666667</text:p>
              </table:table-cell>
            </table:table-row>
            <table:table-row>
              <table:table-cell office:value-type="string">
                <text:p>2022-06-25 07:25:00</text:p>
              </table:table-cell>
              <table:table-cell office:value-type="float" office:value="82.86">
                <text:p>82.86</text:p>
              </table:table-cell>
              <table:table-cell office:value-type="float" office:value="26.6633333333333">
                <text:p>26.6633333333333</text:p>
              </table:table-cell>
            </table:table-row>
            <table:table-row>
              <table:table-cell office:value-type="string">
                <text:p>2022-06-25 07:30:00</text:p>
              </table:table-cell>
              <table:table-cell office:value-type="float" office:value="82.8">
                <text:p>82.8</text:p>
              </table:table-cell>
              <table:table-cell office:value-type="float" office:value="26.6683333333333">
                <text:p>26.6683333333333</text:p>
              </table:table-cell>
            </table:table-row>
            <table:table-row>
              <table:table-cell office:value-type="string">
                <text:p>2022-06-25 07:35:00</text:p>
              </table:table-cell>
              <table:table-cell office:value-type="float" office:value="82.76">
                <text:p>82.76</text:p>
              </table:table-cell>
              <table:table-cell office:value-type="float" office:value="26.7683333333333">
                <text:p>26.7683333333333</text:p>
              </table:table-cell>
            </table:table-row>
            <table:table-row>
              <table:table-cell office:value-type="string">
                <text:p>2022-06-25 07:40:00</text:p>
              </table:table-cell>
              <table:table-cell office:value-type="float" office:value="82.7">
                <text:p>82.7</text:p>
              </table:table-cell>
              <table:table-cell office:value-type="float" office:value="26.8683333333333">
                <text:p>26.8683333333333</text:p>
              </table:table-cell>
            </table:table-row>
            <table:table-row>
              <table:table-cell office:value-type="string">
                <text:p>2022-06-25 07:45:00</text:p>
              </table:table-cell>
              <table:table-cell office:value-type="float" office:value="82.66">
                <text:p>82.66</text:p>
              </table:table-cell>
              <table:table-cell office:value-type="float" office:value="26.9683333333333">
                <text:p>26.9683333333333</text:p>
              </table:table-cell>
            </table:table-row>
            <table:table-row>
              <table:table-cell office:value-type="string">
                <text:p>2022-06-25 07:50:00</text:p>
              </table:table-cell>
              <table:table-cell office:value-type="float" office:value="82.56">
                <text:p>82.56</text:p>
              </table:table-cell>
              <table:table-cell office:value-type="float" office:value="26.8633333333333">
                <text:p>26.8633333333333</text:p>
              </table:table-cell>
            </table:table-row>
            <table:table-row>
              <table:table-cell office:value-type="string">
                <text:p>2022-06-25 07:55:00</text:p>
              </table:table-cell>
              <table:table-cell office:value-type="float" office:value="82.46">
                <text:p>82.46</text:p>
              </table:table-cell>
              <table:table-cell office:value-type="float" office:value="26.9366666666667">
                <text:p>26.9366666666667</text:p>
              </table:table-cell>
            </table:table-row>
            <table:table-row>
              <table:table-cell office:value-type="string">
                <text:p>2022-06-25 08:00:00</text:p>
              </table:table-cell>
              <table:table-cell office:value-type="float" office:value="82.36">
                <text:p>82.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2-06-25 08:05:00</text:p>
              </table:table-cell>
              <table:table-cell office:value-type="float" office:value="82.26">
                <text:p>82.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2-06-25 08:10:00</text:p>
              </table:table-cell>
              <table:table-cell office:value-type="float" office:value="82.2">
                <text:p>82.2</text:p>
              </table:table-cell>
              <table:table-cell office:value-type="float" office:value="26.8633333333333">
                <text:p>26.8633333333333</text:p>
              </table:table-cell>
            </table:table-row>
            <table:table-row>
              <table:table-cell office:value-type="string">
                <text:p>2022-06-25 08:15:00</text:p>
              </table:table-cell>
              <table:table-cell office:value-type="float" office:value="82.16">
                <text:p>82.16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2022-06-25 08:20:00</text:p>
              </table:table-cell>
              <table:table-cell office:value-type="float" office:value="82.06">
                <text:p>82.06</text:p>
              </table:table-cell>
              <table:table-cell office:value-type="float" office:value="26.8683333333333">
                <text:p>26.8683333333333</text:p>
              </table:table-cell>
            </table:table-row>
            <table:table-row>
              <table:table-cell office:value-type="string">
                <text:p>2022-06-25 08:25:00</text:p>
              </table:table-cell>
              <table:table-cell office:value-type="float" office:value="82.28">
                <text:p>82.28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022-06-25 08:30:00</text:p>
              </table:table-cell>
              <table:table-cell office:value-type="float" office:value="83.42">
                <text:p>83.42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022-06-25 08:35:00</text:p>
              </table:table-cell>
              <table:table-cell office:value-type="float" office:value="84.66">
                <text:p>84.66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022-06-25 08:40:00</text:p>
              </table:table-cell>
              <table:table-cell office:value-type="float" office:value="84.86">
                <text:p>84.86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022-06-25 08:45:00</text:p>
              </table:table-cell>
              <table:table-cell office:value-type="float" office:value="84.76">
                <text:p>84.76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022-06-25 08:50:00</text:p>
              </table:table-cell>
              <table:table-cell office:value-type="float" office:value="84.62">
                <text:p>84.62</text:p>
              </table:table-cell>
              <table:table-cell office:value-type="float" office:value="27.0333333333333">
                <text:p>27.0333333333333</text:p>
              </table:table-cell>
            </table:table-row>
            <table:table-row>
              <table:table-cell office:value-type="string">
                <text:p>2022-06-25 08:55:00</text:p>
              </table:table-cell>
              <table:table-cell office:value-type="float" office:value="84.5">
                <text:p>84.5</text:p>
              </table:table-cell>
              <table:table-cell office:value-type="float" office:value="26.9633333333333">
                <text:p>26.9633333333333</text:p>
              </table:table-cell>
            </table:table-row>
            <table:table-row>
              <table:table-cell office:value-type="string">
                <text:p>2022-06-25 09:00:00</text:p>
              </table:table-cell>
              <table:table-cell office:value-type="float" office:value="84.42">
                <text:p>84.42</text:p>
              </table:table-cell>
              <table:table-cell office:value-type="float" office:value="27.0366666666667">
                <text:p>27.0366666666667</text:p>
              </table:table-cell>
            </table:table-row>
            <table:table-row>
              <table:table-cell office:value-type="string">
                <text:p>2022-06-25 09:05:00</text:p>
              </table:table-cell>
              <table:table-cell office:value-type="float" office:value="84.2583333333334">
                <text:p>84.2583333333334</text:p>
              </table:table-cell>
              <table:table-cell office:value-type="float" office:value="27.0316666666667">
                <text:p>27.0316666666667</text:p>
              </table:table-cell>
            </table:table-row>
            <table:table-row>
              <table:table-cell office:value-type="string">
                <text:p>2022-06-25 09:10:00</text:p>
              </table:table-cell>
              <table:table-cell office:value-type="float" office:value="84.2">
                <text:p>84.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2-06-25 09:15:00</text:p>
              </table:table-cell>
              <table:table-cell office:value-type="float" office:value="84.1166666666667">
                <text:p>84.116666666666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2-06-25 09:20:00</text:p>
              </table:table-cell>
              <table:table-cell office:value-type="float" office:value="84">
                <text:p>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2-06-25 09:25:00</text:p>
              </table:table-cell>
              <table:table-cell office:value-type="float" office:value="83.9583333333333">
                <text:p>83.95833333333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2-06-25 09:30:00</text:p>
              </table:table-cell>
              <table:table-cell office:value-type="float" office:value="83.9">
                <text:p>83.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2-06-25 09:35:00</text:p>
              </table:table-cell>
              <table:table-cell office:value-type="float" office:value="83.8583333333333">
                <text:p>83.8583333333333</text:p>
              </table:table-cell>
              <table:table-cell office:value-type="float" office:value="26.9316666666667">
                <text:p>26.9316666666667</text:p>
              </table:table-cell>
            </table:table-row>
            <table:table-row>
              <table:table-cell office:value-type="string">
                <text:p>2022-06-25 09:40:00</text:p>
              </table:table-cell>
              <table:table-cell office:value-type="float" office:value="83.7583333333334">
                <text:p>83.7583333333334</text:p>
              </table:table-cell>
              <table:table-cell office:value-type="float" office:value="26.9683333333333">
                <text:p>26.9683333333333</text:p>
              </table:table-cell>
            </table:table-row>
            <table:table-row>
              <table:table-cell office:value-type="string">
                <text:p>2022-06-25 09:45:00</text:p>
              </table:table-cell>
              <table:table-cell office:value-type="float" office:value="83.6583333333333">
                <text:p>83.6583333333333</text:p>
              </table:table-cell>
              <table:table-cell office:value-type="float" office:value="26.8633333333333">
                <text:p>26.8633333333333</text:p>
              </table:table-cell>
            </table:table-row>
            <table:table-row>
              <table:table-cell office:value-type="string">
                <text:p>2022-06-25 09:50:00</text:p>
              </table:table-cell>
              <table:table-cell office:value-type="float" office:value="83.5583333333333">
                <text:p>83.5583333333333</text:p>
              </table:table-cell>
              <table:table-cell office:value-type="float" office:value="26.9366666666667">
                <text:p>26.9366666666667</text:p>
              </table:table-cell>
            </table:table-row>
            <table:table-row>
              <table:table-cell office:value-type="string">
                <text:p>2022-06-25 09:55:00</text:p>
              </table:table-cell>
              <table:table-cell office:value-type="float" office:value="83.5">
                <text:p>83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2-06-25 10:00:00</text:p>
              </table:table-cell>
              <table:table-cell office:value-type="float" office:value="83.46">
                <text:p>83.46</text:p>
              </table:table-cell>
              <table:table-cell office:value-type="float" office:value="27.1366666666667">
                <text:p>27.1366666666667</text:p>
              </table:table-cell>
            </table:table-row>
            <table:table-row>
              <table:table-cell office:value-type="string">
                <text:p>2022-06-25 10:05:00</text:p>
              </table:table-cell>
              <table:table-cell office:value-type="float" office:value="83.3583333333333">
                <text:p>83.3583333333333</text:p>
              </table:table-cell>
              <table:table-cell office:value-type="float" office:value="27.1316666666667">
                <text:p>27.1316666666667</text:p>
              </table:table-cell>
            </table:table-row>
            <table:table-row>
              <table:table-cell office:value-type="string">
                <text:p>2022-06-25 10:10:00</text:p>
              </table:table-cell>
              <table:table-cell office:value-type="float" office:value="83.2583333333334">
                <text:p>83.2583333333334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5 10:15:00</text:p>
              </table:table-cell>
              <table:table-cell office:value-type="float" office:value="83.2">
                <text:p>83.2</text:p>
              </table:table-cell>
              <table:table-cell office:value-type="float" office:value="27.305">
                <text:p>27.305</text:p>
              </table:table-cell>
            </table:table-row>
            <table:table-row>
              <table:table-cell office:value-type="string">
                <text:p>2022-06-25 10:20:00</text:p>
              </table:table-cell>
              <table:table-cell office:value-type="float" office:value="83.1583333333333">
                <text:p>83.1583333333333</text:p>
              </table:table-cell>
              <table:table-cell office:value-type="float" office:value="27.2633333333333">
                <text:p>27.2633333333333</text:p>
              </table:table-cell>
            </table:table-row>
            <table:table-row>
              <table:table-cell office:value-type="string">
                <text:p>2022-06-25 10:25:00</text:p>
              </table:table-cell>
              <table:table-cell office:value-type="float" office:value="83.0166666666667">
                <text:p>83.0166666666667</text:p>
              </table:table-cell>
              <table:table-cell office:value-type="float" office:value="27.405">
                <text:p>27.405</text:p>
              </table:table-cell>
            </table:table-row>
            <table:table-row>
              <table:table-cell office:value-type="string">
                <text:p>2022-06-25 10:30:00</text:p>
              </table:table-cell>
              <table:table-cell office:value-type="float" office:value="82.86">
                <text:p>82.8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022-06-25 10:35:00</text:p>
              </table:table-cell>
              <table:table-cell office:value-type="float" office:value="82.8">
                <text:p>82.8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2022-06-25 10:40:00</text:p>
              </table:table-cell>
              <table:table-cell office:value-type="float" office:value="82.8">
                <text:p>82.8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2022-06-25 10:45:00</text:p>
              </table:table-cell>
              <table:table-cell office:value-type="float" office:value="82.76">
                <text:p>82.76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2022-06-25 10:50:00</text:p>
              </table:table-cell>
              <table:table-cell office:value-type="float" office:value="82.66">
                <text:p>82.66</text:p>
              </table:table-cell>
              <table:table-cell office:value-type="float" office:value="27.1333333333333">
                <text:p>27.1333333333333</text:p>
              </table:table-cell>
            </table:table-row>
            <table:table-row>
              <table:table-cell office:value-type="string">
                <text:p>2022-06-25 10:55:00</text:p>
              </table:table-cell>
              <table:table-cell office:value-type="float" office:value="82.6">
                <text:p>82.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5 11:00:00</text:p>
              </table:table-cell>
              <table:table-cell office:value-type="float" office:value="82.56">
                <text:p>82.56</text:p>
              </table:table-cell>
              <table:table-cell office:value-type="float" office:value="27.1666666666667">
                <text:p>27.1666666666667</text:p>
              </table:table-cell>
            </table:table-row>
            <table:table-row>
              <table:table-cell office:value-type="string">
                <text:p>2022-06-25 11:05:00</text:p>
              </table:table-cell>
              <table:table-cell office:value-type="float" office:value="82.46">
                <text:p>82.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2-06-25 11:10:00</text:p>
              </table:table-cell>
              <table:table-cell office:value-type="float" office:value="82.36">
                <text:p>82.36</text:p>
              </table:table-cell>
              <table:table-cell office:value-type="float" office:value="27.0333333333333">
                <text:p>27.0333333333333</text:p>
              </table:table-cell>
            </table:table-row>
            <table:table-row>
              <table:table-cell office:value-type="string">
                <text:p>2022-06-25 11:15:00</text:p>
              </table:table-cell>
              <table:table-cell office:value-type="float" office:value="82.26">
                <text:p>82.2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5 11:20:00</text:p>
              </table:table-cell>
              <table:table-cell office:value-type="float" office:value="82.2">
                <text:p>82.2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5 11:25:00</text:p>
              </table:table-cell>
              <table:table-cell office:value-type="float" office:value="82.16">
                <text:p>82.1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5 11:30:00</text:p>
              </table:table-cell>
              <table:table-cell office:value-type="float" office:value="82.1">
                <text:p>82.1</text:p>
              </table:table-cell>
              <table:table-cell office:value-type="float" office:value="27.0333333333333">
                <text:p>27.0333333333333</text:p>
              </table:table-cell>
            </table:table-row>
            <table:table-row>
              <table:table-cell office:value-type="string">
                <text:p>2022-06-25 11:35:00</text:p>
              </table:table-cell>
              <table:table-cell office:value-type="float" office:value="82.06">
                <text:p>82.06</text:p>
              </table:table-cell>
              <table:table-cell office:value-type="float" office:value="27.0666666666667">
                <text:p>27.0666666666667</text:p>
              </table:table-cell>
            </table:table-row>
            <table:table-row>
              <table:table-cell office:value-type="string">
                <text:p>2022-06-25 11:40:00</text:p>
              </table:table-cell>
              <table:table-cell office:value-type="float" office:value="82.6">
                <text:p>82.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5 11:45:00</text:p>
              </table:table-cell>
              <table:table-cell office:value-type="float" office:value="84.02">
                <text:p>84.02</text:p>
              </table:table-cell>
              <table:table-cell office:value-type="float" office:value="26.9666666666667">
                <text:p>26.9666666666667</text:p>
              </table:table-cell>
            </table:table-row>
            <table:table-row>
              <table:table-cell office:value-type="string">
                <text:p>2022-06-25 11:50:00</text:p>
              </table:table-cell>
              <table:table-cell office:value-type="float" office:value="84.88">
                <text:p>84.88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5 11:55:00</text:p>
              </table:table-cell>
              <table:table-cell office:value-type="float" office:value="84.92">
                <text:p>84.92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2022-06-25 12:00:00</text:p>
              </table:table-cell>
              <table:table-cell office:value-type="float" office:value="84.72">
                <text:p>84.72</text:p>
              </table:table-cell>
              <table:table-cell office:value-type="float" office:value="27.0666666666667">
                <text:p>27.0666666666667</text:p>
              </table:table-cell>
            </table:table-row>
            <table:table-row>
              <table:table-cell office:value-type="string">
                <text:p>2022-06-25 12:05:00</text:p>
              </table:table-cell>
              <table:table-cell office:value-type="float" office:value="84.56">
                <text:p>84.56</text:p>
              </table:table-cell>
              <table:table-cell office:value-type="float" office:value="26.8666666666667">
                <text:p>26.8666666666667</text:p>
              </table:table-cell>
            </table:table-row>
            <table:table-row>
              <table:table-cell office:value-type="string">
                <text:p>2022-06-25 12:10:00</text:p>
              </table:table-cell>
              <table:table-cell office:value-type="float" office:value="84.46">
                <text:p>84.46</text:p>
              </table:table-cell>
              <table:table-cell office:value-type="float" office:value="26.7333333333333">
                <text:p>26.7333333333333</text:p>
              </table:table-cell>
            </table:table-row>
            <table:table-row>
              <table:table-cell office:value-type="string">
                <text:p>2022-06-25 12:15:00</text:p>
              </table:table-cell>
              <table:table-cell office:value-type="float" office:value="84.36">
                <text:p>84.36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2022-06-25 12:20:00</text:p>
              </table:table-cell>
              <table:table-cell office:value-type="float" office:value="84.26">
                <text:p>84.26</text:p>
              </table:table-cell>
              <table:table-cell office:value-type="float" office:value="26.6333333333333">
                <text:p>26.6333333333333</text:p>
              </table:table-cell>
            </table:table-row>
            <table:table-row>
              <table:table-cell office:value-type="string">
                <text:p>2022-06-25 12:25:00</text:p>
              </table:table-cell>
              <table:table-cell office:value-type="float" office:value="84.2">
                <text:p>84.2</text:p>
              </table:table-cell>
              <table:table-cell office:value-type="float" office:value="26.6666666666667">
                <text:p>26.6666666666667</text:p>
              </table:table-cell>
            </table:table-row>
            <table:table-row>
              <table:table-cell office:value-type="string">
                <text:p>2022-06-25 12:30:00</text:p>
              </table:table-cell>
              <table:table-cell office:value-type="float" office:value="84.16">
                <text:p>84.16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022-06-25 12:35:00</text:p>
              </table:table-cell>
              <table:table-cell office:value-type="float" office:value="84.06">
                <text:p>84.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2-06-25 12:40:00</text:p>
              </table:table-cell>
              <table:table-cell office:value-type="float" office:value="84">
                <text:p>84</text:p>
              </table:table-cell>
              <table:table-cell office:value-type="float" office:value="26.9333333333333">
                <text:p>26.9333333333333</text:p>
              </table:table-cell>
            </table:table-row>
            <table:table-row>
              <table:table-cell office:value-type="string">
                <text:p>2022-06-25 12:45:00</text:p>
              </table:table-cell>
              <table:table-cell office:value-type="float" office:value="83.96">
                <text:p>83.96</text:p>
              </table:table-cell>
              <table:table-cell office:value-type="float" office:value="26.8333333333333">
                <text:p>26.8333333333333</text:p>
              </table:table-cell>
            </table:table-row>
            <table:table-row>
              <table:table-cell office:value-type="string">
                <text:p>2022-06-25 12:50:00</text:p>
              </table:table-cell>
              <table:table-cell office:value-type="float" office:value="83.86">
                <text:p>83.86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2022-06-25 12:55:00</text:p>
              </table:table-cell>
              <table:table-cell office:value-type="float" office:value="83.76">
                <text:p>83.76</text:p>
              </table:table-cell>
              <table:table-cell office:value-type="float" office:value="26.8666666666667">
                <text:p>26.8666666666667</text:p>
              </table:table-cell>
            </table:table-row>
            <table:table-row>
              <table:table-cell office:value-type="string">
                <text:p>2022-06-25 13:00:00</text:p>
              </table:table-cell>
              <table:table-cell office:value-type="float" office:value="83.7">
                <text:p>83.7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022-06-25 13:05:00</text:p>
              </table:table-cell>
              <table:table-cell office:value-type="float" office:value="83.66">
                <text:p>83.66</text:p>
              </table:table-cell>
              <table:table-cell office:value-type="float" office:value="26.8333333333333">
                <text:p>26.8333333333333</text:p>
              </table:table-cell>
            </table:table-row>
            <table:table-row>
              <table:table-cell office:value-type="string">
                <text:p>2022-06-25 13:10:00</text:p>
              </table:table-cell>
              <table:table-cell office:value-type="float" office:value="83.56">
                <text:p>83.56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2022-06-25 13:15:00</text:p>
              </table:table-cell>
              <table:table-cell office:value-type="float" office:value="83.46">
                <text:p>83.46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2022-06-25 13:20:00</text:p>
              </table:table-cell>
              <table:table-cell office:value-type="float" office:value="83.36">
                <text:p>83.36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2022-06-25 13:25:00</text:p>
              </table:table-cell>
              <table:table-cell office:value-type="float" office:value="83.3">
                <text:p>83.3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2022-06-25 13:30:00</text:p>
              </table:table-cell>
              <table:table-cell office:value-type="float" office:value="83.26">
                <text:p>83.26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2022-06-25 13:35:00</text:p>
              </table:table-cell>
              <table:table-cell office:value-type="float" office:value="83.2">
                <text:p>83.2</text:p>
              </table:table-cell>
              <table:table-cell office:value-type="float" office:value="26.8666666666667">
                <text:p>26.8666666666667</text:p>
              </table:table-cell>
            </table:table-row>
            <table:table-row>
              <table:table-cell office:value-type="string">
                <text:p>2022-06-25 13:40:00</text:p>
              </table:table-cell>
              <table:table-cell office:value-type="float" office:value="83.16">
                <text:p>83.16</text:p>
              </table:table-cell>
              <table:table-cell office:value-type="float" office:value="26.9666666666667">
                <text:p>26.9666666666667</text:p>
              </table:table-cell>
            </table:table-row>
            <table:table-row>
              <table:table-cell office:value-type="string">
                <text:p>2022-06-25 13:45:00</text:p>
              </table:table-cell>
              <table:table-cell office:value-type="float" office:value="83.02">
                <text:p>83.0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2-06-25 13:50:00</text:p>
              </table:table-cell>
              <table:table-cell office:value-type="float" office:value="82.9">
                <text:p>82.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2-06-25 13:55:00</text:p>
              </table:table-cell>
              <table:table-cell office:value-type="float" office:value="82.86">
                <text:p>82.8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2-06-25 14:00:00</text:p>
              </table:table-cell>
              <table:table-cell office:value-type="float" office:value="82.8">
                <text:p>82.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2-06-25 14:05:00</text:p>
              </table:table-cell>
              <table:table-cell office:value-type="float" office:value="82.76">
                <text:p>82.76</text:p>
              </table:table-cell>
              <table:table-cell office:value-type="float" office:value="26.9333333333333">
                <text:p>26.9333333333333</text:p>
              </table:table-cell>
            </table:table-row>
            <table:table-row>
              <table:table-cell office:value-type="string">
                <text:p>2022-06-25 14:10:00</text:p>
              </table:table-cell>
              <table:table-cell office:value-type="float" office:value="82.7">
                <text:p>82.7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022-06-25 14:15:00</text:p>
              </table:table-cell>
              <table:table-cell office:value-type="float" office:value="82.66">
                <text:p>82.66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022-06-25 14:20:00</text:p>
              </table:table-cell>
              <table:table-cell office:value-type="float" office:value="82.6">
                <text:p>82.6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022-06-25 14:25:00</text:p>
              </table:table-cell>
              <table:table-cell office:value-type="float" office:value="82.56">
                <text:p>82.56</text:p>
              </table:table-cell>
              <table:table-cell office:value-type="float" office:value="26.9683333333333">
                <text:p>26.9683333333333</text:p>
              </table:table-cell>
            </table:table-row>
            <table:table-row>
              <table:table-cell office:value-type="string">
                <text:p>2022-06-25 14:30:00</text:p>
              </table:table-cell>
              <table:table-cell office:value-type="float" office:value="82.46">
                <text:p>82.46</text:p>
              </table:table-cell>
              <table:table-cell office:value-type="float" office:value="27.0683333333333">
                <text:p>27.0683333333333</text:p>
              </table:table-cell>
            </table:table-row>
            <table:table-row>
              <table:table-cell office:value-type="string">
                <text:p>2022-06-25 14:35:00</text:p>
              </table:table-cell>
              <table:table-cell office:value-type="float" office:value="82.36">
                <text:p>82.3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5 14:40:00</text:p>
              </table:table-cell>
              <table:table-cell office:value-type="float" office:value="82.26">
                <text:p>82.26</text:p>
              </table:table-cell>
              <table:table-cell office:value-type="float" office:value="27.0316666666667">
                <text:p>27.0316666666667</text:p>
              </table:table-cell>
            </table:table-row>
            <table:table-row>
              <table:table-cell office:value-type="string">
                <text:p>2022-06-25 14:45:00</text:p>
              </table:table-cell>
              <table:table-cell office:value-type="float" office:value="82.2">
                <text:p>82.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2-06-25 14:50:00</text:p>
              </table:table-cell>
              <table:table-cell office:value-type="float" office:value="82.2">
                <text:p>82.2</text:p>
              </table:table-cell>
              <table:table-cell office:value-type="float" office:value="27.1366666666667">
                <text:p>27.1366666666667</text:p>
              </table:table-cell>
            </table:table-row>
            <table:table-row>
              <table:table-cell office:value-type="string">
                <text:p>2022-06-25 14:55:00</text:p>
              </table:table-cell>
              <table:table-cell office:value-type="float" office:value="82.16">
                <text:p>82.16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2022-06-25 15:00:00</text:p>
              </table:table-cell>
              <table:table-cell office:value-type="float" office:value="82.06">
                <text:p>82.06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2022-06-25 15:05:00</text:p>
              </table:table-cell>
              <table:table-cell office:value-type="float" office:value="82.36">
                <text:p>82.36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2022-06-25 15:10:00</text:p>
              </table:table-cell>
              <table:table-cell office:value-type="float" office:value="83.54">
                <text:p>83.54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2022-06-25 15:15:00</text:p>
              </table:table-cell>
              <table:table-cell office:value-type="float" office:value="84.78">
                <text:p>84.78</text:p>
              </table:table-cell>
              <table:table-cell office:value-type="float" office:value="27.1316666666667">
                <text:p>27.1316666666667</text:p>
              </table:table-cell>
            </table:table-row>
            <table:table-row>
              <table:table-cell office:value-type="string">
                <text:p>2022-06-25 15:20:00</text:p>
              </table:table-cell>
              <table:table-cell office:value-type="float" office:value="85.04">
                <text:p>85.04</text:p>
              </table:table-cell>
              <table:table-cell office:value-type="float" office:value="27.1683333333333">
                <text:p>27.1683333333333</text:p>
              </table:table-cell>
            </table:table-row>
            <table:table-row>
              <table:table-cell office:value-type="string">
                <text:p>2022-06-25 15:25:00</text:p>
              </table:table-cell>
              <table:table-cell office:value-type="float" office:value="84.76">
                <text:p>84.76</text:p>
              </table:table-cell>
              <table:table-cell office:value-type="float" office:value="27.1316666666667">
                <text:p>27.1316666666667</text:p>
              </table:table-cell>
            </table:table-row>
            <table:table-row>
              <table:table-cell office:value-type="string">
                <text:p>2022-06-25 15:30:00</text:p>
              </table:table-cell>
              <table:table-cell office:value-type="float" office:value="84.62">
                <text:p>84.62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5 15:35:00</text:p>
              </table:table-cell>
              <table:table-cell office:value-type="float" office:value="84.5">
                <text:p>84.5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5 15:40:00</text:p>
              </table:table-cell>
              <table:table-cell office:value-type="float" office:value="84.42">
                <text:p>84.42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5 15:45:00</text:p>
              </table:table-cell>
              <table:table-cell office:value-type="float" office:value="84.26">
                <text:p>84.2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5 15:50:00</text:p>
              </table:table-cell>
              <table:table-cell office:value-type="float" office:value="84.2">
                <text:p>84.2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5 15:55:00</text:p>
              </table:table-cell>
              <table:table-cell office:value-type="float" office:value="84.16">
                <text:p>84.1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5 16:00:00</text:p>
              </table:table-cell>
              <table:table-cell office:value-type="float" office:value="84.06">
                <text:p>84.06</text:p>
              </table:table-cell>
              <table:table-cell office:value-type="float" office:value="26.895">
                <text:p>26.895</text:p>
              </table:table-cell>
            </table:table-row>
            <table:table-row>
              <table:table-cell office:value-type="string">
                <text:p>2022-06-25 16:05:00</text:p>
              </table:table-cell>
              <table:table-cell office:value-type="float" office:value="83.96">
                <text:p>83.96</text:p>
              </table:table-cell>
              <table:table-cell office:value-type="float" office:value="27.005">
                <text:p>27.005</text:p>
              </table:table-cell>
            </table:table-row>
            <table:table-row>
              <table:table-cell office:value-type="string">
                <text:p>2022-06-25 16:10:00</text:p>
              </table:table-cell>
              <table:table-cell office:value-type="float" office:value="83.9">
                <text:p>83.9</text:p>
              </table:table-cell>
              <table:table-cell office:value-type="float" office:value="27.2366666666667">
                <text:p>27.2366666666667</text:p>
              </table:table-cell>
            </table:table-row>
            <table:table-row>
              <table:table-cell office:value-type="string">
                <text:p>2022-06-25 16:15:00</text:p>
              </table:table-cell>
              <table:table-cell office:value-type="float" office:value="83.86">
                <text:p>83.86</text:p>
              </table:table-cell>
              <table:table-cell office:value-type="float" office:value="27.1633333333333">
                <text:p>27.1633333333333</text:p>
              </table:table-cell>
            </table:table-row>
            <table:table-row>
              <table:table-cell office:value-type="string">
                <text:p>2022-06-25 16:20:00</text:p>
              </table:table-cell>
              <table:table-cell office:value-type="float" office:value="83.8">
                <text:p>83.8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5 16:25:00</text:p>
              </table:table-cell>
              <table:table-cell office:value-type="float" office:value="83.76">
                <text:p>83.7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5 16:30:00</text:p>
              </table:table-cell>
              <table:table-cell office:value-type="float" office:value="83.66">
                <text:p>83.6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5 16:35:00</text:p>
              </table:table-cell>
              <table:table-cell office:value-type="float" office:value="83.56">
                <text:p>83.56</text:p>
              </table:table-cell>
              <table:table-cell office:value-type="float" office:value="27.3733333333333">
                <text:p>27.3733333333333</text:p>
              </table:table-cell>
            </table:table-row>
            <table:table-row>
              <table:table-cell office:value-type="string">
                <text:p>2022-06-25 16:40:00</text:p>
              </table:table-cell>
              <table:table-cell office:value-type="float" office:value="83.46">
                <text:p>83.4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022-06-25 16:45:00</text:p>
              </table:table-cell>
              <table:table-cell office:value-type="float" office:value="83.4">
                <text:p>83.4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022-06-25 16:50:00</text:p>
              </table:table-cell>
              <table:table-cell office:value-type="float" office:value="83.36">
                <text:p>83.36</text:p>
              </table:table-cell>
              <table:table-cell office:value-type="float" office:value="27.4316666666667">
                <text:p>27.4316666666667</text:p>
              </table:table-cell>
            </table:table-row>
            <table:table-row>
              <table:table-cell office:value-type="string">
                <text:p>2022-06-25 16:55:00</text:p>
              </table:table-cell>
              <table:table-cell office:value-type="float" office:value="83.26">
                <text:p>83.26</text:p>
              </table:table-cell>
              <table:table-cell office:value-type="float" office:value="27.4683333333333">
                <text:p>27.4683333333333</text:p>
              </table:table-cell>
            </table:table-row>
            <table:table-row>
              <table:table-cell office:value-type="string">
                <text:p>2022-06-25 17:00:00</text:p>
              </table:table-cell>
              <table:table-cell office:value-type="float" office:value="83.2">
                <text:p>83.2</text:p>
              </table:table-cell>
              <table:table-cell office:value-type="float" office:value="27.4316666666667">
                <text:p>27.4316666666667</text:p>
              </table:table-cell>
            </table:table-row>
            <table:table-row>
              <table:table-cell office:value-type="string">
                <text:p>2022-06-25 17:05:00</text:p>
              </table:table-cell>
              <table:table-cell office:value-type="float" office:value="83.16">
                <text:p>83.16</text:p>
              </table:table-cell>
              <table:table-cell office:value-type="float" office:value="27.5366666666667">
                <text:p>27.5366666666667</text:p>
              </table:table-cell>
            </table:table-row>
            <table:table-row>
              <table:table-cell office:value-type="string">
                <text:p>2022-06-25 17:10:00</text:p>
              </table:table-cell>
              <table:table-cell office:value-type="float" office:value="83.06">
                <text:p>83.06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2022-06-25 17:15:00</text:p>
              </table:table-cell>
              <table:table-cell office:value-type="float" office:value="82.96">
                <text:p>82.96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2022-06-25 17:20:00</text:p>
              </table:table-cell>
              <table:table-cell office:value-type="float" office:value="82.86">
                <text:p>82.86</text:p>
              </table:table-cell>
              <table:table-cell office:value-type="float" office:value="27.5316666666667">
                <text:p>27.5316666666667</text:p>
              </table:table-cell>
            </table:table-row>
            <table:table-row>
              <table:table-cell office:value-type="string">
                <text:p>2022-06-25 17:25:00</text:p>
              </table:table-cell>
              <table:table-cell office:value-type="float" office:value="82.8">
                <text:p>82.8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022-06-25 17:30:00</text:p>
              </table:table-cell>
              <table:table-cell office:value-type="float" office:value="82.8">
                <text:p>82.8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022-06-25 17:35:00</text:p>
              </table:table-cell>
              <table:table-cell office:value-type="float" office:value="82.76">
                <text:p>82.76</text:p>
              </table:table-cell>
              <table:table-cell office:value-type="float" office:value="27.2266666666667">
                <text:p>27.2266666666667</text:p>
              </table:table-cell>
            </table:table-row>
            <table:table-row>
              <table:table-cell office:value-type="string">
                <text:p>2022-06-25 17:40:00</text:p>
              </table:table-cell>
              <table:table-cell office:value-type="float" office:value="82.7">
                <text:p>82.7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5 17:45:00</text:p>
              </table:table-cell>
              <table:table-cell office:value-type="float" office:value="82.66">
                <text:p>82.6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5 17:50:00</text:p>
              </table:table-cell>
              <table:table-cell office:value-type="float" office:value="82.6">
                <text:p>82.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5 17:55:00</text:p>
              </table:table-cell>
              <table:table-cell office:value-type="float" office:value="82.56">
                <text:p>82.56</text:p>
              </table:table-cell>
              <table:table-cell office:value-type="float" office:value="27.1683333333333">
                <text:p>27.1683333333333</text:p>
              </table:table-cell>
            </table:table-row>
            <table:table-row>
              <table:table-cell office:value-type="string">
                <text:p>2022-06-25 18:00:00</text:p>
              </table:table-cell>
              <table:table-cell office:value-type="float" office:value="82.46">
                <text:p>82.46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2022-06-25 18:05:00</text:p>
              </table:table-cell>
              <table:table-cell office:value-type="float" office:value="82.36">
                <text:p>82.36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2022-06-25 18:10:00</text:p>
              </table:table-cell>
              <table:table-cell office:value-type="float" office:value="82.3">
                <text:p>82.3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2022-06-25 18:15:00</text:p>
              </table:table-cell>
              <table:table-cell office:value-type="float" office:value="82.26">
                <text:p>82.26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2022-06-25 18:20:00</text:p>
              </table:table-cell>
              <table:table-cell office:value-type="float" office:value="82.2">
                <text:p>82.2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2022-06-25 18:25:00</text:p>
              </table:table-cell>
              <table:table-cell office:value-type="float" office:value="82.16">
                <text:p>82.16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2022-06-25 18:30:00</text:p>
              </table:table-cell>
              <table:table-cell office:value-type="float" office:value="82.16">
                <text:p>82.16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2022-06-25 18:35:00</text:p>
              </table:table-cell>
              <table:table-cell office:value-type="float" office:value="82.16">
                <text:p>82.16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2022-06-25 18:40:00</text:p>
              </table:table-cell>
              <table:table-cell office:value-type="float" office:value="82.16">
                <text:p>82.16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2022-06-25 18:45:00</text:p>
              </table:table-cell>
              <table:table-cell office:value-type="float" office:value="82.16">
                <text:p>82.16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2022-06-25 18:50:00</text:p>
              </table:table-cell>
              <table:table-cell office:value-type="float" office:value="82.16">
                <text:p>82.16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2022-06-25 18:55:00</text:p>
              </table:table-cell>
              <table:table-cell office:value-type="float" office:value="82.16">
                <text:p>82.16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2022-06-25 19:00:00</text:p>
              </table:table-cell>
              <table:table-cell office:value-type="float" office:value="84.2166666666667">
                <text:p>84.2166666666667</text:p>
              </table:table-cell>
              <table:table-cell office:value-type="float" office:value="27.2995833333333">
                <text:p>27.2995833333333</text:p>
              </table:table-cell>
            </table:table-row>
            <table:table-row>
              <table:table-cell office:value-type="string">
                <text:p>2022-06-25 19:05:00</text:p>
              </table:table-cell>
              <table:table-cell office:value-type="float" office:value="84.2166666666667">
                <text:p>84.2166666666667</text:p>
              </table:table-cell>
              <table:table-cell office:value-type="float" office:value="27.2995833333333">
                <text:p>27.2995833333333</text:p>
              </table:table-cell>
            </table:table-row>
            <table:table-row>
              <table:table-cell office:value-type="string">
                <text:p>2022-06-25 19:10:00</text:p>
              </table:table-cell>
              <table:table-cell office:value-type="float" office:value="84.2166666666667">
                <text:p>84.2166666666667</text:p>
              </table:table-cell>
              <table:table-cell office:value-type="float" office:value="27.2995833333333">
                <text:p>27.2995833333333</text:p>
              </table:table-cell>
            </table:table-row>
            <table:table-row>
              <table:table-cell office:value-type="string">
                <text:p>2022-06-25 19:15:00</text:p>
              </table:table-cell>
              <table:table-cell office:value-type="float" office:value="84.2166666666667">
                <text:p>84.2166666666667</text:p>
              </table:table-cell>
              <table:table-cell office:value-type="float" office:value="27.2995833333333">
                <text:p>27.2995833333333</text:p>
              </table:table-cell>
            </table:table-row>
            <table:table-row>
              <table:table-cell office:value-type="string">
                <text:p>2022-06-25 19:20:00</text:p>
              </table:table-cell>
              <table:table-cell office:value-type="float" office:value="84.2166666666667">
                <text:p>84.2166666666667</text:p>
              </table:table-cell>
              <table:table-cell office:value-type="float" office:value="27.2995833333333">
                <text:p>27.2995833333333</text:p>
              </table:table-cell>
            </table:table-row>
            <table:table-row>
              <table:table-cell office:value-type="string">
                <text:p>2022-06-25 19:25:00</text:p>
              </table:table-cell>
              <table:table-cell office:value-type="float" office:value="84.2166666666667">
                <text:p>84.2166666666667</text:p>
              </table:table-cell>
              <table:table-cell office:value-type="float" office:value="27.2995833333333">
                <text:p>27.2995833333333</text:p>
              </table:table-cell>
            </table:table-row>
            <table:table-row>
              <table:table-cell office:value-type="string">
                <text:p>2022-06-25 19:30:00</text:p>
              </table:table-cell>
              <table:table-cell office:value-type="float" office:value="84.2166666666667">
                <text:p>84.2166666666667</text:p>
              </table:table-cell>
              <table:table-cell office:value-type="float" office:value="27.2995833333333">
                <text:p>27.2995833333333</text:p>
              </table:table-cell>
            </table:table-row>
            <table:table-row>
              <table:table-cell office:value-type="string">
                <text:p>2022-06-25 19:35:00</text:p>
              </table:table-cell>
              <table:table-cell office:value-type="float" office:value="84.2166666666667">
                <text:p>84.2166666666667</text:p>
              </table:table-cell>
              <table:table-cell office:value-type="float" office:value="27.2995833333333">
                <text:p>27.2995833333333</text:p>
              </table:table-cell>
            </table:table-row>
            <table:table-row>
              <table:table-cell office:value-type="string">
                <text:p>2022-06-25 19:40:00</text:p>
              </table:table-cell>
              <table:table-cell office:value-type="float" office:value="84.2166666666667">
                <text:p>84.2166666666667</text:p>
              </table:table-cell>
              <table:table-cell office:value-type="float" office:value="27.2995833333333">
                <text:p>27.2995833333333</text:p>
              </table:table-cell>
            </table:table-row>
            <table:table-row>
              <table:table-cell office:value-type="string">
                <text:p>2022-06-25 19:45:00</text:p>
              </table:table-cell>
              <table:table-cell office:value-type="float" office:value="84.2166666666667">
                <text:p>84.2166666666667</text:p>
              </table:table-cell>
              <table:table-cell office:value-type="float" office:value="27.2995833333333">
                <text:p>27.2995833333333</text:p>
              </table:table-cell>
            </table:table-row>
            <table:table-row>
              <table:table-cell office:value-type="string">
                <text:p>2022-06-25 19:50:00</text:p>
              </table:table-cell>
              <table:table-cell office:value-type="float" office:value="84.2166666666667">
                <text:p>84.2166666666667</text:p>
              </table:table-cell>
              <table:table-cell office:value-type="float" office:value="27.2995833333333">
                <text:p>27.2995833333333</text:p>
              </table:table-cell>
            </table:table-row>
            <table:table-row>
              <table:table-cell office:value-type="string">
                <text:p>2022-06-25 19:55:00</text:p>
              </table:table-cell>
              <table:table-cell office:value-type="float" office:value="84.2166666666667">
                <text:p>84.2166666666667</text:p>
              </table:table-cell>
              <table:table-cell office:value-type="float" office:value="27.2995833333333">
                <text:p>27.2995833333333</text:p>
              </table:table-cell>
            </table:table-row>
            <table:table-row>
              <table:table-cell office:value-type="string">
                <text:p>2022-06-25 20:00:00</text:p>
              </table:table-cell>
              <table:table-cell office:value-type="float" office:value="83.3533333333333">
                <text:p>83.3533333333333</text:p>
              </table:table-cell>
              <table:table-cell office:value-type="float" office:value="27.2026388888889">
                <text:p>27.2026388888889</text:p>
              </table:table-cell>
            </table:table-row>
            <table:table-row>
              <table:table-cell office:value-type="string">
                <text:p>2022-06-25 20:05:00</text:p>
              </table:table-cell>
              <table:table-cell office:value-type="float" office:value="83.3533333333333">
                <text:p>83.3533333333333</text:p>
              </table:table-cell>
              <table:table-cell office:value-type="float" office:value="27.2026388888889">
                <text:p>27.2026388888889</text:p>
              </table:table-cell>
            </table:table-row>
            <table:table-row>
              <table:table-cell office:value-type="string">
                <text:p>2022-06-25 20:10:00</text:p>
              </table:table-cell>
              <table:table-cell office:value-type="float" office:value="83.3533333333333">
                <text:p>83.3533333333333</text:p>
              </table:table-cell>
              <table:table-cell office:value-type="float" office:value="27.2026388888889">
                <text:p>27.2026388888889</text:p>
              </table:table-cell>
            </table:table-row>
            <table:table-row>
              <table:table-cell office:value-type="string">
                <text:p>2022-06-25 20:15:00</text:p>
              </table:table-cell>
              <table:table-cell office:value-type="float" office:value="83.3533333333333">
                <text:p>83.3533333333333</text:p>
              </table:table-cell>
              <table:table-cell office:value-type="float" office:value="27.2026388888889">
                <text:p>27.2026388888889</text:p>
              </table:table-cell>
            </table:table-row>
            <table:table-row>
              <table:table-cell office:value-type="string">
                <text:p>2022-06-25 20:20:00</text:p>
              </table:table-cell>
              <table:table-cell office:value-type="float" office:value="83.3533333333333">
                <text:p>83.3533333333333</text:p>
              </table:table-cell>
              <table:table-cell office:value-type="float" office:value="27.2026388888889">
                <text:p>27.2026388888889</text:p>
              </table:table-cell>
            </table:table-row>
            <table:table-row>
              <table:table-cell office:value-type="string">
                <text:p>2022-06-25 20:25:00</text:p>
              </table:table-cell>
              <table:table-cell office:value-type="float" office:value="83.3533333333333">
                <text:p>83.3533333333333</text:p>
              </table:table-cell>
              <table:table-cell office:value-type="float" office:value="27.2026388888889">
                <text:p>27.2026388888889</text:p>
              </table:table-cell>
            </table:table-row>
            <table:table-row>
              <table:table-cell office:value-type="string">
                <text:p>2022-06-25 20:30:00</text:p>
              </table:table-cell>
              <table:table-cell office:value-type="float" office:value="83.3533333333333">
                <text:p>83.3533333333333</text:p>
              </table:table-cell>
              <table:table-cell office:value-type="float" office:value="27.2026388888889">
                <text:p>27.2026388888889</text:p>
              </table:table-cell>
            </table:table-row>
            <table:table-row>
              <table:table-cell office:value-type="string">
                <text:p>2022-06-25 20:35:00</text:p>
              </table:table-cell>
              <table:table-cell office:value-type="float" office:value="83.3533333333333">
                <text:p>83.3533333333333</text:p>
              </table:table-cell>
              <table:table-cell office:value-type="float" office:value="27.2026388888889">
                <text:p>27.2026388888889</text:p>
              </table:table-cell>
            </table:table-row>
            <table:table-row>
              <table:table-cell office:value-type="string">
                <text:p>2022-06-25 20:40:00</text:p>
              </table:table-cell>
              <table:table-cell office:value-type="float" office:value="83.3533333333333">
                <text:p>83.3533333333333</text:p>
              </table:table-cell>
              <table:table-cell office:value-type="float" office:value="27.2026388888889">
                <text:p>27.2026388888889</text:p>
              </table:table-cell>
            </table:table-row>
            <table:table-row>
              <table:table-cell office:value-type="string">
                <text:p>2022-06-25 20:45:00</text:p>
              </table:table-cell>
              <table:table-cell office:value-type="float" office:value="83.3533333333333">
                <text:p>83.3533333333333</text:p>
              </table:table-cell>
              <table:table-cell office:value-type="float" office:value="27.2026388888889">
                <text:p>27.2026388888889</text:p>
              </table:table-cell>
            </table:table-row>
            <table:table-row>
              <table:table-cell office:value-type="string">
                <text:p>2022-06-25 20:50:00</text:p>
              </table:table-cell>
              <table:table-cell office:value-type="float" office:value="83.3533333333333">
                <text:p>83.3533333333333</text:p>
              </table:table-cell>
              <table:table-cell office:value-type="float" office:value="27.2026388888889">
                <text:p>27.2026388888889</text:p>
              </table:table-cell>
            </table:table-row>
            <table:table-row>
              <table:table-cell office:value-type="string">
                <text:p>2022-06-25 20:55:00</text:p>
              </table:table-cell>
              <table:table-cell office:value-type="float" office:value="83.3533333333333">
                <text:p>83.3533333333333</text:p>
              </table:table-cell>
              <table:table-cell office:value-type="float" office:value="27.2026388888889">
                <text:p>27.2026388888889</text:p>
              </table:table-cell>
            </table:table-row>
            <table:table-row>
              <table:table-cell office:value-type="string">
                <text:p>2022-06-25 21:00:00</text:p>
              </table:table-cell>
              <table:table-cell office:value-type="float" office:value="82.5679166666667">
                <text:p>82.5679166666667</text:p>
              </table:table-cell>
              <table:table-cell office:value-type="float" office:value="27.1447222222222">
                <text:p>27.1447222222222</text:p>
              </table:table-cell>
            </table:table-row>
            <table:table-row>
              <table:table-cell office:value-type="string">
                <text:p>2022-06-25 21:05:00</text:p>
              </table:table-cell>
              <table:table-cell office:value-type="float" office:value="82.5679166666667">
                <text:p>82.5679166666667</text:p>
              </table:table-cell>
              <table:table-cell office:value-type="float" office:value="27.1447222222222">
                <text:p>27.1447222222222</text:p>
              </table:table-cell>
            </table:table-row>
            <table:table-row>
              <table:table-cell office:value-type="string">
                <text:p>2022-06-25 21:10:00</text:p>
              </table:table-cell>
              <table:table-cell office:value-type="float" office:value="82.5679166666667">
                <text:p>82.5679166666667</text:p>
              </table:table-cell>
              <table:table-cell office:value-type="float" office:value="27.1447222222222">
                <text:p>27.1447222222222</text:p>
              </table:table-cell>
            </table:table-row>
            <table:table-row>
              <table:table-cell office:value-type="string">
                <text:p>2022-06-25 21:15:00</text:p>
              </table:table-cell>
              <table:table-cell office:value-type="float" office:value="82.5679166666667">
                <text:p>82.5679166666667</text:p>
              </table:table-cell>
              <table:table-cell office:value-type="float" office:value="27.1447222222222">
                <text:p>27.1447222222222</text:p>
              </table:table-cell>
            </table:table-row>
            <table:table-row>
              <table:table-cell office:value-type="string">
                <text:p>2022-06-25 21:20:00</text:p>
              </table:table-cell>
              <table:table-cell office:value-type="float" office:value="82.5679166666667">
                <text:p>82.5679166666667</text:p>
              </table:table-cell>
              <table:table-cell office:value-type="float" office:value="27.1447222222222">
                <text:p>27.1447222222222</text:p>
              </table:table-cell>
            </table:table-row>
            <table:table-row>
              <table:table-cell office:value-type="string">
                <text:p>2022-06-25 21:25:00</text:p>
              </table:table-cell>
              <table:table-cell office:value-type="float" office:value="82.5679166666667">
                <text:p>82.5679166666667</text:p>
              </table:table-cell>
              <table:table-cell office:value-type="float" office:value="27.1447222222222">
                <text:p>27.1447222222222</text:p>
              </table:table-cell>
            </table:table-row>
            <table:table-row>
              <table:table-cell office:value-type="string">
                <text:p>2022-06-25 21:30:00</text:p>
              </table:table-cell>
              <table:table-cell office:value-type="float" office:value="82.5679166666667">
                <text:p>82.5679166666667</text:p>
              </table:table-cell>
              <table:table-cell office:value-type="float" office:value="27.1447222222222">
                <text:p>27.1447222222222</text:p>
              </table:table-cell>
            </table:table-row>
            <table:table-row>
              <table:table-cell office:value-type="string">
                <text:p>2022-06-25 21:35:00</text:p>
              </table:table-cell>
              <table:table-cell office:value-type="float" office:value="82.5679166666667">
                <text:p>82.5679166666667</text:p>
              </table:table-cell>
              <table:table-cell office:value-type="float" office:value="27.1447222222222">
                <text:p>27.1447222222222</text:p>
              </table:table-cell>
            </table:table-row>
            <table:table-row>
              <table:table-cell office:value-type="string">
                <text:p>2022-06-25 21:40:00</text:p>
              </table:table-cell>
              <table:table-cell office:value-type="float" office:value="82.5679166666667">
                <text:p>82.5679166666667</text:p>
              </table:table-cell>
              <table:table-cell office:value-type="float" office:value="27.1447222222222">
                <text:p>27.1447222222222</text:p>
              </table:table-cell>
            </table:table-row>
            <table:table-row>
              <table:table-cell office:value-type="string">
                <text:p>2022-06-25 21:45:00</text:p>
              </table:table-cell>
              <table:table-cell office:value-type="float" office:value="82.5679166666667">
                <text:p>82.5679166666667</text:p>
              </table:table-cell>
              <table:table-cell office:value-type="float" office:value="27.1447222222222">
                <text:p>27.1447222222222</text:p>
              </table:table-cell>
            </table:table-row>
            <table:table-row>
              <table:table-cell office:value-type="string">
                <text:p>2022-06-25 21:50:00</text:p>
              </table:table-cell>
              <table:table-cell office:value-type="float" office:value="82.5679166666667">
                <text:p>82.5679166666667</text:p>
              </table:table-cell>
              <table:table-cell office:value-type="float" office:value="27.1447222222222">
                <text:p>27.1447222222222</text:p>
              </table:table-cell>
            </table:table-row>
            <table:table-row>
              <table:table-cell office:value-type="string">
                <text:p>2022-06-25 21:55:00</text:p>
              </table:table-cell>
              <table:table-cell office:value-type="float" office:value="82.5679166666667">
                <text:p>82.5679166666667</text:p>
              </table:table-cell>
              <table:table-cell office:value-type="float" office:value="27.1447222222222">
                <text:p>27.1447222222222</text:p>
              </table:table-cell>
            </table:table-row>
            <table:table-row>
              <table:table-cell office:value-type="string">
                <text:p>2022-06-25 22:00:00</text:p>
              </table:table-cell>
              <table:table-cell office:value-type="float" office:value="83.675">
                <text:p>83.675</text:p>
              </table:table-cell>
              <table:table-cell office:value-type="float" office:value="26.9277777777778">
                <text:p>26.9277777777778</text:p>
              </table:table-cell>
            </table:table-row>
            <table:table-row>
              <table:table-cell office:value-type="string">
                <text:p>2022-06-25 22:05:00</text:p>
              </table:table-cell>
              <table:table-cell office:value-type="float" office:value="83.675">
                <text:p>83.675</text:p>
              </table:table-cell>
              <table:table-cell office:value-type="float" office:value="26.9277777777778">
                <text:p>26.9277777777778</text:p>
              </table:table-cell>
            </table:table-row>
            <table:table-row>
              <table:table-cell office:value-type="string">
                <text:p>2022-06-25 22:10:00</text:p>
              </table:table-cell>
              <table:table-cell office:value-type="float" office:value="83.675">
                <text:p>83.675</text:p>
              </table:table-cell>
              <table:table-cell office:value-type="float" office:value="26.9277777777778">
                <text:p>26.9277777777778</text:p>
              </table:table-cell>
            </table:table-row>
            <table:table-row>
              <table:table-cell office:value-type="string">
                <text:p>2022-06-25 22:15:00</text:p>
              </table:table-cell>
              <table:table-cell office:value-type="float" office:value="83.675">
                <text:p>83.675</text:p>
              </table:table-cell>
              <table:table-cell office:value-type="float" office:value="26.9277777777778">
                <text:p>26.9277777777778</text:p>
              </table:table-cell>
            </table:table-row>
            <table:table-row>
              <table:table-cell office:value-type="string">
                <text:p>2022-06-25 22:20:00</text:p>
              </table:table-cell>
              <table:table-cell office:value-type="float" office:value="83.675">
                <text:p>83.675</text:p>
              </table:table-cell>
              <table:table-cell office:value-type="float" office:value="26.9277777777778">
                <text:p>26.9277777777778</text:p>
              </table:table-cell>
            </table:table-row>
            <table:table-row>
              <table:table-cell office:value-type="string">
                <text:p>2022-06-25 22:25:00</text:p>
              </table:table-cell>
              <table:table-cell office:value-type="float" office:value="83.675">
                <text:p>83.675</text:p>
              </table:table-cell>
              <table:table-cell office:value-type="float" office:value="26.9277777777778">
                <text:p>26.9277777777778</text:p>
              </table:table-cell>
            </table:table-row>
            <table:table-row>
              <table:table-cell office:value-type="string">
                <text:p>2022-06-25 22:30:00</text:p>
              </table:table-cell>
              <table:table-cell office:value-type="float" office:value="83.675">
                <text:p>83.675</text:p>
              </table:table-cell>
              <table:table-cell office:value-type="float" office:value="26.9277777777778">
                <text:p>26.9277777777778</text:p>
              </table:table-cell>
            </table:table-row>
            <table:table-row>
              <table:table-cell office:value-type="string">
                <text:p>2022-06-25 22:35:00</text:p>
              </table:table-cell>
              <table:table-cell office:value-type="float" office:value="83.675">
                <text:p>83.675</text:p>
              </table:table-cell>
              <table:table-cell office:value-type="float" office:value="26.9277777777778">
                <text:p>26.9277777777778</text:p>
              </table:table-cell>
            </table:table-row>
            <table:table-row>
              <table:table-cell office:value-type="string">
                <text:p>2022-06-25 22:40:00</text:p>
              </table:table-cell>
              <table:table-cell office:value-type="float" office:value="83.675">
                <text:p>83.675</text:p>
              </table:table-cell>
              <table:table-cell office:value-type="float" office:value="26.9277777777778">
                <text:p>26.9277777777778</text:p>
              </table:table-cell>
            </table:table-row>
            <table:table-row>
              <table:table-cell office:value-type="string">
                <text:p>2022-06-25 22:45:00</text:p>
              </table:table-cell>
              <table:table-cell office:value-type="float" office:value="83.675">
                <text:p>83.675</text:p>
              </table:table-cell>
              <table:table-cell office:value-type="float" office:value="26.9277777777778">
                <text:p>26.9277777777778</text:p>
              </table:table-cell>
            </table:table-row>
            <table:table-row>
              <table:table-cell office:value-type="string">
                <text:p>2022-06-25 22:50:00</text:p>
              </table:table-cell>
              <table:table-cell office:value-type="float" office:value="83.675">
                <text:p>83.675</text:p>
              </table:table-cell>
              <table:table-cell office:value-type="float" office:value="26.9277777777778">
                <text:p>26.9277777777778</text:p>
              </table:table-cell>
            </table:table-row>
            <table:table-row>
              <table:table-cell office:value-type="string">
                <text:p>2022-06-25 22:55:00</text:p>
              </table:table-cell>
              <table:table-cell office:value-type="float" office:value="83.675">
                <text:p>83.675</text:p>
              </table:table-cell>
              <table:table-cell office:value-type="float" office:value="26.9277777777778">
                <text:p>26.9277777777778</text:p>
              </table:table-cell>
            </table:table-row>
            <table:table-row>
              <table:table-cell office:value-type="string">
                <text:p>2022-06-25 23:00:00</text:p>
              </table:table-cell>
              <table:table-cell office:value-type="float" office:value="83.8483333333333">
                <text:p>83.8483333333333</text:p>
              </table:table-cell>
              <table:table-cell office:value-type="float" office:value="26.6805555555556">
                <text:p>26.6805555555556</text:p>
              </table:table-cell>
            </table:table-row>
            <table:table-row>
              <table:table-cell office:value-type="string">
                <text:p>2022-06-25 23:05:00</text:p>
              </table:table-cell>
              <table:table-cell office:value-type="float" office:value="83.8483333333333">
                <text:p>83.8483333333333</text:p>
              </table:table-cell>
              <table:table-cell office:value-type="float" office:value="26.6805555555556">
                <text:p>26.6805555555556</text:p>
              </table:table-cell>
            </table:table-row>
            <table:table-row>
              <table:table-cell office:value-type="string">
                <text:p>2022-06-25 23:10:00</text:p>
              </table:table-cell>
              <table:table-cell office:value-type="float" office:value="83.8483333333333">
                <text:p>83.8483333333333</text:p>
              </table:table-cell>
              <table:table-cell office:value-type="float" office:value="26.6805555555556">
                <text:p>26.6805555555556</text:p>
              </table:table-cell>
            </table:table-row>
            <table:table-row>
              <table:table-cell office:value-type="string">
                <text:p>2022-06-25 23:15:00</text:p>
              </table:table-cell>
              <table:table-cell office:value-type="float" office:value="83.8483333333333">
                <text:p>83.8483333333333</text:p>
              </table:table-cell>
              <table:table-cell office:value-type="float" office:value="26.6805555555556">
                <text:p>26.6805555555556</text:p>
              </table:table-cell>
            </table:table-row>
            <table:table-row>
              <table:table-cell office:value-type="string">
                <text:p>2022-06-25 23:20:00</text:p>
              </table:table-cell>
              <table:table-cell office:value-type="float" office:value="83.8483333333333">
                <text:p>83.8483333333333</text:p>
              </table:table-cell>
              <table:table-cell office:value-type="float" office:value="26.6805555555556">
                <text:p>26.6805555555556</text:p>
              </table:table-cell>
            </table:table-row>
            <table:table-row>
              <table:table-cell office:value-type="string">
                <text:p>2022-06-25 23:25:00</text:p>
              </table:table-cell>
              <table:table-cell office:value-type="float" office:value="83.8483333333333">
                <text:p>83.8483333333333</text:p>
              </table:table-cell>
              <table:table-cell office:value-type="float" office:value="26.6805555555556">
                <text:p>26.6805555555556</text:p>
              </table:table-cell>
            </table:table-row>
            <table:table-row>
              <table:table-cell office:value-type="string">
                <text:p>2022-06-25 23:30:00</text:p>
              </table:table-cell>
              <table:table-cell office:value-type="float" office:value="83.8483333333333">
                <text:p>83.8483333333333</text:p>
              </table:table-cell>
              <table:table-cell office:value-type="float" office:value="26.6805555555556">
                <text:p>26.6805555555556</text:p>
              </table:table-cell>
            </table:table-row>
            <table:table-row>
              <table:table-cell office:value-type="string">
                <text:p>2022-06-25 23:35:00</text:p>
              </table:table-cell>
              <table:table-cell office:value-type="float" office:value="83.8483333333333">
                <text:p>83.8483333333333</text:p>
              </table:table-cell>
              <table:table-cell office:value-type="float" office:value="26.6805555555556">
                <text:p>26.6805555555556</text:p>
              </table:table-cell>
            </table:table-row>
            <table:table-row>
              <table:table-cell office:value-type="string">
                <text:p>2022-06-25 23:40:00</text:p>
              </table:table-cell>
              <table:table-cell office:value-type="float" office:value="83.8483333333333">
                <text:p>83.8483333333333</text:p>
              </table:table-cell>
              <table:table-cell office:value-type="float" office:value="26.6805555555556">
                <text:p>26.6805555555556</text:p>
              </table:table-cell>
            </table:table-row>
            <table:table-row>
              <table:table-cell office:value-type="string">
                <text:p>2022-06-25 23:45:00</text:p>
              </table:table-cell>
              <table:table-cell office:value-type="float" office:value="83.8483333333333">
                <text:p>83.8483333333333</text:p>
              </table:table-cell>
              <table:table-cell office:value-type="float" office:value="26.6805555555556">
                <text:p>26.6805555555556</text:p>
              </table:table-cell>
            </table:table-row>
            <table:table-row>
              <table:table-cell office:value-type="string">
                <text:p>2022-06-25 23:50:00</text:p>
              </table:table-cell>
              <table:table-cell office:value-type="float" office:value="83.8483333333333">
                <text:p>83.8483333333333</text:p>
              </table:table-cell>
              <table:table-cell office:value-type="float" office:value="26.6805555555556">
                <text:p>26.6805555555556</text:p>
              </table:table-cell>
            </table:table-row>
            <table:table-row>
              <table:table-cell office:value-type="string">
                <text:p>2022-06-25 23:55:00</text:p>
              </table:table-cell>
              <table:table-cell office:value-type="float" office:value="83.8483333333333">
                <text:p>83.8483333333333</text:p>
              </table:table-cell>
              <table:table-cell office:value-type="float" office:value="26.6805555555556">
                <text:p>26.6805555555556</text:p>
              </table:table-cell>
            </table:table-row>
            <table:table-row>
              <table:table-cell office:value-type="string">
                <text:p>2022-06-26 00:00:00</text:p>
              </table:table-cell>
              <table:table-cell office:value-type="float" office:value="83.015">
                <text:p>83.015</text:p>
              </table:table-cell>
              <table:table-cell office:value-type="float" office:value="26.4111111111111">
                <text:p>26.4111111111111</text:p>
              </table:table-cell>
            </table:table-row>
            <table:table-row>
              <table:table-cell office:value-type="string">
                <text:p>2022-06-26 00:05:00</text:p>
              </table:table-cell>
              <table:table-cell office:value-type="float" office:value="83.015">
                <text:p>83.015</text:p>
              </table:table-cell>
              <table:table-cell office:value-type="float" office:value="26.4111111111111">
                <text:p>26.4111111111111</text:p>
              </table:table-cell>
            </table:table-row>
            <table:table-row>
              <table:table-cell office:value-type="string">
                <text:p>2022-06-26 00:10:00</text:p>
              </table:table-cell>
              <table:table-cell office:value-type="float" office:value="83.015">
                <text:p>83.015</text:p>
              </table:table-cell>
              <table:table-cell office:value-type="float" office:value="26.4111111111111">
                <text:p>26.4111111111111</text:p>
              </table:table-cell>
            </table:table-row>
            <table:table-row>
              <table:table-cell office:value-type="string">
                <text:p>2022-06-26 00:15:00</text:p>
              </table:table-cell>
              <table:table-cell office:value-type="float" office:value="83.2">
                <text:p>83.2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2022-06-26 00:20:00</text:p>
              </table:table-cell>
              <table:table-cell office:value-type="float" office:value="83.16">
                <text:p>83.16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2022-06-26 00:25:00</text:p>
              </table:table-cell>
              <table:table-cell office:value-type="float" office:value="83.06">
                <text:p>83.06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2022-06-26 00:30:00</text:p>
              </table:table-cell>
              <table:table-cell office:value-type="float" office:value="82.96">
                <text:p>82.96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2022-06-26 00:35:00</text:p>
              </table:table-cell>
              <table:table-cell office:value-type="float" office:value="82.86">
                <text:p>82.86</text:p>
              </table:table-cell>
              <table:table-cell office:value-type="float" office:value="26.3666666666667">
                <text:p>26.3666666666667</text:p>
              </table:table-cell>
            </table:table-row>
            <table:table-row>
              <table:table-cell office:value-type="string">
                <text:p>2022-06-26 00:40:00</text:p>
              </table:table-cell>
              <table:table-cell office:value-type="float" office:value="82.8">
                <text:p>82.8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2022-06-26 00:45:00</text:p>
              </table:table-cell>
              <table:table-cell office:value-type="float" office:value="82.8">
                <text:p>82.8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2022-06-26 00:50:00</text:p>
              </table:table-cell>
              <table:table-cell office:value-type="float" office:value="82.76">
                <text:p>82.76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2022-06-26 00:55:00</text:p>
              </table:table-cell>
              <table:table-cell office:value-type="float" office:value="82.66">
                <text:p>82.66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2022-06-26 01:00:00</text:p>
              </table:table-cell>
              <table:table-cell office:value-type="float" office:value="82.6">
                <text:p>82.6</text:p>
              </table:table-cell>
              <table:table-cell office:value-type="float" office:value="26.3666666666667">
                <text:p>26.3666666666667</text:p>
              </table:table-cell>
            </table:table-row>
            <table:table-row>
              <table:table-cell office:value-type="string">
                <text:p>2022-06-26 01:05:00</text:p>
              </table:table-cell>
              <table:table-cell office:value-type="float" office:value="82.6">
                <text:p>82.6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2022-06-26 01:10:00</text:p>
              </table:table-cell>
              <table:table-cell office:value-type="float" office:value="82.56">
                <text:p>82.56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2022-06-26 01:15:00</text:p>
              </table:table-cell>
              <table:table-cell office:value-type="float" office:value="82.46">
                <text:p>82.46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2022-06-26 01:20:00</text:p>
              </table:table-cell>
              <table:table-cell office:value-type="float" office:value="82.36">
                <text:p>82.36</text:p>
              </table:table-cell>
              <table:table-cell office:value-type="float" office:value="26.4666666666667">
                <text:p>26.4666666666667</text:p>
              </table:table-cell>
            </table:table-row>
            <table:table-row>
              <table:table-cell office:value-type="string">
                <text:p>2022-06-26 01:25:00</text:p>
              </table:table-cell>
              <table:table-cell office:value-type="float" office:value="82.26">
                <text:p>82.26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2022-06-26 01:30:00</text:p>
              </table:table-cell>
              <table:table-cell office:value-type="float" office:value="82.2">
                <text:p>82.2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2022-06-26 01:35:00</text:p>
              </table:table-cell>
              <table:table-cell office:value-type="float" office:value="82.16">
                <text:p>82.16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2022-06-26 01:40:00</text:p>
              </table:table-cell>
              <table:table-cell office:value-type="float" office:value="82.1">
                <text:p>82.1</text:p>
              </table:table-cell>
              <table:table-cell office:value-type="float" office:value="26.4333333333333">
                <text:p>26.4333333333333</text:p>
              </table:table-cell>
            </table:table-row>
            <table:table-row>
              <table:table-cell office:value-type="string">
                <text:p>2022-06-26 01:45:00</text:p>
              </table:table-cell>
              <table:table-cell office:value-type="float" office:value="82.06">
                <text:p>82.06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2022-06-26 01:50:00</text:p>
              </table:table-cell>
              <table:table-cell office:value-type="float" office:value="82.2">
                <text:p>82.2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2022-06-26 01:55:00</text:p>
              </table:table-cell>
              <table:table-cell office:value-type="float" office:value="83.18">
                <text:p>83.18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2022-06-26 02:00:00</text:p>
              </table:table-cell>
              <table:table-cell office:value-type="float" office:value="84.64">
                <text:p>84.64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2022-06-26 02:05:00</text:p>
              </table:table-cell>
              <table:table-cell office:value-type="float" office:value="85.14">
                <text:p>85.14</text:p>
              </table:table-cell>
              <table:table-cell office:value-type="float" office:value="26.4666666666667">
                <text:p>26.4666666666667</text:p>
              </table:table-cell>
            </table:table-row>
            <table:table-row>
              <table:table-cell office:value-type="string">
                <text:p>2022-06-26 02:10:00</text:p>
              </table:table-cell>
              <table:table-cell office:value-type="float" office:value="84.82">
                <text:p>84.82</text:p>
              </table:table-cell>
              <table:table-cell office:value-type="float" office:value="26.3666666666667">
                <text:p>26.3666666666667</text:p>
              </table:table-cell>
            </table:table-row>
            <table:table-row>
              <table:table-cell office:value-type="string">
                <text:p>2022-06-26 02:15:00</text:p>
              </table:table-cell>
              <table:table-cell office:value-type="float" office:value="84.66">
                <text:p>84.66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2022-06-26 02:20:00</text:p>
              </table:table-cell>
              <table:table-cell office:value-type="float" office:value="84.56">
                <text:p>84.56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2022-06-26 02:25:00</text:p>
              </table:table-cell>
              <table:table-cell office:value-type="float" office:value="84.42">
                <text:p>84.42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2022-06-26 02:30:00</text:p>
              </table:table-cell>
              <table:table-cell office:value-type="float" office:value="84.26">
                <text:p>84.26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2022-06-26 02:35:00</text:p>
              </table:table-cell>
              <table:table-cell office:value-type="float" office:value="84.2">
                <text:p>84.2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2022-06-26 02:40:00</text:p>
              </table:table-cell>
              <table:table-cell office:value-type="float" office:value="84.16">
                <text:p>84.16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2022-06-26 02:45:00</text:p>
              </table:table-cell>
              <table:table-cell office:value-type="float" office:value="84.06">
                <text:p>84.06</text:p>
              </table:table-cell>
              <table:table-cell office:value-type="float" office:value="26.175">
                <text:p>26.175</text:p>
              </table:table-cell>
            </table:table-row>
            <table:table-row>
              <table:table-cell office:value-type="string">
                <text:p>2022-06-26 02:50:00</text:p>
              </table:table-cell>
              <table:table-cell office:value-type="float" office:value="83.96">
                <text:p>83.96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2022-06-26 02:55:00</text:p>
              </table:table-cell>
              <table:table-cell office:value-type="float" office:value="83.9">
                <text:p>83.9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2022-06-26 03:00:00</text:p>
              </table:table-cell>
              <table:table-cell office:value-type="float" office:value="83.9">
                <text:p>83.9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2022-06-26 03:05:00</text:p>
              </table:table-cell>
              <table:table-cell office:value-type="float" office:value="83.86">
                <text:p>83.86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2022-06-26 03:10:00</text:p>
              </table:table-cell>
              <table:table-cell office:value-type="float" office:value="83.76">
                <text:p>83.76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2022-06-26 03:15:00</text:p>
              </table:table-cell>
              <table:table-cell office:value-type="float" office:value="83.66">
                <text:p>83.66</text:p>
              </table:table-cell>
              <table:table-cell office:value-type="float" office:value="26.1666666666667">
                <text:p>26.1666666666667</text:p>
              </table:table-cell>
            </table:table-row>
            <table:table-row>
              <table:table-cell office:value-type="string">
                <text:p>2022-06-26 03:20:00</text:p>
              </table:table-cell>
              <table:table-cell office:value-type="float" office:value="83.56">
                <text:p>83.56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2022-06-26 03:25:00</text:p>
              </table:table-cell>
              <table:table-cell office:value-type="float" office:value="83.5">
                <text:p>83.5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2022-06-26 03:30:00</text:p>
              </table:table-cell>
              <table:table-cell office:value-type="float" office:value="83.46">
                <text:p>83.46</text:p>
              </table:table-cell>
              <table:table-cell office:value-type="float" office:value="26.0666666666667">
                <text:p>26.0666666666667</text:p>
              </table:table-cell>
            </table:table-row>
            <table:table-row>
              <table:table-cell office:value-type="string">
                <text:p>2022-06-26 03:35:00</text:p>
              </table:table-cell>
              <table:table-cell office:value-type="float" office:value="83.36">
                <text:p>83.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22-06-26 03:40:00</text:p>
              </table:table-cell>
              <table:table-cell office:value-type="float" office:value="83.26">
                <text:p>83.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22-06-26 03:45:00</text:p>
              </table:table-cell>
              <table:table-cell office:value-type="float" office:value="83.2">
                <text:p>83.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22-06-26 03:50:00</text:p>
              </table:table-cell>
              <table:table-cell office:value-type="float" office:value="83.2">
                <text:p>83.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22-06-26 03:55:00</text:p>
              </table:table-cell>
              <table:table-cell office:value-type="float" office:value="83.12">
                <text:p>83.12</text:p>
              </table:table-cell>
              <table:table-cell office:value-type="float" office:value="26.0666666666667">
                <text:p>26.0666666666667</text:p>
              </table:table-cell>
            </table:table-row>
            <table:table-row>
              <table:table-cell office:value-type="string">
                <text:p>2022-06-26 04:00:00</text:p>
              </table:table-cell>
              <table:table-cell office:value-type="float" office:value="82.96">
                <text:p>82.96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2022-06-26 04:05:00</text:p>
              </table:table-cell>
              <table:table-cell office:value-type="float" office:value="82.9">
                <text:p>82.9</text:p>
              </table:table-cell>
              <table:table-cell office:value-type="float" office:value="25.9666666666667">
                <text:p>25.9666666666667</text:p>
              </table:table-cell>
            </table:table-row>
            <table:table-row>
              <table:table-cell office:value-type="string">
                <text:p>2022-06-26 04:10:00</text:p>
              </table:table-cell>
              <table:table-cell office:value-type="float" office:value="82.86">
                <text:p>82.86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2022-06-26 04:15:00</text:p>
              </table:table-cell>
              <table:table-cell office:value-type="float" office:value="82.8">
                <text:p>82.8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2022-06-26 04:20:00</text:p>
              </table:table-cell>
              <table:table-cell office:value-type="float" office:value="82.8">
                <text:p>82.8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2022-06-26 04:25:00</text:p>
              </table:table-cell>
              <table:table-cell office:value-type="float" office:value="82.76">
                <text:p>82.76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2022-06-26 04:30:00</text:p>
              </table:table-cell>
              <table:table-cell office:value-type="float" office:value="82.7">
                <text:p>82.7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2022-06-26 04:35:00</text:p>
              </table:table-cell>
              <table:table-cell office:value-type="float" office:value="82.66">
                <text:p>82.66</text:p>
              </table:table-cell>
              <table:table-cell office:value-type="float" office:value="26.0333333333333">
                <text:p>26.0333333333333</text:p>
              </table:table-cell>
            </table:table-row>
            <table:table-row>
              <table:table-cell office:value-type="string">
                <text:p>2022-06-26 04:40:00</text:p>
              </table:table-cell>
              <table:table-cell office:value-type="float" office:value="82.56">
                <text:p>82.56</text:p>
              </table:table-cell>
              <table:table-cell office:value-type="float" office:value="26.2333333333333">
                <text:p>26.2333333333333</text:p>
              </table:table-cell>
            </table:table-row>
            <table:table-row>
              <table:table-cell office:value-type="string">
                <text:p>2022-06-26 04:45:00</text:p>
              </table:table-cell>
              <table:table-cell office:value-type="float" office:value="82.5">
                <text:p>82.5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2022-06-26 04:50:00</text:p>
              </table:table-cell>
              <table:table-cell office:value-type="float" office:value="82.46">
                <text:p>82.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22-06-26 04:55:00</text:p>
              </table:table-cell>
              <table:table-cell office:value-type="float" office:value="82.36">
                <text:p>82.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22-06-26 05:00:00</text:p>
              </table:table-cell>
              <table:table-cell office:value-type="float" office:value="82.26">
                <text:p>82.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22-06-26 05:05:00</text:p>
              </table:table-cell>
              <table:table-cell office:value-type="float" office:value="82.2">
                <text:p>82.2</text:p>
              </table:table-cell>
              <table:table-cell office:value-type="float" office:value="25.8666666666667">
                <text:p>25.8666666666667</text:p>
              </table:table-cell>
            </table:table-row>
            <table:table-row>
              <table:table-cell office:value-type="string">
                <text:p>2022-06-26 05:10:00</text:p>
              </table:table-cell>
              <table:table-cell office:value-type="float" office:value="82.2">
                <text:p>82.2</text:p>
              </table:table-cell>
              <table:table-cell office:value-type="float" office:value="25.8666666666667">
                <text:p>25.8666666666667</text:p>
              </table:table-cell>
            </table:table-row>
            <table:table-row>
              <table:table-cell office:value-type="string">
                <text:p>2022-06-26 05:15:00</text:p>
              </table:table-cell>
              <table:table-cell office:value-type="float" office:value="82.16">
                <text:p>82.16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2022-06-26 05:20:00</text:p>
              </table:table-cell>
              <table:table-cell office:value-type="float" office:value="82.06">
                <text:p>82.06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2022-06-26 05:25:00</text:p>
              </table:table-cell>
              <table:table-cell office:value-type="float" office:value="82.12">
                <text:p>82.12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2022-06-26 05:30:00</text:p>
              </table:table-cell>
              <table:table-cell office:value-type="float" office:value="83.02">
                <text:p>83.02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2022-06-26 05:35:00</text:p>
              </table:table-cell>
              <table:table-cell office:value-type="float" office:value="84.58">
                <text:p>84.58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2022-06-26 05:40:00</text:p>
              </table:table-cell>
              <table:table-cell office:value-type="float" office:value="85.14">
                <text:p>85.14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2022-06-26 05:45:00</text:p>
              </table:table-cell>
              <table:table-cell office:value-type="float" office:value="84.86">
                <text:p>84.86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2022-06-26 05:50:00</text:p>
              </table:table-cell>
              <table:table-cell office:value-type="float" office:value="84.72">
                <text:p>84.72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2022-06-26 05:55:00</text:p>
              </table:table-cell>
              <table:table-cell office:value-type="float" office:value="84.56">
                <text:p>84.56</text:p>
              </table:table-cell>
              <table:table-cell office:value-type="float" office:value="26.1333333333333">
                <text:p>26.1333333333333</text:p>
              </table:table-cell>
            </table:table-row>
            <table:table-row>
              <table:table-cell office:value-type="string">
                <text:p>2022-06-26 06:00:00</text:p>
              </table:table-cell>
              <table:table-cell office:value-type="float" office:value="84.46">
                <text:p>84.46</text:p>
              </table:table-cell>
              <table:table-cell office:value-type="float" office:value="26.1666666666667">
                <text:p>26.1666666666667</text:p>
              </table:table-cell>
            </table:table-row>
            <table:table-row>
              <table:table-cell office:value-type="string">
                <text:p>2022-06-26 06:05:00</text:p>
              </table:table-cell>
              <table:table-cell office:value-type="float" office:value="84.36">
                <text:p>84.36</text:p>
              </table:table-cell>
              <table:table-cell office:value-type="float" office:value="26.1333333333333">
                <text:p>26.1333333333333</text:p>
              </table:table-cell>
            </table:table-row>
            <table:table-row>
              <table:table-cell office:value-type="string">
                <text:p>2022-06-26 06:10:00</text:p>
              </table:table-cell>
              <table:table-cell office:value-type="float" office:value="84.26">
                <text:p>84.26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2022-06-26 06:15:00</text:p>
              </table:table-cell>
              <table:table-cell office:value-type="float" office:value="84.16">
                <text:p>84.16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2022-06-26 06:20:00</text:p>
              </table:table-cell>
              <table:table-cell office:value-type="float" office:value="84.1">
                <text:p>84.1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2022-06-26 06:25:00</text:p>
              </table:table-cell>
              <table:table-cell office:value-type="float" office:value="84.06">
                <text:p>84.06</text:p>
              </table:table-cell>
              <table:table-cell office:value-type="float" office:value="26.0333333333333">
                <text:p>26.0333333333333</text:p>
              </table:table-cell>
            </table:table-row>
            <table:table-row>
              <table:table-cell office:value-type="string">
                <text:p>2022-06-26 06:30:00</text:p>
              </table:table-cell>
              <table:table-cell office:value-type="float" office:value="83.96">
                <text:p>83.96</text:p>
              </table:table-cell>
              <table:table-cell office:value-type="float" office:value="25.9333333333333">
                <text:p>25.9333333333333</text:p>
              </table:table-cell>
            </table:table-row>
            <table:table-row>
              <table:table-cell office:value-type="string">
                <text:p>2022-06-26 06:35:00</text:p>
              </table:table-cell>
              <table:table-cell office:value-type="float" office:value="83.9">
                <text:p>83.9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2022-06-26 06:40:00</text:p>
              </table:table-cell>
              <table:table-cell office:value-type="float" office:value="83.86">
                <text:p>83.86</text:p>
              </table:table-cell>
              <table:table-cell office:value-type="float" office:value="26.0333333333333">
                <text:p>26.0333333333333</text:p>
              </table:table-cell>
            </table:table-row>
            <table:table-row>
              <table:table-cell office:value-type="string">
                <text:p>2022-06-26 06:45:00</text:p>
              </table:table-cell>
              <table:table-cell office:value-type="float" office:value="83.8">
                <text:p>83.8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2022-06-26 06:50:00</text:p>
              </table:table-cell>
              <table:table-cell office:value-type="float" office:value="83.76">
                <text:p>83.76</text:p>
              </table:table-cell>
              <table:table-cell office:value-type="float" office:value="25.9666666666667">
                <text:p>25.9666666666667</text:p>
              </table:table-cell>
            </table:table-row>
            <table:table-row>
              <table:table-cell office:value-type="string">
                <text:p>2022-06-26 06:55:00</text:p>
              </table:table-cell>
              <table:table-cell office:value-type="float" office:value="83.66">
                <text:p>83.66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2022-06-26 07:00:00</text:p>
              </table:table-cell>
              <table:table-cell office:value-type="float" office:value="83.56">
                <text:p>83.56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2022-06-26 07:05:00</text:p>
              </table:table-cell>
              <table:table-cell office:value-type="float" office:value="83.46">
                <text:p>83.46</text:p>
              </table:table-cell>
              <table:table-cell office:value-type="float" office:value="25.9666666666667">
                <text:p>25.9666666666667</text:p>
              </table:table-cell>
            </table:table-row>
            <table:table-row>
              <table:table-cell office:value-type="string">
                <text:p>2022-06-26 07:10:00</text:p>
              </table:table-cell>
              <table:table-cell office:value-type="float" office:value="83.36">
                <text:p>83.36</text:p>
              </table:table-cell>
              <table:table-cell office:value-type="float" office:value="26.0666666666667">
                <text:p>26.0666666666667</text:p>
              </table:table-cell>
            </table:table-row>
            <table:table-row>
              <table:table-cell office:value-type="string">
                <text:p>2022-06-26 07:15:00</text:p>
              </table:table-cell>
              <table:table-cell office:value-type="float" office:value="83.3">
                <text:p>83.3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2022-06-26 07:20:00</text:p>
              </table:table-cell>
              <table:table-cell office:value-type="float" office:value="83.26">
                <text:p>83.26</text:p>
              </table:table-cell>
              <table:table-cell office:value-type="float" office:value="26.2333333333333">
                <text:p>26.2333333333333</text:p>
              </table:table-cell>
            </table:table-row>
            <table:table-row>
              <table:table-cell office:value-type="string">
                <text:p>2022-06-26 07:25:00</text:p>
              </table:table-cell>
              <table:table-cell office:value-type="float" office:value="83.2">
                <text:p>83.2</text:p>
              </table:table-cell>
              <table:table-cell office:value-type="float" office:value="26.1666666666667">
                <text:p>26.1666666666667</text:p>
              </table:table-cell>
            </table:table-row>
            <table:table-row>
              <table:table-cell office:value-type="string">
                <text:p>2022-06-26 07:30:00</text:p>
              </table:table-cell>
              <table:table-cell office:value-type="float" office:value="83.16">
                <text:p>83.16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2022-06-26 07:35:00</text:p>
              </table:table-cell>
              <table:table-cell office:value-type="float" office:value="83.06">
                <text:p>83.06</text:p>
              </table:table-cell>
              <table:table-cell office:value-type="float" office:value="26.2333333333333">
                <text:p>26.2333333333333</text:p>
              </table:table-cell>
            </table:table-row>
            <table:table-row>
              <table:table-cell office:value-type="string">
                <text:p>2022-06-26 07:40:00</text:p>
              </table:table-cell>
              <table:table-cell office:value-type="float" office:value="82.96">
                <text:p>82.96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2022-06-26 07:45:00</text:p>
              </table:table-cell>
              <table:table-cell office:value-type="float" office:value="82.9">
                <text:p>82.9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2022-06-26 07:50:00</text:p>
              </table:table-cell>
              <table:table-cell office:value-type="float" office:value="82.86">
                <text:p>82.86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2022-06-26 07:55:00</text:p>
              </table:table-cell>
              <table:table-cell office:value-type="float" office:value="82.8">
                <text:p>82.8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2022-06-26 08:00:00</text:p>
              </table:table-cell>
              <table:table-cell office:value-type="float" office:value="82.8">
                <text:p>82.8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2022-06-26 08:05:00</text:p>
              </table:table-cell>
              <table:table-cell office:value-type="float" office:value="82.76">
                <text:p>82.76</text:p>
              </table:table-cell>
              <table:table-cell office:value-type="float" office:value="26.2333333333333">
                <text:p>26.2333333333333</text:p>
              </table:table-cell>
            </table:table-row>
            <table:table-row>
              <table:table-cell office:value-type="string">
                <text:p>2022-06-26 08:10:00</text:p>
              </table:table-cell>
              <table:table-cell office:value-type="float" office:value="82.66">
                <text:p>82.66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2022-06-26 08:15:00</text:p>
              </table:table-cell>
              <table:table-cell office:value-type="float" office:value="82.6">
                <text:p>82.6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2022-06-26 08:20:00</text:p>
              </table:table-cell>
              <table:table-cell office:value-type="float" office:value="82.56">
                <text:p>82.56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2022-06-26 08:25:00</text:p>
              </table:table-cell>
              <table:table-cell office:value-type="float" office:value="82.46">
                <text:p>82.46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2022-06-26 08:30:00</text:p>
              </table:table-cell>
              <table:table-cell office:value-type="float" office:value="82.36">
                <text:p>82.36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2022-06-26 08:35:00</text:p>
              </table:table-cell>
              <table:table-cell office:value-type="float" office:value="82.26">
                <text:p>82.26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2022-06-26 08:40:00</text:p>
              </table:table-cell>
              <table:table-cell office:value-type="float" office:value="82.2">
                <text:p>82.2</text:p>
              </table:table-cell>
              <table:table-cell office:value-type="float" office:value="26.3333333333333">
                <text:p>26.3333333333333</text:p>
              </table:table-cell>
            </table:table-row>
            <table:table-row>
              <table:table-cell office:value-type="string">
                <text:p>2022-06-26 08:45:00</text:p>
              </table:table-cell>
              <table:table-cell office:value-type="float" office:value="82.2">
                <text:p>82.2</text:p>
              </table:table-cell>
              <table:table-cell office:value-type="float" office:value="26.3333333333333">
                <text:p>26.3333333333333</text:p>
              </table:table-cell>
            </table:table-row>
            <table:table-row>
              <table:table-cell office:value-type="string">
                <text:p>2022-06-26 08:50:00</text:p>
              </table:table-cell>
              <table:table-cell office:value-type="float" office:value="82.16">
                <text:p>82.16</text:p>
              </table:table-cell>
              <table:table-cell office:value-type="float" office:value="26.3666666666667">
                <text:p>26.3666666666667</text:p>
              </table:table-cell>
            </table:table-row>
            <table:table-row>
              <table:table-cell office:value-type="string">
                <text:p>2022-06-26 08:55:00</text:p>
              </table:table-cell>
              <table:table-cell office:value-type="float" office:value="82.06">
                <text:p>82.06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2022-06-26 09:00:00</text:p>
              </table:table-cell>
              <table:table-cell office:value-type="float" office:value="82">
                <text:p>82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2022-06-26 09:05:00</text:p>
              </table:table-cell>
              <table:table-cell office:value-type="float" office:value="82.72">
                <text:p>82.72</text:p>
              </table:table-cell>
              <table:table-cell office:value-type="float" office:value="26.3333333333333">
                <text:p>26.3333333333333</text:p>
              </table:table-cell>
            </table:table-row>
            <table:table-row>
              <table:table-cell office:value-type="string">
                <text:p>2022-06-26 09:10:00</text:p>
              </table:table-cell>
              <table:table-cell office:value-type="float" office:value="84.32">
                <text:p>84.32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2022-06-26 09:15:00</text:p>
              </table:table-cell>
              <table:table-cell office:value-type="float" office:value="85.02">
                <text:p>85.02</text:p>
              </table:table-cell>
              <table:table-cell office:value-type="float" office:value="26.7333333333333">
                <text:p>26.7333333333333</text:p>
              </table:table-cell>
            </table:table-row>
            <table:table-row>
              <table:table-cell office:value-type="string">
                <text:p>2022-06-26 09:20:00</text:p>
              </table:table-cell>
              <table:table-cell office:value-type="float" office:value="84.82">
                <text:p>84.82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2022-06-26 09:25:00</text:p>
              </table:table-cell>
              <table:table-cell office:value-type="float" office:value="84.66">
                <text:p>84.66</text:p>
              </table:table-cell>
              <table:table-cell office:value-type="float" office:value="26.7333333333333">
                <text:p>26.7333333333333</text:p>
              </table:table-cell>
            </table:table-row>
            <table:table-row>
              <table:table-cell office:value-type="string">
                <text:p>2022-06-26 09:30:00</text:p>
              </table:table-cell>
              <table:table-cell office:value-type="float" office:value="84.56">
                <text:p>84.56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2022-06-26 09:35:00</text:p>
              </table:table-cell>
              <table:table-cell office:value-type="float" office:value="84.46">
                <text:p>84.46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2022-06-26 09:40:00</text:p>
              </table:table-cell>
              <table:table-cell office:value-type="float" office:value="84.32">
                <text:p>84.32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2022-06-26 09:45:00</text:p>
              </table:table-cell>
              <table:table-cell office:value-type="float" office:value="84.2">
                <text:p>84.2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2022-06-26 09:50:00</text:p>
              </table:table-cell>
              <table:table-cell office:value-type="float" office:value="84.16">
                <text:p>84.16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2022-06-26 09:55:00</text:p>
              </table:table-cell>
              <table:table-cell office:value-type="float" office:value="84.06">
                <text:p>84.06</text:p>
              </table:table-cell>
              <table:table-cell office:value-type="float" office:value="26.6333333333333">
                <text:p>26.6333333333333</text:p>
              </table:table-cell>
            </table:table-row>
            <table:table-row>
              <table:table-cell office:value-type="string">
                <text:p>2022-06-26 10:00:00</text:p>
              </table:table-cell>
              <table:table-cell office:value-type="float" office:value="84">
                <text:p>84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2022-06-26 10:05:00</text:p>
              </table:table-cell>
              <table:table-cell office:value-type="float" office:value="83.96">
                <text:p>83.96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2022-06-26 10:10:00</text:p>
              </table:table-cell>
              <table:table-cell office:value-type="float" office:value="83.9">
                <text:p>83.9</text:p>
              </table:table-cell>
              <table:table-cell office:value-type="float" office:value="26.7333333333333">
                <text:p>26.7333333333333</text:p>
              </table:table-cell>
            </table:table-row>
            <table:table-row>
              <table:table-cell office:value-type="string">
                <text:p>2022-06-26 10:15:00</text:p>
              </table:table-cell>
              <table:table-cell office:value-type="float" office:value="83.86">
                <text:p>83.86</text:p>
              </table:table-cell>
              <table:table-cell office:value-type="float" office:value="26.9333333333333">
                <text:p>26.9333333333333</text:p>
              </table:table-cell>
            </table:table-row>
            <table:table-row>
              <table:table-cell office:value-type="string">
                <text:p>2022-06-26 10:20:00</text:p>
              </table:table-cell>
              <table:table-cell office:value-type="float" office:value="83.8">
                <text:p>83.8</text:p>
              </table:table-cell>
              <table:table-cell office:value-type="float" office:value="26.9333333333333">
                <text:p>26.9333333333333</text:p>
              </table:table-cell>
            </table:table-row>
            <table:table-row>
              <table:table-cell office:value-type="string">
                <text:p>2022-06-26 10:25:00</text:p>
              </table:table-cell>
              <table:table-cell office:value-type="float" office:value="83.72">
                <text:p>83.72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022-06-26 10:30:00</text:p>
              </table:table-cell>
              <table:table-cell office:value-type="float" office:value="83.6">
                <text:p>83.6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022-06-26 10:35:00</text:p>
              </table:table-cell>
              <table:table-cell office:value-type="float" office:value="83.56">
                <text:p>83.56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022-06-26 10:40:00</text:p>
              </table:table-cell>
              <table:table-cell office:value-type="float" office:value="83.46">
                <text:p>83.46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022-06-26 10:45:00</text:p>
              </table:table-cell>
              <table:table-cell office:value-type="float" office:value="83.4">
                <text:p>83.4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022-06-26 10:50:00</text:p>
              </table:table-cell>
              <table:table-cell office:value-type="float" office:value="83.36">
                <text:p>83.36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2022-06-26 10:55:00</text:p>
              </table:table-cell>
              <table:table-cell office:value-type="float" office:value="83.26">
                <text:p>83.26</text:p>
              </table:table-cell>
              <table:table-cell office:value-type="float" office:value="26.8333333333333">
                <text:p>26.8333333333333</text:p>
              </table:table-cell>
            </table:table-row>
            <table:table-row>
              <table:table-cell office:value-type="string">
                <text:p>2022-06-26 11:00:00</text:p>
              </table:table-cell>
              <table:table-cell office:value-type="float" office:value="83.2">
                <text:p>83.2</text:p>
              </table:table-cell>
              <table:table-cell office:value-type="float" office:value="26.96">
                <text:p>26.96</text:p>
              </table:table-cell>
            </table:table-row>
            <table:table-row>
              <table:table-cell office:value-type="string">
                <text:p>2022-06-26 11:05:00</text:p>
              </table:table-cell>
              <table:table-cell office:value-type="float" office:value="83.1616666666666">
                <text:p>83.161666666666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6 11:10:00</text:p>
              </table:table-cell>
              <table:table-cell office:value-type="float" office:value="83.0616666666667">
                <text:p>83.0616666666667</text:p>
              </table:table-cell>
              <table:table-cell office:value-type="float" office:value="27.165">
                <text:p>27.165</text:p>
              </table:table-cell>
            </table:table-row>
            <table:table-row>
              <table:table-cell office:value-type="string">
                <text:p>2022-06-26 11:15:00</text:p>
              </table:table-cell>
              <table:table-cell office:value-type="float" office:value="82.9616666666667">
                <text:p>82.9616666666667</text:p>
              </table:table-cell>
              <table:table-cell office:value-type="float" office:value="27.59">
                <text:p>27.59</text:p>
              </table:table-cell>
            </table:table-row>
            <table:table-row>
              <table:table-cell office:value-type="string">
                <text:p>2022-06-26 11:20:00</text:p>
              </table:table-cell>
              <table:table-cell office:value-type="float" office:value="82.9">
                <text:p>82.9</text:p>
              </table:table-cell>
              <table:table-cell office:value-type="float" office:value="27.67">
                <text:p>27.67</text:p>
              </table:table-cell>
            </table:table-row>
            <table:table-row>
              <table:table-cell office:value-type="string">
                <text:p>2022-06-26 11:25:00</text:p>
              </table:table-cell>
              <table:table-cell office:value-type="float" office:value="82.8616666666667">
                <text:p>82.8616666666667</text:p>
              </table:table-cell>
              <table:table-cell office:value-type="float" office:value="27.73">
                <text:p>27.73</text:p>
              </table:table-cell>
            </table:table-row>
            <table:table-row>
              <table:table-cell office:value-type="string">
                <text:p>2022-06-26 11:30:00</text:p>
              </table:table-cell>
              <table:table-cell office:value-type="float" office:value="82.8">
                <text:p>82.8</text:p>
              </table:table-cell>
              <table:table-cell office:value-type="float" office:value="27.865">
                <text:p>27.865</text:p>
              </table:table-cell>
            </table:table-row>
            <table:table-row>
              <table:table-cell office:value-type="string">
                <text:p>2022-06-26 11:35:00</text:p>
              </table:table-cell>
              <table:table-cell office:value-type="float" office:value="82.8">
                <text:p>82.8</text:p>
              </table:table-cell>
              <table:table-cell office:value-type="float" office:value="27.77">
                <text:p>27.77</text:p>
              </table:table-cell>
            </table:table-row>
            <table:table-row>
              <table:table-cell office:value-type="string">
                <text:p>2022-06-26 11:40:00</text:p>
              </table:table-cell>
              <table:table-cell office:value-type="float" office:value="82.7616666666667">
                <text:p>82.7616666666667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2022-06-26 11:45:00</text:p>
              </table:table-cell>
              <table:table-cell office:value-type="float" office:value="82.6616666666667">
                <text:p>82.6616666666667</text:p>
              </table:table-cell>
              <table:table-cell office:value-type="float" office:value="27.765">
                <text:p>27.765</text:p>
              </table:table-cell>
            </table:table-row>
            <table:table-row>
              <table:table-cell office:value-type="string">
                <text:p>2022-06-26 11:50:00</text:p>
              </table:table-cell>
              <table:table-cell office:value-type="float" office:value="82.6">
                <text:p>82.6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022-06-26 11:55:00</text:p>
              </table:table-cell>
              <table:table-cell office:value-type="float" office:value="82.6">
                <text:p>82.6</text:p>
              </table:table-cell>
              <table:table-cell office:value-type="float" office:value="27.865">
                <text:p>27.865</text:p>
              </table:table-cell>
            </table:table-row>
            <table:table-row>
              <table:table-cell office:value-type="string">
                <text:p>2022-06-26 12:00:00</text:p>
              </table:table-cell>
              <table:table-cell office:value-type="float" office:value="82.5616666666667">
                <text:p>82.5616666666667</text:p>
              </table:table-cell>
              <table:table-cell office:value-type="float" office:value="27.965">
                <text:p>27.965</text:p>
              </table:table-cell>
            </table:table-row>
            <table:table-row>
              <table:table-cell office:value-type="string">
                <text:p>2022-06-26 12:05:00</text:p>
              </table:table-cell>
              <table:table-cell office:value-type="float" office:value="82.46">
                <text:p>82.46</text:p>
              </table:table-cell>
              <table:table-cell office:value-type="float" office:value="27.935">
                <text:p>27.935</text:p>
              </table:table-cell>
            </table:table-row>
            <table:table-row>
              <table:table-cell office:value-type="string">
                <text:p>2022-06-26 12:10:00</text:p>
              </table:table-cell>
              <table:table-cell office:value-type="float" office:value="82.4">
                <text:p>82.4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2022-06-26 12:15:00</text:p>
              </table:table-cell>
              <table:table-cell office:value-type="float" office:value="82.36">
                <text:p>82.36</text:p>
              </table:table-cell>
              <table:table-cell office:value-type="float" office:value="27.835">
                <text:p>27.835</text:p>
              </table:table-cell>
            </table:table-row>
            <table:table-row>
              <table:table-cell office:value-type="string">
                <text:p>2022-06-26 12:20:00</text:p>
              </table:table-cell>
              <table:table-cell office:value-type="float" office:value="82.26">
                <text:p>82.26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022-06-26 12:25:00</text:p>
              </table:table-cell>
              <table:table-cell office:value-type="float" office:value="82.2">
                <text:p>82.2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022-06-26 12:30:00</text:p>
              </table:table-cell>
              <table:table-cell office:value-type="float" office:value="82.2">
                <text:p>82.2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022-06-26 12:35:00</text:p>
              </table:table-cell>
              <table:table-cell office:value-type="float" office:value="82.16">
                <text:p>82.16</text:p>
              </table:table-cell>
              <table:table-cell office:value-type="float" office:value="27.865">
                <text:p>27.865</text:p>
              </table:table-cell>
            </table:table-row>
            <table:table-row>
              <table:table-cell office:value-type="string">
                <text:p>2022-06-26 12:40:00</text:p>
              </table:table-cell>
              <table:table-cell office:value-type="float" office:value="82.06">
                <text:p>82.06</text:p>
              </table:table-cell>
              <table:table-cell office:value-type="float" office:value="27.835">
                <text:p>27.835</text:p>
              </table:table-cell>
            </table:table-row>
            <table:table-row>
              <table:table-cell office:value-type="string">
                <text:p>2022-06-26 12:45:00</text:p>
              </table:table-cell>
              <table:table-cell office:value-type="float" office:value="82">
                <text:p>82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022-06-26 12:50:00</text:p>
              </table:table-cell>
              <table:table-cell office:value-type="float" office:value="82.68">
                <text:p>82.68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022-06-26 12:55:00</text:p>
              </table:table-cell>
              <table:table-cell office:value-type="float" office:value="84.14">
                <text:p>84.14</text:p>
              </table:table-cell>
              <table:table-cell office:value-type="float" office:value="27.865">
                <text:p>27.865</text:p>
              </table:table-cell>
            </table:table-row>
            <table:table-row>
              <table:table-cell office:value-type="string">
                <text:p>2022-06-26 13:00:00</text:p>
              </table:table-cell>
              <table:table-cell office:value-type="float" office:value="84.88">
                <text:p>84.88</text:p>
              </table:table-cell>
              <table:table-cell office:value-type="float" office:value="27.835">
                <text:p>27.835</text:p>
              </table:table-cell>
            </table:table-row>
            <table:table-row>
              <table:table-cell office:value-type="string">
                <text:p>2022-06-26 13:05:00</text:p>
              </table:table-cell>
              <table:table-cell office:value-type="float" office:value="84.92">
                <text:p>84.92</text:p>
              </table:table-cell>
              <table:table-cell office:value-type="float" office:value="27.67">
                <text:p>27.67</text:p>
              </table:table-cell>
            </table:table-row>
            <table:table-row>
              <table:table-cell office:value-type="string">
                <text:p>2022-06-26 13:10:00</text:p>
              </table:table-cell>
              <table:table-cell office:value-type="float" office:value="84.76">
                <text:p>84.76</text:p>
              </table:table-cell>
              <table:table-cell office:value-type="float" office:value="27.535">
                <text:p>27.535</text:p>
              </table:table-cell>
            </table:table-row>
            <table:table-row>
              <table:table-cell office:value-type="string">
                <text:p>2022-06-26 13:15:00</text:p>
              </table:table-cell>
              <table:table-cell office:value-type="float" office:value="84.66">
                <text:p>84.66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022-06-26 13:20:00</text:p>
              </table:table-cell>
              <table:table-cell office:value-type="float" office:value="84.56">
                <text:p>84.56</text:p>
              </table:table-cell>
              <table:table-cell office:value-type="float" office:value="27.635">
                <text:p>27.635</text:p>
              </table:table-cell>
            </table:table-row>
            <table:table-row>
              <table:table-cell office:value-type="string">
                <text:p>2022-06-26 13:25:00</text:p>
              </table:table-cell>
              <table:table-cell office:value-type="float" office:value="84.42">
                <text:p>84.42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2022-06-26 13:30:00</text:p>
              </table:table-cell>
              <table:table-cell office:value-type="float" office:value="84.26">
                <text:p>84.26</text:p>
              </table:table-cell>
              <table:table-cell office:value-type="float" office:value="27.535">
                <text:p>27.535</text:p>
              </table:table-cell>
            </table:table-row>
            <table:table-row>
              <table:table-cell office:value-type="string">
                <text:p>2022-06-26 13:35:00</text:p>
              </table:table-cell>
              <table:table-cell office:value-type="float" office:value="84.2">
                <text:p>84.2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022-06-26 13:40:00</text:p>
              </table:table-cell>
              <table:table-cell office:value-type="float" office:value="84.16">
                <text:p>84.16</text:p>
              </table:table-cell>
              <table:table-cell office:value-type="float" office:value="27.98">
                <text:p>27.98</text:p>
              </table:table-cell>
            </table:table-row>
            <table:table-row>
              <table:table-cell office:value-type="string">
                <text:p>2022-06-26 13:45:00</text:p>
              </table:table-cell>
              <table:table-cell office:value-type="float" office:value="84.06">
                <text:p>84.06</text:p>
              </table:table-cell>
              <table:table-cell office:value-type="float" office:value="28.165">
                <text:p>28.165</text:p>
              </table:table-cell>
            </table:table-row>
            <table:table-row>
              <table:table-cell office:value-type="string">
                <text:p>2022-06-26 13:50:00</text:p>
              </table:table-cell>
              <table:table-cell office:value-type="float" office:value="84">
                <text:p>84</text:p>
              </table:table-cell>
              <table:table-cell office:value-type="float" office:value="27.875">
                <text:p>27.875</text:p>
              </table:table-cell>
            </table:table-row>
            <table:table-row>
              <table:table-cell office:value-type="string">
                <text:p>2022-06-26 13:55:00</text:p>
              </table:table-cell>
              <table:table-cell office:value-type="float" office:value="83.96">
                <text:p>83.96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2022-06-26 14:00:00</text:p>
              </table:table-cell>
              <table:table-cell office:value-type="float" office:value="83.9">
                <text:p>83.9</text:p>
              </table:table-cell>
              <table:table-cell office:value-type="float" office:value="27.635">
                <text:p>27.635</text:p>
              </table:table-cell>
            </table:table-row>
            <table:table-row>
              <table:table-cell office:value-type="string">
                <text:p>2022-06-26 14:05:00</text:p>
              </table:table-cell>
              <table:table-cell office:value-type="float" office:value="83.86">
                <text:p>83.86</text:p>
              </table:table-cell>
              <table:table-cell office:value-type="float" office:value="27.73">
                <text:p>27.73</text:p>
              </table:table-cell>
            </table:table-row>
            <table:table-row>
              <table:table-cell office:value-type="string">
                <text:p>2022-06-26 14:10:00</text:p>
              </table:table-cell>
              <table:table-cell office:value-type="float" office:value="83.8">
                <text:p>83.8</text:p>
              </table:table-cell>
              <table:table-cell office:value-type="float" office:value="27.6666666666667">
                <text:p>27.6666666666667</text:p>
              </table:table-cell>
            </table:table-row>
            <table:table-row>
              <table:table-cell office:value-type="string">
                <text:p>2022-06-26 14:15:00</text:p>
              </table:table-cell>
              <table:table-cell office:value-type="float" office:value="83.76">
                <text:p>83.76</text:p>
              </table:table-cell>
              <table:table-cell office:value-type="float" office:value="27.6666666666667">
                <text:p>27.6666666666667</text:p>
              </table:table-cell>
            </table:table-row>
            <table:table-row>
              <table:table-cell office:value-type="string">
                <text:p>2022-06-26 14:20:00</text:p>
              </table:table-cell>
              <table:table-cell office:value-type="float" office:value="83.66">
                <text:p>83.66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2022-06-26 14:25:00</text:p>
              </table:table-cell>
              <table:table-cell office:value-type="float" office:value="83.56">
                <text:p>83.56</text:p>
              </table:table-cell>
              <table:table-cell office:value-type="float" office:value="27.7666666666667">
                <text:p>27.7666666666667</text:p>
              </table:table-cell>
            </table:table-row>
            <table:table-row>
              <table:table-cell office:value-type="string">
                <text:p>2022-06-26 14:30:00</text:p>
              </table:table-cell>
              <table:table-cell office:value-type="float" office:value="83.5">
                <text:p>83.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022-06-26 14:35:00</text:p>
              </table:table-cell>
              <table:table-cell office:value-type="float" office:value="83.46">
                <text:p>83.46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022-06-26 14:40:00</text:p>
              </table:table-cell>
              <table:table-cell office:value-type="float" office:value="83.36">
                <text:p>83.36</text:p>
              </table:table-cell>
              <table:table-cell office:value-type="float" office:value="27.8666666666667">
                <text:p>27.8666666666667</text:p>
              </table:table-cell>
            </table:table-row>
            <table:table-row>
              <table:table-cell office:value-type="string">
                <text:p>2022-06-26 14:45:00</text:p>
              </table:table-cell>
              <table:table-cell office:value-type="float" office:value="83.3">
                <text:p>83.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2022-06-26 14:50:00</text:p>
              </table:table-cell>
              <table:table-cell office:value-type="float" office:value="83.26">
                <text:p>83.26</text:p>
              </table:table-cell>
              <table:table-cell office:value-type="float" office:value="27.8333333333333">
                <text:p>27.8333333333333</text:p>
              </table:table-cell>
            </table:table-row>
            <table:table-row>
              <table:table-cell office:value-type="string">
                <text:p>2022-06-26 14:55:00</text:p>
              </table:table-cell>
              <table:table-cell office:value-type="float" office:value="83.2">
                <text:p>83.2</text:p>
              </table:table-cell>
              <table:table-cell office:value-type="float" office:value="27.8666666666667">
                <text:p>27.8666666666667</text:p>
              </table:table-cell>
            </table:table-row>
            <table:table-row>
              <table:table-cell office:value-type="string">
                <text:p>2022-06-26 15:00:00</text:p>
              </table:table-cell>
              <table:table-cell office:value-type="float" office:value="83.16">
                <text:p>83.16</text:p>
              </table:table-cell>
              <table:table-cell office:value-type="float" office:value="27.9666666666667">
                <text:p>27.9666666666667</text:p>
              </table:table-cell>
            </table:table-row>
            <table:table-row>
              <table:table-cell office:value-type="string">
                <text:p>2022-06-26 15:05:00</text:p>
              </table:table-cell>
              <table:table-cell office:value-type="float" office:value="83.06">
                <text:p>83.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22-06-26 15:10:00</text:p>
              </table:table-cell>
              <table:table-cell office:value-type="float" office:value="83">
                <text:p>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22-06-26 15:15:00</text:p>
              </table:table-cell>
              <table:table-cell office:value-type="float" office:value="82.96">
                <text:p>82.96</text:p>
              </table:table-cell>
              <table:table-cell office:value-type="float" office:value="27.9333333333333">
                <text:p>27.9333333333333</text:p>
              </table:table-cell>
            </table:table-row>
            <table:table-row>
              <table:table-cell office:value-type="string">
                <text:p>2022-06-26 15:20:00</text:p>
              </table:table-cell>
              <table:table-cell office:value-type="float" office:value="82.86">
                <text:p>82.86</text:p>
              </table:table-cell>
              <table:table-cell office:value-type="float" office:value="28.0333333333333">
                <text:p>28.0333333333333</text:p>
              </table:table-cell>
            </table:table-row>
            <table:table-row>
              <table:table-cell office:value-type="string">
                <text:p>2022-06-26 15:25:00</text:p>
              </table:table-cell>
              <table:table-cell office:value-type="float" office:value="82.8">
                <text:p>82.8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2022-06-26 15:30:00</text:p>
              </table:table-cell>
              <table:table-cell office:value-type="float" office:value="82.76">
                <text:p>82.76</text:p>
              </table:table-cell>
              <table:table-cell office:value-type="float" office:value="28.2333333333333">
                <text:p>28.2333333333333</text:p>
              </table:table-cell>
            </table:table-row>
            <table:table-row>
              <table:table-cell office:value-type="string">
                <text:p>2022-06-26 15:35:00</text:p>
              </table:table-cell>
              <table:table-cell office:value-type="float" office:value="82.7">
                <text:p>82.7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2022-06-26 15:40:00</text:p>
              </table:table-cell>
              <table:table-cell office:value-type="float" office:value="82.7">
                <text:p>82.7</text:p>
              </table:table-cell>
              <table:table-cell office:value-type="float" office:value="28.1666666666667">
                <text:p>28.1666666666667</text:p>
              </table:table-cell>
            </table:table-row>
            <table:table-row>
              <table:table-cell office:value-type="string">
                <text:p>2022-06-26 15:45:00</text:p>
              </table:table-cell>
              <table:table-cell office:value-type="float" office:value="82.66">
                <text:p>82.66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2022-06-26 15:50:00</text:p>
              </table:table-cell>
              <table:table-cell office:value-type="float" office:value="82.6">
                <text:p>82.6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2022-06-26 15:55:00</text:p>
              </table:table-cell>
              <table:table-cell office:value-type="float" office:value="82.56">
                <text:p>82.56</text:p>
              </table:table-cell>
              <table:table-cell office:value-type="float" office:value="28.0333333333333">
                <text:p>28.0333333333333</text:p>
              </table:table-cell>
            </table:table-row>
            <table:table-row>
              <table:table-cell office:value-type="string">
                <text:p>2022-06-26 16:00:00</text:p>
              </table:table-cell>
              <table:table-cell office:value-type="float" office:value="82.5">
                <text:p>82.5</text:p>
              </table:table-cell>
              <table:table-cell office:value-type="float" office:value="28.1333333333333">
                <text:p>28.1333333333333</text:p>
              </table:table-cell>
            </table:table-row>
            <table:table-row>
              <table:table-cell office:value-type="string">
                <text:p>2022-06-26 16:05:00</text:p>
              </table:table-cell>
              <table:table-cell office:value-type="float" office:value="82.46">
                <text:p>82.46</text:p>
              </table:table-cell>
              <table:table-cell office:value-type="float" office:value="28.1333333333333">
                <text:p>28.1333333333333</text:p>
              </table:table-cell>
            </table:table-row>
            <table:table-row>
              <table:table-cell office:value-type="string">
                <text:p>2022-06-26 16:10:00</text:p>
              </table:table-cell>
              <table:table-cell office:value-type="float" office:value="82.36">
                <text:p>82.36</text:p>
              </table:table-cell>
              <table:table-cell office:value-type="float" office:value="28.1666666666667">
                <text:p>28.1666666666667</text:p>
              </table:table-cell>
            </table:table-row>
            <table:table-row>
              <table:table-cell office:value-type="string">
                <text:p>2022-06-26 16:15:00</text:p>
              </table:table-cell>
              <table:table-cell office:value-type="float" office:value="82.26">
                <text:p>82.26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2022-06-26 16:20:00</text:p>
              </table:table-cell>
              <table:table-cell office:value-type="float" office:value="82.2">
                <text:p>82.2</text:p>
              </table:table-cell>
              <table:table-cell office:value-type="float" office:value="28.0666666666667">
                <text:p>28.0666666666667</text:p>
              </table:table-cell>
            </table:table-row>
            <table:table-row>
              <table:table-cell office:value-type="string">
                <text:p>2022-06-26 16:25:00</text:p>
              </table:table-cell>
              <table:table-cell office:value-type="float" office:value="82.2">
                <text:p>82.2</text:p>
              </table:table-cell>
              <table:table-cell office:value-type="float" office:value="28.0666666666667">
                <text:p>28.0666666666667</text:p>
              </table:table-cell>
            </table:table-row>
            <table:table-row>
              <table:table-cell office:value-type="string">
                <text:p>2022-06-26 16:30:00</text:p>
              </table:table-cell>
              <table:table-cell office:value-type="float" office:value="82.16">
                <text:p>82.16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2022-06-26 16:35:00</text:p>
              </table:table-cell>
              <table:table-cell office:value-type="float" office:value="82.1">
                <text:p>82.1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2022-06-26 16:40:00</text:p>
              </table:table-cell>
              <table:table-cell office:value-type="float" office:value="82.06">
                <text:p>82.06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2022-06-26 16:45:00</text:p>
              </table:table-cell>
              <table:table-cell office:value-type="float" office:value="82.76">
                <text:p>82.76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2022-06-26 16:50:00</text:p>
              </table:table-cell>
              <table:table-cell office:value-type="float" office:value="84.3">
                <text:p>84.3</text:p>
              </table:table-cell>
              <table:table-cell office:value-type="float" office:value="28.2333333333333">
                <text:p>28.2333333333333</text:p>
              </table:table-cell>
            </table:table-row>
            <table:table-row>
              <table:table-cell office:value-type="string">
                <text:p>2022-06-26 16:55:00</text:p>
              </table:table-cell>
              <table:table-cell office:value-type="float" office:value="84.86">
                <text:p>84.86</text:p>
              </table:table-cell>
              <table:table-cell office:value-type="float" office:value="28.4333333333333">
                <text:p>28.4333333333333</text:p>
              </table:table-cell>
            </table:table-row>
            <table:table-row>
              <table:table-cell office:value-type="string">
                <text:p>2022-06-26 17:00:00</text:p>
              </table:table-cell>
              <table:table-cell office:value-type="float" office:value="84.76">
                <text:p>84.76</text:p>
              </table:table-cell>
              <table:table-cell office:value-type="float" office:value="29.05">
                <text:p>29.05</text:p>
              </table:table-cell>
            </table:table-row>
            <table:table-row>
              <table:table-cell office:value-type="string">
                <text:p>2022-06-26 17:05:00</text:p>
              </table:table-cell>
              <table:table-cell office:value-type="float" office:value="84.66">
                <text:p>84.66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2022-06-26 17:10:00</text:p>
              </table:table-cell>
              <table:table-cell office:value-type="float" office:value="84.56">
                <text:p>84.56</text:p>
              </table:table-cell>
              <table:table-cell office:value-type="float" office:value="29.1666666666667">
                <text:p>29.1666666666667</text:p>
              </table:table-cell>
            </table:table-row>
            <table:table-row>
              <table:table-cell office:value-type="string">
                <text:p>2022-06-26 17:15:00</text:p>
              </table:table-cell>
              <table:table-cell office:value-type="float" office:value="84.46">
                <text:p>84.46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2022-06-26 17:20:00</text:p>
              </table:table-cell>
              <table:table-cell office:value-type="float" office:value="84.32">
                <text:p>84.32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2022-06-26 17:25:00</text:p>
              </table:table-cell>
              <table:table-cell office:value-type="float" office:value="84.2">
                <text:p>84.2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2022-06-26 17:30:00</text:p>
              </table:table-cell>
              <table:table-cell office:value-type="float" office:value="84.2">
                <text:p>84.2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2022-06-26 17:35:00</text:p>
              </table:table-cell>
              <table:table-cell office:value-type="float" office:value="84.16">
                <text:p>84.16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2022-06-26 17:40:00</text:p>
              </table:table-cell>
              <table:table-cell office:value-type="float" office:value="84.06">
                <text:p>84.06</text:p>
              </table:table-cell>
              <table:table-cell office:value-type="float" office:value="29.2666666666667">
                <text:p>29.2666666666667</text:p>
              </table:table-cell>
            </table:table-row>
            <table:table-row>
              <table:table-cell office:value-type="string">
                <text:p>2022-06-26 17:45:00</text:p>
              </table:table-cell>
              <table:table-cell office:value-type="float" office:value="83.96">
                <text:p>83.96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2022-06-26 17:50:00</text:p>
              </table:table-cell>
              <table:table-cell office:value-type="float" office:value="83.9">
                <text:p>83.9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2022-06-26 17:55:00</text:p>
              </table:table-cell>
              <table:table-cell office:value-type="float" office:value="83.9">
                <text:p>83.9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2022-06-26 18:00:00</text:p>
              </table:table-cell>
              <table:table-cell office:value-type="float" office:value="83.86">
                <text:p>83.86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2022-06-26 18:05:00</text:p>
              </table:table-cell>
              <table:table-cell office:value-type="float" office:value="83.8">
                <text:p>83.8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2022-06-26 18:10:00</text:p>
              </table:table-cell>
              <table:table-cell office:value-type="float" office:value="83.72">
                <text:p>83.72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2022-06-26 18:15:00</text:p>
              </table:table-cell>
              <table:table-cell office:value-type="float" office:value="83.6">
                <text:p>83.6</text:p>
              </table:table-cell>
              <table:table-cell office:value-type="float" office:value="29.2333333333333">
                <text:p>29.2333333333333</text:p>
              </table:table-cell>
            </table:table-row>
            <table:table-row>
              <table:table-cell office:value-type="string">
                <text:p>2022-06-26 18:20:00</text:p>
              </table:table-cell>
              <table:table-cell office:value-type="float" office:value="83.56">
                <text:p>83.56</text:p>
              </table:table-cell>
              <table:table-cell office:value-type="float" office:value="29.1333333333333">
                <text:p>29.1333333333333</text:p>
              </table:table-cell>
            </table:table-row>
            <table:table-row>
              <table:table-cell office:value-type="string">
                <text:p>2022-06-26 18:25:00</text:p>
              </table:table-cell>
              <table:table-cell office:value-type="float" office:value="83.5">
                <text:p>83.5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2022-06-26 18:30:00</text:p>
              </table:table-cell>
              <table:table-cell office:value-type="float" office:value="83.46">
                <text:p>83.46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2022-06-26 18:35:00</text:p>
              </table:table-cell>
              <table:table-cell office:value-type="float" office:value="83.36">
                <text:p>83.36</text:p>
              </table:table-cell>
              <table:table-cell office:value-type="float" office:value="29.0333333333333">
                <text:p>29.0333333333333</text:p>
              </table:table-cell>
            </table:table-row>
            <table:table-row>
              <table:table-cell office:value-type="string">
                <text:p>2022-06-26 18:40:00</text:p>
              </table:table-cell>
              <table:table-cell office:value-type="float" office:value="83.26">
                <text:p>83.26</text:p>
              </table:table-cell>
              <table:table-cell office:value-type="float" office:value="29.1333333333333">
                <text:p>29.1333333333333</text:p>
              </table:table-cell>
            </table:table-row>
            <table:table-row>
              <table:table-cell office:value-type="string">
                <text:p>2022-06-26 18:45:00</text:p>
              </table:table-cell>
              <table:table-cell office:value-type="float" office:value="83.2">
                <text:p>83.2</text:p>
              </table:table-cell>
              <table:table-cell office:value-type="float" office:value="29.0666666666667">
                <text:p>29.0666666666667</text:p>
              </table:table-cell>
            </table:table-row>
            <table:table-row>
              <table:table-cell office:value-type="string">
                <text:p>2022-06-26 18:50:00</text:p>
              </table:table-cell>
              <table:table-cell office:value-type="float" office:value="83.16">
                <text:p>83.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22-06-26 18:55:00</text:p>
              </table:table-cell>
              <table:table-cell office:value-type="float" office:value="83.1">
                <text:p>83.1</text:p>
              </table:table-cell>
              <table:table-cell office:value-type="float" office:value="29.0666666666667">
                <text:p>29.0666666666667</text:p>
              </table:table-cell>
            </table:table-row>
            <table:table-row>
              <table:table-cell office:value-type="string">
                <text:p>2022-06-26 19:00:00</text:p>
              </table:table-cell>
              <table:table-cell office:value-type="float" office:value="83.06">
                <text:p>83.06</text:p>
              </table:table-cell>
              <table:table-cell office:value-type="float" office:value="29.2333333333333">
                <text:p>29.2333333333333</text:p>
              </table:table-cell>
            </table:table-row>
            <table:table-row>
              <table:table-cell office:value-type="string">
                <text:p>2022-06-26 19:05:00</text:p>
              </table:table-cell>
              <table:table-cell office:value-type="float" office:value="82.92">
                <text:p>82.92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2022-06-26 19:10:00</text:p>
              </table:table-cell>
              <table:table-cell office:value-type="float" office:value="82.8">
                <text:p>82.8</text:p>
              </table:table-cell>
              <table:table-cell office:value-type="float" office:value="29.2333333333333">
                <text:p>29.2333333333333</text:p>
              </table:table-cell>
            </table:table-row>
            <table:table-row>
              <table:table-cell office:value-type="string">
                <text:p>2022-06-26 19:15:00</text:p>
              </table:table-cell>
              <table:table-cell office:value-type="float" office:value="82.8">
                <text:p>82.8</text:p>
              </table:table-cell>
              <table:table-cell office:value-type="float" office:value="29.2666666666667">
                <text:p>29.2666666666667</text:p>
              </table:table-cell>
            </table:table-row>
            <table:table-row>
              <table:table-cell office:value-type="string">
                <text:p>2022-06-26 19:20:00</text:p>
              </table:table-cell>
              <table:table-cell office:value-type="float" office:value="82.8">
                <text:p>82.8</text:p>
              </table:table-cell>
              <table:table-cell office:value-type="float" office:value="29.1666666666667">
                <text:p>29.1666666666667</text:p>
              </table:table-cell>
            </table:table-row>
            <table:table-row>
              <table:table-cell office:value-type="string">
                <text:p>2022-06-26 19:25:00</text:p>
              </table:table-cell>
              <table:table-cell office:value-type="float" office:value="82.76">
                <text:p>82.76</text:p>
              </table:table-cell>
              <table:table-cell office:value-type="float" office:value="29.1666666666667">
                <text:p>29.1666666666667</text:p>
              </table:table-cell>
            </table:table-row>
            <table:table-row>
              <table:table-cell office:value-type="string">
                <text:p>2022-06-26 19:30:00</text:p>
              </table:table-cell>
              <table:table-cell office:value-type="float" office:value="82.7">
                <text:p>82.7</text:p>
              </table:table-cell>
              <table:table-cell office:value-type="float" office:value="29.2666666666667">
                <text:p>29.2666666666667</text:p>
              </table:table-cell>
            </table:table-row>
            <table:table-row>
              <table:table-cell office:value-type="string">
                <text:p>2022-06-26 19:35:00</text:p>
              </table:table-cell>
              <table:table-cell office:value-type="float" office:value="82.66">
                <text:p>82.66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2022-06-26 19:40:00</text:p>
              </table:table-cell>
              <table:table-cell office:value-type="float" office:value="82.6">
                <text:p>82.6</text:p>
              </table:table-cell>
              <table:table-cell office:value-type="float" office:value="29.2333333333333">
                <text:p>29.2333333333333</text:p>
              </table:table-cell>
            </table:table-row>
            <table:table-row>
              <table:table-cell office:value-type="string">
                <text:p>2022-06-26 19:45:00</text:p>
              </table:table-cell>
              <table:table-cell office:value-type="float" office:value="82.56">
                <text:p>82.56</text:p>
              </table:table-cell>
              <table:table-cell office:value-type="float" office:value="29.1333333333333">
                <text:p>29.1333333333333</text:p>
              </table:table-cell>
            </table:table-row>
            <table:table-row>
              <table:table-cell office:value-type="string">
                <text:p>2022-06-26 19:50:00</text:p>
              </table:table-cell>
              <table:table-cell office:value-type="float" office:value="82.46">
                <text:p>82.46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2022-06-26 19:55:00</text:p>
              </table:table-cell>
              <table:table-cell office:value-type="float" office:value="82.4">
                <text:p>82.4</text:p>
              </table:table-cell>
              <table:table-cell office:value-type="float" office:value="29.1666666666667">
                <text:p>29.1666666666667</text:p>
              </table:table-cell>
            </table:table-row>
            <table:table-row>
              <table:table-cell office:value-type="string">
                <text:p>2022-06-26 20:00:00</text:p>
              </table:table-cell>
              <table:table-cell office:value-type="float" office:value="82.36">
                <text:p>82.36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2022-06-26 20:05:00</text:p>
              </table:table-cell>
              <table:table-cell office:value-type="float" office:value="82.26">
                <text:p>82.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22-06-26 20:10:00</text:p>
              </table:table-cell>
              <table:table-cell office:value-type="float" office:value="82.2">
                <text:p>82.2</text:p>
              </table:table-cell>
              <table:table-cell office:value-type="float" office:value="28.9666666666667">
                <text:p>28.9666666666667</text:p>
              </table:table-cell>
            </table:table-row>
            <table:table-row>
              <table:table-cell office:value-type="string">
                <text:p>2022-06-26 20:15:00</text:p>
              </table:table-cell>
              <table:table-cell office:value-type="float" office:value="82.16">
                <text:p>82.16</text:p>
              </table:table-cell>
              <table:table-cell office:value-type="float" office:value="28.9333333333333">
                <text:p>28.9333333333333</text:p>
              </table:table-cell>
            </table:table-row>
            <table:table-row>
              <table:table-cell office:value-type="string">
                <text:p>2022-06-26 20:20:00</text:p>
              </table:table-cell>
              <table:table-cell office:value-type="float" office:value="82.1">
                <text:p>82.1</text:p>
              </table:table-cell>
              <table:table-cell office:value-type="float" office:value="28.8333333333333">
                <text:p>28.8333333333333</text:p>
              </table:table-cell>
            </table:table-row>
            <table:table-row>
              <table:table-cell office:value-type="string">
                <text:p>2022-06-26 20:25:00</text:p>
              </table:table-cell>
              <table:table-cell office:value-type="float" office:value="82.06">
                <text:p>82.06</text:p>
              </table:table-cell>
              <table:table-cell office:value-type="float" office:value="28.7333333333333">
                <text:p>28.7333333333333</text:p>
              </table:table-cell>
            </table:table-row>
            <table:table-row>
              <table:table-cell office:value-type="string">
                <text:p>2022-06-26 20:30:00</text:p>
              </table:table-cell>
              <table:table-cell office:value-type="float" office:value="82.32">
                <text:p>82.32</text:p>
              </table:table-cell>
              <table:table-cell office:value-type="float" office:value="28.8333333333333">
                <text:p>28.8333333333333</text:p>
              </table:table-cell>
            </table:table-row>
            <table:table-row>
              <table:table-cell office:value-type="string">
                <text:p>2022-06-26 20:35:00</text:p>
              </table:table-cell>
              <table:table-cell office:value-type="float" office:value="83.44">
                <text:p>83.44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2022-06-26 20:40:00</text:p>
              </table:table-cell>
              <table:table-cell office:value-type="float" office:value="84.72">
                <text:p>84.72</text:p>
              </table:table-cell>
              <table:table-cell office:value-type="float" office:value="28.7666666666667">
                <text:p>28.7666666666667</text:p>
              </table:table-cell>
            </table:table-row>
            <table:table-row>
              <table:table-cell office:value-type="string">
                <text:p>2022-06-26 20:45:00</text:p>
              </table:table-cell>
              <table:table-cell office:value-type="float" office:value="85.04">
                <text:p>85.04</text:p>
              </table:table-cell>
              <table:table-cell office:value-type="float" office:value="28.7666666666667">
                <text:p>28.7666666666667</text:p>
              </table:table-cell>
            </table:table-row>
            <table:table-row>
              <table:table-cell office:value-type="string">
                <text:p>2022-06-26 20:50:00</text:p>
              </table:table-cell>
              <table:table-cell office:value-type="float" office:value="84.76">
                <text:p>84.76</text:p>
              </table:table-cell>
              <table:table-cell office:value-type="float" office:value="28.7333333333333">
                <text:p>28.7333333333333</text:p>
              </table:table-cell>
            </table:table-row>
            <table:table-row>
              <table:table-cell office:value-type="string">
                <text:p>2022-06-26 20:55:00</text:p>
              </table:table-cell>
              <table:table-cell office:value-type="float" office:value="84.66">
                <text:p>84.66</text:p>
              </table:table-cell>
              <table:table-cell office:value-type="float" office:value="28.7666666666667">
                <text:p>28.7666666666667</text:p>
              </table:table-cell>
            </table:table-row>
            <table:table-row>
              <table:table-cell office:value-type="string">
                <text:p>2022-06-26 21:00:00</text:p>
              </table:table-cell>
              <table:table-cell office:value-type="float" office:value="84.56">
                <text:p>84.56</text:p>
              </table:table-cell>
              <table:table-cell office:value-type="float" office:value="28.5333333333333">
                <text:p>28.5333333333333</text:p>
              </table:table-cell>
            </table:table-row>
            <table:table-row>
              <table:table-cell office:value-type="string">
                <text:p>2022-06-26 21:05:00</text:p>
              </table:table-cell>
              <table:table-cell office:value-type="float" office:value="84.42">
                <text:p>84.42</text:p>
              </table:table-cell>
              <table:table-cell office:value-type="float" office:value="28.3333333333333">
                <text:p>28.3333333333333</text:p>
              </table:table-cell>
            </table:table-row>
            <table:table-row>
              <table:table-cell office:value-type="string">
                <text:p>2022-06-26 21:10:00</text:p>
              </table:table-cell>
              <table:table-cell office:value-type="float" office:value="84.26">
                <text:p>84.26</text:p>
              </table:table-cell>
              <table:table-cell office:value-type="float" office:value="28.3666666666667">
                <text:p>28.3666666666667</text:p>
              </table:table-cell>
            </table:table-row>
            <table:table-row>
              <table:table-cell office:value-type="string">
                <text:p>2022-06-26 21:15:00</text:p>
              </table:table-cell>
              <table:table-cell office:value-type="float" office:value="84.2">
                <text:p>84.2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2022-06-26 21:20:00</text:p>
              </table:table-cell>
              <table:table-cell office:value-type="float" office:value="84.16">
                <text:p>84.16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2022-06-26 21:25:00</text:p>
              </table:table-cell>
              <table:table-cell office:value-type="float" office:value="84.06">
                <text:p>84.06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2022-06-26 21:30:00</text:p>
              </table:table-cell>
              <table:table-cell office:value-type="float" office:value="83.96">
                <text:p>83.96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2022-06-26 21:35:00</text:p>
              </table:table-cell>
              <table:table-cell office:value-type="float" office:value="83.9">
                <text:p>83.9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022-06-26 21:40:00</text:p>
              </table:table-cell>
              <table:table-cell office:value-type="float" office:value="83.9">
                <text:p>83.9</text:p>
              </table:table-cell>
              <table:table-cell office:value-type="float" office:value="28.6666666666667">
                <text:p>28.6666666666667</text:p>
              </table:table-cell>
            </table:table-row>
            <table:table-row>
              <table:table-cell office:value-type="string">
                <text:p>2022-06-26 21:45:00</text:p>
              </table:table-cell>
              <table:table-cell office:value-type="float" office:value="83.86">
                <text:p>83.86</text:p>
              </table:table-cell>
              <table:table-cell office:value-type="float" office:value="28.7333333333333">
                <text:p>28.7333333333333</text:p>
              </table:table-cell>
            </table:table-row>
            <table:table-row>
              <table:table-cell office:value-type="string">
                <text:p>2022-06-26 21:50:00</text:p>
              </table:table-cell>
              <table:table-cell office:value-type="float" office:value="83.76">
                <text:p>83.76</text:p>
              </table:table-cell>
              <table:table-cell office:value-type="float" office:value="28.7666666666667">
                <text:p>28.7666666666667</text:p>
              </table:table-cell>
            </table:table-row>
            <table:table-row>
              <table:table-cell office:value-type="string">
                <text:p>2022-06-26 21:55:00</text:p>
              </table:table-cell>
              <table:table-cell office:value-type="float" office:value="83.66">
                <text:p>83.66</text:p>
              </table:table-cell>
              <table:table-cell office:value-type="float" office:value="28.9333333333333">
                <text:p>28.9333333333333</text:p>
              </table:table-cell>
            </table:table-row>
            <table:table-row>
              <table:table-cell office:value-type="string">
                <text:p>2022-06-26 22:00:00</text:p>
              </table:table-cell>
              <table:table-cell office:value-type="float" office:value="83.56">
                <text:p>83.56</text:p>
              </table:table-cell>
              <table:table-cell office:value-type="float" office:value="28.8666666666667">
                <text:p>28.8666666666667</text:p>
              </table:table-cell>
            </table:table-row>
            <table:table-row>
              <table:table-cell office:value-type="string">
                <text:p>2022-06-26 22:05:00</text:p>
              </table:table-cell>
              <table:table-cell office:value-type="float" office:value="83.46">
                <text:p>83.46</text:p>
              </table:table-cell>
              <table:table-cell office:value-type="float" office:value="28.8666666666667">
                <text:p>28.8666666666667</text:p>
              </table:table-cell>
            </table:table-row>
            <table:table-row>
              <table:table-cell office:value-type="string">
                <text:p>2022-06-26 22:10:00</text:p>
              </table:table-cell>
              <table:table-cell office:value-type="float" office:value="83.4">
                <text:p>83.4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2022-06-26 22:15:00</text:p>
              </table:table-cell>
              <table:table-cell office:value-type="float" office:value="83.36">
                <text:p>83.36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2022-06-26 22:20:00</text:p>
              </table:table-cell>
              <table:table-cell office:value-type="float" office:value="83.3">
                <text:p>83.3</text:p>
              </table:table-cell>
              <table:table-cell office:value-type="float" office:value="28.7666666666667">
                <text:p>28.7666666666667</text:p>
              </table:table-cell>
            </table:table-row>
            <table:table-row>
              <table:table-cell office:value-type="string">
                <text:p>2022-06-26 22:25:00</text:p>
              </table:table-cell>
              <table:table-cell office:value-type="float" office:value="83.26">
                <text:p>83.26</text:p>
              </table:table-cell>
              <table:table-cell office:value-type="float" office:value="28.7666666666667">
                <text:p>28.7666666666667</text:p>
              </table:table-cell>
            </table:table-row>
            <table:table-row>
              <table:table-cell office:value-type="string">
                <text:p>2022-06-26 22:30:00</text:p>
              </table:table-cell>
              <table:table-cell office:value-type="float" office:value="83.2">
                <text:p>83.2</text:p>
              </table:table-cell>
              <table:table-cell office:value-type="float" office:value="28.8666666666667">
                <text:p>28.8666666666667</text:p>
              </table:table-cell>
            </table:table-row>
            <table:table-row>
              <table:table-cell office:value-type="string">
                <text:p>2022-06-26 22:35:00</text:p>
              </table:table-cell>
              <table:table-cell office:value-type="float" office:value="83.16">
                <text:p>83.16</text:p>
              </table:table-cell>
              <table:table-cell office:value-type="float" office:value="28.8333333333333">
                <text:p>28.8333333333333</text:p>
              </table:table-cell>
            </table:table-row>
            <table:table-row>
              <table:table-cell office:value-type="string">
                <text:p>2022-06-26 22:40:00</text:p>
              </table:table-cell>
              <table:table-cell office:value-type="float" office:value="83.06">
                <text:p>83.06</text:p>
              </table:table-cell>
              <table:table-cell office:value-type="float" office:value="28.7333333333333">
                <text:p>28.7333333333333</text:p>
              </table:table-cell>
            </table:table-row>
            <table:table-row>
              <table:table-cell office:value-type="string">
                <text:p>2022-06-26 22:45:00</text:p>
              </table:table-cell>
              <table:table-cell office:value-type="float" office:value="82.96">
                <text:p>82.96</text:p>
              </table:table-cell>
              <table:table-cell office:value-type="float" office:value="28.5666666666667">
                <text:p>28.5666666666667</text:p>
              </table:table-cell>
            </table:table-row>
            <table:table-row>
              <table:table-cell office:value-type="string">
                <text:p>2022-06-26 22:50:00</text:p>
              </table:table-cell>
              <table:table-cell office:value-type="float" office:value="82.9">
                <text:p>82.9</text:p>
              </table:table-cell>
              <table:table-cell office:value-type="float" office:value="28.0533333333333">
                <text:p>28.0533333333333</text:p>
              </table:table-cell>
            </table:table-row>
            <table:table-row>
              <table:table-cell office:value-type="string">
                <text:p>2022-06-26 22:55:00</text:p>
              </table:table-cell>
              <table:table-cell office:value-type="float" office:value="82.86">
                <text:p>82.86</text:p>
              </table:table-cell>
              <table:table-cell office:value-type="float" office:value="27.9333333333333">
                <text:p>27.9333333333333</text:p>
              </table:table-cell>
            </table:table-row>
            <table:table-row>
              <table:table-cell office:value-type="string">
                <text:p>2022-06-26 23:00:00</text:p>
              </table:table-cell>
              <table:table-cell office:value-type="float" office:value="82.8">
                <text:p>82.8</text:p>
              </table:table-cell>
              <table:table-cell office:value-type="float" office:value="27.9666666666667">
                <text:p>27.9666666666667</text:p>
              </table:table-cell>
            </table:table-row>
            <table:table-row>
              <table:table-cell office:value-type="string">
                <text:p>2022-06-26 23:05:00</text:p>
              </table:table-cell>
              <table:table-cell office:value-type="float" office:value="82.7616666666667">
                <text:p>82.7616666666667</text:p>
              </table:table-cell>
              <table:table-cell office:value-type="float" office:value="27.87">
                <text:p>27.87</text:p>
              </table:table-cell>
            </table:table-row>
            <table:table-row>
              <table:table-cell office:value-type="string">
                <text:p>2022-06-26 23:10:00</text:p>
              </table:table-cell>
              <table:table-cell office:value-type="float" office:value="82.7">
                <text:p>82.7</text:p>
              </table:table-cell>
              <table:table-cell office:value-type="float" office:value="27.93">
                <text:p>27.93</text:p>
              </table:table-cell>
            </table:table-row>
            <table:table-row>
              <table:table-cell office:value-type="string">
                <text:p>2022-06-26 23:15:00</text:p>
              </table:table-cell>
              <table:table-cell office:value-type="float" office:value="82.6616666666667">
                <text:p>82.66166666666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22-06-26 23:20:00</text:p>
              </table:table-cell>
              <table:table-cell office:value-type="float" office:value="82.6">
                <text:p>82.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22-06-26 23:25:00</text:p>
              </table:table-cell>
              <table:table-cell office:value-type="float" office:value="82.5616666666667">
                <text:p>82.56166666666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22-06-26 23:30:00</text:p>
              </table:table-cell>
              <table:table-cell office:value-type="float" office:value="82.5">
                <text:p>82.5</text:p>
              </table:table-cell>
              <table:table-cell office:value-type="float" office:value="27.87">
                <text:p>27.87</text:p>
              </table:table-cell>
            </table:table-row>
            <table:table-row>
              <table:table-cell office:value-type="string">
                <text:p>2022-06-26 23:35:00</text:p>
              </table:table-cell>
              <table:table-cell office:value-type="float" office:value="82.4616666666667">
                <text:p>82.4616666666667</text:p>
              </table:table-cell>
              <table:table-cell office:value-type="float" office:value="27.865">
                <text:p>27.865</text:p>
              </table:table-cell>
            </table:table-row>
            <table:table-row>
              <table:table-cell office:value-type="string">
                <text:p>2022-06-26 23:40:00</text:p>
              </table:table-cell>
              <table:table-cell office:value-type="float" office:value="82.3616666666667">
                <text:p>82.3616666666667</text:p>
              </table:table-cell>
              <table:table-cell office:value-type="float" office:value="27.835">
                <text:p>27.835</text:p>
              </table:table-cell>
            </table:table-row>
            <table:table-row>
              <table:table-cell office:value-type="string">
                <text:p>2022-06-26 23:45:00</text:p>
              </table:table-cell>
              <table:table-cell office:value-type="float" office:value="82.2616666666667">
                <text:p>82.2616666666667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022-06-26 23:50:00</text:p>
              </table:table-cell>
              <table:table-cell office:value-type="float" office:value="82.2">
                <text:p>82.2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022-06-26 23:55:00</text:p>
              </table:table-cell>
              <table:table-cell office:value-type="float" office:value="82.2">
                <text:p>82.2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022-06-27 00:00:00</text:p>
              </table:table-cell>
              <table:table-cell office:value-type="float" office:value="82.1616666666666">
                <text:p>82.1616666666666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022-06-27 00:05:00</text:p>
              </table:table-cell>
              <table:table-cell office:value-type="float" office:value="82.1">
                <text:p>82.1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022-06-27 00:10:00</text:p>
              </table:table-cell>
              <table:table-cell office:value-type="float" office:value="82.0616666666666">
                <text:p>82.0616666666666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022-06-27 00:15:00</text:p>
              </table:table-cell>
              <table:table-cell office:value-type="float" office:value="82.46">
                <text:p>82.46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022-06-27 00:20:00</text:p>
              </table:table-cell>
              <table:table-cell office:value-type="float" office:value="83.76">
                <text:p>83.76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022-06-27 00:25:00</text:p>
              </table:table-cell>
              <table:table-cell office:value-type="float" office:value="84.68">
                <text:p>84.68</text:p>
              </table:table-cell>
              <table:table-cell office:value-type="float" office:value="27.605">
                <text:p>27.605</text:p>
              </table:table-cell>
            </table:table-row>
            <table:table-row>
              <table:table-cell office:value-type="string">
                <text:p>2022-06-27 00:30:00</text:p>
              </table:table-cell>
              <table:table-cell office:value-type="float" office:value="84.7233333333333">
                <text:p>84.7233333333333</text:p>
              </table:table-cell>
              <table:table-cell office:value-type="float" office:value="27.37">
                <text:p>27.37</text:p>
              </table:table-cell>
            </table:table-row>
            <table:table-row>
              <table:table-cell office:value-type="string">
                <text:p>2022-06-27 00:35:00</text:p>
              </table:table-cell>
              <table:table-cell office:value-type="float" office:value="84.56">
                <text:p>84.56</text:p>
              </table:table-cell>
              <table:table-cell office:value-type="float" office:value="27.43">
                <text:p>27.43</text:p>
              </table:table-cell>
            </table:table-row>
            <table:table-row>
              <table:table-cell office:value-type="string">
                <text:p>2022-06-27 00:40:00</text:p>
              </table:table-cell>
              <table:table-cell office:value-type="float" office:value="84.38">
                <text:p>84.38</text:p>
              </table:table-cell>
              <table:table-cell office:value-type="float" office:value="27.565">
                <text:p>27.565</text:p>
              </table:table-cell>
            </table:table-row>
            <table:table-row>
              <table:table-cell office:value-type="string">
                <text:p>2022-06-27 00:45:00</text:p>
              </table:table-cell>
              <table:table-cell office:value-type="float" office:value="84.2">
                <text:p>84.2</text:p>
              </table:table-cell>
              <table:table-cell office:value-type="float" office:value="27.665">
                <text:p>27.665</text:p>
              </table:table-cell>
            </table:table-row>
            <table:table-row>
              <table:table-cell office:value-type="string">
                <text:p>2022-06-27 00:50:00</text:p>
              </table:table-cell>
              <table:table-cell office:value-type="float" office:value="84.2">
                <text:p>84.2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2022-06-27 00:55:00</text:p>
              </table:table-cell>
              <table:table-cell office:value-type="float" office:value="84.16">
                <text:p>84.16</text:p>
              </table:table-cell>
              <table:table-cell office:value-type="float" office:value="27.505">
                <text:p>27.505</text:p>
              </table:table-cell>
            </table:table-row>
            <table:table-row>
              <table:table-cell office:value-type="string">
                <text:p>2022-06-27 01:00:00</text:p>
              </table:table-cell>
              <table:table-cell office:value-type="float" office:value="84.06">
                <text:p>84.06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2022-06-27 01:05:00</text:p>
              </table:table-cell>
              <table:table-cell office:value-type="float" office:value="83.96">
                <text:p>83.96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2022-06-27 01:10:00</text:p>
              </table:table-cell>
              <table:table-cell office:value-type="float" office:value="83.9">
                <text:p>83.9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2022-06-27 01:15:00</text:p>
              </table:table-cell>
              <table:table-cell office:value-type="float" office:value="83.86">
                <text:p>83.86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2022-06-27 01:20:00</text:p>
              </table:table-cell>
              <table:table-cell office:value-type="float" office:value="83.76">
                <text:p>83.76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2022-06-27 01:25:00</text:p>
              </table:table-cell>
              <table:table-cell office:value-type="float" office:value="83.66">
                <text:p>83.66</text:p>
              </table:table-cell>
              <table:table-cell office:value-type="float" office:value="27.335">
                <text:p>27.335</text:p>
              </table:table-cell>
            </table:table-row>
            <table:table-row>
              <table:table-cell office:value-type="string">
                <text:p>2022-06-27 01:30:00</text:p>
              </table:table-cell>
              <table:table-cell office:value-type="float" office:value="83.6">
                <text:p>83.6</text:p>
              </table:table-cell>
              <table:table-cell office:value-type="float" office:value="27.23">
                <text:p>27.23</text:p>
              </table:table-cell>
            </table:table-row>
            <table:table-row>
              <table:table-cell office:value-type="string">
                <text:p>2022-06-27 01:35:00</text:p>
              </table:table-cell>
              <table:table-cell office:value-type="float" office:value="83.56">
                <text:p>83.5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7 01:40:00</text:p>
              </table:table-cell>
              <table:table-cell office:value-type="float" office:value="83.46">
                <text:p>83.4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7 01:45:00</text:p>
              </table:table-cell>
              <table:table-cell office:value-type="float" office:value="83.4">
                <text:p>83.4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7 01:50:00</text:p>
              </table:table-cell>
              <table:table-cell office:value-type="float" office:value="83.32">
                <text:p>83.32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022-06-27 01:55:00</text:p>
              </table:table-cell>
              <table:table-cell office:value-type="float" office:value="83.2">
                <text:p>83.2</text:p>
              </table:table-cell>
              <table:table-cell office:value-type="float" office:value="27.165">
                <text:p>27.165</text:p>
              </table:table-cell>
            </table:table-row>
            <table:table-row>
              <table:table-cell office:value-type="string">
                <text:p>2022-06-27 02:00:00</text:p>
              </table:table-cell>
              <table:table-cell office:value-type="float" office:value="83.2">
                <text:p>83.2</text:p>
              </table:table-cell>
              <table:table-cell office:value-type="float" office:value="27.135">
                <text:p>27.135</text:p>
              </table:table-cell>
            </table:table-row>
            <table:table-row>
              <table:table-cell office:value-type="string">
                <text:p>2022-06-27 02:05:00</text:p>
              </table:table-cell>
              <table:table-cell office:value-type="float" office:value="83.16">
                <text:p>83.16</text:p>
              </table:table-cell>
              <table:table-cell office:value-type="float" office:value="27.165">
                <text:p>27.165</text:p>
              </table:table-cell>
            </table:table-row>
            <table:table-row>
              <table:table-cell office:value-type="string">
                <text:p>2022-06-27 02:10:00</text:p>
              </table:table-cell>
              <table:table-cell office:value-type="float" office:value="83.1">
                <text:p>83.1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2022-06-27 02:15:00</text:p>
              </table:table-cell>
              <table:table-cell office:value-type="float" office:value="83.06">
                <text:p>83.06</text:p>
              </table:table-cell>
              <table:table-cell office:value-type="float" office:value="27.33">
                <text:p>27.33</text:p>
              </table:table-cell>
            </table:table-row>
            <table:table-row>
              <table:table-cell office:value-type="string">
                <text:p>2022-06-27 02:20:00</text:p>
              </table:table-cell>
              <table:table-cell office:value-type="float" office:value="82.96">
                <text:p>82.96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2022-06-27 02:25:00</text:p>
              </table:table-cell>
              <table:table-cell office:value-type="float" office:value="82.86">
                <text:p>82.86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2022-06-27 02:30:00</text:p>
              </table:table-cell>
              <table:table-cell office:value-type="float" office:value="82.8">
                <text:p>82.8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2022-06-27 02:35:00</text:p>
              </table:table-cell>
              <table:table-cell office:value-type="float" office:value="82.8">
                <text:p>82.8</text:p>
              </table:table-cell>
              <table:table-cell office:value-type="float" office:value="27.27">
                <text:p>27.27</text:p>
              </table:table-cell>
            </table:table-row>
            <table:table-row>
              <table:table-cell office:value-type="string">
                <text:p>2022-06-27 02:40:00</text:p>
              </table:table-cell>
              <table:table-cell office:value-type="float" office:value="82.76">
                <text:p>82.76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2022-06-27 02:45:00</text:p>
              </table:table-cell>
              <table:table-cell office:value-type="float" office:value="82.7">
                <text:p>82.7</text:p>
              </table:table-cell>
              <table:table-cell office:value-type="float" office:value="27.33">
                <text:p>27.33</text:p>
              </table:table-cell>
            </table:table-row>
            <table:table-row>
              <table:table-cell office:value-type="string">
                <text:p>2022-06-27 02:50:00</text:p>
              </table:table-cell>
              <table:table-cell office:value-type="float" office:value="82.66">
                <text:p>82.66</text:p>
              </table:table-cell>
              <table:table-cell office:value-type="float" office:value="27.335">
                <text:p>27.335</text:p>
              </table:table-cell>
            </table:table-row>
            <table:table-row>
              <table:table-cell office:value-type="string">
                <text:p>2022-06-27 02:55:00</text:p>
              </table:table-cell>
              <table:table-cell office:value-type="float" office:value="82.6">
                <text:p>82.6</text:p>
              </table:table-cell>
              <table:table-cell office:value-type="float" office:value="27.235">
                <text:p>27.235</text:p>
              </table:table-cell>
            </table:table-row>
            <table:table-row>
              <table:table-cell office:value-type="string">
                <text:p>2022-06-27 03:00:00</text:p>
              </table:table-cell>
              <table:table-cell office:value-type="float" office:value="82.56">
                <text:p>82.56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2022-06-27 03:05:00</text:p>
              </table:table-cell>
              <table:table-cell office:value-type="float" office:value="82.5">
                <text:p>82.5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2022-06-27 03:10:00</text:p>
              </table:table-cell>
              <table:table-cell office:value-type="float" office:value="82.46">
                <text:p>82.46</text:p>
              </table:table-cell>
              <table:table-cell office:value-type="float" office:value="27.265">
                <text:p>27.265</text:p>
              </table:table-cell>
            </table:table-row>
            <table:table-row>
              <table:table-cell office:value-type="string">
                <text:p>2022-06-27 03:15:00</text:p>
              </table:table-cell>
              <table:table-cell office:value-type="float" office:value="82.36">
                <text:p>82.36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2022-06-27 03:20:00</text:p>
              </table:table-cell>
              <table:table-cell office:value-type="float" office:value="82.26">
                <text:p>82.26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2022-06-27 03:25:00</text:p>
              </table:table-cell>
              <table:table-cell office:value-type="float" office:value="82.2">
                <text:p>82.2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2022-06-27 03:30:00</text:p>
              </table:table-cell>
              <table:table-cell office:value-type="float" office:value="82.2">
                <text:p>82.2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2022-06-27 03:35:00</text:p>
              </table:table-cell>
              <table:table-cell office:value-type="float" office:value="82.16">
                <text:p>82.16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2022-06-27 03:40:00</text:p>
              </table:table-cell>
              <table:table-cell office:value-type="float" office:value="82.06">
                <text:p>82.06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2022-06-27 03:45:00</text:p>
              </table:table-cell>
              <table:table-cell office:value-type="float" office:value="82">
                <text:p>82</text:p>
              </table:table-cell>
              <table:table-cell office:value-type="float" office:value="27.43">
                <text:p>27.43</text:p>
              </table:table-cell>
            </table:table-row>
            <table:table-row>
              <table:table-cell office:value-type="string">
                <text:p>2022-06-27 03:50:00</text:p>
              </table:table-cell>
              <table:table-cell office:value-type="float" office:value="82.68">
                <text:p>82.68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022-06-27 03:55:00</text:p>
              </table:table-cell>
              <table:table-cell office:value-type="float" office:value="84.18">
                <text:p>84.18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022-06-27 04:00:00</text:p>
              </table:table-cell>
              <table:table-cell office:value-type="float" office:value="84.9">
                <text:p>84.9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022-06-27 04:05:00</text:p>
              </table:table-cell>
              <table:table-cell office:value-type="float" office:value="84.82">
                <text:p>84.82</text:p>
              </table:table-cell>
              <table:table-cell office:value-type="float" office:value="27.305">
                <text:p>27.305</text:p>
              </table:table-cell>
            </table:table-row>
            <table:table-row>
              <table:table-cell office:value-type="string">
                <text:p>2022-06-27 04:10:00</text:p>
              </table:table-cell>
              <table:table-cell office:value-type="float" office:value="84.66">
                <text:p>84.66</text:p>
              </table:table-cell>
              <table:table-cell office:value-type="float" office:value="27.395">
                <text:p>27.395</text:p>
              </table:table-cell>
            </table:table-row>
            <table:table-row>
              <table:table-cell office:value-type="string">
                <text:p>2022-06-27 04:15:00</text:p>
              </table:table-cell>
              <table:table-cell office:value-type="float" office:value="84.56">
                <text:p>84.5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022-06-27 04:20:00</text:p>
              </table:table-cell>
              <table:table-cell office:value-type="float" office:value="84.42">
                <text:p>84.42</text:p>
              </table:table-cell>
              <table:table-cell office:value-type="float" office:value="27.305">
                <text:p>27.305</text:p>
              </table:table-cell>
            </table:table-row>
            <table:table-row>
              <table:table-cell office:value-type="string">
                <text:p>2022-06-27 04:25:00</text:p>
              </table:table-cell>
              <table:table-cell office:value-type="float" office:value="84.26">
                <text:p>84.26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2022-06-27 04:30:00</text:p>
              </table:table-cell>
              <table:table-cell office:value-type="float" office:value="84.16">
                <text:p>84.16</text:p>
              </table:table-cell>
              <table:table-cell office:value-type="float" office:value="27.265">
                <text:p>27.265</text:p>
              </table:table-cell>
            </table:table-row>
            <table:table-row>
              <table:table-cell office:value-type="string">
                <text:p>2022-06-27 04:35:00</text:p>
              </table:table-cell>
              <table:table-cell office:value-type="float" office:value="84.1">
                <text:p>84.1</text:p>
              </table:table-cell>
              <table:table-cell office:value-type="float" office:value="27.495">
                <text:p>27.495</text:p>
              </table:table-cell>
            </table:table-row>
            <table:table-row>
              <table:table-cell office:value-type="string">
                <text:p>2022-06-27 04:40:00</text:p>
              </table:table-cell>
              <table:table-cell office:value-type="float" office:value="84.06">
                <text:p>84.06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2022-06-27 04:45:00</text:p>
              </table:table-cell>
              <table:table-cell office:value-type="float" office:value="83.96">
                <text:p>83.96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2022-06-27 04:50:00</text:p>
              </table:table-cell>
              <table:table-cell office:value-type="float" office:value="83.9">
                <text:p>83.9</text:p>
              </table:table-cell>
              <table:table-cell office:value-type="float" office:value="27.535">
                <text:p>27.535</text:p>
              </table:table-cell>
            </table:table-row>
            <table:table-row>
              <table:table-cell office:value-type="string">
                <text:p>2022-06-27 04:55:00</text:p>
              </table:table-cell>
              <table:table-cell office:value-type="float" office:value="83.86">
                <text:p>83.8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022-06-27 05:00:00</text:p>
              </table:table-cell>
              <table:table-cell office:value-type="float" office:value="83.8">
                <text:p>83.8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022-06-27 05:05:00</text:p>
              </table:table-cell>
              <table:table-cell office:value-type="float" office:value="83.76">
                <text:p>83.7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022-06-27 05:10:00</text:p>
              </table:table-cell>
              <table:table-cell office:value-type="float" office:value="83.66">
                <text:p>83.6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022-06-27 05:15:00</text:p>
              </table:table-cell>
              <table:table-cell office:value-type="float" office:value="83.56">
                <text:p>83.5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022-06-27 05:20:00</text:p>
              </table:table-cell>
              <table:table-cell office:value-type="float" office:value="83.46">
                <text:p>83.46</text:p>
              </table:table-cell>
              <table:table-cell office:value-type="float" office:value="27.435">
                <text:p>27.435</text:p>
              </table:table-cell>
            </table:table-row>
            <table:table-row>
              <table:table-cell office:value-type="string">
                <text:p>2022-06-27 05:25:00</text:p>
              </table:table-cell>
              <table:table-cell office:value-type="float" office:value="83.4">
                <text:p>83.4</text:p>
              </table:table-cell>
              <table:table-cell office:value-type="float" office:value="27.335">
                <text:p>27.335</text:p>
              </table:table-cell>
            </table:table-row>
            <table:table-row>
              <table:table-cell office:value-type="string">
                <text:p>2022-06-27 05:30:00</text:p>
              </table:table-cell>
              <table:table-cell office:value-type="float" office:value="83.36">
                <text:p>83.36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2022-06-27 05:35:00</text:p>
              </table:table-cell>
              <table:table-cell office:value-type="float" office:value="83.3">
                <text:p>83.3</text:p>
              </table:table-cell>
              <table:table-cell office:value-type="float" office:value="27.365">
                <text:p>27.365</text:p>
              </table:table-cell>
            </table:table-row>
            <table:table-row>
              <table:table-cell office:value-type="string">
                <text:p>2022-06-27 05:40:00</text:p>
              </table:table-cell>
              <table:table-cell office:value-type="float" office:value="83.26">
                <text:p>83.26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2022-06-27 05:45:00</text:p>
              </table:table-cell>
              <table:table-cell office:value-type="float" office:value="83.2">
                <text:p>83.2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2022-06-27 05:50:00</text:p>
              </table:table-cell>
              <table:table-cell office:value-type="float" office:value="83.16">
                <text:p>83.16</text:p>
              </table:table-cell>
              <table:table-cell office:value-type="float" office:value="27.465">
                <text:p>27.465</text:p>
              </table:table-cell>
            </table:table-row>
            <table:table-row>
              <table:table-cell office:value-type="string">
                <text:p>2022-06-27 05:55:00</text:p>
              </table:table-cell>
              <table:table-cell office:value-type="float" office:value="83.06">
                <text:p>83.06</text:p>
              </table:table-cell>
              <table:table-cell office:value-type="float" office:value="27.435">
                <text:p>27.435</text:p>
              </table:table-cell>
            </table:table-row>
            <table:table-row>
              <table:table-cell office:value-type="string">
                <text:p>2022-06-27 06:00:00</text:p>
              </table:table-cell>
              <table:table-cell office:value-type="float" office:value="82.96">
                <text:p>82.96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2022-06-27 06:05:00</text:p>
              </table:table-cell>
              <table:table-cell office:value-type="float" office:value="82.86">
                <text:p>82.86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2022-06-27 06:10:00</text:p>
              </table:table-cell>
              <table:table-cell office:value-type="float" office:value="82.8">
                <text:p>82.8</text:p>
              </table:table-cell>
              <table:table-cell office:value-type="float" office:value="27.53">
                <text:p>27.53</text:p>
              </table:table-cell>
            </table:table-row>
            <table:table-row>
              <table:table-cell office:value-type="string">
                <text:p>2022-06-27 06:15:00</text:p>
              </table:table-cell>
              <table:table-cell office:value-type="float" office:value="82.8">
                <text:p>82.8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2022-06-27 06:20:00</text:p>
              </table:table-cell>
              <table:table-cell office:value-type="float" office:value="82.8">
                <text:p>82.8</text:p>
              </table:table-cell>
              <table:table-cell office:value-type="float" office:value="27.665">
                <text:p>27.665</text:p>
              </table:table-cell>
            </table:table-row>
            <table:table-row>
              <table:table-cell office:value-type="string">
                <text:p>2022-06-27 06:25:00</text:p>
              </table:table-cell>
              <table:table-cell office:value-type="float" office:value="82.76">
                <text:p>82.76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2022-06-27 06:30:00</text:p>
              </table:table-cell>
              <table:table-cell office:value-type="float" office:value="82.66">
                <text:p>82.66</text:p>
              </table:table-cell>
              <table:table-cell office:value-type="float" office:value="27.635">
                <text:p>27.635</text:p>
              </table:table-cell>
            </table:table-row>
            <table:table-row>
              <table:table-cell office:value-type="string">
                <text:p>2022-06-27 06:35:00</text:p>
              </table:table-cell>
              <table:table-cell office:value-type="float" office:value="82.6">
                <text:p>82.6</text:p>
              </table:table-cell>
              <table:table-cell office:value-type="float" office:value="27.535">
                <text:p>27.535</text:p>
              </table:table-cell>
            </table:table-row>
            <table:table-row>
              <table:table-cell office:value-type="string">
                <text:p>2022-06-27 06:40:00</text:p>
              </table:table-cell>
              <table:table-cell office:value-type="float" office:value="82.56">
                <text:p>82.5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022-06-27 06:45:00</text:p>
              </table:table-cell>
              <table:table-cell office:value-type="float" office:value="82.5">
                <text:p>82.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022-06-27 06:50:00</text:p>
              </table:table-cell>
              <table:table-cell office:value-type="float" office:value="82.46">
                <text:p>82.4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022-06-27 06:55:00</text:p>
              </table:table-cell>
              <table:table-cell office:value-type="float" office:value="82.36">
                <text:p>82.3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022-06-27 07:00:00</text:p>
              </table:table-cell>
              <table:table-cell office:value-type="float" office:value="82.26">
                <text:p>82.2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022-06-27 07:05:00</text:p>
              </table:table-cell>
              <table:table-cell office:value-type="float" office:value="82.2">
                <text:p>82.2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022-06-27 07:10:00</text:p>
              </table:table-cell>
              <table:table-cell office:value-type="float" office:value="82.2">
                <text:p>82.2</text:p>
              </table:table-cell>
              <table:table-cell office:value-type="float" office:value="27.565">
                <text:p>27.565</text:p>
              </table:table-cell>
            </table:table-row>
            <table:table-row>
              <table:table-cell office:value-type="string">
                <text:p>2022-06-27 07:15:00</text:p>
              </table:table-cell>
              <table:table-cell office:value-type="float" office:value="82.16">
                <text:p>82.16</text:p>
              </table:table-cell>
              <table:table-cell office:value-type="float" office:value="27.535">
                <text:p>27.535</text:p>
              </table:table-cell>
            </table:table-row>
            <table:table-row>
              <table:table-cell office:value-type="string">
                <text:p>2022-06-27 07:20:00</text:p>
              </table:table-cell>
              <table:table-cell office:value-type="float" office:value="82.06">
                <text:p>82.06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022-06-27 07:25:00</text:p>
              </table:table-cell>
              <table:table-cell office:value-type="float" office:value="82.24">
                <text:p>82.24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2022-06-27 07:30:00</text:p>
              </table:table-cell>
              <table:table-cell office:value-type="float" office:value="83.28">
                <text:p>83.28</text:p>
              </table:table-cell>
              <table:table-cell office:value-type="float" office:value="27.635">
                <text:p>27.635</text:p>
              </table:table-cell>
            </table:table-row>
            <table:table-row>
              <table:table-cell office:value-type="string">
                <text:p>2022-06-27 07:35:00</text:p>
              </table:table-cell>
              <table:table-cell office:value-type="float" office:value="84.58">
                <text:p>84.58</text:p>
              </table:table-cell>
              <table:table-cell office:value-type="float" office:value="27.535">
                <text:p>27.535</text:p>
              </table:table-cell>
            </table:table-row>
            <table:table-row>
              <table:table-cell office:value-type="string">
                <text:p>2022-06-27 07:40:00</text:p>
              </table:table-cell>
              <table:table-cell office:value-type="float" office:value="84.88">
                <text:p>84.88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022-06-27 07:45:00</text:p>
              </table:table-cell>
              <table:table-cell office:value-type="float" office:value="84.66">
                <text:p>84.66</text:p>
              </table:table-cell>
              <table:table-cell office:value-type="float" office:value="27.435">
                <text:p>27.435</text:p>
              </table:table-cell>
            </table:table-row>
            <table:table-row>
              <table:table-cell office:value-type="string">
                <text:p>2022-06-27 07:50:00</text:p>
              </table:table-cell>
              <table:table-cell office:value-type="float" office:value="84.52">
                <text:p>84.52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2022-06-27 07:55:00</text:p>
              </table:table-cell>
              <table:table-cell office:value-type="float" office:value="84.32">
                <text:p>84.32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2022-06-27 08:00:00</text:p>
              </table:table-cell>
              <table:table-cell office:value-type="float" office:value="84.2">
                <text:p>84.2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2022-06-27 08:05:00</text:p>
              </table:table-cell>
              <table:table-cell office:value-type="float" office:value="84.16">
                <text:p>84.16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2022-06-27 08:10:00</text:p>
              </table:table-cell>
              <table:table-cell office:value-type="float" office:value="84.06">
                <text:p>84.06</text:p>
              </table:table-cell>
              <table:table-cell office:value-type="float" office:value="27.465">
                <text:p>27.465</text:p>
              </table:table-cell>
            </table:table-row>
            <table:table-row>
              <table:table-cell office:value-type="string">
                <text:p>2022-06-27 08:15:00</text:p>
              </table:table-cell>
              <table:table-cell office:value-type="float" office:value="84">
                <text:p>84</text:p>
              </table:table-cell>
              <table:table-cell office:value-type="float" office:value="27.435">
                <text:p>27.435</text:p>
              </table:table-cell>
            </table:table-row>
            <table:table-row>
              <table:table-cell office:value-type="string">
                <text:p>2022-06-27 08:20:00</text:p>
              </table:table-cell>
              <table:table-cell office:value-type="float" office:value="83.96">
                <text:p>83.96</text:p>
              </table:table-cell>
              <table:table-cell office:value-type="float" office:value="27.53">
                <text:p>27.53</text:p>
              </table:table-cell>
            </table:table-row>
            <table:table-row>
              <table:table-cell office:value-type="string">
                <text:p>2022-06-27 08:25:00</text:p>
              </table:table-cell>
              <table:table-cell office:value-type="float" office:value="83.9">
                <text:p>83.9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2022-06-27 08:30:00</text:p>
              </table:table-cell>
              <table:table-cell office:value-type="float" office:value="83.86">
                <text:p>83.86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2022-06-27 08:35:00</text:p>
              </table:table-cell>
              <table:table-cell office:value-type="float" office:value="83.76">
                <text:p>83.76</text:p>
              </table:table-cell>
              <table:table-cell office:value-type="float" office:value="27.535">
                <text:p>27.535</text:p>
              </table:table-cell>
            </table:table-row>
            <table:table-row>
              <table:table-cell office:value-type="string">
                <text:p>2022-06-27 08:40:00</text:p>
              </table:table-cell>
              <table:table-cell office:value-type="float" office:value="83.66">
                <text:p>83.6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022-06-27 08:45:00</text:p>
              </table:table-cell>
              <table:table-cell office:value-type="float" office:value="83.56">
                <text:p>83.56</text:p>
              </table:table-cell>
              <table:table-cell office:value-type="float" office:value="27.695">
                <text:p>27.695</text:p>
              </table:table-cell>
            </table:table-row>
            <table:table-row>
              <table:table-cell office:value-type="string">
                <text:p>2022-06-27 08:50:00</text:p>
              </table:table-cell>
              <table:table-cell office:value-type="float" office:value="83.5">
                <text:p>83.5</text:p>
              </table:table-cell>
              <table:table-cell office:value-type="float" office:value="27.605">
                <text:p>27.605</text:p>
              </table:table-cell>
            </table:table-row>
            <table:table-row>
              <table:table-cell office:value-type="string">
                <text:p>2022-06-27 08:55:00</text:p>
              </table:table-cell>
              <table:table-cell office:value-type="float" office:value="83.46">
                <text:p>83.4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022-06-27 09:00:00</text:p>
              </table:table-cell>
              <table:table-cell office:value-type="float" office:value="83.36">
                <text:p>83.3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022-06-27 09:05:00</text:p>
              </table:table-cell>
              <table:table-cell office:value-type="float" office:value="83.3">
                <text:p>83.3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022-06-27 09:10:00</text:p>
              </table:table-cell>
              <table:table-cell office:value-type="float" office:value="83.26">
                <text:p>83.26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2022-06-27 09:15:00</text:p>
              </table:table-cell>
              <table:table-cell office:value-type="float" office:value="83.2">
                <text:p>83.2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2022-06-27 09:20:00</text:p>
              </table:table-cell>
              <table:table-cell office:value-type="float" office:value="83.16">
                <text:p>83.16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2022-06-27 09:25:00</text:p>
              </table:table-cell>
              <table:table-cell office:value-type="float" office:value="83.06">
                <text:p>83.06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2022-06-27 09:30:00</text:p>
              </table:table-cell>
              <table:table-cell office:value-type="float" office:value="82.96">
                <text:p>82.96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2022-06-27 09:35:00</text:p>
              </table:table-cell>
              <table:table-cell office:value-type="float" office:value="82.86">
                <text:p>82.86</text:p>
              </table:table-cell>
              <table:table-cell office:value-type="float" office:value="27.635">
                <text:p>27.635</text:p>
              </table:table-cell>
            </table:table-row>
            <table:table-row>
              <table:table-cell office:value-type="string">
                <text:p>2022-06-27 09:40:00</text:p>
              </table:table-cell>
              <table:table-cell office:value-type="float" office:value="82.8">
                <text:p>82.8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2022-06-27 09:45:00</text:p>
              </table:table-cell>
              <table:table-cell office:value-type="float" office:value="82.8">
                <text:p>82.8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2022-06-27 09:50:00</text:p>
              </table:table-cell>
              <table:table-cell office:value-type="float" office:value="82.76">
                <text:p>82.76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2022-06-27 09:55:00</text:p>
              </table:table-cell>
              <table:table-cell office:value-type="float" office:value="82.7">
                <text:p>82.7</text:p>
              </table:table-cell>
              <table:table-cell office:value-type="float" office:value="27.73">
                <text:p>27.73</text:p>
              </table:table-cell>
            </table:table-row>
            <table:table-row>
              <table:table-cell office:value-type="string">
                <text:p>2022-06-27 10:00:00</text:p>
              </table:table-cell>
              <table:table-cell office:value-type="float" office:value="82.66">
                <text:p>82.66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022-06-27 10:05:00</text:p>
              </table:table-cell>
              <table:table-cell office:value-type="float" office:value="82.6">
                <text:p>82.6</text:p>
              </table:table-cell>
              <table:table-cell office:value-type="float" office:value="27.735">
                <text:p>27.735</text:p>
              </table:table-cell>
            </table:table-row>
            <table:table-row>
              <table:table-cell office:value-type="string">
                <text:p>2022-06-27 10:10:00</text:p>
              </table:table-cell>
              <table:table-cell office:value-type="float" office:value="82.56">
                <text:p>82.56</text:p>
              </table:table-cell>
              <table:table-cell office:value-type="float" office:value="27.83">
                <text:p>27.83</text:p>
              </table:table-cell>
            </table:table-row>
            <table:table-row>
              <table:table-cell office:value-type="string">
                <text:p>2022-06-27 10:15:00</text:p>
              </table:table-cell>
              <table:table-cell office:value-type="float" office:value="82.5">
                <text:p>82.5</text:p>
              </table:table-cell>
              <table:table-cell office:value-type="float" office:value="27.77">
                <text:p>27.77</text:p>
              </table:table-cell>
            </table:table-row>
            <table:table-row>
              <table:table-cell office:value-type="string">
                <text:p>2022-06-27 10:20:00</text:p>
              </table:table-cell>
              <table:table-cell office:value-type="float" office:value="82.46">
                <text:p>82.46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2022-06-27 10:25:00</text:p>
              </table:table-cell>
              <table:table-cell office:value-type="float" office:value="82.36">
                <text:p>82.36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2022-06-27 10:30:00</text:p>
              </table:table-cell>
              <table:table-cell office:value-type="float" office:value="82.26">
                <text:p>82.26</text:p>
              </table:table-cell>
              <table:table-cell office:value-type="float" office:value="27.765">
                <text:p>27.765</text:p>
              </table:table-cell>
            </table:table-row>
            <table:table-row>
              <table:table-cell office:value-type="string">
                <text:p>2022-06-27 10:35:00</text:p>
              </table:table-cell>
              <table:table-cell office:value-type="float" office:value="82.2">
                <text:p>82.2</text:p>
              </table:table-cell>
              <table:table-cell office:value-type="float" office:value="27.865">
                <text:p>27.865</text:p>
              </table:table-cell>
            </table:table-row>
            <table:table-row>
              <table:table-cell office:value-type="string">
                <text:p>2022-06-27 10:40:00</text:p>
              </table:table-cell>
              <table:table-cell office:value-type="float" office:value="82.2">
                <text:p>82.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2022-06-27 10:45:00</text:p>
              </table:table-cell>
              <table:table-cell office:value-type="float" office:value="82.16">
                <text:p>82.16</text:p>
              </table:table-cell>
              <table:table-cell office:value-type="float" office:value="28.0466666666667">
                <text:p>28.0466666666667</text:p>
              </table:table-cell>
            </table:table-row>
            <table:table-row>
              <table:table-cell office:value-type="string">
                <text:p>2022-06-27 10:50:00</text:p>
              </table:table-cell>
              <table:table-cell office:value-type="float" office:value="82.06">
                <text:p>82.06</text:p>
              </table:table-cell>
              <table:table-cell office:value-type="float" office:value="28.035">
                <text:p>28.035</text:p>
              </table:table-cell>
            </table:table-row>
            <table:table-row>
              <table:table-cell office:value-type="string">
                <text:p>2022-06-27 10:55:00</text:p>
              </table:table-cell>
              <table:table-cell office:value-type="float" office:value="82">
                <text:p>82</text:p>
              </table:table-cell>
              <table:table-cell office:value-type="float" office:value="27.87">
                <text:p>27.87</text:p>
              </table:table-cell>
            </table:table-row>
            <table:table-row>
              <table:table-cell office:value-type="string">
                <text:p>2022-06-27 11:00:00</text:p>
              </table:table-cell>
              <table:table-cell office:value-type="float" office:value="82.76">
                <text:p>82.76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022-06-27 11:05:00</text:p>
              </table:table-cell>
              <table:table-cell office:value-type="float" office:value="84.34">
                <text:p>84.34</text:p>
              </table:table-cell>
              <table:table-cell office:value-type="float" office:value="27.865">
                <text:p>27.865</text:p>
              </table:table-cell>
            </table:table-row>
            <table:table-row>
              <table:table-cell office:value-type="string">
                <text:p>2022-06-27 11:10:00</text:p>
              </table:table-cell>
              <table:table-cell office:value-type="float" office:value="84.92">
                <text:p>84.9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2022-06-27 11:15:00</text:p>
              </table:table-cell>
              <table:table-cell office:value-type="float" office:value="84.76">
                <text:p>84.7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2022-06-27 11:20:00</text:p>
              </table:table-cell>
              <table:table-cell office:value-type="float" office:value="84.66">
                <text:p>84.6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2022-06-27 11:25:00</text:p>
              </table:table-cell>
              <table:table-cell office:value-type="float" office:value="84.56">
                <text:p>84.5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2022-06-27 11:30:00</text:p>
              </table:table-cell>
              <table:table-cell office:value-type="float" office:value="84.42">
                <text:p>84.42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2022-06-27 11:35:00</text:p>
              </table:table-cell>
              <table:table-cell office:value-type="float" office:value="84.26">
                <text:p>84.2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2022-06-27 11:40:00</text:p>
              </table:table-cell>
              <table:table-cell office:value-type="float" office:value="84.2">
                <text:p>84.2</text:p>
              </table:table-cell>
              <table:table-cell office:value-type="float" office:value="28.03">
                <text:p>28.03</text:p>
              </table:table-cell>
            </table:table-row>
            <table:table-row>
              <table:table-cell office:value-type="string">
                <text:p>2022-06-27 11:45:00</text:p>
              </table:table-cell>
              <table:table-cell office:value-type="float" office:value="84.16">
                <text:p>84.16</text:p>
              </table:table-cell>
              <table:table-cell office:value-type="float" office:value="28.0333333333333">
                <text:p>28.0333333333333</text:p>
              </table:table-cell>
            </table:table-row>
            <table:table-row>
              <table:table-cell office:value-type="string">
                <text:p>2022-06-27 11:50:00</text:p>
              </table:table-cell>
              <table:table-cell office:value-type="float" office:value="84.1">
                <text:p>84.1</text:p>
              </table:table-cell>
              <table:table-cell office:value-type="float" office:value="28.1333333333333">
                <text:p>28.1333333333333</text:p>
              </table:table-cell>
            </table:table-row>
            <table:table-row>
              <table:table-cell office:value-type="string">
                <text:p>2022-06-27 11:55:00</text:p>
              </table:table-cell>
              <table:table-cell office:value-type="float" office:value="84.06">
                <text:p>84.06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2022-06-27 12:00:00</text:p>
              </table:table-cell>
              <table:table-cell office:value-type="float" office:value="84">
                <text:p>84</text:p>
              </table:table-cell>
              <table:table-cell office:value-type="float" office:value="28.0666666666667">
                <text:p>28.0666666666667</text:p>
              </table:table-cell>
            </table:table-row>
            <table:table-row>
              <table:table-cell office:value-type="string">
                <text:p>2022-06-27 12:05:00</text:p>
              </table:table-cell>
              <table:table-cell office:value-type="float" office:value="83.96">
                <text:p>83.96</text:p>
              </table:table-cell>
              <table:table-cell office:value-type="float" office:value="28.1333333333333">
                <text:p>28.1333333333333</text:p>
              </table:table-cell>
            </table:table-row>
            <table:table-row>
              <table:table-cell office:value-type="string">
                <text:p>2022-06-27 12:10:00</text:p>
              </table:table-cell>
              <table:table-cell office:value-type="float" office:value="83.86">
                <text:p>83.86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2022-06-27 12:15:00</text:p>
              </table:table-cell>
              <table:table-cell office:value-type="float" office:value="83.8">
                <text:p>83.8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2022-06-27 12:20:00</text:p>
              </table:table-cell>
              <table:table-cell office:value-type="float" office:value="83.7616666666667">
                <text:p>83.7616666666667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2022-06-27 12:25:00</text:p>
              </table:table-cell>
              <table:table-cell office:value-type="float" office:value="83.6616666666667">
                <text:p>83.6616666666667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2022-06-27 12:30:00</text:p>
              </table:table-cell>
              <table:table-cell office:value-type="float" office:value="83.6">
                <text:p>83.6</text:p>
              </table:table-cell>
              <table:table-cell office:value-type="float" office:value="28.135">
                <text:p>28.135</text:p>
              </table:table-cell>
            </table:table-row>
            <table:table-row>
              <table:table-cell office:value-type="string">
                <text:p>2022-06-27 12:35:00</text:p>
              </table:table-cell>
              <table:table-cell office:value-type="float" office:value="83.5616666666667">
                <text:p>83.5616666666667</text:p>
              </table:table-cell>
              <table:table-cell office:value-type="float" office:value="28.165">
                <text:p>28.165</text:p>
              </table:table-cell>
            </table:table-row>
            <table:table-row>
              <table:table-cell office:value-type="string">
                <text:p>2022-06-27 12:40:00</text:p>
              </table:table-cell>
              <table:table-cell office:value-type="float" office:value="83.4616666666667">
                <text:p>83.4616666666667</text:p>
              </table:table-cell>
              <table:table-cell office:value-type="float" office:value="28.33">
                <text:p>28.33</text:p>
              </table:table-cell>
            </table:table-row>
            <table:table-row>
              <table:table-cell office:value-type="string">
                <text:p>2022-06-27 12:45:00</text:p>
              </table:table-cell>
              <table:table-cell office:value-type="float" office:value="83.3616666666667">
                <text:p>83.3616666666667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2022-06-27 12:50:00</text:p>
              </table:table-cell>
              <table:table-cell office:value-type="float" office:value="83.3">
                <text:p>83.3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2022-06-27 12:55:00</text:p>
              </table:table-cell>
              <table:table-cell office:value-type="float" office:value="83.2616666666667">
                <text:p>83.2616666666667</text:p>
              </table:table-cell>
              <table:table-cell office:value-type="float" office:value="28.335">
                <text:p>28.335</text:p>
              </table:table-cell>
            </table:table-row>
            <table:table-row>
              <table:table-cell office:value-type="string">
                <text:p>2022-06-27 13:00:00</text:p>
              </table:table-cell>
              <table:table-cell office:value-type="float" office:value="83.2">
                <text:p>83.2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2022-06-27 13:05:00</text:p>
              </table:table-cell>
              <table:table-cell office:value-type="float" office:value="83.1616666666666">
                <text:p>83.1616666666666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2022-06-27 13:10:00</text:p>
              </table:table-cell>
              <table:table-cell office:value-type="float" office:value="83.0616666666667">
                <text:p>83.0616666666667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2022-06-27 13:15:00</text:p>
              </table:table-cell>
              <table:table-cell office:value-type="float" office:value="83">
                <text:p>83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2022-06-27 13:20:00</text:p>
              </table:table-cell>
              <table:table-cell office:value-type="float" office:value="82.9616666666667">
                <text:p>82.9616666666667</text:p>
              </table:table-cell>
              <table:table-cell office:value-type="float" office:value="28.365">
                <text:p>28.365</text:p>
              </table:table-cell>
            </table:table-row>
            <table:table-row>
              <table:table-cell office:value-type="string">
                <text:p>2022-06-27 13:25:00</text:p>
              </table:table-cell>
              <table:table-cell office:value-type="float" office:value="82.8616666666667">
                <text:p>82.8616666666667</text:p>
              </table:table-cell>
              <table:table-cell office:value-type="float" office:value="28.27">
                <text:p>28.27</text:p>
              </table:table-cell>
            </table:table-row>
            <table:table-row>
              <table:table-cell office:value-type="string">
                <text:p>2022-06-27 13:30:00</text:p>
              </table:table-cell>
              <table:table-cell office:value-type="float" office:value="82.8">
                <text:p>82.8</text:p>
              </table:table-cell>
              <table:table-cell office:value-type="float" office:value="28.265">
                <text:p>28.265</text:p>
              </table:table-cell>
            </table:table-row>
            <table:table-row>
              <table:table-cell office:value-type="string">
                <text:p>2022-06-27 13:35:00</text:p>
              </table:table-cell>
              <table:table-cell office:value-type="float" office:value="82.8">
                <text:p>82.8</text:p>
              </table:table-cell>
              <table:table-cell office:value-type="float" office:value="28.365">
                <text:p>28.365</text:p>
              </table:table-cell>
            </table:table-row>
            <table:table-row>
              <table:table-cell office:value-type="string">
                <text:p>2022-06-27 13:40:00</text:p>
              </table:table-cell>
              <table:table-cell office:value-type="float" office:value="82.7616666666667">
                <text:p>82.7616666666667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2022-06-27 13:45:00</text:p>
              </table:table-cell>
              <table:table-cell office:value-type="float" office:value="82.6616666666667">
                <text:p>82.6616666666667</text:p>
              </table:table-cell>
              <table:table-cell office:value-type="float" office:value="28.335">
                <text:p>28.335</text:p>
              </table:table-cell>
            </table:table-row>
            <table:table-row>
              <table:table-cell office:value-type="string">
                <text:p>2022-06-27 13:50:00</text:p>
              </table:table-cell>
              <table:table-cell office:value-type="float" office:value="82.6">
                <text:p>82.6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2022-06-27 13:55:00</text:p>
              </table:table-cell>
              <table:table-cell office:value-type="float" office:value="82.6">
                <text:p>82.6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2022-06-27 14:00:00</text:p>
              </table:table-cell>
              <table:table-cell office:value-type="float" office:value="82.5616666666667">
                <text:p>82.5616666666667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2022-06-27 14:05:00</text:p>
              </table:table-cell>
              <table:table-cell office:value-type="float" office:value="82.5">
                <text:p>82.5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2022-06-27 14:10:00</text:p>
              </table:table-cell>
              <table:table-cell office:value-type="float" office:value="82.4233333333333">
                <text:p>82.4233333333333</text:p>
              </table:table-cell>
              <table:table-cell office:value-type="float" office:value="28.43">
                <text:p>28.43</text:p>
              </table:table-cell>
            </table:table-row>
            <table:table-row>
              <table:table-cell office:value-type="string">
                <text:p>2022-06-27 14:15:00</text:p>
              </table:table-cell>
              <table:table-cell office:value-type="float" office:value="82.2616666666667">
                <text:p>82.2616666666667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022-06-27 14:20:00</text:p>
              </table:table-cell>
              <table:table-cell office:value-type="float" office:value="82.2">
                <text:p>82.2</text:p>
              </table:table-cell>
              <table:table-cell office:value-type="float" office:value="28.435">
                <text:p>28.435</text:p>
              </table:table-cell>
            </table:table-row>
            <table:table-row>
              <table:table-cell office:value-type="string">
                <text:p>2022-06-27 14:25:00</text:p>
              </table:table-cell>
              <table:table-cell office:value-type="float" office:value="82.2">
                <text:p>82.2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2022-06-27 14:30:00</text:p>
              </table:table-cell>
              <table:table-cell office:value-type="float" office:value="82.1616666666666">
                <text:p>82.1616666666666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2022-06-27 14:35:00</text:p>
              </table:table-cell>
              <table:table-cell office:value-type="float" office:value="82.1">
                <text:p>82.1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2022-06-27 14:40:00</text:p>
              </table:table-cell>
              <table:table-cell office:value-type="float" office:value="82.1">
                <text:p>82.1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2022-06-27 14:45:00</text:p>
              </table:table-cell>
              <table:table-cell office:value-type="float" office:value="82.3683333333334">
                <text:p>82.3683333333334</text:p>
              </table:table-cell>
              <table:table-cell office:value-type="float" office:value="28.53">
                <text:p>28.53</text:p>
              </table:table-cell>
            </table:table-row>
            <table:table-row>
              <table:table-cell office:value-type="string">
                <text:p>2022-06-27 14:50:00</text:p>
              </table:table-cell>
              <table:table-cell office:value-type="float" office:value="83.4133333333333">
                <text:p>83.4133333333333</text:p>
              </table:table-cell>
              <table:table-cell office:value-type="float" office:value="28.535">
                <text:p>28.535</text:p>
              </table:table-cell>
            </table:table-row>
            <table:table-row>
              <table:table-cell office:value-type="string">
                <text:p>2022-06-27 14:55:00</text:p>
              </table:table-cell>
              <table:table-cell office:value-type="float" office:value="84.6683333333333">
                <text:p>84.6683333333333</text:p>
              </table:table-cell>
              <table:table-cell office:value-type="float" office:value="28.565">
                <text:p>28.565</text:p>
              </table:table-cell>
            </table:table-row>
            <table:table-row>
              <table:table-cell office:value-type="string">
                <text:p>2022-06-27 15:00:00</text:p>
              </table:table-cell>
              <table:table-cell office:value-type="float" office:value="84.985">
                <text:p>84.98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2022-06-27 15:05:00</text:p>
              </table:table-cell>
              <table:table-cell office:value-type="float" office:value="84.7616666666667">
                <text:p>84.7616666666667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2022-06-27 15:10:00</text:p>
              </table:table-cell>
              <table:table-cell office:value-type="float" office:value="84.6616666666666">
                <text:p>84.6616666666666</text:p>
              </table:table-cell>
              <table:table-cell office:value-type="float" office:value="28.535">
                <text:p>28.535</text:p>
              </table:table-cell>
            </table:table-row>
            <table:table-row>
              <table:table-cell office:value-type="string">
                <text:p>2022-06-27 15:15:00</text:p>
              </table:table-cell>
              <table:table-cell office:value-type="float" office:value="84.5616666666666">
                <text:p>84.5616666666666</text:p>
              </table:table-cell>
              <table:table-cell office:value-type="float" office:value="28.435">
                <text:p>28.435</text:p>
              </table:table-cell>
            </table:table-row>
            <table:table-row>
              <table:table-cell office:value-type="string">
                <text:p>2022-06-27 15:20:00</text:p>
              </table:table-cell>
              <table:table-cell office:value-type="float" office:value="84.4233333333333">
                <text:p>84.4233333333333</text:p>
              </table:table-cell>
              <table:table-cell office:value-type="float" office:value="28.465">
                <text:p>28.465</text:p>
              </table:table-cell>
            </table:table-row>
            <table:table-row>
              <table:table-cell office:value-type="string">
                <text:p>2022-06-27 15:25:00</text:p>
              </table:table-cell>
              <table:table-cell office:value-type="float" office:value="84.2616666666667">
                <text:p>84.2616666666667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022-06-27 15:30:00</text:p>
              </table:table-cell>
              <table:table-cell office:value-type="float" office:value="84.2">
                <text:p>84.2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022-06-27 15:35:00</text:p>
              </table:table-cell>
              <table:table-cell office:value-type="float" office:value="84.1616666666667">
                <text:p>84.1616666666667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022-06-27 15:40:00</text:p>
              </table:table-cell>
              <table:table-cell office:value-type="float" office:value="84.1">
                <text:p>84.1</text:p>
              </table:table-cell>
              <table:table-cell office:value-type="float" office:value="28.63">
                <text:p>28.63</text:p>
              </table:table-cell>
            </table:table-row>
            <table:table-row>
              <table:table-cell office:value-type="string">
                <text:p>2022-06-27 15:45:00</text:p>
              </table:table-cell>
              <table:table-cell office:value-type="float" office:value="84.0616666666667">
                <text:p>84.0616666666667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2022-06-27 15:50:00</text:p>
              </table:table-cell>
              <table:table-cell office:value-type="float" office:value="84">
                <text:p>84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2022-06-27 15:55:00</text:p>
              </table:table-cell>
              <table:table-cell office:value-type="float" office:value="83.96">
                <text:p>83.96</text:p>
              </table:table-cell>
              <table:table-cell office:value-type="float" office:value="28.57">
                <text:p>28.57</text:p>
              </table:table-cell>
            </table:table-row>
            <table:table-row>
              <table:table-cell office:value-type="string">
                <text:p>2022-06-27 16:00:00</text:p>
              </table:table-cell>
              <table:table-cell office:value-type="float" office:value="83.9">
                <text:p>83.9</text:p>
              </table:table-cell>
              <table:table-cell office:value-type="float" office:value="28.435">
                <text:p>28.435</text:p>
              </table:table-cell>
            </table:table-row>
            <table:table-row>
              <table:table-cell office:value-type="string">
                <text:p>2022-06-27 16:05:00</text:p>
              </table:table-cell>
              <table:table-cell office:value-type="float" office:value="83.86">
                <text:p>83.86</text:p>
              </table:table-cell>
              <table:table-cell office:value-type="float" office:value="28.53">
                <text:p>28.53</text:p>
              </table:table-cell>
            </table:table-row>
            <table:table-row>
              <table:table-cell office:value-type="string">
                <text:p>2022-06-27 16:10:00</text:p>
              </table:table-cell>
              <table:table-cell office:value-type="float" office:value="83.76">
                <text:p>83.76</text:p>
              </table:table-cell>
              <table:table-cell office:value-type="float" office:value="28.665">
                <text:p>28.665</text:p>
              </table:table-cell>
            </table:table-row>
            <table:table-row>
              <table:table-cell office:value-type="string">
                <text:p>2022-06-27 16:15:00</text:p>
              </table:table-cell>
              <table:table-cell office:value-type="float" office:value="83.7">
                <text:p>83.7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2022-06-27 16:20:00</text:p>
              </table:table-cell>
              <table:table-cell office:value-type="float" office:value="83.66">
                <text:p>83.66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2022-06-27 16:25:00</text:p>
              </table:table-cell>
              <table:table-cell office:value-type="float" office:value="83.56">
                <text:p>83.56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2022-06-27 16:30:00</text:p>
              </table:table-cell>
              <table:table-cell office:value-type="float" office:value="83.46">
                <text:p>83.46</text:p>
              </table:table-cell>
              <table:table-cell office:value-type="float" office:value="28.57">
                <text:p>28.57</text:p>
              </table:table-cell>
            </table:table-row>
            <table:table-row>
              <table:table-cell office:value-type="string">
                <text:p>2022-06-27 16:35:00</text:p>
              </table:table-cell>
              <table:table-cell office:value-type="float" office:value="83.36">
                <text:p>83.36</text:p>
              </table:table-cell>
              <table:table-cell office:value-type="float" office:value="28.435">
                <text:p>28.435</text:p>
              </table:table-cell>
            </table:table-row>
            <table:table-row>
              <table:table-cell office:value-type="string">
                <text:p>2022-06-27 16:40:00</text:p>
              </table:table-cell>
              <table:table-cell office:value-type="float" office:value="83.3">
                <text:p>83.3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2022-06-27 16:45:00</text:p>
              </table:table-cell>
              <table:table-cell office:value-type="float" office:value="83.26">
                <text:p>83.26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2022-06-27 16:50:00</text:p>
              </table:table-cell>
              <table:table-cell office:value-type="float" office:value="83.2">
                <text:p>83.2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2022-06-27 16:55:00</text:p>
              </table:table-cell>
              <table:table-cell office:value-type="float" office:value="83.16">
                <text:p>83.16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2022-06-27 17:00:00</text:p>
              </table:table-cell>
              <table:table-cell office:value-type="float" office:value="83.1">
                <text:p>83.1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2022-06-27 17:05:00</text:p>
              </table:table-cell>
              <table:table-cell office:value-type="float" office:value="83.06">
                <text:p>83.06</text:p>
              </table:table-cell>
              <table:table-cell office:value-type="float" office:value="28.14">
                <text:p>28.14</text:p>
              </table:table-cell>
            </table:table-row>
            <table:table-row>
              <table:table-cell office:value-type="string">
                <text:p>2022-06-27 17:10:00</text:p>
              </table:table-cell>
              <table:table-cell office:value-type="float" office:value="82.96">
                <text:p>82.96</text:p>
              </table:table-cell>
              <table:table-cell office:value-type="float" office:value="28.065">
                <text:p>28.065</text:p>
              </table:table-cell>
            </table:table-row>
            <table:table-row>
              <table:table-cell office:value-type="string">
                <text:p>2022-06-27 17:15:00</text:p>
              </table:table-cell>
              <table:table-cell office:value-type="float" office:value="82.86">
                <text:p>82.86</text:p>
              </table:table-cell>
              <table:table-cell office:value-type="float" office:value="28.295">
                <text:p>28.295</text:p>
              </table:table-cell>
            </table:table-row>
            <table:table-row>
              <table:table-cell office:value-type="string">
                <text:p>2022-06-27 17:20:00</text:p>
              </table:table-cell>
              <table:table-cell office:value-type="float" office:value="82.72">
                <text:p>82.72</text:p>
              </table:table-cell>
              <table:table-cell office:value-type="float" office:value="28.53">
                <text:p>28.53</text:p>
              </table:table-cell>
            </table:table-row>
            <table:table-row>
              <table:table-cell office:value-type="string">
                <text:p>2022-06-27 17:25:00</text:p>
              </table:table-cell>
              <table:table-cell office:value-type="float" office:value="82.52">
                <text:p>82.52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2022-06-27 17:30:00</text:p>
              </table:table-cell>
              <table:table-cell office:value-type="float" office:value="82.36">
                <text:p>82.36</text:p>
              </table:table-cell>
              <table:table-cell office:value-type="float" office:value="28.73">
                <text:p>28.73</text:p>
              </table:table-cell>
            </table:table-row>
            <table:table-row>
              <table:table-cell office:value-type="string">
                <text:p>2022-06-27 17:35:00</text:p>
              </table:table-cell>
              <table:table-cell office:value-type="float" office:value="82.26">
                <text:p>82.26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2022-06-27 17:40:00</text:p>
              </table:table-cell>
              <table:table-cell office:value-type="float" office:value="82.2">
                <text:p>82.2</text:p>
              </table:table-cell>
              <table:table-cell office:value-type="float" office:value="28.54">
                <text:p>28.54</text:p>
              </table:table-cell>
            </table:table-row>
            <table:table-row>
              <table:table-cell office:value-type="string">
                <text:p>2022-06-27 17:45:00</text:p>
              </table:table-cell>
              <table:table-cell office:value-type="float" office:value="82.16">
                <text:p>82.16</text:p>
              </table:table-cell>
              <table:table-cell office:value-type="float" office:value="28.595">
                <text:p>28.595</text:p>
              </table:table-cell>
            </table:table-row>
            <table:table-row>
              <table:table-cell office:value-type="string">
                <text:p>2022-06-27 17:50:00</text:p>
              </table:table-cell>
              <table:table-cell office:value-type="float" office:value="82.1">
                <text:p>82.1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2022-06-27 17:55:00</text:p>
              </table:table-cell>
              <table:table-cell office:value-type="float" office:value="82.06">
                <text:p>82.06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2022-06-27 18:00:00</text:p>
              </table:table-cell>
              <table:table-cell office:value-type="float" office:value="82.76">
                <text:p>82.76</text:p>
              </table:table-cell>
              <table:table-cell office:value-type="float" office:value="28.83">
                <text:p>28.83</text:p>
              </table:table-cell>
            </table:table-row>
            <table:table-row>
              <table:table-cell office:value-type="string">
                <text:p>2022-06-27 18:05:00</text:p>
              </table:table-cell>
              <table:table-cell office:value-type="float" office:value="84.42">
                <text:p>84.42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2022-06-27 18:10:00</text:p>
              </table:table-cell>
              <table:table-cell office:value-type="float" office:value="85.08">
                <text:p>85.08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2022-06-27 18:15:00</text:p>
              </table:table-cell>
              <table:table-cell office:value-type="float" office:value="84.86">
                <text:p>84.86</text:p>
              </table:table-cell>
              <table:table-cell office:value-type="float" office:value="28.835">
                <text:p>28.835</text:p>
              </table:table-cell>
            </table:table-row>
            <table:table-row>
              <table:table-cell office:value-type="string">
                <text:p>2022-06-27 18:20:00</text:p>
              </table:table-cell>
              <table:table-cell office:value-type="float" office:value="84.72">
                <text:p>84.72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2022-06-27 18:25:00</text:p>
              </table:table-cell>
              <table:table-cell office:value-type="float" office:value="84.48">
                <text:p>84.48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2022-06-27 18:30:00</text:p>
              </table:table-cell>
              <table:table-cell office:value-type="float" office:value="84.26">
                <text:p>84.26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2022-06-27 18:35:00</text:p>
              </table:table-cell>
              <table:table-cell office:value-type="float" office:value="84.2">
                <text:p>84.2</text:p>
              </table:table-cell>
              <table:table-cell office:value-type="float" office:value="28.865">
                <text:p>28.865</text:p>
              </table:table-cell>
            </table:table-row>
            <table:table-row>
              <table:table-cell office:value-type="string">
                <text:p>2022-06-27 18:40:00</text:p>
              </table:table-cell>
              <table:table-cell office:value-type="float" office:value="84.16">
                <text:p>84.16</text:p>
              </table:table-cell>
              <table:table-cell office:value-type="float" office:value="28.965">
                <text:p>28.965</text:p>
              </table:table-cell>
            </table:table-row>
            <table:table-row>
              <table:table-cell office:value-type="string">
                <text:p>2022-06-27 18:45:00</text:p>
              </table:table-cell>
              <table:table-cell office:value-type="float" office:value="84.06">
                <text:p>84.0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22-06-27 18:50:00</text:p>
              </table:table-cell>
              <table:table-cell office:value-type="float" office:value="83.96">
                <text:p>83.96</text:p>
              </table:table-cell>
              <table:table-cell office:value-type="float" office:value="28.87">
                <text:p>28.87</text:p>
              </table:table-cell>
            </table:table-row>
            <table:table-row>
              <table:table-cell office:value-type="string">
                <text:p>2022-06-27 18:55:00</text:p>
              </table:table-cell>
              <table:table-cell office:value-type="float" office:value="83.86">
                <text:p>83.86</text:p>
              </table:table-cell>
              <table:table-cell office:value-type="float" office:value="28.865">
                <text:p>28.865</text:p>
              </table:table-cell>
            </table:table-row>
            <table:table-row>
              <table:table-cell office:value-type="string">
                <text:p>2022-06-27 19:00:00</text:p>
              </table:table-cell>
              <table:table-cell office:value-type="float" office:value="83">
                <text:p>83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2022-06-27 19:05:00</text:p>
              </table:table-cell>
              <table:table-cell office:value-type="float" office:value="82.12">
                <text:p>82.12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2022-06-27 19:10:00</text:p>
              </table:table-cell>
              <table:table-cell office:value-type="float" office:value="82.88">
                <text:p>82.88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2022-06-27 19:15:00</text:p>
              </table:table-cell>
              <table:table-cell office:value-type="float" office:value="83.38">
                <text:p>83.38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2022-06-27 19:20:00</text:p>
              </table:table-cell>
              <table:table-cell office:value-type="float" office:value="83.82">
                <text:p>83.82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2022-06-27 19:25:00</text:p>
              </table:table-cell>
              <table:table-cell office:value-type="float" office:value="84.54">
                <text:p>84.54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2022-06-27 19:30:00</text:p>
              </table:table-cell>
              <table:table-cell office:value-type="float" office:value="84.86">
                <text:p>84.86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2022-06-27 19:35:00</text:p>
              </table:table-cell>
              <table:table-cell office:value-type="float" office:value="84.64">
                <text:p>84.64</text:p>
              </table:table-cell>
              <table:table-cell office:value-type="float" office:value="28.835">
                <text:p>28.835</text:p>
              </table:table-cell>
            </table:table-row>
            <table:table-row>
              <table:table-cell office:value-type="string">
                <text:p>2022-06-27 19:40:00</text:p>
              </table:table-cell>
              <table:table-cell office:value-type="float" office:value="84.28">
                <text:p>84.28</text:p>
              </table:table-cell>
              <table:table-cell office:value-type="float" office:value="28.67">
                <text:p>28.67</text:p>
              </table:table-cell>
            </table:table-row>
            <table:table-row>
              <table:table-cell office:value-type="string">
                <text:p>2022-06-27 19:45:00</text:p>
              </table:table-cell>
              <table:table-cell office:value-type="float" office:value="84.02">
                <text:p>84.02</text:p>
              </table:table-cell>
              <table:table-cell office:value-type="float" office:value="28.73">
                <text:p>28.73</text:p>
              </table:table-cell>
            </table:table-row>
            <table:table-row>
              <table:table-cell office:value-type="string">
                <text:p>2022-06-27 19:50:00</text:p>
              </table:table-cell>
              <table:table-cell office:value-type="float" office:value="83.78">
                <text:p>83.78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2022-06-27 19:55:00</text:p>
              </table:table-cell>
              <table:table-cell office:value-type="float" office:value="83.48">
                <text:p>83.48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2022-06-27 20:00:00</text:p>
              </table:table-cell>
              <table:table-cell office:value-type="float" office:value="83.22">
                <text:p>83.22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2022-06-27 20:05:00</text:p>
              </table:table-cell>
              <table:table-cell office:value-type="float" office:value="82.98">
                <text:p>82.98</text:p>
              </table:table-cell>
              <table:table-cell office:value-type="float" office:value="28.865">
                <text:p>28.865</text:p>
              </table:table-cell>
            </table:table-row>
            <table:table-row>
              <table:table-cell office:value-type="string">
                <text:p>2022-06-27 20:10:00</text:p>
              </table:table-cell>
              <table:table-cell office:value-type="float" office:value="82.76">
                <text:p>82.76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2022-06-27 20:15:00</text:p>
              </table:table-cell>
              <table:table-cell office:value-type="float" office:value="82.66">
                <text:p>82.66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2022-06-27 20:20:00</text:p>
              </table:table-cell>
              <table:table-cell office:value-type="float" office:value="82.44">
                <text:p>82.44</text:p>
              </table:table-cell>
              <table:table-cell office:value-type="float" office:value="28.705">
                <text:p>28.7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